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38cm"/>
    </style:style>
    <style:style style:name="co2" style:family="table-column">
      <style:table-column-properties fo:break-before="auto" style:column-width="1.455cm"/>
    </style:style>
    <style:style style:name="co3" style:family="table-column">
      <style:table-column-properties fo:break-before="auto" style:column-width="0.882cm"/>
    </style:style>
    <style:style style:name="co4" style:family="table-column">
      <style:table-column-properties fo:break-before="auto" style:column-width="5.218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2.877cm"/>
    </style:style>
    <style:style style:name="co7" style:family="table-column">
      <style:table-column-properties fo:break-before="auto" style:column-width="3.478cm"/>
    </style:style>
    <style:style style:name="co8" style:family="table-column">
      <style:table-column-properties fo:break-before="auto" style:column-width="3.288cm"/>
    </style:style>
    <style:style style:name="co9" style:family="table-column">
      <style:table-column-properties fo:break-before="auto" style:column-width="1.679cm"/>
    </style:style>
    <style:style style:name="co10" style:family="table-column">
      <style:table-column-properties fo:break-before="auto" style:column-width="1.533cm"/>
    </style:style>
    <style:style style:name="co11" style:family="table-column">
      <style:table-column-properties fo:break-before="auto" style:column-width="1.473cm"/>
    </style:style>
    <style:style style:name="co12" style:family="table-column">
      <style:table-column-properties fo:break-before="auto" style:column-width="1.238cm"/>
    </style:style>
    <style:style style:name="co13" style:family="table-column">
      <style:table-column-properties fo:break-before="auto" style:column-width="1.208cm"/>
    </style:style>
    <style:style style:name="co14" style:family="table-column">
      <style:table-column-properties fo:break-before="auto" style:column-width="1.326cm"/>
    </style:style>
    <style:style style:name="co15" style:family="table-column">
      <style:table-column-properties fo:break-before="auto" style:column-width="1.296cm"/>
    </style:style>
    <style:style style:name="co16" style:family="table-column">
      <style:table-column-properties fo:break-before="auto" style:column-width="1.385cm"/>
    </style:style>
    <style:style style:name="co17" style:family="table-column">
      <style:table-column-properties fo:break-before="auto" style:column-width="1.415cm"/>
    </style:style>
    <style:style style:name="co18" style:family="table-column">
      <style:table-column-properties fo:break-before="auto" style:column-width="2.092cm"/>
    </style:style>
    <style:style style:name="co19" style:family="table-column">
      <style:table-column-properties fo:break-before="auto" style:column-width="2.03cm"/>
    </style:style>
    <style:style style:name="co20" style:family="table-column">
      <style:table-column-properties fo:break-before="auto" style:column-width="1.647cm"/>
    </style:style>
    <style:style style:name="co21" style:family="table-column">
      <style:table-column-properties fo:break-before="auto" style:column-width="1.565cm"/>
    </style:style>
    <style:style style:name="co22" style:family="table-column">
      <style:table-column-properties fo:break-before="auto" style:column-width="2.057cm"/>
    </style:style>
    <style:style style:name="co23" style:family="table-column">
      <style:table-column-properties fo:break-before="auto" style:column-width="0.69cm"/>
    </style:style>
    <style:style style:name="co24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00">
      <style:text-properties fo:font-weight="bold" style:font-weight-asian="bold" style:font-weight-complex="bold"/>
    </style:style>
    <style:style style:name="ce4" style:family="table-cell" style:parent-style-name="Default" style:data-style-name="N10000"/>
    <style:style style:name="ce5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100"/>
    <style:style style:name="ce7" style:family="table-cell" style:parent-style-name="Default" style:data-style-name="N10000">
      <style:text-properties fo:language="en" fo:country="US" style:language-asian="en" style:country-asian="US" style:font-size-complex="5.65000009536743pt" style:language-complex="en" style:country-complex="US"/>
    </style:style>
    <style:style style:name="ce8" style:family="table-cell" style:parent-style-name="Default" style:data-style-name="N100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ce4"/>
        <table:table-column table:style-name="co9" table:number-columns-repeated="3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column table:style-name="co20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" table:number-columns-repeated="4" table:default-cell-style-name="Default"/>
        <table:table-column table:style-name="co23" table:number-columns-repeated="2" table:default-cell-style-name="Default"/>
        <table:table-column table:style-name="co24" table:number-columns-repeated="971" table:default-cell-style-name="Default"/>
        <table:table-row table:style-name="ro1">
          <table:table-cell office:value-type="string">
            <text:p>geofix</text:p>
          </table:table-cell>
          <table:table-cell table:style-name="ce1" office:value-type="string">
            <text:p>DBMSNR</text:p>
          </table:table-cell>
          <table:table-cell table:style-name="ce1" office:value-type="string">
            <text:p>HZBNR</text:p>
          </table:table-cell>
          <table:table-cell table:style-name="ce1" office:value-type="string">
            <text:p>A</text:p>
          </table:table-cell>
          <table:table-cell table:style-name="ce1" office:value-type="string">
            <text:p>MESSSTELLE</text:p>
          </table:table-cell>
          <table:table-cell table:style-name="ce1" office:value-type="string">
            <text:p>GEWASSER</text:p>
          </table:table-cell>
          <table:table-cell table:style-name="ce1" office:value-type="string">
            <text:p>HD</text:p>
          </table:table-cell>
          <table:table-cell table:style-name="ce1" office:value-type="string">
            <text:p>bezirk</text:p>
          </table:table-cell>
          <table:table-cell table:style-name="ce3" office:value-type="string">
            <text:p>lat</text:p>
          </table:table-cell>
          <table:table-cell table:style-name="ce3" office:value-type="string">
            <text:p>lng</text:p>
          </table:table-cell>
          <table:table-cell table:style-name="ce3" table:number-columns-repeated="3"/>
          <table:table-cell table:style-name="ce1" office:value-type="string">
            <text:p>MJNQ</text:p>
          </table:table-cell>
          <table:table-cell table:style-name="ce1" office:value-type="string">
            <text:p>MQ</text:p>
          </table:table-cell>
          <table:table-cell table:style-name="ce1" office:value-type="string">
            <text:p>HQ1</text:p>
          </table:table-cell>
          <table:table-cell table:style-name="ce1" office:value-type="string">
            <text:p>HQ2</text:p>
          </table:table-cell>
          <table:table-cell table:style-name="ce1" office:value-type="string">
            <text:p>HQ5</text:p>
          </table:table-cell>
          <table:table-cell table:style-name="ce1" office:value-type="string">
            <text:p>HQ10</text:p>
          </table:table-cell>
          <table:table-cell table:style-name="ce1" office:value-type="string">
            <text:p>HQ30</text:p>
          </table:table-cell>
          <table:table-cell table:style-name="ce1" office:value-type="string">
            <text:p>HQ100</text:p>
          </table:table-cell>
          <table:table-cell table:style-name="ce1" office:value-type="string">
            <text:p>RHHQ</text:p>
          </table:table-cell>
          <table:table-cell table:style-name="ce1" office:value-type="string">
            <text:p>INTERNET</text:p>
          </table:table-cell>
          <table:table-cell table:style-name="ce1" office:value-type="string">
            <text:p>X_COORD</text:p>
          </table:table-cell>
          <table:table-cell table:style-name="ce1" office:value-type="string">
            <text:p>Y_COORD</text:p>
          </table:table-cell>
          <table:table-cell table:style-name="ce1" office:value-type="string">
            <text:p>GGBR</text:p>
          </table:table-cell>
          <table:table-cell table:style-name="ce8" office:value-type="string">
            <text:p>GGLG</text:p>
          </table:table-cell>
          <table:table-cell table:style-name="ce1" office:value-type="string">
            <text:p>YHKKO</text:p>
          </table:table-cell>
          <table:table-cell table:style-name="ce1" office:value-type="string">
            <text:p>XRKKO</text:p>
          </table:table-cell>
          <table:table-cell table:style-name="ce1" office:value-type="string">
            <text:p>XHKO</text:p>
          </table:table-cell>
          <table:table-cell table:style-name="ce1" office:value-type="string">
            <text:p>YRKO</text:p>
          </table:table-cell>
          <table:table-cell table:style-name="ce1" office:value-type="string">
            <text:p>BMNR</text:p>
          </table:table-cell>
          <table:table-cell table:style-name="ce1" office:value-type="string">
            <text:p>BMNH</text:p>
          </table:table-cell>
          <table:table-cell table:style-name="ce1" office:value-type="string">
            <text:p>MERIDIAN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table:number-columns-repeated="971"/>
        </table:table-row>
        <table:table-row table:style-name="ro1">
          <table:table-cell office:value-type="string">
            <text:p>x</text:p>
          </table:table-cell>
          <table:table-cell office:value-type="float" office:value="2002418">
            <text:p>2002418</text:p>
          </table:table-cell>
          <table:table-cell table:style-name="ce2" office:value-type="string">
            <text:p>213694</text:p>
          </table:table-cell>
          <table:table-cell office:value-type="float" office:value="38">
            <text:p>38</text:p>
          </table:table-cell>
          <table:table-cell office:value-type="string">
            <text:p>Gmünd - Lieser mit Malta</text:p>
          </table:table-cell>
          <table:table-cell office:value-type="string">
            <text:p>Lieser</text:p>
          </table:table-cell>
          <table:table-cell office:value-type="string">
            <text:p>AHP</text:p>
          </table:table-cell>
          <table:table-cell/>
          <table:table-cell office:value-type="float" office:value="46.907532">
            <text:p>46.907532</text:p>
          </table:table-cell>
          <table:table-cell office:value-type="float" office:value="13.541422">
            <text:p>13.541422</text:p>
          </table:table-cell>
          <table:table-cell table:number-columns-repeated="3"/>
          <table:table-cell table:style-name="ce2" office:value-type="string">
            <text:p>2.3</text:p>
          </table:table-cell>
          <table:table-cell table:style-name="ce2" office:value-type="string">
            <text:p>10.8</text:p>
          </table:table-cell>
          <table:table-cell table:style-name="ce2" office:value-type="string">
            <text:p>105.0</text:p>
          </table:table-cell>
          <table:table-cell/>
          <table:table-cell table:style-name="ce2" office:value-type="string">
            <text:p>200.0</text:p>
          </table:table-cell>
          <table:table-cell table:style-name="ce2" office:value-type="string">
            <text:p>250.0</text:p>
          </table:table-cell>
          <table:table-cell table:style-name="ce2" office:value-type="string">
            <text:p>330.0</text:p>
          </table:table-cell>
          <table:table-cell table:style-name="ce2" office:value-type="string">
            <text:p>430.0</text:p>
          </table:table-cell>
          <table:table-cell table:style-name="ce2" office:value-type="string">
            <text:p>860.0</text:p>
          </table:table-cell>
          <table:table-cell office:value-type="string">
            <text:p>http://info.ktn.gv.at/asp/hydro/daten/QP_GmuendLiesermitMalta.gif</text:p>
          </table:table-cell>
          <table:table-cell office:value-type="float" office:value="415001">
            <text:p>415001</text:p>
          </table:table-cell>
          <table:table-cell office:value-type="float" office:value="333476">
            <text:p>33347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33476">
            <text:p>333476</text:p>
          </table:table-cell>
          <table:table-cell office:value-type="float" office:value="415001">
            <text:p>415001</text:p>
          </table:table-cell>
          <table:table-cell table:number-columns-repeated="982"/>
        </table:table-row>
        <table:table-row table:style-name="ro1">
          <table:table-cell office:value-type="string">
            <text:p>x</text:p>
          </table:table-cell>
          <table:table-cell office:value-type="float" office:value="2002432">
            <text:p>2002432</text:p>
          </table:table-cell>
          <table:table-cell/>
          <table:table-cell office:value-type="float" office:value="39">
            <text:p>39</text:p>
          </table:table-cell>
          <table:table-cell office:value-type="string">
            <text:p>Villach Tschinowitsch AHP</text:p>
          </table:table-cell>
          <table:table-cell office:value-type="string">
            <text:p>Gail</text:p>
          </table:table-cell>
          <table:table-cell office:value-type="string">
            <text:p>AHP</text:p>
          </table:table-cell>
          <table:table-cell/>
          <table:table-cell office:value-type="float" office:value="46.591782">
            <text:p>46.591782</text:p>
          </table:table-cell>
          <table:table-cell office:value-type="float" office:value="13.857536">
            <text:p>13.857536</text:p>
          </table:table-cell>
          <table:table-cell table:number-columns-repeated="3"/>
          <table:table-cell table:style-name="ce2" office:value-type="string">
            <text:p>12</text:p>
          </table:table-cell>
          <table:table-cell table:style-name="ce2" office:value-type="string">
            <text:p>47</text:p>
          </table:table-cell>
          <table:table-cell table:style-name="ce2" office:value-type="string">
            <text:p>350</text:p>
          </table:table-cell>
          <table:table-cell/>
          <table:table-cell table:style-name="ce2" office:value-type="string">
            <text:p>555</text:p>
          </table:table-cell>
          <table:table-cell table:style-name="ce2" office:value-type="string">
            <text:p>655</text:p>
          </table:table-cell>
          <table:table-cell table:style-name="ce2" office:value-type="string">
            <text:p>820</text:p>
          </table:table-cell>
          <table:table-cell table:style-name="ce2" office:value-type="string">
            <text:p>1000</text:p>
          </table:table-cell>
          <table:table-cell table:style-name="ce2" office:value-type="string">
            <text:p>1800</text:p>
          </table:table-cell>
          <table:table-cell office:value-type="string">
            <text:p>http://info.ktn.gv.at/asp/hydro/daten/QP_Tschinowitsch.gif</text:p>
          </table:table-cell>
          <table:table-cell office:value-type="float" office:value="440197">
            <text:p>440197</text:p>
          </table:table-cell>
          <table:table-cell office:value-type="float" office:value="299462">
            <text:p>29946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99462">
            <text:p>299462</text:p>
          </table:table-cell>
          <table:table-cell office:value-type="float" office:value="440197">
            <text:p>440197</text:p>
          </table:table-cell>
          <table:table-cell table:number-columns-repeated="982"/>
        </table:table-row>
        <table:table-row table:style-name="ro1">
          <table:table-cell office:value-type="string">
            <text:p>x</text:p>
          </table:table-cell>
          <table:table-cell office:value-type="float" office:value="3003041">
            <text:p>3003041</text:p>
          </table:table-cell>
          <table:table-cell table:style-name="ce2" office:value-type="string">
            <text:p>208769</text:p>
          </table:table-cell>
          <table:table-cell office:value-type="float" office:value="76">
            <text:p>76</text:p>
          </table:table-cell>
          <table:table-cell office:value-type="string">
            <text:p>Wolkersdorf</text:p>
          </table:table-cell>
          <table:table-cell office:value-type="string">
            <text:p>Russbach</text:p>
          </table:table-cell>
          <table:table-cell office:value-type="string">
            <text:p>Niederösterreich</text:p>
          </table:table-cell>
          <table:table-cell/>
          <table:table-cell office:value-type="float" office:value="48.382022">
            <text:p>48.382022</text:p>
          </table:table-cell>
          <table:table-cell office:value-type="float" office:value="16.496658">
            <text:p>16.496658</text:p>
          </table:table-cell>
          <table:table-cell table:number-columns-repeated="3"/>
          <table:table-cell table:style-name="ce2" office:value-type="string">
            <text:p>0.07</text:p>
          </table:table-cell>
          <table:table-cell table:style-name="ce2" office:value-type="string">
            <text:p>0.22</text:p>
          </table:table-cell>
          <table:table-cell table:style-name="ce2" office:value-type="string">
            <text:p>5</text:p>
          </table:table-cell>
          <table:table-cell/>
          <table:table-cell table:style-name="ce2" office:value-type="string">
            <text:p>9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17</text:p>
          </table:table-cell>
          <table:table-cell table:style-name="ce2" office:value-type="string">
            <text:p>23</text:p>
          </table:table-cell>
          <table:table-cell/>
          <table:table-cell office:value-type="string">
            <text:p>http://www.noel.gv.at/Externeseiten/wasserstand/wiskiwebpublic/stat_869512.htm</text:p>
          </table:table-cell>
          <table:table-cell office:value-type="float" office:value="635862">
            <text:p>635862</text:p>
          </table:table-cell>
          <table:table-cell office:value-type="float" office:value="502703">
            <text:p>5027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2703">
            <text:p>502703</text:p>
          </table:table-cell>
          <table:table-cell office:value-type="float" office:value="635862">
            <text:p>635862</text:p>
          </table:table-cell>
          <table:table-cell table:number-columns-repeated="2"/>
          <table:table-cell office:value-type="float" office:value="762745">
            <text:p>762745</text:p>
          </table:table-cell>
          <table:table-cell office:value-type="float" office:value="361552">
            <text:p>361552</text:p>
          </table:table-cell>
          <table:table-cell office:value-type="float" office:value="34">
            <text:p>34</text:p>
          </table:table-cell>
          <table:table-cell table:number-columns-repeated="977"/>
        </table:table-row>
        <table:table-row table:style-name="ro1">
          <table:table-cell office:value-type="string">
            <text:p>x</text:p>
          </table:table-cell>
          <table:table-cell office:value-type="float" office:value="3003047">
            <text:p>3003047</text:p>
          </table:table-cell>
          <table:table-cell table:style-name="ce2" office:value-type="string">
            <text:p>208777</text:p>
          </table:table-cell>
          <table:table-cell office:value-type="float" office:value="77">
            <text:p>77</text:p>
          </table:table-cell>
          <table:table-cell office:value-type="string">
            <text:p>Herzogenburg</text:p>
          </table:table-cell>
          <table:table-cell office:value-type="string">
            <text:p>Traisen</text:p>
          </table:table-cell>
          <table:table-cell office:value-type="string">
            <text:p>Niederösterreich</text:p>
          </table:table-cell>
          <table:table-cell/>
          <table:table-cell office:value-type="float" office:value="48.284135">
            <text:p>48.284135</text:p>
          </table:table-cell>
          <table:table-cell office:value-type="float" office:value="15.702724">
            <text:p>15.702724</text:p>
          </table:table-cell>
          <table:table-cell table:number-columns-repeated="3"/>
          <table:table-cell table:style-name="ce2" office:value-type="string">
            <text:p>1.20</text:p>
          </table:table-cell>
          <table:table-cell table:style-name="ce2" office:value-type="string">
            <text:p>4.00</text:p>
          </table:table-cell>
          <table:table-cell table:style-name="ce2" office:value-type="string">
            <text:p>115</text:p>
          </table:table-cell>
          <table:table-cell table:style-name="ce2" office:value-type="string">
            <text:p>190</text:p>
          </table:table-cell>
          <table:table-cell table:style-name="ce2" office:value-type="string">
            <text:p>285</text:p>
          </table:table-cell>
          <table:table-cell table:style-name="ce2" office:value-type="string">
            <text:p>400</text:p>
          </table:table-cell>
          <table:table-cell table:style-name="ce2" office:value-type="string">
            <text:p>570</text:p>
          </table:table-cell>
          <table:table-cell table:style-name="ce2" office:value-type="string">
            <text:p>765</text:p>
          </table:table-cell>
          <table:table-cell/>
          <table:table-cell office:value-type="string">
            <text:p>http://www.noel.gv.at/Externeseiten/wasserstand/wiskiwebpublic/stat_5980185.htm</text:p>
          </table:table-cell>
          <table:table-cell office:value-type="float" office:value="575883">
            <text:p>575883</text:p>
          </table:table-cell>
          <table:table-cell office:value-type="float" office:value="489776">
            <text:p>48977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9776">
            <text:p>489776</text:p>
          </table:table-cell>
          <table:table-cell office:value-type="float" office:value="575883">
            <text:p>575883</text:p>
          </table:table-cell>
          <table:table-cell table:number-columns-repeated="982"/>
        </table:table-row>
        <table:table-row table:style-name="ro1">
          <table:table-cell office:value-type="string">
            <text:p>x</text:p>
          </table:table-cell>
          <table:table-cell office:value-type="float" office:value="3003048">
            <text:p>3003048</text:p>
          </table:table-cell>
          <table:table-cell table:style-name="ce2" office:value-type="string">
            <text:p>208793</text:p>
          </table:table-cell>
          <table:table-cell office:value-type="float" office:value="78">
            <text:p>78</text:p>
          </table:table-cell>
          <table:table-cell office:value-type="string">
            <text:p>Ramsau</text:p>
          </table:table-cell>
          <table:table-cell office:value-type="string">
            <text:p>Ramsaubach</text:p>
          </table:table-cell>
          <table:table-cell office:value-type="string">
            <text:p>Niederösterreich</text:p>
          </table:table-cell>
          <table:table-cell/>
          <table:table-cell office:value-type="float" office:value="48.002701">
            <text:p>48.002701</text:p>
          </table:table-cell>
          <table:table-cell office:value-type="float" office:value="15.80276">
            <text:p>15.80276</text:p>
          </table:table-cell>
          <table:table-cell table:number-columns-repeated="3"/>
          <table:table-cell table:style-name="ce2" office:value-type="string">
            <text:p>0.25</text:p>
          </table:table-cell>
          <table:table-cell table:style-name="ce2" office:value-type="string">
            <text:p>0.78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17</text:p>
          </table:table-cell>
          <table:table-cell table:style-name="ce2" office:value-type="string">
            <text:p>24</text:p>
          </table:table-cell>
          <table:table-cell table:style-name="ce2" office:value-type="string">
            <text:p>31</text:p>
          </table:table-cell>
          <table:table-cell table:style-name="ce2" office:value-type="string">
            <text:p>44</text:p>
          </table:table-cell>
          <table:table-cell table:style-name="ce2" office:value-type="string">
            <text:p>60</text:p>
          </table:table-cell>
          <table:table-cell/>
          <table:table-cell office:value-type="string">
            <text:p>http://www.noel.gv.at/Externeseiten/wasserstand/wiskiwebpublic/stat_5962555.htm</text:p>
          </table:table-cell>
          <table:table-cell office:value-type="float" office:value="584577">
            <text:p>584577</text:p>
          </table:table-cell>
          <table:table-cell office:value-type="float" office:value="458848">
            <text:p>45884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8848">
            <text:p>458848</text:p>
          </table:table-cell>
          <table:table-cell office:value-type="float" office:value="584577">
            <text:p>584577</text:p>
          </table:table-cell>
          <table:table-cell table:number-columns-repeated="982"/>
        </table:table-row>
        <table:table-row table:style-name="ro1">
          <table:table-cell office:value-type="string">
            <text:p>x</text:p>
          </table:table-cell>
          <table:table-cell office:value-type="float" office:value="3003049">
            <text:p>3003049</text:p>
          </table:table-cell>
          <table:table-cell table:style-name="ce2" office:value-type="string">
            <text:p>208868</text:p>
          </table:table-cell>
          <table:table-cell office:value-type="float" office:value="87">
            <text:p>87</text:p>
          </table:table-cell>
          <table:table-cell office:value-type="string">
            <text:p>Hohenberg (Süd)</text:p>
          </table:table-cell>
          <table:table-cell office:value-type="string">
            <text:p>Traisen</text:p>
          </table:table-cell>
          <table:table-cell office:value-type="string">
            <text:p>Niederösterreich</text:p>
          </table:table-cell>
          <table:table-cell/>
          <table:table-cell office:value-type="float" office:value="47.920455">
            <text:p>47.920455</text:p>
          </table:table-cell>
          <table:table-cell office:value-type="float" office:value="15.615606">
            <text:p>15.615606</text:p>
          </table:table-cell>
          <table:table-cell table:number-columns-repeated="3"/>
          <table:table-cell table:style-name="ce2" office:value-type="string">
            <text:p>0.80</text:p>
          </table:table-cell>
          <table:table-cell table:style-name="ce2" office:value-type="string">
            <text:p>2.60</text:p>
          </table:table-cell>
          <table:table-cell table:style-name="ce2" office:value-type="string">
            <text:p>17</text:p>
          </table:table-cell>
          <table:table-cell table:style-name="ce2" office:value-type="string">
            <text:p>22</text:p>
          </table:table-cell>
          <table:table-cell table:style-name="ce2" office:value-type="string">
            <text:p>33</text:p>
          </table:table-cell>
          <table:table-cell table:style-name="ce2" office:value-type="string">
            <text:p>43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81</text:p>
          </table:table-cell>
          <table:table-cell/>
          <table:table-cell office:value-type="string">
            <text:p>http://www.noel.gv.at/Externeseiten/wasserstand/wiskiwebpublic/stat_5978297.htm</text:p>
          </table:table-cell>
          <table:table-cell office:value-type="float" office:value="570988">
            <text:p>570988</text:p>
          </table:table-cell>
          <table:table-cell office:value-type="float" office:value="447312">
            <text:p>44731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7312">
            <text:p>447312</text:p>
          </table:table-cell>
          <table:table-cell office:value-type="float" office:value="570988">
            <text:p>570988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x</text:p>
          </table:table-cell>
          <table:table-cell office:value-type="float" office:value="1001001">
            <text:p>1001001</text:p>
          </table:table-cell>
          <table:table-cell table:style-name="ce2" office:value-type="string">
            <text:p>210013</text:p>
          </table:table-cell>
          <table:table-cell office:value-type="float" office:value="229">
            <text:p>229</text:p>
          </table:table-cell>
          <table:table-cell office:value-type="string">
            <text:p>Nickelsdorf</text:p>
          </table:table-cell>
          <table:table-cell office:value-type="string">
            <text:p>Leitha</text:p>
          </table:table-cell>
          <table:table-cell office:value-type="string">
            <text:p>Burgenland</text:p>
          </table:table-cell>
          <table:table-cell/>
          <table:table-cell office:value-type="float" office:value="47.949696">
            <text:p>47.949696</text:p>
          </table:table-cell>
          <table:table-cell table:style-name="ce5" office:value-type="string">
            <text:p>17.082539</text:p>
          </table:table-cell>
          <table:table-cell table:number-columns-repeated="13"/>
          <table:table-cell office:value-type="float" office:value="680586">
            <text:p>680586</text:p>
          </table:table-cell>
          <table:table-cell office:value-type="float" office:value="456344">
            <text:p>45634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6371">
            <text:p>456371</text:p>
          </table:table-cell>
          <table:table-cell office:value-type="float" office:value="680579">
            <text:p>680579</text:p>
          </table:table-cell>
          <table:table-cell office:value-type="float" office:value="55">
            <text:p>55</text:p>
          </table:table-cell>
          <table:table-cell office:value-type="float" office:value="5312177">
            <text:p>5312177</text:p>
          </table:table-cell>
          <table:table-cell office:value-type="float" office:value="56693">
            <text:p>56693</text:p>
          </table:table-cell>
          <table:table-cell office:value-type="float" office:value="806693">
            <text:p>806693</text:p>
          </table:table-cell>
          <table:table-cell office:value-type="float" office:value="312177">
            <text:p>312177</text:p>
          </table:table-cell>
          <table:table-cell office:value-type="float" office:value="34">
            <text:p>34</text:p>
          </table:table-cell>
          <table:table-cell table:number-columns-repeated="976"/>
        </table:table-row>
        <table:table-row table:style-name="ro1">
          <table:table-cell office:value-type="string">
            <text:p>x</text:p>
          </table:table-cell>
          <table:table-cell office:value-type="float" office:value="1001009">
            <text:p>1001009</text:p>
          </table:table-cell>
          <table:table-cell table:style-name="ce2" office:value-type="string">
            <text:p>210096</text:p>
          </table:table-cell>
          <table:table-cell office:value-type="float" office:value="230">
            <text:p>230</text:p>
          </table:table-cell>
          <table:table-cell office:value-type="string">
            <text:p>Schützen am Gebirge</text:p>
          </table:table-cell>
          <table:table-cell office:value-type="string">
            <text:p>Wulka</text:p>
          </table:table-cell>
          <table:table-cell office:value-type="string">
            <text:p>Burgenland</text:p>
          </table:table-cell>
          <table:table-cell/>
          <table:table-cell office:value-type="float" office:value="47.845999">
            <text:p>47.845999</text:p>
          </table:table-cell>
          <table:table-cell office:value-type="float" office:value="16.625319">
            <text:p>16.625319</text:p>
          </table:table-cell>
          <table:table-cell table:number-columns-repeated="13"/>
          <table:table-cell office:value-type="float" office:value="647181">
            <text:p>647181</text:p>
          </table:table-cell>
          <table:table-cell office:value-type="float" office:value="444451">
            <text:p>4444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4451">
            <text:p>444451</text:p>
          </table:table-cell>
          <table:table-cell office:value-type="float" office:value="1">
            <text:p>1</text:p>
          </table:table-cell>
          <table:table-cell office:value-type="float" office:value="647181">
            <text:p>647181</text:p>
          </table:table-cell>
          <table:table-cell office:value-type="float" office:value="2">
            <text:p>2</text:p>
          </table:table-cell>
          <table:table-cell office:value-type="float" office:value="5301550">
            <text:p>5301550</text:p>
          </table:table-cell>
          <table:table-cell office:value-type="float" office:value="22850">
            <text:p>22850</text:p>
          </table:table-cell>
          <table:table-cell office:value-type="float" office:value="772850">
            <text:p>772850</text:p>
          </table:table-cell>
          <table:table-cell office:value-type="float" office:value="301550">
            <text:p>301550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1003">
            <text:p>1001003</text:p>
          </table:table-cell>
          <table:table-cell table:style-name="ce2" office:value-type="string">
            <text:p>210039</text:p>
          </table:table-cell>
          <table:table-cell office:value-type="float" office:value="231">
            <text:p>231</text:p>
          </table:table-cell>
          <table:table-cell office:value-type="string">
            <text:p>Piringsdorf</text:p>
          </table:table-cell>
          <table:table-cell office:value-type="string">
            <text:p>Rabnitz</text:p>
          </table:table-cell>
          <table:table-cell office:value-type="string">
            <text:p>Burgenland</text:p>
          </table:table-cell>
          <table:table-cell/>
          <table:table-cell office:value-type="float" office:value="47.447536">
            <text:p>47.447536</text:p>
          </table:table-cell>
          <table:table-cell office:value-type="float" office:value="16.419411">
            <text:p>16.419411</text:p>
          </table:table-cell>
          <table:table-cell table:number-columns-repeated="13"/>
          <table:table-cell office:value-type="float" office:value="632579">
            <text:p>632579</text:p>
          </table:table-cell>
          <table:table-cell office:value-type="float" office:value="399019">
            <text:p>39901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99082">
            <text:p>399082</text:p>
          </table:table-cell>
          <table:table-cell office:value-type="float" office:value="33">
            <text:p>33</text:p>
          </table:table-cell>
          <table:table-cell office:value-type="float" office:value="632589">
            <text:p>632589</text:p>
          </table:table-cell>
          <table:table-cell office:value-type="float" office:value="46">
            <text:p>46</text:p>
          </table:table-cell>
          <table:table-cell office:value-type="float" office:value="5256763">
            <text:p>5256763</text:p>
          </table:table-cell>
          <table:table-cell office:value-type="float" office:value="6513">
            <text:p>6513</text:p>
          </table:table-cell>
          <table:table-cell office:value-type="float" office:value="756513">
            <text:p>756513</text:p>
          </table:table-cell>
          <table:table-cell office:value-type="float" office:value="256763">
            <text:p>256763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1005">
            <text:p>1001005</text:p>
          </table:table-cell>
          <table:table-cell table:style-name="ce2" office:value-type="string">
            <text:p>210054</text:p>
          </table:table-cell>
          <table:table-cell office:value-type="float" office:value="232">
            <text:p>232</text:p>
          </table:table-cell>
          <table:table-cell office:value-type="string">
            <text:p>Mannersdorf an der Rabnitz</text:p>
          </table:table-cell>
          <table:table-cell office:value-type="string">
            <text:p>Rabnitz</text:p>
          </table:table-cell>
          <table:table-cell office:value-type="string">
            <text:p>Burgenland</text:p>
          </table:table-cell>
          <table:table-cell/>
          <table:table-cell office:value-type="float" office:value="47.434358">
            <text:p>47.434358</text:p>
          </table:table-cell>
          <table:table-cell office:value-type="float" office:value="16.528759">
            <text:p>16.528759</text:p>
          </table:table-cell>
          <table:table-cell table:number-columns-repeated="13"/>
          <table:table-cell office:value-type="float" office:value="641191">
            <text:p>641191</text:p>
          </table:table-cell>
          <table:table-cell office:value-type="float" office:value="397501">
            <text:p>3975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97508">
            <text:p>397508</text:p>
          </table:table-cell>
          <table:table-cell office:value-type="float" office:value="58">
            <text:p>58</text:p>
          </table:table-cell>
          <table:table-cell office:value-type="float" office:value="641106">
            <text:p>641106</text:p>
          </table:table-cell>
          <table:table-cell office:value-type="float" office:value="69">
            <text:p>69</text:p>
          </table:table-cell>
          <table:table-cell office:value-type="float" office:value="5254861">
            <text:p>5254861</text:p>
          </table:table-cell>
          <table:table-cell office:value-type="float" office:value="14966">
            <text:p>14966</text:p>
          </table:table-cell>
          <table:table-cell office:value-type="float" office:value="764966">
            <text:p>764966</text:p>
          </table:table-cell>
          <table:table-cell office:value-type="float" office:value="254861">
            <text:p>254861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1006">
            <text:p>1001006</text:p>
          </table:table-cell>
          <table:table-cell table:style-name="ce2" office:value-type="string">
            <text:p>210062</text:p>
          </table:table-cell>
          <table:table-cell office:value-type="float" office:value="233">
            <text:p>233</text:p>
          </table:table-cell>
          <table:table-cell office:value-type="string">
            <text:p>Oberpullendorf</text:p>
          </table:table-cell>
          <table:table-cell office:value-type="string">
            <text:p>Stoob</text:p>
          </table:table-cell>
          <table:table-cell office:value-type="string">
            <text:p>Burgenland</text:p>
          </table:table-cell>
          <table:table-cell/>
          <table:table-cell office:value-type="float" office:value="47.496444">
            <text:p>47.496444</text:p>
          </table:table-cell>
          <table:table-cell office:value-type="float" office:value="16.513996">
            <text:p>16.513996</text:p>
          </table:table-cell>
          <table:table-cell table:number-columns-repeated="13"/>
          <table:table-cell office:value-type="float" office:value="639309">
            <text:p>639309</text:p>
          </table:table-cell>
          <table:table-cell office:value-type="float" office:value="404781">
            <text:p>40478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4814">
            <text:p>404814</text:p>
          </table:table-cell>
          <table:table-cell office:value-type="float" office:value="1">
            <text:p>1</text:p>
          </table:table-cell>
          <table:table-cell office:value-type="float" office:value="639280">
            <text:p>639280</text:p>
          </table:table-cell>
          <table:table-cell office:value-type="float" office:value="86">
            <text:p>86</text:p>
          </table:table-cell>
          <table:table-cell office:value-type="float" office:value="5262234">
            <text:p>5262234</text:p>
          </table:table-cell>
          <table:table-cell office:value-type="float" office:value="13423">
            <text:p>13423</text:p>
          </table:table-cell>
          <table:table-cell office:value-type="float" office:value="763423">
            <text:p>763423</text:p>
          </table:table-cell>
          <table:table-cell office:value-type="float" office:value="262234">
            <text:p>262234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1047">
            <text:p>1001047</text:p>
          </table:table-cell>
          <table:table-cell table:style-name="ce2" office:value-type="string">
            <text:p>210500</text:p>
          </table:table-cell>
          <table:table-cell office:value-type="float" office:value="234">
            <text:p>234</text:p>
          </table:table-cell>
          <table:table-cell office:value-type="string">
            <text:p>Lutzmannsburg</text:p>
          </table:table-cell>
          <table:table-cell office:value-type="string">
            <text:p>Rabnitz</text:p>
          </table:table-cell>
          <table:table-cell office:value-type="string">
            <text:p>Burgenland</text:p>
          </table:table-cell>
          <table:table-cell/>
          <table:table-cell office:value-type="float" office:value="47.464018">
            <text:p>47.464018</text:p>
          </table:table-cell>
          <table:table-cell office:value-type="float" office:value="16.631413">
            <text:p>16.631413</text:p>
          </table:table-cell>
          <table:table-cell table:number-columns-repeated="13"/>
          <table:table-cell office:value-type="float" office:value="649462">
            <text:p>649462</text:p>
          </table:table-cell>
          <table:table-cell office:value-type="float" office:value="400922">
            <text:p>4009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0885">
            <text:p>400885</text:p>
          </table:table-cell>
          <table:table-cell office:value-type="float" office:value="79">
            <text:p>79</text:p>
          </table:table-cell>
          <table:table-cell office:value-type="float" office:value="649467">
            <text:p>649467</text:p>
          </table:table-cell>
          <table:table-cell office:value-type="float" office:value="71">
            <text:p>71</text:p>
          </table:table-cell>
          <table:table-cell office:value-type="float" office:value="5257914">
            <text:p>5257914</text:p>
          </table:table-cell>
          <table:table-cell office:value-type="float" office:value="23454">
            <text:p>23454</text:p>
          </table:table-cell>
          <table:table-cell office:value-type="float" office:value="773454">
            <text:p>773454</text:p>
          </table:table-cell>
          <table:table-cell office:value-type="float" office:value="257914">
            <text:p>257914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1028">
            <text:p>1001028</text:p>
          </table:table-cell>
          <table:table-cell table:style-name="ce2" office:value-type="string">
            <text:p>210310</text:p>
          </table:table-cell>
          <table:table-cell office:value-type="float" office:value="235">
            <text:p>235</text:p>
          </table:table-cell>
          <table:table-cell office:value-type="string">
            <text:p>Rattersdorf</text:p>
          </table:table-cell>
          <table:table-cell office:value-type="string">
            <text:p>Güns</text:p>
          </table:table-cell>
          <table:table-cell office:value-type="string">
            <text:p>Burgenland</text:p>
          </table:table-cell>
          <table:table-cell/>
          <table:table-cell office:value-type="float" office:value="47.410578">
            <text:p>47.410578</text:p>
          </table:table-cell>
          <table:table-cell office:value-type="float" office:value="16.49786">
            <text:p>16.49786</text:p>
          </table:table-cell>
          <table:table-cell table:number-columns-repeated="13"/>
          <table:table-cell office:value-type="float" office:value="638838">
            <text:p>638838</text:p>
          </table:table-cell>
          <table:table-cell office:value-type="float" office:value="394959">
            <text:p>3949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94970">
            <text:p>394970</text:p>
          </table:table-cell>
          <table:table-cell office:value-type="float" office:value="1">
            <text:p>1</text:p>
          </table:table-cell>
          <table:table-cell office:value-type="float" office:value="638841">
            <text:p>638841</text:p>
          </table:table-cell>
          <table:table-cell office:value-type="float" office:value="78">
            <text:p>78</text:p>
          </table:table-cell>
          <table:table-cell office:value-type="float" office:value="5252411">
            <text:p>5252411</text:p>
          </table:table-cell>
          <table:table-cell office:value-type="float" office:value="12604">
            <text:p>12604</text:p>
          </table:table-cell>
          <table:table-cell office:value-type="float" office:value="762604">
            <text:p>762604</text:p>
          </table:table-cell>
          <table:table-cell office:value-type="float" office:value="252411">
            <text:p>252411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1038">
            <text:p>1001038</text:p>
          </table:table-cell>
          <table:table-cell table:style-name="ce2" office:value-type="string">
            <text:p>210419</text:p>
          </table:table-cell>
          <table:table-cell office:value-type="float" office:value="236">
            <text:p>236</text:p>
          </table:table-cell>
          <table:table-cell office:value-type="string">
            <text:p>Pinkafeld</text:p>
          </table:table-cell>
          <table:table-cell office:value-type="string">
            <text:p>Pinka</text:p>
          </table:table-cell>
          <table:table-cell office:value-type="string">
            <text:p>Burgenland</text:p>
          </table:table-cell>
          <table:table-cell/>
          <table:table-cell office:value-type="float" office:value="47.371356">
            <text:p>47.371356</text:p>
          </table:table-cell>
          <table:table-cell office:value-type="float" office:value="16.118102">
            <text:p>16.118102</text:p>
          </table:table-cell>
          <table:table-cell table:number-columns-repeated="13"/>
          <table:table-cell office:value-type="float" office:value="610339">
            <text:p>610339</text:p>
          </table:table-cell>
          <table:table-cell office:value-type="float" office:value="389456">
            <text:p>3894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89473">
            <text:p>389473</text:p>
          </table:table-cell>
          <table:table-cell office:value-type="float" office:value="45">
            <text:p>45</text:p>
          </table:table-cell>
          <table:table-cell office:value-type="float" office:value="610315">
            <text:p>610315</text:p>
          </table:table-cell>
          <table:table-cell office:value-type="float" office:value="41">
            <text:p>41</text:p>
          </table:table-cell>
          <table:table-cell office:value-type="float" office:value="5248018">
            <text:p>5248018</text:p>
          </table:table-cell>
          <table:table-cell office:value-type="float" office:value="-16123">
            <text:p>-16123</text:p>
          </table:table-cell>
          <table:table-cell office:value-type="float" office:value="733877">
            <text:p>733877</text:p>
          </table:table-cell>
          <table:table-cell office:value-type="float" office:value="248018">
            <text:p>248018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1020">
            <text:p>1001020</text:p>
          </table:table-cell>
          <table:table-cell table:style-name="ce2" office:value-type="string">
            <text:p>210229</text:p>
          </table:table-cell>
          <table:table-cell office:value-type="float" office:value="237">
            <text:p>237</text:p>
          </table:table-cell>
          <table:table-cell office:value-type="string">
            <text:p>Oberwart</text:p>
          </table:table-cell>
          <table:table-cell office:value-type="string">
            <text:p>Pinka</text:p>
          </table:table-cell>
          <table:table-cell office:value-type="string">
            <text:p>Burgenland</text:p>
          </table:table-cell>
          <table:table-cell/>
          <table:table-cell office:value-type="float" office:value="47.295531">
            <text:p>47.295531</text:p>
          </table:table-cell>
          <table:table-cell office:value-type="float" office:value="16.195822">
            <text:p>16.195822</text:p>
          </table:table-cell>
          <table:table-cell table:number-columns-repeated="13"/>
          <table:table-cell office:value-type="float" office:value="618282">
            <text:p>618282</text:p>
          </table:table-cell>
          <table:table-cell office:value-type="float" office:value="379359">
            <text:p>3793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79437">
            <text:p>379437</text:p>
          </table:table-cell>
          <table:table-cell office:value-type="float" office:value="65">
            <text:p>65</text:p>
          </table:table-cell>
          <table:table-cell office:value-type="float" office:value="618249">
            <text:p>618249</text:p>
          </table:table-cell>
          <table:table-cell office:value-type="float" office:value="11">
            <text:p>11</text:p>
          </table:table-cell>
          <table:table-cell office:value-type="float" office:value="5237680">
            <text:p>5237680</text:p>
          </table:table-cell>
          <table:table-cell office:value-type="float" office:value="-8580">
            <text:p>-8580</text:p>
          </table:table-cell>
          <table:table-cell office:value-type="float" office:value="741420">
            <text:p>741420</text:p>
          </table:table-cell>
          <table:table-cell office:value-type="float" office:value="237680">
            <text:p>237680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1048">
            <text:p>1001048</text:p>
          </table:table-cell>
          <table:table-cell table:style-name="ce2" office:value-type="string">
            <text:p>215012</text:p>
          </table:table-cell>
          <table:table-cell office:value-type="float" office:value="238">
            <text:p>238</text:p>
          </table:table-cell>
          <table:table-cell office:value-type="string">
            <text:p>Siget in der Wart</text:p>
          </table:table-cell>
          <table:table-cell office:value-type="string">
            <text:p>Zickenbach</text:p>
          </table:table-cell>
          <table:table-cell office:value-type="string">
            <text:p>Burgenland</text:p>
          </table:table-cell>
          <table:table-cell/>
          <table:table-cell office:value-type="float" office:value="47.265398">
            <text:p>47.265398</text:p>
          </table:table-cell>
          <table:table-cell office:value-type="float" office:value="16.277275">
            <text:p>16.277275</text:p>
          </table:table-cell>
          <table:table-cell table:number-columns-repeated="13"/>
          <table:table-cell office:value-type="float" office:value="622791">
            <text:p>622791</text:p>
          </table:table-cell>
          <table:table-cell office:value-type="float" office:value="377882">
            <text:p>3778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77902">
            <text:p>377902</text:p>
          </table:table-cell>
          <table:table-cell office:value-type="float" office:value="11">
            <text:p>11</text:p>
          </table:table-cell>
          <table:table-cell office:value-type="float" office:value="622784">
            <text:p>622784</text:p>
          </table:table-cell>
          <table:table-cell office:value-type="float" office:value="26">
            <text:p>26</text:p>
          </table:table-cell>
          <table:table-cell office:value-type="float" office:value="5235970">
            <text:p>5235970</text:p>
          </table:table-cell>
          <table:table-cell office:value-type="float" office:value="-4106">
            <text:p>-4106</text:p>
          </table:table-cell>
          <table:table-cell office:value-type="float" office:value="745894">
            <text:p>745894</text:p>
          </table:table-cell>
          <table:table-cell office:value-type="float" office:value="235970">
            <text:p>235970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1021">
            <text:p>1001021</text:p>
          </table:table-cell>
          <table:table-cell table:style-name="ce2" office:value-type="string">
            <text:p>210237</text:p>
          </table:table-cell>
          <table:table-cell office:value-type="float" office:value="239">
            <text:p>239</text:p>
          </table:table-cell>
          <table:table-cell office:value-type="string">
            <text:p>Woppendorf</text:p>
          </table:table-cell>
          <table:table-cell office:value-type="string">
            <text:p>Pinka</text:p>
          </table:table-cell>
          <table:table-cell office:value-type="string">
            <text:p>Burgenland</text:p>
          </table:table-cell>
          <table:table-cell/>
          <table:table-cell office:value-type="float" office:value="47.203826">
            <text:p>47.203826</text:p>
          </table:table-cell>
          <table:table-cell office:value-type="float" office:value="16.390271">
            <text:p>16.390271</text:p>
          </table:table-cell>
          <table:table-cell table:number-columns-repeated="13"/>
          <table:table-cell office:value-type="float" office:value="631685">
            <text:p>631685</text:p>
          </table:table-cell>
          <table:table-cell office:value-type="float" office:value="371673">
            <text:p>37167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71687">
            <text:p>371687</text:p>
          </table:table-cell>
          <table:table-cell office:value-type="float" office:value="38">
            <text:p>38</text:p>
          </table:table-cell>
          <table:table-cell office:value-type="float" office:value="631611">
            <text:p>631611</text:p>
          </table:table-cell>
          <table:table-cell office:value-type="float" office:value="89">
            <text:p>89</text:p>
          </table:table-cell>
          <table:table-cell office:value-type="float" office:value="5229417">
            <text:p>5229417</text:p>
          </table:table-cell>
          <table:table-cell office:value-type="float" office:value="4478">
            <text:p>4478</text:p>
          </table:table-cell>
          <table:table-cell office:value-type="float" office:value="754478">
            <text:p>754478</text:p>
          </table:table-cell>
          <table:table-cell office:value-type="float" office:value="229417">
            <text:p>229417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1045">
            <text:p>1001045</text:p>
          </table:table-cell>
          <table:table-cell table:style-name="ce2" office:value-type="string">
            <text:p>210484</text:p>
          </table:table-cell>
          <table:table-cell office:value-type="float" office:value="240">
            <text:p>240</text:p>
          </table:table-cell>
          <table:table-cell office:value-type="string">
            <text:p>Rauchwart</text:p>
          </table:table-cell>
          <table:table-cell office:value-type="string">
            <text:p>Strem</text:p>
          </table:table-cell>
          <table:table-cell office:value-type="string">
            <text:p>Burgenland</text:p>
          </table:table-cell>
          <table:table-cell/>
          <table:table-cell office:value-type="float" office:value="47.128695">
            <text:p>47.128695</text:p>
          </table:table-cell>
          <table:table-cell office:value-type="float" office:value="16.223459">
            <text:p>16.223459</text:p>
          </table:table-cell>
          <table:table-cell table:number-columns-repeated="13"/>
          <table:table-cell office:value-type="float" office:value="619864">
            <text:p>619864</text:p>
          </table:table-cell>
          <table:table-cell office:value-type="float" office:value="363013">
            <text:p>36301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63020">
            <text:p>363020</text:p>
          </table:table-cell>
          <table:table-cell office:value-type="float" office:value="87">
            <text:p>87</text:p>
          </table:table-cell>
          <table:table-cell office:value-type="float" office:value="619908">
            <text:p>619908</text:p>
          </table:table-cell>
          <table:table-cell office:value-type="float" office:value="57">
            <text:p>57</text:p>
          </table:table-cell>
          <table:table-cell office:value-type="float" office:value="5221206">
            <text:p>5221206</text:p>
          </table:table-cell>
          <table:table-cell office:value-type="float" office:value="-7555">
            <text:p>-7555</text:p>
          </table:table-cell>
          <table:table-cell office:value-type="float" office:value="742445">
            <text:p>742445</text:p>
          </table:table-cell>
          <table:table-cell office:value-type="float" office:value="221206">
            <text:p>221206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1026">
            <text:p>1001026</text:p>
          </table:table-cell>
          <table:table-cell table:style-name="ce2" office:value-type="string">
            <text:p>210286</text:p>
          </table:table-cell>
          <table:table-cell office:value-type="float" office:value="241">
            <text:p>241</text:p>
          </table:table-cell>
          <table:table-cell office:value-type="string">
            <text:p>Güssing</text:p>
          </table:table-cell>
          <table:table-cell office:value-type="string">
            <text:p>Strem</text:p>
          </table:table-cell>
          <table:table-cell office:value-type="string">
            <text:p>Burgenland</text:p>
          </table:table-cell>
          <table:table-cell/>
          <table:table-cell office:value-type="float" office:value="47.061586">
            <text:p>47.061586</text:p>
          </table:table-cell>
          <table:table-cell office:value-type="float" office:value="16.323023">
            <text:p>16.323023</text:p>
          </table:table-cell>
          <table:table-cell table:number-columns-repeated="13"/>
          <table:table-cell office:value-type="float" office:value="627048">
            <text:p>627048</text:p>
          </table:table-cell>
          <table:table-cell office:value-type="float" office:value="355737">
            <text:p>35573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5717">
            <text:p>355717</text:p>
          </table:table-cell>
          <table:table-cell office:value-type="float" office:value="67">
            <text:p>67</text:p>
          </table:table-cell>
          <table:table-cell office:value-type="float" office:value="627081">
            <text:p>627081</text:p>
          </table:table-cell>
          <table:table-cell office:value-type="float" office:value="6">
            <text:p>6</text:p>
          </table:table-cell>
          <table:table-cell office:value-type="float" office:value="5213629">
            <text:p>5213629</text:p>
          </table:table-cell>
          <table:table-cell office:value-type="float" office:value="-667">
            <text:p>-667</text:p>
          </table:table-cell>
          <table:table-cell office:value-type="float" office:value="749333">
            <text:p>749333</text:p>
          </table:table-cell>
          <table:table-cell office:value-type="float" office:value="213629">
            <text:p>213629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1027">
            <text:p>1001027</text:p>
          </table:table-cell>
          <table:table-cell table:style-name="ce2" office:value-type="string">
            <text:p>210294</text:p>
          </table:table-cell>
          <table:table-cell office:value-type="float" office:value="242">
            <text:p>242</text:p>
          </table:table-cell>
          <table:table-cell office:value-type="string">
            <text:p>Heiligenbrunn</text:p>
          </table:table-cell>
          <table:table-cell office:value-type="string">
            <text:p>Strem</text:p>
          </table:table-cell>
          <table:table-cell office:value-type="string">
            <text:p>Burgenland</text:p>
          </table:table-cell>
          <table:table-cell/>
          <table:table-cell office:value-type="float" office:value="47.032841">
            <text:p>47.032841</text:p>
          </table:table-cell>
          <table:table-cell office:value-type="float" office:value="16.421213">
            <text:p>16.421213</text:p>
          </table:table-cell>
          <table:table-cell table:number-columns-repeated="13"/>
          <table:table-cell office:value-type="float" office:value="634614">
            <text:p>634614</text:p>
          </table:table-cell>
          <table:table-cell office:value-type="float" office:value="352828">
            <text:p>35282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2835">
            <text:p>352835</text:p>
          </table:table-cell>
          <table:table-cell office:value-type="float" office:value="67">
            <text:p>67</text:p>
          </table:table-cell>
          <table:table-cell office:value-type="float" office:value="634624">
            <text:p>634624</text:p>
          </table:table-cell>
          <table:table-cell office:value-type="float" office:value="17">
            <text:p>17</text:p>
          </table:table-cell>
          <table:table-cell office:value-type="float" office:value="5210457">
            <text:p>5210457</text:p>
          </table:table-cell>
          <table:table-cell office:value-type="float" office:value="6761">
            <text:p>6761</text:p>
          </table:table-cell>
          <table:table-cell office:value-type="float" office:value="756761">
            <text:p>756761</text:p>
          </table:table-cell>
          <table:table-cell office:value-type="float" office:value="210457">
            <text:p>210457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1018">
            <text:p>1001018</text:p>
          </table:table-cell>
          <table:table-cell table:style-name="ce2" office:value-type="string">
            <text:p>210203</text:p>
          </table:table-cell>
          <table:table-cell office:value-type="float" office:value="243">
            <text:p>243</text:p>
          </table:table-cell>
          <table:table-cell office:value-type="string">
            <text:p>Markt Allhau</text:p>
          </table:table-cell>
          <table:table-cell office:value-type="string">
            <text:p>Stögersbach</text:p>
          </table:table-cell>
          <table:table-cell office:value-type="string">
            <text:p>Burgenland</text:p>
          </table:table-cell>
          <table:table-cell/>
          <table:table-cell office:value-type="float" office:value="47.288152">
            <text:p>47.288152</text:p>
          </table:table-cell>
          <table:table-cell office:value-type="float" office:value="16.086044">
            <text:p>16.086044</text:p>
          </table:table-cell>
          <table:table-cell table:number-columns-repeated="13"/>
          <table:table-cell office:value-type="float" office:value="608076">
            <text:p>608076</text:p>
          </table:table-cell>
          <table:table-cell office:value-type="float" office:value="380716">
            <text:p>38071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80721">
            <text:p>380721</text:p>
          </table:table-cell>
          <table:table-cell office:value-type="float" office:value="31">
            <text:p>31</text:p>
          </table:table-cell>
          <table:table-cell office:value-type="float" office:value="608068">
            <text:p>608068</text:p>
          </table:table-cell>
          <table:table-cell office:value-type="float" office:value="69">
            <text:p>69</text:p>
          </table:table-cell>
          <table:table-cell office:value-type="float" office:value="5239356">
            <text:p>5239356</text:p>
          </table:table-cell>
          <table:table-cell office:value-type="float" office:value="-18707">
            <text:p>-18707</text:p>
          </table:table-cell>
          <table:table-cell office:value-type="float" office:value="731293">
            <text:p>731293</text:p>
          </table:table-cell>
          <table:table-cell office:value-type="float" office:value="31">
            <text:p>31</text:p>
          </table:table-cell>
          <table:table-cell office:value-type="float" office:value="239356">
            <text:p>239356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 office:value-type="string">
            <text:p>x</text:p>
          </table:table-cell>
          <table:table-cell office:value-type="float" office:value="1001019">
            <text:p>1001019</text:p>
          </table:table-cell>
          <table:table-cell table:style-name="ce2" office:value-type="string">
            <text:p>210211</text:p>
          </table:table-cell>
          <table:table-cell office:value-type="float" office:value="244">
            <text:p>244</text:p>
          </table:table-cell>
          <table:table-cell office:value-type="string">
            <text:p>Dobersdorf</text:p>
          </table:table-cell>
          <table:table-cell office:value-type="string">
            <text:p>Lafnitz</text:p>
          </table:table-cell>
          <table:table-cell office:value-type="string">
            <text:p>Burgenland</text:p>
          </table:table-cell>
          <table:table-cell/>
          <table:table-cell office:value-type="float" office:value="47.021022">
            <text:p>47.021022</text:p>
          </table:table-cell>
          <table:table-cell office:value-type="float" office:value="16.136556">
            <text:p>16.136556</text:p>
          </table:table-cell>
          <table:table-cell table:number-columns-repeated="13"/>
          <table:table-cell office:value-type="float" office:value="613037">
            <text:p>613037</text:p>
          </table:table-cell>
          <table:table-cell office:value-type="float" office:value="350694">
            <text:p>35069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0694">
            <text:p>350694</text:p>
          </table:table-cell>
          <table:table-cell office:value-type="float" office:value="4">
            <text:p>4</text:p>
          </table:table-cell>
          <table:table-cell office:value-type="float" office:value="613036">
            <text:p>613036</text:p>
          </table:table-cell>
          <table:table-cell office:value-type="float" office:value="5">
            <text:p>5</text:p>
          </table:table-cell>
          <table:table-cell office:value-type="float" office:value="5209150">
            <text:p>5209150</text:p>
          </table:table-cell>
          <table:table-cell office:value-type="float" office:value="-14900">
            <text:p>-14900</text:p>
          </table:table-cell>
          <table:table-cell office:value-type="float" office:value="735100">
            <text:p>735100</text:p>
          </table:table-cell>
          <table:table-cell office:value-type="float" office:value="209150">
            <text:p>209150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1037">
            <text:p>1001037</text:p>
          </table:table-cell>
          <table:table-cell table:style-name="ce2" office:value-type="string">
            <text:p>210401</text:p>
          </table:table-cell>
          <table:table-cell office:value-type="float" office:value="245">
            <text:p>245</text:p>
          </table:table-cell>
          <table:table-cell office:value-type="string">
            <text:p>Eltendorf</text:p>
          </table:table-cell>
          <table:table-cell office:value-type="string">
            <text:p>Lafnitz</text:p>
          </table:table-cell>
          <table:table-cell office:value-type="string">
            <text:p>Burgenland</text:p>
          </table:table-cell>
          <table:table-cell/>
          <table:table-cell office:value-type="float" office:value="46.990909">
            <text:p>46.990909</text:p>
          </table:table-cell>
          <table:table-cell office:value-type="float" office:value="16.195564">
            <text:p>16.195564</text:p>
          </table:table-cell>
          <table:table-cell table:number-columns-repeated="13"/>
          <table:table-cell office:value-type="float" office:value="618314">
            <text:p>618314</text:p>
          </table:table-cell>
          <table:table-cell office:value-type="float" office:value="347447">
            <text:p>34744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47467">
            <text:p>347467</text:p>
          </table:table-cell>
          <table:table-cell office:value-type="float" office:value="53">
            <text:p>53</text:p>
          </table:table-cell>
          <table:table-cell office:value-type="float" office:value="618338">
            <text:p>618338</text:p>
          </table:table-cell>
          <table:table-cell office:value-type="float" office:value="24">
            <text:p>24</text:p>
          </table:table-cell>
          <table:table-cell office:value-type="float" office:value="5205720">
            <text:p>5205720</text:p>
          </table:table-cell>
          <table:table-cell office:value-type="float" office:value="-9725">
            <text:p>-9725</text:p>
          </table:table-cell>
          <table:table-cell office:value-type="float" office:value="740275">
            <text:p>740275</text:p>
          </table:table-cell>
          <table:table-cell office:value-type="float" office:value="205720">
            <text:p>205720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2408">
            <text:p>1002408</text:p>
          </table:table-cell>
          <table:table-cell table:style-name="ce2" office:value-type="string">
            <text:p>215046</text:p>
          </table:table-cell>
          <table:table-cell office:value-type="float" office:value="246">
            <text:p>246</text:p>
          </table:table-cell>
          <table:table-cell office:value-type="string">
            <text:p>Heiligenkreuz</text:p>
          </table:table-cell>
          <table:table-cell office:value-type="string">
            <text:p>Lafnitz</text:p>
          </table:table-cell>
          <table:table-cell office:value-type="string">
            <text:p>Burgenland</text:p>
          </table:table-cell>
          <table:table-cell/>
          <table:table-cell office:value-type="float" office:value="46.970297">
            <text:p>46.970297</text:p>
          </table:table-cell>
          <table:table-cell office:value-type="float" office:value="16.251869">
            <text:p>16.251869</text:p>
          </table:table-cell>
          <table:table-cell table:number-columns-repeated="13"/>
          <table:table-cell office:value-type="float" office:value="622301">
            <text:p>622301</text:p>
          </table:table-cell>
          <table:table-cell office:value-type="float" office:value="344863">
            <text:p>3448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string">
            <text:p>x</text:p>
          </table:table-cell>
          <table:table-cell office:value-type="float" office:value="1002372">
            <text:p>1002372</text:p>
          </table:table-cell>
          <table:table-cell table:style-name="ce2" office:value-type="string">
            <text:p>215038</text:p>
          </table:table-cell>
          <table:table-cell office:value-type="float" office:value="247">
            <text:p>247</text:p>
          </table:table-cell>
          <table:table-cell office:value-type="string">
            <text:p>Moschendorf</text:p>
          </table:table-cell>
          <table:table-cell office:value-type="string">
            <text:p>Pinka</text:p>
          </table:table-cell>
          <table:table-cell office:value-type="string">
            <text:p>Burgenland</text:p>
          </table:table-cell>
          <table:table-cell/>
          <table:table-cell office:value-type="float" office:value="47.059247">
            <text:p>47.059247</text:p>
          </table:table-cell>
          <table:table-cell office:value-type="float" office:value="16.461897">
            <text:p>16.461897</text:p>
          </table:table-cell>
          <table:table-cell table:number-columns-repeated="13"/>
          <table:table-cell office:value-type="float" office:value="637738">
            <text:p>637738</text:p>
          </table:table-cell>
          <table:table-cell office:value-type="float" office:value="355856">
            <text:p>3558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5869">
            <text:p>355869</text:p>
          </table:table-cell>
          <table:table-cell office:value-type="float" office:value="53">
            <text:p>53</text:p>
          </table:table-cell>
          <table:table-cell office:value-type="float" office:value="637512">
            <text:p>637512</text:p>
          </table:table-cell>
          <table:table-cell office:value-type="float" office:value="26">
            <text:p>26</text:p>
          </table:table-cell>
          <table:table-cell office:value-type="float" office:value="5213378">
            <text:p>5213378</text:p>
          </table:table-cell>
          <table:table-cell office:value-type="float" office:value="9765">
            <text:p>9765</text:p>
          </table:table-cell>
          <table:table-cell office:value-type="float" office:value="759765">
            <text:p>759765</text:p>
          </table:table-cell>
          <table:table-cell office:value-type="float" office:value="213378">
            <text:p>213378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1043">
            <text:p>1001043</text:p>
          </table:table-cell>
          <table:table-cell table:style-name="ce2" office:value-type="string">
            <text:p>210468</text:p>
          </table:table-cell>
          <table:table-cell office:value-type="float" office:value="248">
            <text:p>248</text:p>
          </table:table-cell>
          <table:table-cell office:value-type="string">
            <text:p>Neumarkt</text:p>
          </table:table-cell>
          <table:table-cell office:value-type="string">
            <text:p>Raab</text:p>
          </table:table-cell>
          <table:table-cell office:value-type="string">
            <text:p>Burgenland</text:p>
          </table:table-cell>
          <table:table-cell/>
          <table:table-cell office:value-type="float" office:value="46.92899">
            <text:p>46.92899</text:p>
          </table:table-cell>
          <table:table-cell office:value-type="float" office:value="16.155782">
            <text:p>16.155782</text:p>
          </table:table-cell>
          <table:table-cell table:number-columns-repeated="13"/>
          <table:table-cell office:value-type="float" office:value="614980">
            <text:p>614980</text:p>
          </table:table-cell>
          <table:table-cell office:value-type="float" office:value="340515">
            <text:p>34051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40576">
            <text:p>340576</text:p>
          </table:table-cell>
          <table:table-cell office:value-type="float" office:value="1">
            <text:p>1</text:p>
          </table:table-cell>
          <table:table-cell office:value-type="float" office:value="614934">
            <text:p>614934</text:p>
          </table:table-cell>
          <table:table-cell office:value-type="float" office:value="67">
            <text:p>67</text:p>
          </table:table-cell>
          <table:table-cell office:value-type="float" office:value="5198963">
            <text:p>5198963</text:p>
          </table:table-cell>
          <table:table-cell office:value-type="float" office:value="-13393">
            <text:p>-13393</text:p>
          </table:table-cell>
          <table:table-cell office:value-type="float" office:value="736607">
            <text:p>736607</text:p>
          </table:table-cell>
          <table:table-cell office:value-type="float" office:value="198963">
            <text:p>198963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1014">
            <text:p>1001014</text:p>
          </table:table-cell>
          <table:table-cell table:style-name="ce2" office:value-type="string">
            <text:p>210146</text:p>
          </table:table-cell>
          <table:table-cell office:value-type="float" office:value="249">
            <text:p>249</text:p>
          </table:table-cell>
          <table:table-cell office:value-type="string">
            <text:p>Neusiedl am See (Seebad)</text:p>
          </table:table-cell>
          <table:table-cell office:value-type="string">
            <text:p>Neusiedler See</text:p>
          </table:table-cell>
          <table:table-cell office:value-type="string">
            <text:p>Burgenland</text:p>
          </table:table-cell>
          <table:table-cell/>
          <table:table-cell office:value-type="float" office:value="47.920484">
            <text:p>47.920484</text:p>
          </table:table-cell>
          <table:table-cell office:value-type="float" office:value="16.847534">
            <text:p>16.847534</text:p>
          </table:table-cell>
          <table:table-cell table:number-columns-repeated="13"/>
          <table:table-cell office:value-type="float" office:value="661596">
            <text:p>661596</text:p>
          </table:table-cell>
          <table:table-cell office:value-type="float" office:value="453710">
            <text:p>45371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3717">
            <text:p>453717</text:p>
          </table:table-cell>
          <table:table-cell office:value-type="float" office:value="37">
            <text:p>37</text:p>
          </table:table-cell>
          <table:table-cell office:value-type="float" office:value="661605">
            <text:p>661605</text:p>
          </table:table-cell>
          <table:table-cell office:value-type="float" office:value="95">
            <text:p>95</text:p>
          </table:table-cell>
          <table:table-cell office:value-type="float" office:value="5310256">
            <text:p>5310256</text:p>
          </table:table-cell>
          <table:table-cell office:value-type="float" office:value="37626">
            <text:p>37626</text:p>
          </table:table-cell>
          <table:table-cell office:value-type="float" office:value="787626">
            <text:p>787626</text:p>
          </table:table-cell>
          <table:table-cell office:value-type="float" office:value="310256">
            <text:p>310256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1015">
            <text:p>1001015</text:p>
          </table:table-cell>
          <table:table-cell table:style-name="ce2" office:value-type="string">
            <text:p>210153</text:p>
          </table:table-cell>
          <table:table-cell office:value-type="float" office:value="250">
            <text:p>250</text:p>
          </table:table-cell>
          <table:table-cell office:value-type="string">
            <text:p>Podersdorf am See (Badebucht)</text:p>
          </table:table-cell>
          <table:table-cell office:value-type="string">
            <text:p>Neusiedler See</text:p>
          </table:table-cell>
          <table:table-cell office:value-type="string">
            <text:p>Burgenland</text:p>
          </table:table-cell>
          <table:table-cell/>
          <table:table-cell office:value-type="float" office:value="47.859131">
            <text:p>47.859131</text:p>
          </table:table-cell>
          <table:table-cell office:value-type="float" office:value="16.828394">
            <text:p>16.828394</text:p>
          </table:table-cell>
          <table:table-cell table:number-columns-repeated="13"/>
          <table:table-cell office:value-type="float" office:value="661379">
            <text:p>661379</text:p>
          </table:table-cell>
          <table:table-cell office:value-type="float" office:value="445950">
            <text:p>44595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5949">
            <text:p>445949</text:p>
          </table:table-cell>
          <table:table-cell office:value-type="float" office:value="6">
            <text:p>6</text:p>
          </table:table-cell>
          <table:table-cell office:value-type="float" office:value="661379">
            <text:p>661379</text:p>
          </table:table-cell>
          <table:table-cell office:value-type="float" office:value="1">
            <text:p>1</text:p>
          </table:table-cell>
          <table:table-cell office:value-type="float" office:value="5302500">
            <text:p>5302500</text:p>
          </table:table-cell>
          <table:table-cell office:value-type="float" office:value="37100">
            <text:p>37100</text:p>
          </table:table-cell>
          <table:table-cell office:value-type="float" office:value="787100">
            <text:p>787100</text:p>
          </table:table-cell>
          <table:table-cell office:value-type="float" office:value="302500">
            <text:p>302500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1001012">
            <text:p>1001012</text:p>
          </table:table-cell>
          <table:table-cell table:style-name="ce2" office:value-type="string">
            <text:p>210120</text:p>
          </table:table-cell>
          <table:table-cell office:value-type="float" office:value="251">
            <text:p>251</text:p>
          </table:table-cell>
          <table:table-cell office:value-type="string">
            <text:p>Mörbisch am See</text:p>
          </table:table-cell>
          <table:table-cell office:value-type="string">
            <text:p>Neusiedler See</text:p>
          </table:table-cell>
          <table:table-cell office:value-type="string">
            <text:p>Burgenland</text:p>
          </table:table-cell>
          <table:table-cell/>
          <table:table-cell office:value-type="float" office:value="47.751097">
            <text:p>47.751097</text:p>
          </table:table-cell>
          <table:table-cell office:value-type="float" office:value="16.690807">
            <text:p>16.690807</text:p>
          </table:table-cell>
          <table:table-cell table:number-columns-repeated="13"/>
          <table:table-cell office:value-type="float" office:value="652206">
            <text:p>652206</text:p>
          </table:table-cell>
          <table:table-cell office:value-type="float" office:value="433490">
            <text:p>43349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3490">
            <text:p>433490</text:p>
          </table:table-cell>
          <table:table-cell office:value-type="float" office:value="4">
            <text:p>4</text:p>
          </table:table-cell>
          <table:table-cell office:value-type="float" office:value="652205">
            <text:p>652205</text:p>
          </table:table-cell>
          <table:table-cell office:value-type="float" office:value="9">
            <text:p>9</text:p>
          </table:table-cell>
          <table:table-cell office:value-type="float" office:value="5290400">
            <text:p>5290400</text:p>
          </table:table-cell>
          <table:table-cell office:value-type="float" office:value="27450">
            <text:p>27450</text:p>
          </table:table-cell>
          <table:table-cell office:value-type="float" office:value="777450">
            <text:p>777450</text:p>
          </table:table-cell>
          <table:table-cell office:value-type="float" office:value="290400">
            <text:p>290400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8001060">
            <text:p>8001060</text:p>
          </table:table-cell>
          <table:table-cell table:style-name="ce2" office:value-type="string">
            <text:p>200584</text:p>
          </table:table-cell>
          <table:table-cell office:value-type="float" office:value="206">
            <text:p>206</text:p>
          </table:table-cell>
          <table:table-cell office:value-type="string">
            <text:p>Kälberweide</text:p>
          </table:table-cell>
          <table:table-cell office:value-type="string">
            <text:p>Leckenbach</text:p>
          </table:table-cell>
          <table:table-cell office:value-type="string">
            <text:p>Vorarlberg</text:p>
          </table:table-cell>
          <table:table-cell/>
          <table:table-cell table:formula="of:=LEFT([.Z31];2)+(RIGHT(LEFT([.Z31];4);2)*60+RIGHT([.Z31];2))/3600" office:value-type="float" office:value="47.4725">
            <text:p>47.4725</text:p>
          </table:table-cell>
          <table:table-cell table:style-name="ce6" table:formula="of:=LEFT([.AA31];2)+(RIGHT(LEFT([.AA31];4);2)*60+RIGHT([.AA31];2))/3600" office:value-type="float" office:value="10.0225">
            <text:p>10.0225</text:p>
          </table:table-cell>
          <table:table-cell table:style-name="ce7"/>
          <table:table-cell table:style-name="ce6" table:number-columns-repeated="2"/>
          <table:table-cell table:style-name="ce2" office:value-type="string">
            <text:p>0.05</text:p>
          </table:table-cell>
          <table:table-cell table:style-name="ce2" office:value-type="string">
            <text:p>0.98</text:p>
          </table:table-cell>
          <table:table-cell table:style-name="ce2" office:value-type="string">
            <text:p>10</text:p>
          </table:table-cell>
          <table:table-cell/>
          <table:table-cell table:style-name="ce2" office:value-type="string">
            <text:p>25</text:p>
          </table:table-cell>
          <table:table-cell table:style-name="ce2" office:value-type="string">
            <text:p>45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76</text:p>
          </table:table-cell>
          <table:table-cell table:style-name="ce2" office:value-type="string">
            <text:p>100</text:p>
          </table:table-cell>
          <table:table-cell office:value-type="string">
            <text:p>http://www.vorarlberg.at/abfluss/QP_Kaelberweide.gif</text:p>
          </table:table-cell>
          <table:table-cell office:value-type="float" office:value="150588">
            <text:p>150588</text:p>
          </table:table-cell>
          <table:table-cell office:value-type="float" office:value="402230">
            <text:p>402230</text:p>
          </table:table-cell>
          <table:table-cell office:value-type="float" office:value="472821">
            <text:p>472821</text:p>
          </table:table-cell>
          <table:table-cell office:value-type="float" office:value="100121">
            <text:p>100121</text:p>
          </table:table-cell>
          <table:table-cell office:value-type="float" office:value="402267">
            <text:p>402267</text:p>
          </table:table-cell>
          <table:table-cell office:value-type="float" office:value="63">
            <text:p>63</text:p>
          </table:table-cell>
          <table:table-cell office:value-type="float" office:value="150606">
            <text:p>150606</text:p>
          </table:table-cell>
          <table:table-cell office:value-type="float" office:value="8">
            <text:p>8</text:p>
          </table:table-cell>
          <table:table-cell office:value-type="float" office:value="5259298">
            <text:p>5259298</text:p>
          </table:table-cell>
          <table:table-cell office:value-type="float" office:value="-23433">
            <text:p>-23433</text:p>
          </table:table-cell>
          <table:table-cell office:value-type="float" office:value="126567">
            <text:p>126567</text:p>
          </table:table-cell>
          <table:table-cell office:value-type="float" office:value="4">
            <text:p>4</text:p>
          </table:table-cell>
          <table:table-cell office:value-type="float" office:value="259298">
            <text:p>259298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8001028">
            <text:p>8001028</text:p>
          </table:table-cell>
          <table:table-cell table:style-name="ce2" office:value-type="string">
            <text:p>200287</text:p>
          </table:table-cell>
          <table:table-cell office:value-type="float" office:value="205">
            <text:p>205</text:p>
          </table:table-cell>
          <table:table-cell office:value-type="string">
            <text:p>Schönenbach (Hengstig)</text:p>
          </table:table-cell>
          <table:table-cell office:value-type="string">
            <text:p>Subersach</text:p>
          </table:table-cell>
          <table:table-cell office:value-type="string">
            <text:p>Vorarlberg</text:p>
          </table:table-cell>
          <table:table-cell/>
          <table:table-cell table:formula="of:=LEFT([.Z32];2)+(RIGHT(LEFT([.Z32];4);2)*60+RIGHT([.Z32];2))/3600" office:value-type="float" office:value="47.3863888888889">
            <text:p>47.3863888889</text:p>
          </table:table-cell>
          <table:table-cell table:formula="of:=LEFT([.AA32];2)+(RIGHT(LEFT([.AA32];4);2)*60+RIGHT([.AA32];2))/3600" office:value-type="float" office:value="10.0411111111111">
            <text:p>10.0411111111</text:p>
          </table:table-cell>
          <table:table-cell table:style-name="ce7"/>
          <table:table-cell table:number-columns-repeated="2"/>
          <table:table-cell table:style-name="ce2" office:value-type="string">
            <text:p>0.38</text:p>
          </table:table-cell>
          <table:table-cell table:style-name="ce2" office:value-type="string">
            <text:p>2.07</text:p>
          </table:table-cell>
          <table:table-cell table:style-name="ce2" office:value-type="string">
            <text:p>38</text:p>
          </table:table-cell>
          <table:table-cell/>
          <table:table-cell table:style-name="ce2" office:value-type="string">
            <text:p>61</text:p>
          </table:table-cell>
          <table:table-cell table:style-name="ce2" office:value-type="string">
            <text:p>71</text:p>
          </table:table-cell>
          <table:table-cell table:style-name="ce2" office:value-type="string">
            <text:p>88</text:p>
          </table:table-cell>
          <table:table-cell table:style-name="ce2" office:value-type="string">
            <text:p>105</text:p>
          </table:table-cell>
          <table:table-cell table:style-name="ce2" office:value-type="string">
            <text:p>120</text:p>
          </table:table-cell>
          <table:table-cell office:value-type="string">
            <text:p>http://www.vorarlberg.at/abfluss/QP_Schoenenbach.gif</text:p>
          </table:table-cell>
          <table:table-cell office:value-type="float" office:value="151607">
            <text:p>151607</text:p>
          </table:table-cell>
          <table:table-cell office:value-type="float" office:value="392649">
            <text:p>392649</text:p>
          </table:table-cell>
          <table:table-cell office:value-type="float" office:value="472311">
            <text:p>472311</text:p>
          </table:table-cell>
          <table:table-cell office:value-type="float" office:value="100228">
            <text:p>100228</text:p>
          </table:table-cell>
          <table:table-cell office:value-type="float" office:value="392649">
            <text:p>392649</text:p>
          </table:table-cell>
          <table:table-cell office:value-type="float" office:value="2">
            <text:p>2</text:p>
          </table:table-cell>
          <table:table-cell office:value-type="float" office:value="151606">
            <text:p>151606</text:p>
          </table:table-cell>
          <table:table-cell office:value-type="float" office:value="71">
            <text:p>71</text:p>
          </table:table-cell>
          <table:table-cell office:value-type="float" office:value="5249722">
            <text:p>5249722</text:p>
          </table:table-cell>
          <table:table-cell office:value-type="float" office:value="-22062">
            <text:p>-22062</text:p>
          </table:table-cell>
          <table:table-cell office:value-type="float" office:value="127938">
            <text:p>127938</text:p>
          </table:table-cell>
          <table:table-cell office:value-type="float" office:value="249722">
            <text:p>249722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8001037">
            <text:p>8001037</text:p>
          </table:table-cell>
          <table:table-cell table:style-name="ce2" office:value-type="string">
            <text:p>200378</text:p>
          </table:table-cell>
          <table:table-cell office:value-type="float" office:value="214">
            <text:p>214</text:p>
          </table:table-cell>
          <table:table-cell office:value-type="string">
            <text:p>Lech (Tannbergbrücke)</text:p>
          </table:table-cell>
          <table:table-cell office:value-type="string">
            <text:p>Lech</text:p>
          </table:table-cell>
          <table:table-cell office:value-type="string">
            <text:p>Vorarlberg</text:p>
          </table:table-cell>
          <table:table-cell office:value-type="string">
            <text:p>Bludenz</text:p>
          </table:table-cell>
          <table:table-cell table:formula="of:=LEFT([.Z33];2)+(RIGHT(LEFT([.Z33];4);2)*60+RIGHT([.Z33];2))/3600" office:value-type="float" office:value="47.2083333333333">
            <text:p>47.2083333333</text:p>
          </table:table-cell>
          <table:table-cell table:formula="of:=LEFT([.AA33];2)+(RIGHT(LEFT([.AA33];4);2)*60+RIGHT([.AA33];2))/3600" office:value-type="float" office:value="10.1411111111111">
            <text:p>10.1411111111</text:p>
          </table:table-cell>
          <table:table-cell table:style-name="ce7"/>
          <table:table-cell table:number-columns-repeated="2"/>
          <table:table-cell table:style-name="ce2" office:value-type="string">
            <text:p>0.73</text:p>
          </table:table-cell>
          <table:table-cell table:style-name="ce2" office:value-type="string">
            <text:p>5.23</text:p>
          </table:table-cell>
          <table:table-cell table:style-name="ce2" office:value-type="string">
            <text:p>45</text:p>
          </table:table-cell>
          <table:table-cell/>
          <table:table-cell table:style-name="ce2" office:value-type="string">
            <text:p>74</text:p>
          </table:table-cell>
          <table:table-cell table:style-name="ce2" office:value-type="string">
            <text:p>85</text:p>
          </table:table-cell>
          <table:table-cell table:style-name="ce2" office:value-type="string">
            <text:p>105</text:p>
          </table:table-cell>
          <table:table-cell table:style-name="ce2" office:value-type="string">
            <text:p>135</text:p>
          </table:table-cell>
          <table:table-cell table:style-name="ce2" office:value-type="string">
            <text:p>160</text:p>
          </table:table-cell>
          <table:table-cell office:value-type="string">
            <text:p>http://www.vorarlberg.at/abfluss/QP_Lech_Lech.gif</text:p>
          </table:table-cell>
          <table:table-cell office:value-type="float" office:value="158331">
            <text:p>158331</text:p>
          </table:table-cell>
          <table:table-cell office:value-type="float" office:value="372542">
            <text:p>372542</text:p>
          </table:table-cell>
          <table:table-cell office:value-type="float" office:value="471230">
            <text:p>471230</text:p>
          </table:table-cell>
          <table:table-cell office:value-type="float" office:value="100828">
            <text:p>100828</text:p>
          </table:table-cell>
          <table:table-cell office:value-type="float" office:value="372542">
            <text:p>372542</text:p>
          </table:table-cell>
          <table:table-cell office:value-type="float" office:value="14">
            <text:p>14</text:p>
          </table:table-cell>
          <table:table-cell office:value-type="float" office:value="158330">
            <text:p>158330</text:p>
          </table:table-cell>
          <table:table-cell office:value-type="float" office:value="95">
            <text:p>95</text:p>
          </table:table-cell>
          <table:table-cell office:value-type="float" office:value="5229883">
            <text:p>5229883</text:p>
          </table:table-cell>
          <table:table-cell office:value-type="float" office:value="-14564">
            <text:p>-14564</text:p>
          </table:table-cell>
          <table:table-cell office:value-type="float" office:value="135436">
            <text:p>135436</text:p>
          </table:table-cell>
          <table:table-cell office:value-type="float" office:value="229883">
            <text:p>229883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001">
            <text:p>7001001</text:p>
          </table:table-cell>
          <table:table-cell table:style-name="ce2" office:value-type="string">
            <text:p>201012</text:p>
          </table:table-cell>
          <table:table-cell office:value-type="float" office:value="154">
            <text:p>154</text:p>
          </table:table-cell>
          <table:table-cell office:value-type="string">
            <text:p>Steeg</text:p>
          </table:table-cell>
          <table:table-cell office:value-type="string">
            <text:p>Lech</text:p>
          </table:table-cell>
          <table:table-cell office:value-type="string">
            <text:p>Tirol</text:p>
          </table:table-cell>
          <table:table-cell office:value-type="string">
            <text:p>Reutte</text:p>
          </table:table-cell>
          <table:table-cell table:formula="of:=LEFT([.Z34];2)+(RIGHT(LEFT([.Z34];4);2)*60+RIGHT([.Z34];2))/3600" office:value-type="float" office:value="47.2425">
            <text:p>47.2425</text:p>
          </table:table-cell>
          <table:table-cell table:formula="of:=LEFT([.AA34];2)+(RIGHT(LEFT([.AA34];4);2)*60+RIGHT([.AA34];2))/3600" office:value-type="float" office:value="10.2938888888889">
            <text:p>10.2938888889</text:p>
          </table:table-cell>
          <table:table-cell table:style-name="ce7"/>
          <table:table-cell table:number-columns-repeated="2"/>
          <table:table-cell table:style-name="ce2" office:value-type="string">
            <text:p>1.78</text:p>
          </table:table-cell>
          <table:table-cell table:style-name="ce2" office:value-type="string">
            <text:p>12.70</text:p>
          </table:table-cell>
          <table:table-cell table:style-name="ce2" office:value-type="string">
            <text:p>90</text:p>
          </table:table-cell>
          <table:table-cell/>
          <table:table-cell table:style-name="ce2" office:value-type="string">
            <text:p>145</text:p>
          </table:table-cell>
          <table:table-cell table:style-name="ce2" office:value-type="string">
            <text:p>170</text:p>
          </table:table-cell>
          <table:table-cell table:style-name="ce2" office:value-type="string">
            <text:p>225</text:p>
          </table:table-cell>
          <table:table-cell table:style-name="ce2" office:value-type="string">
            <text:p>320</text:p>
          </table:table-cell>
          <table:table-cell/>
          <table:table-cell office:value-type="string">
            <text:p>http://wwwc.tirol.gv.at/wasserstand/images/Stations/201012/Parameter/W/201012_W.png</text:p>
          </table:table-cell>
          <table:table-cell office:value-type="float" office:value="170070">
            <text:p>170070</text:p>
          </table:table-cell>
          <table:table-cell office:value-type="float" office:value="375884">
            <text:p>375884</text:p>
          </table:table-cell>
          <table:table-cell office:value-type="float" office:value="471433">
            <text:p>471433</text:p>
          </table:table-cell>
          <table:table-cell office:value-type="float" office:value="101738">
            <text:p>101738</text:p>
          </table:table-cell>
          <table:table-cell office:value-type="float" office:value="375877">
            <text:p>375877</text:p>
          </table:table-cell>
          <table:table-cell office:value-type="float" office:value="57">
            <text:p>57</text:p>
          </table:table-cell>
          <table:table-cell office:value-type="float" office:value="170036">
            <text:p>170036</text:p>
          </table:table-cell>
          <table:table-cell office:value-type="float" office:value="74">
            <text:p>74</text:p>
          </table:table-cell>
          <table:table-cell office:value-type="float" office:value="5233669">
            <text:p>5233669</text:p>
          </table:table-cell>
          <table:table-cell office:value-type="float" office:value="-2992">
            <text:p>-2992</text:p>
          </table:table-cell>
          <table:table-cell office:value-type="float" office:value="147008">
            <text:p>147008</text:p>
          </table:table-cell>
          <table:table-cell office:value-type="float" office:value="1">
            <text:p>1</text:p>
          </table:table-cell>
          <table:table-cell office:value-type="float" office:value="233669">
            <text:p>233669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7001015">
            <text:p>7001015</text:p>
          </table:table-cell>
          <table:table-cell table:style-name="ce2" office:value-type="string">
            <text:p>201178</text:p>
          </table:table-cell>
          <table:table-cell office:value-type="float" office:value="158">
            <text:p>158</text:p>
          </table:table-cell>
          <table:table-cell office:value-type="string">
            <text:p>Kajetansbrücke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/>
          <table:table-cell table:formula="of:=LEFT([.Z35];2)+(RIGHT(LEFT([.Z35];4);2)*60+RIGHT([.Z35];2))/3600" office:value-type="float" office:value="46.9525">
            <text:p>46.9525</text:p>
          </table:table-cell>
          <table:table-cell table:formula="of:=LEFT([.AA35];2)+(RIGHT(LEFT([.AA35];4);2)*60+RIGHT([.AA35];2))/3600" office:value-type="float" office:value="10.5119444444444">
            <text:p>10.5119444444</text:p>
          </table:table-cell>
          <table:table-cell table:style-name="ce7"/>
          <table:table-cell table:number-columns-repeated="2"/>
          <table:table-cell table:style-name="ce2" office:value-type="string">
            <text:p>7.04</text:p>
          </table:table-cell>
          <table:table-cell table:style-name="ce2" office:value-type="string">
            <text:p>58.50</text:p>
          </table:table-cell>
          <table:table-cell table:style-name="ce2" office:value-type="string">
            <text:p>300</text:p>
          </table:table-cell>
          <table:table-cell/>
          <table:table-cell table:style-name="ce2" office:value-type="string">
            <text:p>450</text:p>
          </table:table-cell>
          <table:table-cell table:style-name="ce2" office:value-type="string">
            <text:p>520</text:p>
          </table:table-cell>
          <table:table-cell table:style-name="ce2" office:value-type="string">
            <text:p>625</text:p>
          </table:table-cell>
          <table:table-cell table:style-name="ce2" office:value-type="string">
            <text:p>740</text:p>
          </table:table-cell>
          <table:table-cell/>
          <table:table-cell office:value-type="string">
            <text:p>http://wwwc.tirol.gv.at/wasserstand/images/Stations/201178/Parameter/W/201178_W.png</text:p>
          </table:table-cell>
          <table:table-cell office:value-type="float" office:value="185364">
            <text:p>185364</text:p>
          </table:table-cell>
          <table:table-cell office:value-type="float" office:value="343057">
            <text:p>343057</text:p>
          </table:table-cell>
          <table:table-cell office:value-type="float" office:value="465709">
            <text:p>465709</text:p>
          </table:table-cell>
          <table:table-cell office:value-type="float" office:value="103043">
            <text:p>103043</text:p>
          </table:table-cell>
          <table:table-cell office:value-type="float" office:value="343056">
            <text:p>343056</text:p>
          </table:table-cell>
          <table:table-cell office:value-type="float" office:value="68">
            <text:p>68</text:p>
          </table:table-cell>
          <table:table-cell office:value-type="float" office:value="185364">
            <text:p>185364</text:p>
          </table:table-cell>
          <table:table-cell office:value-type="float" office:value="23">
            <text:p>23</text:p>
          </table:table-cell>
          <table:table-cell office:value-type="float" office:value="5201454">
            <text:p>5201454</text:p>
          </table:table-cell>
          <table:table-cell office:value-type="float" office:value="13596">
            <text:p>13596</text:p>
          </table:table-cell>
          <table:table-cell office:value-type="float" office:value="163596">
            <text:p>163596</text:p>
          </table:table-cell>
          <table:table-cell office:value-type="float" office:value="201454">
            <text:p>201454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095">
            <text:p>7001095</text:p>
          </table:table-cell>
          <table:table-cell table:style-name="ce2" office:value-type="string">
            <text:p>202036</text:p>
          </table:table-cell>
          <table:table-cell office:value-type="float" office:value="179">
            <text:p>179</text:p>
          </table:table-cell>
          <table:table-cell office:value-type="string">
            <text:p>Landeck-Brüggen</text:p>
          </table:table-cell>
          <table:table-cell office:value-type="string">
            <text:p>Sanna</text:p>
          </table:table-cell>
          <table:table-cell office:value-type="string">
            <text:p>Tirol</text:p>
          </table:table-cell>
          <table:table-cell office:value-type="string">
            <text:p>Landeck</text:p>
          </table:table-cell>
          <table:table-cell table:formula="of:=LEFT([.Z36];2)+(RIGHT(LEFT([.Z36];4);2)*60+RIGHT([.Z36];2))/3600" office:value-type="float" office:value="47.1441666666667">
            <text:p>47.1441666667</text:p>
          </table:table-cell>
          <table:table-cell table:formula="of:=LEFT([.AA36];2)+(RIGHT(LEFT([.AA36];4);2)*60+RIGHT([.AA36];2))/3600" office:value-type="float" office:value="10.5636111111111">
            <text:p>10.5636111111</text:p>
          </table:table-cell>
          <table:table-cell table:style-name="ce7"/>
          <table:table-cell table:number-columns-repeated="2"/>
          <table:table-cell table:style-name="ce2" office:value-type="string">
            <text:p>4.32</text:p>
          </table:table-cell>
          <table:table-cell table:style-name="ce2" office:value-type="string">
            <text:p>19.97</text:p>
          </table:table-cell>
          <table:table-cell table:style-name="ce2" office:value-type="string">
            <text:p>90</text:p>
          </table:table-cell>
          <table:table-cell/>
          <table:table-cell table:style-name="ce2" office:value-type="string">
            <text:p>175</text:p>
          </table:table-cell>
          <table:table-cell table:style-name="ce2" office:value-type="string">
            <text:p>220</text:p>
          </table:table-cell>
          <table:table-cell table:style-name="ce2" office:value-type="string">
            <text:p>305</text:p>
          </table:table-cell>
          <table:table-cell table:style-name="ce2" office:value-type="string">
            <text:p>425</text:p>
          </table:table-cell>
          <table:table-cell/>
          <table:table-cell office:value-type="string">
            <text:p>http://wwwc.tirol.gv.at/wasserstand/images/Stations/202036/Parameter/W/202036_W.png</text:p>
          </table:table-cell>
          <table:table-cell office:value-type="float" office:value="190054">
            <text:p>190054</text:p>
          </table:table-cell>
          <table:table-cell office:value-type="float" office:value="364184">
            <text:p>364184</text:p>
          </table:table-cell>
          <table:table-cell office:value-type="float" office:value="470839">
            <text:p>470839</text:p>
          </table:table-cell>
          <table:table-cell office:value-type="float" office:value="103349">
            <text:p>103349</text:p>
          </table:table-cell>
          <table:table-cell office:value-type="float" office:value="364183">
            <text:p>364183</text:p>
          </table:table-cell>
          <table:table-cell office:value-type="float" office:value="84">
            <text:p>84</text:p>
          </table:table-cell>
          <table:table-cell office:value-type="float" office:value="190053">
            <text:p>190053</text:p>
          </table:table-cell>
          <table:table-cell office:value-type="float" office:value="62">
            <text:p>62</text:p>
          </table:table-cell>
          <table:table-cell office:value-type="float" office:value="5222753">
            <text:p>5222753</text:p>
          </table:table-cell>
          <table:table-cell office:value-type="float" office:value="17468">
            <text:p>17468</text:p>
          </table:table-cell>
          <table:table-cell office:value-type="float" office:value="167468">
            <text:p>167468</text:p>
          </table:table-cell>
          <table:table-cell office:value-type="float" office:value="222753">
            <text:p>222753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027">
            <text:p>7001027</text:p>
          </table:table-cell>
          <table:table-cell table:style-name="ce2" office:value-type="string">
            <text:p>201293</text:p>
          </table:table-cell>
          <table:table-cell office:value-type="float" office:value="160">
            <text:p>160</text:p>
          </table:table-cell>
          <table:table-cell office:value-type="string">
            <text:p>Perjen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 office:value-type="string">
            <text:p>Landeck</text:p>
          </table:table-cell>
          <table:table-cell table:formula="of:=LEFT([.Z37];2)+(RIGHT(LEFT([.Z37];4);2)*60+RIGHT([.Z37];2))/3600" office:value-type="float" office:value="47.1475">
            <text:p>47.1475</text:p>
          </table:table-cell>
          <table:table-cell table:formula="of:=LEFT([.AA37];2)+(RIGHT(LEFT([.AA37];4);2)*60+RIGHT([.AA37];2))/3600" office:value-type="float" office:value="10.5719444444444">
            <text:p>10.5719444444</text:p>
          </table:table-cell>
          <table:table-cell table:style-name="ce7"/>
          <table:table-cell table:number-columns-repeated="2"/>
          <table:table-cell table:style-name="ce2" office:value-type="string">
            <text:p>7.36</text:p>
          </table:table-cell>
          <table:table-cell table:style-name="ce2" office:value-type="string">
            <text:p>55.00</text:p>
          </table:table-cell>
          <table:table-cell table:style-name="ce2" office:value-type="string">
            <text:p>390</text:p>
          </table:table-cell>
          <table:table-cell/>
          <table:table-cell table:style-name="ce2" office:value-type="string">
            <text:p>610</text:p>
          </table:table-cell>
          <table:table-cell table:style-name="ce2" office:value-type="string">
            <text:p>710</text:p>
          </table:table-cell>
          <table:table-cell table:style-name="ce2" office:value-type="string">
            <text:p>870</text:p>
          </table:table-cell>
          <table:table-cell table:style-name="ce2" office:value-type="string">
            <text:p>1045</text:p>
          </table:table-cell>
          <table:table-cell/>
          <table:table-cell office:value-type="string">
            <text:p>http://wwwc.tirol.gv.at/wasserstand/images/Stations/201293/Parameter/W/201293_W.png</text:p>
          </table:table-cell>
          <table:table-cell office:value-type="float" office:value="190692">
            <text:p>190692</text:p>
          </table:table-cell>
          <table:table-cell office:value-type="float" office:value="364531">
            <text:p>364531</text:p>
          </table:table-cell>
          <table:table-cell office:value-type="float" office:value="470851">
            <text:p>470851</text:p>
          </table:table-cell>
          <table:table-cell office:value-type="float" office:value="103419">
            <text:p>103419</text:p>
          </table:table-cell>
          <table:table-cell office:value-type="float" office:value="364531">
            <text:p>364531</text:p>
          </table:table-cell>
          <table:table-cell office:value-type="float" office:value="33">
            <text:p>33</text:p>
          </table:table-cell>
          <table:table-cell office:value-type="float" office:value="190692">
            <text:p>190692</text:p>
          </table:table-cell>
          <table:table-cell office:value-type="float" office:value="3">
            <text:p>3</text:p>
          </table:table-cell>
          <table:table-cell office:value-type="float" office:value="5223125">
            <text:p>5223125</text:p>
          </table:table-cell>
          <table:table-cell office:value-type="float" office:value="18093">
            <text:p>18093</text:p>
          </table:table-cell>
          <table:table-cell office:value-type="float" office:value="168093">
            <text:p>168093</text:p>
          </table:table-cell>
          <table:table-cell office:value-type="float" office:value="223125">
            <text:p>223125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009">
            <text:p>7001009</text:p>
          </table:table-cell>
          <table:table-cell table:style-name="ce2" office:value-type="string">
            <text:p>201111</text:p>
          </table:table-cell>
          <table:table-cell office:value-type="float" office:value="157">
            <text:p>157</text:p>
          </table:table-cell>
          <table:table-cell office:value-type="string">
            <text:p>Vils (Lände)</text:p>
          </table:table-cell>
          <table:table-cell office:value-type="string">
            <text:p>Vils</text:p>
          </table:table-cell>
          <table:table-cell office:value-type="string">
            <text:p>Tirol</text:p>
          </table:table-cell>
          <table:table-cell office:value-type="string">
            <text:p>Reutte</text:p>
          </table:table-cell>
          <table:table-cell table:formula="of:=LEFT([.Z38];2)+(RIGHT(LEFT([.Z38];4);2)*60+RIGHT([.Z38];2))/3600" office:value-type="float" office:value="47.5522222222222">
            <text:p>47.5522222222</text:p>
          </table:table-cell>
          <table:table-cell table:formula="of:=LEFT([.AA38];2)+(RIGHT(LEFT([.AA38];4);2)*60+RIGHT([.AA38];2))/3600" office:value-type="float" office:value="10.6511111111111">
            <text:p>10.6511111111</text:p>
          </table:table-cell>
          <table:table-cell table:style-name="ce7"/>
          <table:table-cell table:number-columns-repeated="2"/>
          <table:table-cell table:style-name="ce2" office:value-type="string">
            <text:p>1.74</text:p>
          </table:table-cell>
          <table:table-cell table:style-name="ce2" office:value-type="string">
            <text:p>7.69</text:p>
          </table:table-cell>
          <table:table-cell table:style-name="ce2" office:value-type="string">
            <text:p>60</text:p>
          </table:table-cell>
          <table:table-cell/>
          <table:table-cell table:style-name="ce2" office:value-type="string">
            <text:p>120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220</text:p>
          </table:table-cell>
          <table:table-cell table:style-name="ce2" office:value-type="string">
            <text:p>325</text:p>
          </table:table-cell>
          <table:table-cell/>
          <table:table-cell office:value-type="string">
            <text:p>http://wwwc.tirol.gv.at/wasserstand/images/Stations/201111/Parameter/W/201111_W.png</text:p>
          </table:table-cell>
          <table:table-cell office:value-type="float" office:value="198255">
            <text:p>198255</text:p>
          </table:table-cell>
          <table:table-cell office:value-type="float" office:value="409273">
            <text:p>409273</text:p>
          </table:table-cell>
          <table:table-cell office:value-type="float" office:value="473308">
            <text:p>473308</text:p>
          </table:table-cell>
          <table:table-cell office:value-type="float" office:value="103904">
            <text:p>103904</text:p>
          </table:table-cell>
          <table:table-cell office:value-type="float" office:value="409273">
            <text:p>409273</text:p>
          </table:table-cell>
          <table:table-cell office:value-type="float" office:value="46">
            <text:p>46</text:p>
          </table:table-cell>
          <table:table-cell office:value-type="float" office:value="198254">
            <text:p>198254</text:p>
          </table:table-cell>
          <table:table-cell office:value-type="float" office:value="62">
            <text:p>62</text:p>
          </table:table-cell>
          <table:table-cell office:value-type="float" office:value="5268141">
            <text:p>5268141</text:p>
          </table:table-cell>
          <table:table-cell office:value-type="float" office:value="23925">
            <text:p>23925</text:p>
          </table:table-cell>
          <table:table-cell office:value-type="float" office:value="173925">
            <text:p>173925</text:p>
          </table:table-cell>
          <table:table-cell office:value-type="float" office:value="268141">
            <text:p>268141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017">
            <text:p>7001017</text:p>
          </table:table-cell>
          <table:table-cell table:style-name="ce2" office:value-type="string">
            <text:p>201194</text:p>
          </table:table-cell>
          <table:table-cell office:value-type="float" office:value="159">
            <text:p>159</text:p>
          </table:table-cell>
          <table:table-cell office:value-type="string">
            <text:p>Prutz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 office:value-type="string">
            <text:p>Landeck</text:p>
          </table:table-cell>
          <table:table-cell table:formula="of:=LEFT([.Z39];2)+(RIGHT(LEFT([.Z39];4);2)*60+RIGHT([.Z39];2))/3600" office:value-type="float" office:value="47.0772222222222">
            <text:p>47.0772222222</text:p>
          </table:table-cell>
          <table:table-cell table:formula="of:=LEFT([.AA39];2)+(RIGHT(LEFT([.AA39];4);2)*60+RIGHT([.AA39];2))/3600" office:value-type="float" office:value="10.6613888888889">
            <text:p>10.6613888889</text:p>
          </table:table-cell>
          <table:table-cell table:style-name="ce7"/>
          <table:table-cell table:number-columns-repeated="2"/>
          <table:table-cell table:style-name="ce2" office:value-type="string">
            <text:p>10.90</text:p>
          </table:table-cell>
          <table:table-cell table:style-name="ce2" office:value-type="string">
            <text:p>76.60</text:p>
          </table:table-cell>
          <table:table-cell table:style-name="ce2" office:value-type="string">
            <text:p>330</text:p>
          </table:table-cell>
          <table:table-cell/>
          <table:table-cell table:style-name="ce2" office:value-type="string">
            <text:p>480</text:p>
          </table:table-cell>
          <table:table-cell table:style-name="ce2" office:value-type="string">
            <text:p>550</text:p>
          </table:table-cell>
          <table:table-cell table:style-name="ce2" office:value-type="string">
            <text:p>660</text:p>
          </table:table-cell>
          <table:table-cell table:style-name="ce2" office:value-type="string">
            <text:p>795</text:p>
          </table:table-cell>
          <table:table-cell/>
          <table:table-cell office:value-type="string">
            <text:p>http://wwwc.tirol.gv.at/wasserstand/images/Stations/201194/Parameter/W/201194_W.png</text:p>
          </table:table-cell>
          <table:table-cell office:value-type="float" office:value="197194">
            <text:p>197194</text:p>
          </table:table-cell>
          <table:table-cell office:value-type="float" office:value="356514">
            <text:p>356514</text:p>
          </table:table-cell>
          <table:table-cell office:value-type="float" office:value="470438">
            <text:p>470438</text:p>
          </table:table-cell>
          <table:table-cell office:value-type="float" office:value="103941">
            <text:p>103941</text:p>
          </table:table-cell>
          <table:table-cell office:value-type="float" office:value="356514">
            <text:p>356514</text:p>
          </table:table-cell>
          <table:table-cell office:value-type="float" office:value="8">
            <text:p>8</text:p>
          </table:table-cell>
          <table:table-cell office:value-type="float" office:value="197193">
            <text:p>197193</text:p>
          </table:table-cell>
          <table:table-cell office:value-type="float" office:value="76">
            <text:p>76</text:p>
          </table:table-cell>
          <table:table-cell office:value-type="float" office:value="5215362">
            <text:p>5215362</text:p>
          </table:table-cell>
          <table:table-cell office:value-type="float" office:value="24901">
            <text:p>24901</text:p>
          </table:table-cell>
          <table:table-cell office:value-type="float" office:value="174901">
            <text:p>174901</text:p>
          </table:table-cell>
          <table:table-cell office:value-type="float" office:value="215362">
            <text:p>215362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007">
            <text:p>7001007</text:p>
          </table:table-cell>
          <table:table-cell table:style-name="ce2" office:value-type="string">
            <text:p>201087</text:p>
          </table:table-cell>
          <table:table-cell office:value-type="float" office:value="155">
            <text:p>155</text:p>
          </table:table-cell>
          <table:table-cell office:value-type="string">
            <text:p>Lechaschau</text:p>
          </table:table-cell>
          <table:table-cell office:value-type="string">
            <text:p>Lech</text:p>
          </table:table-cell>
          <table:table-cell office:value-type="string">
            <text:p>Tirol</text:p>
          </table:table-cell>
          <table:table-cell office:value-type="string">
            <text:p>Reutte</text:p>
          </table:table-cell>
          <table:table-cell table:formula="of:=LEFT([.Z40];2)+(RIGHT(LEFT([.Z40];4);2)*60+RIGHT([.Z40];2))/3600" office:value-type="float" office:value="47.4975">
            <text:p>47.4975</text:p>
          </table:table-cell>
          <table:table-cell table:style-name="ce6" table:formula="of:=LEFT([.AA40];2)+(RIGHT(LEFT([.AA40];4);2)*60+RIGHT([.AA40];2))/3600" office:value-type="float" office:value="10.71">
            <text:p>10.71</text:p>
          </table:table-cell>
          <table:table-cell table:style-name="ce7"/>
          <table:table-cell table:style-name="ce6" table:number-columns-repeated="2"/>
          <table:table-cell table:style-name="ce2" office:value-type="string">
            <text:p>9.32</text:p>
          </table:table-cell>
          <table:table-cell table:style-name="ce2" office:value-type="string">
            <text:p>44.20</text:p>
          </table:table-cell>
          <table:table-cell table:style-name="ce2" office:value-type="string">
            <text:p>295</text:p>
          </table:table-cell>
          <table:table-cell/>
          <table:table-cell table:style-name="ce2" office:value-type="string">
            <text:p>580</text:p>
          </table:table-cell>
          <table:table-cell table:style-name="ce2" office:value-type="string">
            <text:p>740</text:p>
          </table:table-cell>
          <table:table-cell table:style-name="ce2" office:value-type="string">
            <text:p>1030</text:p>
          </table:table-cell>
          <table:table-cell table:style-name="ce2" office:value-type="string">
            <text:p>1425</text:p>
          </table:table-cell>
          <table:table-cell/>
          <table:table-cell office:value-type="string">
            <text:p>http://wwwc.tirol.gv.at/wasserstand/images/Stations/201087/Parameter/W/201087_W.png</text:p>
          </table:table-cell>
          <table:table-cell office:value-type="float" office:value="202473">
            <text:p>202473</text:p>
          </table:table-cell>
          <table:table-cell office:value-type="float" office:value="403069">
            <text:p>403069</text:p>
          </table:table-cell>
          <table:table-cell office:value-type="float" office:value="472951">
            <text:p>472951</text:p>
          </table:table-cell>
          <table:table-cell office:value-type="float" office:value="104236">
            <text:p>104236</text:p>
          </table:table-cell>
          <table:table-cell office:value-type="float" office:value="403069">
            <text:p>403069</text:p>
          </table:table-cell>
          <table:table-cell office:value-type="float" office:value="34">
            <text:p>34</text:p>
          </table:table-cell>
          <table:table-cell office:value-type="float" office:value="202472">
            <text:p>202472</text:p>
          </table:table-cell>
          <table:table-cell office:value-type="float" office:value="72">
            <text:p>72</text:p>
          </table:table-cell>
          <table:table-cell office:value-type="float" office:value="5262102">
            <text:p>5262102</text:p>
          </table:table-cell>
          <table:table-cell office:value-type="float" office:value="2">
            <text:p>2</text:p>
          </table:table-cell>
          <table:table-cell office:value-type="float" office:value="28380">
            <text:p>28380</text:p>
          </table:table-cell>
          <table:table-cell office:value-type="float" office:value="9">
            <text:p>9</text:p>
          </table:table-cell>
          <table:table-cell office:value-type="float" office:value="178380">
            <text:p>178380</text:p>
          </table:table-cell>
          <table:table-cell office:value-type="float" office:value="9">
            <text:p>9</text:p>
          </table:table-cell>
          <table:table-cell office:value-type="float" office:value="262102">
            <text:p>262102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7001043">
            <text:p>7001043</text:p>
          </table:table-cell>
          <table:table-cell table:style-name="ce2" office:value-type="string">
            <text:p>201459</text:p>
          </table:table-cell>
          <table:table-cell office:value-type="float" office:value="161">
            <text:p>161</text:p>
          </table:table-cell>
          <table:table-cell office:value-type="string">
            <text:p>Magerbach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 office:value-type="string">
            <text:p>Imst</text:p>
          </table:table-cell>
          <table:table-cell table:formula="of:=LEFT([.Z41];2)+(RIGHT(LEFT([.Z41];4);2)*60+RIGHT([.Z41];2))/3600" office:value-type="float" office:value="47.2594444444445">
            <text:p>47.2594444444</text:p>
          </table:table-cell>
          <table:table-cell table:formula="of:=LEFT([.AA41];2)+(RIGHT(LEFT([.AA41];4);2)*60+RIGHT([.AA41];2))/3600" office:value-type="float" office:value="10.875">
            <text:p>10.875</text:p>
          </table:table-cell>
          <table:table-cell table:style-name="ce7"/>
          <table:table-cell table:number-columns-repeated="2"/>
          <table:table-cell table:style-name="ce2" office:value-type="string">
            <text:p>29.20</text:p>
          </table:table-cell>
          <table:table-cell table:style-name="ce2" office:value-type="string">
            <text:p>146.00</text:p>
          </table:table-cell>
          <table:table-cell table:style-name="ce2" office:value-type="string">
            <text:p>600</text:p>
          </table:table-cell>
          <table:table-cell/>
          <table:table-cell table:style-name="ce2" office:value-type="string">
            <text:p>850</text:p>
          </table:table-cell>
          <table:table-cell table:style-name="ce2" office:value-type="string">
            <text:p>970</text:p>
          </table:table-cell>
          <table:table-cell table:style-name="ce2" office:value-type="string">
            <text:p>1150</text:p>
          </table:table-cell>
          <table:table-cell table:style-name="ce2" office:value-type="string">
            <text:p>1345</text:p>
          </table:table-cell>
          <table:table-cell/>
          <table:table-cell office:value-type="string">
            <text:p>http://wwwc.tirol.gv.at/wasserstand/images/Stations/201459/Parameter/W/201459_W.png</text:p>
          </table:table-cell>
          <table:table-cell office:value-type="float" office:value="214058">
            <text:p>214058</text:p>
          </table:table-cell>
          <table:table-cell office:value-type="float" office:value="376194">
            <text:p>376194</text:p>
          </table:table-cell>
          <table:table-cell office:value-type="float" office:value="471534">
            <text:p>471534</text:p>
          </table:table-cell>
          <table:table-cell office:value-type="float" office:value="105230">
            <text:p>105230</text:p>
          </table:table-cell>
          <table:table-cell office:value-type="float" office:value="376194">
            <text:p>376194</text:p>
          </table:table-cell>
          <table:table-cell office:value-type="float" office:value="42">
            <text:p>42</text:p>
          </table:table-cell>
          <table:table-cell office:value-type="float" office:value="214058">
            <text:p>214058</text:p>
          </table:table-cell>
          <table:table-cell office:value-type="float" office:value="43">
            <text:p>43</text:p>
          </table:table-cell>
          <table:table-cell office:value-type="float" office:value="5235685">
            <text:p>5235685</text:p>
          </table:table-cell>
          <table:table-cell office:value-type="float" office:value="40999">
            <text:p>40999</text:p>
          </table:table-cell>
          <table:table-cell office:value-type="float" office:value="190999">
            <text:p>190999</text:p>
          </table:table-cell>
          <table:table-cell office:value-type="float" office:value="235685">
            <text:p>235685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152">
            <text:p>7001152</text:p>
          </table:table-cell>
          <table:table-cell table:style-name="ce2" office:value-type="string">
            <text:p>230078</text:p>
          </table:table-cell>
          <table:table-cell office:value-type="float" office:value="190">
            <text:p>190</text:p>
          </table:table-cell>
          <table:table-cell office:value-type="string">
            <text:p>Telfs (Fussgängersteg)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 office:value-type="string">
            <text:p>Innsbruck Land</text:p>
          </table:table-cell>
          <table:table-cell table:formula="of:=LEFT([.Z42];2)+(RIGHT(LEFT([.Z42];4);2)*60+RIGHT([.Z42];2))/3600" office:value-type="float" office:value="47.3022222222222">
            <text:p>47.3022222222</text:p>
          </table:table-cell>
          <table:table-cell table:formula="of:=LEFT([.AA42];2)+(RIGHT(LEFT([.AA42];4);2)*60+RIGHT([.AA42];2))/3600" office:value-type="float" office:value="11.0733333333333">
            <text:p>11.0733333333</text:p>
          </table:table-cell>
          <table:table-cell table:style-name="ce7"/>
          <table:table-cell table:number-columns-repeated="2"/>
          <table:table-cell table:style-name="ce2" office:value-type="string">
            <text:p>33.20</text:p>
          </table:table-cell>
          <table:table-cell table:style-name="ce2" office:value-type="string">
            <text:p>158.00</text:p>
          </table:table-cell>
          <table:table-cell table:style-name="ce2" office:value-type="string">
            <text:p>650</text:p>
          </table:table-cell>
          <table:table-cell/>
          <table:table-cell table:style-name="ce2" office:value-type="string">
            <text:p>945</text:p>
          </table:table-cell>
          <table:table-cell table:style-name="ce2" office:value-type="string">
            <text:p>1080</text:p>
          </table:table-cell>
          <table:table-cell table:style-name="ce2" office:value-type="string">
            <text:p>1290</text:p>
          </table:table-cell>
          <table:table-cell table:style-name="ce2" office:value-type="string">
            <text:p>1525</text:p>
          </table:table-cell>
          <table:table-cell/>
          <table:table-cell office:value-type="string">
            <text:p>http://wwwc.tirol.gv.at/wasserstand/images/Stations/230078/Parameter/W/230078_W.png</text:p>
          </table:table-cell>
          <table:table-cell office:value-type="float" office:value="229187">
            <text:p>229187</text:p>
          </table:table-cell>
          <table:table-cell office:value-type="float" office:value="380505">
            <text:p>380505</text:p>
          </table:table-cell>
          <table:table-cell office:value-type="float" office:value="471808">
            <text:p>471808</text:p>
          </table:table-cell>
          <table:table-cell office:value-type="float" office:value="110424">
            <text:p>110424</text:p>
          </table:table-cell>
          <table:table-cell office:value-type="float" office:value="380505">
            <text:p>380505</text:p>
          </table:table-cell>
          <table:table-cell office:value-type="float" office:value="47">
            <text:p>47</text:p>
          </table:table-cell>
          <table:table-cell office:value-type="float" office:value="229187">
            <text:p>229187</text:p>
          </table:table-cell>
          <table:table-cell office:value-type="float" office:value="25">
            <text:p>25</text:p>
          </table:table-cell>
          <table:table-cell office:value-type="float" office:value="5240578">
            <text:p>5240578</text:p>
          </table:table-cell>
          <table:table-cell office:value-type="float" office:value="13">
            <text:p>13</text:p>
          </table:table-cell>
          <table:table-cell office:value-type="float" office:value="55956">
            <text:p>55956</text:p>
          </table:table-cell>
          <table:table-cell office:value-type="float" office:value="37">
            <text:p>37</text:p>
          </table:table-cell>
          <table:table-cell office:value-type="float" office:value="205956">
            <text:p>205956</text:p>
          </table:table-cell>
          <table:table-cell office:value-type="float" office:value="37">
            <text:p>37</text:p>
          </table:table-cell>
          <table:table-cell office:value-type="float" office:value="240578">
            <text:p>240578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7001103">
            <text:p>7001103</text:p>
          </table:table-cell>
          <table:table-cell table:style-name="ce2" office:value-type="string">
            <text:p>202127</text:p>
          </table:table-cell>
          <table:table-cell office:value-type="float" office:value="180">
            <text:p>180</text:p>
          </table:table-cell>
          <table:table-cell office:value-type="string">
            <text:p>Klamm</text:p>
          </table:table-cell>
          <table:table-cell office:value-type="string">
            <text:p>Leutascher Ache</text:p>
          </table:table-cell>
          <table:table-cell office:value-type="string">
            <text:p>Tirol</text:p>
          </table:table-cell>
          <table:table-cell/>
          <table:table-cell table:formula="of:=LEFT([.Z43];2)+(RIGHT(LEFT([.Z43];4);2)*60+RIGHT([.Z43];2))/3600" office:value-type="float" office:value="47.3638888888889">
            <text:p>47.3638888889</text:p>
          </table:table-cell>
          <table:table-cell table:formula="of:=LEFT([.AA43];2)+(RIGHT(LEFT([.AA43];4);2)*60+RIGHT([.AA43];2))/3600" office:value-type="float" office:value="11.1133333333333">
            <text:p>11.1133333333</text:p>
          </table:table-cell>
          <table:table-cell table:style-name="ce7"/>
          <table:table-cell table:number-columns-repeated="2"/>
          <table:table-cell table:style-name="ce2" office:value-type="string">
            <text:p>0.32</text:p>
          </table:table-cell>
          <table:table-cell table:style-name="ce2" office:value-type="string">
            <text:p>1.41</text:p>
          </table:table-cell>
          <table:table-cell table:style-name="ce2" office:value-type="string">
            <text:p>6</text:p>
          </table:table-cell>
          <table:table-cell/>
          <table:table-cell table:style-name="ce2" office:value-type="string">
            <text:p>18</text:p>
          </table:table-cell>
          <table:table-cell table:style-name="ce2" office:value-type="string">
            <text:p>30</text:p>
          </table:table-cell>
          <table:table-cell table:style-name="ce2" office:value-type="string">
            <text:p>50</text:p>
          </table:table-cell>
          <table:table-cell table:style-name="ce2" office:value-type="string">
            <text:p>70</text:p>
          </table:table-cell>
          <table:table-cell/>
          <table:table-cell office:value-type="string">
            <text:p>http://wwwc.tirol.gv.at/wasserstand/images/Stations/202127/Parameter/W/202127_W.png</text:p>
          </table:table-cell>
          <table:table-cell office:value-type="float" office:value="232398">
            <text:p>232398</text:p>
          </table:table-cell>
          <table:table-cell office:value-type="float" office:value="387262">
            <text:p>387262</text:p>
          </table:table-cell>
          <table:table-cell office:value-type="float" office:value="472150">
            <text:p>472150</text:p>
          </table:table-cell>
          <table:table-cell office:value-type="float" office:value="110648">
            <text:p>110648</text:p>
          </table:table-cell>
          <table:table-cell office:value-type="float" office:value="387261">
            <text:p>387261</text:p>
          </table:table-cell>
          <table:table-cell office:value-type="float" office:value="65">
            <text:p>65</text:p>
          </table:table-cell>
          <table:table-cell office:value-type="float" office:value="232397">
            <text:p>232397</text:p>
          </table:table-cell>
          <table:table-cell office:value-type="float" office:value="91">
            <text:p>91</text:p>
          </table:table-cell>
          <table:table-cell office:value-type="float" office:value="5247455">
            <text:p>5247455</text:p>
          </table:table-cell>
          <table:table-cell office:value-type="float" office:value="7">
            <text:p>7</text:p>
          </table:table-cell>
          <table:table-cell office:value-type="float" office:value="58903">
            <text:p>58903</text:p>
          </table:table-cell>
          <table:table-cell office:value-type="float" office:value="2">
            <text:p>2</text:p>
          </table:table-cell>
          <table:table-cell office:value-type="float" office:value="208903">
            <text:p>208903</text:p>
          </table:table-cell>
          <table:table-cell office:value-type="float" office:value="2">
            <text:p>2</text:p>
          </table:table-cell>
          <table:table-cell office:value-type="float" office:value="247455">
            <text:p>247455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7001163">
            <text:p>7001163</text:p>
          </table:table-cell>
          <table:table-cell table:style-name="ce2" office:value-type="string">
            <text:p>230706</text:p>
          </table:table-cell>
          <table:table-cell office:value-type="float" office:value="191">
            <text:p>191</text:p>
          </table:table-cell>
          <table:table-cell office:value-type="string">
            <text:p>In der Au</text:p>
          </table:table-cell>
          <table:table-cell office:value-type="string">
            <text:p>Melach</text:p>
          </table:table-cell>
          <table:table-cell office:value-type="string">
            <text:p>Tirol</text:p>
          </table:table-cell>
          <table:table-cell/>
          <table:table-cell table:formula="of:=LEFT([.Z44];2)+(RIGHT(LEFT([.Z44];4);2)*60+RIGHT([.Z44];2))/3600" office:value-type="float" office:value="47.2258333333333">
            <text:p>47.2258333333</text:p>
          </table:table-cell>
          <table:table-cell table:formula="of:=LEFT([.AA44];2)+(RIGHT(LEFT([.AA44];4);2)*60+RIGHT([.AA44];2))/3600" office:value-type="float" office:value="11.2330555555556">
            <text:p>11.2330555556</text:p>
          </table:table-cell>
          <table:table-cell table:style-name="ce7"/>
          <table:table-cell table:number-columns-repeated="2"/>
          <table:table-cell table:style-name="ce2" office:value-type="string">
            <text:p>1.47</text:p>
          </table:table-cell>
          <table:table-cell table:style-name="ce2" office:value-type="string">
            <text:p>4.12</text:p>
          </table:table-cell>
          <table:table-cell table:style-name="ce2" office:value-type="string">
            <text:p>20</text:p>
          </table:table-cell>
          <table:table-cell/>
          <table:table-cell table:style-name="ce2" office:value-type="string">
            <text:p>40</text:p>
          </table:table-cell>
          <table:table-cell table:style-name="ce2" office:value-type="string">
            <text:p>50</text:p>
          </table:table-cell>
          <table:table-cell table:style-name="ce2" office:value-type="string">
            <text:p>65</text:p>
          </table:table-cell>
          <table:table-cell table:style-name="ce2" office:value-type="string">
            <text:p>86</text:p>
          </table:table-cell>
          <table:table-cell/>
          <table:table-cell office:value-type="string">
            <text:p>http://wwwc.tirol.gv.at/wasserstand/images/Stations/230706/Parameter/W/230706_W.png</text:p>
          </table:table-cell>
          <table:table-cell office:value-type="float" office:value="241033">
            <text:p>241033</text:p>
          </table:table-cell>
          <table:table-cell office:value-type="float" office:value="371683">
            <text:p>371683</text:p>
          </table:table-cell>
          <table:table-cell office:value-type="float" office:value="471333">
            <text:p>471333</text:p>
          </table:table-cell>
          <table:table-cell office:value-type="float" office:value="111359">
            <text:p>111359</text:p>
          </table:table-cell>
          <table:table-cell office:value-type="float" office:value="371682">
            <text:p>371682</text:p>
          </table:table-cell>
          <table:table-cell office:value-type="float" office:value="64">
            <text:p>64</text:p>
          </table:table-cell>
          <table:table-cell office:value-type="float" office:value="241033">
            <text:p>241033</text:p>
          </table:table-cell>
          <table:table-cell office:value-type="float" office:value="38">
            <text:p>38</text:p>
          </table:table-cell>
          <table:table-cell office:value-type="float" office:value="5232215">
            <text:p>5232215</text:p>
          </table:table-cell>
          <table:table-cell office:value-type="float" office:value="4">
            <text:p>4</text:p>
          </table:table-cell>
          <table:table-cell office:value-type="float" office:value="68135">
            <text:p>68135</text:p>
          </table:table-cell>
          <table:table-cell office:value-type="float" office:value="5">
            <text:p>5</text:p>
          </table:table-cell>
          <table:table-cell office:value-type="float" office:value="218135">
            <text:p>218135</text:p>
          </table:table-cell>
          <table:table-cell office:value-type="float" office:value="5">
            <text:p>5</text:p>
          </table:table-cell>
          <table:table-cell office:value-type="float" office:value="232215">
            <text:p>232215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7001008">
            <text:p>7001008</text:p>
          </table:table-cell>
          <table:table-cell table:style-name="ce2" office:value-type="string">
            <text:p>201095</text:p>
          </table:table-cell>
          <table:table-cell office:value-type="float" office:value="156">
            <text:p>156</text:p>
          </table:table-cell>
          <table:table-cell office:value-type="string">
            <text:p>Scharnitz (Weidach)</text:p>
          </table:table-cell>
          <table:table-cell office:value-type="string">
            <text:p>Isar</text:p>
          </table:table-cell>
          <table:table-cell office:value-type="string">
            <text:p>Tirol</text:p>
          </table:table-cell>
          <table:table-cell office:value-type="string">
            <text:p>Innsbruck Land</text:p>
          </table:table-cell>
          <table:table-cell table:formula="of:=LEFT([.Z45];2)+(RIGHT(LEFT([.Z45];4);2)*60+RIGHT([.Z45];2))/3600" office:value-type="float" office:value="47.3902777777778">
            <text:p>47.3902777778</text:p>
          </table:table-cell>
          <table:table-cell table:formula="of:=LEFT([.AA45];2)+(RIGHT(LEFT([.AA45];4);2)*60+RIGHT([.AA45];2))/3600" office:value-type="float" office:value="11.2644444444444">
            <text:p>11.2644444444</text:p>
          </table:table-cell>
          <table:table-cell table:style-name="ce7"/>
          <table:table-cell table:number-columns-repeated="2"/>
          <table:table-cell table:style-name="ce2" office:value-type="string">
            <text:p>2.35</text:p>
          </table:table-cell>
          <table:table-cell table:style-name="ce2" office:value-type="string">
            <text:p>7.58</text:p>
          </table:table-cell>
          <table:table-cell table:style-name="ce2" office:value-type="string">
            <text:p>24</text:p>
          </table:table-cell>
          <table:table-cell/>
          <table:table-cell table:style-name="ce2" office:value-type="string">
            <text:p>46</text:p>
          </table:table-cell>
          <table:table-cell table:style-name="ce2" office:value-type="string">
            <text:p>65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65</text:p>
          </table:table-cell>
          <table:table-cell/>
          <table:table-cell office:value-type="string">
            <text:p>http://wwwc.tirol.gv.at/wasserstand/images/Stations/201095/Parameter/W/201095_W.png</text:p>
          </table:table-cell>
          <table:table-cell office:value-type="float" office:value="243871">
            <text:p>243871</text:p>
          </table:table-cell>
          <table:table-cell office:value-type="float" office:value="389866">
            <text:p>389866</text:p>
          </table:table-cell>
          <table:table-cell office:value-type="float" office:value="472325">
            <text:p>472325</text:p>
          </table:table-cell>
          <table:table-cell office:value-type="float" office:value="111552">
            <text:p>111552</text:p>
          </table:table-cell>
          <table:table-cell office:value-type="float" office:value="389874">
            <text:p>389874</text:p>
          </table:table-cell>
          <table:table-cell office:value-type="float" office:value="62">
            <text:p>62</text:p>
          </table:table-cell>
          <table:table-cell office:value-type="float" office:value="243887">
            <text:p>243887</text:p>
          </table:table-cell>
          <table:table-cell office:value-type="float" office:value="9">
            <text:p>9</text:p>
          </table:table-cell>
          <table:table-cell office:value-type="float" office:value="5250511">
            <text:p>5250511</text:p>
          </table:table-cell>
          <table:table-cell office:value-type="float" office:value="70286">
            <text:p>70286</text:p>
          </table:table-cell>
          <table:table-cell office:value-type="float" office:value="220286">
            <text:p>220286</text:p>
          </table:table-cell>
          <table:table-cell office:value-type="float" office:value="1">
            <text:p>1</text:p>
          </table:table-cell>
          <table:table-cell office:value-type="float" office:value="250511">
            <text:p>250511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7001117">
            <text:p>7001117</text:p>
          </table:table-cell>
          <table:table-cell table:style-name="ce2" office:value-type="string">
            <text:p>202283</text:p>
          </table:table-cell>
          <table:table-cell office:value-type="float" office:value="181">
            <text:p>181</text:p>
          </table:table-cell>
          <table:table-cell office:value-type="string">
            <text:p>Krössbach</text:p>
          </table:table-cell>
          <table:table-cell office:value-type="string">
            <text:p>Ruetz</text:p>
          </table:table-cell>
          <table:table-cell office:value-type="string">
            <text:p>Tirol</text:p>
          </table:table-cell>
          <table:table-cell/>
          <table:table-cell table:formula="of:=LEFT([.Z46];2)+(RIGHT(LEFT([.Z46];4);2)*60+RIGHT([.Z46];2))/3600" office:value-type="float" office:value="47.0805555555556">
            <text:p>47.0805555556</text:p>
          </table:table-cell>
          <table:table-cell table:formula="of:=LEFT([.AA46];2)+(RIGHT(LEFT([.AA46];4);2)*60+RIGHT([.AA46];2))/3600" office:value-type="float" office:value="11.2669444444444">
            <text:p>11.2669444444</text:p>
          </table:table-cell>
          <table:table-cell table:style-name="ce7"/>
          <table:table-cell table:number-columns-repeated="2"/>
          <table:table-cell table:style-name="ce2" office:value-type="string">
            <text:p>0.46</text:p>
          </table:table-cell>
          <table:table-cell table:style-name="ce2" office:value-type="string">
            <text:p>5.37</text:p>
          </table:table-cell>
          <table:table-cell table:style-name="ce2" office:value-type="string">
            <text:p>30</text:p>
          </table:table-cell>
          <table:table-cell/>
          <table:table-cell table:style-name="ce2" office:value-type="string">
            <text:p>70</text:p>
          </table:table-cell>
          <table:table-cell table:style-name="ce2" office:value-type="string">
            <text:p>95</text:p>
          </table:table-cell>
          <table:table-cell table:style-name="ce2" office:value-type="string">
            <text:p>140</text:p>
          </table:table-cell>
          <table:table-cell table:style-name="ce2" office:value-type="string">
            <text:p>200</text:p>
          </table:table-cell>
          <table:table-cell/>
          <table:table-cell office:value-type="string">
            <text:p>http://wwwc.tirol.gv.at/wasserstand/images/Stations/202283/Parameter/W/202283_W.png</text:p>
          </table:table-cell>
          <table:table-cell office:value-type="float" office:value="243119">
            <text:p>243119</text:p>
          </table:table-cell>
          <table:table-cell office:value-type="float" office:value="355477">
            <text:p>355477</text:p>
          </table:table-cell>
          <table:table-cell office:value-type="float" office:value="470450">
            <text:p>470450</text:p>
          </table:table-cell>
          <table:table-cell office:value-type="float" office:value="111601">
            <text:p>111601</text:p>
          </table:table-cell>
          <table:table-cell office:value-type="float" office:value="355485">
            <text:p>355485</text:p>
          </table:table-cell>
          <table:table-cell office:value-type="float" office:value="44">
            <text:p>44</text:p>
          </table:table-cell>
          <table:table-cell office:value-type="float" office:value="243159">
            <text:p>243159</text:p>
          </table:table-cell>
          <table:table-cell office:value-type="float" office:value="64">
            <text:p>64</text:p>
          </table:table-cell>
          <table:table-cell office:value-type="float" office:value="5216106">
            <text:p>5216106</text:p>
          </table:table-cell>
          <table:table-cell office:value-type="float" office:value="70885">
            <text:p>70885</text:p>
          </table:table-cell>
          <table:table-cell office:value-type="float" office:value="220885">
            <text:p>220885</text:p>
          </table:table-cell>
          <table:table-cell office:value-type="float" office:value="216106">
            <text:p>216106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049">
            <text:p>7001049</text:p>
          </table:table-cell>
          <table:table-cell table:style-name="ce2" office:value-type="string">
            <text:p>201525</text:p>
          </table:table-cell>
          <table:table-cell office:value-type="float" office:value="162">
            <text:p>162</text:p>
          </table:table-cell>
          <table:table-cell office:value-type="string">
            <text:p>Innsbruck (oberh. Sill)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 office:value-type="string">
            <text:p>Innsbruck</text:p>
          </table:table-cell>
          <table:table-cell table:formula="of:=LEFT([.Z47];2)+(RIGHT(LEFT([.Z47];4);2)*60+RIGHT([.Z47];2))/3600" office:value-type="float" office:value="47.2627777777778">
            <text:p>47.2627777778</text:p>
          </table:table-cell>
          <table:table-cell table:formula="of:=LEFT([.AA47];2)+(RIGHT(LEFT([.AA47];4);2)*60+RIGHT([.AA47];2))/3600" office:value-type="float" office:value="11.3813888888889">
            <text:p>11.3813888889</text:p>
          </table:table-cell>
          <table:table-cell table:style-name="ce7"/>
          <table:table-cell table:number-columns-repeated="2"/>
          <table:table-cell table:style-name="ce2" office:value-type="string">
            <text:p>40.10</text:p>
          </table:table-cell>
          <table:table-cell table:style-name="ce2" office:value-type="string">
            <text:p>164.00</text:p>
          </table:table-cell>
          <table:table-cell table:style-name="ce2" office:value-type="string">
            <text:p>660</text:p>
          </table:table-cell>
          <table:table-cell/>
          <table:table-cell table:style-name="ce2" office:value-type="string">
            <text:p>920</text:p>
          </table:table-cell>
          <table:table-cell table:style-name="ce2" office:value-type="string">
            <text:p>1040</text:p>
          </table:table-cell>
          <table:table-cell table:style-name="ce2" office:value-type="string">
            <text:p>1240</text:p>
          </table:table-cell>
          <table:table-cell table:style-name="ce2" office:value-type="string">
            <text:p>1450</text:p>
          </table:table-cell>
          <table:table-cell/>
          <table:table-cell office:value-type="string">
            <text:p>http://wwwc.tirol.gv.at/wasserstand/images/Stations/201525/Parameter/W/201525_W.png</text:p>
          </table:table-cell>
          <table:table-cell office:value-type="float" office:value="253570">
            <text:p>253570</text:p>
          </table:table-cell>
          <table:table-cell office:value-type="float" office:value="376950">
            <text:p>376950</text:p>
          </table:table-cell>
          <table:table-cell office:value-type="float" office:value="471546">
            <text:p>471546</text:p>
          </table:table-cell>
          <table:table-cell office:value-type="float" office:value="112253">
            <text:p>112253</text:p>
          </table:table-cell>
          <table:table-cell office:value-type="float" office:value="375478">
            <text:p>375478</text:p>
          </table:table-cell>
          <table:table-cell office:value-type="float" office:value="91">
            <text:p>91</text:p>
          </table:table-cell>
          <table:table-cell office:value-type="float" office:value="252360">
            <text:p>252360</text:p>
          </table:table-cell>
          <table:table-cell office:value-type="float" office:value="3">
            <text:p>3</text:p>
          </table:table-cell>
          <table:table-cell office:value-type="float" office:value="5236447">
            <text:p>5236447</text:p>
          </table:table-cell>
          <table:table-cell office:value-type="float" office:value="79310">
            <text:p>79310</text:p>
          </table:table-cell>
          <table:table-cell office:value-type="float" office:value="229310">
            <text:p>229310</text:p>
          </table:table-cell>
          <table:table-cell office:value-type="float" office:value="1">
            <text:p>1</text:p>
          </table:table-cell>
          <table:table-cell office:value-type="float" office:value="236447">
            <text:p>236447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7001057">
            <text:p>7001057</text:p>
          </table:table-cell>
          <table:table-cell table:style-name="ce2" office:value-type="string">
            <text:p>201624</text:p>
          </table:table-cell>
          <table:table-cell office:value-type="float" office:value="164">
            <text:p>164</text:p>
          </table:table-cell>
          <table:table-cell office:value-type="string">
            <text:p>Innsbruck-Reichenau</text:p>
          </table:table-cell>
          <table:table-cell office:value-type="string">
            <text:p>Sill</text:p>
          </table:table-cell>
          <table:table-cell office:value-type="string">
            <text:p>Tirol</text:p>
          </table:table-cell>
          <table:table-cell office:value-type="string">
            <text:p>Innsbruck</text:p>
          </table:table-cell>
          <table:table-cell table:formula="of:=LEFT([.Z48];2)+(RIGHT(LEFT([.Z48];4);2)*60+RIGHT([.Z48];2))/3600" office:value-type="float" office:value="47.2752777777778">
            <text:p>47.2752777778</text:p>
          </table:table-cell>
          <table:table-cell table:formula="of:=LEFT([.AA48];2)+(RIGHT(LEFT([.AA48];4);2)*60+RIGHT([.AA48];2))/3600" office:value-type="float" office:value="11.4141666666667">
            <text:p>11.4141666667</text:p>
          </table:table-cell>
          <table:table-cell table:style-name="ce7"/>
          <table:table-cell table:number-columns-repeated="2"/>
          <table:table-cell table:style-name="ce2" office:value-type="string">
            <text:p>7.15</text:p>
          </table:table-cell>
          <table:table-cell table:style-name="ce2" office:value-type="string">
            <text:p>24.51</text:p>
          </table:table-cell>
          <table:table-cell table:style-name="ce2" office:value-type="string">
            <text:p>100</text:p>
          </table:table-cell>
          <table:table-cell/>
          <table:table-cell table:style-name="ce2" office:value-type="string">
            <text:p>180</text:p>
          </table:table-cell>
          <table:table-cell table:style-name="ce2" office:value-type="string">
            <text:p>215</text:p>
          </table:table-cell>
          <table:table-cell table:style-name="ce2" office:value-type="string">
            <text:p>285</text:p>
          </table:table-cell>
          <table:table-cell table:style-name="ce2" office:value-type="string">
            <text:p>390</text:p>
          </table:table-cell>
          <table:table-cell/>
          <table:table-cell office:value-type="string">
            <text:p>http://wwwc.tirol.gv.at/wasserstand/images/Stations/201624/Parameter/W/201624_W.png</text:p>
          </table:table-cell>
          <table:table-cell office:value-type="float" office:value="254857">
            <text:p>254857</text:p>
          </table:table-cell>
          <table:table-cell office:value-type="float" office:value="376833">
            <text:p>376833</text:p>
          </table:table-cell>
          <table:table-cell office:value-type="float" office:value="471631">
            <text:p>471631</text:p>
          </table:table-cell>
          <table:table-cell office:value-type="float" office:value="112451">
            <text:p>112451</text:p>
          </table:table-cell>
          <table:table-cell office:value-type="float" office:value="376833">
            <text:p>376833</text:p>
          </table:table-cell>
          <table:table-cell office:value-type="float" office:value="37">
            <text:p>37</text:p>
          </table:table-cell>
          <table:table-cell office:value-type="float" office:value="254857">
            <text:p>254857</text:p>
          </table:table-cell>
          <table:table-cell office:value-type="float" office:value="15">
            <text:p>15</text:p>
          </table:table-cell>
          <table:table-cell office:value-type="float" office:value="5237897">
            <text:p>5237897</text:p>
          </table:table-cell>
          <table:table-cell office:value-type="float" office:value="4">
            <text:p>4</text:p>
          </table:table-cell>
          <table:table-cell office:value-type="float" office:value="81753">
            <text:p>81753</text:p>
          </table:table-cell>
          <table:table-cell office:value-type="float" office:value="7">
            <text:p>7</text:p>
          </table:table-cell>
          <table:table-cell office:value-type="float" office:value="231753">
            <text:p>231753</text:p>
          </table:table-cell>
          <table:table-cell office:value-type="float" office:value="7">
            <text:p>7</text:p>
          </table:table-cell>
          <table:table-cell office:value-type="float" office:value="237897">
            <text:p>237897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7001054">
            <text:p>7001054</text:p>
          </table:table-cell>
          <table:table-cell table:style-name="ce2" office:value-type="string">
            <text:p>201574</text:p>
          </table:table-cell>
          <table:table-cell office:value-type="float" office:value="163">
            <text:p>163</text:p>
          </table:table-cell>
          <table:table-cell office:value-type="string">
            <text:p>Puig</text:p>
          </table:table-cell>
          <table:table-cell office:value-type="string">
            <text:p>Sill</text:p>
          </table:table-cell>
          <table:table-cell office:value-type="string">
            <text:p>Tirol</text:p>
          </table:table-cell>
          <table:table-cell office:value-type="string">
            <text:p>Innsbruck Land</text:p>
          </table:table-cell>
          <table:table-cell table:formula="of:=LEFT([.Z49];2)+(RIGHT(LEFT([.Z49];4);2)*60+RIGHT([.Z49];2))/3600" office:value-type="float" office:value="47.1136111111111">
            <text:p>47.1136111111</text:p>
          </table:table-cell>
          <table:table-cell table:formula="of:=LEFT([.AA49];2)+(RIGHT(LEFT([.AA49];4);2)*60+RIGHT([.AA49];2))/3600" office:value-type="float" office:value="11.4530555555556">
            <text:p>11.4530555556</text:p>
          </table:table-cell>
          <table:table-cell table:style-name="ce7"/>
          <table:table-cell table:number-columns-repeated="2"/>
          <table:table-cell table:style-name="ce2" office:value-type="string">
            <text:p>2.92</text:p>
          </table:table-cell>
          <table:table-cell table:style-name="ce2" office:value-type="string">
            <text:p>10.75</text:p>
          </table:table-cell>
          <table:table-cell table:style-name="ce2" office:value-type="string">
            <text:p>40</text:p>
          </table:table-cell>
          <table:table-cell/>
          <table:table-cell table:style-name="ce2" office:value-type="string">
            <text:p>75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120</text:p>
          </table:table-cell>
          <table:table-cell table:style-name="ce2" office:value-type="string">
            <text:p>155</text:p>
          </table:table-cell>
          <table:table-cell/>
          <table:table-cell office:value-type="string">
            <text:p>http://wwwc.tirol.gv.at/wasserstand/images/Stations/201574/Parameter/W/201574_W.png</text:p>
          </table:table-cell>
          <table:table-cell office:value-type="float" office:value="257368">
            <text:p>257368</text:p>
          </table:table-cell>
          <table:table-cell office:value-type="float" office:value="358784">
            <text:p>358784</text:p>
          </table:table-cell>
          <table:table-cell office:value-type="float" office:value="470649">
            <text:p>470649</text:p>
          </table:table-cell>
          <table:table-cell office:value-type="float" office:value="112711">
            <text:p>112711</text:p>
          </table:table-cell>
          <table:table-cell office:value-type="float" office:value="358784">
            <text:p>358784</text:p>
          </table:table-cell>
          <table:table-cell office:value-type="float" office:value="48">
            <text:p>48</text:p>
          </table:table-cell>
          <table:table-cell office:value-type="float" office:value="257367">
            <text:p>257367</text:p>
          </table:table-cell>
          <table:table-cell office:value-type="float" office:value="78">
            <text:p>78</text:p>
          </table:table-cell>
          <table:table-cell office:value-type="float" office:value="5219951">
            <text:p>5219951</text:p>
          </table:table-cell>
          <table:table-cell office:value-type="float" office:value="24">
            <text:p>24</text:p>
          </table:table-cell>
          <table:table-cell office:value-type="float" office:value="84958">
            <text:p>84958</text:p>
          </table:table-cell>
          <table:table-cell office:value-type="float" office:value="61">
            <text:p>61</text:p>
          </table:table-cell>
          <table:table-cell office:value-type="float" office:value="234958">
            <text:p>234958</text:p>
          </table:table-cell>
          <table:table-cell office:value-type="float" office:value="61">
            <text:p>61</text:p>
          </table:table-cell>
          <table:table-cell office:value-type="float" office:value="219951">
            <text:p>219951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7001062">
            <text:p>7001062</text:p>
          </table:table-cell>
          <table:table-cell table:style-name="ce2" office:value-type="string">
            <text:p>201681</text:p>
          </table:table-cell>
          <table:table-cell office:value-type="float" office:value="165">
            <text:p>165</text:p>
          </table:table-cell>
          <table:table-cell office:value-type="string">
            <text:p>Jenbach-Rotholz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 office:value-type="string">
            <text:p>Schwaz</text:p>
          </table:table-cell>
          <table:table-cell table:formula="of:=LEFT([.Z50];2)+(RIGHT(LEFT([.Z50];4);2)*60+RIGHT([.Z50];2))/3600" office:value-type="float" office:value="47.3894444444444">
            <text:p>47.3894444444</text:p>
          </table:table-cell>
          <table:table-cell table:formula="of:=LEFT([.AA50];2)+(RIGHT(LEFT([.AA50];4);2)*60+RIGHT([.AA50];2))/3600" office:value-type="float" office:value="11.7897222222222">
            <text:p>11.7897222222</text:p>
          </table:table-cell>
          <table:table-cell table:style-name="ce7"/>
          <table:table-cell table:number-columns-repeated="2"/>
          <table:table-cell table:style-name="ce2" office:value-type="string">
            <text:p>64.10</text:p>
          </table:table-cell>
          <table:table-cell table:style-name="ce2" office:value-type="string">
            <text:p>213.00</text:p>
          </table:table-cell>
          <table:table-cell table:style-name="ce2" office:value-type="string">
            <text:p>770</text:p>
          </table:table-cell>
          <table:table-cell/>
          <table:table-cell table:style-name="ce2" office:value-type="string">
            <text:p>1120</text:p>
          </table:table-cell>
          <table:table-cell table:style-name="ce2" office:value-type="string">
            <text:p>1280</text:p>
          </table:table-cell>
          <table:table-cell table:style-name="ce2" office:value-type="string">
            <text:p>1540</text:p>
          </table:table-cell>
          <table:table-cell table:style-name="ce2" office:value-type="string">
            <text:p>1820</text:p>
          </table:table-cell>
          <table:table-cell/>
          <table:table-cell office:value-type="string">
            <text:p>http://wwwc.tirol.gv.at/wasserstand/images/Stations/201681/Parameter/W/201681_W.png</text:p>
          </table:table-cell>
          <table:table-cell office:value-type="float" office:value="283519">
            <text:p>283519</text:p>
          </table:table-cell>
          <table:table-cell office:value-type="float" office:value="388867">
            <text:p>388867</text:p>
          </table:table-cell>
          <table:table-cell office:value-type="float" office:value="472322">
            <text:p>472322</text:p>
          </table:table-cell>
          <table:table-cell office:value-type="float" office:value="114723">
            <text:p>114723</text:p>
          </table:table-cell>
          <table:table-cell office:value-type="float" office:value="388866">
            <text:p>388866</text:p>
          </table:table-cell>
          <table:table-cell office:value-type="float" office:value="83">
            <text:p>83</text:p>
          </table:table-cell>
          <table:table-cell office:value-type="float" office:value="283518">
            <text:p>283518</text:p>
          </table:table-cell>
          <table:table-cell office:value-type="float" office:value="89">
            <text:p>89</text:p>
          </table:table-cell>
          <table:table-cell office:value-type="float" office:value="5251032">
            <text:p>5251032</text:p>
          </table:table-cell>
          <table:table-cell office:value-type="float" office:value="7">
            <text:p>7</text:p>
          </table:table-cell>
          <table:table-cell office:value-type="float" office:value="109935">
            <text:p>109935</text:p>
          </table:table-cell>
          <table:table-cell office:value-type="float" office:value="3">
            <text:p>3</text:p>
          </table:table-cell>
          <table:table-cell office:value-type="float" office:value="259935">
            <text:p>259935</text:p>
          </table:table-cell>
          <table:table-cell office:value-type="float" office:value="3">
            <text:p>3</text:p>
          </table:table-cell>
          <table:table-cell office:value-type="float" office:value="251032">
            <text:p>251032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7001067">
            <text:p>7001067</text:p>
          </table:table-cell>
          <table:table-cell table:style-name="ce2" office:value-type="string">
            <text:p>201749</text:p>
          </table:table-cell>
          <table:table-cell office:value-type="float" office:value="166">
            <text:p>166</text:p>
          </table:table-cell>
          <table:table-cell office:value-type="string">
            <text:p>Mayrhofen</text:p>
          </table:table-cell>
          <table:table-cell office:value-type="string">
            <text:p>Ziller</text:p>
          </table:table-cell>
          <table:table-cell office:value-type="string">
            <text:p>Tirol</text:p>
          </table:table-cell>
          <table:table-cell office:value-type="string">
            <text:p>Schwaz</text:p>
          </table:table-cell>
          <table:table-cell table:formula="of:=LEFT([.Z51];2)+(RIGHT(LEFT([.Z51];4);2)*60+RIGHT([.Z51];2))/3600" office:value-type="float" office:value="47.1691666666667">
            <text:p>47.1691666667</text:p>
          </table:table-cell>
          <table:table-cell table:style-name="ce6" table:formula="of:=LEFT([.AA51];2)+(RIGHT(LEFT([.AA51];4);2)*60+RIGHT([.AA51];2))/3600" office:value-type="float" office:value="11.86">
            <text:p>11.86</text:p>
          </table:table-cell>
          <table:table-cell table:style-name="ce7"/>
          <table:table-cell table:style-name="ce6" table:number-columns-repeated="2"/>
          <table:table-cell table:style-name="ce2" office:value-type="string">
            <text:p>3.25</text:p>
          </table:table-cell>
          <table:table-cell table:style-name="ce2" office:value-type="string">
            <text:p>26.79</text:p>
          </table:table-cell>
          <table:table-cell table:style-name="ce2" office:value-type="string">
            <text:p>130</text:p>
          </table:table-cell>
          <table:table-cell/>
          <table:table-cell table:style-name="ce2" office:value-type="string">
            <text:p>210</text:p>
          </table:table-cell>
          <table:table-cell table:style-name="ce2" office:value-type="string">
            <text:p>245</text:p>
          </table:table-cell>
          <table:table-cell table:style-name="ce2" office:value-type="string">
            <text:p>300</text:p>
          </table:table-cell>
          <table:table-cell table:style-name="ce2" office:value-type="string">
            <text:p>370</text:p>
          </table:table-cell>
          <table:table-cell/>
          <table:table-cell office:value-type="string">
            <text:p>http://wwwc.tirol.gv.at/wasserstand/images/Stations/201749/Parameter/W/201749_W.png</text:p>
          </table:table-cell>
          <table:table-cell office:value-type="float" office:value="288359">
            <text:p>288359</text:p>
          </table:table-cell>
          <table:table-cell office:value-type="float" office:value="364304">
            <text:p>364304</text:p>
          </table:table-cell>
          <table:table-cell office:value-type="float" office:value="471009">
            <text:p>471009</text:p>
          </table:table-cell>
          <table:table-cell office:value-type="float" office:value="115136">
            <text:p>115136</text:p>
          </table:table-cell>
          <table:table-cell office:value-type="float" office:value="364304">
            <text:p>364304</text:p>
          </table:table-cell>
          <table:table-cell office:value-type="float" office:value="14">
            <text:p>14</text:p>
          </table:table-cell>
          <table:table-cell office:value-type="float" office:value="288358">
            <text:p>288358</text:p>
          </table:table-cell>
          <table:table-cell office:value-type="float" office:value="8">
            <text:p>8</text:p>
          </table:table-cell>
          <table:table-cell office:value-type="float" office:value="5226585">
            <text:p>5226585</text:p>
          </table:table-cell>
          <table:table-cell office:value-type="float" office:value="-111670">
            <text:p>-111670</text:p>
          </table:table-cell>
          <table:table-cell office:value-type="float" office:value="338330">
            <text:p>338330</text:p>
          </table:table-cell>
          <table:table-cell office:value-type="float" office:value="226585">
            <text:p>226585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071">
            <text:p>7001071</text:p>
          </table:table-cell>
          <table:table-cell table:style-name="ce2" office:value-type="string">
            <text:p>201780</text:p>
          </table:table-cell>
          <table:table-cell office:value-type="float" office:value="169">
            <text:p>169</text:p>
          </table:table-cell>
          <table:table-cell office:value-type="string">
            <text:p>Hart im Zillertal</text:p>
          </table:table-cell>
          <table:table-cell office:value-type="string">
            <text:p>Ziller</text:p>
          </table:table-cell>
          <table:table-cell office:value-type="string">
            <text:p>Tirol</text:p>
          </table:table-cell>
          <table:table-cell office:value-type="string">
            <text:p>Schwaz</text:p>
          </table:table-cell>
          <table:table-cell table:formula="of:=LEFT([.Z52];2)+(RIGHT(LEFT([.Z52];4);2)*60+RIGHT([.Z52];2))/3600" office:value-type="float" office:value="47.3469444444445">
            <text:p>47.3469444444</text:p>
          </table:table-cell>
          <table:table-cell table:formula="of:=LEFT([.AA52];2)+(RIGHT(LEFT([.AA52];4);2)*60+RIGHT([.AA52];2))/3600" office:value-type="float" office:value="11.8630555555556">
            <text:p>11.8630555556</text:p>
          </table:table-cell>
          <table:table-cell table:style-name="ce7"/>
          <table:table-cell table:number-columns-repeated="2"/>
          <table:table-cell table:style-name="ce2" office:value-type="string">
            <text:p>8.95</text:p>
          </table:table-cell>
          <table:table-cell table:style-name="ce2" office:value-type="string">
            <text:p>44.50</text:p>
          </table:table-cell>
          <table:table-cell table:style-name="ce2" office:value-type="string">
            <text:p>240</text:p>
          </table:table-cell>
          <table:table-cell/>
          <table:table-cell table:style-name="ce2" office:value-type="string">
            <text:p>350</text:p>
          </table:table-cell>
          <table:table-cell table:style-name="ce2" office:value-type="string">
            <text:p>410</text:p>
          </table:table-cell>
          <table:table-cell table:style-name="ce2" office:value-type="string">
            <text:p>500</text:p>
          </table:table-cell>
          <table:table-cell table:style-name="ce2" office:value-type="string">
            <text:p>600</text:p>
          </table:table-cell>
          <table:table-cell/>
          <table:table-cell office:value-type="string">
            <text:p>http://wwwc.tirol.gv.at/wasserstand/images/Stations/201780/Parameter/W/201780_W.png</text:p>
          </table:table-cell>
          <table:table-cell office:value-type="float" office:value="288958">
            <text:p>288958</text:p>
          </table:table-cell>
          <table:table-cell office:value-type="float" office:value="384031">
            <text:p>384031</text:p>
          </table:table-cell>
          <table:table-cell office:value-type="float" office:value="472049">
            <text:p>472049</text:p>
          </table:table-cell>
          <table:table-cell office:value-type="float" office:value="115147">
            <text:p>115147</text:p>
          </table:table-cell>
          <table:table-cell office:value-type="float" office:value="384030">
            <text:p>384030</text:p>
          </table:table-cell>
          <table:table-cell office:value-type="float" office:value="57">
            <text:p>57</text:p>
          </table:table-cell>
          <table:table-cell office:value-type="float" office:value="288957">
            <text:p>288957</text:p>
          </table:table-cell>
          <table:table-cell office:value-type="float" office:value="8">
            <text:p>8</text:p>
          </table:table-cell>
          <table:table-cell office:value-type="float" office:value="5246407">
            <text:p>5246407</text:p>
          </table:table-cell>
          <table:table-cell office:value-type="float" office:value="4">
            <text:p>4</text:p>
          </table:table-cell>
          <table:table-cell office:value-type="float" office:value="115557">
            <text:p>115557</text:p>
          </table:table-cell>
          <table:table-cell office:value-type="float" office:value="4">
            <text:p>4</text:p>
          </table:table-cell>
          <table:table-cell office:value-type="float" office:value="265557">
            <text:p>265557</text:p>
          </table:table-cell>
          <table:table-cell office:value-type="float" office:value="4">
            <text:p>4</text:p>
          </table:table-cell>
          <table:table-cell office:value-type="float" office:value="246407">
            <text:p>246407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7001075">
            <text:p>7001075</text:p>
          </table:table-cell>
          <table:table-cell table:style-name="ce2" office:value-type="string">
            <text:p>201822</text:p>
          </table:table-cell>
          <table:table-cell office:value-type="float" office:value="171">
            <text:p>171</text:p>
          </table:table-cell>
          <table:table-cell office:value-type="string">
            <text:p>Mariathal</text:p>
          </table:table-cell>
          <table:table-cell office:value-type="string">
            <text:p>Brandenberger Ache</text:p>
          </table:table-cell>
          <table:table-cell office:value-type="string">
            <text:p>Tirol</text:p>
          </table:table-cell>
          <table:table-cell office:value-type="string">
            <text:p>Kufstein</text:p>
          </table:table-cell>
          <table:table-cell table:formula="of:=LEFT([.Z53];2)+(RIGHT(LEFT([.Z53];4);2)*60+RIGHT([.Z53];2))/3600" office:value-type="float" office:value="47.4552777777778">
            <text:p>47.4552777778</text:p>
          </table:table-cell>
          <table:table-cell table:formula="of:=LEFT([.AA53];2)+(RIGHT(LEFT([.AA53];4);2)*60+RIGHT([.AA53];2))/3600" office:value-type="float" office:value="11.8655555555556">
            <text:p>11.8655555556</text:p>
          </table:table-cell>
          <table:table-cell table:style-name="ce7"/>
          <table:table-cell table:number-columns-repeated="2"/>
          <table:table-cell table:style-name="ce2" office:value-type="string">
            <text:p>2.49</text:p>
          </table:table-cell>
          <table:table-cell table:style-name="ce2" office:value-type="string">
            <text:p>10.39</text:p>
          </table:table-cell>
          <table:table-cell table:style-name="ce2" office:value-type="string">
            <text:p>92</text:p>
          </table:table-cell>
          <table:table-cell/>
          <table:table-cell table:style-name="ce2" office:value-type="string">
            <text:p>205</text:p>
          </table:table-cell>
          <table:table-cell table:style-name="ce2" office:value-type="string">
            <text:p>250</text:p>
          </table:table-cell>
          <table:table-cell table:style-name="ce2" office:value-type="string">
            <text:p>300</text:p>
          </table:table-cell>
          <table:table-cell table:style-name="ce2" office:value-type="string">
            <text:p>360</text:p>
          </table:table-cell>
          <table:table-cell/>
          <table:table-cell office:value-type="string">
            <text:p>http://wwwc.tirol.gv.at/wasserstand/images/Stations/201822/Parameter/W/201822_W.png</text:p>
          </table:table-cell>
          <table:table-cell office:value-type="float" office:value="289363">
            <text:p>289363</text:p>
          </table:table-cell>
          <table:table-cell office:value-type="float" office:value="396038">
            <text:p>396038</text:p>
          </table:table-cell>
          <table:table-cell office:value-type="float" office:value="472719">
            <text:p>472719</text:p>
          </table:table-cell>
          <table:table-cell office:value-type="float" office:value="115156">
            <text:p>115156</text:p>
          </table:table-cell>
          <table:table-cell office:value-type="float" office:value="396075">
            <text:p>396075</text:p>
          </table:table-cell>
          <table:table-cell office:value-type="float" office:value="61">
            <text:p>61</text:p>
          </table:table-cell>
          <table:table-cell office:value-type="float" office:value="289367">
            <text:p>289367</text:p>
          </table:table-cell>
          <table:table-cell office:value-type="float" office:value="23">
            <text:p>23</text:p>
          </table:table-cell>
          <table:table-cell office:value-type="float" office:value="5258372">
            <text:p>5258372</text:p>
          </table:table-cell>
          <table:table-cell office:value-type="float" office:value="-110663">
            <text:p>-110663</text:p>
          </table:table-cell>
          <table:table-cell office:value-type="float" office:value="339337">
            <text:p>339337</text:p>
          </table:table-cell>
          <table:table-cell office:value-type="float" office:value="258372">
            <text:p>258372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2001064">
            <text:p>2001064</text:p>
          </table:table-cell>
          <table:table-cell table:style-name="ce2" office:value-type="string">
            <text:p>213082</text:p>
          </table:table-cell>
          <table:table-cell office:value-type="float" office:value="24">
            <text:p>24</text:p>
          </table:table-cell>
          <table:table-cell office:value-type="string">
            <text:p>St Gertraud</text:p>
          </table:table-cell>
          <table:table-cell office:value-type="string">
            <text:p>Lavant</text:p>
          </table:table-cell>
          <table:table-cell office:value-type="string">
            <text:p>Kärnten</text:p>
          </table:table-cell>
          <table:table-cell/>
          <table:table-cell table:formula="of:=LEFT([.Z54];2)+(RIGHT(LEFT([.Z54];4);2)*60+RIGHT([.Z54];2))/3600" office:value-type="float" office:value="46.8963888888889">
            <text:p>46.8963888889</text:p>
          </table:table-cell>
          <table:table-cell table:formula="of:=LEFT([.AA54];2)+(RIGHT(LEFT([.AA54];4);2)*60+RIGHT([.AA54];2))/3600" office:value-type="float" office:value="11.8691666666667">
            <text:p>11.8691666667</text:p>
          </table:table-cell>
          <table:table-cell table:style-name="ce7"/>
          <table:table-cell table:number-columns-repeated="2"/>
          <table:table-cell table:style-name="ce2" office:value-type="string">
            <text:p>2.00</text:p>
          </table:table-cell>
          <table:table-cell table:style-name="ce2" office:value-type="string">
            <text:p>6.00</text:p>
          </table:table-cell>
          <table:table-cell table:style-name="ce2" office:value-type="string">
            <text:p>34</text:p>
          </table:table-cell>
          <table:table-cell/>
          <table:table-cell table:style-name="ce2" office:value-type="string">
            <text:p>67</text:p>
          </table:table-cell>
          <table:table-cell table:style-name="ce2" office:value-type="string">
            <text:p>89</text:p>
          </table:table-cell>
          <table:table-cell table:style-name="ce2" office:value-type="string">
            <text:p>130</text:p>
          </table:table-cell>
          <table:table-cell table:style-name="ce2" office:value-type="string">
            <text:p>180</text:p>
          </table:table-cell>
          <table:table-cell table:style-name="ce2" office:value-type="string">
            <text:p>360</text:p>
          </table:table-cell>
          <table:table-cell office:value-type="string">
            <text:p>http://info.ktn.gv.at/asp/hydro/daten/QP_StGertraud.gif</text:p>
          </table:table-cell>
          <table:table-cell office:value-type="float" office:value="516980">
            <text:p>516980</text:p>
          </table:table-cell>
          <table:table-cell office:value-type="float" office:value="334079">
            <text:p>334079</text:p>
          </table:table-cell>
          <table:table-cell office:value-type="float" office:value="465347">
            <text:p>465347</text:p>
          </table:table-cell>
          <table:table-cell office:value-type="float" office:value="115209">
            <text:p>115209</text:p>
          </table:table-cell>
          <table:table-cell office:value-type="float" office:value="334079">
            <text:p>334079</text:p>
          </table:table-cell>
          <table:table-cell office:value-type="float" office:value="16">
            <text:p>16</text:p>
          </table:table-cell>
          <table:table-cell office:value-type="float" office:value="516979">
            <text:p>516979</text:p>
          </table:table-cell>
          <table:table-cell office:value-type="float" office:value="94">
            <text:p>94</text:p>
          </table:table-cell>
          <table:table-cell office:value-type="float" office:value="5196243">
            <text:p>5196243</text:p>
          </table:table-cell>
          <table:table-cell office:value-type="float" office:value="5">
            <text:p>5</text:p>
          </table:table-cell>
          <table:table-cell office:value-type="float" office:value="-111559">
            <text:p>-111559</text:p>
          </table:table-cell>
          <table:table-cell office:value-type="float" office:value="46">
            <text:p>46</text:p>
          </table:table-cell>
          <table:table-cell office:value-type="float" office:value="638440">
            <text:p>638440</text:p>
          </table:table-cell>
          <table:table-cell office:value-type="float" office:value="88">
            <text:p>88</text:p>
          </table:table-cell>
          <table:table-cell office:value-type="float" office:value="196240">
            <text:p>196240</text:p>
          </table:table-cell>
          <table:table-cell office:value-type="float" office:value="91">
            <text:p>91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7001073">
            <text:p>7001073</text:p>
          </table:table-cell>
          <table:table-cell table:style-name="ce2" office:value-type="string">
            <text:p>201806</text:p>
          </table:table-cell>
          <table:table-cell office:value-type="float" office:value="170">
            <text:p>170</text:p>
          </table:table-cell>
          <table:table-cell office:value-type="string">
            <text:p>Brixlegg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 office:value-type="string">
            <text:p>Kufstein</text:p>
          </table:table-cell>
          <table:table-cell table:formula="of:=LEFT([.Z55];2)+(RIGHT(LEFT([.Z55];4);2)*60+RIGHT([.Z55];2))/3600" office:value-type="float" office:value="47.4330555555556">
            <text:p>47.4330555556</text:p>
          </table:table-cell>
          <table:table-cell table:formula="of:=LEFT([.AA55];2)+(RIGHT(LEFT([.AA55];4);2)*60+RIGHT([.AA55];2))/3600" office:value-type="float" office:value="11.8733333333333">
            <text:p>11.8733333333</text:p>
          </table:table-cell>
          <table:table-cell table:style-name="ce7"/>
          <table:table-cell table:number-columns-repeated="2"/>
          <table:table-cell table:style-name="ce2" office:value-type="string">
            <text:p>125</text:p>
          </table:table-cell>
          <table:table-cell table:style-name="ce2" office:value-type="string">
            <text:p>250</text:p>
          </table:table-cell>
          <table:table-cell table:style-name="ce2" office:value-type="string">
            <text:p>390</text:p>
          </table:table-cell>
          <table:table-cell/>
          <table:table-cell table:style-name="ce2" office:value-type="string">
            <text:p>450</text:p>
          </table:table-cell>
          <table:table-cell table:style-name="ce2" office:value-type="string">
            <text:p>520</text:p>
          </table:table-cell>
          <table:table-cell table:style-name="ce2" office:value-type="string">
            <text:p>560</text:p>
          </table:table-cell>
          <table:table-cell table:style-name="ce2" office:value-type="string">
            <text:p>620</text:p>
          </table:table-cell>
          <table:table-cell/>
          <table:table-cell office:value-type="string">
            <text:p>http://wwwc.tirol.gv.at/wasserstand/images/Stations/201806/Parameter/W/201806_W.png</text:p>
          </table:table-cell>
          <table:table-cell office:value-type="float" office:value="289925">
            <text:p>289925</text:p>
          </table:table-cell>
          <table:table-cell office:value-type="float" office:value="393600">
            <text:p>393600</text:p>
          </table:table-cell>
          <table:table-cell office:value-type="float" office:value="472559">
            <text:p>472559</text:p>
          </table:table-cell>
          <table:table-cell office:value-type="float" office:value="115224">
            <text:p>115224</text:p>
          </table:table-cell>
          <table:table-cell office:value-type="float" office:value="393600">
            <text:p>393600</text:p>
          </table:table-cell>
          <table:table-cell office:value-type="float" office:value="25">
            <text:p>25</text:p>
          </table:table-cell>
          <table:table-cell office:value-type="float" office:value="289925">
            <text:p>289925</text:p>
          </table:table-cell>
          <table:table-cell office:value-type="float" office:value="19">
            <text:p>19</text:p>
          </table:table-cell>
          <table:table-cell office:value-type="float" office:value="5256012">
            <text:p>5256012</text:p>
          </table:table-cell>
          <table:table-cell office:value-type="float" office:value="1">
            <text:p>1</text:p>
          </table:table-cell>
          <table:table-cell office:value-type="float" office:value="116155">
            <text:p>116155</text:p>
          </table:table-cell>
          <table:table-cell office:value-type="float" office:value="266155">
            <text:p>266155</text:p>
          </table:table-cell>
          <table:table-cell office:value-type="float" office:value="256012">
            <text:p>25601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7001068">
            <text:p>7001068</text:p>
          </table:table-cell>
          <table:table-cell table:style-name="ce2" office:value-type="string">
            <text:p>201756</text:p>
          </table:table-cell>
          <table:table-cell office:value-type="float" office:value="167">
            <text:p>167</text:p>
          </table:table-cell>
          <table:table-cell office:value-type="string">
            <text:p>Zell</text:p>
          </table:table-cell>
          <table:table-cell office:value-type="string">
            <text:p>Ziller</text:p>
          </table:table-cell>
          <table:table-cell office:value-type="string">
            <text:p>Tirol</text:p>
          </table:table-cell>
          <table:table-cell office:value-type="string">
            <text:p>Schwaz</text:p>
          </table:table-cell>
          <table:table-cell table:formula="of:=LEFT([.Z56];2)+(RIGHT(LEFT([.Z56];4);2)*60+RIGHT([.Z56];2))/3600" office:value-type="float" office:value="47.2352777777778">
            <text:p>47.2352777778</text:p>
          </table:table-cell>
          <table:table-cell table:formula="of:=LEFT([.AA56];2)+(RIGHT(LEFT([.AA56];4);2)*60+RIGHT([.AA56];2))/3600" office:value-type="float" office:value="11.8805555555556">
            <text:p>11.8805555556</text:p>
          </table:table-cell>
          <table:table-cell table:style-name="ce7"/>
          <table:table-cell table:number-columns-repeated="2"/>
          <table:table-cell table:style-name="ce2" office:value-type="string">
            <text:p>4.00</text:p>
          </table:table-cell>
          <table:table-cell table:style-name="ce2" office:value-type="string">
            <text:p>29.17</text:p>
          </table:table-cell>
          <table:table-cell table:style-name="ce2" office:value-type="string">
            <text:p>150</text:p>
          </table:table-cell>
          <table:table-cell/>
          <table:table-cell table:style-name="ce2" office:value-type="string">
            <text:p>250</text:p>
          </table:table-cell>
          <table:table-cell table:style-name="ce2" office:value-type="string">
            <text:p>295</text:p>
          </table:table-cell>
          <table:table-cell table:style-name="ce2" office:value-type="string">
            <text:p>360</text:p>
          </table:table-cell>
          <table:table-cell table:style-name="ce2" office:value-type="string">
            <text:p>435</text:p>
          </table:table-cell>
          <table:table-cell/>
          <table:table-cell office:value-type="string">
            <text:p>http://wwwc.tirol.gv.at/wasserstand/images/Stations/201756/Parameter/W/201756_W.png</text:p>
          </table:table-cell>
          <table:table-cell office:value-type="float" office:value="290038">
            <text:p>290038</text:p>
          </table:table-cell>
          <table:table-cell office:value-type="float" office:value="371607">
            <text:p>371607</text:p>
          </table:table-cell>
          <table:table-cell office:value-type="float" office:value="471407">
            <text:p>471407</text:p>
          </table:table-cell>
          <table:table-cell office:value-type="float" office:value="115250">
            <text:p>115250</text:p>
          </table:table-cell>
          <table:table-cell office:value-type="float" office:value="371607">
            <text:p>371607</text:p>
          </table:table-cell>
          <table:table-cell office:value-type="float" office:value="47">
            <text:p>47</text:p>
          </table:table-cell>
          <table:table-cell office:value-type="float" office:value="290038">
            <text:p>290038</text:p>
          </table:table-cell>
          <table:table-cell office:value-type="float" office:value="19">
            <text:p>19</text:p>
          </table:table-cell>
          <table:table-cell office:value-type="float" office:value="5233892">
            <text:p>5233892</text:p>
          </table:table-cell>
          <table:table-cell office:value-type="float" office:value="-109991">
            <text:p>-109991</text:p>
          </table:table-cell>
          <table:table-cell office:value-type="float" office:value="340009">
            <text:p>340009</text:p>
          </table:table-cell>
          <table:table-cell office:value-type="float" office:value="233892">
            <text:p>233892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070">
            <text:p>7001070</text:p>
          </table:table-cell>
          <table:table-cell table:style-name="ce2" office:value-type="string">
            <text:p>201772</text:p>
          </table:table-cell>
          <table:table-cell office:value-type="float" office:value="168">
            <text:p>168</text:p>
          </table:table-cell>
          <table:table-cell office:value-type="string">
            <text:p>Rohr</text:p>
          </table:table-cell>
          <table:table-cell office:value-type="string">
            <text:p>Gerlosbach</text:p>
          </table:table-cell>
          <table:table-cell office:value-type="string">
            <text:p>Tirol</text:p>
          </table:table-cell>
          <table:table-cell office:value-type="string">
            <text:p>Schwaz</text:p>
          </table:table-cell>
          <table:table-cell table:formula="of:=LEFT([.Z57];2)+(RIGHT(LEFT([.Z57];4);2)*60+RIGHT([.Z57];2))/3600" office:value-type="float" office:value="47.2375">
            <text:p>47.2375</text:p>
          </table:table-cell>
          <table:table-cell table:formula="of:=LEFT([.AA57];2)+(RIGHT(LEFT([.AA57];4);2)*60+RIGHT([.AA57];2))/3600" office:value-type="float" office:value="11.8977777777778">
            <text:p>11.8977777778</text:p>
          </table:table-cell>
          <table:table-cell table:style-name="ce7"/>
          <table:table-cell table:number-columns-repeated="2"/>
          <table:table-cell table:style-name="ce2" office:value-type="string">
            <text:p>0.56</text:p>
          </table:table-cell>
          <table:table-cell table:style-name="ce2" office:value-type="string">
            <text:p>8.15</text:p>
          </table:table-cell>
          <table:table-cell table:style-name="ce2" office:value-type="string">
            <text:p>28</text:p>
          </table:table-cell>
          <table:table-cell/>
          <table:table-cell table:style-name="ce2" office:value-type="string">
            <text:p>55</text:p>
          </table:table-cell>
          <table:table-cell table:style-name="ce2" office:value-type="string">
            <text:p>70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120</text:p>
          </table:table-cell>
          <table:table-cell/>
          <table:table-cell office:value-type="string">
            <text:p>http://wwwc.tirol.gv.at/wasserstand/images/Stations/201772/Parameter/W/201772_W.png</text:p>
          </table:table-cell>
          <table:table-cell office:value-type="float" office:value="291358">
            <text:p>291358</text:p>
          </table:table-cell>
          <table:table-cell office:value-type="float" office:value="371833">
            <text:p>371833</text:p>
          </table:table-cell>
          <table:table-cell office:value-type="float" office:value="471415">
            <text:p>471415</text:p>
          </table:table-cell>
          <table:table-cell office:value-type="float" office:value="115352">
            <text:p>115352</text:p>
          </table:table-cell>
          <table:table-cell office:value-type="float" office:value="371833">
            <text:p>371833</text:p>
          </table:table-cell>
          <table:table-cell office:value-type="float" office:value="25">
            <text:p>25</text:p>
          </table:table-cell>
          <table:table-cell office:value-type="float" office:value="291358">
            <text:p>291358</text:p>
          </table:table-cell>
          <table:table-cell office:value-type="float" office:value="2">
            <text:p>2</text:p>
          </table:table-cell>
          <table:table-cell office:value-type="float" office:value="5234118">
            <text:p>5234118</text:p>
          </table:table-cell>
          <table:table-cell office:value-type="float" office:value="-108671">
            <text:p>-108671</text:p>
          </table:table-cell>
          <table:table-cell office:value-type="float" office:value="341329">
            <text:p>341329</text:p>
          </table:table-cell>
          <table:table-cell office:value-type="float" office:value="234118">
            <text:p>234118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081">
            <text:p>7001081</text:p>
          </table:table-cell>
          <table:table-cell table:style-name="ce2" office:value-type="string">
            <text:p>201889</text:p>
          </table:table-cell>
          <table:table-cell office:value-type="float" office:value="174">
            <text:p>174</text:p>
          </table:table-cell>
          <table:table-cell office:value-type="string">
            <text:p>Kirchbichl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 office:value-type="string">
            <text:p>Kufstein</text:p>
          </table:table-cell>
          <table:table-cell table:formula="of:=LEFT([.Z58];2)+(RIGHT(LEFT([.Z58];4);2)*60+RIGHT([.Z58];2))/3600" office:value-type="float" office:value="47.5233333333333">
            <text:p>47.5233333333</text:p>
          </table:table-cell>
          <table:table-cell table:formula="of:=LEFT([.AA58];2)+(RIGHT(LEFT([.AA58];4);2)*60+RIGHT([.AA58];2))/3600" office:value-type="float" office:value="12.0938888888889">
            <text:p>12.0938888889</text:p>
          </table:table-cell>
          <table:table-cell table:style-name="ce7"/>
          <table:table-cell table:number-columns-repeated="2"/>
          <table:table-cell table:style-name="ce2" office:value-type="string">
            <text:p>99.30</text:p>
          </table:table-cell>
          <table:table-cell table:style-name="ce2" office:value-type="string">
            <text:p>300.00</text:p>
          </table:table-cell>
          <table:table-cell table:style-name="ce2" office:value-type="string">
            <text:p>1125</text:p>
          </table:table-cell>
          <table:table-cell/>
          <table:table-cell table:style-name="ce2" office:value-type="string">
            <text:p>1590</text:p>
          </table:table-cell>
          <table:table-cell table:style-name="ce2" office:value-type="string">
            <text:p>1800</text:p>
          </table:table-cell>
          <table:table-cell table:style-name="ce2" office:value-type="string">
            <text:p>2160</text:p>
          </table:table-cell>
          <table:table-cell table:style-name="ce2" office:value-type="string">
            <text:p>2550</text:p>
          </table:table-cell>
          <table:table-cell/>
          <table:table-cell office:value-type="string">
            <text:p>http://wwwc.tirol.gv.at/wasserstand/images/Stations/201889/Parameter/W/201889_W.png</text:p>
          </table:table-cell>
          <table:table-cell office:value-type="float" office:value="306704">
            <text:p>306704</text:p>
          </table:table-cell>
          <table:table-cell office:value-type="float" office:value="403337">
            <text:p>403337</text:p>
          </table:table-cell>
          <table:table-cell office:value-type="float" office:value="473124">
            <text:p>473124</text:p>
          </table:table-cell>
          <table:table-cell office:value-type="float" office:value="120538">
            <text:p>120538</text:p>
          </table:table-cell>
          <table:table-cell office:value-type="float" office:value="403337">
            <text:p>403337</text:p>
          </table:table-cell>
          <table:table-cell office:value-type="float" office:value="13">
            <text:p>13</text:p>
          </table:table-cell>
          <table:table-cell office:value-type="float" office:value="306704">
            <text:p>306704</text:p>
          </table:table-cell>
          <table:table-cell office:value-type="float" office:value="42">
            <text:p>42</text:p>
          </table:table-cell>
          <table:table-cell office:value-type="float" office:value="5265637">
            <text:p>5265637</text:p>
          </table:table-cell>
          <table:table-cell office:value-type="float" office:value="28">
            <text:p>28</text:p>
          </table:table-cell>
          <table:table-cell office:value-type="float" office:value="-93330">
            <text:p>-93330</text:p>
          </table:table-cell>
          <table:table-cell office:value-type="float" office:value="81">
            <text:p>81</text:p>
          </table:table-cell>
          <table:table-cell office:value-type="float" office:value="356669">
            <text:p>356669</text:p>
          </table:table-cell>
          <table:table-cell office:value-type="float" office:value="19">
            <text:p>19</text:p>
          </table:table-cell>
          <table:table-cell office:value-type="float" office:value="265637">
            <text:p>265637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7001079">
            <text:p>7001079</text:p>
          </table:table-cell>
          <table:table-cell table:style-name="ce2" office:value-type="string">
            <text:p>201863</text:p>
          </table:table-cell>
          <table:table-cell office:value-type="float" office:value="173">
            <text:p>173</text:p>
          </table:table-cell>
          <table:table-cell office:value-type="string">
            <text:p>Bruckhäusl</text:p>
          </table:table-cell>
          <table:table-cell office:value-type="string">
            <text:p>Brixentaler Ache</text:p>
          </table:table-cell>
          <table:table-cell office:value-type="string">
            <text:p>Tirol</text:p>
          </table:table-cell>
          <table:table-cell/>
          <table:table-cell table:formula="of:=LEFT([.Z59];2)+(RIGHT(LEFT([.Z59];4);2)*60+RIGHT([.Z59];2))/3600" office:value-type="float" office:value="47.4911111111111">
            <text:p>47.4911111111</text:p>
          </table:table-cell>
          <table:table-cell table:formula="of:=LEFT([.AA59];2)+(RIGHT(LEFT([.AA59];4);2)*60+RIGHT([.AA59];2))/3600" office:value-type="float" office:value="12.1044444444444">
            <text:p>12.1044444444</text:p>
          </table:table-cell>
          <table:table-cell table:style-name="ce7"/>
          <table:table-cell table:number-columns-repeated="2"/>
          <table:table-cell table:style-name="ce2" office:value-type="string">
            <text:p>2.84</text:p>
          </table:table-cell>
          <table:table-cell table:style-name="ce2" office:value-type="string">
            <text:p>10.86</text:p>
          </table:table-cell>
          <table:table-cell table:style-name="ce2" office:value-type="string">
            <text:p>58</text:p>
          </table:table-cell>
          <table:table-cell/>
          <table:table-cell table:style-name="ce2" office:value-type="string">
            <text:p>125</text:p>
          </table:table-cell>
          <table:table-cell table:style-name="ce2" office:value-type="string">
            <text:p>155</text:p>
          </table:table-cell>
          <table:table-cell table:style-name="ce2" office:value-type="string">
            <text:p>195</text:p>
          </table:table-cell>
          <table:table-cell table:style-name="ce2" office:value-type="string">
            <text:p>250</text:p>
          </table:table-cell>
          <table:table-cell/>
          <table:table-cell office:value-type="string">
            <text:p>http://wwwc.tirol.gv.at/wasserstand/images/Stations/201863/Parameter/W/201863_W.png</text:p>
          </table:table-cell>
          <table:table-cell office:value-type="float" office:value="307353">
            <text:p>307353</text:p>
          </table:table-cell>
          <table:table-cell office:value-type="float" office:value="399785">
            <text:p>399785</text:p>
          </table:table-cell>
          <table:table-cell office:value-type="float" office:value="472928">
            <text:p>472928</text:p>
          </table:table-cell>
          <table:table-cell office:value-type="float" office:value="120616">
            <text:p>120616</text:p>
          </table:table-cell>
          <table:table-cell office:value-type="float" office:value="399757">
            <text:p>399757</text:p>
          </table:table-cell>
          <table:table-cell office:value-type="float" office:value="59">
            <text:p>59</text:p>
          </table:table-cell>
          <table:table-cell office:value-type="float" office:value="307432">
            <text:p>307432</text:p>
          </table:table-cell>
          <table:table-cell office:value-type="float" office:value="2">
            <text:p>2</text:p>
          </table:table-cell>
          <table:table-cell office:value-type="float" office:value="5262056">
            <text:p>5262056</text:p>
          </table:table-cell>
          <table:table-cell office:value-type="float" office:value="-92595">
            <text:p>-92595</text:p>
          </table:table-cell>
          <table:table-cell office:value-type="float" office:value="357405">
            <text:p>357405</text:p>
          </table:table-cell>
          <table:table-cell office:value-type="float" office:value="262056">
            <text:p>262056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077">
            <text:p>7001077</text:p>
          </table:table-cell>
          <table:table-cell table:style-name="ce2" office:value-type="string">
            <text:p>201848</text:p>
          </table:table-cell>
          <table:table-cell office:value-type="float" office:value="172">
            <text:p>172</text:p>
          </table:table-cell>
          <table:table-cell office:value-type="string">
            <text:p>Hörbrunn</text:p>
          </table:table-cell>
          <table:table-cell office:value-type="string">
            <text:p>Kelchsauer Ache</text:p>
          </table:table-cell>
          <table:table-cell office:value-type="string">
            <text:p>Tirol</text:p>
          </table:table-cell>
          <table:table-cell office:value-type="string">
            <text:p>Kitzbühel</text:p>
          </table:table-cell>
          <table:table-cell table:formula="of:=LEFT([.Z60];2)+(RIGHT(LEFT([.Z60];4);2)*60+RIGHT([.Z60];2))/3600" office:value-type="float" office:value="47.4208333333333">
            <text:p>47.4208333333</text:p>
          </table:table-cell>
          <table:table-cell table:formula="of:=LEFT([.AA60];2)+(RIGHT(LEFT([.AA60];4);2)*60+RIGHT([.AA60];2))/3600" office:value-type="float" office:value="12.1402777777778">
            <text:p>12.1402777778</text:p>
          </table:table-cell>
          <table:table-cell table:style-name="ce7"/>
          <table:table-cell table:number-columns-repeated="2"/>
          <table:table-cell table:style-name="ce2" office:value-type="string">
            <text:p>1.28</text:p>
          </table:table-cell>
          <table:table-cell table:style-name="ce2" office:value-type="string">
            <text:p>5.47</text:p>
          </table:table-cell>
          <table:table-cell table:style-name="ce2" office:value-type="string">
            <text:p>38</text:p>
          </table:table-cell>
          <table:table-cell/>
          <table:table-cell table:style-name="ce2" office:value-type="string">
            <text:p>55</text:p>
          </table:table-cell>
          <table:table-cell table:style-name="ce2" office:value-type="string">
            <text:p>62</text:p>
          </table:table-cell>
          <table:table-cell table:style-name="ce2" office:value-type="string">
            <text:p>75</text:p>
          </table:table-cell>
          <table:table-cell table:style-name="ce2" office:value-type="string">
            <text:p>90</text:p>
          </table:table-cell>
          <table:table-cell/>
          <table:table-cell office:value-type="string">
            <text:p>http://wwwc.tirol.gv.at/wasserstand/images/Stations/201848/Parameter/W/201848_W.png</text:p>
          </table:table-cell>
          <table:table-cell office:value-type="float" office:value="310023">
            <text:p>310023</text:p>
          </table:table-cell>
          <table:table-cell office:value-type="float" office:value="391899">
            <text:p>391899</text:p>
          </table:table-cell>
          <table:table-cell office:value-type="float" office:value="472515">
            <text:p>472515</text:p>
          </table:table-cell>
          <table:table-cell office:value-type="float" office:value="120825">
            <text:p>120825</text:p>
          </table:table-cell>
          <table:table-cell office:value-type="float" office:value="391899">
            <text:p>391899</text:p>
          </table:table-cell>
          <table:table-cell office:value-type="float" office:value="3">
            <text:p>3</text:p>
          </table:table-cell>
          <table:table-cell office:value-type="float" office:value="310022">
            <text:p>310022</text:p>
          </table:table-cell>
          <table:table-cell office:value-type="float" office:value="63">
            <text:p>63</text:p>
          </table:table-cell>
          <table:table-cell office:value-type="float" office:value="5254194">
            <text:p>5254194</text:p>
          </table:table-cell>
          <table:table-cell office:value-type="float" office:value="-90004">
            <text:p>-90004</text:p>
          </table:table-cell>
          <table:table-cell office:value-type="float" office:value="359996">
            <text:p>359996</text:p>
          </table:table-cell>
          <table:table-cell office:value-type="float" office:value="254194">
            <text:p>254194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5001002">
            <text:p>5001002</text:p>
          </table:table-cell>
          <table:table-cell table:style-name="ce2" office:value-type="string">
            <text:p>203026</text:p>
          </table:table-cell>
          <table:table-cell office:value-type="float" office:value="100">
            <text:p>100</text:p>
          </table:table-cell>
          <table:table-cell office:value-type="string">
            <text:p>Wald i. Pzg.</text:p>
          </table:table-cell>
          <table:table-cell office:value-type="string">
            <text:p>Salzach</text:p>
          </table:table-cell>
          <table:table-cell office:value-type="string">
            <text:p>Salzburg</text:p>
          </table:table-cell>
          <table:table-cell office:value-type="string">
            <text:p>Zell am See</text:p>
          </table:table-cell>
          <table:table-cell table:formula="of:=LEFT([.Z61];2)+(RIGHT(LEFT([.Z61];4);2)*60+RIGHT([.Z61];2))/3600" office:value-type="float" office:value="47.2438888888889">
            <text:p>47.2438888889</text:p>
          </table:table-cell>
          <table:table-cell table:formula="of:=LEFT([.AA61];2)+(RIGHT(LEFT([.AA61];4);2)*60+RIGHT([.AA61];2))/3600" office:value-type="float" office:value="12.2330555555556">
            <text:p>12.2330555556</text:p>
          </table:table-cell>
          <table:table-cell table:style-name="ce7"/>
          <table:table-cell table:number-columns-repeated="2"/>
          <table:table-cell table:style-name="ce2" office:value-type="string">
            <text:p>0.6</text:p>
          </table:table-cell>
          <table:table-cell table:style-name="ce2" office:value-type="string">
            <text:p>7.3</text:p>
          </table:table-cell>
          <table:table-cell table:style-name="ce2" office:value-type="string">
            <text:p>65</text:p>
          </table:table-cell>
          <table:table-cell/>
          <table:table-cell table:style-name="ce2" office:value-type="string">
            <text:p>100</text:p>
          </table:table-cell>
          <table:table-cell table:style-name="ce2" office:value-type="string">
            <text:p>130</text:p>
          </table:table-cell>
          <table:table-cell table:style-name="ce2" office:value-type="string">
            <text:p>180</text:p>
          </table:table-cell>
          <table:table-cell table:style-name="ce2" office:value-type="string">
            <text:p>250</text:p>
          </table:table-cell>
          <table:table-cell/>
          <table:table-cell office:value-type="string">
            <text:p>http://www.salzburg.gv.at/wasserwirtschaft/6-64-seen/hdweb/stations/203026/station.html</text:p>
          </table:table-cell>
          <table:table-cell office:value-type="float" office:value="316739">
            <text:p>316739</text:p>
          </table:table-cell>
          <table:table-cell office:value-type="float" office:value="372128">
            <text:p>372128</text:p>
          </table:table-cell>
          <table:table-cell office:value-type="float" office:value="471438">
            <text:p>471438</text:p>
          </table:table-cell>
          <table:table-cell office:value-type="float" office:value="121359">
            <text:p>121359</text:p>
          </table:table-cell>
          <table:table-cell office:value-type="float" office:value="372128">
            <text:p>372128</text:p>
          </table:table-cell>
          <table:table-cell office:value-type="float" office:value="21">
            <text:p>21</text:p>
          </table:table-cell>
          <table:table-cell office:value-type="float" office:value="316739">
            <text:p>316739</text:p>
          </table:table-cell>
          <table:table-cell office:value-type="float" office:value="48">
            <text:p>48</text:p>
          </table:table-cell>
          <table:table-cell office:value-type="float" office:value="5234415">
            <text:p>5234415</text:p>
          </table:table-cell>
          <table:table-cell office:value-type="float" office:value="-83285">
            <text:p>-83285</text:p>
          </table:table-cell>
          <table:table-cell office:value-type="float" office:value="366715">
            <text:p>366715</text:p>
          </table:table-cell>
          <table:table-cell office:value-type="float" office:value="234415">
            <text:p>234415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5001003">
            <text:p>5001003</text:p>
          </table:table-cell>
          <table:table-cell table:style-name="ce2" office:value-type="string">
            <text:p>203034</text:p>
          </table:table-cell>
          <table:table-cell office:value-type="float" office:value="101">
            <text:p>101</text:p>
          </table:table-cell>
          <table:table-cell office:value-type="string">
            <text:p>Sulzau</text:p>
          </table:table-cell>
          <table:table-cell office:value-type="string">
            <text:p>Obersulzbach</text:p>
          </table:table-cell>
          <table:table-cell office:value-type="string">
            <text:p>Salzburg</text:p>
          </table:table-cell>
          <table:table-cell office:value-type="string">
            <text:p>Zell am See</text:p>
          </table:table-cell>
          <table:table-cell table:formula="of:=LEFT([.Z62];2)+(RIGHT(LEFT([.Z62];4);2)*60+RIGHT([.Z62];2))/3600" office:value-type="float" office:value="47.2319444444444">
            <text:p>47.2319444444</text:p>
          </table:table-cell>
          <table:table-cell table:formula="of:=LEFT([.AA62];2)+(RIGHT(LEFT([.AA62];4);2)*60+RIGHT([.AA62];2))/3600" office:value-type="float" office:value="12.2469444444444">
            <text:p>12.2469444444</text:p>
          </table:table-cell>
          <table:table-cell table:style-name="ce7"/>
          <table:table-cell table:number-columns-repeated="2"/>
          <table:table-cell table:style-name="ce2" office:value-type="string">
            <text:p>0.32</text:p>
          </table:table-cell>
          <table:table-cell table:style-name="ce2" office:value-type="string">
            <text:p>4.70</text:p>
          </table:table-cell>
          <table:table-cell table:style-name="ce2" office:value-type="string">
            <text:p>40</text:p>
          </table:table-cell>
          <table:table-cell/>
          <table:table-cell table:style-name="ce2" office:value-type="string">
            <text:p>55</text:p>
          </table:table-cell>
          <table:table-cell table:style-name="ce2" office:value-type="string">
            <text:p>70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140</text:p>
          </table:table-cell>
          <table:table-cell/>
          <table:table-cell office:value-type="string">
            <text:p>http://www.salzburg.gv.at/wasserwirtschaft/6-64-seen/hdweb/stations/203034/station.html</text:p>
          </table:table-cell>
          <table:table-cell office:value-type="float" office:value="317774">
            <text:p>317774</text:p>
          </table:table-cell>
          <table:table-cell office:value-type="float" office:value="370774">
            <text:p>370774</text:p>
          </table:table-cell>
          <table:table-cell office:value-type="float" office:value="471355">
            <text:p>471355</text:p>
          </table:table-cell>
          <table:table-cell office:value-type="float" office:value="121449">
            <text:p>121449</text:p>
          </table:table-cell>
          <table:table-cell office:value-type="float" office:value="370773">
            <text:p>370773</text:p>
          </table:table-cell>
          <table:table-cell office:value-type="float" office:value="71">
            <text:p>71</text:p>
          </table:table-cell>
          <table:table-cell office:value-type="float" office:value="317774">
            <text:p>317774</text:p>
          </table:table-cell>
          <table:table-cell office:value-type="float" office:value="18">
            <text:p>18</text:p>
          </table:table-cell>
          <table:table-cell office:value-type="float" office:value="5233060">
            <text:p>5233060</text:p>
          </table:table-cell>
          <table:table-cell office:value-type="float" office:value="-82250">
            <text:p>-82250</text:p>
          </table:table-cell>
          <table:table-cell office:value-type="float" office:value="367750">
            <text:p>367750</text:p>
          </table:table-cell>
          <table:table-cell office:value-type="float" office:value="233060">
            <text:p>23306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4282">
            <text:p>7004282</text:p>
          </table:table-cell>
          <table:table-cell table:style-name="ce2" office:value-type="string">
            <text:p>202622</text:p>
          </table:table-cell>
          <table:table-cell office:value-type="float" office:value="194">
            <text:p>194</text:p>
          </table:table-cell>
          <table:table-cell office:value-type="string">
            <text:p>Kirchberg i. T.</text:p>
          </table:table-cell>
          <table:table-cell office:value-type="string">
            <text:p>Aschauer Ache</text:p>
          </table:table-cell>
          <table:table-cell office:value-type="string">
            <text:p>Tirol</text:p>
          </table:table-cell>
          <table:table-cell office:value-type="string">
            <text:p>Kitzbühel</text:p>
          </table:table-cell>
          <table:table-cell table:formula="of:=LEFT([.Z63];2)+(RIGHT(LEFT([.Z63];4);2)*60+RIGHT([.Z63];2))/3600" office:value-type="float" office:value="47.4472222222222">
            <text:p>47.4472222222</text:p>
          </table:table-cell>
          <table:table-cell table:formula="of:=LEFT([.AA63];2)+(RIGHT(LEFT([.AA63];4);2)*60+RIGHT([.AA63];2))/3600" office:value-type="float" office:value="12.3147222222222">
            <text:p>12.3147222222</text:p>
          </table:table-cell>
          <table:table-cell table:style-name="ce7"/>
          <table:table-cell table:number-columns-repeated="2"/>
          <table:table-cell table:style-name="ce2" office:value-type="string">
            <text:p>0.64</text:p>
          </table:table-cell>
          <table:table-cell table:style-name="ce2" office:value-type="string">
            <text:p>2.75</text:p>
          </table:table-cell>
          <table:table-cell table:style-name="ce2" office:value-type="string">
            <text:p>29</text:p>
          </table:table-cell>
          <table:table-cell/>
          <table:table-cell table:style-name="ce2" office:value-type="string">
            <text:p>40</text:p>
          </table:table-cell>
          <table:table-cell table:style-name="ce2" office:value-type="string">
            <text:p>53</text:p>
          </table:table-cell>
          <table:table-cell table:style-name="ce2" office:value-type="string">
            <text:p>70</text:p>
          </table:table-cell>
          <table:table-cell table:style-name="ce2" office:value-type="string">
            <text:p>90</text:p>
          </table:table-cell>
          <table:table-cell/>
          <table:table-cell office:value-type="string">
            <text:p>http://wwwc.tirol.gv.at/wasserstand/images/Stations/202622/Parameter/W/202622_W.png</text:p>
          </table:table-cell>
          <table:table-cell office:value-type="float" office:value="323227">
            <text:p>323227</text:p>
          </table:table-cell>
          <table:table-cell office:value-type="float" office:value="394617">
            <text:p>394617</text:p>
          </table:table-cell>
          <table:table-cell office:value-type="float" office:value="472650">
            <text:p>472650</text:p>
          </table:table-cell>
          <table:table-cell office:value-type="float" office:value="121853">
            <text:p>121853</text:p>
          </table:table-cell>
          <table:table-cell office:value-type="float" office:value="394623">
            <text:p>394623</text:p>
          </table:table-cell>
          <table:table-cell office:value-type="float" office:value="7">
            <text:p>7</text:p>
          </table:table-cell>
          <table:table-cell office:value-type="float" office:value="323223">
            <text:p>323223</text:p>
          </table:table-cell>
          <table:table-cell office:value-type="float" office:value="8">
            <text:p>8</text:p>
          </table:table-cell>
          <table:table-cell office:value-type="float" office:value="5256920">
            <text:p>5256920</text:p>
          </table:table-cell>
          <table:table-cell office:value-type="float" office:value="-76800">
            <text:p>-76800</text:p>
          </table:table-cell>
          <table:table-cell office:value-type="float" office:value="373200">
            <text:p>373200</text:p>
          </table:table-cell>
          <table:table-cell office:value-type="float" office:value="1">
            <text:p>1</text:p>
          </table:table-cell>
          <table:table-cell office:value-type="float" office:value="256920">
            <text:p>25692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7004281">
            <text:p>7004281</text:p>
          </table:table-cell>
          <table:table-cell table:style-name="ce2" office:value-type="string">
            <text:p>202614</text:p>
          </table:table-cell>
          <table:table-cell office:value-type="float" office:value="193">
            <text:p>193</text:p>
          </table:table-cell>
          <table:table-cell office:value-type="string">
            <text:p>Going am Wilden Kaiser</text:p>
          </table:table-cell>
          <table:table-cell office:value-type="string">
            <text:p>Goinger Bach</text:p>
          </table:table-cell>
          <table:table-cell office:value-type="string">
            <text:p>Tirol</text:p>
          </table:table-cell>
          <table:table-cell office:value-type="string">
            <text:p>Kitzbühel</text:p>
          </table:table-cell>
          <table:table-cell table:formula="of:=LEFT([.Z64];2)+(RIGHT(LEFT([.Z64];4);2)*60+RIGHT([.Z64];2))/3600" office:value-type="float" office:value="47.515">
            <text:p>47.515</text:p>
          </table:table-cell>
          <table:table-cell table:formula="of:=LEFT([.AA64];2)+(RIGHT(LEFT([.AA64];4);2)*60+RIGHT([.AA64];2))/3600" office:value-type="float" office:value="12.3316666666667">
            <text:p>12.3316666667</text:p>
          </table:table-cell>
          <table:table-cell table:style-name="ce7"/>
          <table:table-cell table:number-columns-repeated="2"/>
          <table:table-cell table:style-name="ce2" office:value-type="string">
            <text:p>0.02</text:p>
          </table:table-cell>
          <table:table-cell table:style-name="ce2" office:value-type="string">
            <text:p>0.26</text:p>
          </table:table-cell>
          <table:table-cell table:style-name="ce2" office:value-type="string">
            <text:p>4</text:p>
          </table:table-cell>
          <table:table-cell/>
          <table:table-cell table:style-name="ce2" office:value-type="string">
            <text:p>6</text:p>
          </table:table-cell>
          <table:table-cell table:style-name="ce2" office:value-type="string">
            <text:p>7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12</text:p>
          </table:table-cell>
          <table:table-cell/>
          <table:table-cell office:value-type="string">
            <text:p>http://wwwc.tirol.gv.at/wasserstand/images/Stations/202614/Parameter/W/202614_W.png</text:p>
          </table:table-cell>
          <table:table-cell office:value-type="float" office:value="324597">
            <text:p>324597</text:p>
          </table:table-cell>
          <table:table-cell office:value-type="float" office:value="402161">
            <text:p>402161</text:p>
          </table:table-cell>
          <table:table-cell office:value-type="float" office:value="473054">
            <text:p>473054</text:p>
          </table:table-cell>
          <table:table-cell office:value-type="float" office:value="121954">
            <text:p>121954</text:p>
          </table:table-cell>
          <table:table-cell office:value-type="float" office:value="402161">
            <text:p>402161</text:p>
          </table:table-cell>
          <table:table-cell office:value-type="float" office:value="48">
            <text:p>48</text:p>
          </table:table-cell>
          <table:table-cell office:value-type="float" office:value="324597">
            <text:p>324597</text:p>
          </table:table-cell>
          <table:table-cell office:value-type="float" office:value="38">
            <text:p>38</text:p>
          </table:table-cell>
          <table:table-cell office:value-type="float" office:value="5264461">
            <text:p>5264461</text:p>
          </table:table-cell>
          <table:table-cell office:value-type="float" office:value="-75426">
            <text:p>-75426</text:p>
          </table:table-cell>
          <table:table-cell office:value-type="float" office:value="374574">
            <text:p>374574</text:p>
          </table:table-cell>
          <table:table-cell office:value-type="float" office:value="264461">
            <text:p>264461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128">
            <text:p>7001128</text:p>
          </table:table-cell>
          <table:table-cell table:style-name="ce2" office:value-type="string">
            <text:p>212043</text:p>
          </table:table-cell>
          <table:table-cell office:value-type="float" office:value="184">
            <text:p>184</text:p>
          </table:table-cell>
          <table:table-cell office:value-type="string">
            <text:p>Hinterbichl</text:p>
          </table:table-cell>
          <table:table-cell office:value-type="string">
            <text:p>Isel</text:p>
          </table:table-cell>
          <table:table-cell office:value-type="string">
            <text:p>Tirol</text:p>
          </table:table-cell>
          <table:table-cell office:value-type="string">
            <text:p>Lienz</text:p>
          </table:table-cell>
          <table:table-cell table:formula="of:=LEFT([.Z65];2)+(RIGHT(LEFT([.Z65];4);2)*60+RIGHT([.Z65];2))/3600" office:value-type="float" office:value="47.0158333333333">
            <text:p>47.0158333333</text:p>
          </table:table-cell>
          <table:table-cell table:formula="of:=LEFT([.AA65];2)+(RIGHT(LEFT([.AA65];4);2)*60+RIGHT([.AA65];2))/3600" office:value-type="float" office:value="12.3377777777778">
            <text:p>12.3377777778</text:p>
          </table:table-cell>
          <table:table-cell table:style-name="ce7"/>
          <table:table-cell table:number-columns-repeated="2"/>
          <table:table-cell table:style-name="ce2" office:value-type="string">
            <text:p>0.45</text:p>
          </table:table-cell>
          <table:table-cell table:style-name="ce2" office:value-type="string">
            <text:p>5.13</text:p>
          </table:table-cell>
          <table:table-cell table:style-name="ce2" office:value-type="string">
            <text:p>35</text:p>
          </table:table-cell>
          <table:table-cell/>
          <table:table-cell table:style-name="ce2" office:value-type="string">
            <text:p>63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280</text:p>
          </table:table-cell>
          <table:table-cell/>
          <table:table-cell office:value-type="string">
            <text:p>http://wwwc.tirol.gv.at/wasserstand/images/Stations/212043/Parameter/W/212043_W.png</text:p>
          </table:table-cell>
          <table:table-cell office:value-type="float" office:value="324333">
            <text:p>324333</text:p>
          </table:table-cell>
          <table:table-cell office:value-type="float" office:value="346673">
            <text:p>346673</text:p>
          </table:table-cell>
          <table:table-cell office:value-type="float" office:value="470057">
            <text:p>470057</text:p>
          </table:table-cell>
          <table:table-cell office:value-type="float" office:value="122016">
            <text:p>122016</text:p>
          </table:table-cell>
          <table:table-cell office:value-type="float" office:value="346672">
            <text:p>346672</text:p>
          </table:table-cell>
          <table:table-cell office:value-type="float" office:value="68">
            <text:p>68</text:p>
          </table:table-cell>
          <table:table-cell office:value-type="float" office:value="324332">
            <text:p>324332</text:p>
          </table:table-cell>
          <table:table-cell office:value-type="float" office:value="85">
            <text:p>85</text:p>
          </table:table-cell>
          <table:table-cell office:value-type="float" office:value="5208950">
            <text:p>5208950</text:p>
          </table:table-cell>
          <table:table-cell office:value-type="float" office:value="-75688">
            <text:p>-75688</text:p>
          </table:table-cell>
          <table:table-cell office:value-type="float" office:value="374312">
            <text:p>374312</text:p>
          </table:table-cell>
          <table:table-cell office:value-type="float" office:value="208950">
            <text:p>20895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084">
            <text:p>7001084</text:p>
          </table:table-cell>
          <table:table-cell table:style-name="ce2" office:value-type="string">
            <text:p>201913</text:p>
          </table:table-cell>
          <table:table-cell office:value-type="float" office:value="175">
            <text:p>175</text:p>
          </table:table-cell>
          <table:table-cell office:value-type="string">
            <text:p>Kitzbühel (Bahnhofsbrücke)</text:p>
          </table:table-cell>
          <table:table-cell office:value-type="string">
            <text:p>Kitzbüheler Ache</text:p>
          </table:table-cell>
          <table:table-cell office:value-type="string">
            <text:p>Tirol</text:p>
          </table:table-cell>
          <table:table-cell office:value-type="string">
            <text:p>Kitzbühel</text:p>
          </table:table-cell>
          <table:table-cell table:formula="of:=LEFT([.Z66];2)+(RIGHT(LEFT([.Z66];4);2)*60+RIGHT([.Z66];2))/3600" office:value-type="float" office:value="47.4552777777778">
            <text:p>47.4552777778</text:p>
          </table:table-cell>
          <table:table-cell table:style-name="ce6" table:formula="of:=LEFT([.AA66];2)+(RIGHT(LEFT([.AA66];4);2)*60+RIGHT([.AA66];2))/3600" office:value-type="float" office:value="12.39">
            <text:p>12.39</text:p>
          </table:table-cell>
          <table:table-cell table:style-name="ce7"/>
          <table:table-cell table:style-name="ce6" table:number-columns-repeated="2"/>
          <table:table-cell table:style-name="ce2" office:value-type="string">
            <text:p>1.07</text:p>
          </table:table-cell>
          <table:table-cell table:style-name="ce2" office:value-type="string">
            <text:p>5.36</text:p>
          </table:table-cell>
          <table:table-cell table:style-name="ce2" office:value-type="string">
            <text:p>30</text:p>
          </table:table-cell>
          <table:table-cell/>
          <table:table-cell table:style-name="ce2" office:value-type="string">
            <text:p>65</text:p>
          </table:table-cell>
          <table:table-cell table:style-name="ce2" office:value-type="string">
            <text:p>80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25</text:p>
          </table:table-cell>
          <table:table-cell/>
          <table:table-cell office:value-type="string">
            <text:p>http://wwwc.tirol.gv.at/wasserstand/images/Stations/201913/Parameter/W/201913_W.png</text:p>
          </table:table-cell>
          <table:table-cell office:value-type="float" office:value="328902">
            <text:p>328902</text:p>
          </table:table-cell>
          <table:table-cell office:value-type="float" office:value="395465">
            <text:p>395465</text:p>
          </table:table-cell>
          <table:table-cell office:value-type="float" office:value="472719">
            <text:p>472719</text:p>
          </table:table-cell>
          <table:table-cell office:value-type="float" office:value="122324">
            <text:p>122324</text:p>
          </table:table-cell>
          <table:table-cell office:value-type="float" office:value="395465">
            <text:p>395465</text:p>
          </table:table-cell>
          <table:table-cell office:value-type="float" office:value="18">
            <text:p>18</text:p>
          </table:table-cell>
          <table:table-cell office:value-type="float" office:value="328902">
            <text:p>328902</text:p>
          </table:table-cell>
          <table:table-cell office:value-type="float" office:value="29">
            <text:p>29</text:p>
          </table:table-cell>
          <table:table-cell office:value-type="float" office:value="5257762">
            <text:p>5257762</text:p>
          </table:table-cell>
          <table:table-cell office:value-type="float" office:value="-71120">
            <text:p>-71120</text:p>
          </table:table-cell>
          <table:table-cell office:value-type="float" office:value="378880">
            <text:p>378880</text:p>
          </table:table-cell>
          <table:table-cell office:value-type="float" office:value="257762">
            <text:p>257762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4333">
            <text:p>7004333</text:p>
          </table:table-cell>
          <table:table-cell table:style-name="ce2" office:value-type="string">
            <text:p>202630</text:p>
          </table:table-cell>
          <table:table-cell office:value-type="float" office:value="195">
            <text:p>195</text:p>
          </table:table-cell>
          <table:table-cell office:value-type="string">
            <text:p>Kössen-Waidach</text:p>
          </table:table-cell>
          <table:table-cell office:value-type="string">
            <text:p>Kohlenbach</text:p>
          </table:table-cell>
          <table:table-cell office:value-type="string">
            <text:p>Tirol</text:p>
          </table:table-cell>
          <table:table-cell/>
          <table:table-cell table:formula="of:=LEFT([.Z67];2)+(RIGHT(LEFT([.Z67];4);2)*60+RIGHT([.Z67];2))/3600" office:value-type="float" office:value="47.6563888888889">
            <text:p>47.6563888889</text:p>
          </table:table-cell>
          <table:table-cell table:formula="of:=LEFT([.AA67];2)+(RIGHT(LEFT([.AA67];4);2)*60+RIGHT([.AA67];2))/3600" office:value-type="float" office:value="12.3911111111111">
            <text:p>12.3911111111</text:p>
          </table:table-cell>
          <table:table-cell table:style-name="ce7"/>
          <table:table-cell table:number-columns-repeated="2"/>
          <table:table-cell table:style-name="ce2" office:value-type="string">
            <text:p>2.03</text:p>
          </table:table-cell>
          <table:table-cell table:style-name="ce2" office:value-type="string">
            <text:p>5.43</text:p>
          </table:table-cell>
          <table:table-cell table:style-name="ce2" office:value-type="string">
            <text:p>45</text:p>
          </table:table-cell>
          <table:table-cell/>
          <table:table-cell table:style-name="ce2" office:value-type="string">
            <text:p>70</text:p>
          </table:table-cell>
          <table:table-cell table:style-name="ce2" office:value-type="string">
            <text:p>82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25</text:p>
          </table:table-cell>
          <table:table-cell/>
          <table:table-cell office:value-type="string">
            <text:p>http://wwwc.tirol.gv.at/wasserstand/images/Stations/202630/Parameter/W/202630_W.png</text:p>
          </table:table-cell>
          <table:table-cell office:value-type="float" office:value="329264">
            <text:p>329264</text:p>
          </table:table-cell>
          <table:table-cell office:value-type="float" office:value="417818">
            <text:p>417818</text:p>
          </table:table-cell>
          <table:table-cell office:value-type="float" office:value="473923">
            <text:p>473923</text:p>
          </table:table-cell>
          <table:table-cell office:value-type="float" office:value="122328">
            <text:p>122328</text:p>
          </table:table-cell>
          <table:table-cell office:value-type="float" office:value="417818">
            <text:p>417818</text:p>
          </table:table-cell>
          <table:table-cell office:value-type="float" office:value="18">
            <text:p>18</text:p>
          </table:table-cell>
          <table:table-cell office:value-type="float" office:value="329263">
            <text:p>329263</text:p>
          </table:table-cell>
          <table:table-cell office:value-type="float" office:value="92">
            <text:p>92</text:p>
          </table:table-cell>
          <table:table-cell office:value-type="float" office:value="5280124">
            <text:p>5280124</text:p>
          </table:table-cell>
          <table:table-cell office:value-type="float" office:value="-70758">
            <text:p>-70758</text:p>
          </table:table-cell>
          <table:table-cell office:value-type="float" office:value="379242">
            <text:p>379242</text:p>
          </table:table-cell>
          <table:table-cell office:value-type="float" office:value="280124">
            <text:p>280124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085">
            <text:p>7001085</text:p>
          </table:table-cell>
          <table:table-cell table:style-name="ce2" office:value-type="string">
            <text:p>201921</text:p>
          </table:table-cell>
          <table:table-cell office:value-type="float" office:value="176">
            <text:p>176</text:p>
          </table:table-cell>
          <table:table-cell office:value-type="string">
            <text:p>Sperten</text:p>
          </table:table-cell>
          <table:table-cell office:value-type="string">
            <text:p>Aschauer Ache</text:p>
          </table:table-cell>
          <table:table-cell office:value-type="string">
            <text:p>Tirol</text:p>
          </table:table-cell>
          <table:table-cell/>
          <table:table-cell table:formula="of:=LEFT([.Z68];2)+(RIGHT(LEFT([.Z68];4);2)*60+RIGHT([.Z68];2))/3600" office:value-type="float" office:value="47.52">
            <text:p>47.52</text:p>
          </table:table-cell>
          <table:table-cell table:formula="of:=LEFT([.AA68];2)+(RIGHT(LEFT([.AA68];4);2)*60+RIGHT([.AA68];2))/3600" office:value-type="float" office:value="12.4030555555556">
            <text:p>12.4030555556</text:p>
          </table:table-cell>
          <table:table-cell table:style-name="ce7"/>
          <table:table-cell table:number-columns-repeated="2"/>
          <table:table-cell table:style-name="ce2" office:value-type="string">
            <text:p>1.17</text:p>
          </table:table-cell>
          <table:table-cell table:style-name="ce2" office:value-type="string">
            <text:p>4.93</text:p>
          </table:table-cell>
          <table:table-cell table:style-name="ce2" office:value-type="string">
            <text:p>35</text:p>
          </table:table-cell>
          <table:table-cell/>
          <table:table-cell table:style-name="ce2" office:value-type="string">
            <text:p>75</text:p>
          </table:table-cell>
          <table:table-cell table:style-name="ce2" office:value-type="string">
            <text:p>95</text:p>
          </table:table-cell>
          <table:table-cell table:style-name="ce2" office:value-type="string">
            <text:p>125</text:p>
          </table:table-cell>
          <table:table-cell table:style-name="ce2" office:value-type="string">
            <text:p>165</text:p>
          </table:table-cell>
          <table:table-cell/>
          <table:table-cell office:value-type="string">
            <text:p>http://wwwc.tirol.gv.at/wasserstand/images/Stations/201921/Parameter/W/201921_W.png</text:p>
          </table:table-cell>
          <table:table-cell office:value-type="float" office:value="329972">
            <text:p>329972</text:p>
          </table:table-cell>
          <table:table-cell office:value-type="float" office:value="402626">
            <text:p>402626</text:p>
          </table:table-cell>
          <table:table-cell office:value-type="float" office:value="473112">
            <text:p>473112</text:p>
          </table:table-cell>
          <table:table-cell office:value-type="float" office:value="122411">
            <text:p>122411</text:p>
          </table:table-cell>
          <table:table-cell office:value-type="float" office:value="402626">
            <text:p>402626</text:p>
          </table:table-cell>
          <table:table-cell office:value-type="float" office:value="29">
            <text:p>29</text:p>
          </table:table-cell>
          <table:table-cell office:value-type="float" office:value="329972">
            <text:p>329972</text:p>
          </table:table-cell>
          <table:table-cell office:value-type="float" office:value="2">
            <text:p>2</text:p>
          </table:table-cell>
          <table:table-cell office:value-type="float" office:value="5264926">
            <text:p>5264926</text:p>
          </table:table-cell>
          <table:table-cell office:value-type="float" office:value="-70050">
            <text:p>-70050</text:p>
          </table:table-cell>
          <table:table-cell office:value-type="float" office:value="379950">
            <text:p>379950</text:p>
          </table:table-cell>
          <table:table-cell office:value-type="float" office:value="264926">
            <text:p>264926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125">
            <text:p>7001125</text:p>
          </table:table-cell>
          <table:table-cell table:style-name="ce2" office:value-type="string">
            <text:p>202382</text:p>
          </table:table-cell>
          <table:table-cell office:value-type="float" office:value="182">
            <text:p>182</text:p>
          </table:table-cell>
          <table:table-cell office:value-type="string">
            <text:p>Kössen-Hütte</text:p>
          </table:table-cell>
          <table:table-cell office:value-type="string">
            <text:p>Großache</text:p>
          </table:table-cell>
          <table:table-cell office:value-type="string">
            <text:p>Tirol</text:p>
          </table:table-cell>
          <table:table-cell office:value-type="string">
            <text:p>Kitzbühel</text:p>
          </table:table-cell>
          <table:table-cell table:formula="of:=LEFT([.Z69];2)+(RIGHT(LEFT([.Z69];4);2)*60+RIGHT([.Z69];2))/3600" office:value-type="float" office:value="47.6630555555556">
            <text:p>47.6630555556</text:p>
          </table:table-cell>
          <table:table-cell table:formula="of:=LEFT([.AA69];2)+(RIGHT(LEFT([.AA69];4);2)*60+RIGHT([.AA69];2))/3600" office:value-type="float" office:value="12.4166666666667">
            <text:p>12.4166666667</text:p>
          </table:table-cell>
          <table:table-cell table:style-name="ce7"/>
          <table:table-cell table:number-columns-repeated="2"/>
          <table:table-cell table:style-name="ce2" office:value-type="string">
            <text:p>8.00</text:p>
          </table:table-cell>
          <table:table-cell table:style-name="ce2" office:value-type="string">
            <text:p>27.11</text:p>
          </table:table-cell>
          <table:table-cell table:style-name="ce2" office:value-type="string">
            <text:p>180</text:p>
          </table:table-cell>
          <table:table-cell/>
          <table:table-cell table:style-name="ce2" office:value-type="string">
            <text:p>365</text:p>
          </table:table-cell>
          <table:table-cell table:style-name="ce2" office:value-type="string">
            <text:p>440</text:p>
          </table:table-cell>
          <table:table-cell table:style-name="ce2" office:value-type="string">
            <text:p>560</text:p>
          </table:table-cell>
          <table:table-cell table:style-name="ce2" office:value-type="string">
            <text:p>700</text:p>
          </table:table-cell>
          <table:table-cell/>
          <table:table-cell office:value-type="string">
            <text:p>http://wwwc.tirol.gv.at/wasserstand/images/Stations/202382/Parameter/W/202382_W.png</text:p>
          </table:table-cell>
          <table:table-cell office:value-type="float" office:value="331189">
            <text:p>331189</text:p>
          </table:table-cell>
          <table:table-cell office:value-type="float" office:value="418521">
            <text:p>418521</text:p>
          </table:table-cell>
          <table:table-cell office:value-type="float" office:value="473947">
            <text:p>473947</text:p>
          </table:table-cell>
          <table:table-cell office:value-type="float" office:value="122500">
            <text:p>122500</text:p>
          </table:table-cell>
          <table:table-cell office:value-type="float" office:value="418520">
            <text:p>418520</text:p>
          </table:table-cell>
          <table:table-cell office:value-type="float" office:value="95">
            <text:p>95</text:p>
          </table:table-cell>
          <table:table-cell office:value-type="float" office:value="331189">
            <text:p>331189</text:p>
          </table:table-cell>
          <table:table-cell office:value-type="float" office:value="41">
            <text:p>41</text:p>
          </table:table-cell>
          <table:table-cell office:value-type="float" office:value="5280827">
            <text:p>5280827</text:p>
          </table:table-cell>
          <table:table-cell office:value-type="float" office:value="-68832">
            <text:p>-68832</text:p>
          </table:table-cell>
          <table:table-cell office:value-type="float" office:value="381168">
            <text:p>381168</text:p>
          </table:table-cell>
          <table:table-cell office:value-type="float" office:value="280827">
            <text:p>280827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086">
            <text:p>7001086</text:p>
          </table:table-cell>
          <table:table-cell table:style-name="ce2" office:value-type="string">
            <text:p>201939</text:p>
          </table:table-cell>
          <table:table-cell office:value-type="float" office:value="177">
            <text:p>177</text:p>
          </table:table-cell>
          <table:table-cell office:value-type="string">
            <text:p>St. Johann in Tirol</text:p>
          </table:table-cell>
          <table:table-cell office:value-type="string">
            <text:p>Kitzbüheler Ache</text:p>
          </table:table-cell>
          <table:table-cell office:value-type="string">
            <text:p>Tirol</text:p>
          </table:table-cell>
          <table:table-cell office:value-type="string">
            <text:p>Kitzbühel</text:p>
          </table:table-cell>
          <table:table-cell table:formula="of:=LEFT([.Z70];2)+(RIGHT(LEFT([.Z70];4);2)*60+RIGHT([.Z70];2))/3600" office:value-type="float" office:value="47.52">
            <text:p>47.52</text:p>
          </table:table-cell>
          <table:table-cell table:formula="of:=LEFT([.AA70];2)+(RIGHT(LEFT([.AA70];4);2)*60+RIGHT([.AA70];2))/3600" office:value-type="float" office:value="12.4191666666667">
            <text:p>12.4191666667</text:p>
          </table:table-cell>
          <table:table-cell table:style-name="ce7"/>
          <table:table-cell table:number-columns-repeated="2"/>
          <table:table-cell table:style-name="ce2" office:value-type="string">
            <text:p>2.65</text:p>
          </table:table-cell>
          <table:table-cell table:style-name="ce2" office:value-type="string">
            <text:p>11.41</text:p>
          </table:table-cell>
          <table:table-cell table:style-name="ce2" office:value-type="string">
            <text:p>62</text:p>
          </table:table-cell>
          <table:table-cell/>
          <table:table-cell table:style-name="ce2" office:value-type="string">
            <text:p>140</text:p>
          </table:table-cell>
          <table:table-cell table:style-name="ce2" office:value-type="string">
            <text:p>175</text:p>
          </table:table-cell>
          <table:table-cell table:style-name="ce2" office:value-type="string">
            <text:p>225</text:p>
          </table:table-cell>
          <table:table-cell table:style-name="ce2" office:value-type="string">
            <text:p>280</text:p>
          </table:table-cell>
          <table:table-cell/>
          <table:table-cell office:value-type="string">
            <text:p>http://wwwc.tirol.gv.at/wasserstand/images/Stations/201939/Parameter/W/201939_W.png</text:p>
          </table:table-cell>
          <table:table-cell office:value-type="float" office:value="331181">
            <text:p>331181</text:p>
          </table:table-cell>
          <table:table-cell office:value-type="float" office:value="402627">
            <text:p>402627</text:p>
          </table:table-cell>
          <table:table-cell office:value-type="float" office:value="473112">
            <text:p>473112</text:p>
          </table:table-cell>
          <table:table-cell office:value-type="float" office:value="122509">
            <text:p>122509</text:p>
          </table:table-cell>
          <table:table-cell office:value-type="float" office:value="402627">
            <text:p>402627</text:p>
          </table:table-cell>
          <table:table-cell office:value-type="float" office:value="17">
            <text:p>17</text:p>
          </table:table-cell>
          <table:table-cell office:value-type="float" office:value="331180">
            <text:p>331180</text:p>
          </table:table-cell>
          <table:table-cell office:value-type="float" office:value="92">
            <text:p>92</text:p>
          </table:table-cell>
          <table:table-cell office:value-type="float" office:value="5266629">
            <text:p>5266629</text:p>
          </table:table-cell>
          <table:table-cell office:value-type="float" office:value="7">
            <text:p>7</text:p>
          </table:table-cell>
          <table:table-cell office:value-type="float" office:value="157032">
            <text:p>157032</text:p>
          </table:table-cell>
          <table:table-cell office:value-type="float" office:value="5">
            <text:p>5</text:p>
          </table:table-cell>
          <table:table-cell office:value-type="float" office:value="307032">
            <text:p>307032</text:p>
          </table:table-cell>
          <table:table-cell office:value-type="float" office:value="5">
            <text:p>5</text:p>
          </table:table-cell>
          <table:table-cell office:value-type="float" office:value="266629">
            <text:p>266629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7001087">
            <text:p>7001087</text:p>
          </table:table-cell>
          <table:table-cell table:style-name="ce2" office:value-type="string">
            <text:p>201947</text:p>
          </table:table-cell>
          <table:table-cell office:value-type="float" office:value="178">
            <text:p>178</text:p>
          </table:table-cell>
          <table:table-cell office:value-type="string">
            <text:p>Almdorf</text:p>
          </table:table-cell>
          <table:table-cell office:value-type="string">
            <text:p>Fieberbrunner Ache</text:p>
          </table:table-cell>
          <table:table-cell office:value-type="string">
            <text:p>Tirol</text:p>
          </table:table-cell>
          <table:table-cell office:value-type="string">
            <text:p>Kitzbühel</text:p>
          </table:table-cell>
          <table:table-cell table:formula="of:=LEFT([.Z71];2)+(RIGHT(LEFT([.Z71];4);2)*60+RIGHT([.Z71];2))/3600" office:value-type="float" office:value="47.5197222222222">
            <text:p>47.5197222222</text:p>
          </table:table-cell>
          <table:table-cell table:style-name="ce6" table:formula="of:=LEFT([.AA71];2)+(RIGHT(LEFT([.AA71];4);2)*60+RIGHT([.AA71];2))/3600" office:value-type="float" office:value="12.4425">
            <text:p>12.4425</text:p>
          </table:table-cell>
          <table:table-cell table:style-name="ce7"/>
          <table:table-cell table:style-name="ce6" table:number-columns-repeated="2"/>
          <table:table-cell table:style-name="ce2" office:value-type="string">
            <text:p>2.03</text:p>
          </table:table-cell>
          <table:table-cell table:style-name="ce2" office:value-type="string">
            <text:p>6.73</text:p>
          </table:table-cell>
          <table:table-cell table:style-name="ce2" office:value-type="string">
            <text:p>40</text:p>
          </table:table-cell>
          <table:table-cell/>
          <table:table-cell table:style-name="ce2" office:value-type="string">
            <text:p>105</text:p>
          </table:table-cell>
          <table:table-cell table:style-name="ce2" office:value-type="string">
            <text:p>135</text:p>
          </table:table-cell>
          <table:table-cell table:style-name="ce2" office:value-type="string">
            <text:p>180</text:p>
          </table:table-cell>
          <table:table-cell table:style-name="ce2" office:value-type="string">
            <text:p>240</text:p>
          </table:table-cell>
          <table:table-cell/>
          <table:table-cell office:value-type="string">
            <text:p>http://wwwc.tirol.gv.at/wasserstand/images/Stations/201947/Parameter/W/201947_W.png</text:p>
          </table:table-cell>
          <table:table-cell office:value-type="float" office:value="332931">
            <text:p>332931</text:p>
          </table:table-cell>
          <table:table-cell office:value-type="float" office:value="402586">
            <text:p>402586</text:p>
          </table:table-cell>
          <table:table-cell office:value-type="float" office:value="473111">
            <text:p>473111</text:p>
          </table:table-cell>
          <table:table-cell office:value-type="float" office:value="122633">
            <text:p>122633</text:p>
          </table:table-cell>
          <table:table-cell office:value-type="float" office:value="402586">
            <text:p>402586</text:p>
          </table:table-cell>
          <table:table-cell office:value-type="float" office:value="31">
            <text:p>31</text:p>
          </table:table-cell>
          <table:table-cell office:value-type="float" office:value="332931">
            <text:p>332931</text:p>
          </table:table-cell>
          <table:table-cell office:value-type="float" office:value="24">
            <text:p>24</text:p>
          </table:table-cell>
          <table:table-cell office:value-type="float" office:value="5264886">
            <text:p>5264886</text:p>
          </table:table-cell>
          <table:table-cell office:value-type="float" office:value="-67090">
            <text:p>-67090</text:p>
          </table:table-cell>
          <table:table-cell office:value-type="float" office:value="382910">
            <text:p>382910</text:p>
          </table:table-cell>
          <table:table-cell office:value-type="float" office:value="264886">
            <text:p>264886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127">
            <text:p>7001127</text:p>
          </table:table-cell>
          <table:table-cell table:style-name="ce2" office:value-type="string">
            <text:p>212027</text:p>
          </table:table-cell>
          <table:table-cell office:value-type="float" office:value="183">
            <text:p>183</text:p>
          </table:table-cell>
          <table:table-cell office:value-type="string">
            <text:p>Rabland</text:p>
          </table:table-cell>
          <table:table-cell office:value-type="string">
            <text:p>Drau</text:p>
          </table:table-cell>
          <table:table-cell office:value-type="string">
            <text:p>Tirol</text:p>
          </table:table-cell>
          <table:table-cell office:value-type="string">
            <text:p>Lienz</text:p>
          </table:table-cell>
          <table:table-cell table:formula="of:=LEFT([.Z72];2)+(RIGHT(LEFT([.Z72];4);2)*60+RIGHT([.Z72];2))/3600" office:value-type="float" office:value="46.7469444444444">
            <text:p>46.7469444444</text:p>
          </table:table-cell>
          <table:table-cell table:formula="of:=LEFT([.AA72];2)+(RIGHT(LEFT([.AA72];4);2)*60+RIGHT([.AA72];2))/3600" office:value-type="float" office:value="12.4472222222222">
            <text:p>12.4472222222</text:p>
          </table:table-cell>
          <table:table-cell table:style-name="ce7"/>
          <table:table-cell table:number-columns-repeated="2"/>
          <table:table-cell table:style-name="ce2" office:value-type="string">
            <text:p>3.45</text:p>
          </table:table-cell>
          <table:table-cell table:style-name="ce2" office:value-type="string">
            <text:p>8.99</text:p>
          </table:table-cell>
          <table:table-cell table:style-name="ce2" office:value-type="string">
            <text:p>25</text:p>
          </table:table-cell>
          <table:table-cell/>
          <table:table-cell table:style-name="ce2" office:value-type="string">
            <text:p>55</text:p>
          </table:table-cell>
          <table:table-cell table:style-name="ce2" office:value-type="string">
            <text:p>70</text:p>
          </table:table-cell>
          <table:table-cell table:style-name="ce2" office:value-type="string">
            <text:p>95</text:p>
          </table:table-cell>
          <table:table-cell table:style-name="ce2" office:value-type="string">
            <text:p>125</text:p>
          </table:table-cell>
          <table:table-cell/>
          <table:table-cell office:value-type="string">
            <text:p>http://wwwc.tirol.gv.at/wasserstand/images/Stations/212027/Parameter/W/212027_W.png</text:p>
          </table:table-cell>
          <table:table-cell office:value-type="float" office:value="334312">
            <text:p>334312</text:p>
          </table:table-cell>
          <table:table-cell office:value-type="float" office:value="316724">
            <text:p>316724</text:p>
          </table:table-cell>
          <table:table-cell office:value-type="float" office:value="464449">
            <text:p>464449</text:p>
          </table:table-cell>
          <table:table-cell office:value-type="float" office:value="122650">
            <text:p>122650</text:p>
          </table:table-cell>
          <table:table-cell office:value-type="float" office:value="316695">
            <text:p>316695</text:p>
          </table:table-cell>
          <table:table-cell office:value-type="float" office:value="25">
            <text:p>25</text:p>
          </table:table-cell>
          <table:table-cell office:value-type="float" office:value="332306">
            <text:p>332306</text:p>
          </table:table-cell>
          <table:table-cell office:value-type="float" office:value="31">
            <text:p>31</text:p>
          </table:table-cell>
          <table:table-cell office:value-type="float" office:value="5178963">
            <text:p>5178963</text:p>
          </table:table-cell>
          <table:table-cell office:value-type="float" office:value="7">
            <text:p>7</text:p>
          </table:table-cell>
          <table:table-cell office:value-type="float" office:value="-67709">
            <text:p>-67709</text:p>
          </table:table-cell>
          <table:table-cell office:value-type="float" office:value="54">
            <text:p>54</text:p>
          </table:table-cell>
          <table:table-cell office:value-type="float" office:value="382290">
            <text:p>382290</text:p>
          </table:table-cell>
          <table:table-cell office:value-type="float" office:value="63">
            <text:p>63</text:p>
          </table:table-cell>
          <table:table-cell office:value-type="float" office:value="178963">
            <text:p>178963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5001007">
            <text:p>5001007</text:p>
          </table:table-cell>
          <table:table-cell table:style-name="ce2" office:value-type="string">
            <text:p>203075</text:p>
          </table:table-cell>
          <table:table-cell office:value-type="float" office:value="102">
            <text:p>102</text:p>
          </table:table-cell>
          <table:table-cell office:value-type="string">
            <text:p>Mittersill</text:p>
          </table:table-cell>
          <table:table-cell office:value-type="string">
            <text:p>Salzach</text:p>
          </table:table-cell>
          <table:table-cell office:value-type="string">
            <text:p>Salzburg</text:p>
          </table:table-cell>
          <table:table-cell office:value-type="string">
            <text:p>Zell am See</text:p>
          </table:table-cell>
          <table:table-cell table:formula="of:=LEFT([.Z73];2)+(RIGHT(LEFT([.Z73];4);2)*60+RIGHT([.Z73];2))/3600" office:value-type="float" office:value="47.2836111111111">
            <text:p>47.2836111111</text:p>
          </table:table-cell>
          <table:table-cell table:formula="of:=LEFT([.AA73];2)+(RIGHT(LEFT([.AA73];4);2)*60+RIGHT([.AA73];2))/3600" office:value-type="float" office:value="12.4808333333333">
            <text:p>12.4808333333</text:p>
          </table:table-cell>
          <table:table-cell table:style-name="ce7"/>
          <table:table-cell table:number-columns-repeated="2"/>
          <table:table-cell table:style-name="ce2" office:value-type="string">
            <text:p>3.82</text:p>
          </table:table-cell>
          <table:table-cell table:style-name="ce2" office:value-type="string">
            <text:p>25</text:p>
          </table:table-cell>
          <table:table-cell table:style-name="ce2" office:value-type="string">
            <text:p>175</text:p>
          </table:table-cell>
          <table:table-cell/>
          <table:table-cell table:style-name="ce2" office:value-type="string">
            <text:p>255</text:p>
          </table:table-cell>
          <table:table-cell table:style-name="ce2" office:value-type="string">
            <text:p>290</text:p>
          </table:table-cell>
          <table:table-cell table:style-name="ce2" office:value-type="string">
            <text:p>340</text:p>
          </table:table-cell>
          <table:table-cell table:style-name="ce2" office:value-type="string">
            <text:p>380</text:p>
          </table:table-cell>
          <table:table-cell/>
          <table:table-cell office:value-type="string">
            <text:p>http://www.salzburg.gv.at/wasserwirtschaft/6-64-seen/hdweb/stations/203075/station.html</text:p>
          </table:table-cell>
          <table:table-cell office:value-type="float" office:value="335530">
            <text:p>335530</text:p>
          </table:table-cell>
          <table:table-cell office:value-type="float" office:value="376321">
            <text:p>376321</text:p>
          </table:table-cell>
          <table:table-cell office:value-type="float" office:value="471701">
            <text:p>471701</text:p>
          </table:table-cell>
          <table:table-cell office:value-type="float" office:value="122851">
            <text:p>122851</text:p>
          </table:table-cell>
          <table:table-cell office:value-type="float" office:value="376320">
            <text:p>376320</text:p>
          </table:table-cell>
          <table:table-cell office:value-type="float" office:value="57">
            <text:p>57</text:p>
          </table:table-cell>
          <table:table-cell office:value-type="float" office:value="335530">
            <text:p>335530</text:p>
          </table:table-cell>
          <table:table-cell office:value-type="float" office:value="11">
            <text:p>11</text:p>
          </table:table-cell>
          <table:table-cell office:value-type="float" office:value="5238610">
            <text:p>5238610</text:p>
          </table:table-cell>
          <table:table-cell office:value-type="float" office:value="-64490">
            <text:p>-64490</text:p>
          </table:table-cell>
          <table:table-cell office:value-type="float" office:value="385510">
            <text:p>385510</text:p>
          </table:table-cell>
          <table:table-cell office:value-type="float" office:value="238610">
            <text:p>23861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134">
            <text:p>7001134</text:p>
          </table:table-cell>
          <table:table-cell table:style-name="ce2" office:value-type="string">
            <text:p>212100</text:p>
          </table:table-cell>
          <table:table-cell office:value-type="float" office:value="187">
            <text:p>187</text:p>
          </table:table-cell>
          <table:table-cell office:value-type="string">
            <text:p>Hopfgarten i. Def.-Zwenewald</text:p>
          </table:table-cell>
          <table:table-cell office:value-type="string">
            <text:p>Schwarzach</text:p>
          </table:table-cell>
          <table:table-cell office:value-type="string">
            <text:p>Tirol</text:p>
          </table:table-cell>
          <table:table-cell office:value-type="string">
            <text:p>Lienz</text:p>
          </table:table-cell>
          <table:table-cell table:formula="of:=LEFT([.Z74];2)+(RIGHT(LEFT([.Z74];4);2)*60+RIGHT([.Z74];2))/3600" office:value-type="float" office:value="46.9180555555556">
            <text:p>46.9180555556</text:p>
          </table:table-cell>
          <table:table-cell table:formula="of:=LEFT([.AA74];2)+(RIGHT(LEFT([.AA74];4);2)*60+RIGHT([.AA74];2))/3600" office:value-type="float" office:value="12.5138888888889">
            <text:p>12.5138888889</text:p>
          </table:table-cell>
          <table:table-cell table:style-name="ce7"/>
          <table:table-cell table:number-columns-repeated="2"/>
          <table:table-cell table:style-name="ce2" office:value-type="string">
            <text:p>1.29</text:p>
          </table:table-cell>
          <table:table-cell table:style-name="ce2" office:value-type="string">
            <text:p>8.68</text:p>
          </table:table-cell>
          <table:table-cell table:style-name="ce2" office:value-type="string">
            <text:p>42</text:p>
          </table:table-cell>
          <table:table-cell/>
          <table:table-cell table:style-name="ce2" office:value-type="string">
            <text:p>80</text:p>
          </table:table-cell>
          <table:table-cell table:style-name="ce2" office:value-type="string">
            <text:p>105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230</text:p>
          </table:table-cell>
          <table:table-cell/>
          <table:table-cell office:value-type="string">
            <text:p>http://wwwc.tirol.gv.at/wasserstand/images/Stations/212100/Parameter/W/212100_W.png</text:p>
          </table:table-cell>
          <table:table-cell office:value-type="float" office:value="337614">
            <text:p>337614</text:p>
          </table:table-cell>
          <table:table-cell office:value-type="float" office:value="335667">
            <text:p>335667</text:p>
          </table:table-cell>
          <table:table-cell office:value-type="float" office:value="465505">
            <text:p>465505</text:p>
          </table:table-cell>
          <table:table-cell office:value-type="float" office:value="123050">
            <text:p>123050</text:p>
          </table:table-cell>
          <table:table-cell office:value-type="float" office:value="335667">
            <text:p>335667</text:p>
          </table:table-cell>
          <table:table-cell office:value-type="float" office:value="41">
            <text:p>41</text:p>
          </table:table-cell>
          <table:table-cell office:value-type="float" office:value="337613">
            <text:p>337613</text:p>
          </table:table-cell>
          <table:table-cell office:value-type="float" office:value="72">
            <text:p>72</text:p>
          </table:table-cell>
          <table:table-cell office:value-type="float" office:value="5199923">
            <text:p>5199923</text:p>
          </table:table-cell>
          <table:table-cell office:value-type="float" office:value="8">
            <text:p>8</text:p>
          </table:table-cell>
          <table:table-cell office:value-type="float" office:value="166037">
            <text:p>166037</text:p>
          </table:table-cell>
          <table:table-cell office:value-type="float" office:value="7">
            <text:p>7</text:p>
          </table:table-cell>
          <table:table-cell office:value-type="float" office:value="316037">
            <text:p>316037</text:p>
          </table:table-cell>
          <table:table-cell office:value-type="float" office:value="7">
            <text:p>7</text:p>
          </table:table-cell>
          <table:table-cell office:value-type="float" office:value="199923">
            <text:p>199923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7001132">
            <text:p>7001132</text:p>
          </table:table-cell>
          <table:table-cell table:style-name="ce2" office:value-type="string">
            <text:p>212084</text:p>
          </table:table-cell>
          <table:table-cell office:value-type="float" office:value="185">
            <text:p>185</text:p>
          </table:table-cell>
          <table:table-cell office:value-type="string">
            <text:p>Prossegg</text:p>
          </table:table-cell>
          <table:table-cell office:value-type="string">
            <text:p>Tauernbach</text:p>
          </table:table-cell>
          <table:table-cell office:value-type="string">
            <text:p>Tirol</text:p>
          </table:table-cell>
          <table:table-cell office:value-type="string">
            <text:p>Lienz</text:p>
          </table:table-cell>
          <table:table-cell table:formula="of:=LEFT([.Z75];2)+(RIGHT(LEFT([.Z75];4);2)*60+RIGHT([.Z75];2))/3600" office:value-type="float" office:value="47.0152777777778">
            <text:p>47.0152777778</text:p>
          </table:table-cell>
          <table:table-cell table:formula="of:=LEFT([.AA75];2)+(RIGHT(LEFT([.AA75];4);2)*60+RIGHT([.AA75];2))/3600" office:value-type="float" office:value="12.5308333333333">
            <text:p>12.5308333333</text:p>
          </table:table-cell>
          <table:table-cell table:style-name="ce7"/>
          <table:table-cell table:number-columns-repeated="2"/>
          <table:table-cell table:style-name="ce2" office:value-type="string">
            <text:p>125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240</text:p>
          </table:table-cell>
          <table:table-cell/>
          <table:table-cell table:style-name="ce2" office:value-type="string">
            <text:p>275</text:p>
          </table:table-cell>
          <table:table-cell table:style-name="ce2" office:value-type="string">
            <text:p>300</text:p>
          </table:table-cell>
          <table:table-cell table:style-name="ce2" office:value-type="string">
            <text:p>330</text:p>
          </table:table-cell>
          <table:table-cell table:style-name="ce2" office:value-type="string">
            <text:p>350</text:p>
          </table:table-cell>
          <table:table-cell/>
          <table:table-cell office:value-type="string">
            <text:p>http://wwwc.tirol.gv.at/wasserstand/images/Stations/212084/Parameter/W/212084_W.png</text:p>
          </table:table-cell>
          <table:table-cell office:value-type="float" office:value="339006">
            <text:p>339006</text:p>
          </table:table-cell>
          <table:table-cell office:value-type="float" office:value="346459">
            <text:p>346459</text:p>
          </table:table-cell>
          <table:table-cell office:value-type="float" office:value="470055">
            <text:p>470055</text:p>
          </table:table-cell>
          <table:table-cell office:value-type="float" office:value="123151">
            <text:p>123151</text:p>
          </table:table-cell>
          <table:table-cell office:value-type="float" office:value="346459">
            <text:p>346459</text:p>
          </table:table-cell>
          <table:table-cell office:value-type="float" office:value="39">
            <text:p>39</text:p>
          </table:table-cell>
          <table:table-cell office:value-type="float" office:value="339006">
            <text:p>339006</text:p>
          </table:table-cell>
          <table:table-cell office:value-type="float" office:value="45">
            <text:p>45</text:p>
          </table:table-cell>
          <table:table-cell office:value-type="float" office:value="5208738">
            <text:p>5208738</text:p>
          </table:table-cell>
          <table:table-cell office:value-type="float" office:value="-61011">
            <text:p>-61011</text:p>
          </table:table-cell>
          <table:table-cell office:value-type="float" office:value="388989">
            <text:p>388989</text:p>
          </table:table-cell>
          <table:table-cell office:value-type="float" office:value="208738">
            <text:p>208738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133">
            <text:p>7001133</text:p>
          </table:table-cell>
          <table:table-cell table:style-name="ce2" office:value-type="string">
            <text:p>212092</text:p>
          </table:table-cell>
          <table:table-cell office:value-type="float" office:value="186">
            <text:p>186</text:p>
          </table:table-cell>
          <table:table-cell office:value-type="string">
            <text:p>Brühl</text:p>
          </table:table-cell>
          <table:table-cell office:value-type="string">
            <text:p>Isel</text:p>
          </table:table-cell>
          <table:table-cell office:value-type="string">
            <text:p>Tirol</text:p>
          </table:table-cell>
          <table:table-cell office:value-type="string">
            <text:p>Lienz</text:p>
          </table:table-cell>
          <table:table-cell table:formula="of:=LEFT([.Z76];2)+(RIGHT(LEFT([.Z76];4);2)*60+RIGHT([.Z76];2))/3600" office:value-type="float" office:value="46.9744444444445">
            <text:p>46.9744444444</text:p>
          </table:table-cell>
          <table:table-cell table:style-name="ce6" table:formula="of:=LEFT([.AA76];2)+(RIGHT(LEFT([.AA76];4);2)*60+RIGHT([.AA76];2))/3600" office:value-type="float" office:value="12.5525">
            <text:p>12.5525</text:p>
          </table:table-cell>
          <table:table-cell table:style-name="ce7"/>
          <table:table-cell table:style-name="ce6" table:number-columns-repeated="2"/>
          <table:table-cell table:style-name="ce2" office:value-type="string">
            <text:p>2.84</text:p>
          </table:table-cell>
          <table:table-cell table:style-name="ce2" office:value-type="string">
            <text:p>20.15</text:p>
          </table:table-cell>
          <table:table-cell table:style-name="ce2" office:value-type="string">
            <text:p>110</text:p>
          </table:table-cell>
          <table:table-cell/>
          <table:table-cell table:style-name="ce2" office:value-type="string">
            <text:p>190</text:p>
          </table:table-cell>
          <table:table-cell table:style-name="ce2" office:value-type="string">
            <text:p>235</text:p>
          </table:table-cell>
          <table:table-cell table:style-name="ce2" office:value-type="string">
            <text:p>330</text:p>
          </table:table-cell>
          <table:table-cell table:style-name="ce2" office:value-type="string">
            <text:p>470</text:p>
          </table:table-cell>
          <table:table-cell/>
          <table:table-cell office:value-type="string">
            <text:p>http://wwwc.tirol.gv.at/wasserstand/images/Stations/212092/Parameter/W/212092_W.png</text:p>
          </table:table-cell>
          <table:table-cell office:value-type="float" office:value="340600">
            <text:p>340600</text:p>
          </table:table-cell>
          <table:table-cell office:value-type="float" office:value="341890">
            <text:p>341890</text:p>
          </table:table-cell>
          <table:table-cell office:value-type="float" office:value="465828">
            <text:p>465828</text:p>
          </table:table-cell>
          <table:table-cell office:value-type="float" office:value="123309">
            <text:p>123309</text:p>
          </table:table-cell>
          <table:table-cell office:value-type="float" office:value="341890">
            <text:p>341890</text:p>
          </table:table-cell>
          <table:table-cell office:value-type="float" office:value="31">
            <text:p>31</text:p>
          </table:table-cell>
          <table:table-cell office:value-type="float" office:value="340600">
            <text:p>340600</text:p>
          </table:table-cell>
          <table:table-cell office:value-type="float" office:value="35">
            <text:p>35</text:p>
          </table:table-cell>
          <table:table-cell office:value-type="float" office:value="5206260">
            <text:p>5206260</text:p>
          </table:table-cell>
          <table:table-cell office:value-type="float" office:value="6">
            <text:p>6</text:p>
          </table:table-cell>
          <table:table-cell office:value-type="float" office:value="168782">
            <text:p>168782</text:p>
          </table:table-cell>
          <table:table-cell office:value-type="float" office:value="9">
            <text:p>9</text:p>
          </table:table-cell>
          <table:table-cell office:value-type="float" office:value="318782">
            <text:p>318782</text:p>
          </table:table-cell>
          <table:table-cell office:value-type="float" office:value="9">
            <text:p>9</text:p>
          </table:table-cell>
          <table:table-cell office:value-type="float" office:value="206260">
            <text:p>206260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5001041">
            <text:p>5001041</text:p>
          </table:table-cell>
          <table:table-cell table:style-name="ce2" office:value-type="string">
            <text:p>203463</text:p>
          </table:table-cell>
          <table:table-cell office:value-type="float" office:value="112">
            <text:p>112</text:p>
          </table:table-cell>
          <table:table-cell office:value-type="string">
            <text:p>Viehhofen</text:p>
          </table:table-cell>
          <table:table-cell office:value-type="string">
            <text:p>Saalach</text:p>
          </table:table-cell>
          <table:table-cell office:value-type="string">
            <text:p>Salzburg</text:p>
          </table:table-cell>
          <table:table-cell office:value-type="string">
            <text:p>Zell am See</text:p>
          </table:table-cell>
          <table:table-cell table:formula="of:=LEFT([.Z77];2)+(RIGHT(LEFT([.Z77];4);2)*60+RIGHT([.Z77];2))/3600" office:value-type="float" office:value="47.3661111111111">
            <text:p>47.3661111111</text:p>
          </table:table-cell>
          <table:table-cell table:formula="of:=LEFT([.AA77];2)+(RIGHT(LEFT([.AA77];4);2)*60+RIGHT([.AA77];2))/3600" office:value-type="float" office:value="12.7363888888889">
            <text:p>12.7363888889</text:p>
          </table:table-cell>
          <table:table-cell table:style-name="ce7"/>
          <table:table-cell table:number-columns-repeated="2"/>
          <table:table-cell table:style-name="ce2" office:value-type="string">
            <text:p>0.97</text:p>
          </table:table-cell>
          <table:table-cell table:style-name="ce2" office:value-type="string">
            <text:p>5.26</text:p>
          </table:table-cell>
          <table:table-cell table:style-name="ce2" office:value-type="string">
            <text:p>40</text:p>
          </table:table-cell>
          <table:table-cell/>
          <table:table-cell table:style-name="ce2" office:value-type="string">
            <text:p>65</text:p>
          </table:table-cell>
          <table:table-cell table:style-name="ce2" office:value-type="string">
            <text:p>80</text:p>
          </table:table-cell>
          <table:table-cell table:style-name="ce2" office:value-type="string">
            <text:p>110</text:p>
          </table:table-cell>
          <table:table-cell table:style-name="ce2" office:value-type="string">
            <text:p>145</text:p>
          </table:table-cell>
          <table:table-cell/>
          <table:table-cell office:value-type="string">
            <text:p>http://www.salzburg.gv.at/wasserwirtschaft/6-64-seen/hdweb/stations/203463/station.html</text:p>
          </table:table-cell>
          <table:table-cell office:value-type="float" office:value="354925">
            <text:p>354925</text:p>
          </table:table-cell>
          <table:table-cell office:value-type="float" office:value="385307">
            <text:p>385307</text:p>
          </table:table-cell>
          <table:table-cell office:value-type="float" office:value="472158">
            <text:p>472158</text:p>
          </table:table-cell>
          <table:table-cell office:value-type="float" office:value="124411">
            <text:p>124411</text:p>
          </table:table-cell>
          <table:table-cell office:value-type="float" office:value="385306">
            <text:p>385306</text:p>
          </table:table-cell>
          <table:table-cell office:value-type="float" office:value="65">
            <text:p>65</text:p>
          </table:table-cell>
          <table:table-cell office:value-type="float" office:value="354924">
            <text:p>354924</text:p>
          </table:table-cell>
          <table:table-cell office:value-type="float" office:value="79">
            <text:p>79</text:p>
          </table:table-cell>
          <table:table-cell office:value-type="float" office:value="5247600">
            <text:p>5247600</text:p>
          </table:table-cell>
          <table:table-cell office:value-type="float" office:value="-45090">
            <text:p>-45090</text:p>
          </table:table-cell>
          <table:table-cell office:value-type="float" office:value="404910">
            <text:p>404910</text:p>
          </table:table-cell>
          <table:table-cell office:value-type="float" office:value="247600">
            <text:p>24760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5001044">
            <text:p>5001044</text:p>
          </table:table-cell>
          <table:table-cell table:style-name="ce2" office:value-type="string">
            <text:p>203497</text:p>
          </table:table-cell>
          <table:table-cell office:value-type="float" office:value="110">
            <text:p>110</text:p>
          </table:table-cell>
          <table:table-cell office:value-type="string">
            <text:p>Weißbach</text:p>
          </table:table-cell>
          <table:table-cell office:value-type="string">
            <text:p>Saalach</text:p>
          </table:table-cell>
          <table:table-cell office:value-type="string">
            <text:p>Salzburg</text:p>
          </table:table-cell>
          <table:table-cell office:value-type="string">
            <text:p>Zell am See</text:p>
          </table:table-cell>
          <table:table-cell table:formula="of:=LEFT([.Z78];2)+(RIGHT(LEFT([.Z78];4);2)*60+RIGHT([.Z78];2))/3600" office:value-type="float" office:value="47.5227777777778">
            <text:p>47.5227777778</text:p>
          </table:table-cell>
          <table:table-cell table:style-name="ce6" table:formula="of:=LEFT([.AA78];2)+(RIGHT(LEFT([.AA78];4);2)*60+RIGHT([.AA78];2))/3600" office:value-type="float" office:value="12.75">
            <text:p>12.75</text:p>
          </table:table-cell>
          <table:table-cell table:style-name="ce7"/>
          <table:table-cell table:style-name="ce6" table:number-columns-repeated="2"/>
          <table:table-cell table:style-name="ce2" office:value-type="string">
            <text:p>4.5</text:p>
          </table:table-cell>
          <table:table-cell table:style-name="ce2" office:value-type="string">
            <text:p>20</text:p>
          </table:table-cell>
          <table:table-cell table:style-name="ce2" office:value-type="string">
            <text:p>150</text:p>
          </table:table-cell>
          <table:table-cell/>
          <table:table-cell table:style-name="ce2" office:value-type="string">
            <text:p>250</text:p>
          </table:table-cell>
          <table:table-cell table:style-name="ce2" office:value-type="string">
            <text:p>300</text:p>
          </table:table-cell>
          <table:table-cell table:style-name="ce2" office:value-type="string">
            <text:p>375</text:p>
          </table:table-cell>
          <table:table-cell table:style-name="ce2" office:value-type="string">
            <text:p>450</text:p>
          </table:table-cell>
          <table:table-cell/>
          <table:table-cell office:value-type="string">
            <text:p>http://www.salzburg.gv.at/wasserwirtschaft/6-64-seen/hdweb/stations/203497/station.html</text:p>
          </table:table-cell>
          <table:table-cell office:value-type="float" office:value="356095">
            <text:p>356095</text:p>
          </table:table-cell>
          <table:table-cell office:value-type="float" office:value="402700">
            <text:p>402700</text:p>
          </table:table-cell>
          <table:table-cell office:value-type="float" office:value="473122">
            <text:p>473122</text:p>
          </table:table-cell>
          <table:table-cell office:value-type="float" office:value="124500">
            <text:p>124500</text:p>
          </table:table-cell>
          <table:table-cell office:value-type="float" office:value="402700">
            <text:p>402700</text:p>
          </table:table-cell>
          <table:table-cell office:value-type="float" office:value="29">
            <text:p>29</text:p>
          </table:table-cell>
          <table:table-cell office:value-type="float" office:value="356094">
            <text:p>356094</text:p>
          </table:table-cell>
          <table:table-cell office:value-type="float" office:value="55">
            <text:p>55</text:p>
          </table:table-cell>
          <table:table-cell office:value-type="float" office:value="5265000">
            <text:p>5265000</text:p>
          </table:table-cell>
          <table:table-cell office:value-type="float" office:value="-43920">
            <text:p>-43920</text:p>
          </table:table-cell>
          <table:table-cell office:value-type="float" office:value="406080">
            <text:p>406080</text:p>
          </table:table-cell>
          <table:table-cell office:value-type="float" office:value="265000">
            <text:p>26500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168">
            <text:p>7001168</text:p>
          </table:table-cell>
          <table:table-cell table:style-name="ce2" office:value-type="string">
            <text:p>231092</text:p>
          </table:table-cell>
          <table:table-cell office:value-type="float" office:value="192">
            <text:p>192</text:p>
          </table:table-cell>
          <table:table-cell office:value-type="string">
            <text:p>Lienz-Falkensteinsteg</text:p>
          </table:table-cell>
          <table:table-cell office:value-type="string">
            <text:p>Drau</text:p>
          </table:table-cell>
          <table:table-cell office:value-type="string">
            <text:p>Tirol</text:p>
          </table:table-cell>
          <table:table-cell office:value-type="string">
            <text:p>Lienz</text:p>
          </table:table-cell>
          <table:table-cell table:formula="of:=LEFT([.Z79];2)+(RIGHT(LEFT([.Z79];4);2)*60+RIGHT([.Z79];2))/3600" office:value-type="float" office:value="46.8183333333333">
            <text:p>46.8183333333</text:p>
          </table:table-cell>
          <table:table-cell table:formula="of:=LEFT([.AA79];2)+(RIGHT(LEFT([.AA79];4);2)*60+RIGHT([.AA79];2))/3600" office:value-type="float" office:value="12.7602777777778">
            <text:p>12.7602777778</text:p>
          </table:table-cell>
          <table:table-cell table:style-name="ce7"/>
          <table:table-cell table:number-columns-repeated="2"/>
          <table:table-cell table:style-name="ce2" office:value-type="string">
            <text:p>4.67</text:p>
          </table:table-cell>
          <table:table-cell table:style-name="ce2" office:value-type="string">
            <text:p>13.54</text:p>
          </table:table-cell>
          <table:table-cell table:style-name="ce2" office:value-type="string">
            <text:p>65</text:p>
          </table:table-cell>
          <table:table-cell/>
          <table:table-cell table:style-name="ce2" office:value-type="string">
            <text:p>105</text:p>
          </table:table-cell>
          <table:table-cell table:style-name="ce2" office:value-type="string">
            <text:p>135</text:p>
          </table:table-cell>
          <table:table-cell table:style-name="ce2" office:value-type="string">
            <text:p>190</text:p>
          </table:table-cell>
          <table:table-cell table:style-name="ce2" office:value-type="string">
            <text:p>280</text:p>
          </table:table-cell>
          <table:table-cell/>
          <table:table-cell office:value-type="string">
            <text:p>http://wwwc.tirol.gv.at/wasserstand/images/Stations/231092/Parameter/W/231092_W.png</text:p>
          </table:table-cell>
          <table:table-cell office:value-type="float" office:value="356263">
            <text:p>356263</text:p>
          </table:table-cell>
          <table:table-cell office:value-type="float" office:value="324426">
            <text:p>324426</text:p>
          </table:table-cell>
          <table:table-cell office:value-type="float" office:value="464906">
            <text:p>464906</text:p>
          </table:table-cell>
          <table:table-cell office:value-type="float" office:value="124537">
            <text:p>124537</text:p>
          </table:table-cell>
          <table:table-cell office:value-type="float" office:value="324411">
            <text:p>324411</text:p>
          </table:table-cell>
          <table:table-cell office:value-type="float" office:value="5">
            <text:p>5</text:p>
          </table:table-cell>
          <table:table-cell office:value-type="float" office:value="356289">
            <text:p>356289</text:p>
          </table:table-cell>
          <table:table-cell office:value-type="float" office:value="4">
            <text:p>4</text:p>
          </table:table-cell>
          <table:table-cell office:value-type="float" office:value="5186684">
            <text:p>5186684</text:p>
          </table:table-cell>
          <table:table-cell office:value-type="float" office:value="-43722">
            <text:p>-43722</text:p>
          </table:table-cell>
          <table:table-cell office:value-type="float" office:value="406278">
            <text:p>406278</text:p>
          </table:table-cell>
          <table:table-cell office:value-type="float" office:value="186684">
            <text:p>186684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140">
            <text:p>7001140</text:p>
          </table:table-cell>
          <table:table-cell table:style-name="ce2" office:value-type="string">
            <text:p>212167</text:p>
          </table:table-cell>
          <table:table-cell office:value-type="float" office:value="188">
            <text:p>188</text:p>
          </table:table-cell>
          <table:table-cell office:value-type="string">
            <text:p>Lienz</text:p>
          </table:table-cell>
          <table:table-cell office:value-type="string">
            <text:p>Isel</text:p>
          </table:table-cell>
          <table:table-cell office:value-type="string">
            <text:p>Tirol</text:p>
          </table:table-cell>
          <table:table-cell office:value-type="string">
            <text:p>Lienz</text:p>
          </table:table-cell>
          <table:table-cell table:formula="of:=LEFT([.Z80];2)+(RIGHT(LEFT([.Z80];4);2)*60+RIGHT([.Z80];2))/3600" office:value-type="float" office:value="46.8322222222222">
            <text:p>46.8322222222</text:p>
          </table:table-cell>
          <table:table-cell table:formula="of:=LEFT([.AA80];2)+(RIGHT(LEFT([.AA80];4);2)*60+RIGHT([.AA80];2))/3600" office:value-type="float" office:value="12.7669444444444">
            <text:p>12.7669444444</text:p>
          </table:table-cell>
          <table:table-cell table:style-name="ce7"/>
          <table:table-cell table:number-columns-repeated="2"/>
          <table:table-cell table:style-name="ce2" office:value-type="string">
            <text:p>6.08</text:p>
          </table:table-cell>
          <table:table-cell table:style-name="ce2" office:value-type="string">
            <text:p>38.80</text:p>
          </table:table-cell>
          <table:table-cell table:style-name="ce2" office:value-type="string">
            <text:p>240</text:p>
          </table:table-cell>
          <table:table-cell/>
          <table:table-cell table:style-name="ce2" office:value-type="string">
            <text:p>390</text:p>
          </table:table-cell>
          <table:table-cell table:style-name="ce2" office:value-type="string">
            <text:p>460</text:p>
          </table:table-cell>
          <table:table-cell table:style-name="ce2" office:value-type="string">
            <text:p>580</text:p>
          </table:table-cell>
          <table:table-cell table:style-name="ce2" office:value-type="string">
            <text:p>715</text:p>
          </table:table-cell>
          <table:table-cell/>
          <table:table-cell office:value-type="string">
            <text:p>http://wwwc.tirol.gv.at/wasserstand/images/Stations/212167/Parameter/W/212167_W.png</text:p>
          </table:table-cell>
          <table:table-cell office:value-type="float" office:value="356806">
            <text:p>356806</text:p>
          </table:table-cell>
          <table:table-cell office:value-type="float" office:value="325935">
            <text:p>325935</text:p>
          </table:table-cell>
          <table:table-cell office:value-type="float" office:value="464956">
            <text:p>464956</text:p>
          </table:table-cell>
          <table:table-cell office:value-type="float" office:value="124601">
            <text:p>124601</text:p>
          </table:table-cell>
          <table:table-cell office:value-type="float" office:value="325934">
            <text:p>325934</text:p>
          </table:table-cell>
          <table:table-cell office:value-type="float" office:value="56">
            <text:p>56</text:p>
          </table:table-cell>
          <table:table-cell office:value-type="float" office:value="356806">
            <text:p>356806</text:p>
          </table:table-cell>
          <table:table-cell office:value-type="float" office:value="4">
            <text:p>4</text:p>
          </table:table-cell>
          <table:table-cell office:value-type="float" office:value="5188208">
            <text:p>5188208</text:p>
          </table:table-cell>
          <table:table-cell office:value-type="float" office:value="-43205">
            <text:p>-43205</text:p>
          </table:table-cell>
          <table:table-cell office:value-type="float" office:value="406795">
            <text:p>406795</text:p>
          </table:table-cell>
          <table:table-cell office:value-type="float" office:value="188208">
            <text:p>188208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7001147">
            <text:p>7001147</text:p>
          </table:table-cell>
          <table:table-cell table:style-name="ce2" office:value-type="string">
            <text:p>212316</text:p>
          </table:table-cell>
          <table:table-cell office:value-type="float" office:value="189">
            <text:p>189</text:p>
          </table:table-cell>
          <table:table-cell office:value-type="string">
            <text:p>Lienz-Peggetz</text:p>
          </table:table-cell>
          <table:table-cell office:value-type="string">
            <text:p>Drau</text:p>
          </table:table-cell>
          <table:table-cell office:value-type="string">
            <text:p>Tirol</text:p>
          </table:table-cell>
          <table:table-cell office:value-type="string">
            <text:p>Lienz</text:p>
          </table:table-cell>
          <table:table-cell table:formula="of:=LEFT([.Z81];2)+(RIGHT(LEFT([.Z81];4);2)*60+RIGHT([.Z81];2))/3600" office:value-type="float" office:value="46.825">
            <text:p>46.825</text:p>
          </table:table-cell>
          <table:table-cell table:formula="of:=LEFT([.AA81];2)+(RIGHT(LEFT([.AA81];4);2)*60+RIGHT([.AA81];2))/3600" office:value-type="float" office:value="12.7847222222222">
            <text:p>12.7847222222</text:p>
          </table:table-cell>
          <table:table-cell table:style-name="ce7"/>
          <table:table-cell table:number-columns-repeated="2"/>
          <table:table-cell table:style-name="ce2" office:value-type="string">
            <text:p>11.40</text:p>
          </table:table-cell>
          <table:table-cell table:style-name="ce2" office:value-type="string">
            <text:p>53.10</text:p>
          </table:table-cell>
          <table:table-cell table:style-name="ce2" office:value-type="string">
            <text:p>295</text:p>
          </table:table-cell>
          <table:table-cell/>
          <table:table-cell table:style-name="ce2" office:value-type="string">
            <text:p>440</text:p>
          </table:table-cell>
          <table:table-cell table:style-name="ce2" office:value-type="string">
            <text:p>510</text:p>
          </table:table-cell>
          <table:table-cell table:style-name="ce2" office:value-type="string">
            <text:p>620</text:p>
          </table:table-cell>
          <table:table-cell table:style-name="ce2" office:value-type="string">
            <text:p>740</text:p>
          </table:table-cell>
          <table:table-cell/>
          <table:table-cell office:value-type="string">
            <text:p>http://wwwc.tirol.gv.at/wasserstand/images/Stations/212316/Parameter/W/212316_W.png</text:p>
          </table:table-cell>
          <table:table-cell office:value-type="float" office:value="358154">
            <text:p>358154</text:p>
          </table:table-cell>
          <table:table-cell office:value-type="float" office:value="325137">
            <text:p>325137</text:p>
          </table:table-cell>
          <table:table-cell office:value-type="float" office:value="464930">
            <text:p>464930</text:p>
          </table:table-cell>
          <table:table-cell office:value-type="float" office:value="124705">
            <text:p>124705</text:p>
          </table:table-cell>
          <table:table-cell office:value-type="float" office:value="325136">
            <text:p>325136</text:p>
          </table:table-cell>
          <table:table-cell office:value-type="float" office:value="69">
            <text:p>69</text:p>
          </table:table-cell>
          <table:table-cell office:value-type="float" office:value="358154">
            <text:p>358154</text:p>
          </table:table-cell>
          <table:table-cell office:value-type="float" office:value="1">
            <text:p>1</text:p>
          </table:table-cell>
          <table:table-cell office:value-type="float" office:value="5187410">
            <text:p>5187410</text:p>
          </table:table-cell>
          <table:table-cell office:value-type="float" office:value="-41857">
            <text:p>-41857</text:p>
          </table:table-cell>
          <table:table-cell office:value-type="float" office:value="408143">
            <text:p>408143</text:p>
          </table:table-cell>
          <table:table-cell office:value-type="float" office:value="187410">
            <text:p>18741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5001011">
            <text:p>5001011</text:p>
          </table:table-cell>
          <table:table-cell table:style-name="ce2" office:value-type="string">
            <text:p>203117</text:p>
          </table:table-cell>
          <table:table-cell office:value-type="float" office:value="103">
            <text:p>103</text:p>
          </table:table-cell>
          <table:table-cell office:value-type="string">
            <text:p>Zell am See</text:p>
          </table:table-cell>
          <table:table-cell office:value-type="string">
            <text:p>Zeller See</text:p>
          </table:table-cell>
          <table:table-cell office:value-type="string">
            <text:p>Salzburg</text:p>
          </table:table-cell>
          <table:table-cell office:value-type="string">
            <text:p>Zell am See</text:p>
          </table:table-cell>
          <table:table-cell table:formula="of:=LEFT([.Z82];2)+(RIGHT(LEFT([.Z82];4);2)*60+RIGHT([.Z82];2))/3600" office:value-type="float" office:value="47.3233333333333">
            <text:p>47.3233333333</text:p>
          </table:table-cell>
          <table:table-cell table:formula="of:=LEFT([.AA82];2)+(RIGHT(LEFT([.AA82];4);2)*60+RIGHT([.AA82];2))/3600" office:value-type="float" office:value="12.8008333333333">
            <text:p>12.8008333333</text:p>
          </table:table-cell>
          <table:table-cell table:style-name="ce7"/>
          <table:table-cell table:number-columns-repeated="2"/>
          <table:table-cell table:style-name="ce2" office:value-type="string">
            <text:p>180.00</text:p>
          </table:table-cell>
          <table:table-cell table:style-name="ce2" office:value-type="string">
            <text:p>195.00</text:p>
          </table:table-cell>
          <table:table-cell table:style-name="ce2" office:value-type="string">
            <text:p>218</text:p>
          </table:table-cell>
          <table:table-cell/>
          <table:table-cell table:style-name="ce2" office:value-type="string">
            <text:p>235</text:p>
          </table:table-cell>
          <table:table-cell table:style-name="ce2" office:value-type="string">
            <text:p>241</text:p>
          </table:table-cell>
          <table:table-cell table:style-name="ce2" office:value-type="string">
            <text:p>250</text:p>
          </table:table-cell>
          <table:table-cell table:style-name="ce2" office:value-type="string">
            <text:p>260</text:p>
          </table:table-cell>
          <table:table-cell/>
          <table:table-cell office:value-type="string">
            <text:p>http://www.salzburg.gv.at/wasserwirtschaft/6-64-seen/hdweb/stations/203117/station.html</text:p>
          </table:table-cell>
          <table:table-cell office:value-type="float" office:value="359763">
            <text:p>359763</text:p>
          </table:table-cell>
          <table:table-cell office:value-type="float" office:value="380498">
            <text:p>380498</text:p>
          </table:table-cell>
          <table:table-cell office:value-type="float" office:value="471924">
            <text:p>471924</text:p>
          </table:table-cell>
          <table:table-cell office:value-type="float" office:value="124803">
            <text:p>124803</text:p>
          </table:table-cell>
          <table:table-cell office:value-type="float" office:value="380498">
            <text:p>380498</text:p>
          </table:table-cell>
          <table:table-cell office:value-type="float" office:value="29">
            <text:p>29</text:p>
          </table:table-cell>
          <table:table-cell office:value-type="float" office:value="359763">
            <text:p>359763</text:p>
          </table:table-cell>
          <table:table-cell office:value-type="float" office:value="21">
            <text:p>21</text:p>
          </table:table-cell>
          <table:table-cell office:value-type="float" office:value="5242790">
            <text:p>5242790</text:p>
          </table:table-cell>
          <table:table-cell office:value-type="float" office:value="-40250">
            <text:p>-40250</text:p>
          </table:table-cell>
          <table:table-cell office:value-type="float" office:value="409750">
            <text:p>409750</text:p>
          </table:table-cell>
          <table:table-cell office:value-type="float" office:value="242790">
            <text:p>24279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5002228">
            <text:p>5002228</text:p>
          </table:table-cell>
          <table:table-cell table:style-name="ce2" office:value-type="string">
            <text:p>203168</text:p>
          </table:table-cell>
          <table:table-cell office:value-type="float" office:value="126">
            <text:p>126</text:p>
          </table:table-cell>
          <table:table-cell office:value-type="string">
            <text:p>Hundsdorf</text:p>
          </table:table-cell>
          <table:table-cell office:value-type="string">
            <text:p>Salzach</text:p>
          </table:table-cell>
          <table:table-cell office:value-type="string">
            <text:p>Salzburg</text:p>
          </table:table-cell>
          <table:table-cell office:value-type="string">
            <text:p>Zell am See</text:p>
          </table:table-cell>
          <table:table-cell table:formula="of:=LEFT([.Z83];2)+(RIGHT(LEFT([.Z83];4);2)*60+RIGHT([.Z83];2))/3600" office:value-type="float" office:value="47.2836111111111">
            <text:p>47.2836111111</text:p>
          </table:table-cell>
          <table:table-cell table:formula="of:=LEFT([.AA83];2)+(RIGHT(LEFT([.AA83];4);2)*60+RIGHT([.AA83];2))/3600" office:value-type="float" office:value="12.8413888888889">
            <text:p>12.8413888889</text:p>
          </table:table-cell>
          <table:table-cell table:style-name="ce7"/>
          <table:table-cell table:number-columns-repeated="2"/>
          <table:table-cell table:style-name="ce2" office:value-type="string">
            <text:p>13.2</text:p>
          </table:table-cell>
          <table:table-cell table:style-name="ce2" office:value-type="string">
            <text:p>52</text:p>
          </table:table-cell>
          <table:table-cell table:style-name="ce2" office:value-type="string">
            <text:p>200</text:p>
          </table:table-cell>
          <table:table-cell/>
          <table:table-cell table:style-name="ce2" office:value-type="string">
            <text:p>300</text:p>
          </table:table-cell>
          <table:table-cell table:style-name="ce2" office:value-type="string">
            <text:p>340</text:p>
          </table:table-cell>
          <table:table-cell table:style-name="ce2" office:value-type="string">
            <text:p>400</text:p>
          </table:table-cell>
          <table:table-cell table:style-name="ce2" office:value-type="string">
            <text:p>470</text:p>
          </table:table-cell>
          <table:table-cell/>
          <table:table-cell office:value-type="string">
            <text:p>http://www.salzburg.gv.at/wasserwirtschaft/6-64-seen/hdweb/stations/203168/station.html</text:p>
          </table:table-cell>
          <table:table-cell office:value-type="float" office:value="362809">
            <text:p>362809</text:p>
          </table:table-cell>
          <table:table-cell office:value-type="float" office:value="376072">
            <text:p>376072</text:p>
          </table:table-cell>
          <table:table-cell office:value-type="float" office:value="471701">
            <text:p>471701</text:p>
          </table:table-cell>
          <table:table-cell office:value-type="float" office:value="125029">
            <text:p>125029</text:p>
          </table:table-cell>
          <table:table-cell office:value-type="float" office:value="376071">
            <text:p>376071</text:p>
          </table:table-cell>
          <table:table-cell office:value-type="float" office:value="79">
            <text:p>79</text:p>
          </table:table-cell>
          <table:table-cell office:value-type="float" office:value="362809">
            <text:p>362809</text:p>
          </table:table-cell>
          <table:table-cell office:value-type="float" office:value="17">
            <text:p>17</text:p>
          </table:table-cell>
          <table:table-cell office:value-type="float" office:value="5238362">
            <text:p>5238362</text:p>
          </table:table-cell>
          <table:table-cell office:value-type="float" office:value="-37203">
            <text:p>-37203</text:p>
          </table:table-cell>
          <table:table-cell office:value-type="float" office:value="412797">
            <text:p>412797</text:p>
          </table:table-cell>
          <table:table-cell office:value-type="float" office:value="238362">
            <text:p>238362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2001005">
            <text:p>2001005</text:p>
          </table:table-cell>
          <table:table-cell table:style-name="ce2" office:value-type="string">
            <text:p>212373</text:p>
          </table:table-cell>
          <table:table-cell office:value-type="float" office:value="3">
            <text:p>3</text:p>
          </table:table-cell>
          <table:table-cell office:value-type="string">
            <text:p>Winklern</text:p>
          </table:table-cell>
          <table:table-cell office:value-type="string">
            <text:p>Möll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Z84];2)+(RIGHT(LEFT([.Z84];4);2)*60+RIGHT([.Z84];2))/3600" office:value-type="float" office:value="46.8833333333333">
            <text:p>46.8833333333</text:p>
          </table:table-cell>
          <table:table-cell table:formula="of:=LEFT([.AA84];2)+(RIGHT(LEFT([.AA84];4);2)*60+RIGHT([.AA84];2))/3600" office:value-type="float" office:value="12.8866666666667">
            <text:p>12.8866666667</text:p>
          </table:table-cell>
          <table:table-cell table:style-name="ce7"/>
          <table:table-cell table:number-columns-repeated="2"/>
          <table:table-cell table:style-name="ce2" office:value-type="string">
            <text:p>1.90</text:p>
          </table:table-cell>
          <table:table-cell table:style-name="ce2" office:value-type="string">
            <text:p>9.30</text:p>
          </table:table-cell>
          <table:table-cell table:style-name="ce2" office:value-type="string">
            <text:p>55</text:p>
          </table:table-cell>
          <table:table-cell/>
          <table:table-cell table:style-name="ce2" office:value-type="string">
            <text:p>113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235</text:p>
          </table:table-cell>
          <table:table-cell table:style-name="ce2" office:value-type="string">
            <text:p>350</text:p>
          </table:table-cell>
          <table:table-cell table:style-name="ce2" office:value-type="string">
            <text:p>740</text:p>
          </table:table-cell>
          <table:table-cell office:value-type="string">
            <text:p>http://info.ktn.gv.at/asp/hydro/daten/QP_Winklern.gif</text:p>
          </table:table-cell>
          <table:table-cell office:value-type="float" office:value="365968">
            <text:p>365968</text:p>
          </table:table-cell>
          <table:table-cell office:value-type="float" office:value="331570">
            <text:p>331570</text:p>
          </table:table-cell>
          <table:table-cell office:value-type="float" office:value="465300">
            <text:p>465300</text:p>
          </table:table-cell>
          <table:table-cell office:value-type="float" office:value="125312">
            <text:p>125312</text:p>
          </table:table-cell>
          <table:table-cell office:value-type="float" office:value="331569">
            <text:p>331569</text:p>
          </table:table-cell>
          <table:table-cell office:value-type="float" office:value="8">
            <text:p>8</text:p>
          </table:table-cell>
          <table:table-cell office:value-type="float" office:value="365968">
            <text:p>365968</text:p>
          </table:table-cell>
          <table:table-cell office:value-type="float" office:value="4">
            <text:p>4</text:p>
          </table:table-cell>
          <table:table-cell office:value-type="float" office:value="5193845">
            <text:p>5193845</text:p>
          </table:table-cell>
          <table:table-cell office:value-type="float" office:value="54">
            <text:p>54</text:p>
          </table:table-cell>
          <table:table-cell office:value-type="float" office:value="-34041">
            <text:p>-34041</text:p>
          </table:table-cell>
          <table:table-cell office:value-type="float" office:value="41">
            <text:p>41</text:p>
          </table:table-cell>
          <table:table-cell office:value-type="float" office:value="415958">
            <text:p>415958</text:p>
          </table:table-cell>
          <table:table-cell office:value-type="float" office:value="59">
            <text:p>59</text:p>
          </table:table-cell>
          <table:table-cell office:value-type="float" office:value="193845">
            <text:p>193845</text:p>
          </table:table-cell>
          <table:table-cell office:value-type="float" office:value="54">
            <text:p>54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5001048">
            <text:p>5001048</text:p>
          </table:table-cell>
          <table:table-cell table:style-name="ce2" office:value-type="string">
            <text:p>203539</text:p>
          </table:table-cell>
          <table:table-cell office:value-type="float" office:value="111">
            <text:p>111</text:p>
          </table:table-cell>
          <table:table-cell office:value-type="string">
            <text:p>Oberndorf</text:p>
          </table:table-cell>
          <table:table-cell office:value-type="string">
            <text:p>Salzach</text:p>
          </table:table-cell>
          <table:table-cell office:value-type="string">
            <text:p>Salzburg</text:p>
          </table:table-cell>
          <table:table-cell office:value-type="string">
            <text:p>Salzburg Umgebung</text:p>
          </table:table-cell>
          <table:table-cell table:formula="of:=LEFT([.Z85];2)+(RIGHT(LEFT([.Z85];4);2)*60+RIGHT([.Z85];2))/3600" office:value-type="float" office:value="47.9402777777778">
            <text:p>47.9402777778</text:p>
          </table:table-cell>
          <table:table-cell table:style-name="ce6" table:formula="of:=LEFT([.AA85];2)+(RIGHT(LEFT([.AA85];4);2)*60+RIGHT([.AA85];2))/3600" office:value-type="float" office:value="12.9275">
            <text:p>12.9275</text:p>
          </table:table-cell>
          <table:table-cell table:style-name="ce7"/>
          <table:table-cell table:style-name="ce6" table:number-columns-repeated="2"/>
          <table:table-cell table:style-name="ce2" office:value-type="string">
            <text:p>83.30</text:p>
          </table:table-cell>
          <table:table-cell table:style-name="ce2" office:value-type="string">
            <text:p>240.00</text:p>
          </table:table-cell>
          <table:table-cell table:style-name="ce2" office:value-type="string">
            <text:p>1160</text:p>
          </table:table-cell>
          <table:table-cell/>
          <table:table-cell table:style-name="ce2" office:value-type="string">
            <text:p>1720</text:p>
          </table:table-cell>
          <table:table-cell table:style-name="ce2" office:value-type="string">
            <text:p>1980</text:p>
          </table:table-cell>
          <table:table-cell table:style-name="ce2" office:value-type="string">
            <text:p>2400</text:p>
          </table:table-cell>
          <table:table-cell table:style-name="ce2" office:value-type="string">
            <text:p>2870</text:p>
          </table:table-cell>
          <table:table-cell/>
          <table:table-cell office:value-type="string">
            <text:p>http://www.salzburg.gv.at/wasserwirtschaft/6-64-seen/hdweb/stations/203539/station.html</text:p>
          </table:table-cell>
          <table:table-cell office:value-type="float" office:value="369689">
            <text:p>369689</text:p>
          </table:table-cell>
          <table:table-cell office:value-type="float" office:value="449004">
            <text:p>449004</text:p>
          </table:table-cell>
          <table:table-cell office:value-type="float" office:value="475625">
            <text:p>475625</text:p>
          </table:table-cell>
          <table:table-cell office:value-type="float" office:value="125539">
            <text:p>125539</text:p>
          </table:table-cell>
          <table:table-cell office:value-type="float" office:value="449004">
            <text:p>449004</text:p>
          </table:table-cell>
          <table:table-cell office:value-type="float" office:value="42">
            <text:p>42</text:p>
          </table:table-cell>
          <table:table-cell office:value-type="float" office:value="369689">
            <text:p>369689</text:p>
          </table:table-cell>
          <table:table-cell office:value-type="float" office:value="35">
            <text:p>35</text:p>
          </table:table-cell>
          <table:table-cell office:value-type="float" office:value="5311320">
            <text:p>5311320</text:p>
          </table:table-cell>
          <table:table-cell office:value-type="float" office:value="-30320">
            <text:p>-30320</text:p>
          </table:table-cell>
          <table:table-cell office:value-type="float" office:value="419680">
            <text:p>419680</text:p>
          </table:table-cell>
          <table:table-cell office:value-type="float" office:value="311320">
            <text:p>31132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2001001">
            <text:p>2001001</text:p>
          </table:table-cell>
          <table:table-cell table:style-name="ce2" office:value-type="string">
            <text:p>212324</text:p>
          </table:table-cell>
          <table:table-cell office:value-type="float" office:value="1">
            <text:p>1</text:p>
          </table:table-cell>
          <table:table-cell office:value-type="string">
            <text:p>Oberdrauburg</text:p>
          </table:table-cell>
          <table:table-cell office:value-type="string">
            <text:p>Drau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Z86];2)+(RIGHT(LEFT([.Z86];4);2)*60+RIGHT([.Z86];2))/3600" office:value-type="float" office:value="46.7480555555556">
            <text:p>46.7480555556</text:p>
          </table:table-cell>
          <table:table-cell table:formula="of:=LEFT([.AA86];2)+(RIGHT(LEFT([.AA86];4);2)*60+RIGHT([.AA86];2))/3600" office:value-type="float" office:value="12.9736111111111">
            <text:p>12.9736111111</text:p>
          </table:table-cell>
          <table:table-cell table:style-name="ce7"/>
          <table:table-cell table:number-columns-repeated="2"/>
          <table:table-cell table:style-name="ce2" office:value-type="string">
            <text:p>15.00</text:p>
          </table:table-cell>
          <table:table-cell table:style-name="ce2" office:value-type="string">
            <text:p>69.00</text:p>
          </table:table-cell>
          <table:table-cell table:style-name="ce2" office:value-type="string">
            <text:p>310</text:p>
          </table:table-cell>
          <table:table-cell/>
          <table:table-cell table:style-name="ce2" office:value-type="string">
            <text:p>475</text:p>
          </table:table-cell>
          <table:table-cell table:style-name="ce2" office:value-type="string">
            <text:p>570</text:p>
          </table:table-cell>
          <table:table-cell table:style-name="ce2" office:value-type="string">
            <text:p>770</text:p>
          </table:table-cell>
          <table:table-cell table:style-name="ce2" office:value-type="string">
            <text:p>1025</text:p>
          </table:table-cell>
          <table:table-cell table:style-name="ce2" office:value-type="string">
            <text:p>1940</text:p>
          </table:table-cell>
          <table:table-cell office:value-type="string">
            <text:p>http://info.ktn.gv.at/asp/hydro/daten/QP_Oberdrauburg.gif</text:p>
          </table:table-cell>
          <table:table-cell office:value-type="float" office:value="372523">
            <text:p>372523</text:p>
          </table:table-cell>
          <table:table-cell office:value-type="float" office:value="316503">
            <text:p>316503</text:p>
          </table:table-cell>
          <table:table-cell office:value-type="float" office:value="464453">
            <text:p>464453</text:p>
          </table:table-cell>
          <table:table-cell office:value-type="float" office:value="125825">
            <text:p>125825</text:p>
          </table:table-cell>
          <table:table-cell office:value-type="float" office:value="316502">
            <text:p>316502</text:p>
          </table:table-cell>
          <table:table-cell office:value-type="float" office:value="8">
            <text:p>8</text:p>
          </table:table-cell>
          <table:table-cell office:value-type="float" office:value="372523">
            <text:p>372523</text:p>
          </table:table-cell>
          <table:table-cell office:value-type="float" office:value="1">
            <text:p>1</text:p>
          </table:table-cell>
          <table:table-cell office:value-type="float" office:value="5178774">
            <text:p>5178774</text:p>
          </table:table-cell>
          <table:table-cell office:value-type="float" office:value="68">
            <text:p>68</text:p>
          </table:table-cell>
          <table:table-cell office:value-type="float" office:value="-27484">
            <text:p>-27484</text:p>
          </table:table-cell>
          <table:table-cell office:value-type="float" office:value="1">
            <text:p>1</text:p>
          </table:table-cell>
          <table:table-cell office:value-type="float" office:value="422515">
            <text:p>422515</text:p>
          </table:table-cell>
          <table:table-cell office:value-type="float" office:value="99">
            <text:p>99</text:p>
          </table:table-cell>
          <table:table-cell office:value-type="float" office:value="178774">
            <text:p>178774</text:p>
          </table:table-cell>
          <table:table-cell office:value-type="float" office:value="68">
            <text:p>68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5001052">
            <text:p>5001052</text:p>
          </table:table-cell>
          <table:table-cell table:style-name="ce2" office:value-type="string">
            <text:p>203570</text:p>
          </table:table-cell>
          <table:table-cell office:value-type="float" office:value="113">
            <text:p>113</text:p>
          </table:table-cell>
          <table:table-cell office:value-type="string">
            <text:p>Siezenheim</text:p>
          </table:table-cell>
          <table:table-cell office:value-type="string">
            <text:p>Saalach</text:p>
          </table:table-cell>
          <table:table-cell office:value-type="string">
            <text:p>Salzburg</text:p>
          </table:table-cell>
          <table:table-cell office:value-type="string">
            <text:p>Salzburg Umgebung</text:p>
          </table:table-cell>
          <table:table-cell table:formula="of:=LEFT([.Z87];2)+(RIGHT(LEFT([.Z87];4);2)*60+RIGHT([.Z87];2))/3600" office:value-type="float" office:value="47.8122222222222">
            <text:p>47.8122222222</text:p>
          </table:table-cell>
          <table:table-cell table:formula="of:=LEFT([.AA87];2)+(RIGHT(LEFT([.AA87];4);2)*60+RIGHT([.AA87];2))/3600" office:value-type="float" office:value="12.975">
            <text:p>12.975</text:p>
          </table:table-cell>
          <table:table-cell table:style-name="ce7"/>
          <table:table-cell table:number-columns-repeated="2"/>
          <table:table-cell table:style-name="ce2" office:value-type="string">
            <text:p>7.27</text:p>
          </table:table-cell>
          <table:table-cell table:style-name="ce2" office:value-type="string">
            <text:p>39.10</text:p>
          </table:table-cell>
          <table:table-cell table:style-name="ce2" office:value-type="string">
            <text:p>335</text:p>
          </table:table-cell>
          <table:table-cell/>
          <table:table-cell table:style-name="ce2" office:value-type="string">
            <text:p>550</text:p>
          </table:table-cell>
          <table:table-cell table:style-name="ce2" office:value-type="string">
            <text:p>655</text:p>
          </table:table-cell>
          <table:table-cell table:style-name="ce2" office:value-type="string">
            <text:p>830</text:p>
          </table:table-cell>
          <table:table-cell table:style-name="ce2" office:value-type="string">
            <text:p>1030</text:p>
          </table:table-cell>
          <table:table-cell/>
          <table:table-cell office:value-type="string">
            <text:p>http://www.salzburg.gv.at/wasserwirtschaft/6-64-seen/hdweb/stations/203570/station.html</text:p>
          </table:table-cell>
          <table:table-cell office:value-type="float" office:value="373169">
            <text:p>373169</text:p>
          </table:table-cell>
          <table:table-cell office:value-type="float" office:value="434749">
            <text:p>434749</text:p>
          </table:table-cell>
          <table:table-cell office:value-type="float" office:value="474844">
            <text:p>474844</text:p>
          </table:table-cell>
          <table:table-cell office:value-type="float" office:value="125830">
            <text:p>125830</text:p>
          </table:table-cell>
          <table:table-cell office:value-type="float" office:value="434749">
            <text:p>434749</text:p>
          </table:table-cell>
          <table:table-cell office:value-type="float" office:value="23">
            <text:p>23</text:p>
          </table:table-cell>
          <table:table-cell office:value-type="float" office:value="373168">
            <text:p>373168</text:p>
          </table:table-cell>
          <table:table-cell office:value-type="float" office:value="7">
            <text:p>7</text:p>
          </table:table-cell>
          <table:table-cell office:value-type="float" office:value="5297060">
            <text:p>5297060</text:p>
          </table:table-cell>
          <table:table-cell office:value-type="float" office:value="-26840">
            <text:p>-26840</text:p>
          </table:table-cell>
          <table:table-cell office:value-type="float" office:value="423160">
            <text:p>423160</text:p>
          </table:table-cell>
          <table:table-cell office:value-type="float" office:value="297060">
            <text:p>29706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2001030">
            <text:p>2001030</text:p>
          </table:table-cell>
          <table:table-cell table:style-name="ce2" office:value-type="string">
            <text:p>212647</text:p>
          </table:table-cell>
          <table:table-cell office:value-type="float" office:value="11">
            <text:p>11</text:p>
          </table:table-cell>
          <table:table-cell office:value-type="string">
            <text:p>Mauthen</text:p>
          </table:table-cell>
          <table:table-cell office:value-type="string">
            <text:p>Gail</text:p>
          </table:table-cell>
          <table:table-cell office:value-type="string">
            <text:p>Kärnten</text:p>
          </table:table-cell>
          <table:table-cell office:value-type="string">
            <text:p>Hermagor</text:p>
          </table:table-cell>
          <table:table-cell table:formula="of:=LEFT([.Z88];2)+(RIGHT(LEFT([.Z88];4);2)*60+RIGHT([.Z88];2))/3600" office:value-type="float" office:value="46.6686111111111">
            <text:p>46.6686111111</text:p>
          </table:table-cell>
          <table:table-cell table:formula="of:=LEFT([.AA88];2)+(RIGHT(LEFT([.AA88];4);2)*60+RIGHT([.AA88];2))/3600" office:value-type="float" office:value="13.0002777777778">
            <text:p>13.0002777778</text:p>
          </table:table-cell>
          <table:table-cell table:style-name="ce7"/>
          <table:table-cell table:number-columns-repeated="2"/>
          <table:table-cell table:style-name="ce2" office:value-type="string">
            <text:p>2</text:p>
          </table:table-cell>
          <table:table-cell table:style-name="ce2" office:value-type="string">
            <text:p>11.00</text:p>
          </table:table-cell>
          <table:table-cell table:style-name="ce2" office:value-type="string">
            <text:p>70</text:p>
          </table:table-cell>
          <table:table-cell/>
          <table:table-cell table:style-name="ce2" office:value-type="string">
            <text:p>190</text:p>
          </table:table-cell>
          <table:table-cell table:style-name="ce2" office:value-type="string">
            <text:p>270</text:p>
          </table:table-cell>
          <table:table-cell table:style-name="ce2" office:value-type="string">
            <text:p>420</text:p>
          </table:table-cell>
          <table:table-cell table:style-name="ce2" office:value-type="string">
            <text:p>600</text:p>
          </table:table-cell>
          <table:table-cell table:style-name="ce2" office:value-type="string">
            <text:p>1260</text:p>
          </table:table-cell>
          <table:table-cell office:value-type="string">
            <text:p>http://info.ktn.gv.at/asp/hydro/daten/QP_Mauthen.gif</text:p>
          </table:table-cell>
          <table:table-cell office:value-type="float" office:value="374522">
            <text:p>374522</text:p>
          </table:table-cell>
          <table:table-cell office:value-type="float" office:value="307665">
            <text:p>307665</text:p>
          </table:table-cell>
          <table:table-cell office:value-type="float" office:value="464007">
            <text:p>464007</text:p>
          </table:table-cell>
          <table:table-cell office:value-type="float" office:value="130001">
            <text:p>130001</text:p>
          </table:table-cell>
          <table:table-cell office:value-type="float" office:value="307665">
            <text:p>307665</text:p>
          </table:table-cell>
          <table:table-cell office:value-type="float" office:value="4">
            <text:p>4</text:p>
          </table:table-cell>
          <table:table-cell office:value-type="float" office:value="374522">
            <text:p>374522</text:p>
          </table:table-cell>
          <table:table-cell office:value-type="float" office:value="1">
            <text:p>1</text:p>
          </table:table-cell>
          <table:table-cell office:value-type="float" office:value="5169935">
            <text:p>5169935</text:p>
          </table:table-cell>
          <table:table-cell office:value-type="float" office:value="15">
            <text:p>15</text:p>
          </table:table-cell>
          <table:table-cell office:value-type="float" office:value="-25483">
            <text:p>-25483</text:p>
          </table:table-cell>
          <table:table-cell office:value-type="float" office:value="99">
            <text:p>99</text:p>
          </table:table-cell>
          <table:table-cell office:value-type="float" office:value="424516">
            <text:p>424516</text:p>
          </table:table-cell>
          <table:table-cell office:value-type="float" office:value="1">
            <text:p>1</text:p>
          </table:table-cell>
          <table:table-cell office:value-type="float" office:value="169935">
            <text:p>169935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5001034">
            <text:p>5001034</text:p>
          </table:table-cell>
          <table:table-cell table:style-name="ce2" office:value-type="string">
            <text:p>203398</text:p>
          </table:table-cell>
          <table:table-cell office:value-type="float" office:value="109">
            <text:p>109</text:p>
          </table:table-cell>
          <table:table-cell office:value-type="string">
            <text:p>Salzburg</text:p>
          </table:table-cell>
          <table:table-cell office:value-type="string">
            <text:p>Salzach</text:p>
          </table:table-cell>
          <table:table-cell office:value-type="string">
            <text:p>Salzburg</text:p>
          </table:table-cell>
          <table:table-cell/>
          <table:table-cell table:formula="of:=LEFT([.Z89];2)+(RIGHT(LEFT([.Z89];4);2)*60+RIGHT([.Z89];2))/3600" office:value-type="float" office:value="47.8169444444445">
            <text:p>47.8169444444</text:p>
          </table:table-cell>
          <table:table-cell table:formula="of:=LEFT([.AA89];2)+(RIGHT(LEFT([.AA89];4);2)*60+RIGHT([.AA89];2))/3600" office:value-type="float" office:value="13.0375">
            <text:p>13.0375</text:p>
          </table:table-cell>
          <table:table-cell table:style-name="ce7"/>
          <table:table-cell table:number-columns-repeated="2"/>
          <table:table-cell table:style-name="ce2" office:value-type="string">
            <text:p>55.30</text:p>
          </table:table-cell>
          <table:table-cell table:style-name="ce2" office:value-type="string">
            <text:p>177.00</text:p>
          </table:table-cell>
          <table:table-cell table:style-name="ce2" office:value-type="string">
            <text:p>850</text:p>
          </table:table-cell>
          <table:table-cell/>
          <table:table-cell table:style-name="ce2" office:value-type="string">
            <text:p>1365</text:p>
          </table:table-cell>
          <table:table-cell table:style-name="ce2" office:value-type="string">
            <text:p>1640</text:p>
          </table:table-cell>
          <table:table-cell table:style-name="ce2" office:value-type="string">
            <text:p>2130</text:p>
          </table:table-cell>
          <table:table-cell table:style-name="ce2" office:value-type="string">
            <text:p>2760</text:p>
          </table:table-cell>
          <table:table-cell/>
          <table:table-cell office:value-type="string">
            <text:p>http://www.salzburg.gv.at/wasserwirtschaft/6-64-seen/hdweb/stations/203398/station.html</text:p>
          </table:table-cell>
          <table:table-cell office:value-type="float" office:value="377857">
            <text:p>377857</text:p>
          </table:table-cell>
          <table:table-cell office:value-type="float" office:value="435259">
            <text:p>435259</text:p>
          </table:table-cell>
          <table:table-cell office:value-type="float" office:value="474901">
            <text:p>474901</text:p>
          </table:table-cell>
          <table:table-cell office:value-type="float" office:value="130215">
            <text:p>130215</text:p>
          </table:table-cell>
          <table:table-cell office:value-type="float" office:value="435259">
            <text:p>435259</text:p>
          </table:table-cell>
          <table:table-cell office:value-type="float" office:value="16">
            <text:p>16</text:p>
          </table:table-cell>
          <table:table-cell office:value-type="float" office:value="377857">
            <text:p>377857</text:p>
          </table:table-cell>
          <table:table-cell office:value-type="float" office:value="2">
            <text:p>2</text:p>
          </table:table-cell>
          <table:table-cell office:value-type="float" office:value="5297570">
            <text:p>5297570</text:p>
          </table:table-cell>
          <table:table-cell office:value-type="float" office:value="-22150">
            <text:p>-22150</text:p>
          </table:table-cell>
          <table:table-cell office:value-type="float" office:value="427850">
            <text:p>427850</text:p>
          </table:table-cell>
          <table:table-cell office:value-type="float" office:value="297570">
            <text:p>29757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5001056">
            <text:p>5001056</text:p>
          </table:table-cell>
          <table:table-cell table:style-name="ce2" office:value-type="string">
            <text:p>203612</text:p>
          </table:table-cell>
          <table:table-cell office:value-type="float" office:value="116">
            <text:p>116</text:p>
          </table:table-cell>
          <table:table-cell office:value-type="string">
            <text:p>Obertrum</text:p>
          </table:table-cell>
          <table:table-cell office:value-type="string">
            <text:p>Obertrumer See</text:p>
          </table:table-cell>
          <table:table-cell office:value-type="string">
            <text:p>Salzburg</text:p>
          </table:table-cell>
          <table:table-cell office:value-type="string">
            <text:p>Salzburg Umgebung</text:p>
          </table:table-cell>
          <table:table-cell table:formula="of:=LEFT([.Z90];2)+(RIGHT(LEFT([.Z90];4);2)*60+RIGHT([.Z90];2))/3600" office:value-type="float" office:value="47.9430555555556">
            <text:p>47.9430555556</text:p>
          </table:table-cell>
          <table:table-cell table:formula="of:=LEFT([.AA90];2)+(RIGHT(LEFT([.AA90];4);2)*60+RIGHT([.AA90];2))/3600" office:value-type="float" office:value="13.0738888888889">
            <text:p>13.0738888889</text:p>
          </table:table-cell>
          <table:table-cell table:style-name="ce7"/>
          <table:table-cell table:number-columns-repeated="2"/>
          <table:table-cell table:style-name="ce2" office:value-type="string">
            <text:p>110</text:p>
          </table:table-cell>
          <table:table-cell table:style-name="ce2" office:value-type="string">
            <text:p>145</text:p>
          </table:table-cell>
          <table:table-cell table:style-name="ce2" office:value-type="string">
            <text:p>173</text:p>
          </table:table-cell>
          <table:table-cell/>
          <table:table-cell table:style-name="ce2" office:value-type="string">
            <text:p>200</text:p>
          </table:table-cell>
          <table:table-cell table:style-name="ce2" office:value-type="string">
            <text:p>215</text:p>
          </table:table-cell>
          <table:table-cell table:style-name="ce2" office:value-type="string">
            <text:p>240</text:p>
          </table:table-cell>
          <table:table-cell table:style-name="ce2" office:value-type="string">
            <text:p>250</text:p>
          </table:table-cell>
          <table:table-cell/>
          <table:table-cell office:value-type="string">
            <text:p>http://www.salzburg.gv.at/wasserwirtschaft/6-64-seen/hdweb/stations/203612/station.html</text:p>
          </table:table-cell>
          <table:table-cell office:value-type="float" office:value="380616">
            <text:p>380616</text:p>
          </table:table-cell>
          <table:table-cell office:value-type="float" office:value="449270">
            <text:p>449270</text:p>
          </table:table-cell>
          <table:table-cell office:value-type="float" office:value="475635">
            <text:p>475635</text:p>
          </table:table-cell>
          <table:table-cell office:value-type="float" office:value="130426">
            <text:p>130426</text:p>
          </table:table-cell>
          <table:table-cell office:value-type="float" office:value="449269">
            <text:p>449269</text:p>
          </table:table-cell>
          <table:table-cell office:value-type="float" office:value="65">
            <text:p>65</text:p>
          </table:table-cell>
          <table:table-cell office:value-type="float" office:value="380616">
            <text:p>380616</text:p>
          </table:table-cell>
          <table:table-cell office:value-type="float" office:value="4">
            <text:p>4</text:p>
          </table:table-cell>
          <table:table-cell office:value-type="float" office:value="5311585">
            <text:p>5311585</text:p>
          </table:table-cell>
          <table:table-cell office:value-type="float" office:value="-19390">
            <text:p>-19390</text:p>
          </table:table-cell>
          <table:table-cell office:value-type="float" office:value="430610">
            <text:p>430610</text:p>
          </table:table-cell>
          <table:table-cell office:value-type="float" office:value="311585">
            <text:p>311585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5002212">
            <text:p>5002212</text:p>
          </table:table-cell>
          <table:table-cell table:style-name="ce2" office:value-type="string">
            <text:p>204131</text:p>
          </table:table-cell>
          <table:table-cell office:value-type="float" office:value="125">
            <text:p>125</text:p>
          </table:table-cell>
          <table:table-cell table:number-columns-repeated="2" office:value-type="string">
            <text:p>Grabensee</text:p>
          </table:table-cell>
          <table:table-cell office:value-type="string">
            <text:p>Salzburg</text:p>
          </table:table-cell>
          <table:table-cell office:value-type="string">
            <text:p>Salzburg Umgebung, Braunau/Inn</text:p>
          </table:table-cell>
          <table:table-cell table:formula="of:=LEFT([.Z91];2)+(RIGHT(LEFT([.Z91];4);2)*60+RIGHT([.Z91];2))/3600" office:value-type="float" office:value="47.9972222222222">
            <text:p>47.9972222222</text:p>
          </table:table-cell>
          <table:table-cell table:formula="of:=LEFT([.AA91];2)+(RIGHT(LEFT([.AA91];4);2)*60+RIGHT([.AA91];2))/3600" office:value-type="float" office:value="13.0969444444444">
            <text:p>13.0969444444</text:p>
          </table:table-cell>
          <table:table-cell table:style-name="ce7"/>
          <table:table-cell table:number-columns-repeated="2"/>
          <table:table-cell table:style-name="ce2" office:value-type="string">
            <text:p>125.00</text:p>
          </table:table-cell>
          <table:table-cell table:style-name="ce2" office:value-type="string">
            <text:p>140.00</text:p>
          </table:table-cell>
          <table:table-cell table:style-name="ce2" office:value-type="string">
            <text:p>175</text:p>
          </table:table-cell>
          <table:table-cell/>
          <table:table-cell table:style-name="ce2" office:value-type="string">
            <text:p>200</text:p>
          </table:table-cell>
          <table:table-cell table:style-name="ce2" office:value-type="string">
            <text:p>205</text:p>
          </table:table-cell>
          <table:table-cell table:style-name="ce2" office:value-type="string">
            <text:p>210</text:p>
          </table:table-cell>
          <table:table-cell table:number-columns-repeated="2"/>
          <table:table-cell office:value-type="string">
            <text:p>http://www.salzburg.gv.at/wasserwirtschaft/6-64-seen/hdweb/stations/204131/station.html</text:p>
          </table:table-cell>
          <table:table-cell office:value-type="float" office:value="382375">
            <text:p>382375</text:p>
          </table:table-cell>
          <table:table-cell office:value-type="float" office:value="455283">
            <text:p>455283</text:p>
          </table:table-cell>
          <table:table-cell office:value-type="float" office:value="475950">
            <text:p>475950</text:p>
          </table:table-cell>
          <table:table-cell office:value-type="float" office:value="130549">
            <text:p>130549</text:p>
          </table:table-cell>
          <table:table-cell office:value-type="float" office:value="455282">
            <text:p>455282</text:p>
          </table:table-cell>
          <table:table-cell office:value-type="float" office:value="66">
            <text:p>66</text:p>
          </table:table-cell>
          <table:table-cell office:value-type="float" office:value="382374">
            <text:p>382374</text:p>
          </table:table-cell>
          <table:table-cell office:value-type="float" office:value="65">
            <text:p>65</text:p>
          </table:table-cell>
          <table:table-cell office:value-type="float" office:value="5317599">
            <text:p>5317599</text:p>
          </table:table-cell>
          <table:table-cell office:value-type="float" office:value="85">
            <text:p>85</text:p>
          </table:table-cell>
          <table:table-cell office:value-type="float" office:value="-17630">
            <text:p>-17630</text:p>
          </table:table-cell>
          <table:table-cell office:value-type="float" office:value="72">
            <text:p>72</text:p>
          </table:table-cell>
          <table:table-cell office:value-type="float" office:value="432369">
            <text:p>432369</text:p>
          </table:table-cell>
          <table:table-cell office:value-type="float" office:value="28">
            <text:p>28</text:p>
          </table:table-cell>
          <table:table-cell office:value-type="float" office:value="317599">
            <text:p>317599</text:p>
          </table:table-cell>
          <table:table-cell office:value-type="float" office:value="85">
            <text:p>85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5001055">
            <text:p>5001055</text:p>
          </table:table-cell>
          <table:table-cell table:style-name="ce2" office:value-type="string">
            <text:p>203604</text:p>
          </table:table-cell>
          <table:table-cell office:value-type="float" office:value="115">
            <text:p>115</text:p>
          </table:table-cell>
          <table:table-cell table:number-columns-repeated="2" office:value-type="string">
            <text:p>Mattsee</text:p>
          </table:table-cell>
          <table:table-cell office:value-type="string">
            <text:p>Salzburg</text:p>
          </table:table-cell>
          <table:table-cell office:value-type="string">
            <text:p>Salzburg Umgebung</text:p>
          </table:table-cell>
          <table:table-cell table:formula="of:=LEFT([.Z92];2)+(RIGHT(LEFT([.Z92];4);2)*60+RIGHT([.Z92];2))/3600" office:value-type="float" office:value="47.9719444444445">
            <text:p>47.9719444444</text:p>
          </table:table-cell>
          <table:table-cell table:formula="of:=LEFT([.AA92];2)+(RIGHT(LEFT([.AA92];4);2)*60+RIGHT([.AA92];2))/3600" office:value-type="float" office:value="13.1080555555556">
            <text:p>13.1080555556</text:p>
          </table:table-cell>
          <table:table-cell table:style-name="ce7"/>
          <table:table-cell table:number-columns-repeated="2"/>
          <table:table-cell table:style-name="ce2" office:value-type="string">
            <text:p>110.00</text:p>
          </table:table-cell>
          <table:table-cell table:style-name="ce2" office:value-type="string">
            <text:p>128.00</text:p>
          </table:table-cell>
          <table:table-cell table:style-name="ce2" office:value-type="string">
            <text:p>160</text:p>
          </table:table-cell>
          <table:table-cell/>
          <table:table-cell table:style-name="ce2" office:value-type="string">
            <text:p>190</text:p>
          </table:table-cell>
          <table:table-cell table:style-name="ce2" office:value-type="string">
            <text:p>205</text:p>
          </table:table-cell>
          <table:table-cell table:style-name="ce2" office:value-type="string">
            <text:p>225</text:p>
          </table:table-cell>
          <table:table-cell table:style-name="ce2" office:value-type="string">
            <text:p>245</text:p>
          </table:table-cell>
          <table:table-cell/>
          <table:table-cell office:value-type="string">
            <text:p>http://www.salzburg.gv.at/wasserwirtschaft/6-64-seen/hdweb/stations/203604/station.html</text:p>
          </table:table-cell>
          <table:table-cell office:value-type="float" office:value="383190">
            <text:p>383190</text:p>
          </table:table-cell>
          <table:table-cell office:value-type="float" office:value="452484">
            <text:p>452484</text:p>
          </table:table-cell>
          <table:table-cell office:value-type="float" office:value="475819">
            <text:p>475819</text:p>
          </table:table-cell>
          <table:table-cell office:value-type="float" office:value="130629">
            <text:p>130629</text:p>
          </table:table-cell>
          <table:table-cell office:value-type="float" office:value="452483">
            <text:p>452483</text:p>
          </table:table-cell>
          <table:table-cell office:value-type="float" office:value="7">
            <text:p>7</text:p>
          </table:table-cell>
          <table:table-cell office:value-type="float" office:value="383190">
            <text:p>383190</text:p>
          </table:table-cell>
          <table:table-cell office:value-type="float" office:value="19">
            <text:p>19</text:p>
          </table:table-cell>
          <table:table-cell office:value-type="float" office:value="5314800">
            <text:p>5314800</text:p>
          </table:table-cell>
          <table:table-cell office:value-type="float" office:value="-16815">
            <text:p>-16815</text:p>
          </table:table-cell>
          <table:table-cell office:value-type="float" office:value="433185">
            <text:p>433185</text:p>
          </table:table-cell>
          <table:table-cell office:value-type="float" office:value="314800">
            <text:p>31480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5001019">
            <text:p>5001019</text:p>
          </table:table-cell>
          <table:table-cell table:style-name="ce2" office:value-type="string">
            <text:p>203208</text:p>
          </table:table-cell>
          <table:table-cell office:value-type="float" office:value="104">
            <text:p>104</text:p>
          </table:table-cell>
          <table:table-cell office:value-type="string">
            <text:p>Bad Hofgastein</text:p>
          </table:table-cell>
          <table:table-cell office:value-type="string">
            <text:p>Gasteiner Ache</text:p>
          </table:table-cell>
          <table:table-cell office:value-type="string">
            <text:p>Salzburg</text:p>
          </table:table-cell>
          <table:table-cell office:value-type="string">
            <text:p>St. Johann</text:p>
          </table:table-cell>
          <table:table-cell table:formula="of:=LEFT([.Z93];2)+(RIGHT(LEFT([.Z93];4);2)*60+RIGHT([.Z93];2))/3600" office:value-type="float" office:value="47.1636111111111">
            <text:p>47.1636111111</text:p>
          </table:table-cell>
          <table:table-cell table:formula="of:=LEFT([.AA93];2)+(RIGHT(LEFT([.AA93];4);2)*60+RIGHT([.AA93];2))/3600" office:value-type="float" office:value="13.1094444444444">
            <text:p>13.1094444444</text:p>
          </table:table-cell>
          <table:table-cell table:style-name="ce7"/>
          <table:table-cell table:number-columns-repeated="2"/>
          <table:table-cell table:style-name="ce2" office:value-type="string">
            <text:p>1.67</text:p>
          </table:table-cell>
          <table:table-cell table:style-name="ce2" office:value-type="string">
            <text:p>10.2</text:p>
          </table:table-cell>
          <table:table-cell table:style-name="ce2" office:value-type="string">
            <text:p>75</text:p>
          </table:table-cell>
          <table:table-cell/>
          <table:table-cell table:style-name="ce2" office:value-type="string">
            <text:p>120</text:p>
          </table:table-cell>
          <table:table-cell table:style-name="ce2" office:value-type="string">
            <text:p>145</text:p>
          </table:table-cell>
          <table:table-cell table:style-name="ce2" office:value-type="string">
            <text:p>170</text:p>
          </table:table-cell>
          <table:table-cell table:style-name="ce2" office:value-type="string">
            <text:p>210</text:p>
          </table:table-cell>
          <table:table-cell/>
          <table:table-cell office:value-type="string">
            <text:p>http://www.salzburg.gv.at/wasserwirtschaft/6-64-seen/hdweb/stations/203208/station.html</text:p>
          </table:table-cell>
          <table:table-cell office:value-type="float" office:value="383021">
            <text:p>383021</text:p>
          </table:table-cell>
          <table:table-cell office:value-type="float" office:value="362634">
            <text:p>362634</text:p>
          </table:table-cell>
          <table:table-cell office:value-type="float" office:value="470949">
            <text:p>470949</text:p>
          </table:table-cell>
          <table:table-cell office:value-type="float" office:value="130634">
            <text:p>130634</text:p>
          </table:table-cell>
          <table:table-cell office:value-type="float" office:value="362633">
            <text:p>362633</text:p>
          </table:table-cell>
          <table:table-cell office:value-type="float" office:value="93">
            <text:p>93</text:p>
          </table:table-cell>
          <table:table-cell office:value-type="float" office:value="383020">
            <text:p>383020</text:p>
          </table:table-cell>
          <table:table-cell office:value-type="float" office:value="5">
            <text:p>5</text:p>
          </table:table-cell>
          <table:table-cell office:value-type="float" office:value="5224920">
            <text:p>5224920</text:p>
          </table:table-cell>
          <table:table-cell office:value-type="float" office:value="-16985">
            <text:p>-16985</text:p>
          </table:table-cell>
          <table:table-cell office:value-type="float" office:value="433015">
            <text:p>433015</text:p>
          </table:table-cell>
          <table:table-cell office:value-type="float" office:value="224920">
            <text:p>22492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5001085">
            <text:p>5001085</text:p>
          </table:table-cell>
          <table:table-cell table:style-name="ce2" office:value-type="string">
            <text:p>203901</text:p>
          </table:table-cell>
          <table:table-cell office:value-type="float" office:value="122">
            <text:p>122</text:p>
          </table:table-cell>
          <table:table-cell office:value-type="string">
            <text:p>Wallnerau</text:p>
          </table:table-cell>
          <table:table-cell office:value-type="string">
            <text:p>Salzach</text:p>
          </table:table-cell>
          <table:table-cell office:value-type="string">
            <text:p>Salzburg</text:p>
          </table:table-cell>
          <table:table-cell office:value-type="string">
            <text:p>St. Johann</text:p>
          </table:table-cell>
          <table:table-cell table:formula="of:=LEFT([.Z94];2)+(RIGHT(LEFT([.Z94];4);2)*60+RIGHT([.Z94];2))/3600" office:value-type="float" office:value="47.3111111111111">
            <text:p>47.3111111111</text:p>
          </table:table-cell>
          <table:table-cell table:formula="of:=LEFT([.AA94];2)+(RIGHT(LEFT([.AA94];4);2)*60+RIGHT([.AA94];2))/3600" office:value-type="float" office:value="13.1255555555556">
            <text:p>13.1255555556</text:p>
          </table:table-cell>
          <table:table-cell table:style-name="ce7"/>
          <table:table-cell table:number-columns-repeated="2"/>
          <table:table-cell table:style-name="ce2" office:value-type="string">
            <text:p>23.30</text:p>
          </table:table-cell>
          <table:table-cell table:style-name="ce2" office:value-type="string">
            <text:p>87.00</text:p>
          </table:table-cell>
          <table:table-cell table:style-name="ce2" office:value-type="string">
            <text:p>390</text:p>
          </table:table-cell>
          <table:table-cell/>
          <table:table-cell table:style-name="ce2" office:value-type="string">
            <text:p>590</text:p>
          </table:table-cell>
          <table:table-cell table:style-name="ce2" office:value-type="string">
            <text:p>680</text:p>
          </table:table-cell>
          <table:table-cell table:style-name="ce2" office:value-type="string">
            <text:p>830</text:p>
          </table:table-cell>
          <table:table-cell table:style-name="ce2" office:value-type="string">
            <text:p>985</text:p>
          </table:table-cell>
          <table:table-cell/>
          <table:table-cell office:value-type="string">
            <text:p>http://www.salzburg.gv.at/wasserwirtschaft/6-64-seen/hdweb/stations/203901/station.html</text:p>
          </table:table-cell>
          <table:table-cell office:value-type="float" office:value="383945">
            <text:p>383945</text:p>
          </table:table-cell>
          <table:table-cell office:value-type="float" office:value="378978">
            <text:p>378978</text:p>
          </table:table-cell>
          <table:table-cell office:value-type="float" office:value="471840">
            <text:p>471840</text:p>
          </table:table-cell>
          <table:table-cell office:value-type="float" office:value="130732">
            <text:p>130732</text:p>
          </table:table-cell>
          <table:table-cell office:value-type="float" office:value="379013">
            <text:p>379013</text:p>
          </table:table-cell>
          <table:table-cell office:value-type="float" office:value="47">
            <text:p>47</text:p>
          </table:table-cell>
          <table:table-cell office:value-type="float" office:value="384298">
            <text:p>384298</text:p>
          </table:table-cell>
          <table:table-cell office:value-type="float" office:value="63">
            <text:p>63</text:p>
          </table:table-cell>
          <table:table-cell office:value-type="float" office:value="5241304">
            <text:p>5241304</text:p>
          </table:table-cell>
          <table:table-cell office:value-type="float" office:value="87">
            <text:p>87</text:p>
          </table:table-cell>
          <table:table-cell office:value-type="float" office:value="-15706">
            <text:p>-15706</text:p>
          </table:table-cell>
          <table:table-cell office:value-type="float" office:value="81">
            <text:p>81</text:p>
          </table:table-cell>
          <table:table-cell office:value-type="float" office:value="434293">
            <text:p>434293</text:p>
          </table:table-cell>
          <table:table-cell office:value-type="float" office:value="34">
            <text:p>34</text:p>
          </table:table-cell>
          <table:table-cell office:value-type="float" office:value="241304">
            <text:p>241304</text:p>
          </table:table-cell>
          <table:table-cell office:value-type="float" office:value="95">
            <text:p>95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5001030">
            <text:p>5001030</text:p>
          </table:table-cell>
          <table:table-cell table:style-name="ce2" office:value-type="string">
            <text:p>203349</text:p>
          </table:table-cell>
          <table:table-cell office:value-type="float" office:value="108">
            <text:p>108</text:p>
          </table:table-cell>
          <table:table-cell office:value-type="string">
            <text:p>Adnet</text:p>
          </table:table-cell>
          <table:table-cell office:value-type="string">
            <text:p>Almbach</text:p>
          </table:table-cell>
          <table:table-cell office:value-type="string">
            <text:p>Salzburg</text:p>
          </table:table-cell>
          <table:table-cell office:value-type="string">
            <text:p>Hallein</text:p>
          </table:table-cell>
          <table:table-cell table:formula="of:=LEFT([.Z95];2)+(RIGHT(LEFT([.Z95];4);2)*60+RIGHT([.Z95];2))/3600" office:value-type="float" office:value="47.7086111111111">
            <text:p>47.7086111111</text:p>
          </table:table-cell>
          <table:table-cell table:formula="of:=LEFT([.AA95];2)+(RIGHT(LEFT([.AA95];4);2)*60+RIGHT([.AA95];2))/3600" office:value-type="float" office:value="13.1319444444444">
            <text:p>13.1319444444</text:p>
          </table:table-cell>
          <table:table-cell table:style-name="ce7"/>
          <table:table-cell table:number-columns-repeated="2"/>
          <table:table-cell table:style-name="ce2" office:value-type="string">
            <text:p>2.00</text:p>
          </table:table-cell>
          <table:table-cell table:style-name="ce2" office:value-type="string">
            <text:p>8.33</text:p>
          </table:table-cell>
          <table:table-cell table:style-name="ce2" office:value-type="string">
            <text:p>100</text:p>
          </table:table-cell>
          <table:table-cell/>
          <table:table-cell table:style-name="ce2" office:value-type="string">
            <text:p>180</text:p>
          </table:table-cell>
          <table:table-cell table:style-name="ce2" office:value-type="string">
            <text:p>220</text:p>
          </table:table-cell>
          <table:table-cell table:style-name="ce2" office:value-type="string">
            <text:p>280</text:p>
          </table:table-cell>
          <table:table-cell table:style-name="ce2" office:value-type="string">
            <text:p>350</text:p>
          </table:table-cell>
          <table:table-cell/>
          <table:table-cell office:value-type="string">
            <text:p>http://www.salzburg.gv.at/wasserwirtschaft/6-64-seen/hdweb/stations/203349/station.html</text:p>
          </table:table-cell>
          <table:table-cell office:value-type="float" office:value="384895">
            <text:p>384895</text:p>
          </table:table-cell>
          <table:table-cell office:value-type="float" office:value="423213">
            <text:p>423213</text:p>
          </table:table-cell>
          <table:table-cell office:value-type="float" office:value="474231">
            <text:p>474231</text:p>
          </table:table-cell>
          <table:table-cell office:value-type="float" office:value="130755">
            <text:p>130755</text:p>
          </table:table-cell>
          <table:table-cell office:value-type="float" office:value="423213">
            <text:p>423213</text:p>
          </table:table-cell>
          <table:table-cell office:value-type="float" office:value="3">
            <text:p>3</text:p>
          </table:table-cell>
          <table:table-cell office:value-type="float" office:value="384895">
            <text:p>384895</text:p>
          </table:table-cell>
          <table:table-cell office:value-type="float" office:value="7">
            <text:p>7</text:p>
          </table:table-cell>
          <table:table-cell office:value-type="float" office:value="5285520">
            <text:p>5285520</text:p>
          </table:table-cell>
          <table:table-cell office:value-type="float" office:value="-15110">
            <text:p>-15110</text:p>
          </table:table-cell>
          <table:table-cell office:value-type="float" office:value="434890">
            <text:p>434890</text:p>
          </table:table-cell>
          <table:table-cell office:value-type="float" office:value="285520">
            <text:p>28552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2001068">
            <text:p>2001068</text:p>
          </table:table-cell>
          <table:table-cell table:style-name="ce2" office:value-type="string">
            <text:p>213124</text:p>
          </table:table-cell>
          <table:table-cell office:value-type="float" office:value="26">
            <text:p>26</text:p>
          </table:table-cell>
          <table:table-cell office:value-type="string">
            <text:p>Flattach</text:p>
          </table:table-cell>
          <table:table-cell office:value-type="string">
            <text:p>Möll</text:p>
          </table:table-cell>
          <table:table-cell office:value-type="string">
            <text:p>AHP</text:p>
          </table:table-cell>
          <table:table-cell office:value-type="string">
            <text:p>Spittal/Drau</text:p>
          </table:table-cell>
          <table:table-cell table:formula="of:=LEFT([.Z96];2)+(RIGHT(LEFT([.Z96];4);2)*60+RIGHT([.Z96];2))/3600" office:value-type="float" office:value="46.9338888888889">
            <text:p>46.9338888889</text:p>
          </table:table-cell>
          <table:table-cell table:formula="of:=LEFT([.AA96];2)+(RIGHT(LEFT([.AA96];4);2)*60+RIGHT([.AA96];2))/3600" office:value-type="float" office:value="13.1336111111111">
            <text:p>13.1336111111</text:p>
          </table:table-cell>
          <table:table-cell table:style-name="ce7"/>
          <table:table-cell table:number-columns-repeated="2"/>
          <table:table-cell table:style-name="ce2" office:value-type="string">
            <text:p>4.40</text:p>
          </table:table-cell>
          <table:table-cell table:style-name="ce2" office:value-type="string">
            <text:p>18.00</text:p>
          </table:table-cell>
          <table:table-cell table:style-name="ce2" office:value-type="string">
            <text:p>90</text:p>
          </table:table-cell>
          <table:table-cell/>
          <table:table-cell table:style-name="ce2" office:value-type="string">
            <text:p>150</text:p>
          </table:table-cell>
          <table:table-cell table:style-name="ce2" office:value-type="string">
            <text:p>180</text:p>
          </table:table-cell>
          <table:table-cell table:style-name="ce2" office:value-type="string">
            <text:p>230</text:p>
          </table:table-cell>
          <table:table-cell table:style-name="ce2" office:value-type="string">
            <text:p>290</text:p>
          </table:table-cell>
          <table:table-cell/>
          <table:table-cell office:value-type="string">
            <text:p>http://info.ktn.gv.at/asp/hydro/daten/QP_Flattach.gif</text:p>
          </table:table-cell>
          <table:table-cell office:value-type="float" office:value="384798">
            <text:p>384798</text:p>
          </table:table-cell>
          <table:table-cell office:value-type="float" office:value="337109">
            <text:p>337109</text:p>
          </table:table-cell>
          <table:table-cell office:value-type="float" office:value="465602">
            <text:p>465602</text:p>
          </table:table-cell>
          <table:table-cell office:value-type="float" office:value="130801">
            <text:p>130801</text:p>
          </table:table-cell>
          <table:table-cell office:value-type="float" office:value="337109">
            <text:p>337109</text:p>
          </table:table-cell>
          <table:table-cell office:value-type="float" office:value="3">
            <text:p>3</text:p>
          </table:table-cell>
          <table:table-cell office:value-type="float" office:value="384797">
            <text:p>384797</text:p>
          </table:table-cell>
          <table:table-cell office:value-type="float" office:value="5">
            <text:p>5</text:p>
          </table:table-cell>
          <table:table-cell office:value-type="float" office:value="5199387">
            <text:p>5199387</text:p>
          </table:table-cell>
          <table:table-cell office:value-type="float" office:value="43">
            <text:p>43</text:p>
          </table:table-cell>
          <table:table-cell office:value-type="float" office:value="-15206">
            <text:p>-15206</text:p>
          </table:table-cell>
          <table:table-cell office:value-type="float" office:value="98">
            <text:p>98</text:p>
          </table:table-cell>
          <table:table-cell office:value-type="float" office:value="434793">
            <text:p>434793</text:p>
          </table:table-cell>
          <table:table-cell office:value-type="float" office:value="2">
            <text:p>2</text:p>
          </table:table-cell>
          <table:table-cell office:value-type="float" office:value="199387">
            <text:p>199387</text:p>
          </table:table-cell>
          <table:table-cell office:value-type="float" office:value="43">
            <text:p>43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5001053">
            <text:p>5001053</text:p>
          </table:table-cell>
          <table:table-cell table:style-name="ce2" office:value-type="string">
            <text:p>203588</text:p>
          </table:table-cell>
          <table:table-cell office:value-type="float" office:value="114">
            <text:p>114</text:p>
          </table:table-cell>
          <table:table-cell office:value-type="string">
            <text:p>Wallersee (SP)</text:p>
          </table:table-cell>
          <table:table-cell office:value-type="string">
            <text:p>Wallersee</text:p>
          </table:table-cell>
          <table:table-cell office:value-type="string">
            <text:p>Salzburg</text:p>
          </table:table-cell>
          <table:table-cell office:value-type="string">
            <text:p>Salzburg Umgebung</text:p>
          </table:table-cell>
          <table:table-cell table:formula="of:=LEFT([.Z97];2)+(RIGHT(LEFT([.Z97];4);2)*60+RIGHT([.Z97];2))/3600" office:value-type="float" office:value="47.9163888888889">
            <text:p>47.9163888889</text:p>
          </table:table-cell>
          <table:table-cell table:formula="of:=LEFT([.AA97];2)+(RIGHT(LEFT([.AA97];4);2)*60+RIGHT([.AA97];2))/3600" office:value-type="float" office:value="13.1583333333333">
            <text:p>13.1583333333</text:p>
          </table:table-cell>
          <table:table-cell table:style-name="ce7"/>
          <table:table-cell table:number-columns-repeated="2"/>
          <table:table-cell table:style-name="ce2" office:value-type="string">
            <text:p>115.00</text:p>
          </table:table-cell>
          <table:table-cell table:style-name="ce2" office:value-type="string">
            <text:p>140.00</text:p>
          </table:table-cell>
          <table:table-cell table:style-name="ce2" office:value-type="string">
            <text:p>199</text:p>
          </table:table-cell>
          <table:table-cell/>
          <table:table-cell table:style-name="ce2" office:value-type="string">
            <text:p>254</text:p>
          </table:table-cell>
          <table:table-cell table:style-name="ce2" office:value-type="string">
            <text:p>275</text:p>
          </table:table-cell>
          <table:table-cell table:style-name="ce2" office:value-type="string">
            <text:p>305</text:p>
          </table:table-cell>
          <table:table-cell table:style-name="ce2" office:value-type="string">
            <text:p>345</text:p>
          </table:table-cell>
          <table:table-cell/>
          <table:table-cell office:value-type="string">
            <text:p>http://www.salzburg.gv.at/wasserwirtschaft/6-64-seen/hdweb/stations/203588/station.html</text:p>
          </table:table-cell>
          <table:table-cell office:value-type="float" office:value="386934">
            <text:p>386934</text:p>
          </table:table-cell>
          <table:table-cell office:value-type="float" office:value="446296">
            <text:p>446296</text:p>
          </table:table-cell>
          <table:table-cell office:value-type="float" office:value="475459">
            <text:p>475459</text:p>
          </table:table-cell>
          <table:table-cell office:value-type="float" office:value="130930">
            <text:p>130930</text:p>
          </table:table-cell>
          <table:table-cell office:value-type="float" office:value="446295">
            <text:p>446295</text:p>
          </table:table-cell>
          <table:table-cell office:value-type="float" office:value="72">
            <text:p>72</text:p>
          </table:table-cell>
          <table:table-cell office:value-type="float" office:value="386934">
            <text:p>386934</text:p>
          </table:table-cell>
          <table:table-cell office:value-type="float" office:value="14">
            <text:p>14</text:p>
          </table:table-cell>
          <table:table-cell office:value-type="float" office:value="5308610">
            <text:p>5308610</text:p>
          </table:table-cell>
          <table:table-cell office:value-type="float" office:value="-13070">
            <text:p>-13070</text:p>
          </table:table-cell>
          <table:table-cell office:value-type="float" office:value="436930">
            <text:p>436930</text:p>
          </table:table-cell>
          <table:table-cell office:value-type="float" office:value="308610">
            <text:p>30861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5001028">
            <text:p>5001028</text:p>
          </table:table-cell>
          <table:table-cell table:style-name="ce2" office:value-type="string">
            <text:p>203323</text:p>
          </table:table-cell>
          <table:table-cell office:value-type="float" office:value="107">
            <text:p>107</text:p>
          </table:table-cell>
          <table:table-cell office:value-type="string">
            <text:p>Golling</text:p>
          </table:table-cell>
          <table:table-cell office:value-type="string">
            <text:p>Salzach</text:p>
          </table:table-cell>
          <table:table-cell office:value-type="string">
            <text:p>Salzburg</text:p>
          </table:table-cell>
          <table:table-cell office:value-type="string">
            <text:p>Hallein</text:p>
          </table:table-cell>
          <table:table-cell table:formula="of:=LEFT([.Z98];2)+(RIGHT(LEFT([.Z98];4);2)*60+RIGHT([.Z98];2))/3600" office:value-type="float" office:value="47.5963888888889">
            <text:p>47.5963888889</text:p>
          </table:table-cell>
          <table:table-cell table:formula="of:=LEFT([.AA98];2)+(RIGHT(LEFT([.AA98];4);2)*60+RIGHT([.AA98];2))/3600" office:value-type="float" office:value="13.1641666666667">
            <text:p>13.1641666667</text:p>
          </table:table-cell>
          <table:table-cell table:style-name="ce7"/>
          <table:table-cell table:number-columns-repeated="2"/>
          <table:table-cell table:style-name="ce2" office:value-type="string">
            <text:p>42.40</text:p>
          </table:table-cell>
          <table:table-cell table:style-name="ce2" office:value-type="string">
            <text:p>141.00</text:p>
          </table:table-cell>
          <table:table-cell table:style-name="ce2" office:value-type="string">
            <text:p>630</text:p>
          </table:table-cell>
          <table:table-cell/>
          <table:table-cell table:style-name="ce2" office:value-type="string">
            <text:p>890</text:p>
          </table:table-cell>
          <table:table-cell table:style-name="ce2" office:value-type="string">
            <text:p>1015</text:p>
          </table:table-cell>
          <table:table-cell table:style-name="ce2" office:value-type="string">
            <text:p>1200</text:p>
          </table:table-cell>
          <table:table-cell table:style-name="ce2" office:value-type="string">
            <text:p>1420</text:p>
          </table:table-cell>
          <table:table-cell/>
          <table:table-cell office:value-type="string">
            <text:p>http://www.salzburg.gv.at/wasserwirtschaft/6-64-seen/hdweb/stations/203323/station.html</text:p>
          </table:table-cell>
          <table:table-cell office:value-type="float" office:value="387284">
            <text:p>387284</text:p>
          </table:table-cell>
          <table:table-cell office:value-type="float" office:value="410718">
            <text:p>410718</text:p>
          </table:table-cell>
          <table:table-cell office:value-type="float" office:value="473547">
            <text:p>473547</text:p>
          </table:table-cell>
          <table:table-cell office:value-type="float" office:value="130951">
            <text:p>130951</text:p>
          </table:table-cell>
          <table:table-cell office:value-type="float" office:value="410717">
            <text:p>410717</text:p>
          </table:table-cell>
          <table:table-cell office:value-type="float" office:value="57">
            <text:p>57</text:p>
          </table:table-cell>
          <table:table-cell office:value-type="float" office:value="387284">
            <text:p>387284</text:p>
          </table:table-cell>
          <table:table-cell office:value-type="float" office:value="34">
            <text:p>34</text:p>
          </table:table-cell>
          <table:table-cell office:value-type="float" office:value="5273020">
            <text:p>5273020</text:p>
          </table:table-cell>
          <table:table-cell office:value-type="float" office:value="-12720">
            <text:p>-12720</text:p>
          </table:table-cell>
          <table:table-cell office:value-type="float" office:value="437280">
            <text:p>437280</text:p>
          </table:table-cell>
          <table:table-cell office:value-type="float" office:value="273020">
            <text:p>27302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5001026">
            <text:p>5001026</text:p>
          </table:table-cell>
          <table:table-cell table:style-name="ce2" office:value-type="string">
            <text:p>203307</text:p>
          </table:table-cell>
          <table:table-cell office:value-type="float" office:value="106">
            <text:p>106</text:p>
          </table:table-cell>
          <table:table-cell office:value-type="string">
            <text:p>Obergäu</text:p>
          </table:table-cell>
          <table:table-cell office:value-type="string">
            <text:p>Lammer</text:p>
          </table:table-cell>
          <table:table-cell office:value-type="string">
            <text:p>Salzburg</text:p>
          </table:table-cell>
          <table:table-cell office:value-type="string">
            <text:p>Hallein</text:p>
          </table:table-cell>
          <table:table-cell table:formula="of:=LEFT([.Z99];2)+(RIGHT(LEFT([.Z99];4);2)*60+RIGHT([.Z99];2))/3600" office:value-type="float" office:value="47.5844444444445">
            <text:p>47.5844444444</text:p>
          </table:table-cell>
          <table:table-cell table:formula="of:=LEFT([.AA99];2)+(RIGHT(LEFT([.AA99];4);2)*60+RIGHT([.AA99];2))/3600" office:value-type="float" office:value="13.1827777777778">
            <text:p>13.1827777778</text:p>
          </table:table-cell>
          <table:table-cell table:style-name="ce7"/>
          <table:table-cell table:number-columns-repeated="2"/>
          <table:table-cell table:style-name="ce2" office:value-type="string">
            <text:p>3.20</text:p>
          </table:table-cell>
          <table:table-cell table:style-name="ce2" office:value-type="string">
            <text:p>18</text:p>
          </table:table-cell>
          <table:table-cell table:style-name="ce2" office:value-type="string">
            <text:p>200</text:p>
          </table:table-cell>
          <table:table-cell/>
          <table:table-cell table:style-name="ce2" office:value-type="string">
            <text:p>340</text:p>
          </table:table-cell>
          <table:table-cell table:style-name="ce2" office:value-type="string">
            <text:p>400</text:p>
          </table:table-cell>
          <table:table-cell table:style-name="ce2" office:value-type="string">
            <text:p>520</text:p>
          </table:table-cell>
          <table:table-cell table:style-name="ce2" office:value-type="string">
            <text:p>650</text:p>
          </table:table-cell>
          <table:table-cell/>
          <table:table-cell office:value-type="string">
            <text:p>http://www.salzburg.gv.at/wasserwirtschaft/6-64-seen/hdweb/stations/203307/station.html</text:p>
          </table:table-cell>
          <table:table-cell office:value-type="float" office:value="388674">
            <text:p>388674</text:p>
          </table:table-cell>
          <table:table-cell office:value-type="float" office:value="409383">
            <text:p>409383</text:p>
          </table:table-cell>
          <table:table-cell office:value-type="float" office:value="473504">
            <text:p>473504</text:p>
          </table:table-cell>
          <table:table-cell office:value-type="float" office:value="131058">
            <text:p>131058</text:p>
          </table:table-cell>
          <table:table-cell office:value-type="float" office:value="409383">
            <text:p>409383</text:p>
          </table:table-cell>
          <table:table-cell office:value-type="float" office:value="3">
            <text:p>3</text:p>
          </table:table-cell>
          <table:table-cell office:value-type="float" office:value="388673">
            <text:p>388673</text:p>
          </table:table-cell>
          <table:table-cell office:value-type="float" office:value="88">
            <text:p>88</text:p>
          </table:table-cell>
          <table:table-cell office:value-type="float" office:value="5271685">
            <text:p>5271685</text:p>
          </table:table-cell>
          <table:table-cell office:value-type="float" office:value="-11330">
            <text:p>-11330</text:p>
          </table:table-cell>
          <table:table-cell office:value-type="float" office:value="438670">
            <text:p>438670</text:p>
          </table:table-cell>
          <table:table-cell office:value-type="float" office:value="271685">
            <text:p>271685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2002361">
            <text:p>2002361</text:p>
          </table:table-cell>
          <table:table-cell table:style-name="ce2" office:value-type="string">
            <text:p>213629</text:p>
          </table:table-cell>
          <table:table-cell office:value-type="float" office:value="36">
            <text:p>36</text:p>
          </table:table-cell>
          <table:table-cell office:value-type="string">
            <text:p>Greifenburg</text:p>
          </table:table-cell>
          <table:table-cell office:value-type="string">
            <text:p>Drau</text:p>
          </table:table-cell>
          <table:table-cell office:value-type="string">
            <text:p>AHP</text:p>
          </table:table-cell>
          <table:table-cell office:value-type="string">
            <text:p>Spittal/Drau</text:p>
          </table:table-cell>
          <table:table-cell table:formula="of:=LEFT([.Z100];2)+(RIGHT(LEFT([.Z100];4);2)*60+RIGHT([.Z100];2))/3600" office:value-type="float" office:value="46.7388888888889">
            <text:p>46.7388888889</text:p>
          </table:table-cell>
          <table:table-cell table:formula="of:=LEFT([.AA100];2)+(RIGHT(LEFT([.AA100];4);2)*60+RIGHT([.AA100];2))/3600" office:value-type="float" office:value="13.1891666666667">
            <text:p>13.1891666667</text:p>
          </table:table-cell>
          <table:table-cell table:style-name="ce7"/>
          <table:table-cell table:number-columns-repeated="2"/>
          <table:table-cell table:style-name="ce2" office:value-type="string">
            <text:p>15.2</text:p>
          </table:table-cell>
          <table:table-cell table:style-name="ce2" office:value-type="string">
            <text:p>69.2</text:p>
          </table:table-cell>
          <table:table-cell table:style-name="ce2" office:value-type="string">
            <text:p>310.0</text:p>
          </table:table-cell>
          <table:table-cell/>
          <table:table-cell table:style-name="ce2" office:value-type="string">
            <text:p>475.0</text:p>
          </table:table-cell>
          <table:table-cell table:style-name="ce2" office:value-type="string">
            <text:p>570.0</text:p>
          </table:table-cell>
          <table:table-cell table:style-name="ce2" office:value-type="string">
            <text:p>770.0</text:p>
          </table:table-cell>
          <table:table-cell table:style-name="ce2" office:value-type="string">
            <text:p>1025.0</text:p>
          </table:table-cell>
          <table:table-cell table:style-name="ce2" office:value-type="string">
            <text:p>1940.0</text:p>
          </table:table-cell>
          <table:table-cell office:value-type="string">
            <text:p>http://info.ktn.gv.at/asp/hydro/daten/QP_Greifenburg.gif</text:p>
          </table:table-cell>
          <table:table-cell office:value-type="float" office:value="388986">
            <text:p>388986</text:p>
          </table:table-cell>
          <table:table-cell office:value-type="float" office:value="315431">
            <text:p>315431</text:p>
          </table:table-cell>
          <table:table-cell office:value-type="float" office:value="464420">
            <text:p>464420</text:p>
          </table:table-cell>
          <table:table-cell office:value-type="float" office:value="131121">
            <text:p>131121</text:p>
          </table:table-cell>
          <table:table-cell office:value-type="float" office:value="315430">
            <text:p>315430</text:p>
          </table:table-cell>
          <table:table-cell office:value-type="float" office:value="67">
            <text:p>67</text:p>
          </table:table-cell>
          <table:table-cell office:value-type="float" office:value="388985">
            <text:p>388985</text:p>
          </table:table-cell>
          <table:table-cell office:value-type="float" office:value="93">
            <text:p>93</text:p>
          </table:table-cell>
          <table:table-cell office:value-type="float" office:value="5177702">
            <text:p>5177702</text:p>
          </table:table-cell>
          <table:table-cell office:value-type="float" office:value="93">
            <text:p>93</text:p>
          </table:table-cell>
          <table:table-cell office:value-type="float" office:value="-11016">
            <text:p>-11016</text:p>
          </table:table-cell>
          <table:table-cell office:value-type="float" office:value="87">
            <text:p>87</text:p>
          </table:table-cell>
          <table:table-cell office:value-type="float" office:value="438983">
            <text:p>438983</text:p>
          </table:table-cell>
          <table:table-cell office:value-type="float" office:value="13">
            <text:p>13</text:p>
          </table:table-cell>
          <table:table-cell office:value-type="float" office:value="177702">
            <text:p>177702</text:p>
          </table:table-cell>
          <table:table-cell office:value-type="float" office:value="93">
            <text:p>93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5001098">
            <text:p>5001098</text:p>
          </table:table-cell>
          <table:table-cell table:style-name="ce2" office:value-type="string">
            <text:p>204032</text:p>
          </table:table-cell>
          <table:table-cell office:value-type="float" office:value="124">
            <text:p>124</text:p>
          </table:table-cell>
          <table:table-cell office:value-type="string">
            <text:p>Werfen</text:p>
          </table:table-cell>
          <table:table-cell office:value-type="string">
            <text:p>Salzach</text:p>
          </table:table-cell>
          <table:table-cell office:value-type="string">
            <text:p>Salzburg</text:p>
          </table:table-cell>
          <table:table-cell office:value-type="string">
            <text:p>St. Johann</text:p>
          </table:table-cell>
          <table:table-cell table:formula="of:=LEFT([.Z101];2)+(RIGHT(LEFT([.Z101];4);2)*60+RIGHT([.Z101];2))/3600" office:value-type="float" office:value="47.4805555555556">
            <text:p>47.4805555556</text:p>
          </table:table-cell>
          <table:table-cell table:formula="of:=LEFT([.AA101];2)+(RIGHT(LEFT([.AA101];4);2)*60+RIGHT([.AA101];2))/3600" office:value-type="float" office:value="13.1919444444444">
            <text:p>13.1919444444</text:p>
          </table:table-cell>
          <table:table-cell table:style-name="ce7"/>
          <table:table-cell table:number-columns-repeated="2"/>
          <table:table-cell table:style-name="ce2" office:value-type="string">
            <text:p>35.50</text:p>
          </table:table-cell>
          <table:table-cell table:style-name="ce2" office:value-type="string">
            <text:p>114.00</text:p>
          </table:table-cell>
          <table:table-cell table:style-name="ce2" office:value-type="string">
            <text:p>515</text:p>
          </table:table-cell>
          <table:table-cell/>
          <table:table-cell table:style-name="ce2" office:value-type="string">
            <text:p>730</text:p>
          </table:table-cell>
          <table:table-cell table:style-name="ce2" office:value-type="string">
            <text:p>840</text:p>
          </table:table-cell>
          <table:table-cell table:style-name="ce2" office:value-type="string">
            <text:p>1000</text:p>
          </table:table-cell>
          <table:table-cell table:style-name="ce2" office:value-type="string">
            <text:p>1180</text:p>
          </table:table-cell>
          <table:table-cell/>
          <table:table-cell office:value-type="string">
            <text:p>http://www.salzburg.gv.at/wasserwirtschaft/6-64-seen/hdweb/stations/204032/station.html</text:p>
          </table:table-cell>
          <table:table-cell office:value-type="float" office:value="389339">
            <text:p>389339</text:p>
          </table:table-cell>
          <table:table-cell office:value-type="float" office:value="397832">
            <text:p>397832</text:p>
          </table:table-cell>
          <table:table-cell office:value-type="float" office:value="472850">
            <text:p>472850</text:p>
          </table:table-cell>
          <table:table-cell office:value-type="float" office:value="131131">
            <text:p>131131</text:p>
          </table:table-cell>
          <table:table-cell office:value-type="float" office:value="397831">
            <text:p>397831</text:p>
          </table:table-cell>
          <table:table-cell office:value-type="float" office:value="99">
            <text:p>99</text:p>
          </table:table-cell>
          <table:table-cell office:value-type="float" office:value="389338">
            <text:p>389338</text:p>
          </table:table-cell>
          <table:table-cell office:value-type="float" office:value="66">
            <text:p>66</text:p>
          </table:table-cell>
          <table:table-cell office:value-type="float" office:value="5260130">
            <text:p>5260130</text:p>
          </table:table-cell>
          <table:table-cell office:value-type="float" office:value="-10665">
            <text:p>-10665</text:p>
          </table:table-cell>
          <table:table-cell office:value-type="float" office:value="439335">
            <text:p>439335</text:p>
          </table:table-cell>
          <table:table-cell office:value-type="float" office:value="260130">
            <text:p>26013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2001033">
            <text:p>2001033</text:p>
          </table:table-cell>
          <table:table-cell table:style-name="ce2" office:value-type="string">
            <text:p>212670</text:p>
          </table:table-cell>
          <table:table-cell office:value-type="float" office:value="12">
            <text:p>12</text:p>
          </table:table-cell>
          <table:table-cell office:value-type="string">
            <text:p>Rattendorf</text:p>
          </table:table-cell>
          <table:table-cell office:value-type="string">
            <text:p>Gail</text:p>
          </table:table-cell>
          <table:table-cell office:value-type="string">
            <text:p>Kärnten</text:p>
          </table:table-cell>
          <table:table-cell office:value-type="string">
            <text:p>Hermagor</text:p>
          </table:table-cell>
          <table:table-cell table:formula="of:=LEFT([.Z102];2)+(RIGHT(LEFT([.Z102];4);2)*60+RIGHT([.Z102];2))/3600" office:value-type="float" office:value="46.6238888888889">
            <text:p>46.6238888889</text:p>
          </table:table-cell>
          <table:table-cell table:formula="of:=LEFT([.AA102];2)+(RIGHT(LEFT([.AA102];4);2)*60+RIGHT([.AA102];2))/3600" office:value-type="float" office:value="13.2544444444444">
            <text:p>13.2544444444</text:p>
          </table:table-cell>
          <table:table-cell table:style-name="ce7"/>
          <table:table-cell table:number-columns-repeated="2"/>
          <table:table-cell table:style-name="ce2" office:value-type="string">
            <text:p>5.20</text:p>
          </table:table-cell>
          <table:table-cell table:style-name="ce2" office:value-type="string">
            <text:p>19.33</text:p>
          </table:table-cell>
          <table:table-cell table:style-name="ce2" office:value-type="string">
            <text:p>150</text:p>
          </table:table-cell>
          <table:table-cell/>
          <table:table-cell table:style-name="ce2" office:value-type="string">
            <text:p>310</text:p>
          </table:table-cell>
          <table:table-cell table:style-name="ce2" office:value-type="string">
            <text:p>400</text:p>
          </table:table-cell>
          <table:table-cell table:style-name="ce2" office:value-type="string">
            <text:p>580</text:p>
          </table:table-cell>
          <table:table-cell table:style-name="ce2" office:value-type="string">
            <text:p>780</text:p>
          </table:table-cell>
          <table:table-cell table:style-name="ce2" office:value-type="string">
            <text:p>1600</text:p>
          </table:table-cell>
          <table:table-cell office:value-type="string">
            <text:p>http://info.ktn.gv.at/asp/hydro/daten/QP_Rattendorf.gif</text:p>
          </table:table-cell>
          <table:table-cell office:value-type="float" office:value="393960">
            <text:p>393960</text:p>
          </table:table-cell>
          <table:table-cell office:value-type="float" office:value="302644">
            <text:p>302644</text:p>
          </table:table-cell>
          <table:table-cell office:value-type="float" office:value="463726">
            <text:p>463726</text:p>
          </table:table-cell>
          <table:table-cell office:value-type="float" office:value="131516">
            <text:p>131516</text:p>
          </table:table-cell>
          <table:table-cell office:value-type="float" office:value="302644">
            <text:p>302644</text:p>
          </table:table-cell>
          <table:table-cell office:value-type="float" office:value="3">
            <text:p>3</text:p>
          </table:table-cell>
          <table:table-cell office:value-type="float" office:value="393960">
            <text:p>393960</text:p>
          </table:table-cell>
          <table:table-cell office:value-type="float" office:value="2">
            <text:p>2</text:p>
          </table:table-cell>
          <table:table-cell office:value-type="float" office:value="5164913">
            <text:p>5164913</text:p>
          </table:table-cell>
          <table:table-cell office:value-type="float" office:value="59">
            <text:p>59</text:p>
          </table:table-cell>
          <table:table-cell office:value-type="float" office:value="-6041">
            <text:p>-6041</text:p>
          </table:table-cell>
          <table:table-cell office:value-type="float" office:value="18">
            <text:p>18</text:p>
          </table:table-cell>
          <table:table-cell office:value-type="float" office:value="443958">
            <text:p>443958</text:p>
          </table:table-cell>
          <table:table-cell office:value-type="float" office:value="82">
            <text:p>82</text:p>
          </table:table-cell>
          <table:table-cell office:value-type="float" office:value="164913">
            <text:p>164913</text:p>
          </table:table-cell>
          <table:table-cell office:value-type="float" office:value="59">
            <text:p>59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2001022">
            <text:p>2001022</text:p>
          </table:table-cell>
          <table:table-cell table:style-name="ce2" office:value-type="string">
            <text:p>212563</text:p>
          </table:table-cell>
          <table:table-cell office:value-type="float" office:value="10">
            <text:p>10</text:p>
          </table:table-cell>
          <table:table-cell office:value-type="string">
            <text:p>Techendorf</text:p>
          </table:table-cell>
          <table:table-cell office:value-type="string">
            <text:p>Weissensee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Z103];2)+(RIGHT(LEFT([.Z103];4);2)*60+RIGHT([.Z103];2))/3600" office:value-type="float" office:value="46.7136111111111">
            <text:p>46.7136111111</text:p>
          </table:table-cell>
          <table:table-cell table:formula="of:=LEFT([.AA103];2)+(RIGHT(LEFT([.AA103];4);2)*60+RIGHT([.AA103];2))/3600" office:value-type="float" office:value="13.2955555555556">
            <text:p>13.2955555556</text:p>
          </table:table-cell>
          <table:table-cell table:style-name="ce7"/>
          <table:table-cell table:number-columns-repeated="2"/>
          <table:table-cell table:style-name="ce2" office:value-type="string">
            <text:p>95.00</text:p>
          </table:table-cell>
          <table:table-cell table:style-name="ce2" office:value-type="string">
            <text:p>120.00</text:p>
          </table:table-cell>
          <table:table-cell table:style-name="ce2" office:value-type="string">
            <text:p>132</text:p>
          </table:table-cell>
          <table:table-cell table:style-name="ce2" office:value-type="string">
            <text:p>146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157</text:p>
          </table:table-cell>
          <table:table-cell table:style-name="ce2" office:value-type="string">
            <text:p>168</text:p>
          </table:table-cell>
          <table:table-cell table:style-name="ce2" office:value-type="string">
            <text:p>178</text:p>
          </table:table-cell>
          <table:table-cell/>
          <table:table-cell office:value-type="string">
            <text:p>http://info.ktn.gv.at/asp/hydro/daten/Weissensee_dia5.gif</text:p>
          </table:table-cell>
          <table:table-cell office:value-type="float" office:value="397113">
            <text:p>397113</text:p>
          </table:table-cell>
          <table:table-cell office:value-type="float" office:value="312612">
            <text:p>312612</text:p>
          </table:table-cell>
          <table:table-cell office:value-type="float" office:value="464249">
            <text:p>464249</text:p>
          </table:table-cell>
          <table:table-cell office:value-type="float" office:value="131744">
            <text:p>131744</text:p>
          </table:table-cell>
          <table:table-cell office:value-type="float" office:value="312612">
            <text:p>312612</text:p>
          </table:table-cell>
          <table:table-cell office:value-type="float" office:value="3">
            <text:p>3</text:p>
          </table:table-cell>
          <table:table-cell office:value-type="float" office:value="397112">
            <text:p>397112</text:p>
          </table:table-cell>
          <table:table-cell office:value-type="float" office:value="5">
            <text:p>5</text:p>
          </table:table-cell>
          <table:table-cell office:value-type="float" office:value="5174883">
            <text:p>5174883</text:p>
          </table:table-cell>
          <table:table-cell office:value-type="float" office:value="98">
            <text:p>98</text:p>
          </table:table-cell>
          <table:table-cell office:value-type="float" office:value="-2888">
            <text:p>-2888</text:p>
          </table:table-cell>
          <table:table-cell office:value-type="float" office:value="23">
            <text:p>23</text:p>
          </table:table-cell>
          <table:table-cell office:value-type="float" office:value="447111">
            <text:p>447111</text:p>
          </table:table-cell>
          <table:table-cell office:value-type="float" office:value="77">
            <text:p>77</text:p>
          </table:table-cell>
          <table:table-cell office:value-type="float" office:value="174883">
            <text:p>174883</text:p>
          </table:table-cell>
          <table:table-cell office:value-type="float" office:value="98">
            <text:p>98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5001060">
            <text:p>5001060</text:p>
          </table:table-cell>
          <table:table-cell table:style-name="ce2" office:value-type="string">
            <text:p>203653</text:p>
          </table:table-cell>
          <table:table-cell office:value-type="float" office:value="118">
            <text:p>118</text:p>
          </table:table-cell>
          <table:table-cell office:value-type="string">
            <text:p>Fuschl am See</text:p>
          </table:table-cell>
          <table:table-cell office:value-type="string">
            <text:p>Fuschlsee</text:p>
          </table:table-cell>
          <table:table-cell office:value-type="string">
            <text:p>Salzburg</text:p>
          </table:table-cell>
          <table:table-cell office:value-type="string">
            <text:p>Salzburg Umgebung</text:p>
          </table:table-cell>
          <table:table-cell table:formula="of:=LEFT([.Z104];2)+(RIGHT(LEFT([.Z104];4);2)*60+RIGHT([.Z104];2))/3600" office:value-type="float" office:value="47.7986111111111">
            <text:p>47.7986111111</text:p>
          </table:table-cell>
          <table:table-cell table:formula="of:=LEFT([.AA104];2)+(RIGHT(LEFT([.AA104];4);2)*60+RIGHT([.AA104];2))/3600" office:value-type="float" office:value="13.2997222222222">
            <text:p>13.2997222222</text:p>
          </table:table-cell>
          <table:table-cell table:style-name="ce7"/>
          <table:table-cell table:number-columns-repeated="2"/>
          <table:table-cell table:style-name="ce2" office:value-type="string">
            <text:p>80.00</text:p>
          </table:table-cell>
          <table:table-cell table:style-name="ce2" office:value-type="string">
            <text:p>95.00</text:p>
          </table:table-cell>
          <table:table-cell table:style-name="ce2" office:value-type="string">
            <text:p>132</text:p>
          </table:table-cell>
          <table:table-cell/>
          <table:table-cell table:style-name="ce2" office:value-type="string">
            <text:p>160</text:p>
          </table:table-cell>
          <table:table-cell table:style-name="ce2" office:value-type="string">
            <text:p>169</text:p>
          </table:table-cell>
          <table:table-cell table:style-name="ce2" office:value-type="string">
            <text:p>183</text:p>
          </table:table-cell>
          <table:table-cell table:style-name="ce2" office:value-type="string">
            <text:p>199</text:p>
          </table:table-cell>
          <table:table-cell/>
          <table:table-cell office:value-type="string">
            <text:p>http://www.salzburg.gv.at/wasserwirtschaft/6-64-seen/hdweb/stations/203653/station.html</text:p>
          </table:table-cell>
          <table:table-cell office:value-type="float" office:value="397492">
            <text:p>397492</text:p>
          </table:table-cell>
          <table:table-cell office:value-type="float" office:value="433194">
            <text:p>433194</text:p>
          </table:table-cell>
          <table:table-cell office:value-type="float" office:value="474755">
            <text:p>474755</text:p>
          </table:table-cell>
          <table:table-cell office:value-type="float" office:value="131759">
            <text:p>131759</text:p>
          </table:table-cell>
          <table:table-cell office:value-type="float" office:value="433194">
            <text:p>433194</text:p>
          </table:table-cell>
          <table:table-cell office:value-type="float" office:value="4">
            <text:p>4</text:p>
          </table:table-cell>
          <table:table-cell office:value-type="float" office:value="397491">
            <text:p>397491</text:p>
          </table:table-cell>
          <table:table-cell office:value-type="float" office:value="54">
            <text:p>54</text:p>
          </table:table-cell>
          <table:table-cell office:value-type="float" office:value="5295504">
            <text:p>5295504</text:p>
          </table:table-cell>
          <table:table-cell office:value-type="float" office:value="-2509">
            <text:p>-2509</text:p>
          </table:table-cell>
          <table:table-cell office:value-type="float" office:value="31">
            <text:p>31</text:p>
          </table:table-cell>
          <table:table-cell office:value-type="float" office:value="447490">
            <text:p>447490</text:p>
          </table:table-cell>
          <table:table-cell office:value-type="float" office:value="69">
            <text:p>69</text:p>
          </table:table-cell>
          <table:table-cell office:value-type="float" office:value="295504">
            <text:p>295504</text:p>
          </table:table-cell>
          <table:table-cell office:value-type="float" office:value="31">
            <text:p>31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2001007">
            <text:p>2001007</text:p>
          </table:table-cell>
          <table:table-cell table:style-name="ce2" office:value-type="string">
            <text:p>212399</text:p>
          </table:table-cell>
          <table:table-cell office:value-type="float" office:value="4">
            <text:p>4</text:p>
          </table:table-cell>
          <table:table-cell office:value-type="string">
            <text:p>Kolbnitz</text:p>
          </table:table-cell>
          <table:table-cell office:value-type="string">
            <text:p>Möll</text:p>
          </table:table-cell>
          <table:table-cell office:value-type="string">
            <text:p>AHP</text:p>
          </table:table-cell>
          <table:table-cell office:value-type="string">
            <text:p>Spittal/Drau</text:p>
          </table:table-cell>
          <table:table-cell table:formula="of:=LEFT([.Z105];2)+(RIGHT(LEFT([.Z105];4);2)*60+RIGHT([.Z105];2))/3600" office:value-type="float" office:value="46.8755555555556">
            <text:p>46.8755555556</text:p>
          </table:table-cell>
          <table:table-cell table:formula="of:=LEFT([.AA105];2)+(RIGHT(LEFT([.AA105];4);2)*60+RIGHT([.AA105];2))/3600" office:value-type="float" office:value="13.3033333333333">
            <text:p>13.3033333333</text:p>
          </table:table-cell>
          <table:table-cell table:style-name="ce7"/>
          <table:table-cell table:number-columns-repeated="2"/>
          <table:table-cell table:style-name="ce2" office:value-type="string">
            <text:p>5.00</text:p>
          </table:table-cell>
          <table:table-cell table:style-name="ce2" office:value-type="string">
            <text:p>25.00</text:p>
          </table:table-cell>
          <table:table-cell table:style-name="ce2" office:value-type="string">
            <text:p>133</text:p>
          </table:table-cell>
          <table:table-cell/>
          <table:table-cell table:style-name="ce2" office:value-type="string">
            <text:p>245</text:p>
          </table:table-cell>
          <table:table-cell table:style-name="ce2" office:value-type="string">
            <text:p>310</text:p>
          </table:table-cell>
          <table:table-cell table:style-name="ce2" office:value-type="string">
            <text:p>420</text:p>
          </table:table-cell>
          <table:table-cell table:style-name="ce2" office:value-type="string">
            <text:p>560</text:p>
          </table:table-cell>
          <table:table-cell table:style-name="ce2" office:value-type="string">
            <text:p>1100</text:p>
          </table:table-cell>
          <table:table-cell office:value-type="string">
            <text:p>http://info.ktn.gv.at/asp/hydro/daten/QP_Kolbnitz.gif</text:p>
          </table:table-cell>
          <table:table-cell office:value-type="float" office:value="397714">
            <text:p>397714</text:p>
          </table:table-cell>
          <table:table-cell office:value-type="float" office:value="330608">
            <text:p>330608</text:p>
          </table:table-cell>
          <table:table-cell office:value-type="float" office:value="465232">
            <text:p>465232</text:p>
          </table:table-cell>
          <table:table-cell office:value-type="float" office:value="131812">
            <text:p>131812</text:p>
          </table:table-cell>
          <table:table-cell office:value-type="float" office:value="330608">
            <text:p>330608</text:p>
          </table:table-cell>
          <table:table-cell office:value-type="float" office:value="46">
            <text:p>46</text:p>
          </table:table-cell>
          <table:table-cell office:value-type="float" office:value="397713">
            <text:p>397713</text:p>
          </table:table-cell>
          <table:table-cell office:value-type="float" office:value="97">
            <text:p>97</text:p>
          </table:table-cell>
          <table:table-cell office:value-type="float" office:value="5192884">
            <text:p>5192884</text:p>
          </table:table-cell>
          <table:table-cell office:value-type="float" office:value="9">
            <text:p>9</text:p>
          </table:table-cell>
          <table:table-cell office:value-type="float" office:value="-2286">
            <text:p>-2286</text:p>
          </table:table-cell>
          <table:table-cell office:value-type="float" office:value="7">
            <text:p>7</text:p>
          </table:table-cell>
          <table:table-cell office:value-type="float" office:value="447713">
            <text:p>447713</text:p>
          </table:table-cell>
          <table:table-cell office:value-type="float" office:value="3">
            <text:p>3</text:p>
          </table:table-cell>
          <table:table-cell office:value-type="float" office:value="192884">
            <text:p>192884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2001003">
            <text:p>2001003</text:p>
          </table:table-cell>
          <table:table-cell table:style-name="ce2" office:value-type="string">
            <text:p>212357</text:p>
          </table:table-cell>
          <table:table-cell office:value-type="float" office:value="2">
            <text:p>2</text:p>
          </table:table-cell>
          <table:table-cell office:value-type="string">
            <text:p>Sachsenburg</text:p>
          </table:table-cell>
          <table:table-cell office:value-type="string">
            <text:p>Drau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Z106];2)+(RIGHT(LEFT([.Z106];4);2)*60+RIGHT([.Z106];2))/3600" office:value-type="float" office:value="46.8275">
            <text:p>46.8275</text:p>
          </table:table-cell>
          <table:table-cell table:formula="of:=LEFT([.AA106];2)+(RIGHT(LEFT([.AA106];4);2)*60+RIGHT([.AA106];2))/3600" office:value-type="float" office:value="13.35">
            <text:p>13.35</text:p>
          </table:table-cell>
          <table:table-cell table:style-name="ce7"/>
          <table:table-cell table:number-columns-repeated="2"/>
          <table:table-cell table:style-name="ce2" office:value-type="string">
            <text:p>19.00</text:p>
          </table:table-cell>
          <table:table-cell table:style-name="ce2" office:value-type="string">
            <text:p>74.00</text:p>
          </table:table-cell>
          <table:table-cell table:style-name="ce2" office:value-type="string">
            <text:p>320</text:p>
          </table:table-cell>
          <table:table-cell/>
          <table:table-cell table:style-name="ce2" office:value-type="string">
            <text:p>490</text:p>
          </table:table-cell>
          <table:table-cell table:style-name="ce2" office:value-type="string">
            <text:p>590</text:p>
          </table:table-cell>
          <table:table-cell table:style-name="ce2" office:value-type="string">
            <text:p>790</text:p>
          </table:table-cell>
          <table:table-cell table:style-name="ce2" office:value-type="string">
            <text:p>1050</text:p>
          </table:table-cell>
          <table:table-cell table:style-name="ce2" office:value-type="string">
            <text:p>1980</text:p>
          </table:table-cell>
          <table:table-cell office:value-type="string">
            <text:p>http://info.ktn.gv.at/asp/hydro/daten/QP_Sachsenburg.gif</text:p>
          </table:table-cell>
          <table:table-cell office:value-type="float" office:value="401271">
            <text:p>401271</text:p>
          </table:table-cell>
          <table:table-cell office:value-type="float" office:value="325268">
            <text:p>325268</text:p>
          </table:table-cell>
          <table:table-cell office:value-type="float" office:value="464939">
            <text:p>464939</text:p>
          </table:table-cell>
          <table:table-cell office:value-type="float" office:value="132100">
            <text:p>132100</text:p>
          </table:table-cell>
          <table:table-cell office:value-type="float" office:value="325267">
            <text:p>325267</text:p>
          </table:table-cell>
          <table:table-cell office:value-type="float" office:value="401271">
            <text:p>401271</text:p>
          </table:table-cell>
          <table:table-cell office:value-type="float" office:value="2">
            <text:p>2</text:p>
          </table:table-cell>
          <table:table-cell office:value-type="float" office:value="5187541">
            <text:p>5187541</text:p>
          </table:table-cell>
          <table:table-cell office:value-type="float" office:value="97">
            <text:p>97</text:p>
          </table:table-cell>
          <table:table-cell office:value-type="float" office:value="1271">
            <text:p>1271</text:p>
          </table:table-cell>
          <table:table-cell office:value-type="float" office:value="52">
            <text:p>52</text:p>
          </table:table-cell>
          <table:table-cell office:value-type="float" office:value="451271">
            <text:p>451271</text:p>
          </table:table-cell>
          <table:table-cell office:value-type="float" office:value="52">
            <text:p>52</text:p>
          </table:table-cell>
          <table:table-cell office:value-type="float" office:value="187541">
            <text:p>187541</text:p>
          </table:table-cell>
          <table:table-cell office:value-type="float" office:value="97">
            <text:p>97</text:p>
          </table:table-cell>
          <table:table-cell office:value-type="float" office:value="31">
            <text:p>31</text:p>
          </table:table-cell>
          <table:table-cell table:number-columns-repeated="972"/>
        </table:table-row>
        <table:table-row table:style-name="ro1">
          <table:table-cell/>
          <table:table-cell office:value-type="float" office:value="5001059">
            <text:p>5001059</text:p>
          </table:table-cell>
          <table:table-cell table:style-name="ce2" office:value-type="string">
            <text:p>203646</text:p>
          </table:table-cell>
          <table:table-cell office:value-type="float" office:value="117">
            <text:p>117</text:p>
          </table:table-cell>
          <table:table-cell office:value-type="string">
            <text:p>St.Gilgen</text:p>
          </table:table-cell>
          <table:table-cell office:value-type="string">
            <text:p>Wolfgangsee</text:p>
          </table:table-cell>
          <table:table-cell office:value-type="string">
            <text:p>Salzburg</text:p>
          </table:table-cell>
          <table:table-cell office:value-type="string">
            <text:p>Salzburg Umgebung</text:p>
          </table:table-cell>
          <table:table-cell table:formula="of:=LEFT([.Z107];2)+(RIGHT(LEFT([.Z107];4);2)*60+RIGHT([.Z107];2))/3600" office:value-type="float" office:value="47.7663888888889">
            <text:p>47.7663888889</text:p>
          </table:table-cell>
          <table:table-cell table:formula="of:=LEFT([.AA107];2)+(RIGHT(LEFT([.AA107];4);2)*60+RIGHT([.AA107];2))/3600" office:value-type="float" office:value="13.3694444444444">
            <text:p>13.3694444444</text:p>
          </table:table-cell>
          <table:table-cell table:style-name="ce7"/>
          <table:table-cell table:number-columns-repeated="2"/>
          <table:table-cell table:style-name="ce2" office:value-type="string">
            <text:p>75.00</text:p>
          </table:table-cell>
          <table:table-cell table:style-name="ce2" office:value-type="string">
            <text:p>92.00</text:p>
          </table:table-cell>
          <table:table-cell table:style-name="ce2" office:value-type="string">
            <text:p>118</text:p>
          </table:table-cell>
          <table:table-cell/>
          <table:table-cell table:style-name="ce2" office:value-type="string">
            <text:p>150</text:p>
          </table:table-cell>
          <table:table-cell table:style-name="ce2" office:value-type="string">
            <text:p>166</text:p>
          </table:table-cell>
          <table:table-cell table:style-name="ce2" office:value-type="string">
            <text:p>185</text:p>
          </table:table-cell>
          <table:table-cell table:style-name="ce2" office:value-type="string">
            <text:p>205</text:p>
          </table:table-cell>
          <table:table-cell/>
          <table:table-cell office:value-type="string">
            <text:p>http://www.salzburg.gv.at/wasserwirtschaft/6-64-seen/hdweb/stations/203646/station.html</text:p>
          </table:table-cell>
          <table:table-cell office:value-type="float" office:value="402714">
            <text:p>402714</text:p>
          </table:table-cell>
          <table:table-cell office:value-type="float" office:value="429611">
            <text:p>429611</text:p>
          </table:table-cell>
          <table:table-cell office:value-type="float" office:value="474559">
            <text:p>474559</text:p>
          </table:table-cell>
          <table:table-cell office:value-type="float" office:value="132210">
            <text:p>132210</text:p>
          </table:table-cell>
          <table:table-cell office:value-type="float" office:value="429611">
            <text:p>429611</text:p>
          </table:table-cell>
          <table:table-cell office:value-type="float" office:value="22">
            <text:p>22</text:p>
          </table:table-cell>
          <table:table-cell office:value-type="float" office:value="402714">
            <text:p>402714</text:p>
          </table:table-cell>
          <table:table-cell office:value-type="float" office:value="12">
            <text:p>12</text:p>
          </table:table-cell>
          <table:table-cell office:value-type="float" office:value="5291920">
            <text:p>5291920</text:p>
          </table:table-cell>
          <table:table-cell office:value-type="float" office:value="2715">
            <text:p>2715</text:p>
          </table:table-cell>
          <table:table-cell office:value-type="float" office:value="452715">
            <text:p>452715</text:p>
          </table:table-cell>
          <table:table-cell office:value-type="float" office:value="291920">
            <text:p>29192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2001008">
            <text:p>2001008</text:p>
          </table:table-cell>
          <table:table-cell table:style-name="ce2" office:value-type="string">
            <text:p>212407</text:p>
          </table:table-cell>
          <table:table-cell office:value-type="float" office:value="5">
            <text:p>5</text:p>
          </table:table-cell>
          <table:table-cell office:value-type="string">
            <text:p>Möllbrücke</text:p>
          </table:table-cell>
          <table:table-cell office:value-type="string">
            <text:p>Möll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Z108];2)+(RIGHT(LEFT([.Z108];4);2)*60+RIGHT([.Z108];2))/3600" office:value-type="float" office:value="46.8377777777778">
            <text:p>46.8377777778</text:p>
          </table:table-cell>
          <table:table-cell table:formula="of:=LEFT([.AA108];2)+(RIGHT(LEFT([.AA108];4);2)*60+RIGHT([.AA108];2))/3600" office:value-type="float" office:value="13.3711111111111">
            <text:p>13.3711111111</text:p>
          </table:table-cell>
          <table:table-cell table:style-name="ce7"/>
          <table:table-cell table:number-columns-repeated="2"/>
          <table:table-cell table:style-name="ce2" office:value-type="string">
            <text:p>4.00</text:p>
          </table:table-cell>
          <table:table-cell table:style-name="ce2" office:value-type="string">
            <text:p>7.00</text:p>
          </table:table-cell>
          <table:table-cell table:style-name="ce2" office:value-type="string">
            <text:p>170</text:p>
          </table:table-cell>
          <table:table-cell/>
          <table:table-cell table:style-name="ce2" office:value-type="string">
            <text:p>320</text:p>
          </table:table-cell>
          <table:table-cell table:style-name="ce2" office:value-type="string">
            <text:p>390</text:p>
          </table:table-cell>
          <table:table-cell table:style-name="ce2" office:value-type="string">
            <text:p>500</text:p>
          </table:table-cell>
          <table:table-cell table:style-name="ce2" office:value-type="string">
            <text:p>650</text:p>
          </table:table-cell>
          <table:table-cell table:style-name="ce2" office:value-type="string">
            <text:p>1300</text:p>
          </table:table-cell>
          <table:table-cell office:value-type="string">
            <text:p>http://info.ktn.gv.at/asp/hydro/daten/QP_MoellbrueckeMoell.gif</text:p>
          </table:table-cell>
          <table:table-cell office:value-type="float" office:value="402881">
            <text:p>402881</text:p>
          </table:table-cell>
          <table:table-cell office:value-type="float" office:value="326410">
            <text:p>326410</text:p>
          </table:table-cell>
          <table:table-cell office:value-type="float" office:value="465016">
            <text:p>465016</text:p>
          </table:table-cell>
          <table:table-cell office:value-type="float" office:value="132216">
            <text:p>132216</text:p>
          </table:table-cell>
          <table:table-cell office:value-type="float" office:value="326410">
            <text:p>326410</text:p>
          </table:table-cell>
          <table:table-cell office:value-type="float" office:value="2">
            <text:p>2</text:p>
          </table:table-cell>
          <table:table-cell office:value-type="float" office:value="402880">
            <text:p>402880</text:p>
          </table:table-cell>
          <table:table-cell office:value-type="float" office:value="8">
            <text:p>8</text:p>
          </table:table-cell>
          <table:table-cell office:value-type="float" office:value="5188685">
            <text:p>5188685</text:p>
          </table:table-cell>
          <table:table-cell office:value-type="float" office:value="47">
            <text:p>47</text:p>
          </table:table-cell>
          <table:table-cell office:value-type="float" office:value="2881">
            <text:p>2881</text:p>
          </table:table-cell>
          <table:table-cell office:value-type="float" office:value="57">
            <text:p>57</text:p>
          </table:table-cell>
          <table:table-cell office:value-type="float" office:value="452881">
            <text:p>452881</text:p>
          </table:table-cell>
          <table:table-cell office:value-type="float" office:value="57">
            <text:p>57</text:p>
          </table:table-cell>
          <table:table-cell office:value-type="float" office:value="188685">
            <text:p>188685</text:p>
          </table:table-cell>
          <table:table-cell office:value-type="float" office:value="47">
            <text:p>47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5001025">
            <text:p>5001025</text:p>
          </table:table-cell>
          <table:table-cell table:style-name="ce2" office:value-type="string">
            <text:p>203265</text:p>
          </table:table-cell>
          <table:table-cell office:value-type="float" office:value="105">
            <text:p>105</text:p>
          </table:table-cell>
          <table:table-cell office:value-type="string">
            <text:p>Schwaighofbrücke</text:p>
          </table:table-cell>
          <table:table-cell office:value-type="string">
            <text:p>Lammer</text:p>
          </table:table-cell>
          <table:table-cell office:value-type="string">
            <text:p>Salzburg</text:p>
          </table:table-cell>
          <table:table-cell office:value-type="string">
            <text:p>Hallein</text:p>
          </table:table-cell>
          <table:table-cell table:formula="of:=LEFT([.Z109];2)+(RIGHT(LEFT([.Z109];4);2)*60+RIGHT([.Z109];2))/3600" office:value-type="float" office:value="47.5744444444444">
            <text:p>47.5744444444</text:p>
          </table:table-cell>
          <table:table-cell table:formula="of:=LEFT([.AA109];2)+(RIGHT(LEFT([.AA109];4);2)*60+RIGHT([.AA109];2))/3600" office:value-type="float" office:value="13.3855555555556">
            <text:p>13.3855555556</text:p>
          </table:table-cell>
          <table:table-cell table:style-name="ce7"/>
          <table:table-cell table:number-columns-repeated="2"/>
          <table:table-cell table:style-name="ce2" office:value-type="string">
            <text:p>1.80</text:p>
          </table:table-cell>
          <table:table-cell table:style-name="ce2" office:value-type="string">
            <text:p>5.80</text:p>
          </table:table-cell>
          <table:table-cell table:style-name="ce2" office:value-type="string">
            <text:p>60</text:p>
          </table:table-cell>
          <table:table-cell/>
          <table:table-cell table:style-name="ce2" office:value-type="string">
            <text:p>115</text:p>
          </table:table-cell>
          <table:table-cell table:style-name="ce2" office:value-type="string">
            <text:p>140</text:p>
          </table:table-cell>
          <table:table-cell table:style-name="ce2" office:value-type="string">
            <text:p>190</text:p>
          </table:table-cell>
          <table:table-cell table:style-name="ce2" office:value-type="string">
            <text:p>240</text:p>
          </table:table-cell>
          <table:table-cell/>
          <table:table-cell office:value-type="string">
            <text:p>http://www.salzburg.gv.at/wasserwirtschaft/6-64-seen/hdweb/stations/203265/station.html</text:p>
          </table:table-cell>
          <table:table-cell office:value-type="float" office:value="403919">
            <text:p>403919</text:p>
          </table:table-cell>
          <table:table-cell office:value-type="float" office:value="408268">
            <text:p>408268</text:p>
          </table:table-cell>
          <table:table-cell office:value-type="float" office:value="473428">
            <text:p>473428</text:p>
          </table:table-cell>
          <table:table-cell office:value-type="float" office:value="132308">
            <text:p>132308</text:p>
          </table:table-cell>
          <table:table-cell office:value-type="float" office:value="408268">
            <text:p>408268</text:p>
          </table:table-cell>
          <table:table-cell office:value-type="float" office:value="42">
            <text:p>42</text:p>
          </table:table-cell>
          <table:table-cell office:value-type="float" office:value="403918">
            <text:p>403918</text:p>
          </table:table-cell>
          <table:table-cell office:value-type="float" office:value="69">
            <text:p>69</text:p>
          </table:table-cell>
          <table:table-cell office:value-type="float" office:value="5270570">
            <text:p>5270570</text:p>
          </table:table-cell>
          <table:table-cell office:value-type="float" office:value="3920">
            <text:p>3920</text:p>
          </table:table-cell>
          <table:table-cell office:value-type="float" office:value="453920">
            <text:p>453920</text:p>
          </table:table-cell>
          <table:table-cell office:value-type="float" office:value="270570">
            <text:p>27057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2001075">
            <text:p>2001075</text:p>
          </table:table-cell>
          <table:table-cell table:style-name="ce2" office:value-type="string">
            <text:p>213199</text:p>
          </table:table-cell>
          <table:table-cell office:value-type="float" office:value="29">
            <text:p>29</text:p>
          </table:table-cell>
          <table:table-cell office:value-type="string">
            <text:p>Drauhofen AHP</text:p>
          </table:table-cell>
          <table:table-cell office:value-type="string">
            <text:p>Drau</text:p>
          </table:table-cell>
          <table:table-cell office:value-type="string">
            <text:p>AHP</text:p>
          </table:table-cell>
          <table:table-cell office:value-type="string">
            <text:p>Spittal/Drau</text:p>
          </table:table-cell>
          <table:table-cell table:formula="of:=LEFT([.Z110];2)+(RIGHT(LEFT([.Z110];4);2)*60+RIGHT([.Z110];2))/3600" office:value-type="float" office:value="46.8261111111111">
            <text:p>46.8261111111</text:p>
          </table:table-cell>
          <table:table-cell table:formula="of:=LEFT([.AA110];2)+(RIGHT(LEFT([.AA110];4);2)*60+RIGHT([.AA110];2))/3600" office:value-type="float" office:value="13.3886111111111">
            <text:p>13.3886111111</text:p>
          </table:table-cell>
          <table:table-cell table:style-name="ce7"/>
          <table:table-cell table:number-columns-repeated="2"/>
          <table:table-cell table:style-name="ce2" office:value-type="string">
            <text:p>27.00</text:p>
          </table:table-cell>
          <table:table-cell table:style-name="ce2" office:value-type="string">
            <text:p>107.00</text:p>
          </table:table-cell>
          <table:table-cell table:style-name="ce2" office:value-type="string">
            <text:p>450</text:p>
          </table:table-cell>
          <table:table-cell/>
          <table:table-cell table:style-name="ce2" office:value-type="string">
            <text:p>720</text:p>
          </table:table-cell>
          <table:table-cell table:style-name="ce2" office:value-type="string">
            <text:p>780</text:p>
          </table:table-cell>
          <table:table-cell table:style-name="ce2" office:value-type="string">
            <text:p>860</text:p>
          </table:table-cell>
          <table:table-cell table:style-name="ce2" office:value-type="string">
            <text:p>920</text:p>
          </table:table-cell>
          <table:table-cell/>
          <table:table-cell office:value-type="string">
            <text:p>http://info.ktn.gv.at/asp/hydro/daten/QP_Drauhofen.gif</text:p>
          </table:table-cell>
          <table:table-cell office:value-type="float" office:value="404216">
            <text:p>404216</text:p>
          </table:table-cell>
          <table:table-cell office:value-type="float" office:value="325115">
            <text:p>325115</text:p>
          </table:table-cell>
          <table:table-cell office:value-type="float" office:value="464934">
            <text:p>464934</text:p>
          </table:table-cell>
          <table:table-cell office:value-type="float" office:value="132319">
            <text:p>132319</text:p>
          </table:table-cell>
          <table:table-cell office:value-type="float" office:value="325114">
            <text:p>325114</text:p>
          </table:table-cell>
          <table:table-cell office:value-type="float" office:value="6">
            <text:p>6</text:p>
          </table:table-cell>
          <table:table-cell office:value-type="float" office:value="404216">
            <text:p>404216</text:p>
          </table:table-cell>
          <table:table-cell office:value-type="float" office:value="2">
            <text:p>2</text:p>
          </table:table-cell>
          <table:table-cell office:value-type="float" office:value="5187389">
            <text:p>5187389</text:p>
          </table:table-cell>
          <table:table-cell office:value-type="float" office:value="51">
            <text:p>51</text:p>
          </table:table-cell>
          <table:table-cell office:value-type="float" office:value="4217">
            <text:p>4217</text:p>
          </table:table-cell>
          <table:table-cell office:value-type="float" office:value="32">
            <text:p>32</text:p>
          </table:table-cell>
          <table:table-cell office:value-type="float" office:value="454217">
            <text:p>454217</text:p>
          </table:table-cell>
          <table:table-cell office:value-type="float" office:value="32">
            <text:p>32</text:p>
          </table:table-cell>
          <table:table-cell office:value-type="float" office:value="187389">
            <text:p>187389</text:p>
          </table:table-cell>
          <table:table-cell office:value-type="float" office:value="51">
            <text:p>51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2002362">
            <text:p>2002362</text:p>
          </table:table-cell>
          <table:table-cell table:style-name="ce2" office:value-type="string">
            <text:p>213637</text:p>
          </table:table-cell>
          <table:table-cell office:value-type="float" office:value="37">
            <text:p>37</text:p>
          </table:table-cell>
          <table:table-cell office:value-type="string">
            <text:p>Hermagor AHP</text:p>
          </table:table-cell>
          <table:table-cell office:value-type="string">
            <text:p>Gail</text:p>
          </table:table-cell>
          <table:table-cell office:value-type="string">
            <text:p>AHP</text:p>
          </table:table-cell>
          <table:table-cell office:value-type="string">
            <text:p>Hermagor</text:p>
          </table:table-cell>
          <table:table-cell table:formula="of:=LEFT([.Z111];2)+(RIGHT(LEFT([.Z111];4);2)*60+RIGHT([.Z111];2))/3600" office:value-type="float" office:value="46.6061111111111">
            <text:p>46.6061111111</text:p>
          </table:table-cell>
          <table:table-cell table:formula="of:=LEFT([.AA111];2)+(RIGHT(LEFT([.AA111];4);2)*60+RIGHT([.AA111];2))/3600" office:value-type="float" office:value="13.4138888888889">
            <text:p>13.4138888889</text:p>
          </table:table-cell>
          <table:table-cell table:style-name="ce7"/>
          <table:table-cell table:number-columns-repeated="11"/>
          <table:table-cell office:value-type="string">
            <text:p>http://info.ktn.gv.at/asp/hydro/daten/Hermagor_dia1_Q.gif</text:p>
          </table:table-cell>
          <table:table-cell office:value-type="float" office:value="406176">
            <text:p>406176</text:p>
          </table:table-cell>
          <table:table-cell office:value-type="float" office:value="300659">
            <text:p>300659</text:p>
          </table:table-cell>
          <table:table-cell office:value-type="float" office:value="463622">
            <text:p>463622</text:p>
          </table:table-cell>
          <table:table-cell office:value-type="float" office:value="132450">
            <text:p>132450</text:p>
          </table:table-cell>
          <table:table-cell office:value-type="float" office:value="300659">
            <text:p>300659</text:p>
          </table:table-cell>
          <table:table-cell office:value-type="float" office:value="24">
            <text:p>24</text:p>
          </table:table-cell>
          <table:table-cell office:value-type="float" office:value="406176">
            <text:p>406176</text:p>
          </table:table-cell>
          <table:table-cell office:value-type="float" office:value="5">
            <text:p>5</text:p>
          </table:table-cell>
          <table:table-cell office:value-type="float" office:value="5162928">
            <text:p>5162928</text:p>
          </table:table-cell>
          <table:table-cell office:value-type="float" office:value="9">
            <text:p>9</text:p>
          </table:table-cell>
          <table:table-cell office:value-type="float" office:value="6177">
            <text:p>6177</text:p>
          </table:table-cell>
          <table:table-cell office:value-type="float" office:value="38">
            <text:p>38</text:p>
          </table:table-cell>
          <table:table-cell office:value-type="float" office:value="456177">
            <text:p>456177</text:p>
          </table:table-cell>
          <table:table-cell office:value-type="float" office:value="38">
            <text:p>38</text:p>
          </table:table-cell>
          <table:table-cell office:value-type="float" office:value="162928">
            <text:p>162928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5001066">
            <text:p>5001066</text:p>
          </table:table-cell>
          <table:table-cell table:style-name="ce2" office:value-type="string">
            <text:p>203711</text:p>
          </table:table-cell>
          <table:table-cell office:value-type="float" office:value="119">
            <text:p>119</text:p>
          </table:table-cell>
          <table:table-cell office:value-type="string">
            <text:p>Altenmarkt im Pongau</text:p>
          </table:table-cell>
          <table:table-cell office:value-type="string">
            <text:p>Enns</text:p>
          </table:table-cell>
          <table:table-cell office:value-type="string">
            <text:p>Salzburg</text:p>
          </table:table-cell>
          <table:table-cell office:value-type="string">
            <text:p>St. Johann</text:p>
          </table:table-cell>
          <table:table-cell table:formula="of:=LEFT([.Z112];2)+(RIGHT(LEFT([.Z112];4);2)*60+RIGHT([.Z112];2))/3600" office:value-type="float" office:value="47.3827777777778">
            <text:p>47.3827777778</text:p>
          </table:table-cell>
          <table:table-cell table:formula="of:=LEFT([.AA112];2)+(RIGHT(LEFT([.AA112];4);2)*60+RIGHT([.AA112];2))/3600" office:value-type="float" office:value="13.4258333333333">
            <text:p>13.4258333333</text:p>
          </table:table-cell>
          <table:table-cell table:style-name="ce7"/>
          <table:table-cell table:number-columns-repeated="2"/>
          <table:table-cell table:style-name="ce2" office:value-type="string">
            <text:p>0.77</text:p>
          </table:table-cell>
          <table:table-cell table:style-name="ce2" office:value-type="string">
            <text:p>3.92</text:p>
          </table:table-cell>
          <table:table-cell table:style-name="ce2" office:value-type="string">
            <text:p>30</text:p>
          </table:table-cell>
          <table:table-cell/>
          <table:table-cell table:style-name="ce2" office:value-type="string">
            <text:p>42.5</text:p>
          </table:table-cell>
          <table:table-cell table:style-name="ce2" office:value-type="string">
            <text:p>50</text:p>
          </table:table-cell>
          <table:table-cell table:style-name="ce2" office:value-type="string">
            <text:p>55</text:p>
          </table:table-cell>
          <table:table-cell table:style-name="ce2" office:value-type="string">
            <text:p>65</text:p>
          </table:table-cell>
          <table:table-cell/>
          <table:table-cell office:value-type="string">
            <text:p>http://www.salzburg.gv.at/wasserwirtschaft/6-64-seen/hdweb/stations/203711/station.html</text:p>
          </table:table-cell>
          <table:table-cell office:value-type="float" office:value="406973">
            <text:p>406973</text:p>
          </table:table-cell>
          <table:table-cell office:value-type="float" office:value="386986">
            <text:p>386986</text:p>
          </table:table-cell>
          <table:table-cell office:value-type="float" office:value="472258">
            <text:p>472258</text:p>
          </table:table-cell>
          <table:table-cell office:value-type="float" office:value="132533">
            <text:p>132533</text:p>
          </table:table-cell>
          <table:table-cell office:value-type="float" office:value="386985">
            <text:p>386985</text:p>
          </table:table-cell>
          <table:table-cell office:value-type="float" office:value="69">
            <text:p>69</text:p>
          </table:table-cell>
          <table:table-cell office:value-type="float" office:value="406972">
            <text:p>406972</text:p>
          </table:table-cell>
          <table:table-cell office:value-type="float" office:value="66">
            <text:p>66</text:p>
          </table:table-cell>
          <table:table-cell office:value-type="float" office:value="5249280">
            <text:p>5249280</text:p>
          </table:table-cell>
          <table:table-cell office:value-type="float" office:value="6975">
            <text:p>6975</text:p>
          </table:table-cell>
          <table:table-cell office:value-type="float" office:value="456975">
            <text:p>456975</text:p>
          </table:table-cell>
          <table:table-cell office:value-type="float" office:value="249280">
            <text:p>24928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2001037">
            <text:p>2001037</text:p>
          </table:table-cell>
          <table:table-cell table:style-name="ce2" office:value-type="string">
            <text:p>212746</text:p>
          </table:table-cell>
          <table:table-cell office:value-type="float" office:value="13">
            <text:p>13</text:p>
          </table:table-cell>
          <table:table-cell office:value-type="string">
            <text:p>Presseggen</text:p>
          </table:table-cell>
          <table:table-cell office:value-type="string">
            <text:p>Pressegger See</text:p>
          </table:table-cell>
          <table:table-cell office:value-type="string">
            <text:p>Kärnten</text:p>
          </table:table-cell>
          <table:table-cell office:value-type="string">
            <text:p>Hermagor</text:p>
          </table:table-cell>
          <table:table-cell table:formula="of:=LEFT([.Z113];2)+(RIGHT(LEFT([.Z113];4);2)*60+RIGHT([.Z113];2))/3600" office:value-type="float" office:value="46.6288888888889">
            <text:p>46.6288888889</text:p>
          </table:table-cell>
          <table:table-cell table:formula="of:=LEFT([.AA113];2)+(RIGHT(LEFT([.AA113];4);2)*60+RIGHT([.AA113];2))/3600" office:value-type="float" office:value="13.4358333333333">
            <text:p>13.4358333333</text:p>
          </table:table-cell>
          <table:table-cell table:style-name="ce7"/>
          <table:table-cell table:number-columns-repeated="2"/>
          <table:table-cell table:style-name="ce2" office:value-type="string">
            <text:p>107.00</text:p>
          </table:table-cell>
          <table:table-cell table:style-name="ce2" office:value-type="string">
            <text:p>112.00</text:p>
          </table:table-cell>
          <table:table-cell table:style-name="ce2" office:value-type="string">
            <text:p>132</text:p>
          </table:table-cell>
          <table:table-cell table:style-name="ce2" office:value-type="string">
            <text:p>157</text:p>
          </table:table-cell>
          <table:table-cell table:style-name="ce2" office:value-type="string">
            <text:p>185</text:p>
          </table:table-cell>
          <table:table-cell table:style-name="ce2" office:value-type="string">
            <text:p>204</text:p>
          </table:table-cell>
          <table:table-cell table:style-name="ce2" office:value-type="string">
            <text:p>230</text:p>
          </table:table-cell>
          <table:table-cell table:style-name="ce2" office:value-type="string">
            <text:p>260</text:p>
          </table:table-cell>
          <table:table-cell/>
          <table:table-cell office:value-type="string">
            <text:p>http://info.ktn.gv.at/asp/hydro/daten/Presseggersee_dia5.gif</text:p>
          </table:table-cell>
          <table:table-cell office:value-type="float" office:value="407847">
            <text:p>407847</text:p>
          </table:table-cell>
          <table:table-cell office:value-type="float" office:value="303202">
            <text:p>303202</text:p>
          </table:table-cell>
          <table:table-cell office:value-type="float" office:value="463744">
            <text:p>463744</text:p>
          </table:table-cell>
          <table:table-cell office:value-type="float" office:value="132609">
            <text:p>132609</text:p>
          </table:table-cell>
          <table:table-cell office:value-type="float" office:value="303201">
            <text:p>303201</text:p>
          </table:table-cell>
          <table:table-cell office:value-type="float" office:value="6">
            <text:p>6</text:p>
          </table:table-cell>
          <table:table-cell office:value-type="float" office:value="407846">
            <text:p>407846</text:p>
          </table:table-cell>
          <table:table-cell office:value-type="float" office:value="8">
            <text:p>8</text:p>
          </table:table-cell>
          <table:table-cell office:value-type="float" office:value="5165470">
            <text:p>5165470</text:p>
          </table:table-cell>
          <table:table-cell office:value-type="float" office:value="99">
            <text:p>99</text:p>
          </table:table-cell>
          <table:table-cell office:value-type="float" office:value="7848">
            <text:p>7848</text:p>
          </table:table-cell>
          <table:table-cell office:value-type="float" office:value="55">
            <text:p>55</text:p>
          </table:table-cell>
          <table:table-cell office:value-type="float" office:value="457848">
            <text:p>457848</text:p>
          </table:table-cell>
          <table:table-cell office:value-type="float" office:value="55">
            <text:p>55</text:p>
          </table:table-cell>
          <table:table-cell office:value-type="float" office:value="165470">
            <text:p>165470</text:p>
          </table:table-cell>
          <table:table-cell office:value-type="float" office:value="99">
            <text:p>99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4001026">
            <text:p>4001026</text:p>
          </table:table-cell>
          <table:table-cell table:style-name="ce2" office:value-type="string">
            <text:p>204776</text:p>
          </table:table-cell>
          <table:table-cell office:value-type="float" office:value="89">
            <text:p>89</text:p>
          </table:table-cell>
          <table:table-cell office:value-type="string">
            <text:p>Schärding</text:p>
          </table:table-cell>
          <table:table-cell office:value-type="string">
            <text:p>Inn</text:p>
          </table:table-cell>
          <table:table-cell office:value-type="string">
            <text:p>Oberösterreich</text:p>
          </table:table-cell>
          <table:table-cell office:value-type="string">
            <text:p>Schärding</text:p>
          </table:table-cell>
          <table:table-cell table:formula="of:=LEFT([.Z114];2)+(RIGHT(LEFT([.Z114];4);2)*60+RIGHT([.Z114];2))/3600" office:value-type="float" office:value="48.4361111111111">
            <text:p>48.4361111111</text:p>
          </table:table-cell>
          <table:table-cell table:formula="of:=LEFT([.AA114];2)+(RIGHT(LEFT([.AA114];4);2)*60+RIGHT([.AA114];2))/3600" office:value-type="float" office:value="13.4416666666667">
            <text:p>13.4416666667</text:p>
          </table:table-cell>
          <table:table-cell table:style-name="ce7"/>
          <table:table-cell table:number-columns-repeated="11"/>
          <table:table-cell office:value-type="string">
            <text:p>http://www2.land-oberoesterreich.gv.at/internethydro/Online/Start.jsp?station=9</text:p>
          </table:table-cell>
          <table:table-cell office:value-type="float" office:value="407045">
            <text:p>407045</text:p>
          </table:table-cell>
          <table:table-cell office:value-type="float" office:value="506363">
            <text:p>506363</text:p>
          </table:table-cell>
          <table:table-cell office:value-type="float" office:value="482610">
            <text:p>482610</text:p>
          </table:table-cell>
          <table:table-cell office:value-type="float" office:value="132630">
            <text:p>132630</text:p>
          </table:table-cell>
          <table:table-cell office:value-type="float" office:value="504017">
            <text:p>504017</text:p>
          </table:table-cell>
          <table:table-cell office:value-type="float" office:value="85">
            <text:p>85</text:p>
          </table:table-cell>
          <table:table-cell office:value-type="float" office:value="407992">
            <text:p>407992</text:p>
          </table:table-cell>
          <table:table-cell office:value-type="float" office:value="88">
            <text:p>88</text:p>
          </table:table-cell>
          <table:table-cell office:value-type="float" office:value="5366373">
            <text:p>5366373</text:p>
          </table:table-cell>
          <table:table-cell office:value-type="float" office:value="8013">
            <text:p>8013</text:p>
          </table:table-cell>
          <table:table-cell office:value-type="float" office:value="458013">
            <text:p>458013</text:p>
          </table:table-cell>
          <table:table-cell office:value-type="float" office:value="366373">
            <text:p>366373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4001024">
            <text:p>4001024</text:p>
          </table:table-cell>
          <table:table-cell table:style-name="ce2" office:value-type="string">
            <text:p>204750</text:p>
          </table:table-cell>
          <table:table-cell office:value-type="float" office:value="88">
            <text:p>88</text:p>
          </table:table-cell>
          <table:table-cell office:value-type="string">
            <text:p>Haging</text:p>
          </table:table-cell>
          <table:table-cell office:value-type="string">
            <text:p>Antiesen</text:p>
          </table:table-cell>
          <table:table-cell office:value-type="string">
            <text:p>Oberösterreich</text:p>
          </table:table-cell>
          <table:table-cell office:value-type="string">
            <text:p>Ried/Innkreis</text:p>
          </table:table-cell>
          <table:table-cell table:formula="of:=LEFT([.Z115];2)+(RIGHT(LEFT([.Z115];4);2)*60+RIGHT([.Z115];2))/3600" office:value-type="float" office:value="48.2736111111111">
            <text:p>48.2736111111</text:p>
          </table:table-cell>
          <table:table-cell table:formula="of:=LEFT([.AA115];2)+(RIGHT(LEFT([.AA115];4);2)*60+RIGHT([.AA115];2))/3600" office:value-type="float" office:value="13.4511111111111">
            <text:p>13.4511111111</text:p>
          </table:table-cell>
          <table:table-cell table:style-name="ce7"/>
          <table:table-cell table:number-columns-repeated="11"/>
          <table:table-cell office:value-type="string">
            <text:p>http://www2.land-oberoesterreich.gv.at/internethydro/Online/Start.jsp?station=16</text:p>
          </table:table-cell>
          <table:table-cell office:value-type="float" office:value="408739">
            <text:p>408739</text:p>
          </table:table-cell>
          <table:table-cell office:value-type="float" office:value="485987">
            <text:p>485987</text:p>
          </table:table-cell>
          <table:table-cell office:value-type="float" office:value="481625">
            <text:p>481625</text:p>
          </table:table-cell>
          <table:table-cell office:value-type="float" office:value="132704">
            <text:p>132704</text:p>
          </table:table-cell>
          <table:table-cell office:value-type="float" office:value="485994">
            <text:p>485994</text:p>
          </table:table-cell>
          <table:table-cell office:value-type="float" office:value="1">
            <text:p>1</text:p>
          </table:table-cell>
          <table:table-cell office:value-type="float" office:value="408737">
            <text:p>408737</text:p>
          </table:table-cell>
          <table:table-cell office:value-type="float" office:value="8">
            <text:p>8</text:p>
          </table:table-cell>
          <table:table-cell office:value-type="float" office:value="5348320">
            <text:p>5348320</text:p>
          </table:table-cell>
          <table:table-cell office:value-type="float" office:value="8740">
            <text:p>8740</text:p>
          </table:table-cell>
          <table:table-cell office:value-type="float" office:value="458740">
            <text:p>458740</text:p>
          </table:table-cell>
          <table:table-cell office:value-type="float" office:value="348320">
            <text:p>34832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4001035">
            <text:p>4001035</text:p>
          </table:table-cell>
          <table:table-cell table:style-name="ce2" office:value-type="string">
            <text:p>204867</text:p>
          </table:table-cell>
          <table:table-cell office:value-type="float" office:value="90">
            <text:p>90</text:p>
          </table:table-cell>
          <table:table-cell office:value-type="string">
            <text:p>Pramerdorf</text:p>
          </table:table-cell>
          <table:table-cell office:value-type="string">
            <text:p>Pram</text:p>
          </table:table-cell>
          <table:table-cell office:value-type="string">
            <text:p>Oberösterreich</text:p>
          </table:table-cell>
          <table:table-cell office:value-type="string">
            <text:p>Schärding</text:p>
          </table:table-cell>
          <table:table-cell table:formula="of:=LEFT([.Z116];2)+(RIGHT(LEFT([.Z116];4);2)*60+RIGHT([.Z116];2))/3600" office:value-type="float" office:value="48.4316666666667">
            <text:p>48.4316666667</text:p>
          </table:table-cell>
          <table:table-cell table:formula="of:=LEFT([.AA116];2)+(RIGHT(LEFT([.AA116];4);2)*60+RIGHT([.AA116];2))/3600" office:value-type="float" office:value="13.4633333333333">
            <text:p>13.4633333333</text:p>
          </table:table-cell>
          <table:table-cell table:style-name="ce7"/>
          <table:table-cell table:number-columns-repeated="11"/>
          <table:table-cell office:value-type="string">
            <text:p>http://www2.land-oberoesterreich.gv.at/internethydro/Online/Start.jsp?station=15</text:p>
          </table:table-cell>
          <table:table-cell office:value-type="float" office:value="409617">
            <text:p>409617</text:p>
          </table:table-cell>
          <table:table-cell office:value-type="float" office:value="503557">
            <text:p>503557</text:p>
          </table:table-cell>
          <table:table-cell office:value-type="float" office:value="482554">
            <text:p>482554</text:p>
          </table:table-cell>
          <table:table-cell office:value-type="float" office:value="132748">
            <text:p>132748</text:p>
          </table:table-cell>
          <table:table-cell office:value-type="float" office:value="503570">
            <text:p>503570</text:p>
          </table:table-cell>
          <table:table-cell office:value-type="float" office:value="3">
            <text:p>3</text:p>
          </table:table-cell>
          <table:table-cell office:value-type="float" office:value="409608">
            <text:p>409608</text:p>
          </table:table-cell>
          <table:table-cell office:value-type="float" office:value="5365900">
            <text:p>5365900</text:p>
          </table:table-cell>
          <table:table-cell office:value-type="float" office:value="9610">
            <text:p>9610</text:p>
          </table:table-cell>
          <table:table-cell office:value-type="float" office:value="459610">
            <text:p>459610</text:p>
          </table:table-cell>
          <table:table-cell office:value-type="float" office:value="365900">
            <text:p>365900</text:p>
          </table:table-cell>
          <table:table-cell office:value-type="float" office:value="31">
            <text:p>31</text:p>
          </table:table-cell>
          <table:table-cell table:number-columns-repeated="976"/>
        </table:table-row>
        <table:table-row table:style-name="ro1">
          <table:table-cell/>
          <table:table-cell office:value-type="float" office:value="2001020">
            <text:p>2001020</text:p>
          </table:table-cell>
          <table:table-cell table:style-name="ce2" office:value-type="string">
            <text:p>212530</text:p>
          </table:table-cell>
          <table:table-cell office:value-type="float" office:value="9">
            <text:p>9</text:p>
          </table:table-cell>
          <table:table-cell office:value-type="string">
            <text:p>Spittal - Fasan</text:p>
          </table:table-cell>
          <table:table-cell office:value-type="string">
            <text:p>Lieser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Z117];2)+(RIGHT(LEFT([.Z117];4);2)*60+RIGHT([.Z117];2))/3600" office:value-type="float" office:value="46.8077777777778">
            <text:p>46.8077777778</text:p>
          </table:table-cell>
          <table:table-cell table:formula="of:=LEFT([.AA117];2)+(RIGHT(LEFT([.AA117];4);2)*60+RIGHT([.AA117];2))/3600" office:value-type="float" office:value="13.4955555555556">
            <text:p>13.4955555556</text:p>
          </table:table-cell>
          <table:table-cell table:style-name="ce7"/>
          <table:table-cell table:number-columns-repeated="2"/>
          <table:table-cell table:style-name="ce2" office:value-type="string">
            <text:p>4.32</text:p>
          </table:table-cell>
          <table:table-cell table:style-name="ce2" office:value-type="string">
            <text:p>17.50</text:p>
          </table:table-cell>
          <table:table-cell table:style-name="ce2" office:value-type="string">
            <text:p>125</text:p>
          </table:table-cell>
          <table:table-cell/>
          <table:table-cell table:style-name="ce2" office:value-type="string">
            <text:p>230</text:p>
          </table:table-cell>
          <table:table-cell table:style-name="ce2" office:value-type="string">
            <text:p>290</text:p>
          </table:table-cell>
          <table:table-cell table:style-name="ce2" office:value-type="string">
            <text:p>385</text:p>
          </table:table-cell>
          <table:table-cell table:style-name="ce2" office:value-type="string">
            <text:p>500</text:p>
          </table:table-cell>
          <table:table-cell table:style-name="ce2" office:value-type="string">
            <text:p>920</text:p>
          </table:table-cell>
          <table:table-cell office:value-type="string">
            <text:p>http://info.ktn.gv.at/asp/hydro/daten/Fasan_dia1_Q.gif</text:p>
          </table:table-cell>
          <table:table-cell office:value-type="float" office:value="412377">
            <text:p>412377</text:p>
          </table:table-cell>
          <table:table-cell office:value-type="float" office:value="323088">
            <text:p>323088</text:p>
          </table:table-cell>
          <table:table-cell office:value-type="float" office:value="464828">
            <text:p>464828</text:p>
          </table:table-cell>
          <table:table-cell office:value-type="float" office:value="132944">
            <text:p>132944</text:p>
          </table:table-cell>
          <table:table-cell office:value-type="float" office:value="323088">
            <text:p>323088</text:p>
          </table:table-cell>
          <table:table-cell office:value-type="float" office:value="412377">
            <text:p>412377</text:p>
          </table:table-cell>
          <table:table-cell office:value-type="float" office:value="5185362">
            <text:p>5185362</text:p>
          </table:table-cell>
          <table:table-cell office:value-type="float" office:value="24">
            <text:p>24</text:p>
          </table:table-cell>
          <table:table-cell office:value-type="float" office:value="12380">
            <text:p>12380</text:p>
          </table:table-cell>
          <table:table-cell office:value-type="float" office:value="3">
            <text:p>3</text:p>
          </table:table-cell>
          <table:table-cell office:value-type="float" office:value="462380">
            <text:p>462380</text:p>
          </table:table-cell>
          <table:table-cell office:value-type="float" office:value="3">
            <text:p>3</text:p>
          </table:table-cell>
          <table:table-cell office:value-type="float" office:value="185362">
            <text:p>185362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10001019">
            <text:p>10001019</text:p>
          </table:table-cell>
          <table:table-cell table:style-name="ce2" office:value-type="string">
            <text:p>207019</text:p>
          </table:table-cell>
          <table:table-cell office:value-type="float" office:value="223">
            <text:p>223</text:p>
          </table:table-cell>
          <table:table-cell office:value-type="string">
            <text:p>Achleiten</text:p>
          </table:table-cell>
          <table:table-cell office:value-type="string">
            <text:p>Donau</text:p>
          </table:table-cell>
          <table:table-cell office:value-type="string">
            <text:p>viaDonau</text:p>
          </table:table-cell>
          <table:table-cell office:value-type="string">
            <text:p>Schärding</text:p>
          </table:table-cell>
          <table:table-cell table:formula="of:=LEFT([.Z118];2)+(RIGHT(LEFT([.Z118];4);2)*60+RIGHT([.Z118];2))/3600" office:value-type="float" office:value="48.5825">
            <text:p>48.5825</text:p>
          </table:table-cell>
          <table:table-cell table:formula="of:=LEFT([.AA118];2)+(RIGHT(LEFT([.AA118];4);2)*60+RIGHT([.AA118];2))/3600" office:value-type="float" office:value="13.5041666666667">
            <text:p>13.5041666667</text:p>
          </table:table-cell>
          <table:table-cell table:style-name="ce7"/>
          <table:table-cell table:number-columns-repeated="11"/>
          <table:table-cell office:value-type="string">
            <text:p>http://www2.land-oberoesterreich.gv.at/internethydro/Online/Start.jsp?station=1</text:p>
          </table:table-cell>
          <table:table-cell office:value-type="float" office:value="412601">
            <text:p>412601</text:p>
          </table:table-cell>
          <table:table-cell office:value-type="float" office:value="520423">
            <text:p>520423</text:p>
          </table:table-cell>
          <table:table-cell office:value-type="float" office:value="483457">
            <text:p>483457</text:p>
          </table:table-cell>
          <table:table-cell office:value-type="float" office:value="133015">
            <text:p>133015</text:p>
          </table:table-cell>
          <table:table-cell office:value-type="float" office:value="520343">
            <text:p>520343</text:p>
          </table:table-cell>
          <table:table-cell office:value-type="float" office:value="6">
            <text:p>6</text:p>
          </table:table-cell>
          <table:table-cell office:value-type="float" office:value="412595">
            <text:p>412595</text:p>
          </table:table-cell>
          <table:table-cell office:value-type="float" office:value="9">
            <text:p>9</text:p>
          </table:table-cell>
          <table:table-cell office:value-type="float" office:value="5382676">
            <text:p>5382676</text:p>
          </table:table-cell>
          <table:table-cell office:value-type="float" office:value="12596">
            <text:p>12596</text:p>
          </table:table-cell>
          <table:table-cell office:value-type="float" office:value="98">
            <text:p>98</text:p>
          </table:table-cell>
          <table:table-cell office:value-type="float" office:value="462597">
            <text:p>462597</text:p>
          </table:table-cell>
          <table:table-cell office:value-type="float" office:value="13">
            <text:p>13</text:p>
          </table:table-cell>
          <table:table-cell office:value-type="float" office:value="382676">
            <text:p>382676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table:number-columns-repeated="972"/>
        </table:table-row>
        <table:table-row table:style-name="ro1">
          <table:table-cell/>
          <table:table-cell office:value-type="float" office:value="2001077">
            <text:p>2001077</text:p>
          </table:table-cell>
          <table:table-cell table:style-name="ce2" office:value-type="string">
            <text:p>213215</text:p>
          </table:table-cell>
          <table:table-cell office:value-type="float" office:value="30">
            <text:p>30</text:p>
          </table:table-cell>
          <table:table-cell office:value-type="string">
            <text:p>Amlach</text:p>
          </table:table-cell>
          <table:table-cell office:value-type="string">
            <text:p>Drau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Z119];2)+(RIGHT(LEFT([.Z119];4);2)*60+RIGHT([.Z119];2))/3600" office:value-type="float" office:value="46.7744444444444">
            <text:p>46.7744444444</text:p>
          </table:table-cell>
          <table:table-cell table:formula="of:=LEFT([.AA119];2)+(RIGHT(LEFT([.AA119];4);2)*60+RIGHT([.AA119];2))/3600" office:value-type="float" office:value="13.5238888888889">
            <text:p>13.5238888889</text:p>
          </table:table-cell>
          <table:table-cell table:style-name="ce7"/>
          <table:table-cell table:number-columns-repeated="2"/>
          <table:table-cell table:style-name="ce2" office:value-type="string">
            <text:p>35.00</text:p>
          </table:table-cell>
          <table:table-cell table:style-name="ce2" office:value-type="string">
            <text:p>128.00</text:p>
          </table:table-cell>
          <table:table-cell table:style-name="ce2" office:value-type="string">
            <text:p>585</text:p>
          </table:table-cell>
          <table:table-cell/>
          <table:table-cell table:style-name="ce2" office:value-type="string">
            <text:p>840</text:p>
          </table:table-cell>
          <table:table-cell table:style-name="ce2" office:value-type="string">
            <text:p>955</text:p>
          </table:table-cell>
          <table:table-cell table:style-name="ce2" office:value-type="string">
            <text:p>1140</text:p>
          </table:table-cell>
          <table:table-cell table:style-name="ce2" office:value-type="string">
            <text:p>1340</text:p>
          </table:table-cell>
          <table:table-cell/>
          <table:table-cell office:value-type="string">
            <text:p>http://info.ktn.gv.at/asp/hydro/daten/QP_Amlach.gif</text:p>
          </table:table-cell>
          <table:table-cell office:value-type="float" office:value="414548">
            <text:p>414548</text:p>
          </table:table-cell>
          <table:table-cell office:value-type="float" office:value="319390">
            <text:p>319390</text:p>
          </table:table-cell>
          <table:table-cell office:value-type="float" office:value="464628">
            <text:p>464628</text:p>
          </table:table-cell>
          <table:table-cell office:value-type="float" office:value="133126">
            <text:p>133126</text:p>
          </table:table-cell>
          <table:table-cell office:value-type="float" office:value="319389">
            <text:p>319389</text:p>
          </table:table-cell>
          <table:table-cell office:value-type="float" office:value="5">
            <text:p>5</text:p>
          </table:table-cell>
          <table:table-cell office:value-type="float" office:value="414548">
            <text:p>414548</text:p>
          </table:table-cell>
          <table:table-cell office:value-type="float" office:value="2">
            <text:p>2</text:p>
          </table:table-cell>
          <table:table-cell office:value-type="float" office:value="5181662">
            <text:p>5181662</text:p>
          </table:table-cell>
          <table:table-cell office:value-type="float" office:value="69">
            <text:p>69</text:p>
          </table:table-cell>
          <table:table-cell office:value-type="float" office:value="14551">
            <text:p>14551</text:p>
          </table:table-cell>
          <table:table-cell office:value-type="float" office:value="98">
            <text:p>98</text:p>
          </table:table-cell>
          <table:table-cell office:value-type="float" office:value="464551">
            <text:p>464551</text:p>
          </table:table-cell>
          <table:table-cell office:value-type="float" office:value="98">
            <text:p>98</text:p>
          </table:table-cell>
          <table:table-cell office:value-type="float" office:value="181662">
            <text:p>181662</text:p>
          </table:table-cell>
          <table:table-cell office:value-type="float" office:value="69">
            <text:p>69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2001017">
            <text:p>2001017</text:p>
          </table:table-cell>
          <table:table-cell table:style-name="ce2" office:value-type="string">
            <text:p>212498</text:p>
          </table:table-cell>
          <table:table-cell office:value-type="float" office:value="7">
            <text:p>7</text:p>
          </table:table-cell>
          <table:table-cell office:value-type="string">
            <text:p>Sandriesen</text:p>
          </table:table-cell>
          <table:table-cell office:value-type="string">
            <text:p>Malta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Z120];2)+(RIGHT(LEFT([.Z120];4);2)*60+RIGHT([.Z120];2))/3600" office:value-type="float" office:value="46.9125">
            <text:p>46.9125</text:p>
          </table:table-cell>
          <table:table-cell table:formula="of:=LEFT([.AA120];2)+(RIGHT(LEFT([.AA120];4);2)*60+RIGHT([.AA120];2))/3600" office:value-type="float" office:value="13.5333333333333">
            <text:p>13.5333333333</text:p>
          </table:table-cell>
          <table:table-cell table:style-name="ce7"/>
          <table:table-cell table:number-columns-repeated="2"/>
          <table:table-cell table:style-name="ce2" office:value-type="string">
            <text:p>0.72</text:p>
          </table:table-cell>
          <table:table-cell table:style-name="ce2" office:value-type="string">
            <text:p>3.50</text:p>
          </table:table-cell>
          <table:table-cell table:style-name="ce2" office:value-type="string">
            <text:p>52</text:p>
          </table:table-cell>
          <table:table-cell/>
          <table:table-cell table:style-name="ce2" office:value-type="string">
            <text:p>110</text:p>
          </table:table-cell>
          <table:table-cell table:style-name="ce2" office:value-type="string">
            <text:p>140</text:p>
          </table:table-cell>
          <table:table-cell table:style-name="ce2" office:value-type="string">
            <text:p>205</text:p>
          </table:table-cell>
          <table:table-cell table:style-name="ce2" office:value-type="string">
            <text:p>275</text:p>
          </table:table-cell>
          <table:table-cell table:style-name="ce2" office:value-type="string">
            <text:p>580</text:p>
          </table:table-cell>
          <table:table-cell office:value-type="string">
            <text:p>http://info.ktn.gv.at/asp/hydro/daten/Sandriesen_dia1_Q.gif</text:p>
          </table:table-cell>
          <table:table-cell office:value-type="float" office:value="415230">
            <text:p>415230</text:p>
          </table:table-cell>
          <table:table-cell office:value-type="float" office:value="334733">
            <text:p>334733</text:p>
          </table:table-cell>
          <table:table-cell office:value-type="float" office:value="465445">
            <text:p>465445</text:p>
          </table:table-cell>
          <table:table-cell office:value-type="float" office:value="133200">
            <text:p>133200</text:p>
          </table:table-cell>
          <table:table-cell office:value-type="float" office:value="334732">
            <text:p>334732</text:p>
          </table:table-cell>
          <table:table-cell office:value-type="float" office:value="82">
            <text:p>82</text:p>
          </table:table-cell>
          <table:table-cell office:value-type="float" office:value="415229">
            <text:p>415229</text:p>
          </table:table-cell>
          <table:table-cell office:value-type="float" office:value="78">
            <text:p>78</text:p>
          </table:table-cell>
          <table:table-cell office:value-type="float" office:value="5197010">
            <text:p>5197010</text:p>
          </table:table-cell>
          <table:table-cell office:value-type="float" office:value="26">
            <text:p>26</text:p>
          </table:table-cell>
          <table:table-cell office:value-type="float" office:value="15234">
            <text:p>15234</text:p>
          </table:table-cell>
          <table:table-cell office:value-type="float" office:value="17">
            <text:p>17</text:p>
          </table:table-cell>
          <table:table-cell office:value-type="float" office:value="465234">
            <text:p>465234</text:p>
          </table:table-cell>
          <table:table-cell office:value-type="float" office:value="17">
            <text:p>17</text:p>
          </table:table-cell>
          <table:table-cell office:value-type="float" office:value="197010">
            <text:p>197010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2001011">
            <text:p>2001011</text:p>
          </table:table-cell>
          <table:table-cell table:style-name="ce2" office:value-type="string">
            <text:p>212431</text:p>
          </table:table-cell>
          <table:table-cell office:value-type="float" office:value="6">
            <text:p>6</text:p>
          </table:table-cell>
          <table:table-cell office:value-type="string">
            <text:p>Gmünd-Lieser</text:p>
          </table:table-cell>
          <table:table-cell office:value-type="string">
            <text:p>Lieser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Z121];2)+(RIGHT(LEFT([.Z121];4);2)*60+RIGHT([.Z121];2))/3600" office:value-type="float" office:value="46.9058333333333">
            <text:p>46.9058333333</text:p>
          </table:table-cell>
          <table:table-cell table:formula="of:=LEFT([.AA121];2)+(RIGHT(LEFT([.AA121];4);2)*60+RIGHT([.AA121];2))/3600" office:value-type="float" office:value="13.5372222222222">
            <text:p>13.5372222222</text:p>
          </table:table-cell>
          <table:table-cell table:style-name="ce7"/>
          <table:table-cell table:number-columns-repeated="2"/>
          <table:table-cell table:style-name="ce2" office:value-type="string">
            <text:p>1.52</text:p>
          </table:table-cell>
          <table:table-cell table:style-name="ce2" office:value-type="string">
            <text:p>6.53</text:p>
          </table:table-cell>
          <table:table-cell table:style-name="ce2" office:value-type="string">
            <text:p>44</text:p>
          </table:table-cell>
          <table:table-cell/>
          <table:table-cell table:style-name="ce2" office:value-type="string">
            <text:p>97</text:p>
          </table:table-cell>
          <table:table-cell table:style-name="ce2" office:value-type="string">
            <text:p>130</text:p>
          </table:table-cell>
          <table:table-cell table:style-name="ce2" office:value-type="string">
            <text:p>195</text:p>
          </table:table-cell>
          <table:table-cell table:style-name="ce2" office:value-type="string">
            <text:p>280</text:p>
          </table:table-cell>
          <table:table-cell table:style-name="ce2" office:value-type="string">
            <text:p>560</text:p>
          </table:table-cell>
          <table:table-cell office:value-type="string">
            <text:p>http://info.ktn.gv.at/asp/hydro/daten/QP_GmuendLieser.gif</text:p>
          </table:table-cell>
          <table:table-cell office:value-type="float" office:value="415528">
            <text:p>415528</text:p>
          </table:table-cell>
          <table:table-cell office:value-type="float" office:value="333993">
            <text:p>333993</text:p>
          </table:table-cell>
          <table:table-cell office:value-type="float" office:value="465421">
            <text:p>465421</text:p>
          </table:table-cell>
          <table:table-cell office:value-type="float" office:value="133214">
            <text:p>133214</text:p>
          </table:table-cell>
          <table:table-cell office:value-type="float" office:value="333992">
            <text:p>333992</text:p>
          </table:table-cell>
          <table:table-cell office:value-type="float" office:value="6">
            <text:p>6</text:p>
          </table:table-cell>
          <table:table-cell office:value-type="float" office:value="415527">
            <text:p>415527</text:p>
          </table:table-cell>
          <table:table-cell office:value-type="float" office:value="8">
            <text:p>8</text:p>
          </table:table-cell>
          <table:table-cell office:value-type="float" office:value="5196269">
            <text:p>5196269</text:p>
          </table:table-cell>
          <table:table-cell office:value-type="float" office:value="81">
            <text:p>81</text:p>
          </table:table-cell>
          <table:table-cell office:value-type="float" office:value="15532">
            <text:p>15532</text:p>
          </table:table-cell>
          <table:table-cell office:value-type="float" office:value="25">
            <text:p>25</text:p>
          </table:table-cell>
          <table:table-cell office:value-type="float" office:value="465532">
            <text:p>465532</text:p>
          </table:table-cell>
          <table:table-cell office:value-type="float" office:value="25">
            <text:p>25</text:p>
          </table:table-cell>
          <table:table-cell office:value-type="float" office:value="196269">
            <text:p>196269</text:p>
          </table:table-cell>
          <table:table-cell office:value-type="float" office:value="81">
            <text:p>81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2001018">
            <text:p>2001018</text:p>
          </table:table-cell>
          <table:table-cell table:style-name="ce2" office:value-type="string">
            <text:p>212514</text:p>
          </table:table-cell>
          <table:table-cell office:value-type="float" office:value="8">
            <text:p>8</text:p>
          </table:table-cell>
          <table:table-cell office:value-type="string">
            <text:p>Millstatt</text:p>
          </table:table-cell>
          <table:table-cell office:value-type="string">
            <text:p>Millstätter See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Z122];2)+(RIGHT(LEFT([.Z122];4);2)*60+RIGHT([.Z122];2))/3600" office:value-type="float" office:value="46.8008333333333">
            <text:p>46.8008333333</text:p>
          </table:table-cell>
          <table:table-cell table:formula="of:=LEFT([.AA122];2)+(RIGHT(LEFT([.AA122];4);2)*60+RIGHT([.AA122];2))/3600" office:value-type="float" office:value="13.5741666666667">
            <text:p>13.5741666667</text:p>
          </table:table-cell>
          <table:table-cell table:style-name="ce7"/>
          <table:table-cell table:number-columns-repeated="2"/>
          <table:table-cell table:style-name="ce2" office:value-type="string">
            <text:p>116.00</text:p>
          </table:table-cell>
          <table:table-cell table:style-name="ce2" office:value-type="string">
            <text:p>132.00</text:p>
          </table:table-cell>
          <table:table-cell table:style-name="ce2" office:value-type="string">
            <text:p>157</text:p>
          </table:table-cell>
          <table:table-cell table:style-name="ce2" office:value-type="string">
            <text:p>164</text:p>
          </table:table-cell>
          <table:table-cell table:style-name="ce2" office:value-type="string">
            <text:p>170</text:p>
          </table:table-cell>
          <table:table-cell table:style-name="ce2" office:value-type="string">
            <text:p>176</text:p>
          </table:table-cell>
          <table:table-cell table:style-name="ce2" office:value-type="string">
            <text:p>186</text:p>
          </table:table-cell>
          <table:table-cell table:style-name="ce2" office:value-type="string">
            <text:p>197</text:p>
          </table:table-cell>
          <table:table-cell/>
          <table:table-cell office:value-type="string">
            <text:p>http://info.ktn.gv.at/asp/hydro/daten/Millstaettersee_dia5.gif</text:p>
          </table:table-cell>
          <table:table-cell office:value-type="float" office:value="418378">
            <text:p>418378</text:p>
          </table:table-cell>
          <table:table-cell office:value-type="float" office:value="322333">
            <text:p>322333</text:p>
          </table:table-cell>
          <table:table-cell office:value-type="float" office:value="464803">
            <text:p>464803</text:p>
          </table:table-cell>
          <table:table-cell office:value-type="float" office:value="133427">
            <text:p>133427</text:p>
          </table:table-cell>
          <table:table-cell office:value-type="float" office:value="322332">
            <text:p>322332</text:p>
          </table:table-cell>
          <table:table-cell office:value-type="float" office:value="9">
            <text:p>9</text:p>
          </table:table-cell>
          <table:table-cell office:value-type="float" office:value="418377">
            <text:p>418377</text:p>
          </table:table-cell>
          <table:table-cell office:value-type="float" office:value="6">
            <text:p>6</text:p>
          </table:table-cell>
          <table:table-cell office:value-type="float" office:value="5184606">
            <text:p>5184606</text:p>
          </table:table-cell>
          <table:table-cell office:value-type="float" office:value="76">
            <text:p>76</text:p>
          </table:table-cell>
          <table:table-cell office:value-type="float" office:value="18382">
            <text:p>18382</text:p>
          </table:table-cell>
          <table:table-cell office:value-type="float" office:value="5">
            <text:p>5</text:p>
          </table:table-cell>
          <table:table-cell office:value-type="float" office:value="468382">
            <text:p>468382</text:p>
          </table:table-cell>
          <table:table-cell office:value-type="float" office:value="5">
            <text:p>5</text:p>
          </table:table-cell>
          <table:table-cell office:value-type="float" office:value="184606">
            <text:p>184606</text:p>
          </table:table-cell>
          <table:table-cell office:value-type="float" office:value="76">
            <text:p>76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2001038">
            <text:p>2001038</text:p>
          </table:table-cell>
          <table:table-cell table:style-name="ce2" office:value-type="string">
            <text:p>212753</text:p>
          </table:table-cell>
          <table:table-cell office:value-type="float" office:value="14">
            <text:p>14</text:p>
          </table:table-cell>
          <table:table-cell office:value-type="string">
            <text:p>Nötsch</text:p>
          </table:table-cell>
          <table:table-cell office:value-type="string">
            <text:p>Gail</text:p>
          </table:table-cell>
          <table:table-cell office:value-type="string">
            <text:p>Kärnten</text:p>
          </table:table-cell>
          <table:table-cell office:value-type="string">
            <text:p>Villach Land</text:p>
          </table:table-cell>
          <table:table-cell table:formula="of:=LEFT([.Z123];2)+(RIGHT(LEFT([.Z123];4);2)*60+RIGHT([.Z123];2))/3600" office:value-type="float" office:value="46.5819444444445">
            <text:p>46.5819444444</text:p>
          </table:table-cell>
          <table:table-cell table:formula="of:=LEFT([.AA123];2)+(RIGHT(LEFT([.AA123];4);2)*60+RIGHT([.AA123];2))/3600" office:value-type="float" office:value="13.6158333333333">
            <text:p>13.6158333333</text:p>
          </table:table-cell>
          <table:table-cell table:style-name="ce7"/>
          <table:table-cell table:number-columns-repeated="2"/>
          <table:table-cell table:style-name="ce2" office:value-type="string">
            <text:p>10</text:p>
          </table:table-cell>
          <table:table-cell table:style-name="ce2" office:value-type="string">
            <text:p>31.00</text:p>
          </table:table-cell>
          <table:table-cell table:style-name="ce2" office:value-type="string">
            <text:p>230</text:p>
          </table:table-cell>
          <table:table-cell/>
          <table:table-cell table:style-name="ce2" office:value-type="string">
            <text:p>385</text:p>
          </table:table-cell>
          <table:table-cell table:style-name="ce2" office:value-type="string">
            <text:p>440</text:p>
          </table:table-cell>
          <table:table-cell table:style-name="ce2" office:value-type="string">
            <text:p>540</text:p>
          </table:table-cell>
          <table:table-cell table:style-name="ce2" office:value-type="string">
            <text:p>650</text:p>
          </table:table-cell>
          <table:table-cell table:style-name="ce2" office:value-type="string">
            <text:p>1100</text:p>
          </table:table-cell>
          <table:table-cell office:value-type="string">
            <text:p>http://info.ktn.gv.at/asp/hydro/daten/QP_Noetsch.gif</text:p>
          </table:table-cell>
          <table:table-cell office:value-type="float" office:value="421646">
            <text:p>421646</text:p>
          </table:table-cell>
          <table:table-cell office:value-type="float" office:value="298019">
            <text:p>298019</text:p>
          </table:table-cell>
          <table:table-cell office:value-type="float" office:value="463455">
            <text:p>463455</text:p>
          </table:table-cell>
          <table:table-cell office:value-type="float" office:value="133657">
            <text:p>133657</text:p>
          </table:table-cell>
          <table:table-cell office:value-type="float" office:value="298019">
            <text:p>298019</text:p>
          </table:table-cell>
          <table:table-cell office:value-type="float" office:value="6">
            <text:p>6</text:p>
          </table:table-cell>
          <table:table-cell office:value-type="float" office:value="421645">
            <text:p>421645</text:p>
          </table:table-cell>
          <table:table-cell office:value-type="float" office:value="57">
            <text:p>57</text:p>
          </table:table-cell>
          <table:table-cell office:value-type="float" office:value="5160286">
            <text:p>5160286</text:p>
          </table:table-cell>
          <table:table-cell office:value-type="float" office:value="8">
            <text:p>8</text:p>
          </table:table-cell>
          <table:table-cell office:value-type="float" office:value="21650">
            <text:p>21650</text:p>
          </table:table-cell>
          <table:table-cell office:value-type="float" office:value="1">
            <text:p>1</text:p>
          </table:table-cell>
          <table:table-cell office:value-type="float" office:value="471650">
            <text:p>471650</text:p>
          </table:table-cell>
          <table:table-cell office:value-type="float" office:value="1">
            <text:p>1</text:p>
          </table:table-cell>
          <table:table-cell office:value-type="float" office:value="160286">
            <text:p>160286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2001039">
            <text:p>2001039</text:p>
          </table:table-cell>
          <table:table-cell table:style-name="ce2" office:value-type="string">
            <text:p>212761</text:p>
          </table:table-cell>
          <table:table-cell office:value-type="float" office:value="15">
            <text:p>15</text:p>
          </table:table-cell>
          <table:table-cell office:value-type="string">
            <text:p>Thörl</text:p>
          </table:table-cell>
          <table:table-cell office:value-type="string">
            <text:p>Gailitz</text:p>
          </table:table-cell>
          <table:table-cell office:value-type="string">
            <text:p>Kärnten</text:p>
          </table:table-cell>
          <table:table-cell office:value-type="string">
            <text:p>Villach Land</text:p>
          </table:table-cell>
          <table:table-cell table:formula="of:=LEFT([.Z124];2)+(RIGHT(LEFT([.Z124];4);2)*60+RIGHT([.Z124];2))/3600" office:value-type="float" office:value="46.5386111111111">
            <text:p>46.5386111111</text:p>
          </table:table-cell>
          <table:table-cell table:formula="of:=LEFT([.AA124];2)+(RIGHT(LEFT([.AA124];4);2)*60+RIGHT([.AA124];2))/3600" office:value-type="float" office:value="13.65">
            <text:p>13.65</text:p>
          </table:table-cell>
          <table:table-cell table:style-name="ce7"/>
          <table:table-cell table:number-columns-repeated="2"/>
          <table:table-cell table:style-name="ce2" office:value-type="string">
            <text:p>1.09</text:p>
          </table:table-cell>
          <table:table-cell table:style-name="ce2" office:value-type="string">
            <text:p>7.81</text:p>
          </table:table-cell>
          <table:table-cell table:style-name="ce2" office:value-type="string">
            <text:p>90</text:p>
          </table:table-cell>
          <table:table-cell/>
          <table:table-cell table:style-name="ce2" office:value-type="string">
            <text:p>170</text:p>
          </table:table-cell>
          <table:table-cell table:style-name="ce2" office:value-type="string">
            <text:p>215</text:p>
          </table:table-cell>
          <table:table-cell table:style-name="ce2" office:value-type="string">
            <text:p>300</text:p>
          </table:table-cell>
          <table:table-cell table:style-name="ce2" office:value-type="string">
            <text:p>400</text:p>
          </table:table-cell>
          <table:table-cell table:style-name="ce2" office:value-type="string">
            <text:p>850</text:p>
          </table:table-cell>
          <table:table-cell office:value-type="string">
            <text:p>http://info.ktn.gv.at/asp/hydro/daten/QP_Thoerl.gif</text:p>
          </table:table-cell>
          <table:table-cell office:value-type="float" office:value="424283">
            <text:p>424283</text:p>
          </table:table-cell>
          <table:table-cell office:value-type="float" office:value="293214">
            <text:p>293214</text:p>
          </table:table-cell>
          <table:table-cell office:value-type="float" office:value="463219">
            <text:p>463219</text:p>
          </table:table-cell>
          <table:table-cell office:value-type="float" office:value="133900">
            <text:p>133900</text:p>
          </table:table-cell>
          <table:table-cell office:value-type="float" office:value="293214">
            <text:p>293214</text:p>
          </table:table-cell>
          <table:table-cell office:value-type="float" office:value="14">
            <text:p>14</text:p>
          </table:table-cell>
          <table:table-cell office:value-type="float" office:value="424283">
            <text:p>424283</text:p>
          </table:table-cell>
          <table:table-cell office:value-type="float" office:value="13">
            <text:p>13</text:p>
          </table:table-cell>
          <table:table-cell office:value-type="float" office:value="5155480">
            <text:p>5155480</text:p>
          </table:table-cell>
          <table:table-cell office:value-type="float" office:value="7">
            <text:p>7</text:p>
          </table:table-cell>
          <table:table-cell office:value-type="float" office:value="24287">
            <text:p>24287</text:p>
          </table:table-cell>
          <table:table-cell office:value-type="float" office:value="9">
            <text:p>9</text:p>
          </table:table-cell>
          <table:table-cell office:value-type="float" office:value="474287">
            <text:p>474287</text:p>
          </table:table-cell>
          <table:table-cell office:value-type="float" office:value="9">
            <text:p>9</text:p>
          </table:table-cell>
          <table:table-cell office:value-type="float" office:value="155480">
            <text:p>155480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4001088">
            <text:p>4001088</text:p>
          </table:table-cell>
          <table:table-cell table:style-name="ce2" office:value-type="string">
            <text:p>205419</text:p>
          </table:table-cell>
          <table:table-cell office:value-type="float" office:value="91">
            <text:p>91</text:p>
          </table:table-cell>
          <table:table-cell office:value-type="string">
            <text:p>Vöcklabruck</text:p>
          </table:table-cell>
          <table:table-cell office:value-type="string">
            <text:p>Vöckla</text:p>
          </table:table-cell>
          <table:table-cell office:value-type="string">
            <text:p>Oberösterreich</text:p>
          </table:table-cell>
          <table:table-cell office:value-type="string">
            <text:p>Vöcklabruck</text:p>
          </table:table-cell>
          <table:table-cell table:formula="of:=LEFT([.Z125];2)+(RIGHT(LEFT([.Z125];4);2)*60+RIGHT([.Z125];2))/3600" office:value-type="float" office:value="48.0097222222222">
            <text:p>48.0097222222</text:p>
          </table:table-cell>
          <table:table-cell table:formula="of:=LEFT([.AA125];2)+(RIGHT(LEFT([.AA125];4);2)*60+RIGHT([.AA125];2))/3600" office:value-type="float" office:value="13.6594444444444">
            <text:p>13.6594444444</text:p>
          </table:table-cell>
          <table:table-cell table:style-name="ce7"/>
          <table:table-cell table:number-columns-repeated="11"/>
          <table:table-cell office:value-type="string">
            <text:p>http://www2.land-oberoesterreich.gv.at/internethydro/Online/Start.jsp?station=10</text:p>
          </table:table-cell>
          <table:table-cell office:value-type="float" office:value="424300">
            <text:p>424300</text:p>
          </table:table-cell>
          <table:table-cell office:value-type="float" office:value="456761">
            <text:p>456761</text:p>
          </table:table-cell>
          <table:table-cell office:value-type="float" office:value="480035">
            <text:p>480035</text:p>
          </table:table-cell>
          <table:table-cell office:value-type="float" office:value="133934">
            <text:p>133934</text:p>
          </table:table-cell>
          <table:table-cell office:value-type="float" office:value="456752">
            <text:p>456752</text:p>
          </table:table-cell>
          <table:table-cell office:value-type="float" office:value="2">
            <text:p>2</text:p>
          </table:table-cell>
          <table:table-cell office:value-type="float" office:value="424302">
            <text:p>424302</text:p>
          </table:table-cell>
          <table:table-cell office:value-type="float" office:value="7">
            <text:p>7</text:p>
          </table:table-cell>
          <table:table-cell office:value-type="float" office:value="5319070">
            <text:p>5319070</text:p>
          </table:table-cell>
          <table:table-cell office:value-type="float" office:value="24310">
            <text:p>24310</text:p>
          </table:table-cell>
          <table:table-cell office:value-type="float" office:value="474310">
            <text:p>474310</text:p>
          </table:table-cell>
          <table:table-cell office:value-type="float" office:value="319070">
            <text:p>31907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6001015">
            <text:p>6001015</text:p>
          </table:table-cell>
          <table:table-cell table:style-name="ce2" office:value-type="string">
            <text:p>210641</text:p>
          </table:table-cell>
          <table:table-cell office:value-type="float" office:value="127">
            <text:p>127</text:p>
          </table:table-cell>
          <table:table-cell office:value-type="string">
            <text:p>Schladming</text:p>
          </table:table-cell>
          <table:table-cell office:value-type="string">
            <text:p>Enns</text:p>
          </table:table-cell>
          <table:table-cell office:value-type="string">
            <text:p>Steiermark</text:p>
          </table:table-cell>
          <table:table-cell office:value-type="string">
            <text:p>Liezen</text:p>
          </table:table-cell>
          <table:table-cell table:formula="of:=LEFT([.Z126];2)+(RIGHT(LEFT([.Z126];4);2)*60+RIGHT([.Z126];2))/3600" office:value-type="float" office:value="47.3977777777778">
            <text:p>47.3977777778</text:p>
          </table:table-cell>
          <table:table-cell table:formula="of:=LEFT([.AA126];2)+(RIGHT(LEFT([.AA126];4);2)*60+RIGHT([.AA126];2))/3600" office:value-type="float" office:value="13.6969444444444">
            <text:p>13.6969444444</text:p>
          </table:table-cell>
          <table:table-cell table:style-name="ce7"/>
          <table:table-cell table:number-columns-repeated="2"/>
          <table:table-cell table:style-name="ce2" office:value-type="string">
            <text:p>7.33</text:p>
          </table:table-cell>
          <table:table-cell table:style-name="ce2" office:value-type="string">
            <text:p>21.30</text:p>
          </table:table-cell>
          <table:table-cell table:style-name="ce2" office:value-type="string">
            <text:p>105</text:p>
          </table:table-cell>
          <table:table-cell/>
          <table:table-cell table:style-name="ce2" office:value-type="string">
            <text:p>145</text:p>
          </table:table-cell>
          <table:table-cell table:style-name="ce2" office:value-type="string">
            <text:p>170</text:p>
          </table:table-cell>
          <table:table-cell table:style-name="ce2" office:value-type="string">
            <text:p>220</text:p>
          </table:table-cell>
          <table:table-cell table:style-name="ce2" office:value-type="string">
            <text:p>300</text:p>
          </table:table-cell>
          <table:table-cell/>
          <table:table-cell office:value-type="string">
            <text:p>http://app.hydrographie.steiermark.at/bilder/Internet_online/Source/Q1035.htm</text:p>
          </table:table-cell>
          <table:table-cell office:value-type="float" office:value="427438">
            <text:p>427438</text:p>
          </table:table-cell>
          <table:table-cell office:value-type="float" office:value="388713">
            <text:p>388713</text:p>
          </table:table-cell>
          <table:table-cell office:value-type="float" office:value="472352">
            <text:p>472352</text:p>
          </table:table-cell>
          <table:table-cell office:value-type="float" office:value="134149">
            <text:p>134149</text:p>
          </table:table-cell>
          <table:table-cell office:value-type="float" office:value="388713">
            <text:p>388713</text:p>
          </table:table-cell>
          <table:table-cell office:value-type="float" office:value="3">
            <text:p>3</text:p>
          </table:table-cell>
          <table:table-cell office:value-type="float" office:value="427438">
            <text:p>427438</text:p>
          </table:table-cell>
          <table:table-cell office:value-type="float" office:value="29">
            <text:p>29</text:p>
          </table:table-cell>
          <table:table-cell office:value-type="float" office:value="5254311">
            <text:p>5254311</text:p>
          </table:table-cell>
          <table:table-cell office:value-type="float" office:value="7">
            <text:p>7</text:p>
          </table:table-cell>
          <table:table-cell office:value-type="float" office:value="-198911">
            <text:p>-198911</text:p>
          </table:table-cell>
          <table:table-cell office:value-type="float" office:value="7">
            <text:p>7</text:p>
          </table:table-cell>
          <table:table-cell office:value-type="float" office:value="551088">
            <text:p>551088</text:p>
          </table:table-cell>
          <table:table-cell office:value-type="float" office:value="3">
            <text:p>3</text:p>
          </table:table-cell>
          <table:table-cell office:value-type="float" office:value="254311">
            <text:p>254311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5001074">
            <text:p>5001074</text:p>
          </table:table-cell>
          <table:table-cell table:style-name="ce2" office:value-type="string">
            <text:p>203794</text:p>
          </table:table-cell>
          <table:table-cell office:value-type="float" office:value="121">
            <text:p>121</text:p>
          </table:table-cell>
          <table:table-cell office:value-type="string">
            <text:p>Mörtelsdorf</text:p>
          </table:table-cell>
          <table:table-cell office:value-type="string">
            <text:p>Mur</text:p>
          </table:table-cell>
          <table:table-cell office:value-type="string">
            <text:p>Salzburg</text:p>
          </table:table-cell>
          <table:table-cell office:value-type="string">
            <text:p>Tamsweg</text:p>
          </table:table-cell>
          <table:table-cell table:formula="of:=LEFT([.Z127];2)+(RIGHT(LEFT([.Z127];4);2)*60+RIGHT([.Z127];2))/3600" office:value-type="float" office:value="47.1272222222222">
            <text:p>47.1272222222</text:p>
          </table:table-cell>
          <table:table-cell table:formula="of:=LEFT([.AA127];2)+(RIGHT(LEFT([.AA127];4);2)*60+RIGHT([.AA127];2))/3600" office:value-type="float" office:value="13.7888888888889">
            <text:p>13.7888888889</text:p>
          </table:table-cell>
          <table:table-cell table:style-name="ce7"/>
          <table:table-cell table:number-columns-repeated="2"/>
          <table:table-cell table:style-name="ce2" office:value-type="string">
            <text:p>2.22</text:p>
          </table:table-cell>
          <table:table-cell table:style-name="ce2" office:value-type="string">
            <text:p>9.14</text:p>
          </table:table-cell>
          <table:table-cell table:style-name="ce2" office:value-type="string">
            <text:p>45</text:p>
          </table:table-cell>
          <table:table-cell/>
          <table:table-cell table:style-name="ce2" office:value-type="string">
            <text:p>80</text:p>
          </table:table-cell>
          <table:table-cell table:style-name="ce2" office:value-type="string">
            <text:p>95</text:p>
          </table:table-cell>
          <table:table-cell table:style-name="ce2" office:value-type="string">
            <text:p>120</text:p>
          </table:table-cell>
          <table:table-cell table:style-name="ce2" office:value-type="string">
            <text:p>150</text:p>
          </table:table-cell>
          <table:table-cell/>
          <table:table-cell office:value-type="string">
            <text:p>http://www.salzburg.gv.at/wasserwirtschaft/6-64-seen/hdweb/stations/203794/station.html</text:p>
          </table:table-cell>
          <table:table-cell office:value-type="float" office:value="434539">
            <text:p>434539</text:p>
          </table:table-cell>
          <table:table-cell office:value-type="float" office:value="358686">
            <text:p>358686</text:p>
          </table:table-cell>
          <table:table-cell office:value-type="float" office:value="470738">
            <text:p>470738</text:p>
          </table:table-cell>
          <table:table-cell office:value-type="float" office:value="134720">
            <text:p>134720</text:p>
          </table:table-cell>
          <table:table-cell office:value-type="float" office:value="358685">
            <text:p>358685</text:p>
          </table:table-cell>
          <table:table-cell office:value-type="float" office:value="68">
            <text:p>68</text:p>
          </table:table-cell>
          <table:table-cell office:value-type="float" office:value="434539">
            <text:p>434539</text:p>
          </table:table-cell>
          <table:table-cell office:value-type="float" office:value="19">
            <text:p>19</text:p>
          </table:table-cell>
          <table:table-cell office:value-type="float" office:value="5220970">
            <text:p>5220970</text:p>
          </table:table-cell>
          <table:table-cell office:value-type="float" office:value="34550">
            <text:p>34550</text:p>
          </table:table-cell>
          <table:table-cell office:value-type="float" office:value="484550">
            <text:p>484550</text:p>
          </table:table-cell>
          <table:table-cell office:value-type="float" office:value="220970">
            <text:p>22097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4001154">
            <text:p>4001154</text:p>
          </table:table-cell>
          <table:table-cell table:style-name="ce2" office:value-type="string">
            <text:p>206128</text:p>
          </table:table-cell>
          <table:table-cell office:value-type="float" office:value="98">
            <text:p>98</text:p>
          </table:table-cell>
          <table:table-cell office:value-type="string">
            <text:p>Theresienthal (Gmunden)</text:p>
          </table:table-cell>
          <table:table-cell office:value-type="string">
            <text:p>Traun</text:p>
          </table:table-cell>
          <table:table-cell office:value-type="string">
            <text:p>Oberösterreich</text:p>
          </table:table-cell>
          <table:table-cell office:value-type="string">
            <text:p>Gmunden</text:p>
          </table:table-cell>
          <table:table-cell table:formula="of:=LEFT([.Z128];2)+(RIGHT(LEFT([.Z128];4);2)*60+RIGHT([.Z128];2))/3600" office:value-type="float" office:value="47.9363888888889">
            <text:p>47.9363888889</text:p>
          </table:table-cell>
          <table:table-cell table:formula="of:=LEFT([.AA128];2)+(RIGHT(LEFT([.AA128];4);2)*60+RIGHT([.AA128];2))/3600" office:value-type="float" office:value="13.8011111111111">
            <text:p>13.8011111111</text:p>
          </table:table-cell>
          <table:table-cell table:style-name="ce7"/>
          <table:table-cell table:number-columns-repeated="2"/>
          <table:table-cell table:style-name="ce2" office:value-type="string">
            <text:p>90.00</text:p>
          </table:table-cell>
          <table:table-cell table:style-name="ce2" office:value-type="string">
            <text:p>180.00</text:p>
          </table:table-cell>
          <table:table-cell table:style-name="ce2" office:value-type="string">
            <text:p>395</text:p>
          </table:table-cell>
          <table:table-cell/>
          <table:table-cell table:style-name="ce2" office:value-type="string">
            <text:p>465</text:p>
          </table:table-cell>
          <table:table-cell table:style-name="ce2" office:value-type="string">
            <text:p>495</text:p>
          </table:table-cell>
          <table:table-cell table:style-name="ce2" office:value-type="string">
            <text:p>520</text:p>
          </table:table-cell>
          <table:table-cell table:style-name="ce2" office:value-type="string">
            <text:p>575</text:p>
          </table:table-cell>
          <table:table-cell/>
          <table:table-cell office:value-type="string">
            <text:p>http://www2.land-oberoesterreich.gv.at/internethydro/Online/Start.jsp?station=11</text:p>
          </table:table-cell>
          <table:table-cell office:value-type="float" office:value="434900">
            <text:p>434900</text:p>
          </table:table-cell>
          <table:table-cell office:value-type="float" office:value="448696">
            <text:p>448696</text:p>
          </table:table-cell>
          <table:table-cell office:value-type="float" office:value="475611">
            <text:p>475611</text:p>
          </table:table-cell>
          <table:table-cell office:value-type="float" office:value="134804">
            <text:p>134804</text:p>
          </table:table-cell>
          <table:table-cell office:value-type="float" office:value="448704">
            <text:p>448704</text:p>
          </table:table-cell>
          <table:table-cell office:value-type="float" office:value="434899">
            <text:p>434899</text:p>
          </table:table-cell>
          <table:table-cell office:value-type="float" office:value="5311020">
            <text:p>5311020</text:p>
          </table:table-cell>
          <table:table-cell office:value-type="float" office:value="34910">
            <text:p>34910</text:p>
          </table:table-cell>
          <table:table-cell office:value-type="float" office:value="484910">
            <text:p>484910</text:p>
          </table:table-cell>
          <table:table-cell office:value-type="float" office:value="311020">
            <text:p>311020</text:p>
          </table:table-cell>
          <table:table-cell office:value-type="float" office:value="31">
            <text:p>31</text:p>
          </table:table-cell>
          <table:table-cell table:number-columns-repeated="977"/>
        </table:table-row>
        <table:table-row table:style-name="ro1">
          <table:table-cell/>
          <table:table-cell office:value-type="float" office:value="5001073">
            <text:p>5001073</text:p>
          </table:table-cell>
          <table:table-cell table:style-name="ce2" office:value-type="string">
            <text:p>203786</text:p>
          </table:table-cell>
          <table:table-cell office:value-type="float" office:value="120">
            <text:p>120</text:p>
          </table:table-cell>
          <table:table-cell office:value-type="string">
            <text:p>Tamsweg</text:p>
          </table:table-cell>
          <table:table-cell office:value-type="string">
            <text:p>Taurach</text:p>
          </table:table-cell>
          <table:table-cell office:value-type="string">
            <text:p>Salzburg</text:p>
          </table:table-cell>
          <table:table-cell office:value-type="string">
            <text:p>Tamsweg</text:p>
          </table:table-cell>
          <table:table-cell table:formula="of:=LEFT([.Z129];2)+(RIGHT(LEFT([.Z129];4);2)*60+RIGHT([.Z129];2))/3600" office:value-type="float" office:value="47.1352777777778">
            <text:p>47.1352777778</text:p>
          </table:table-cell>
          <table:table-cell table:formula="of:=LEFT([.AA129];2)+(RIGHT(LEFT([.AA129];4);2)*60+RIGHT([.AA129];2))/3600" office:value-type="float" office:value="13.8036111111111">
            <text:p>13.8036111111</text:p>
          </table:table-cell>
          <table:table-cell table:style-name="ce7"/>
          <table:table-cell table:number-columns-repeated="2"/>
          <table:table-cell table:style-name="ce2" office:value-type="string">
            <text:p>2.50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55</text:p>
          </table:table-cell>
          <table:table-cell/>
          <table:table-cell table:style-name="ce2" office:value-type="string">
            <text:p>75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105</text:p>
          </table:table-cell>
          <table:table-cell table:style-name="ce2" office:value-type="string">
            <text:p>130</text:p>
          </table:table-cell>
          <table:table-cell/>
          <table:table-cell office:value-type="string">
            <text:p>http://www.salzburg.gv.at/wasserwirtschaft/6-64-seen/hdweb/stations/203786/station.html</text:p>
          </table:table-cell>
          <table:table-cell office:value-type="float" office:value="435669">
            <text:p>435669</text:p>
          </table:table-cell>
          <table:table-cell office:value-type="float" office:value="359585">
            <text:p>359585</text:p>
          </table:table-cell>
          <table:table-cell office:value-type="float" office:value="470807">
            <text:p>470807</text:p>
          </table:table-cell>
          <table:table-cell office:value-type="float" office:value="134813">
            <text:p>134813</text:p>
          </table:table-cell>
          <table:table-cell office:value-type="float" office:value="359585">
            <text:p>359585</text:p>
          </table:table-cell>
          <table:table-cell office:value-type="float" office:value="42">
            <text:p>42</text:p>
          </table:table-cell>
          <table:table-cell office:value-type="float" office:value="435668">
            <text:p>435668</text:p>
          </table:table-cell>
          <table:table-cell office:value-type="float" office:value="82">
            <text:p>82</text:p>
          </table:table-cell>
          <table:table-cell office:value-type="float" office:value="5221870">
            <text:p>5221870</text:p>
          </table:table-cell>
          <table:table-cell office:value-type="float" office:value="35680">
            <text:p>35680</text:p>
          </table:table-cell>
          <table:table-cell office:value-type="float" office:value="485680">
            <text:p>485680</text:p>
          </table:table-cell>
          <table:table-cell office:value-type="float" office:value="221870">
            <text:p>22187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2001041">
            <text:p>2001041</text:p>
          </table:table-cell>
          <table:table-cell table:style-name="ce2" office:value-type="string">
            <text:p>212787</text:p>
          </table:table-cell>
          <table:table-cell office:value-type="float" office:value="16">
            <text:p>16</text:p>
          </table:table-cell>
          <table:table-cell office:value-type="string">
            <text:p>Federaun</text:p>
          </table:table-cell>
          <table:table-cell office:value-type="string">
            <text:p>Gail</text:p>
          </table:table-cell>
          <table:table-cell office:value-type="string">
            <text:p>Kärnten</text:p>
          </table:table-cell>
          <table:table-cell office:value-type="string">
            <text:p>Villach, Villach Land</text:p>
          </table:table-cell>
          <table:table-cell table:formula="of:=LEFT([.Z130];2)+(RIGHT(LEFT([.Z130];4);2)*60+RIGHT([.Z130];2))/3600" office:value-type="float" office:value="46.5697222222222">
            <text:p>46.5697222222</text:p>
          </table:table-cell>
          <table:table-cell table:formula="of:=LEFT([.AA130];2)+(RIGHT(LEFT([.AA130];4);2)*60+RIGHT([.AA130];2))/3600" office:value-type="float" office:value="13.8155555555556">
            <text:p>13.8155555556</text:p>
          </table:table-cell>
          <table:table-cell table:style-name="ce7"/>
          <table:table-cell table:number-columns-repeated="2"/>
          <table:table-cell table:style-name="ce2" office:value-type="string">
            <text:p>12</text:p>
          </table:table-cell>
          <table:table-cell table:style-name="ce2" office:value-type="string">
            <text:p>45.00</text:p>
          </table:table-cell>
          <table:table-cell table:style-name="ce2" office:value-type="string">
            <text:p>325</text:p>
          </table:table-cell>
          <table:table-cell/>
          <table:table-cell table:style-name="ce2" office:value-type="string">
            <text:p>520</text:p>
          </table:table-cell>
          <table:table-cell table:style-name="ce2" office:value-type="string">
            <text:p>620</text:p>
          </table:table-cell>
          <table:table-cell table:style-name="ce2" office:value-type="string">
            <text:p>780</text:p>
          </table:table-cell>
          <table:table-cell table:style-name="ce2" office:value-type="string">
            <text:p>950</text:p>
          </table:table-cell>
          <table:table-cell table:style-name="ce2" office:value-type="string">
            <text:p>1750</text:p>
          </table:table-cell>
          <table:table-cell office:value-type="string">
            <text:p>http://info.ktn.gv.at/asp/hydro/daten/QP_Federaun.gif</text:p>
          </table:table-cell>
          <table:table-cell office:value-type="float" office:value="436957">
            <text:p>436957</text:p>
          </table:table-cell>
          <table:table-cell office:value-type="float" office:value="296737">
            <text:p>296737</text:p>
          </table:table-cell>
          <table:table-cell office:value-type="float" office:value="463411">
            <text:p>463411</text:p>
          </table:table-cell>
          <table:table-cell office:value-type="float" office:value="134856">
            <text:p>134856</text:p>
          </table:table-cell>
          <table:table-cell office:value-type="float" office:value="296736">
            <text:p>296736</text:p>
          </table:table-cell>
          <table:table-cell office:value-type="float" office:value="5">
            <text:p>5</text:p>
          </table:table-cell>
          <table:table-cell office:value-type="float" office:value="436956">
            <text:p>436956</text:p>
          </table:table-cell>
          <table:table-cell office:value-type="float" office:value="9">
            <text:p>9</text:p>
          </table:table-cell>
          <table:table-cell office:value-type="float" office:value="5159002">
            <text:p>5159002</text:p>
          </table:table-cell>
          <table:table-cell office:value-type="float" office:value="82">
            <text:p>82</text:p>
          </table:table-cell>
          <table:table-cell office:value-type="float" office:value="36964">
            <text:p>36964</text:p>
          </table:table-cell>
          <table:table-cell office:value-type="float" office:value="81">
            <text:p>81</text:p>
          </table:table-cell>
          <table:table-cell office:value-type="float" office:value="486964">
            <text:p>486964</text:p>
          </table:table-cell>
          <table:table-cell office:value-type="float" office:value="81">
            <text:p>81</text:p>
          </table:table-cell>
          <table:table-cell office:value-type="float" office:value="159002">
            <text:p>159002</text:p>
          </table:table-cell>
          <table:table-cell office:value-type="float" office:value="82">
            <text:p>82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4001092">
            <text:p>4001092</text:p>
          </table:table-cell>
          <table:table-cell table:style-name="ce2" office:value-type="string">
            <text:p>205450</text:p>
          </table:table-cell>
          <table:table-cell office:value-type="float" office:value="92">
            <text:p>92</text:p>
          </table:table-cell>
          <table:table-cell office:value-type="string">
            <text:p>Fischerau</text:p>
          </table:table-cell>
          <table:table-cell office:value-type="string">
            <text:p>Ager</text:p>
          </table:table-cell>
          <table:table-cell office:value-type="string">
            <text:p>Oberösterreich</text:p>
          </table:table-cell>
          <table:table-cell office:value-type="string">
            <text:p>Wels Land</text:p>
          </table:table-cell>
          <table:table-cell table:formula="of:=LEFT([.Z131];2)+(RIGHT(LEFT([.Z131];4);2)*60+RIGHT([.Z131];2))/3600" office:value-type="float" office:value="48.0855555555556">
            <text:p>48.0855555556</text:p>
          </table:table-cell>
          <table:table-cell table:formula="of:=LEFT([.AA131];2)+(RIGHT(LEFT([.AA131];4);2)*60+RIGHT([.AA131];2))/3600" office:value-type="float" office:value="13.8391666666667">
            <text:p>13.8391666667</text:p>
          </table:table-cell>
          <table:table-cell table:style-name="ce7"/>
          <table:table-cell table:number-columns-repeated="2"/>
          <table:table-cell table:style-name="ce2" office:value-type="string">
            <text:p>125.00</text:p>
          </table:table-cell>
          <table:table-cell table:style-name="ce2" office:value-type="string">
            <text:p>155.00</text:p>
          </table:table-cell>
          <table:table-cell table:style-name="ce2" office:value-type="string">
            <text:p>265</text:p>
          </table:table-cell>
          <table:table-cell/>
          <table:table-cell table:style-name="ce2" office:value-type="string">
            <text:p>300</text:p>
          </table:table-cell>
          <table:table-cell table:style-name="ce2" office:value-type="string">
            <text:p>320</text:p>
          </table:table-cell>
          <table:table-cell table:style-name="ce2" office:value-type="string">
            <text:p>345</text:p>
          </table:table-cell>
          <table:table-cell table:style-name="ce2" office:value-type="string">
            <text:p>370</text:p>
          </table:table-cell>
          <table:table-cell/>
          <table:table-cell office:value-type="string">
            <text:p>http://www2.land-oberoesterreich.gv.at/internethydro/Online/Start.jsp?station=18</text:p>
          </table:table-cell>
          <table:table-cell office:value-type="float" office:value="437649">
            <text:p>437649</text:p>
          </table:table-cell>
          <table:table-cell office:value-type="float" office:value="465292">
            <text:p>465292</text:p>
          </table:table-cell>
          <table:table-cell office:value-type="float" office:value="480508">
            <text:p>480508</text:p>
          </table:table-cell>
          <table:table-cell office:value-type="float" office:value="135021">
            <text:p>135021</text:p>
          </table:table-cell>
          <table:table-cell office:value-type="float" office:value="465298">
            <text:p>465298</text:p>
          </table:table-cell>
          <table:table-cell office:value-type="float" office:value="8">
            <text:p>8</text:p>
          </table:table-cell>
          <table:table-cell office:value-type="float" office:value="437638">
            <text:p>437638</text:p>
          </table:table-cell>
          <table:table-cell office:value-type="float" office:value="8">
            <text:p>8</text:p>
          </table:table-cell>
          <table:table-cell office:value-type="float" office:value="5327620">
            <text:p>5327620</text:p>
          </table:table-cell>
          <table:table-cell office:value-type="float" office:value="37650">
            <text:p>37650</text:p>
          </table:table-cell>
          <table:table-cell office:value-type="float" office:value="487650">
            <text:p>487650</text:p>
          </table:table-cell>
          <table:table-cell office:value-type="float" office:value="327620">
            <text:p>32762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5001092">
            <text:p>5001092</text:p>
          </table:table-cell>
          <table:table-cell table:style-name="ce2" office:value-type="string">
            <text:p>203976</text:p>
          </table:table-cell>
          <table:table-cell office:value-type="float" office:value="123">
            <text:p>123</text:p>
          </table:table-cell>
          <table:table-cell office:value-type="string">
            <text:p>Kendlbruck</text:p>
          </table:table-cell>
          <table:table-cell office:value-type="string">
            <text:p>Mur</text:p>
          </table:table-cell>
          <table:table-cell office:value-type="string">
            <text:p>Salzburg</text:p>
          </table:table-cell>
          <table:table-cell/>
          <table:table-cell table:formula="of:=LEFT([.Z132];2)+(RIGHT(LEFT([.Z132];4);2)*60+RIGHT([.Z132];2))/3600" office:value-type="float" office:value="47.07">
            <text:p>47.07</text:p>
          </table:table-cell>
          <table:table-cell table:formula="of:=LEFT([.AA132];2)+(RIGHT(LEFT([.AA132];4);2)*60+RIGHT([.AA132];2))/3600" office:value-type="float" office:value="13.8825">
            <text:p>13.8825</text:p>
          </table:table-cell>
          <table:table-cell table:style-name="ce7"/>
          <table:table-cell table:number-columns-repeated="2"/>
          <table:table-cell table:style-name="ce2" office:value-type="string">
            <text:p>7.15</text:p>
          </table:table-cell>
          <table:table-cell table:style-name="ce2" office:value-type="string">
            <text:p>23.7</text:p>
          </table:table-cell>
          <table:table-cell table:style-name="ce2" office:value-type="string">
            <text:p>110</text:p>
          </table:table-cell>
          <table:table-cell/>
          <table:table-cell table:style-name="ce2" office:value-type="string">
            <text:p>190</text:p>
          </table:table-cell>
          <table:table-cell table:style-name="ce2" office:value-type="string">
            <text:p>230</text:p>
          </table:table-cell>
          <table:table-cell table:style-name="ce2" office:value-type="string">
            <text:p>325</text:p>
          </table:table-cell>
          <table:table-cell table:style-name="ce2" office:value-type="string">
            <text:p>425</text:p>
          </table:table-cell>
          <table:table-cell/>
          <table:table-cell office:value-type="string">
            <text:p>http://www.salzburg.gv.at/wasserwirtschaft/6-64-seen/hdweb/stations/203976/station.html</text:p>
          </table:table-cell>
          <table:table-cell office:value-type="float" office:value="441687">
            <text:p>441687</text:p>
          </table:table-cell>
          <table:table-cell office:value-type="float" office:value="352368">
            <text:p>352368</text:p>
          </table:table-cell>
          <table:table-cell office:value-type="float" office:value="470412">
            <text:p>470412</text:p>
          </table:table-cell>
          <table:table-cell office:value-type="float" office:value="135257">
            <text:p>135257</text:p>
          </table:table-cell>
          <table:table-cell office:value-type="float" office:value="352368">
            <text:p>352368</text:p>
          </table:table-cell>
          <table:table-cell office:value-type="float" office:value="1">
            <text:p>1</text:p>
          </table:table-cell>
          <table:table-cell office:value-type="float" office:value="441687">
            <text:p>441687</text:p>
          </table:table-cell>
          <table:table-cell office:value-type="float" office:value="36">
            <text:p>36</text:p>
          </table:table-cell>
          <table:table-cell office:value-type="float" office:value="5214650">
            <text:p>5214650</text:p>
          </table:table-cell>
          <table:table-cell office:value-type="float" office:value="41700">
            <text:p>41700</text:p>
          </table:table-cell>
          <table:table-cell office:value-type="float" office:value="491700">
            <text:p>491700</text:p>
          </table:table-cell>
          <table:table-cell office:value-type="float" office:value="214650">
            <text:p>21465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2001082">
            <text:p>2001082</text:p>
          </table:table-cell>
          <table:table-cell table:style-name="ce2" office:value-type="string">
            <text:p>213272</text:p>
          </table:table-cell>
          <table:table-cell office:value-type="float" office:value="31">
            <text:p>31</text:p>
          </table:table-cell>
          <table:table-cell office:value-type="string">
            <text:p>St.Andrä</text:p>
          </table:table-cell>
          <table:table-cell office:value-type="string">
            <text:p>Ossiacher See</text:p>
          </table:table-cell>
          <table:table-cell office:value-type="string">
            <text:p>Kärnten</text:p>
          </table:table-cell>
          <table:table-cell office:value-type="string">
            <text:p>Villach, Villach Land</text:p>
          </table:table-cell>
          <table:table-cell table:formula="of:=LEFT([.Z133];2)+(RIGHT(LEFT([.Z133];4);2)*60+RIGHT([.Z133];2))/3600" office:value-type="float" office:value="46.6511111111111">
            <text:p>46.6511111111</text:p>
          </table:table-cell>
          <table:table-cell table:formula="of:=LEFT([.AA133];2)+(RIGHT(LEFT([.AA133];4);2)*60+RIGHT([.AA133];2))/3600" office:value-type="float" office:value="13.8983333333333">
            <text:p>13.8983333333</text:p>
          </table:table-cell>
          <table:table-cell table:style-name="ce7"/>
          <table:table-cell table:number-columns-repeated="2"/>
          <table:table-cell table:style-name="ce2" office:value-type="string">
            <text:p>105.00</text:p>
          </table:table-cell>
          <table:table-cell table:style-name="ce2" office:value-type="string">
            <text:p>124.00</text:p>
          </table:table-cell>
          <table:table-cell table:style-name="ce2" office:value-type="string">
            <text:p>130</text:p>
          </table:table-cell>
          <table:table-cell table:style-name="ce2" office:value-type="string">
            <text:p>152</text:p>
          </table:table-cell>
          <table:table-cell table:style-name="ce2" office:value-type="string">
            <text:p>171</text:p>
          </table:table-cell>
          <table:table-cell table:style-name="ce2" office:value-type="string">
            <text:p>183</text:p>
          </table:table-cell>
          <table:table-cell table:style-name="ce2" office:value-type="string">
            <text:p>196</text:p>
          </table:table-cell>
          <table:table-cell table:style-name="ce2" office:value-type="string">
            <text:p>205</text:p>
          </table:table-cell>
          <table:table-cell/>
          <table:table-cell office:value-type="string">
            <text:p>http://info.ktn.gv.at/asp/hydro/daten/Ossiachersee_dia5.gif</text:p>
          </table:table-cell>
          <table:table-cell office:value-type="float" office:value="443235">
            <text:p>443235</text:p>
          </table:table-cell>
          <table:table-cell office:value-type="float" office:value="305824">
            <text:p>305824</text:p>
          </table:table-cell>
          <table:table-cell office:value-type="float" office:value="463904">
            <text:p>463904</text:p>
          </table:table-cell>
          <table:table-cell office:value-type="float" office:value="135354">
            <text:p>135354</text:p>
          </table:table-cell>
          <table:table-cell office:value-type="float" office:value="305823">
            <text:p>305823</text:p>
          </table:table-cell>
          <table:table-cell office:value-type="float" office:value="54">
            <text:p>54</text:p>
          </table:table-cell>
          <table:table-cell office:value-type="float" office:value="443234">
            <text:p>443234</text:p>
          </table:table-cell>
          <table:table-cell office:value-type="float" office:value="94">
            <text:p>94</text:p>
          </table:table-cell>
          <table:table-cell office:value-type="float" office:value="5168091">
            <text:p>5168091</text:p>
          </table:table-cell>
          <table:table-cell office:value-type="float" office:value="43">
            <text:p>43</text:p>
          </table:table-cell>
          <table:table-cell office:value-type="float" office:value="43245">
            <text:p>43245</text:p>
          </table:table-cell>
          <table:table-cell office:value-type="float" office:value="25">
            <text:p>25</text:p>
          </table:table-cell>
          <table:table-cell office:value-type="float" office:value="493245">
            <text:p>493245</text:p>
          </table:table-cell>
          <table:table-cell office:value-type="float" office:value="25">
            <text:p>25</text:p>
          </table:table-cell>
          <table:table-cell office:value-type="float" office:value="168091">
            <text:p>168091</text:p>
          </table:table-cell>
          <table:table-cell office:value-type="float" office:value="43">
            <text:p>43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2001042">
            <text:p>2001042</text:p>
          </table:table-cell>
          <table:table-cell table:style-name="ce2" office:value-type="string">
            <text:p>212795</text:p>
          </table:table-cell>
          <table:table-cell office:value-type="float" office:value="17">
            <text:p>17</text:p>
          </table:table-cell>
          <table:table-cell office:value-type="string">
            <text:p>Faak</text:p>
          </table:table-cell>
          <table:table-cell office:value-type="string">
            <text:p>Faaker See</text:p>
          </table:table-cell>
          <table:table-cell office:value-type="string">
            <text:p>Kärnten</text:p>
          </table:table-cell>
          <table:table-cell office:value-type="string">
            <text:p>Villach, Villach Land</text:p>
          </table:table-cell>
          <table:table-cell table:formula="of:=LEFT([.Z134];2)+(RIGHT(LEFT([.Z134];4);2)*60+RIGHT([.Z134];2))/3600" office:value-type="float" office:value="46.5777777777778">
            <text:p>46.5777777778</text:p>
          </table:table-cell>
          <table:table-cell table:formula="of:=LEFT([.AA134];2)+(RIGHT(LEFT([.AA134];4);2)*60+RIGHT([.AA134];2))/3600" office:value-type="float" office:value="13.9161111111111">
            <text:p>13.9161111111</text:p>
          </table:table-cell>
          <table:table-cell table:style-name="ce7"/>
          <table:table-cell table:number-columns-repeated="2"/>
          <table:table-cell table:style-name="ce2" office:value-type="string">
            <text:p>21.00</text:p>
          </table:table-cell>
          <table:table-cell table:style-name="ce2" office:value-type="string">
            <text:p>39.00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74</text:p>
          </table:table-cell>
          <table:table-cell table:style-name="ce2" office:value-type="string">
            <text:p>88</text:p>
          </table:table-cell>
          <table:table-cell table:style-name="ce2" office:value-type="string">
            <text:p>98</text:p>
          </table:table-cell>
          <table:table-cell table:style-name="ce2" office:value-type="string">
            <text:p>113</text:p>
          </table:table-cell>
          <table:table-cell table:style-name="ce2" office:value-type="string">
            <text:p>129</text:p>
          </table:table-cell>
          <table:table-cell/>
          <table:table-cell office:value-type="string">
            <text:p>http://info.ktn.gv.at/asp/hydro/daten/Faakersee_dia5.gif</text:p>
          </table:table-cell>
          <table:table-cell office:value-type="float" office:value="444656">
            <text:p>444656</text:p>
          </table:table-cell>
          <table:table-cell office:value-type="float" office:value="297685">
            <text:p>297685</text:p>
          </table:table-cell>
          <table:table-cell office:value-type="float" office:value="463440">
            <text:p>463440</text:p>
          </table:table-cell>
          <table:table-cell office:value-type="float" office:value="135458">
            <text:p>135458</text:p>
          </table:table-cell>
          <table:table-cell office:value-type="float" office:value="297684">
            <text:p>297684</text:p>
          </table:table-cell>
          <table:table-cell office:value-type="float" office:value="56">
            <text:p>56</text:p>
          </table:table-cell>
          <table:table-cell office:value-type="float" office:value="444656">
            <text:p>444656</text:p>
          </table:table-cell>
          <table:table-cell office:value-type="float" office:value="43">
            <text:p>43</text:p>
          </table:table-cell>
          <table:table-cell office:value-type="float" office:value="5159950">
            <text:p>5159950</text:p>
          </table:table-cell>
          <table:table-cell office:value-type="float" office:value="31">
            <text:p>31</text:p>
          </table:table-cell>
          <table:table-cell office:value-type="float" office:value="44666">
            <text:p>44666</text:p>
          </table:table-cell>
          <table:table-cell office:value-type="float" office:value="22">
            <text:p>22</text:p>
          </table:table-cell>
          <table:table-cell office:value-type="float" office:value="494666">
            <text:p>494666</text:p>
          </table:table-cell>
          <table:table-cell office:value-type="float" office:value="22">
            <text:p>22</text:p>
          </table:table-cell>
          <table:table-cell office:value-type="float" office:value="159950">
            <text:p>159950</text:p>
          </table:table-cell>
          <table:table-cell table:number-columns-repeated="2"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4001097">
            <text:p>4001097</text:p>
          </table:table-cell>
          <table:table-cell table:style-name="ce2" office:value-type="string">
            <text:p>205518</text:p>
          </table:table-cell>
          <table:table-cell office:value-type="float" office:value="93">
            <text:p>93</text:p>
          </table:table-cell>
          <table:table-cell office:value-type="string">
            <text:p>Penningersteg</text:p>
          </table:table-cell>
          <table:table-cell office:value-type="string">
            <text:p>Alm</text:p>
          </table:table-cell>
          <table:table-cell office:value-type="string">
            <text:p>Oberösterreich</text:p>
          </table:table-cell>
          <table:table-cell office:value-type="string">
            <text:p>Wels Land</text:p>
          </table:table-cell>
          <table:table-cell table:formula="of:=LEFT([.Z135];2)+(RIGHT(LEFT([.Z135];4);2)*60+RIGHT([.Z135];2))/3600" office:value-type="float" office:value="48.0522222222222">
            <text:p>48.0522222222</text:p>
          </table:table-cell>
          <table:table-cell table:formula="of:=LEFT([.AA135];2)+(RIGHT(LEFT([.AA135];4);2)*60+RIGHT([.AA135];2))/3600" office:value-type="float" office:value="13.9241666666667">
            <text:p>13.9241666667</text:p>
          </table:table-cell>
          <table:table-cell table:style-name="ce7"/>
          <table:table-cell table:number-columns-repeated="11"/>
          <table:table-cell office:value-type="string">
            <text:p>http://www2.land-oberoesterreich.gv.at/internethydro/Online/Start.jsp?station=19</text:p>
          </table:table-cell>
          <table:table-cell office:value-type="float" office:value="443985">
            <text:p>443985</text:p>
          </table:table-cell>
          <table:table-cell office:value-type="float" office:value="461694">
            <text:p>461694</text:p>
          </table:table-cell>
          <table:table-cell office:value-type="float" office:value="480308">
            <text:p>480308</text:p>
          </table:table-cell>
          <table:table-cell office:value-type="float" office:value="135527">
            <text:p>135527</text:p>
          </table:table-cell>
          <table:table-cell office:value-type="float" office:value="461684">
            <text:p>461684</text:p>
          </table:table-cell>
          <table:table-cell office:value-type="float" office:value="7">
            <text:p>7</text:p>
          </table:table-cell>
          <table:table-cell office:value-type="float" office:value="443986">
            <text:p>443986</text:p>
          </table:table-cell>
          <table:table-cell office:value-type="float" office:value="7">
            <text:p>7</text:p>
          </table:table-cell>
          <table:table-cell office:value-type="float" office:value="5324005">
            <text:p>5324005</text:p>
          </table:table-cell>
          <table:table-cell office:value-type="float" office:value="44000">
            <text:p>44000</text:p>
          </table:table-cell>
          <table:table-cell office:value-type="float" office:value="494000">
            <text:p>494000</text:p>
          </table:table-cell>
          <table:table-cell office:value-type="float" office:value="324005">
            <text:p>324005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2001048">
            <text:p>2001048</text:p>
          </table:table-cell>
          <table:table-cell table:style-name="ce2" office:value-type="string">
            <text:p>212860</text:p>
          </table:table-cell>
          <table:table-cell office:value-type="float" office:value="19">
            <text:p>19</text:p>
          </table:table-cell>
          <table:table-cell office:value-type="string">
            <text:p>Maitratten</text:p>
          </table:table-cell>
          <table:table-cell office:value-type="string">
            <text:p>Gurk</text:p>
          </table:table-cell>
          <table:table-cell office:value-type="string">
            <text:p>Kärnten</text:p>
          </table:table-cell>
          <table:table-cell office:value-type="string">
            <text:p>Feldkirchen</text:p>
          </table:table-cell>
          <table:table-cell table:formula="of:=LEFT([.Z136];2)+(RIGHT(LEFT([.Z136];4);2)*60+RIGHT([.Z136];2))/3600" office:value-type="float" office:value="46.7863888888889">
            <text:p>46.7863888889</text:p>
          </table:table-cell>
          <table:table-cell table:formula="of:=LEFT([.AA136];2)+(RIGHT(LEFT([.AA136];4);2)*60+RIGHT([.AA136];2))/3600" office:value-type="float" office:value="13.9333333333333">
            <text:p>13.9333333333</text:p>
          </table:table-cell>
          <table:table-cell table:style-name="ce7"/>
          <table:table-cell table:number-columns-repeated="2"/>
          <table:table-cell table:style-name="ce2" office:value-type="string">
            <text:p>0.83</text:p>
          </table:table-cell>
          <table:table-cell table:style-name="ce2" office:value-type="string">
            <text:p>4</text:p>
          </table:table-cell>
          <table:table-cell table:style-name="ce2" office:value-type="string">
            <text:p>17</text:p>
          </table:table-cell>
          <table:table-cell/>
          <table:table-cell table:style-name="ce2" office:value-type="string">
            <text:p>36</text:p>
          </table:table-cell>
          <table:table-cell table:style-name="ce2" office:value-type="string">
            <text:p>48</text:p>
          </table:table-cell>
          <table:table-cell table:style-name="ce2" office:value-type="string">
            <text:p>72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210</text:p>
          </table:table-cell>
          <table:table-cell office:value-type="string">
            <text:p>http://info.ktn.gv.at/asp/hydro/daten/QP_Maitratten.gif</text:p>
          </table:table-cell>
          <table:table-cell office:value-type="float" office:value="445797">
            <text:p>445797</text:p>
          </table:table-cell>
          <table:table-cell office:value-type="float" office:value="320876">
            <text:p>320876</text:p>
          </table:table-cell>
          <table:table-cell office:value-type="float" office:value="464711">
            <text:p>464711</text:p>
          </table:table-cell>
          <table:table-cell office:value-type="float" office:value="135600">
            <text:p>135600</text:p>
          </table:table-cell>
          <table:table-cell office:value-type="float" office:value="320875">
            <text:p>320875</text:p>
          </table:table-cell>
          <table:table-cell office:value-type="float" office:value="9">
            <text:p>9</text:p>
          </table:table-cell>
          <table:table-cell office:value-type="float" office:value="445797">
            <text:p>445797</text:p>
          </table:table-cell>
          <table:table-cell office:value-type="float" office:value="1">
            <text:p>1</text:p>
          </table:table-cell>
          <table:table-cell office:value-type="float" office:value="5183147">
            <text:p>5183147</text:p>
          </table:table-cell>
          <table:table-cell office:value-type="float" office:value="65">
            <text:p>65</text:p>
          </table:table-cell>
          <table:table-cell office:value-type="float" office:value="45809">
            <text:p>45809</text:p>
          </table:table-cell>
          <table:table-cell office:value-type="float" office:value="54">
            <text:p>54</text:p>
          </table:table-cell>
          <table:table-cell office:value-type="float" office:value="495809">
            <text:p>495809</text:p>
          </table:table-cell>
          <table:table-cell office:value-type="float" office:value="54">
            <text:p>54</text:p>
          </table:table-cell>
          <table:table-cell office:value-type="float" office:value="183147">
            <text:p>183147</text:p>
          </table:table-cell>
          <table:table-cell office:value-type="float" office:value="65">
            <text:p>65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4001181">
            <text:p>4001181</text:p>
          </table:table-cell>
          <table:table-cell table:style-name="ce2" office:value-type="string">
            <text:p>206391</text:p>
          </table:table-cell>
          <table:table-cell office:value-type="float" office:value="99">
            <text:p>99</text:p>
          </table:table-cell>
          <table:table-cell office:value-type="string">
            <text:p>Wels-Lichtenegg</text:p>
          </table:table-cell>
          <table:table-cell office:value-type="string">
            <text:p>Traun (ohne Mühlbach</text:p>
          </table:table-cell>
          <table:table-cell office:value-type="string">
            <text:p>Oberösterreich</text:p>
          </table:table-cell>
          <table:table-cell office:value-type="string">
            <text:p>Wels Land, Wels</text:p>
          </table:table-cell>
          <table:table-cell table:formula="of:=LEFT([.Z137];2)+(RIGHT(LEFT([.Z137];4);2)*60+RIGHT([.Z137];2))/3600" office:value-type="float" office:value="48.14">
            <text:p>48.14</text:p>
          </table:table-cell>
          <table:table-cell table:formula="of:=LEFT([.AA137];2)+(RIGHT(LEFT([.AA137];4);2)*60+RIGHT([.AA137];2))/3600" office:value-type="float" office:value="13.9972222222222">
            <text:p>13.9972222222</text:p>
          </table:table-cell>
          <table:table-cell table:style-name="ce7"/>
          <table:table-cell table:number-columns-repeated="2"/>
          <table:table-cell table:style-name="ce2" office:value-type="string">
            <text:p>41.20</text:p>
          </table:table-cell>
          <table:table-cell table:style-name="ce2" office:value-type="string">
            <text:p>132.00</text:p>
          </table:table-cell>
          <table:table-cell table:style-name="ce2" office:value-type="string">
            <text:p>660</text:p>
          </table:table-cell>
          <table:table-cell/>
          <table:table-cell table:style-name="ce2" office:value-type="string">
            <text:p>955</text:p>
          </table:table-cell>
          <table:table-cell table:style-name="ce2" office:value-type="string">
            <text:p>1100</text:p>
          </table:table-cell>
          <table:table-cell table:style-name="ce2" office:value-type="string">
            <text:p>1380</text:p>
          </table:table-cell>
          <table:table-cell table:style-name="ce2" office:value-type="string">
            <text:p>1700</text:p>
          </table:table-cell>
          <table:table-cell/>
          <table:table-cell office:value-type="string">
            <text:p>http://www2.land-oberoesterreich.gv.at/internethydro/Online/Start.jsp?station=12</text:p>
          </table:table-cell>
          <table:table-cell office:value-type="float" office:value="449345">
            <text:p>449345</text:p>
          </table:table-cell>
          <table:table-cell office:value-type="float" office:value="471524">
            <text:p>471524</text:p>
          </table:table-cell>
          <table:table-cell office:value-type="float" office:value="480824">
            <text:p>480824</text:p>
          </table:table-cell>
          <table:table-cell office:value-type="float" office:value="135950">
            <text:p>135950</text:p>
          </table:table-cell>
          <table:table-cell office:value-type="float" office:value="471516">
            <text:p>471516</text:p>
          </table:table-cell>
          <table:table-cell office:value-type="float" office:value="1">
            <text:p>1</text:p>
          </table:table-cell>
          <table:table-cell office:value-type="float" office:value="449345">
            <text:p>449345</text:p>
          </table:table-cell>
          <table:table-cell office:value-type="float" office:value="7">
            <text:p>7</text:p>
          </table:table-cell>
          <table:table-cell office:value-type="float" office:value="5333840">
            <text:p>5333840</text:p>
          </table:table-cell>
          <table:table-cell office:value-type="float" office:value="49360">
            <text:p>49360</text:p>
          </table:table-cell>
          <table:table-cell office:value-type="float" office:value="499360">
            <text:p>499360</text:p>
          </table:table-cell>
          <table:table-cell office:value-type="float" office:value="333840">
            <text:p>33384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6001025">
            <text:p>6001025</text:p>
          </table:table-cell>
          <table:table-cell table:style-name="ce2" office:value-type="string">
            <text:p>210740</text:p>
          </table:table-cell>
          <table:table-cell office:value-type="float" office:value="128">
            <text:p>128</text:p>
          </table:table-cell>
          <table:table-cell office:value-type="string">
            <text:p>Trautenfels</text:p>
          </table:table-cell>
          <table:table-cell office:value-type="string">
            <text:p>Enns</text:p>
          </table:table-cell>
          <table:table-cell office:value-type="string">
            <text:p>Steiermark</text:p>
          </table:table-cell>
          <table:table-cell office:value-type="string">
            <text:p>Liezen</text:p>
          </table:table-cell>
          <table:table-cell table:formula="of:=LEFT([.Z138];2)+(RIGHT(LEFT([.Z138];4);2)*60+RIGHT([.Z138];2))/3600" office:value-type="float" office:value="47.515">
            <text:p>47.515</text:p>
          </table:table-cell>
          <table:table-cell table:formula="of:=LEFT([.AA138];2)+(RIGHT(LEFT([.AA138];4);2)*60+RIGHT([.AA138];2))/3600" office:value-type="float" office:value="14.0863888888889">
            <text:p>14.0863888889</text:p>
          </table:table-cell>
          <table:table-cell table:style-name="ce7"/>
          <table:table-cell table:number-columns-repeated="2"/>
          <table:table-cell table:style-name="ce2" office:value-type="string">
            <text:p>13.82</text:p>
          </table:table-cell>
          <table:table-cell table:style-name="ce2" office:value-type="string">
            <text:p>45.90</text:p>
          </table:table-cell>
          <table:table-cell table:style-name="ce2" office:value-type="string">
            <text:p>208</text:p>
          </table:table-cell>
          <table:table-cell/>
          <table:table-cell table:style-name="ce2" office:value-type="string">
            <text:p>310</text:p>
          </table:table-cell>
          <table:table-cell table:style-name="ce2" office:value-type="string">
            <text:p>350</text:p>
          </table:table-cell>
          <table:table-cell table:style-name="ce2" office:value-type="string">
            <text:p>450</text:p>
          </table:table-cell>
          <table:table-cell table:style-name="ce2" office:value-type="string">
            <text:p>530</text:p>
          </table:table-cell>
          <table:table-cell/>
          <table:table-cell office:value-type="string">
            <text:p>http://app.hydrographie.steiermark.at/bilder/Internet_online/Source/Q1140.htm</text:p>
          </table:table-cell>
          <table:table-cell office:value-type="float" office:value="456688">
            <text:p>456688</text:p>
          </table:table-cell>
          <table:table-cell office:value-type="float" office:value="401950">
            <text:p>401950</text:p>
          </table:table-cell>
          <table:table-cell office:value-type="float" office:value="473054">
            <text:p>473054</text:p>
          </table:table-cell>
          <table:table-cell office:value-type="float" office:value="140511">
            <text:p>140511</text:p>
          </table:table-cell>
          <table:table-cell office:value-type="float" office:value="401949">
            <text:p>401949</text:p>
          </table:table-cell>
          <table:table-cell office:value-type="float" office:value="72">
            <text:p>72</text:p>
          </table:table-cell>
          <table:table-cell office:value-type="float" office:value="456687">
            <text:p>456687</text:p>
          </table:table-cell>
          <table:table-cell office:value-type="float" office:value="82">
            <text:p>82</text:p>
          </table:table-cell>
          <table:table-cell office:value-type="float" office:value="5266420">
            <text:p>5266420</text:p>
          </table:table-cell>
          <table:table-cell office:value-type="float" office:value="6">
            <text:p>6</text:p>
          </table:table-cell>
          <table:table-cell office:value-type="float" office:value="-169179">
            <text:p>-169179</text:p>
          </table:table-cell>
          <table:table-cell office:value-type="float" office:value="6">
            <text:p>6</text:p>
          </table:table-cell>
          <table:table-cell office:value-type="float" office:value="580820">
            <text:p>580820</text:p>
          </table:table-cell>
          <table:table-cell office:value-type="float" office:value="4">
            <text:p>4</text:p>
          </table:table-cell>
          <table:table-cell office:value-type="float" office:value="266420">
            <text:p>266420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2001056">
            <text:p>2001056</text:p>
          </table:table-cell>
          <table:table-cell table:style-name="ce2" office:value-type="string">
            <text:p>212985</text:p>
          </table:table-cell>
          <table:table-cell office:value-type="float" office:value="22">
            <text:p>22</text:p>
          </table:table-cell>
          <table:table-cell office:value-type="string">
            <text:p>Pörtschach</text:p>
          </table:table-cell>
          <table:table-cell office:value-type="string">
            <text:p>Wörther See</text:p>
          </table:table-cell>
          <table:table-cell office:value-type="string">
            <text:p>Kärnten</text:p>
          </table:table-cell>
          <table:table-cell office:value-type="string">
            <text:p>Klagenfurt Land</text:p>
          </table:table-cell>
          <table:table-cell table:formula="of:=LEFT([.Z139];2)+(RIGHT(LEFT([.Z139];4);2)*60+RIGHT([.Z139];2))/3600" office:value-type="float" office:value="46.6347222222222">
            <text:p>46.6347222222</text:p>
          </table:table-cell>
          <table:table-cell table:formula="of:=LEFT([.AA139];2)+(RIGHT(LEFT([.AA139];4);2)*60+RIGHT([.AA139];2))/3600" office:value-type="float" office:value="14.1397222222222">
            <text:p>14.1397222222</text:p>
          </table:table-cell>
          <table:table-cell table:style-name="ce7"/>
          <table:table-cell table:number-columns-repeated="2"/>
          <table:table-cell table:style-name="ce2" office:value-type="string">
            <text:p>108.00</text:p>
          </table:table-cell>
          <table:table-cell table:style-name="ce2" office:value-type="string">
            <text:p>124.00</text:p>
          </table:table-cell>
          <table:table-cell table:style-name="ce2" office:value-type="string">
            <text:p>135</text:p>
          </table:table-cell>
          <table:table-cell table:style-name="ce2" office:value-type="string">
            <text:p>148</text:p>
          </table:table-cell>
          <table:table-cell table:style-name="ce2" office:value-type="string">
            <text:p>159</text:p>
          </table:table-cell>
          <table:table-cell table:style-name="ce2" office:value-type="string">
            <text:p>170</text:p>
          </table:table-cell>
          <table:table-cell table:style-name="ce2" office:value-type="string">
            <text:p>177</text:p>
          </table:table-cell>
          <table:table-cell table:style-name="ce2" office:value-type="string">
            <text:p>189</text:p>
          </table:table-cell>
          <table:table-cell/>
          <table:table-cell office:value-type="string">
            <text:p>http://info.ktn.gv.at/asp/hydro/daten/Woerthersee_dia5.gif</text:p>
          </table:table-cell>
          <table:table-cell office:value-type="float" office:value="461725">
            <text:p>461725</text:p>
          </table:table-cell>
          <table:table-cell office:value-type="float" office:value="304165">
            <text:p>304165</text:p>
          </table:table-cell>
          <table:table-cell office:value-type="float" office:value="463805">
            <text:p>463805</text:p>
          </table:table-cell>
          <table:table-cell office:value-type="float" office:value="140823">
            <text:p>140823</text:p>
          </table:table-cell>
          <table:table-cell office:value-type="float" office:value="304165">
            <text:p>304165</text:p>
          </table:table-cell>
          <table:table-cell office:value-type="float" office:value="3">
            <text:p>3</text:p>
          </table:table-cell>
          <table:table-cell office:value-type="float" office:value="461724">
            <text:p>461724</text:p>
          </table:table-cell>
          <table:table-cell office:value-type="float" office:value="9">
            <text:p>9</text:p>
          </table:table-cell>
          <table:table-cell office:value-type="float" office:value="5166430">
            <text:p>5166430</text:p>
          </table:table-cell>
          <table:table-cell office:value-type="float" office:value="49">
            <text:p>49</text:p>
          </table:table-cell>
          <table:table-cell office:value-type="float" office:value="61739">
            <text:p>61739</text:p>
          </table:table-cell>
          <table:table-cell office:value-type="float" office:value="87">
            <text:p>87</text:p>
          </table:table-cell>
          <table:table-cell office:value-type="float" office:value="511739">
            <text:p>511739</text:p>
          </table:table-cell>
          <table:table-cell office:value-type="float" office:value="87">
            <text:p>87</text:p>
          </table:table-cell>
          <table:table-cell office:value-type="float" office:value="166430">
            <text:p>166430</text:p>
          </table:table-cell>
          <table:table-cell office:value-type="float" office:value="49">
            <text:p>49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4001129">
            <text:p>4001129</text:p>
          </table:table-cell>
          <table:table-cell table:style-name="ce2" office:value-type="string">
            <text:p>205864</text:p>
          </table:table-cell>
          <table:table-cell office:value-type="float" office:value="95">
            <text:p>95</text:p>
          </table:table-cell>
          <table:table-cell office:value-type="string">
            <text:p>Klaus an der Pyhrnbahn</text:p>
          </table:table-cell>
          <table:table-cell office:value-type="string">
            <text:p>Steyr</text:p>
          </table:table-cell>
          <table:table-cell office:value-type="string">
            <text:p>Oberösterreich</text:p>
          </table:table-cell>
          <table:table-cell office:value-type="string">
            <text:p>Steyr, Kirchdorf/Krems</text:p>
          </table:table-cell>
          <table:table-cell table:formula="of:=LEFT([.Z140];2)+(RIGHT(LEFT([.Z140];4);2)*60+RIGHT([.Z140];2))/3600" office:value-type="float" office:value="47.8283333333333">
            <text:p>47.8283333333</text:p>
          </table:table-cell>
          <table:table-cell table:formula="of:=LEFT([.AA140];2)+(RIGHT(LEFT([.AA140];4);2)*60+RIGHT([.AA140];2))/3600" office:value-type="float" office:value="14.1608333333333">
            <text:p>14.1608333333</text:p>
          </table:table-cell>
          <table:table-cell table:style-name="ce7"/>
          <table:table-cell table:number-columns-repeated="11"/>
          <table:table-cell office:value-type="string">
            <text:p>http://www2.land-oberoesterreich.gv.at/internethydro/Online/Start.jsp?station=13</text:p>
          </table:table-cell>
          <table:table-cell office:value-type="float" office:value="461884">
            <text:p>461884</text:p>
          </table:table-cell>
          <table:table-cell office:value-type="float" office:value="437096">
            <text:p>437096</text:p>
          </table:table-cell>
          <table:table-cell office:value-type="float" office:value="474942">
            <text:p>474942</text:p>
          </table:table-cell>
          <table:table-cell office:value-type="float" office:value="140939">
            <text:p>140939</text:p>
          </table:table-cell>
          <table:table-cell office:value-type="float" office:value="437097">
            <text:p>437097</text:p>
          </table:table-cell>
          <table:table-cell office:value-type="float" office:value="461889">
            <text:p>461889</text:p>
          </table:table-cell>
          <table:table-cell office:value-type="float" office:value="5299410">
            <text:p>5299410</text:p>
          </table:table-cell>
          <table:table-cell office:value-type="float" office:value="61910">
            <text:p>61910</text:p>
          </table:table-cell>
          <table:table-cell office:value-type="float" office:value="511910">
            <text:p>511910</text:p>
          </table:table-cell>
          <table:table-cell office:value-type="float" office:value="299410">
            <text:p>299410</text:p>
          </table:table-cell>
          <table:table-cell office:value-type="float" office:value="31">
            <text:p>31</text:p>
          </table:table-cell>
          <table:table-cell table:number-columns-repeated="977"/>
        </table:table-row>
        <table:table-row table:style-name="ro1">
          <table:table-cell/>
          <table:table-cell office:value-type="float" office:value="2001050">
            <text:p>2001050</text:p>
          </table:table-cell>
          <table:table-cell table:style-name="ce2" office:value-type="string">
            <text:p>212886</text:p>
          </table:table-cell>
          <table:table-cell office:value-type="float" office:value="20">
            <text:p>20</text:p>
          </table:table-cell>
          <table:table-cell office:value-type="string">
            <text:p>Weitensfeld</text:p>
          </table:table-cell>
          <table:table-cell office:value-type="string">
            <text:p>Gurk</text:p>
          </table:table-cell>
          <table:table-cell office:value-type="string">
            <text:p>Kärnten</text:p>
          </table:table-cell>
          <table:table-cell office:value-type="string">
            <text:p>St. Veit/Glan</text:p>
          </table:table-cell>
          <table:table-cell table:formula="of:=LEFT([.Z141];2)+(RIGHT(LEFT([.Z141];4);2)*60+RIGHT([.Z141];2))/3600" office:value-type="float" office:value="46.85">
            <text:p>46.85</text:p>
          </table:table-cell>
          <table:table-cell table:formula="of:=LEFT([.AA141];2)+(RIGHT(LEFT([.AA141];4);2)*60+RIGHT([.AA141];2))/3600" office:value-type="float" office:value="14.2005555555556">
            <text:p>14.2005555556</text:p>
          </table:table-cell>
          <table:table-cell table:style-name="ce7"/>
          <table:table-cell table:number-columns-repeated="2"/>
          <table:table-cell table:style-name="ce2" office:value-type="string">
            <text:p>1.15</text:p>
          </table:table-cell>
          <table:table-cell table:style-name="ce2" office:value-type="string">
            <text:p>6.4</text:p>
          </table:table-cell>
          <table:table-cell table:style-name="ce2" office:value-type="string">
            <text:p>27</text:p>
          </table:table-cell>
          <table:table-cell/>
          <table:table-cell table:style-name="ce2" office:value-type="string">
            <text:p>57</text:p>
          </table:table-cell>
          <table:table-cell table:style-name="ce2" office:value-type="string">
            <text:p>75</text:p>
          </table:table-cell>
          <table:table-cell table:style-name="ce2" office:value-type="string">
            <text:p>115</text:p>
          </table:table-cell>
          <table:table-cell table:style-name="ce2" office:value-type="string">
            <text:p>170</text:p>
          </table:table-cell>
          <table:table-cell table:style-name="ce2" office:value-type="string">
            <text:p>340</text:p>
          </table:table-cell>
          <table:table-cell office:value-type="string">
            <text:p>http://info.ktn.gv.at/asp/hydro/daten/QP_Weitensfeld.gif</text:p>
          </table:table-cell>
          <table:table-cell office:value-type="float" office:value="466114">
            <text:p>466114</text:p>
          </table:table-cell>
          <table:table-cell office:value-type="float" office:value="328137">
            <text:p>328137</text:p>
          </table:table-cell>
          <table:table-cell office:value-type="float" office:value="465100">
            <text:p>465100</text:p>
          </table:table-cell>
          <table:table-cell office:value-type="float" office:value="141202">
            <text:p>141202</text:p>
          </table:table-cell>
          <table:table-cell office:value-type="float" office:value="328136">
            <text:p>328136</text:p>
          </table:table-cell>
          <table:table-cell office:value-type="float" office:value="7">
            <text:p>7</text:p>
          </table:table-cell>
          <table:table-cell office:value-type="float" office:value="466114">
            <text:p>466114</text:p>
          </table:table-cell>
          <table:table-cell office:value-type="float" office:value="2">
            <text:p>2</text:p>
          </table:table-cell>
          <table:table-cell office:value-type="float" office:value="5190408">
            <text:p>5190408</text:p>
          </table:table-cell>
          <table:table-cell office:value-type="float" office:value="57">
            <text:p>57</text:p>
          </table:table-cell>
          <table:table-cell office:value-type="float" office:value="66133">
            <text:p>66133</text:p>
          </table:table-cell>
          <table:table-cell office:value-type="float" office:value="67">
            <text:p>67</text:p>
          </table:table-cell>
          <table:table-cell office:value-type="float" office:value="516133">
            <text:p>516133</text:p>
          </table:table-cell>
          <table:table-cell office:value-type="float" office:value="67">
            <text:p>67</text:p>
          </table:table-cell>
          <table:table-cell office:value-type="float" office:value="190408">
            <text:p>190408</text:p>
          </table:table-cell>
          <table:table-cell office:value-type="float" office:value="57">
            <text:p>57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059">
            <text:p>6001059</text:p>
          </table:table-cell>
          <table:table-cell table:style-name="ce2" office:value-type="string">
            <text:p>211086</text:p>
          </table:table-cell>
          <table:table-cell office:value-type="float" office:value="136">
            <text:p>136</text:p>
          </table:table-cell>
          <table:table-cell office:value-type="string">
            <text:p>Gestuethof</text:p>
          </table:table-cell>
          <table:table-cell office:value-type="string">
            <text:p>Mur</text:p>
          </table:table-cell>
          <table:table-cell office:value-type="string">
            <text:p>Steiermark</text:p>
          </table:table-cell>
          <table:table-cell office:value-type="string">
            <text:p>Murau</text:p>
          </table:table-cell>
          <table:table-cell table:formula="of:=LEFT([.Z142];2)+(RIGHT(LEFT([.Z142];4);2)*60+RIGHT([.Z142];2))/3600" office:value-type="float" office:value="47.1111111111111">
            <text:p>47.1111111111</text:p>
          </table:table-cell>
          <table:table-cell table:formula="of:=LEFT([.AA142];2)+(RIGHT(LEFT([.AA142];4);2)*60+RIGHT([.AA142];2))/3600" office:value-type="float" office:value="14.2102777777778">
            <text:p>14.2102777778</text:p>
          </table:table-cell>
          <table:table-cell table:style-name="ce7"/>
          <table:table-cell table:number-columns-repeated="2"/>
          <table:table-cell table:style-name="ce2" office:value-type="string">
            <text:p>9.30</text:p>
          </table:table-cell>
          <table:table-cell table:style-name="ce2" office:value-type="string">
            <text:p>36.00</text:p>
          </table:table-cell>
          <table:table-cell table:style-name="ce2" office:value-type="string">
            <text:p>185</text:p>
          </table:table-cell>
          <table:table-cell/>
          <table:table-cell table:style-name="ce2" office:value-type="string">
            <text:p>300</text:p>
          </table:table-cell>
          <table:table-cell table:style-name="ce2" office:value-type="string">
            <text:p>360</text:p>
          </table:table-cell>
          <table:table-cell table:style-name="ce2" office:value-type="string">
            <text:p>450</text:p>
          </table:table-cell>
          <table:table-cell table:style-name="ce2" office:value-type="string">
            <text:p>570</text:p>
          </table:table-cell>
          <table:table-cell/>
          <table:table-cell office:value-type="string">
            <text:p>http://app.hydrographie.steiermark.at/bilder/Internet_online/Source/Q2055.htm</text:p>
          </table:table-cell>
          <table:table-cell office:value-type="float" office:value="466530">
            <text:p>466530</text:p>
          </table:table-cell>
          <table:table-cell office:value-type="float" office:value="357159">
            <text:p>357159</text:p>
          </table:table-cell>
          <table:table-cell office:value-type="float" office:value="470640">
            <text:p>470640</text:p>
          </table:table-cell>
          <table:table-cell office:value-type="float" office:value="141237">
            <text:p>141237</text:p>
          </table:table-cell>
          <table:table-cell office:value-type="float" office:value="357159">
            <text:p>357159</text:p>
          </table:table-cell>
          <table:table-cell office:value-type="float" office:value="39">
            <text:p>39</text:p>
          </table:table-cell>
          <table:table-cell office:value-type="float" office:value="466530">
            <text:p>466530</text:p>
          </table:table-cell>
          <table:table-cell office:value-type="float" office:value="45">
            <text:p>45</text:p>
          </table:table-cell>
          <table:table-cell office:value-type="float" office:value="5221254">
            <text:p>5221254</text:p>
          </table:table-cell>
          <table:table-cell office:value-type="float" office:value="5">
            <text:p>5</text:p>
          </table:table-cell>
          <table:table-cell office:value-type="float" office:value="-161071">
            <text:p>-161071</text:p>
          </table:table-cell>
          <table:table-cell office:value-type="float" office:value="7">
            <text:p>7</text:p>
          </table:table-cell>
          <table:table-cell office:value-type="float" office:value="588928">
            <text:p>588928</text:p>
          </table:table-cell>
          <table:table-cell office:value-type="float" office:value="3">
            <text:p>3</text:p>
          </table:table-cell>
          <table:table-cell office:value-type="float" office:value="221254">
            <text:p>221254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office:value-type="string">
            <text:p>x</text:p>
          </table:table-cell>
          <table:table-cell office:value-type="float" office:value="2002237">
            <text:p>2002237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Leoben</text:p>
          </table:table-cell>
          <table:table-cell office:value-type="string">
            <text:p>Lieser</text:p>
          </table:table-cell>
          <table:table-cell office:value-type="string">
            <text:p>AHP</text:p>
          </table:table-cell>
          <table:table-cell/>
          <table:table-cell office:value-type="float" office:value="47.373128">
            <text:p>47.373128</text:p>
          </table:table-cell>
          <table:table-cell office:value-type="float" office:value="15.093842">
            <text:p>15.093842</text:p>
          </table:table-cell>
          <table:table-cell table:style-name="ce7"/>
          <table:table-cell table:number-columns-repeated="11"/>
          <table:table-cell office:value-type="string">
            <text:p>http://info.ktn.gv.at/asp/hydro/daten/Leoben_dia1_Q.gif</text:p>
          </table:table-cell>
          <table:table-cell office:value-type="float" office:value="420341">
            <text:p>420341</text:p>
          </table:table-cell>
          <table:table-cell office:value-type="float" office:value="337125">
            <text:p>337125</text:p>
          </table:table-cell>
          <table:table-cell office:value-type="float" office:value="454210">
            <text:p>454210</text:p>
          </table:table-cell>
          <table:table-cell office:value-type="float" office:value="141439">
            <text:p>141439</text:p>
          </table:table-cell>
          <table:table-cell office:value-type="float" office:value="200702">
            <text:p>200702</text:p>
          </table:table-cell>
          <table:table-cell office:value-type="float" office:value="470934">
            <text:p>470934</text:p>
          </table:table-cell>
          <table:table-cell office:value-type="float" office:value="5062953">
            <text:p>5062953</text:p>
          </table:table-cell>
          <table:table-cell office:value-type="float" office:value="70925">
            <text:p>70925</text:p>
          </table:table-cell>
          <table:table-cell office:value-type="float" office:value="3">
            <text:p>3</text:p>
          </table:table-cell>
          <table:table-cell office:value-type="float" office:value="520925">
            <text:p>520925</text:p>
          </table:table-cell>
          <table:table-cell office:value-type="float" office:value="3">
            <text:p>3</text:p>
          </table:table-cell>
          <table:table-cell office:value-type="float" office:value="62953">
            <text:p>62953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6001030">
            <text:p>6001030</text:p>
          </table:table-cell>
          <table:table-cell table:style-name="ce2" office:value-type="string">
            <text:p>210799</text:p>
          </table:table-cell>
          <table:table-cell office:value-type="float" office:value="129">
            <text:p>129</text:p>
          </table:table-cell>
          <table:table-cell office:value-type="string">
            <text:p>Liezen (Roethelbruecke)</text:p>
          </table:table-cell>
          <table:table-cell office:value-type="string">
            <text:p>Enns</text:p>
          </table:table-cell>
          <table:table-cell office:value-type="string">
            <text:p>Steiermark</text:p>
          </table:table-cell>
          <table:table-cell/>
          <table:table-cell table:formula="of:=LEFT([.Z144];2)+(RIGHT(LEFT([.Z144];4);2)*60+RIGHT([.Z144];2))/3600" office:value-type="float" office:value="47.5522222222222">
            <text:p>47.5522222222</text:p>
          </table:table-cell>
          <table:table-cell table:formula="of:=LEFT([.AA144];2)+(RIGHT(LEFT([.AA144];4);2)*60+RIGHT([.AA144];2))/3600" office:value-type="float" office:value="14.2519444444444">
            <text:p>14.2519444444</text:p>
          </table:table-cell>
          <table:table-cell table:style-name="ce7"/>
          <table:table-cell table:number-columns-repeated="2"/>
          <table:table-cell table:style-name="ce2" office:value-type="string">
            <text:p>17.81</text:p>
          </table:table-cell>
          <table:table-cell table:style-name="ce2" office:value-type="string">
            <text:p>63.60</text:p>
          </table:table-cell>
          <table:table-cell table:style-name="ce2" office:value-type="string">
            <text:p>290</text:p>
          </table:table-cell>
          <table:table-cell/>
          <table:table-cell table:style-name="ce2" office:value-type="string">
            <text:p>395</text:p>
          </table:table-cell>
          <table:table-cell table:style-name="ce2" office:value-type="string">
            <text:p>450</text:p>
          </table:table-cell>
          <table:table-cell table:style-name="ce2" office:value-type="string">
            <text:p>540</text:p>
          </table:table-cell>
          <table:table-cell table:style-name="ce2" office:value-type="string">
            <text:p>625</text:p>
          </table:table-cell>
          <table:table-cell/>
          <table:table-cell office:value-type="string">
            <text:p>http://app.hydrographie.steiermark.at/bilder/Internet_online/Index_pub.htm</text:p>
          </table:table-cell>
          <table:table-cell office:value-type="float" office:value="469108">
            <text:p>469108</text:p>
          </table:table-cell>
          <table:table-cell office:value-type="float" office:value="406219">
            <text:p>406219</text:p>
          </table:table-cell>
          <table:table-cell office:value-type="float" office:value="473308">
            <text:p>473308</text:p>
          </table:table-cell>
          <table:table-cell office:value-type="float" office:value="141507">
            <text:p>141507</text:p>
          </table:table-cell>
          <table:table-cell office:value-type="float" office:value="406218">
            <text:p>406218</text:p>
          </table:table-cell>
          <table:table-cell office:value-type="float" office:value="7">
            <text:p>7</text:p>
          </table:table-cell>
          <table:table-cell office:value-type="float" office:value="469108">
            <text:p>469108</text:p>
          </table:table-cell>
          <table:table-cell office:value-type="float" office:value="19">
            <text:p>19</text:p>
          </table:table-cell>
          <table:table-cell office:value-type="float" office:value="5270209">
            <text:p>5270209</text:p>
          </table:table-cell>
          <table:table-cell office:value-type="float" office:value="7">
            <text:p>7</text:p>
          </table:table-cell>
          <table:table-cell office:value-type="float" office:value="-156604">
            <text:p>-156604</text:p>
          </table:table-cell>
          <table:table-cell office:value-type="float" office:value="9">
            <text:p>9</text:p>
          </table:table-cell>
          <table:table-cell office:value-type="float" office:value="593395">
            <text:p>593395</text:p>
          </table:table-cell>
          <table:table-cell office:value-type="float" office:value="1">
            <text:p>1</text:p>
          </table:table-cell>
          <table:table-cell office:value-type="float" office:value="270209">
            <text:p>270209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4001132">
            <text:p>4001132</text:p>
          </table:table-cell>
          <table:table-cell table:style-name="ce2" office:value-type="string">
            <text:p>205898</text:p>
          </table:table-cell>
          <table:table-cell office:value-type="float" office:value="96">
            <text:p>96</text:p>
          </table:table-cell>
          <table:table-cell office:value-type="string">
            <text:p>Molln</text:p>
          </table:table-cell>
          <table:table-cell office:value-type="string">
            <text:p>Steyr</text:p>
          </table:table-cell>
          <table:table-cell office:value-type="string">
            <text:p>Oberösterreich</text:p>
          </table:table-cell>
          <table:table-cell/>
          <table:table-cell table:formula="of:=LEFT([.Z145];2)+(RIGHT(LEFT([.Z145];4);2)*60+RIGHT([.Z145];2))/3600" office:value-type="float" office:value="47.8905555555556">
            <text:p>47.8905555556</text:p>
          </table:table-cell>
          <table:table-cell table:formula="of:=LEFT([.AA145];2)+(RIGHT(LEFT([.AA145];4);2)*60+RIGHT([.AA145];2))/3600" office:value-type="float" office:value="14.2813888888889">
            <text:p>14.2813888889</text:p>
          </table:table-cell>
          <table:table-cell table:style-name="ce7"/>
          <table:table-cell table:number-columns-repeated="11"/>
          <table:table-cell office:value-type="string">
            <text:p>http://www2.land-oberoesterreich.gv.at/internethydro/Online/Start.jsp?station=22</text:p>
          </table:table-cell>
          <table:table-cell office:value-type="float" office:value="470799">
            <text:p>470799</text:p>
          </table:table-cell>
          <table:table-cell office:value-type="float" office:value="444206">
            <text:p>444206</text:p>
          </table:table-cell>
          <table:table-cell office:value-type="float" office:value="475326">
            <text:p>475326</text:p>
          </table:table-cell>
          <table:table-cell office:value-type="float" office:value="141653">
            <text:p>141653</text:p>
          </table:table-cell>
          <table:table-cell office:value-type="float" office:value="444208">
            <text:p>444208</text:p>
          </table:table-cell>
          <table:table-cell office:value-type="float" office:value="8">
            <text:p>8</text:p>
          </table:table-cell>
          <table:table-cell office:value-type="float" office:value="470803">
            <text:p>470803</text:p>
          </table:table-cell>
          <table:table-cell office:value-type="float" office:value="2">
            <text:p>2</text:p>
          </table:table-cell>
          <table:table-cell office:value-type="float" office:value="5306525">
            <text:p>5306525</text:p>
          </table:table-cell>
          <table:table-cell office:value-type="float" office:value="70827">
            <text:p>70827</text:p>
          </table:table-cell>
          <table:table-cell office:value-type="float" office:value="520827">
            <text:p>520827</text:p>
          </table:table-cell>
          <table:table-cell office:value-type="float" office:value="306525">
            <text:p>306525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10001023">
            <text:p>10001023</text:p>
          </table:table-cell>
          <table:table-cell table:style-name="ce2" office:value-type="string">
            <text:p>207068</text:p>
          </table:table-cell>
          <table:table-cell office:value-type="float" office:value="224">
            <text:p>224</text:p>
          </table:table-cell>
          <table:table-cell office:value-type="string">
            <text:p>Linz</text:p>
          </table:table-cell>
          <table:table-cell office:value-type="string">
            <text:p>Donau</text:p>
          </table:table-cell>
          <table:table-cell office:value-type="string">
            <text:p>viaDonau</text:p>
          </table:table-cell>
          <table:table-cell office:value-type="string">
            <text:p>Linz, Linz Land, Urfahr-Umgebung</text:p>
          </table:table-cell>
          <table:table-cell table:formula="of:=LEFT([.Z146];2)+(RIGHT(LEFT([.Z146];4);2)*60+RIGHT([.Z146];2))/3600" office:value-type="float" office:value="48.3075">
            <text:p>48.3075</text:p>
          </table:table-cell>
          <table:table-cell table:formula="of:=LEFT([.AA146];2)+(RIGHT(LEFT([.AA146];4);2)*60+RIGHT([.AA146];2))/3600" office:value-type="float" office:value="14.2855555555556">
            <text:p>14.2855555556</text:p>
          </table:table-cell>
          <table:table-cell table:style-name="ce7"/>
          <table:table-cell table:number-columns-repeated="11"/>
          <table:table-cell office:value-type="string">
            <text:p>http://www2.land-oberoesterreich.gv.at/internethydro/Online/Start.jsp?station=4</text:p>
          </table:table-cell>
          <table:table-cell office:value-type="float" office:value="470630">
            <text:p>470630</text:p>
          </table:table-cell>
          <table:table-cell office:value-type="float" office:value="490180">
            <text:p>490180</text:p>
          </table:table-cell>
          <table:table-cell office:value-type="float" office:value="481827">
            <text:p>481827</text:p>
          </table:table-cell>
          <table:table-cell office:value-type="float" office:value="141708">
            <text:p>141708</text:p>
          </table:table-cell>
          <table:table-cell office:value-type="float" office:value="490189">
            <text:p>490189</text:p>
          </table:table-cell>
          <table:table-cell office:value-type="float" office:value="69">
            <text:p>69</text:p>
          </table:table-cell>
          <table:table-cell office:value-type="float" office:value="470615">
            <text:p>470615</text:p>
          </table:table-cell>
          <table:table-cell office:value-type="float" office:value="56">
            <text:p>56</text:p>
          </table:table-cell>
          <table:table-cell office:value-type="float" office:value="5352521">
            <text:p>5352521</text:p>
          </table:table-cell>
          <table:table-cell office:value-type="float" office:value="63">
            <text:p>63</text:p>
          </table:table-cell>
          <table:table-cell office:value-type="float" office:value="70630">
            <text:p>70630</text:p>
          </table:table-cell>
          <table:table-cell office:value-type="float" office:value="39">
            <text:p>39</text:p>
          </table:table-cell>
          <table:table-cell office:value-type="float" office:value="520630">
            <text:p>520630</text:p>
          </table:table-cell>
          <table:table-cell office:value-type="float" office:value="53">
            <text:p>53</text:p>
          </table:table-cell>
          <table:table-cell office:value-type="float" office:value="352521">
            <text:p>352521</text:p>
          </table:table-cell>
          <table:table-cell office:value-type="float" office:value="78">
            <text:p>78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 office:value-type="string">
            <text:p>x</text:p>
          </table:table-cell>
          <table:table-cell office:value-type="float" office:value="2002241">
            <text:p>2002241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Arnoldstein AHP</text:p>
          </table:table-cell>
          <table:table-cell office:value-type="string">
            <text:p>Gail</text:p>
          </table:table-cell>
          <table:table-cell office:value-type="string">
            <text:p>AHP</text:p>
          </table:table-cell>
          <table:table-cell/>
          <table:table-cell office:value-type="float" office:value="46.550538">
            <text:p>46.550538</text:p>
          </table:table-cell>
          <table:table-cell office:value-type="float" office:value="13.692183">
            <text:p>13.692183</text:p>
          </table:table-cell>
          <table:table-cell table:style-name="ce7"/>
          <table:table-cell table:number-columns-repeated="11"/>
          <table:table-cell office:value-type="string">
            <text:p>http://info.ktn.gv.at/asp/hydro/daten/ArnoldsteinGail_dia1_Q.gif</text:p>
          </table:table-cell>
          <table:table-cell office:value-type="float" office:value="424782">
            <text:p>424782</text:p>
          </table:table-cell>
          <table:table-cell office:value-type="float" office:value="296820">
            <text:p>296820</text:p>
          </table:table-cell>
          <table:table-cell office:value-type="float" office:value="451946">
            <text:p>451946</text:p>
          </table:table-cell>
          <table:table-cell office:value-type="float" office:value="141926">
            <text:p>141926</text:p>
          </table:table-cell>
          <table:table-cell office:value-type="float" office:value="159262">
            <text:p>159262</text:p>
          </table:table-cell>
          <table:table-cell office:value-type="float" office:value="477680">
            <text:p>477680</text:p>
          </table:table-cell>
          <table:table-cell office:value-type="float" office:value="5021518">
            <text:p>5021518</text:p>
          </table:table-cell>
          <table:table-cell office:value-type="float" office:value="4">
            <text:p>4</text:p>
          </table:table-cell>
          <table:table-cell office:value-type="float" office:value="77653">
            <text:p>77653</text:p>
          </table:table-cell>
          <table:table-cell office:value-type="float" office:value="22">
            <text:p>22</text:p>
          </table:table-cell>
          <table:table-cell office:value-type="float" office:value="527653">
            <text:p>527653</text:p>
          </table:table-cell>
          <table:table-cell office:value-type="float" office:value="22">
            <text:p>22</text:p>
          </table:table-cell>
          <table:table-cell office:value-type="float" office:value="21518">
            <text:p>21518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2001054">
            <text:p>2001054</text:p>
          </table:table-cell>
          <table:table-cell table:style-name="ce2" office:value-type="string">
            <text:p>212951</text:p>
          </table:table-cell>
          <table:table-cell office:value-type="float" office:value="21">
            <text:p>21</text:p>
          </table:table-cell>
          <table:table-cell office:value-type="string">
            <text:p>Zollfeld</text:p>
          </table:table-cell>
          <table:table-cell office:value-type="string">
            <text:p>Glan</text:p>
          </table:table-cell>
          <table:table-cell office:value-type="string">
            <text:p>Kärnten</text:p>
          </table:table-cell>
          <table:table-cell office:value-type="string">
            <text:p>St. Veit/Glan, Klagenfurt Land</text:p>
          </table:table-cell>
          <table:table-cell table:formula="of:=LEFT([.Z148];2)+(RIGHT(LEFT([.Z148];4);2)*60+RIGHT([.Z148];2))/3600" office:value-type="float" office:value="46.7016666666667">
            <text:p>46.7016666667</text:p>
          </table:table-cell>
          <table:table-cell table:formula="of:=LEFT([.AA148];2)+(RIGHT(LEFT([.AA148];4);2)*60+RIGHT([.AA148];2))/3600" office:value-type="float" office:value="14.3513888888889">
            <text:p>14.3513888889</text:p>
          </table:table-cell>
          <table:table-cell table:style-name="ce7"/>
          <table:table-cell table:number-columns-repeated="2"/>
          <table:table-cell table:style-name="ce2" office:value-type="string">
            <text:p>1.55</text:p>
          </table:table-cell>
          <table:table-cell table:style-name="ce2" office:value-type="string">
            <text:p>4.2</text:p>
          </table:table-cell>
          <table:table-cell table:style-name="ce2" office:value-type="string">
            <text:p>18</text:p>
          </table:table-cell>
          <table:table-cell/>
          <table:table-cell table:style-name="ce2" office:value-type="string">
            <text:p>37</text:p>
          </table:table-cell>
          <table:table-cell table:style-name="ce2" office:value-type="string">
            <text:p>50</text:p>
          </table:table-cell>
          <table:table-cell table:style-name="ce2" office:value-type="string">
            <text:p>64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180</text:p>
          </table:table-cell>
          <table:table-cell office:value-type="string">
            <text:p>http://info.ktn.gv.at/asp/hydro/daten/QP_Zollfeld.gif</text:p>
          </table:table-cell>
          <table:table-cell office:value-type="float" office:value="477829">
            <text:p>477829</text:p>
          </table:table-cell>
          <table:table-cell office:value-type="float" office:value="311794">
            <text:p>311794</text:p>
          </table:table-cell>
          <table:table-cell office:value-type="float" office:value="464206">
            <text:p>464206</text:p>
          </table:table-cell>
          <table:table-cell office:value-type="float" office:value="142105">
            <text:p>142105</text:p>
          </table:table-cell>
          <table:table-cell office:value-type="float" office:value="311794">
            <text:p>311794</text:p>
          </table:table-cell>
          <table:table-cell office:value-type="float" office:value="3">
            <text:p>3</text:p>
          </table:table-cell>
          <table:table-cell office:value-type="float" office:value="477828">
            <text:p>477828</text:p>
          </table:table-cell>
          <table:table-cell office:value-type="float" office:value="6">
            <text:p>6</text:p>
          </table:table-cell>
          <table:table-cell office:value-type="float" office:value="5174059">
            <text:p>5174059</text:p>
          </table:table-cell>
          <table:table-cell office:value-type="float" office:value="2">
            <text:p>2</text:p>
          </table:table-cell>
          <table:table-cell office:value-type="float" office:value="77849">
            <text:p>77849</text:p>
          </table:table-cell>
          <table:table-cell office:value-type="float" office:value="54">
            <text:p>54</text:p>
          </table:table-cell>
          <table:table-cell office:value-type="float" office:value="527849">
            <text:p>527849</text:p>
          </table:table-cell>
          <table:table-cell office:value-type="float" office:value="54">
            <text:p>54</text:p>
          </table:table-cell>
          <table:table-cell office:value-type="float" office:value="174059">
            <text:p>174059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4001134">
            <text:p>4001134</text:p>
          </table:table-cell>
          <table:table-cell table:style-name="ce2" office:value-type="string">
            <text:p>205922</text:p>
          </table:table-cell>
          <table:table-cell office:value-type="float" office:value="97">
            <text:p>97</text:p>
          </table:table-cell>
          <table:table-cell office:value-type="string">
            <text:p>Steyr (Ortskai)</text:p>
          </table:table-cell>
          <table:table-cell office:value-type="string">
            <text:p>Enns</text:p>
          </table:table-cell>
          <table:table-cell office:value-type="string">
            <text:p>Oberösterreich</text:p>
          </table:table-cell>
          <table:table-cell office:value-type="string">
            <text:p>Steyr, Steyr Land</text:p>
          </table:table-cell>
          <table:table-cell table:formula="of:=LEFT([.Z149];2)+(RIGHT(LEFT([.Z149];4);2)*60+RIGHT([.Z149];2))/3600" office:value-type="float" office:value="48.0394444444444">
            <text:p>48.0394444444</text:p>
          </table:table-cell>
          <table:table-cell table:formula="of:=LEFT([.AA149];2)+(RIGHT(LEFT([.AA149];4);2)*60+RIGHT([.AA149];2))/3600" office:value-type="float" office:value="14.4266666666667">
            <text:p>14.4266666667</text:p>
          </table:table-cell>
          <table:table-cell table:style-name="ce7"/>
          <table:table-cell table:number-columns-repeated="2"/>
          <table:table-cell table:style-name="ce2" office:value-type="string">
            <text:p>45.00</text:p>
          </table:table-cell>
          <table:table-cell table:style-name="ce2" office:value-type="string">
            <text:p>133.00</text:p>
          </table:table-cell>
          <table:table-cell table:style-name="ce2" office:value-type="string">
            <text:p>330</text:p>
          </table:table-cell>
          <table:table-cell/>
          <table:table-cell table:style-name="ce2" office:value-type="string">
            <text:p>450</text:p>
          </table:table-cell>
          <table:table-cell table:style-name="ce2" office:value-type="string">
            <text:p>515</text:p>
          </table:table-cell>
          <table:table-cell table:style-name="ce2" office:value-type="string">
            <text:p>610</text:p>
          </table:table-cell>
          <table:table-cell table:style-name="ce2" office:value-type="string">
            <text:p>700</text:p>
          </table:table-cell>
          <table:table-cell/>
          <table:table-cell office:value-type="string">
            <text:p>http://www2.land-oberoesterreich.gv.at/internethydro/Online/Start.jsp?station=14</text:p>
          </table:table-cell>
          <table:table-cell office:value-type="float" office:value="481424">
            <text:p>481424</text:p>
          </table:table-cell>
          <table:table-cell office:value-type="float" office:value="461016">
            <text:p>461016</text:p>
          </table:table-cell>
          <table:table-cell office:value-type="float" office:value="480222">
            <text:p>480222</text:p>
          </table:table-cell>
          <table:table-cell office:value-type="float" office:value="142536">
            <text:p>142536</text:p>
          </table:table-cell>
          <table:table-cell office:value-type="float" office:value="461016">
            <text:p>461016</text:p>
          </table:table-cell>
          <table:table-cell office:value-type="float" office:value="2">
            <text:p>2</text:p>
          </table:table-cell>
          <table:table-cell office:value-type="float" office:value="481423">
            <text:p>481423</text:p>
          </table:table-cell>
          <table:table-cell office:value-type="float" office:value="6">
            <text:p>6</text:p>
          </table:table-cell>
          <table:table-cell office:value-type="float" office:value="5323340">
            <text:p>5323340</text:p>
          </table:table-cell>
          <table:table-cell office:value-type="float" office:value="81450">
            <text:p>81450</text:p>
          </table:table-cell>
          <table:table-cell office:value-type="float" office:value="531450">
            <text:p>531450</text:p>
          </table:table-cell>
          <table:table-cell office:value-type="float" office:value="323340">
            <text:p>323340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2001093">
            <text:p>2001093</text:p>
          </table:table-cell>
          <table:table-cell table:style-name="ce2" office:value-type="string">
            <text:p>213397</text:p>
          </table:table-cell>
          <table:table-cell office:value-type="float" office:value="33">
            <text:p>33</text:p>
          </table:table-cell>
          <table:table-cell office:value-type="string">
            <text:p>Mölbling</text:p>
          </table:table-cell>
          <table:table-cell office:value-type="string">
            <text:p>Gurk</text:p>
          </table:table-cell>
          <table:table-cell office:value-type="string">
            <text:p>Kärnten</text:p>
          </table:table-cell>
          <table:table-cell office:value-type="string">
            <text:p>St. Veit/Glan</text:p>
          </table:table-cell>
          <table:table-cell table:formula="of:=LEFT([.Z150];2)+(RIGHT(LEFT([.Z150];4);2)*60+RIGHT([.Z150];2))/3600" office:value-type="float" office:value="46.8605555555556">
            <text:p>46.8605555556</text:p>
          </table:table-cell>
          <table:table-cell table:formula="of:=LEFT([.AA150];2)+(RIGHT(LEFT([.AA150];4);2)*60+RIGHT([.AA150];2))/3600" office:value-type="float" office:value="14.4508333333333">
            <text:p>14.4508333333</text:p>
          </table:table-cell>
          <table:table-cell table:style-name="ce7"/>
          <table:table-cell table:number-columns-repeated="2"/>
          <table:table-cell table:style-name="ce2" office:value-type="string">
            <text:p>4.19</text:p>
          </table:table-cell>
          <table:table-cell table:style-name="ce2" office:value-type="string">
            <text:p>12.30</text:p>
          </table:table-cell>
          <table:table-cell table:style-name="ce2" office:value-type="string">
            <text:p>63</text:p>
          </table:table-cell>
          <table:table-cell/>
          <table:table-cell table:style-name="ce2" office:value-type="string">
            <text:p>100</text:p>
          </table:table-cell>
          <table:table-cell table:style-name="ce2" office:value-type="string">
            <text:p>125</text:p>
          </table:table-cell>
          <table:table-cell table:style-name="ce2" office:value-type="string">
            <text:p>165</text:p>
          </table:table-cell>
          <table:table-cell table:style-name="ce2" office:value-type="string">
            <text:p>220</text:p>
          </table:table-cell>
          <table:table-cell/>
          <table:table-cell office:value-type="string">
            <text:p>http://info.ktn.gv.at/asp/hydro/daten/QP_Moelbling.gif</text:p>
          </table:table-cell>
          <table:table-cell office:value-type="float" office:value="485176">
            <text:p>485176</text:p>
          </table:table-cell>
          <table:table-cell office:value-type="float" office:value="329553">
            <text:p>329553</text:p>
          </table:table-cell>
          <table:table-cell office:value-type="float" office:value="465138">
            <text:p>465138</text:p>
          </table:table-cell>
          <table:table-cell office:value-type="float" office:value="142703">
            <text:p>142703</text:p>
          </table:table-cell>
          <table:table-cell office:value-type="float" office:value="329553">
            <text:p>329553</text:p>
          </table:table-cell>
          <table:table-cell office:value-type="float" office:value="41">
            <text:p>41</text:p>
          </table:table-cell>
          <table:table-cell office:value-type="float" office:value="485176">
            <text:p>485176</text:p>
          </table:table-cell>
          <table:table-cell office:value-type="float" office:value="45">
            <text:p>45</text:p>
          </table:table-cell>
          <table:table-cell office:value-type="float" office:value="5191823">
            <text:p>5191823</text:p>
          </table:table-cell>
          <table:table-cell office:value-type="float" office:value="23">
            <text:p>23</text:p>
          </table:table-cell>
          <table:table-cell office:value-type="float" office:value="85202">
            <text:p>85202</text:p>
          </table:table-cell>
          <table:table-cell office:value-type="float" office:value="75">
            <text:p>75</text:p>
          </table:table-cell>
          <table:table-cell office:value-type="float" office:value="535202">
            <text:p>535202</text:p>
          </table:table-cell>
          <table:table-cell office:value-type="float" office:value="75">
            <text:p>75</text:p>
          </table:table-cell>
          <table:table-cell office:value-type="float" office:value="191823">
            <text:p>191823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4001117">
            <text:p>4001117</text:p>
          </table:table-cell>
          <table:table-cell table:style-name="ce2" office:value-type="string">
            <text:p>205740</text:p>
          </table:table-cell>
          <table:table-cell office:value-type="float" office:value="94">
            <text:p>94</text:p>
          </table:table-cell>
          <table:table-cell office:value-type="string">
            <text:p>Reichraming</text:p>
          </table:table-cell>
          <table:table-cell office:value-type="string">
            <text:p>Reichramingbach</text:p>
          </table:table-cell>
          <table:table-cell office:value-type="string">
            <text:p>Oberösterreich</text:p>
          </table:table-cell>
          <table:table-cell office:value-type="string">
            <text:p>Steyr Land</text:p>
          </table:table-cell>
          <table:table-cell table:formula="of:=LEFT([.Z151];2)+(RIGHT(LEFT([.Z151];4);2)*60+RIGHT([.Z151];2))/3600" office:value-type="float" office:value="47.8822222222222">
            <text:p>47.8822222222</text:p>
          </table:table-cell>
          <table:table-cell table:formula="of:=LEFT([.AA151];2)+(RIGHT(LEFT([.AA151];4);2)*60+RIGHT([.AA151];2))/3600" office:value-type="float" office:value="14.4566666666667">
            <text:p>14.4566666667</text:p>
          </table:table-cell>
          <table:table-cell table:style-name="ce7"/>
          <table:table-cell table:number-columns-repeated="11"/>
          <table:table-cell office:value-type="string">
            <text:p>http://www2.land-oberoesterreich.gv.at/internethydro/Online/Start.jsp?station=21</text:p>
          </table:table-cell>
          <table:table-cell office:value-type="float" office:value="483910">
            <text:p>483910</text:p>
          </table:table-cell>
          <table:table-cell office:value-type="float" office:value="443609">
            <text:p>443609</text:p>
          </table:table-cell>
          <table:table-cell office:value-type="float" office:value="475256">
            <text:p>475256</text:p>
          </table:table-cell>
          <table:table-cell office:value-type="float" office:value="142724">
            <text:p>142724</text:p>
          </table:table-cell>
          <table:table-cell office:value-type="float" office:value="443602">
            <text:p>443602</text:p>
          </table:table-cell>
          <table:table-cell office:value-type="float" office:value="1">
            <text:p>1</text:p>
          </table:table-cell>
          <table:table-cell office:value-type="float" office:value="483907">
            <text:p>483907</text:p>
          </table:table-cell>
          <table:table-cell office:value-type="float" office:value="9">
            <text:p>9</text:p>
          </table:table-cell>
          <table:table-cell office:value-type="float" office:value="5305919">
            <text:p>5305919</text:p>
          </table:table-cell>
          <table:table-cell office:value-type="float" office:value="83937">
            <text:p>83937</text:p>
          </table:table-cell>
          <table:table-cell office:value-type="float" office:value="533937">
            <text:p>533937</text:p>
          </table:table-cell>
          <table:table-cell office:value-type="float" office:value="305919">
            <text:p>305919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6001033">
            <text:p>6001033</text:p>
          </table:table-cell>
          <table:table-cell table:style-name="ce2" office:value-type="string">
            <text:p>210823</text:p>
          </table:table-cell>
          <table:table-cell office:value-type="float" office:value="130">
            <text:p>130</text:p>
          </table:table-cell>
          <table:table-cell office:value-type="string">
            <text:p>Admont</text:p>
          </table:table-cell>
          <table:table-cell office:value-type="string">
            <text:p>Enns</text:p>
          </table:table-cell>
          <table:table-cell office:value-type="string">
            <text:p>Steiermark</text:p>
          </table:table-cell>
          <table:table-cell office:value-type="string">
            <text:p>Liezen</text:p>
          </table:table-cell>
          <table:table-cell table:formula="of:=LEFT([.Z152];2)+(RIGHT(LEFT([.Z152];4);2)*60+RIGHT([.Z152];2))/3600" office:value-type="float" office:value="47.5816666666667">
            <text:p>47.5816666667</text:p>
          </table:table-cell>
          <table:table-cell table:formula="of:=LEFT([.AA152];2)+(RIGHT(LEFT([.AA152];4);2)*60+RIGHT([.AA152];2))/3600" office:value-type="float" office:value="14.4627777777778">
            <text:p>14.4627777778</text:p>
          </table:table-cell>
          <table:table-cell table:style-name="ce7"/>
          <table:table-cell table:number-columns-repeated="2"/>
          <table:table-cell table:style-name="ce2" office:value-type="string">
            <text:p>24.63</text:p>
          </table:table-cell>
          <table:table-cell table:style-name="ce2" office:value-type="string">
            <text:p>80.30</text:p>
          </table:table-cell>
          <table:table-cell table:style-name="ce2" office:value-type="string">
            <text:p>338</text:p>
          </table:table-cell>
          <table:table-cell/>
          <table:table-cell table:style-name="ce2" office:value-type="string">
            <text:p>465</text:p>
          </table:table-cell>
          <table:table-cell table:style-name="ce2" office:value-type="string">
            <text:p>520</text:p>
          </table:table-cell>
          <table:table-cell table:style-name="ce2" office:value-type="string">
            <text:p>630</text:p>
          </table:table-cell>
          <table:table-cell table:style-name="ce2" office:value-type="string">
            <text:p>740</text:p>
          </table:table-cell>
          <table:table-cell/>
          <table:table-cell office:value-type="string">
            <text:p>http://app.hydrographie.steiermark.at/bilder/Internet_online/Source/Q1554.htm</text:p>
          </table:table-cell>
          <table:table-cell office:value-type="float" office:value="484911">
            <text:p>484911</text:p>
          </table:table-cell>
          <table:table-cell office:value-type="float" office:value="409694">
            <text:p>409694</text:p>
          </table:table-cell>
          <table:table-cell office:value-type="float" office:value="473454">
            <text:p>473454</text:p>
          </table:table-cell>
          <table:table-cell office:value-type="float" office:value="142746">
            <text:p>142746</text:p>
          </table:table-cell>
          <table:table-cell office:value-type="float" office:value="409693">
            <text:p>409693</text:p>
          </table:table-cell>
          <table:table-cell office:value-type="float" office:value="65">
            <text:p>65</text:p>
          </table:table-cell>
          <table:table-cell office:value-type="float" office:value="484910">
            <text:p>484910</text:p>
          </table:table-cell>
          <table:table-cell office:value-type="float" office:value="66">
            <text:p>66</text:p>
          </table:table-cell>
          <table:table-cell office:value-type="float" office:value="5273073">
            <text:p>5273073</text:p>
          </table:table-cell>
          <table:table-cell office:value-type="float" office:value="8">
            <text:p>8</text:p>
          </table:table-cell>
          <table:table-cell office:value-type="float" office:value="-140680">
            <text:p>-140680</text:p>
          </table:table-cell>
          <table:table-cell office:value-type="float" office:value="5">
            <text:p>5</text:p>
          </table:table-cell>
          <table:table-cell office:value-type="float" office:value="609319">
            <text:p>609319</text:p>
          </table:table-cell>
          <table:table-cell office:value-type="float" office:value="5">
            <text:p>5</text:p>
          </table:table-cell>
          <table:table-cell office:value-type="float" office:value="273073">
            <text:p>273073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2001071">
            <text:p>2001071</text:p>
          </table:table-cell>
          <table:table-cell table:style-name="ce2" office:value-type="string">
            <text:p>213157</text:p>
          </table:table-cell>
          <table:table-cell office:value-type="float" office:value="27">
            <text:p>27</text:p>
          </table:table-cell>
          <table:table-cell office:value-type="string">
            <text:p>Launsdorf</text:p>
          </table:table-cell>
          <table:table-cell office:value-type="string">
            <text:p>Gurk</text:p>
          </table:table-cell>
          <table:table-cell office:value-type="string">
            <text:p>Kärnten</text:p>
          </table:table-cell>
          <table:table-cell office:value-type="string">
            <text:p>St. Veit/Glan</text:p>
          </table:table-cell>
          <table:table-cell table:formula="of:=LEFT([.Z153];2)+(RIGHT(LEFT([.Z153];4);2)*60+RIGHT([.Z153];2))/3600" office:value-type="float" office:value="46.7608333333333">
            <text:p>46.7608333333</text:p>
          </table:table-cell>
          <table:table-cell table:formula="of:=LEFT([.AA153];2)+(RIGHT(LEFT([.AA153];4);2)*60+RIGHT([.AA153];2))/3600" office:value-type="float" office:value="14.4777777777778">
            <text:p>14.4777777778</text:p>
          </table:table-cell>
          <table:table-cell table:style-name="ce7"/>
          <table:table-cell table:number-columns-repeated="2"/>
          <table:table-cell table:style-name="ce2" office:value-type="string">
            <text:p>2</text:p>
          </table:table-cell>
          <table:table-cell table:style-name="ce2" office:value-type="string">
            <text:p>14.00</text:p>
          </table:table-cell>
          <table:table-cell table:style-name="ce2" office:value-type="string">
            <text:p>62</text:p>
          </table:table-cell>
          <table:table-cell/>
          <table:table-cell table:style-name="ce2" office:value-type="string">
            <text:p>109</text:p>
          </table:table-cell>
          <table:table-cell table:style-name="ce2" office:value-type="string">
            <text:p>135</text:p>
          </table:table-cell>
          <table:table-cell table:style-name="ce2" office:value-type="string">
            <text:p>180</text:p>
          </table:table-cell>
          <table:table-cell table:style-name="ce2" office:value-type="string">
            <text:p>230</text:p>
          </table:table-cell>
          <table:table-cell table:style-name="ce2" office:value-type="string">
            <text:p>430</text:p>
          </table:table-cell>
          <table:table-cell office:value-type="string">
            <text:p>http://info.ktn.gv.at/asp/hydro/daten/QP_Launsdorf.gif</text:p>
          </table:table-cell>
          <table:table-cell office:value-type="float" office:value="487393">
            <text:p>487393</text:p>
          </table:table-cell>
          <table:table-cell office:value-type="float" office:value="318503">
            <text:p>318503</text:p>
          </table:table-cell>
          <table:table-cell office:value-type="float" office:value="464539">
            <text:p>464539</text:p>
          </table:table-cell>
          <table:table-cell office:value-type="float" office:value="142840">
            <text:p>142840</text:p>
          </table:table-cell>
          <table:table-cell office:value-type="float" office:value="318502">
            <text:p>318502</text:p>
          </table:table-cell>
          <table:table-cell office:value-type="float" office:value="9">
            <text:p>9</text:p>
          </table:table-cell>
          <table:table-cell office:value-type="float" office:value="487393">
            <text:p>487393</text:p>
          </table:table-cell>
          <table:table-cell office:value-type="float" office:value="3">
            <text:p>3</text:p>
          </table:table-cell>
          <table:table-cell office:value-type="float" office:value="5180768">
            <text:p>5180768</text:p>
          </table:table-cell>
          <table:table-cell office:value-type="float" office:value="39">
            <text:p>39</text:p>
          </table:table-cell>
          <table:table-cell office:value-type="float" office:value="87418">
            <text:p>87418</text:p>
          </table:table-cell>
          <table:table-cell office:value-type="float" office:value="6">
            <text:p>6</text:p>
          </table:table-cell>
          <table:table-cell office:value-type="float" office:value="537418">
            <text:p>537418</text:p>
          </table:table-cell>
          <table:table-cell office:value-type="float" office:value="6">
            <text:p>6</text:p>
          </table:table-cell>
          <table:table-cell office:value-type="float" office:value="180768">
            <text:p>180768</text:p>
          </table:table-cell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2001062">
            <text:p>2001062</text:p>
          </table:table-cell>
          <table:table-cell table:style-name="ce2" office:value-type="string">
            <text:p>213041</text:p>
          </table:table-cell>
          <table:table-cell office:value-type="float" office:value="23">
            <text:p>23</text:p>
          </table:table-cell>
          <table:table-cell office:value-type="string">
            <text:p>Gumisch</text:p>
          </table:table-cell>
          <table:table-cell office:value-type="string">
            <text:p>Gurk</text:p>
          </table:table-cell>
          <table:table-cell office:value-type="string">
            <text:p>Kärnten</text:p>
          </table:table-cell>
          <table:table-cell office:value-type="string">
            <text:p>Klagenfurt Land</text:p>
          </table:table-cell>
          <table:table-cell table:formula="of:=LEFT([.Z154];2)+(RIGHT(LEFT([.Z154];4);2)*60+RIGHT([.Z154];2))/3600" office:value-type="float" office:value="46.6066666666667">
            <text:p>46.6066666667</text:p>
          </table:table-cell>
          <table:table-cell table:formula="of:=LEFT([.AA154];2)+(RIGHT(LEFT([.AA154];4);2)*60+RIGHT([.AA154];2))/3600" office:value-type="float" office:value="14.4788888888889">
            <text:p>14.4788888889</text:p>
          </table:table-cell>
          <table:table-cell table:style-name="ce7"/>
          <table:table-cell table:number-columns-repeated="2"/>
          <table:table-cell table:style-name="ce2" office:value-type="string">
            <text:p>13</text:p>
          </table:table-cell>
          <table:table-cell table:style-name="ce2" office:value-type="string">
            <text:p>30.00</text:p>
          </table:table-cell>
          <table:table-cell table:style-name="ce2" office:value-type="string">
            <text:p>95</text:p>
          </table:table-cell>
          <table:table-cell/>
          <table:table-cell table:style-name="ce2" office:value-type="string">
            <text:p>160</text:p>
          </table:table-cell>
          <table:table-cell table:style-name="ce2" office:value-type="string">
            <text:p>190</text:p>
          </table:table-cell>
          <table:table-cell table:style-name="ce2" office:value-type="string">
            <text:p>240</text:p>
          </table:table-cell>
          <table:table-cell table:style-name="ce2" office:value-type="string">
            <text:p>300</text:p>
          </table:table-cell>
          <table:table-cell table:style-name="ce2" office:value-type="string">
            <text:p>500</text:p>
          </table:table-cell>
          <table:table-cell office:value-type="string">
            <text:p>http://info.ktn.gv.at/asp/hydro/daten/QP_Gumisch.gif</text:p>
          </table:table-cell>
          <table:table-cell office:value-type="float" office:value="487731">
            <text:p>487731</text:p>
          </table:table-cell>
          <table:table-cell office:value-type="float" office:value="301374">
            <text:p>301374</text:p>
          </table:table-cell>
          <table:table-cell office:value-type="float" office:value="463624">
            <text:p>463624</text:p>
          </table:table-cell>
          <table:table-cell office:value-type="float" office:value="142844">
            <text:p>142844</text:p>
          </table:table-cell>
          <table:table-cell office:value-type="float" office:value="301374">
            <text:p>301374</text:p>
          </table:table-cell>
          <table:table-cell office:value-type="float" office:value="487730">
            <text:p>487730</text:p>
          </table:table-cell>
          <table:table-cell office:value-type="float" office:value="6">
            <text:p>6</text:p>
          </table:table-cell>
          <table:table-cell office:value-type="float" office:value="5163633">
            <text:p>5163633</text:p>
          </table:table-cell>
          <table:table-cell office:value-type="float" office:value="71">
            <text:p>71</text:p>
          </table:table-cell>
          <table:table-cell office:value-type="float" office:value="87752">
            <text:p>87752</text:p>
          </table:table-cell>
          <table:table-cell office:value-type="float" office:value="68">
            <text:p>68</text:p>
          </table:table-cell>
          <table:table-cell office:value-type="float" office:value="537752">
            <text:p>537752</text:p>
          </table:table-cell>
          <table:table-cell office:value-type="float" office:value="68">
            <text:p>68</text:p>
          </table:table-cell>
          <table:table-cell office:value-type="float" office:value="163633">
            <text:p>163633</text:p>
          </table:table-cell>
          <table:table-cell office:value-type="float" office:value="71">
            <text:p>71</text:p>
          </table:table-cell>
          <table:table-cell office:value-type="float" office:value="31">
            <text:p>31</text:p>
          </table:table-cell>
          <table:table-cell table:number-columns-repeated="972"/>
        </table:table-row>
        <table:table-row table:style-name="ro1">
          <table:table-cell/>
          <table:table-cell office:value-type="float" office:value="10001025">
            <text:p>10001025</text:p>
          </table:table-cell>
          <table:table-cell table:style-name="ce2" office:value-type="string">
            <text:p>207084</text:p>
          </table:table-cell>
          <table:table-cell office:value-type="float" office:value="225">
            <text:p>225</text:p>
          </table:table-cell>
          <table:table-cell office:value-type="string">
            <text:p>Mauthausen</text:p>
          </table:table-cell>
          <table:table-cell office:value-type="string">
            <text:p>Donau</text:p>
          </table:table-cell>
          <table:table-cell office:value-type="string">
            <text:p>viaDonau</text:p>
          </table:table-cell>
          <table:table-cell office:value-type="string">
            <text:p>Perg, Amstetten</text:p>
          </table:table-cell>
          <table:table-cell table:formula="of:=LEFT([.Z155];2)+(RIGHT(LEFT([.Z155];4);2)*60+RIGHT([.Z155];2))/3600" office:value-type="float" office:value="48.2397222222222">
            <text:p>48.2397222222</text:p>
          </table:table-cell>
          <table:table-cell table:formula="of:=LEFT([.AA155];2)+(RIGHT(LEFT([.AA155];4);2)*60+RIGHT([.AA155];2))/3600" office:value-type="float" office:value="14.5336111111111">
            <text:p>14.5336111111</text:p>
          </table:table-cell>
          <table:table-cell table:style-name="ce7"/>
          <table:table-cell table:number-columns-repeated="3"/>
          <table:table-cell table:style-name="ce2" office:value-type="string">
            <text:p>1750.00</text:p>
          </table:table-cell>
          <table:table-cell table:style-name="ce2" office:value-type="string">
            <text:p>5100</text:p>
          </table:table-cell>
          <table:table-cell table:style-name="ce2" office:value-type="string">
            <text:p>5750</text:p>
          </table:table-cell>
          <table:table-cell table:style-name="ce2" office:value-type="string">
            <text:p>6620</text:p>
          </table:table-cell>
          <table:table-cell table:style-name="ce2" office:value-type="string">
            <text:p>7380</text:p>
          </table:table-cell>
          <table:table-cell table:style-name="ce2" office:value-type="string">
            <text:p>10000</text:p>
          </table:table-cell>
          <table:table-cell table:style-name="ce2" office:value-type="string">
            <text:p>11200</text:p>
          </table:table-cell>
          <table:table-cell/>
          <table:table-cell office:value-type="string">
            <text:p>http://www.noel.gv.at/Externeseiten/wasserstand/wiskiwebpublic/stat_1573263.htm</text:p>
          </table:table-cell>
          <table:table-cell office:value-type="float" office:value="488275">
            <text:p>488275</text:p>
          </table:table-cell>
          <table:table-cell office:value-type="float" office:value="482937">
            <text:p>482937</text:p>
          </table:table-cell>
          <table:table-cell office:value-type="float" office:value="481423">
            <text:p>481423</text:p>
          </table:table-cell>
          <table:table-cell office:value-type="float" office:value="143201">
            <text:p>143201</text:p>
          </table:table-cell>
          <table:table-cell office:value-type="float" office:value="482891">
            <text:p>482891</text:p>
          </table:table-cell>
          <table:table-cell office:value-type="float" office:value="53">
            <text:p>53</text:p>
          </table:table-cell>
          <table:table-cell office:value-type="float" office:value="489117">
            <text:p>489117</text:p>
          </table:table-cell>
          <table:table-cell office:value-type="float" office:value="19">
            <text:p>19</text:p>
          </table:table-cell>
          <table:table-cell office:value-type="float" office:value="5345224">
            <text:p>5345224</text:p>
          </table:table-cell>
          <table:table-cell office:value-type="float" office:value="1">
            <text:p>1</text:p>
          </table:table-cell>
          <table:table-cell office:value-type="float" office:value="89135">
            <text:p>89135</text:p>
          </table:table-cell>
          <table:table-cell office:value-type="float" office:value="76">
            <text:p>76</text:p>
          </table:table-cell>
          <table:table-cell office:value-type="float" office:value="539136">
            <text:p>539136</text:p>
          </table:table-cell>
          <table:table-cell office:value-type="float" office:value="6">
            <text:p>6</text:p>
          </table:table-cell>
          <table:table-cell office:value-type="float" office:value="345224">
            <text:p>345224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060">
            <text:p>6001060</text:p>
          </table:table-cell>
          <table:table-cell table:style-name="ce2" office:value-type="string">
            <text:p>211102</text:p>
          </table:table-cell>
          <table:table-cell office:value-type="float" office:value="137">
            <text:p>137</text:p>
          </table:table-cell>
          <table:table-cell office:value-type="string">
            <text:p>St.Georgen</text:p>
          </table:table-cell>
          <table:table-cell office:value-type="string">
            <text:p>Mur</text:p>
          </table:table-cell>
          <table:table-cell office:value-type="string">
            <text:p>Steiermark</text:p>
          </table:table-cell>
          <table:table-cell office:value-type="string">
            <text:p>Judenburg</text:p>
          </table:table-cell>
          <table:table-cell table:formula="of:=LEFT([.Z156];2)+(RIGHT(LEFT([.Z156];4);2)*60+RIGHT([.Z156];2))/3600" office:value-type="float" office:value="47.21">
            <text:p>47.21</text:p>
          </table:table-cell>
          <table:table-cell table:formula="of:=LEFT([.AA156];2)+(RIGHT(LEFT([.AA156];4);2)*60+RIGHT([.AA156];2))/3600" office:value-type="float" office:value="14.5394444444444">
            <text:p>14.5394444444</text:p>
          </table:table-cell>
          <table:table-cell table:style-name="ce7"/>
          <table:table-cell table:number-columns-repeated="2"/>
          <table:table-cell table:style-name="ce2" office:value-type="string">
            <text:p>12.81</text:p>
          </table:table-cell>
          <table:table-cell table:style-name="ce2" office:value-type="string">
            <text:p>46.00</text:p>
          </table:table-cell>
          <table:table-cell table:style-name="ce2" office:value-type="string">
            <text:p>225</text:p>
          </table:table-cell>
          <table:table-cell/>
          <table:table-cell table:style-name="ce2" office:value-type="string">
            <text:p>365</text:p>
          </table:table-cell>
          <table:table-cell table:style-name="ce2" office:value-type="string">
            <text:p>430</text:p>
          </table:table-cell>
          <table:table-cell table:style-name="ce2" office:value-type="string">
            <text:p>520</text:p>
          </table:table-cell>
          <table:table-cell table:style-name="ce2" office:value-type="string">
            <text:p>650</text:p>
          </table:table-cell>
          <table:table-cell/>
          <table:table-cell office:value-type="string">
            <text:p>http://app.hydrographie.steiermark.at/bilder/Internet_online/Source/Q2170.htm</text:p>
          </table:table-cell>
          <table:table-cell office:value-type="float" office:value="488337">
            <text:p>488337</text:p>
          </table:table-cell>
          <table:table-cell office:value-type="float" office:value="368683">
            <text:p>368683</text:p>
          </table:table-cell>
          <table:table-cell office:value-type="float" office:value="471236">
            <text:p>471236</text:p>
          </table:table-cell>
          <table:table-cell office:value-type="float" office:value="143222">
            <text:p>143222</text:p>
          </table:table-cell>
          <table:table-cell office:value-type="float" office:value="368487">
            <text:p>368487</text:p>
          </table:table-cell>
          <table:table-cell office:value-type="float" office:value="69">
            <text:p>69</text:p>
          </table:table-cell>
          <table:table-cell office:value-type="float" office:value="491325">
            <text:p>491325</text:p>
          </table:table-cell>
          <table:table-cell office:value-type="float" office:value="53">
            <text:p>53</text:p>
          </table:table-cell>
          <table:table-cell office:value-type="float" office:value="5231627">
            <text:p>5231627</text:p>
          </table:table-cell>
          <table:table-cell office:value-type="float" office:value="5">
            <text:p>5</text:p>
          </table:table-cell>
          <table:table-cell office:value-type="float" office:value="-135859">
            <text:p>-135859</text:p>
          </table:table-cell>
          <table:table-cell office:value-type="float" office:value="9">
            <text:p>9</text:p>
          </table:table-cell>
          <table:table-cell office:value-type="float" office:value="614140">
            <text:p>614140</text:p>
          </table:table-cell>
          <table:table-cell office:value-type="float" office:value="1">
            <text:p>1</text:p>
          </table:table-cell>
          <table:table-cell office:value-type="float" office:value="231627">
            <text:p>231627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2001047">
            <text:p>2001047</text:p>
          </table:table-cell>
          <table:table-cell table:style-name="ce2" office:value-type="string">
            <text:p>212852</text:p>
          </table:table-cell>
          <table:table-cell office:value-type="float" office:value="18">
            <text:p>18</text:p>
          </table:table-cell>
          <table:table-cell office:value-type="string">
            <text:p>Miklauzhof</text:p>
          </table:table-cell>
          <table:table-cell office:value-type="string">
            <text:p>Vellach</text:p>
          </table:table-cell>
          <table:table-cell office:value-type="string">
            <text:p>Kärnten</text:p>
          </table:table-cell>
          <table:table-cell office:value-type="string">
            <text:p>Völkermarkt</text:p>
          </table:table-cell>
          <table:table-cell table:formula="of:=LEFT([.Z157];2)+(RIGHT(LEFT([.Z157];4);2)*60+RIGHT([.Z157];2))/3600" office:value-type="float" office:value="46.5375">
            <text:p>46.5375</text:p>
          </table:table-cell>
          <table:table-cell table:formula="of:=LEFT([.AA157];2)+(RIGHT(LEFT([.AA157];4);2)*60+RIGHT([.AA157];2))/3600" office:value-type="float" office:value="14.5944444444444">
            <text:p>14.5944444444</text:p>
          </table:table-cell>
          <table:table-cell table:style-name="ce7"/>
          <table:table-cell table:number-columns-repeated="2"/>
          <table:table-cell table:style-name="ce2" office:value-type="string">
            <text:p>2.08</text:p>
          </table:table-cell>
          <table:table-cell table:style-name="ce2" office:value-type="string">
            <text:p>6.57</text:p>
          </table:table-cell>
          <table:table-cell table:style-name="ce2" office:value-type="string">
            <text:p>65</text:p>
          </table:table-cell>
          <table:table-cell/>
          <table:table-cell table:style-name="ce2" office:value-type="string">
            <text:p>115</text:p>
          </table:table-cell>
          <table:table-cell table:style-name="ce2" office:value-type="string">
            <text:p>140</text:p>
          </table:table-cell>
          <table:table-cell table:style-name="ce2" office:value-type="string">
            <text:p>200</text:p>
          </table:table-cell>
          <table:table-cell table:style-name="ce2" office:value-type="string">
            <text:p>270</text:p>
          </table:table-cell>
          <table:table-cell table:style-name="ce2" office:value-type="string">
            <text:p>590</text:p>
          </table:table-cell>
          <table:table-cell office:value-type="string">
            <text:p>http://info.ktn.gv.at/asp/hydro/daten/QP_Miklauzhof.gif</text:p>
          </table:table-cell>
          <table:table-cell office:value-type="float" office:value="496704">
            <text:p>496704</text:p>
          </table:table-cell>
          <table:table-cell office:value-type="float" office:value="293826">
            <text:p>293826</text:p>
          </table:table-cell>
          <table:table-cell office:value-type="float" office:value="463215">
            <text:p>463215</text:p>
          </table:table-cell>
          <table:table-cell office:value-type="float" office:value="143540">
            <text:p>143540</text:p>
          </table:table-cell>
          <table:table-cell office:value-type="float" office:value="293825">
            <text:p>293825</text:p>
          </table:table-cell>
          <table:table-cell office:value-type="float" office:value="5">
            <text:p>5</text:p>
          </table:table-cell>
          <table:table-cell office:value-type="float" office:value="496704">
            <text:p>496704</text:p>
          </table:table-cell>
          <table:table-cell office:value-type="float" office:value="3">
            <text:p>3</text:p>
          </table:table-cell>
          <table:table-cell office:value-type="float" office:value="5156080">
            <text:p>5156080</text:p>
          </table:table-cell>
          <table:table-cell office:value-type="float" office:value="75">
            <text:p>75</text:p>
          </table:table-cell>
          <table:table-cell office:value-type="float" office:value="96727">
            <text:p>96727</text:p>
          </table:table-cell>
          <table:table-cell office:value-type="float" office:value="44">
            <text:p>44</text:p>
          </table:table-cell>
          <table:table-cell office:value-type="float" office:value="546727">
            <text:p>546727</text:p>
          </table:table-cell>
          <table:table-cell office:value-type="float" office:value="44">
            <text:p>44</text:p>
          </table:table-cell>
          <table:table-cell office:value-type="float" office:value="156080">
            <text:p>156080</text:p>
          </table:table-cell>
          <table:table-cell office:value-type="float" office:value="75">
            <text:p>75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009">
            <text:p>3001009</text:p>
          </table:table-cell>
          <table:table-cell table:style-name="ce2" office:value-type="string">
            <text:p>207696</text:p>
          </table:table-cell>
          <table:table-cell office:value-type="float" office:value="82">
            <text:p>82</text:p>
          </table:table-cell>
          <table:table-cell office:value-type="string">
            <text:p>Krenstetten</text:p>
          </table:table-cell>
          <table:table-cell office:value-type="string">
            <text:p>Urlbach</text:p>
          </table:table-cell>
          <table:table-cell office:value-type="string">
            <text:p>Niederösterreich</text:p>
          </table:table-cell>
          <table:table-cell office:value-type="string">
            <text:p>Amstetten</text:p>
          </table:table-cell>
          <table:table-cell table:formula="of:=LEFT([.Z158];2)+(RIGHT(LEFT([.Z158];4);2)*60+RIGHT([.Z158];2))/3600" office:value-type="float" office:value="48.0586111111111">
            <text:p>48.0586111111</text:p>
          </table:table-cell>
          <table:table-cell table:formula="of:=LEFT([.AA158];2)+(RIGHT(LEFT([.AA158];4);2)*60+RIGHT([.AA158];2))/3600" office:value-type="float" office:value="14.7025">
            <text:p>14.7025</text:p>
          </table:table-cell>
          <table:table-cell table:style-name="ce7"/>
          <table:table-cell table:number-columns-repeated="2"/>
          <table:table-cell table:style-name="ce2" office:value-type="string">
            <text:p>0.37</text:p>
          </table:table-cell>
          <table:table-cell table:style-name="ce2" office:value-type="string">
            <text:p>2.11</text:p>
          </table:table-cell>
          <table:table-cell table:style-name="ce2" office:value-type="string">
            <text:p>52</text:p>
          </table:table-cell>
          <table:table-cell table:style-name="ce2" office:value-type="string">
            <text:p>75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18</text:p>
          </table:table-cell>
          <table:table-cell table:style-name="ce2" office:value-type="string">
            <text:p>152</text:p>
          </table:table-cell>
          <table:table-cell table:style-name="ce2" office:value-type="string">
            <text:p>190</text:p>
          </table:table-cell>
          <table:table-cell/>
          <table:table-cell office:value-type="string">
            <text:p>http://www.noel.gv.at/externeseiten/wasserstand/wiskiwebpublic/stat_8587608.htm</text:p>
          </table:table-cell>
          <table:table-cell office:value-type="float" office:value="502013">
            <text:p>502013</text:p>
          </table:table-cell>
          <table:table-cell office:value-type="float" office:value="462967">
            <text:p>462967</text:p>
          </table:table-cell>
          <table:table-cell office:value-type="float" office:value="480331">
            <text:p>480331</text:p>
          </table:table-cell>
          <table:table-cell office:value-type="float" office:value="144209">
            <text:p>144209</text:p>
          </table:table-cell>
          <table:table-cell office:value-type="float" office:value="462967">
            <text:p>462967</text:p>
          </table:table-cell>
          <table:table-cell office:value-type="float" office:value="2">
            <text:p>2</text:p>
          </table:table-cell>
          <table:table-cell office:value-type="float" office:value="502011">
            <text:p>502011</text:p>
          </table:table-cell>
          <table:table-cell office:value-type="float" office:value="8">
            <text:p>8</text:p>
          </table:table-cell>
          <table:table-cell office:value-type="float" office:value="5325674">
            <text:p>5325674</text:p>
          </table:table-cell>
          <table:table-cell office:value-type="float" office:value="5">
            <text:p>5</text:p>
          </table:table-cell>
          <table:table-cell office:value-type="float" office:value="-121546">
            <text:p>-121546</text:p>
          </table:table-cell>
          <table:table-cell office:value-type="float" office:value="8">
            <text:p>8</text:p>
          </table:table-cell>
          <table:table-cell office:value-type="float" office:value="628453">
            <text:p>628453</text:p>
          </table:table-cell>
          <table:table-cell office:value-type="float" office:value="2">
            <text:p>2</text:p>
          </table:table-cell>
          <table:table-cell office:value-type="float" office:value="325674">
            <text:p>325674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063">
            <text:p>6001063</text:p>
          </table:table-cell>
          <table:table-cell table:style-name="ce2" office:value-type="string">
            <text:p>211136</text:p>
          </table:table-cell>
          <table:table-cell office:value-type="float" office:value="138">
            <text:p>138</text:p>
          </table:table-cell>
          <table:table-cell office:value-type="string">
            <text:p>Zeltweg</text:p>
          </table:table-cell>
          <table:table-cell office:value-type="string">
            <text:p>Mur</text:p>
          </table:table-cell>
          <table:table-cell office:value-type="string">
            <text:p>Steiermark</text:p>
          </table:table-cell>
          <table:table-cell office:value-type="string">
            <text:p>Judenburg, Knittelfeld</text:p>
          </table:table-cell>
          <table:table-cell table:formula="of:=LEFT([.Z159];2)+(RIGHT(LEFT([.Z159];4);2)*60+RIGHT([.Z159];2))/3600" office:value-type="float" office:value="47.1855555555556">
            <text:p>47.1855555556</text:p>
          </table:table-cell>
          <table:table-cell table:formula="of:=LEFT([.AA159];2)+(RIGHT(LEFT([.AA159];4);2)*60+RIGHT([.AA159];2))/3600" office:value-type="float" office:value="14.7536111111111">
            <text:p>14.7536111111</text:p>
          </table:table-cell>
          <table:table-cell table:style-name="ce7"/>
          <table:table-cell table:number-columns-repeated="2"/>
          <table:table-cell table:style-name="ce2" office:value-type="string">
            <text:p>16.76</text:p>
          </table:table-cell>
          <table:table-cell table:style-name="ce2" office:value-type="string">
            <text:p>57.30</text:p>
          </table:table-cell>
          <table:table-cell table:style-name="ce2" office:value-type="string">
            <text:p>250</text:p>
          </table:table-cell>
          <table:table-cell/>
          <table:table-cell table:style-name="ce2" office:value-type="string">
            <text:p>400</text:p>
          </table:table-cell>
          <table:table-cell table:style-name="ce2" office:value-type="string">
            <text:p>460</text:p>
          </table:table-cell>
          <table:table-cell table:style-name="ce2" office:value-type="string">
            <text:p>570</text:p>
          </table:table-cell>
          <table:table-cell table:style-name="ce2" office:value-type="string">
            <text:p>710</text:p>
          </table:table-cell>
          <table:table-cell/>
          <table:table-cell office:value-type="string">
            <text:p>http://app.hydrographie.steiermark.at/bilder/Internet_online/Source/Q2400.htm</text:p>
          </table:table-cell>
          <table:table-cell office:value-type="float" office:value="507586">
            <text:p>507586</text:p>
          </table:table-cell>
          <table:table-cell office:value-type="float" office:value="366033">
            <text:p>366033</text:p>
          </table:table-cell>
          <table:table-cell office:value-type="float" office:value="471108">
            <text:p>471108</text:p>
          </table:table-cell>
          <table:table-cell office:value-type="float" office:value="144513">
            <text:p>144513</text:p>
          </table:table-cell>
          <table:table-cell office:value-type="float" office:value="366032">
            <text:p>366032</text:p>
          </table:table-cell>
          <table:table-cell office:value-type="float" office:value="87">
            <text:p>87</text:p>
          </table:table-cell>
          <table:table-cell office:value-type="float" office:value="507585">
            <text:p>507585</text:p>
          </table:table-cell>
          <table:table-cell office:value-type="float" office:value="52">
            <text:p>52</text:p>
          </table:table-cell>
          <table:table-cell office:value-type="float" office:value="5228547">
            <text:p>5228547</text:p>
          </table:table-cell>
          <table:table-cell office:value-type="float" office:value="2">
            <text:p>2</text:p>
          </table:table-cell>
          <table:table-cell office:value-type="float" office:value="-119705">
            <text:p>-119705</text:p>
          </table:table-cell>
          <table:table-cell office:value-type="float" office:value="5">
            <text:p>5</text:p>
          </table:table-cell>
          <table:table-cell office:value-type="float" office:value="630294">
            <text:p>630294</text:p>
          </table:table-cell>
          <table:table-cell office:value-type="float" office:value="5">
            <text:p>5</text:p>
          </table:table-cell>
          <table:table-cell office:value-type="float" office:value="228547">
            <text:p>228547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005">
            <text:p>3001005</text:p>
          </table:table-cell>
          <table:table-cell table:style-name="ce2" office:value-type="string">
            <text:p>207654</text:p>
          </table:table-cell>
          <table:table-cell office:value-type="float" office:value="40">
            <text:p>40</text:p>
          </table:table-cell>
          <table:table-cell office:value-type="string">
            <text:p>Opponitz (Mirenau)</text:p>
          </table:table-cell>
          <table:table-cell office:value-type="string">
            <text:p>Ybbs</text:p>
          </table:table-cell>
          <table:table-cell office:value-type="string">
            <text:p>Niederösterreich</text:p>
          </table:table-cell>
          <table:table-cell office:value-type="string">
            <text:p>Amstetten</text:p>
          </table:table-cell>
          <table:table-cell table:formula="of:=LEFT([.Z160];2)+(RIGHT(LEFT([.Z160];4);2)*60+RIGHT([.Z160];2))/3600" office:value-type="float" office:value="47.89">
            <text:p>47.89</text:p>
          </table:table-cell>
          <table:table-cell table:formula="of:=LEFT([.AA160];2)+(RIGHT(LEFT([.AA160];4);2)*60+RIGHT([.AA160];2))/3600" office:value-type="float" office:value="14.8288888888889">
            <text:p>14.8288888889</text:p>
          </table:table-cell>
          <table:table-cell table:style-name="ce7"/>
          <table:table-cell table:number-columns-repeated="2"/>
          <table:table-cell table:style-name="ce2" office:value-type="string">
            <text:p>5.16</text:p>
          </table:table-cell>
          <table:table-cell table:style-name="ce2" office:value-type="string">
            <text:p>19.70</text:p>
          </table:table-cell>
          <table:table-cell table:style-name="ce2" office:value-type="string">
            <text:p>210</text:p>
          </table:table-cell>
          <table:table-cell table:style-name="ce2" office:value-type="string">
            <text:p>300</text:p>
          </table:table-cell>
          <table:table-cell table:style-name="ce2" office:value-type="string">
            <text:p>400</text:p>
          </table:table-cell>
          <table:table-cell table:style-name="ce2" office:value-type="string">
            <text:p>450</text:p>
          </table:table-cell>
          <table:table-cell table:style-name="ce2" office:value-type="string">
            <text:p>500</text:p>
          </table:table-cell>
          <table:table-cell table:style-name="ce2" office:value-type="string">
            <text:p>630</text:p>
          </table:table-cell>
          <table:table-cell/>
          <table:table-cell office:value-type="string">
            <text:p>http://www.noel.gv.at/Externeseiten/wasserstand/wiskiwebpublic/stat_38251.htm</text:p>
          </table:table-cell>
          <table:table-cell office:value-type="float" office:value="511788">
            <text:p>511788</text:p>
          </table:table-cell>
          <table:table-cell office:value-type="float" office:value="444419">
            <text:p>444419</text:p>
          </table:table-cell>
          <table:table-cell office:value-type="float" office:value="475324">
            <text:p>475324</text:p>
          </table:table-cell>
          <table:table-cell office:value-type="float" office:value="144944">
            <text:p>144944</text:p>
          </table:table-cell>
          <table:table-cell office:value-type="float" office:value="444419">
            <text:p>444419</text:p>
          </table:table-cell>
          <table:table-cell office:value-type="float" office:value="2">
            <text:p>2</text:p>
          </table:table-cell>
          <table:table-cell office:value-type="float" office:value="511787">
            <text:p>511787</text:p>
          </table:table-cell>
          <table:table-cell office:value-type="float" office:value="6">
            <text:p>6</text:p>
          </table:table-cell>
          <table:table-cell office:value-type="float" office:value="5306752">
            <text:p>5306752</text:p>
          </table:table-cell>
          <table:table-cell office:value-type="float" office:value="4">
            <text:p>4</text:p>
          </table:table-cell>
          <table:table-cell office:value-type="float" office:value="-112492">
            <text:p>-112492</text:p>
          </table:table-cell>
          <table:table-cell office:value-type="float" office:value="8">
            <text:p>8</text:p>
          </table:table-cell>
          <table:table-cell office:value-type="float" office:value="637507">
            <text:p>637507</text:p>
          </table:table-cell>
          <table:table-cell office:value-type="float" office:value="2">
            <text:p>2</text:p>
          </table:table-cell>
          <table:table-cell office:value-type="float" office:value="306752">
            <text:p>306752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2001091">
            <text:p>2001091</text:p>
          </table:table-cell>
          <table:table-cell table:style-name="ce2" office:value-type="string">
            <text:p>213371</text:p>
          </table:table-cell>
          <table:table-cell office:value-type="float" office:value="32">
            <text:p>32</text:p>
          </table:table-cell>
          <table:table-cell office:value-type="string">
            <text:p>Fischering</text:p>
          </table:table-cell>
          <table:table-cell office:value-type="string">
            <text:p>Lavant</text:p>
          </table:table-cell>
          <table:table-cell office:value-type="string">
            <text:p>Kärnten</text:p>
          </table:table-cell>
          <table:table-cell office:value-type="string">
            <text:p>Wolfsberg</text:p>
          </table:table-cell>
          <table:table-cell table:formula="of:=LEFT([.Z161];2)+(RIGHT(LEFT([.Z161];4);2)*60+RIGHT([.Z161];2))/3600" office:value-type="float" office:value="46.7844444444444">
            <text:p>46.7844444444</text:p>
          </table:table-cell>
          <table:table-cell table:formula="of:=LEFT([.AA161];2)+(RIGHT(LEFT([.AA161];4);2)*60+RIGHT([.AA161];2))/3600" office:value-type="float" office:value="14.8352777777778">
            <text:p>14.8352777778</text:p>
          </table:table-cell>
          <table:table-cell table:style-name="ce7"/>
          <table:table-cell table:number-columns-repeated="2"/>
          <table:table-cell table:style-name="ce2" office:value-type="string">
            <text:p>2.40</text:p>
          </table:table-cell>
          <table:table-cell table:style-name="ce2" office:value-type="string">
            <text:p>8.40</text:p>
          </table:table-cell>
          <table:table-cell table:style-name="ce2" office:value-type="string">
            <text:p>57</text:p>
          </table:table-cell>
          <table:table-cell/>
          <table:table-cell table:style-name="ce2" office:value-type="string">
            <text:p>110</text:p>
          </table:table-cell>
          <table:table-cell table:style-name="ce2" office:value-type="string">
            <text:p>140</text:p>
          </table:table-cell>
          <table:table-cell table:style-name="ce2" office:value-type="string">
            <text:p>195</text:p>
          </table:table-cell>
          <table:table-cell table:style-name="ce2" office:value-type="string">
            <text:p>260</text:p>
          </table:table-cell>
          <table:table-cell table:style-name="ce2" office:value-type="string">
            <text:p>500</text:p>
          </table:table-cell>
          <table:table-cell office:value-type="string">
            <text:p>http://info.ktn.gv.at/asp/hydro/daten/QP_Fischering.gif</text:p>
          </table:table-cell>
          <table:table-cell office:value-type="float" office:value="514639">
            <text:p>514639</text:p>
          </table:table-cell>
          <table:table-cell office:value-type="float" office:value="321591">
            <text:p>321591</text:p>
          </table:table-cell>
          <table:table-cell office:value-type="float" office:value="464704">
            <text:p>464704</text:p>
          </table:table-cell>
          <table:table-cell office:value-type="float" office:value="145007">
            <text:p>145007</text:p>
          </table:table-cell>
          <table:table-cell office:value-type="float" office:value="321590">
            <text:p>321590</text:p>
          </table:table-cell>
          <table:table-cell office:value-type="float" office:value="8">
            <text:p>8</text:p>
          </table:table-cell>
          <table:table-cell office:value-type="float" office:value="514639">
            <text:p>514639</text:p>
          </table:table-cell>
          <table:table-cell office:value-type="float" office:value="3">
            <text:p>3</text:p>
          </table:table-cell>
          <table:table-cell office:value-type="float" office:value="5183846">
            <text:p>5183846</text:p>
          </table:table-cell>
          <table:table-cell office:value-type="float" office:value="37">
            <text:p>37</text:p>
          </table:table-cell>
          <table:table-cell office:value-type="float" office:value="-114378">
            <text:p>-114378</text:p>
          </table:table-cell>
          <table:table-cell office:value-type="float" office:value="88">
            <text:p>88</text:p>
          </table:table-cell>
          <table:table-cell office:value-type="float" office:value="635621">
            <text:p>635621</text:p>
          </table:table-cell>
          <table:table-cell office:value-type="float" office:value="12">
            <text:p>12</text:p>
          </table:table-cell>
          <table:table-cell office:value-type="float" office:value="183846">
            <text:p>183846</text:p>
          </table:table-cell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10001026">
            <text:p>10001026</text:p>
          </table:table-cell>
          <table:table-cell table:style-name="ce2" office:value-type="string">
            <text:p>207100</text:p>
          </table:table-cell>
          <table:table-cell office:value-type="float" office:value="226">
            <text:p>226</text:p>
          </table:table-cell>
          <table:table-cell office:value-type="string">
            <text:p>Grein</text:p>
          </table:table-cell>
          <table:table-cell office:value-type="string">
            <text:p>Donau</text:p>
          </table:table-cell>
          <table:table-cell office:value-type="string">
            <text:p>viaDonau</text:p>
          </table:table-cell>
          <table:table-cell office:value-type="string">
            <text:p>Perg</text:p>
          </table:table-cell>
          <table:table-cell table:formula="of:=LEFT([.Z162];2)+(RIGHT(LEFT([.Z162];4);2)*60+RIGHT([.Z162];2))/3600" office:value-type="float" office:value="48.2277777777778">
            <text:p>48.2277777778</text:p>
          </table:table-cell>
          <table:table-cell table:formula="of:=LEFT([.AA162];2)+(RIGHT(LEFT([.AA162];4);2)*60+RIGHT([.AA162];2))/3600" office:value-type="float" office:value="14.8577777777778">
            <text:p>14.8577777778</text:p>
          </table:table-cell>
          <table:table-cell table:style-name="ce7"/>
          <table:table-cell table:number-columns-repeated="11"/>
          <table:table-cell office:value-type="string">
            <text:p>http://www2.land-oberoesterreich.gv.at/internethydro/Online/Start.jsp?station=7</text:p>
          </table:table-cell>
          <table:table-cell office:value-type="float" office:value="513230">
            <text:p>513230</text:p>
          </table:table-cell>
          <table:table-cell office:value-type="float" office:value="481996">
            <text:p>481996</text:p>
          </table:table-cell>
          <table:table-cell office:value-type="float" office:value="481340">
            <text:p>481340</text:p>
          </table:table-cell>
          <table:table-cell office:value-type="float" office:value="145128">
            <text:p>145128</text:p>
          </table:table-cell>
          <table:table-cell office:value-type="float" office:value="481994">
            <text:p>481994</text:p>
          </table:table-cell>
          <table:table-cell office:value-type="float" office:value="72">
            <text:p>72</text:p>
          </table:table-cell>
          <table:table-cell office:value-type="float" office:value="513216">
            <text:p>513216</text:p>
          </table:table-cell>
          <table:table-cell office:value-type="float" office:value="47">
            <text:p>47</text:p>
          </table:table-cell>
          <table:table-cell office:value-type="float" office:value="5344331">
            <text:p>5344331</text:p>
          </table:table-cell>
          <table:table-cell office:value-type="float" office:value="67">
            <text:p>67</text:p>
          </table:table-cell>
          <table:table-cell office:value-type="float" office:value="113236">
            <text:p>113236</text:p>
          </table:table-cell>
          <table:table-cell office:value-type="float" office:value="94">
            <text:p>94</text:p>
          </table:table-cell>
          <table:table-cell office:value-type="float" office:value="563237">
            <text:p>563237</text:p>
          </table:table-cell>
          <table:table-cell office:value-type="float" office:value="25">
            <text:p>25</text:p>
          </table:table-cell>
          <table:table-cell office:value-type="float" office:value="344331">
            <text:p>344331</text:p>
          </table:table-cell>
          <table:table-cell office:value-type="float" office:value="81">
            <text:p>81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3059">
            <text:p>3003059</text:p>
          </table:table-cell>
          <table:table-cell table:style-name="ce2" office:value-type="string">
            <text:p>209130</text:p>
          </table:table-cell>
          <table:table-cell office:value-type="float" office:value="85">
            <text:p>85</text:p>
          </table:table-cell>
          <table:table-cell office:value-type="string">
            <text:p>Ybbsitz (Obergurhof)</text:p>
          </table:table-cell>
          <table:table-cell office:value-type="string">
            <text:p>Kleine Ybbs</text:p>
          </table:table-cell>
          <table:table-cell office:value-type="string">
            <text:p>Niederösterreich</text:p>
          </table:table-cell>
          <table:table-cell office:value-type="string">
            <text:p>Amstetten</text:p>
          </table:table-cell>
          <table:table-cell table:formula="of:=LEFT([.Z163];2)+(RIGHT(LEFT([.Z163];4);2)*60+RIGHT([.Z163];2))/3600" office:value-type="float" office:value="47.9455555555556">
            <text:p>47.9455555556</text:p>
          </table:table-cell>
          <table:table-cell table:formula="of:=LEFT([.AA163];2)+(RIGHT(LEFT([.AA163];4);2)*60+RIGHT([.AA163];2))/3600" office:value-type="float" office:value="14.8811111111111">
            <text:p>14.8811111111</text:p>
          </table:table-cell>
          <table:table-cell table:style-name="ce7"/>
          <table:table-cell table:number-columns-repeated="2"/>
          <table:table-cell table:style-name="ce2" office:value-type="string">
            <text:p>0.80</text:p>
          </table:table-cell>
          <table:table-cell table:style-name="ce2" office:value-type="string">
            <text:p>2.50</text:p>
          </table:table-cell>
          <table:table-cell table:style-name="ce2" office:value-type="string">
            <text:p>38</text:p>
          </table:table-cell>
          <table:table-cell table:style-name="ce2" office:value-type="string">
            <text:p>53</text:p>
          </table:table-cell>
          <table:table-cell table:style-name="ce2" office:value-type="string">
            <text:p>75</text:p>
          </table:table-cell>
          <table:table-cell table:style-name="ce2" office:value-type="string">
            <text:p>95</text:p>
          </table:table-cell>
          <table:table-cell table:style-name="ce2" office:value-type="string">
            <text:p>122</text:p>
          </table:table-cell>
          <table:table-cell table:style-name="ce2" office:value-type="string">
            <text:p>150</text:p>
          </table:table-cell>
          <table:table-cell/>
          <table:table-cell office:value-type="string">
            <text:p>http://www.noel.gv.at/externeseiten/wasserstand/wiskiwebpublic/stat_18421174.htm</text:p>
          </table:table-cell>
          <table:table-cell office:value-type="float" office:value="515440">
            <text:p>515440</text:p>
          </table:table-cell>
          <table:table-cell office:value-type="float" office:value="450690">
            <text:p>450690</text:p>
          </table:table-cell>
          <table:table-cell office:value-type="float" office:value="475644">
            <text:p>475644</text:p>
          </table:table-cell>
          <table:table-cell office:value-type="float" office:value="145252">
            <text:p>145252</text:p>
          </table:table-cell>
          <table:table-cell office:value-type="float" office:value="450681">
            <text:p>450681</text:p>
          </table:table-cell>
          <table:table-cell office:value-type="float" office:value="53">
            <text:p>53</text:p>
          </table:table-cell>
          <table:table-cell office:value-type="float" office:value="515569">
            <text:p>515569</text:p>
          </table:table-cell>
          <table:table-cell office:value-type="float" office:value="22">
            <text:p>22</text:p>
          </table:table-cell>
          <table:table-cell office:value-type="float" office:value="5312866">
            <text:p>5312866</text:p>
          </table:table-cell>
          <table:table-cell office:value-type="float" office:value="-108457">
            <text:p>-108457</text:p>
          </table:table-cell>
          <table:table-cell office:value-type="float" office:value="641543">
            <text:p>641543</text:p>
          </table:table-cell>
          <table:table-cell office:value-type="float" office:value="31">
            <text:p>31</text:p>
          </table:table-cell>
          <table:table-cell office:value-type="float" office:value="312866">
            <text:p>312866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3001008">
            <text:p>3001008</text:p>
          </table:table-cell>
          <table:table-cell table:style-name="ce2" office:value-type="string">
            <text:p>207688</text:p>
          </table:table-cell>
          <table:table-cell office:value-type="float" office:value="41">
            <text:p>41</text:p>
          </table:table-cell>
          <table:table-cell office:value-type="string">
            <text:p>Greimpersdorf</text:p>
          </table:table-cell>
          <table:table-cell office:value-type="string">
            <text:p>Ybbs</text:p>
          </table:table-cell>
          <table:table-cell office:value-type="string">
            <text:p>Niederösterreich</text:p>
          </table:table-cell>
          <table:table-cell/>
          <table:table-cell table:formula="of:=LEFT([.Z164];2)+(RIGHT(LEFT([.Z164];4);2)*60+RIGHT([.Z164];2))/3600" office:value-type="float" office:value="48.1113888888889">
            <text:p>48.1113888889</text:p>
          </table:table-cell>
          <table:table-cell table:formula="of:=LEFT([.AA164];2)+(RIGHT(LEFT([.AA164];4);2)*60+RIGHT([.AA164];2))/3600" office:value-type="float" office:value="14.8919444444444">
            <text:p>14.8919444444</text:p>
          </table:table-cell>
          <table:table-cell table:style-name="ce7"/>
          <table:table-cell table:number-columns-repeated="2"/>
          <table:table-cell table:style-name="ce2" office:value-type="string">
            <text:p>8.71</text:p>
          </table:table-cell>
          <table:table-cell table:style-name="ce2" office:value-type="string">
            <text:p>30.30</text:p>
          </table:table-cell>
          <table:table-cell table:style-name="ce2" office:value-type="string">
            <text:p>320</text:p>
          </table:table-cell>
          <table:table-cell table:style-name="ce2" office:value-type="string">
            <text:p>430</text:p>
          </table:table-cell>
          <table:table-cell table:style-name="ce2" office:value-type="string">
            <text:p>600</text:p>
          </table:table-cell>
          <table:table-cell table:style-name="ce2" office:value-type="string">
            <text:p>730</text:p>
          </table:table-cell>
          <table:table-cell table:style-name="ce2" office:value-type="string">
            <text:p>900</text:p>
          </table:table-cell>
          <table:table-cell table:style-name="ce2" office:value-type="string">
            <text:p>1100</text:p>
          </table:table-cell>
          <table:table-cell/>
          <table:table-cell office:value-type="string">
            <text:p>http://www.noel.gv.at/Externeseiten/wasserstand/wiskiwebpublic/stat_36719.htm</text:p>
          </table:table-cell>
          <table:table-cell office:value-type="float" office:value="516012">
            <text:p>516012</text:p>
          </table:table-cell>
          <table:table-cell office:value-type="float" office:value="469115">
            <text:p>469115</text:p>
          </table:table-cell>
          <table:table-cell office:value-type="float" office:value="480641">
            <text:p>480641</text:p>
          </table:table-cell>
          <table:table-cell office:value-type="float" office:value="145331">
            <text:p>145331</text:p>
          </table:table-cell>
          <table:table-cell office:value-type="float" office:value="469114">
            <text:p>469114</text:p>
          </table:table-cell>
          <table:table-cell office:value-type="float" office:value="7">
            <text:p>7</text:p>
          </table:table-cell>
          <table:table-cell office:value-type="float" office:value="516012">
            <text:p>516012</text:p>
          </table:table-cell>
          <table:table-cell office:value-type="float" office:value="1">
            <text:p>1</text:p>
          </table:table-cell>
          <table:table-cell office:value-type="float" office:value="5331277">
            <text:p>5331277</text:p>
          </table:table-cell>
          <table:table-cell office:value-type="float" office:value="2">
            <text:p>2</text:p>
          </table:table-cell>
          <table:table-cell office:value-type="float" office:value="-107312">
            <text:p>-107312</text:p>
          </table:table-cell>
          <table:table-cell office:value-type="float" office:value="4">
            <text:p>4</text:p>
          </table:table-cell>
          <table:table-cell office:value-type="float" office:value="642687">
            <text:p>642687</text:p>
          </table:table-cell>
          <table:table-cell office:value-type="float" office:value="6">
            <text:p>6</text:p>
          </table:table-cell>
          <table:table-cell office:value-type="float" office:value="331277">
            <text:p>331277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3114">
            <text:p>3003114</text:p>
          </table:table-cell>
          <table:table-cell table:style-name="ce2" office:value-type="string">
            <text:p>214254</text:p>
          </table:table-cell>
          <table:table-cell office:value-type="float" office:value="80">
            <text:p>80</text:p>
          </table:table-cell>
          <table:table-cell office:value-type="string">
            <text:p>Göstling</text:p>
          </table:table-cell>
          <table:table-cell office:value-type="string">
            <text:p>Ybbs</text:p>
          </table:table-cell>
          <table:table-cell office:value-type="string">
            <text:p>Niederösterreich</text:p>
          </table:table-cell>
          <table:table-cell office:value-type="string">
            <text:p>Scheibbs</text:p>
          </table:table-cell>
          <table:table-cell table:formula="of:=LEFT([.Z165];2)+(RIGHT(LEFT([.Z165];4);2)*60+RIGHT([.Z165];2))/3600" office:value-type="float" office:value="47.8127777777778">
            <text:p>47.8127777778</text:p>
          </table:table-cell>
          <table:table-cell table:formula="of:=LEFT([.AA165];2)+(RIGHT(LEFT([.AA165];4);2)*60+RIGHT([.AA165];2))/3600" office:value-type="float" office:value="14.9294444444444">
            <text:p>14.9294444444</text:p>
          </table:table-cell>
          <table:table-cell table:style-name="ce7"/>
          <table:table-cell table:number-columns-repeated="2"/>
          <table:table-cell table:style-name="ce2" office:value-type="string">
            <text:p>4.0</text:p>
          </table:table-cell>
          <table:table-cell table:style-name="ce2" office:value-type="string">
            <text:p>13.00</text:p>
          </table:table-cell>
          <table:table-cell table:style-name="ce2" office:value-type="string">
            <text:p>138</text:p>
          </table:table-cell>
          <table:table-cell table:style-name="ce2" office:value-type="string">
            <text:p>195</text:p>
          </table:table-cell>
          <table:table-cell table:style-name="ce2" office:value-type="string">
            <text:p>265</text:p>
          </table:table-cell>
          <table:table-cell table:style-name="ce2" office:value-type="string">
            <text:p>305</text:p>
          </table:table-cell>
          <table:table-cell table:style-name="ce2" office:value-type="string">
            <text:p>372</text:p>
          </table:table-cell>
          <table:table-cell table:style-name="ce2" office:value-type="string">
            <text:p>435</text:p>
          </table:table-cell>
          <table:table-cell/>
          <table:table-cell office:value-type="string">
            <text:p>http://www.noel.gv.at/externeseiten/wasserstand/wiskiwebpublic/stat_41994251.htm</text:p>
          </table:table-cell>
          <table:table-cell office:value-type="float" office:value="519830">
            <text:p>519830</text:p>
          </table:table-cell>
          <table:table-cell office:value-type="float" office:value="435680">
            <text:p>435680</text:p>
          </table:table-cell>
          <table:table-cell office:value-type="float" office:value="474846">
            <text:p>474846</text:p>
          </table:table-cell>
          <table:table-cell office:value-type="float" office:value="145546">
            <text:p>145546</text:p>
          </table:table-cell>
          <table:table-cell office:value-type="float" office:value="436000">
            <text:p>436000</text:p>
          </table:table-cell>
          <table:table-cell office:value-type="float" office:value="59">
            <text:p>59</text:p>
          </table:table-cell>
          <table:table-cell office:value-type="float" office:value="519477">
            <text:p>519477</text:p>
          </table:table-cell>
          <table:table-cell office:value-type="float" office:value="16">
            <text:p>16</text:p>
          </table:table-cell>
          <table:table-cell office:value-type="float" office:value="5298038">
            <text:p>5298038</text:p>
          </table:table-cell>
          <table:table-cell office:value-type="float" office:value="-105120">
            <text:p>-105120</text:p>
          </table:table-cell>
          <table:table-cell office:value-type="float" office:value="644880">
            <text:p>644880</text:p>
          </table:table-cell>
          <table:table-cell office:value-type="float" office:value="31">
            <text:p>31</text:p>
          </table:table-cell>
          <table:table-cell office:value-type="float" office:value="298038">
            <text:p>298038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2001073">
            <text:p>2001073</text:p>
          </table:table-cell>
          <table:table-cell table:style-name="ce2" office:value-type="string">
            <text:p>213173</text:p>
          </table:table-cell>
          <table:table-cell office:value-type="float" office:value="28">
            <text:p>28</text:p>
          </table:table-cell>
          <table:table-cell office:value-type="string">
            <text:p>Lavamünd</text:p>
          </table:table-cell>
          <table:table-cell office:value-type="string">
            <text:p>Drau</text:p>
          </table:table-cell>
          <table:table-cell office:value-type="string">
            <text:p>Kärnten</text:p>
          </table:table-cell>
          <table:table-cell office:value-type="string">
            <text:p>Wolfsberg, Völkermarkt</text:p>
          </table:table-cell>
          <table:table-cell table:formula="of:=LEFT([.Z166];2)+(RIGHT(LEFT([.Z166];4);2)*60+RIGHT([.Z166];2))/3600" office:value-type="float" office:value="46.6411111111111">
            <text:p>46.6411111111</text:p>
          </table:table-cell>
          <table:table-cell table:formula="of:=LEFT([.AA166];2)+(RIGHT(LEFT([.AA166];4);2)*60+RIGHT([.AA166];2))/3600" office:value-type="float" office:value="14.9436111111111">
            <text:p>14.9436111111</text:p>
          </table:table-cell>
          <table:table-cell table:style-name="ce7"/>
          <table:table-cell table:number-columns-repeated="2"/>
          <table:table-cell table:style-name="ce2" office:value-type="string">
            <text:p>95.00</text:p>
          </table:table-cell>
          <table:table-cell table:style-name="ce2" office:value-type="string">
            <text:p>280.00</text:p>
          </table:table-cell>
          <table:table-cell table:style-name="ce2" office:value-type="string">
            <text:p>850</text:p>
          </table:table-cell>
          <table:table-cell/>
          <table:table-cell table:style-name="ce2" office:value-type="string">
            <text:p>1240</text:p>
          </table:table-cell>
          <table:table-cell table:style-name="ce2" office:value-type="string">
            <text:p>1470</text:p>
          </table:table-cell>
          <table:table-cell table:style-name="ce2" office:value-type="string">
            <text:p>1900</text:p>
          </table:table-cell>
          <table:table-cell table:style-name="ce2" office:value-type="string">
            <text:p>2400</text:p>
          </table:table-cell>
          <table:table-cell table:style-name="ce2" office:value-type="string">
            <text:p>3500</text:p>
          </table:table-cell>
          <table:table-cell office:value-type="string">
            <text:p>http://info.ktn.gv.at/asp/hydro/daten/QP_Lavamuend.gif</text:p>
          </table:table-cell>
          <table:table-cell office:value-type="float" office:value="523230">
            <text:p>523230</text:p>
          </table:table-cell>
          <table:table-cell office:value-type="float" office:value="305818">
            <text:p>305818</text:p>
          </table:table-cell>
          <table:table-cell office:value-type="float" office:value="463828">
            <text:p>463828</text:p>
          </table:table-cell>
          <table:table-cell office:value-type="float" office:value="145637">
            <text:p>145637</text:p>
          </table:table-cell>
          <table:table-cell office:value-type="float" office:value="305818">
            <text:p>305818</text:p>
          </table:table-cell>
          <table:table-cell office:value-type="float" office:value="47">
            <text:p>47</text:p>
          </table:table-cell>
          <table:table-cell office:value-type="float" office:value="523229">
            <text:p>523229</text:p>
          </table:table-cell>
          <table:table-cell office:value-type="float" office:value="72">
            <text:p>72</text:p>
          </table:table-cell>
          <table:table-cell office:value-type="float" office:value="5168070">
            <text:p>5168070</text:p>
          </table:table-cell>
          <table:table-cell office:value-type="float" office:value="5">
            <text:p>5</text:p>
          </table:table-cell>
          <table:table-cell office:value-type="float" office:value="123248">
            <text:p>123248</text:p>
          </table:table-cell>
          <table:table-cell office:value-type="float" office:value="63">
            <text:p>63</text:p>
          </table:table-cell>
          <table:table-cell office:value-type="float" office:value="573248">
            <text:p>573248</text:p>
          </table:table-cell>
          <table:table-cell office:value-type="float" office:value="63">
            <text:p>63</text:p>
          </table:table-cell>
          <table:table-cell office:value-type="float" office:value="168070">
            <text:p>168070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2001065">
            <text:p>2001065</text:p>
          </table:table-cell>
          <table:table-cell table:style-name="ce2" office:value-type="string">
            <text:p>213090</text:p>
          </table:table-cell>
          <table:table-cell office:value-type="float" office:value="25">
            <text:p>25</text:p>
          </table:table-cell>
          <table:table-cell office:value-type="string">
            <text:p>Krottendorf</text:p>
          </table:table-cell>
          <table:table-cell office:value-type="string">
            <text:p>Lavant</text:p>
          </table:table-cell>
          <table:table-cell office:value-type="string">
            <text:p>Kärnten</text:p>
          </table:table-cell>
          <table:table-cell office:value-type="string">
            <text:p>Wolfsberg</text:p>
          </table:table-cell>
          <table:table-cell table:formula="of:=LEFT([.Z167];2)+(RIGHT(LEFT([.Z167];4);2)*60+RIGHT([.Z167];2))/3600" office:value-type="float" office:value="46.6636111111111">
            <text:p>46.6636111111</text:p>
          </table:table-cell>
          <table:table-cell table:formula="of:=LEFT([.AA167];2)+(RIGHT(LEFT([.AA167];4);2)*60+RIGHT([.AA167];2))/3600" office:value-type="float" office:value="14.9455555555556">
            <text:p>14.9455555556</text:p>
          </table:table-cell>
          <table:table-cell table:style-name="ce7"/>
          <table:table-cell table:number-columns-repeated="2"/>
          <table:table-cell table:style-name="ce2" office:value-type="string">
            <text:p>5.00</text:p>
          </table:table-cell>
          <table:table-cell table:style-name="ce2" office:value-type="string">
            <text:p>12.00</text:p>
          </table:table-cell>
          <table:table-cell table:style-name="ce2" office:value-type="string">
            <text:p>77</text:p>
          </table:table-cell>
          <table:table-cell/>
          <table:table-cell table:style-name="ce2" office:value-type="string">
            <text:p>138</text:p>
          </table:table-cell>
          <table:table-cell table:style-name="ce2" office:value-type="string">
            <text:p>170</text:p>
          </table:table-cell>
          <table:table-cell table:style-name="ce2" office:value-type="string">
            <text:p>225</text:p>
          </table:table-cell>
          <table:table-cell table:style-name="ce2" office:value-type="string">
            <text:p>300</text:p>
          </table:table-cell>
          <table:table-cell table:style-name="ce2" office:value-type="string">
            <text:p>570</text:p>
          </table:table-cell>
          <table:table-cell office:value-type="string">
            <text:p>http://info.ktn.gv.at/asp/hydro/daten/QP_Krottendorf.gif</text:p>
          </table:table-cell>
          <table:table-cell office:value-type="float" office:value="523334">
            <text:p>523334</text:p>
          </table:table-cell>
          <table:table-cell office:value-type="float" office:value="308335">
            <text:p>308335</text:p>
          </table:table-cell>
          <table:table-cell office:value-type="float" office:value="463949">
            <text:p>463949</text:p>
          </table:table-cell>
          <table:table-cell office:value-type="float" office:value="145644">
            <text:p>145644</text:p>
          </table:table-cell>
          <table:table-cell office:value-type="float" office:value="308335">
            <text:p>308335</text:p>
          </table:table-cell>
          <table:table-cell office:value-type="float" office:value="13">
            <text:p>13</text:p>
          </table:table-cell>
          <table:table-cell office:value-type="float" office:value="523334">
            <text:p>523334</text:p>
          </table:table-cell>
          <table:table-cell office:value-type="float" office:value="9">
            <text:p>9</text:p>
          </table:table-cell>
          <table:table-cell office:value-type="float" office:value="5170264">
            <text:p>5170264</text:p>
          </table:table-cell>
          <table:table-cell office:value-type="float" office:value="-106196">
            <text:p>-106196</text:p>
          </table:table-cell>
          <table:table-cell office:value-type="float" office:value="1">
            <text:p>1</text:p>
          </table:table-cell>
          <table:table-cell office:value-type="float" office:value="643804">
            <text:p>643804</text:p>
          </table:table-cell>
          <table:table-cell office:value-type="float" office:value="31">
            <text:p>31</text:p>
          </table:table-cell>
          <table:table-cell office:value-type="float" office:value="170261">
            <text:p>170261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table:number-columns-repeated="972"/>
        </table:table-row>
        <table:table-row table:style-name="ro1">
          <table:table-cell/>
          <table:table-cell office:value-type="float" office:value="3001082">
            <text:p>3001082</text:p>
          </table:table-cell>
          <table:table-cell table:style-name="ce2" office:value-type="string">
            <text:p>208462</text:p>
          </table:table-cell>
          <table:table-cell office:value-type="float" office:value="59">
            <text:p>59</text:p>
          </table:table-cell>
          <table:table-cell office:value-type="string">
            <text:p>Ehrendorf</text:p>
          </table:table-cell>
          <table:table-cell office:value-type="string">
            <text:p>Lainsitz</text:p>
          </table:table-cell>
          <table:table-cell office:value-type="string">
            <text:p>Niederösterreich</text:p>
          </table:table-cell>
          <table:table-cell office:value-type="string">
            <text:p>Gmünd</text:p>
          </table:table-cell>
          <table:table-cell table:formula="of:=LEFT([.Z168];2)+(RIGHT(LEFT([.Z168];4);2)*60+RIGHT([.Z168];2))/3600" office:value-type="float" office:value="48.7577777777778">
            <text:p>48.7577777778</text:p>
          </table:table-cell>
          <table:table-cell table:formula="of:=LEFT([.AA168];2)+(RIGHT(LEFT([.AA168];4);2)*60+RIGHT([.AA168];2))/3600" office:value-type="float" office:value="14.9583333333333">
            <text:p>14.9583333333</text:p>
          </table:table-cell>
          <table:table-cell table:style-name="ce7"/>
          <table:table-cell table:number-columns-repeated="2"/>
          <table:table-cell table:style-name="ce2" office:value-type="string">
            <text:p>0.52</text:p>
          </table:table-cell>
          <table:table-cell table:style-name="ce2" office:value-type="string">
            <text:p>2.20</text:p>
          </table:table-cell>
          <table:table-cell table:style-name="ce2" office:value-type="string">
            <text:p>17</text:p>
          </table:table-cell>
          <table:table-cell table:style-name="ce2" office:value-type="string">
            <text:p>22</text:p>
          </table:table-cell>
          <table:table-cell table:style-name="ce2" office:value-type="string">
            <text:p>35</text:p>
          </table:table-cell>
          <table:table-cell table:style-name="ce2" office:value-type="string">
            <text:p>50</text:p>
          </table:table-cell>
          <table:table-cell table:style-name="ce2" office:value-type="string">
            <text:p>75</text:p>
          </table:table-cell>
          <table:table-cell table:style-name="ce2" office:value-type="string">
            <text:p>110</text:p>
          </table:table-cell>
          <table:table-cell/>
          <table:table-cell office:value-type="string">
            <text:p>http://www.noel.gv.at/Externeseiten/wasserstand/wiskiwebpublic/stat_165905.htm</text:p>
          </table:table-cell>
          <table:table-cell office:value-type="float" office:value="519444">
            <text:p>519444</text:p>
          </table:table-cell>
          <table:table-cell office:value-type="float" office:value="541038">
            <text:p>541038</text:p>
          </table:table-cell>
          <table:table-cell office:value-type="float" office:value="484528">
            <text:p>484528</text:p>
          </table:table-cell>
          <table:table-cell office:value-type="float" office:value="145730">
            <text:p>145730</text:p>
          </table:table-cell>
          <table:table-cell office:value-type="float" office:value="541037">
            <text:p>541037</text:p>
          </table:table-cell>
          <table:table-cell office:value-type="float" office:value="8">
            <text:p>8</text:p>
          </table:table-cell>
          <table:table-cell office:value-type="float" office:value="519443">
            <text:p>519443</text:p>
          </table:table-cell>
          <table:table-cell office:value-type="float" office:value="8">
            <text:p>8</text:p>
          </table:table-cell>
          <table:table-cell office:value-type="float" office:value="5403036">
            <text:p>5403036</text:p>
          </table:table-cell>
          <table:table-cell office:value-type="float" office:value="7">
            <text:p>7</text:p>
          </table:table-cell>
          <table:table-cell office:value-type="float" office:value="-101085">
            <text:p>-101085</text:p>
          </table:table-cell>
          <table:table-cell office:value-type="float" office:value="7">
            <text:p>7</text:p>
          </table:table-cell>
          <table:table-cell office:value-type="float" office:value="648914">
            <text:p>648914</text:p>
          </table:table-cell>
          <table:table-cell office:value-type="float" office:value="3">
            <text:p>3</text:p>
          </table:table-cell>
          <table:table-cell office:value-type="float" office:value="403036">
            <text:p>403036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085">
            <text:p>3001085</text:p>
          </table:table-cell>
          <table:table-cell table:style-name="ce2" office:value-type="string">
            <text:p>208579</text:p>
          </table:table-cell>
          <table:table-cell office:value-type="float" office:value="60">
            <text:p>60</text:p>
          </table:table-cell>
          <table:table-cell office:value-type="string">
            <text:p>Hoheneich</text:p>
          </table:table-cell>
          <table:table-cell office:value-type="string">
            <text:p>Braunaubach</text:p>
          </table:table-cell>
          <table:table-cell office:value-type="string">
            <text:p>Niederösterreich</text:p>
          </table:table-cell>
          <table:table-cell office:value-type="string">
            <text:p>Gmünd</text:p>
          </table:table-cell>
          <table:table-cell table:formula="of:=LEFT([.Z169];2)+(RIGHT(LEFT([.Z169];4);2)*60+RIGHT([.Z169];2))/3600" office:value-type="float" office:value="48.7719444444444">
            <text:p>48.7719444444</text:p>
          </table:table-cell>
          <table:table-cell table:formula="of:=LEFT([.AA169];2)+(RIGHT(LEFT([.AA169];4);2)*60+RIGHT([.AA169];2))/3600" office:value-type="float" office:value="15.0088888888889">
            <text:p>15.0088888889</text:p>
          </table:table-cell>
          <table:table-cell table:style-name="ce7"/>
          <table:table-cell table:number-columns-repeated="2"/>
          <table:table-cell table:style-name="ce2" office:value-type="string">
            <text:p>0.24</text:p>
          </table:table-cell>
          <table:table-cell table:style-name="ce2" office:value-type="string">
            <text:p>2.18</text:p>
          </table:table-cell>
          <table:table-cell table:style-name="ce2" office:value-type="string">
            <text:p>18</text:p>
          </table:table-cell>
          <table:table-cell table:style-name="ce2" office:value-type="string">
            <text:p>26</text:p>
          </table:table-cell>
          <table:table-cell table:style-name="ce2" office:value-type="string">
            <text:p>32</text:p>
          </table:table-cell>
          <table:table-cell table:style-name="ce2" office:value-type="string">
            <text:p>46</text:p>
          </table:table-cell>
          <table:table-cell table:style-name="ce2" office:value-type="string">
            <text:p>65</text:p>
          </table:table-cell>
          <table:table-cell table:style-name="ce2" office:value-type="string">
            <text:p>90</text:p>
          </table:table-cell>
          <table:table-cell/>
          <table:table-cell office:value-type="string">
            <text:p>http://www.noel.gv.at/Externeseiten/wasserstand/wiskiwebpublic/stat_150966.htm</text:p>
          </table:table-cell>
          <table:table-cell office:value-type="float" office:value="523122">
            <text:p>523122</text:p>
          </table:table-cell>
          <table:table-cell office:value-type="float" office:value="542700">
            <text:p>542700</text:p>
          </table:table-cell>
          <table:table-cell office:value-type="float" office:value="484619">
            <text:p>484619</text:p>
          </table:table-cell>
          <table:table-cell office:value-type="float" office:value="150032">
            <text:p>150032</text:p>
          </table:table-cell>
          <table:table-cell office:value-type="float" office:value="542700">
            <text:p>542700</text:p>
          </table:table-cell>
          <table:table-cell office:value-type="float" office:value="4">
            <text:p>4</text:p>
          </table:table-cell>
          <table:table-cell office:value-type="float" office:value="523122">
            <text:p>523122</text:p>
          </table:table-cell>
          <table:table-cell office:value-type="float" office:value="3">
            <text:p>3</text:p>
          </table:table-cell>
          <table:table-cell office:value-type="float" office:value="5404554">
            <text:p>5404554</text:p>
          </table:table-cell>
          <table:table-cell office:value-type="float" office:value="8">
            <text:p>8</text:p>
          </table:table-cell>
          <table:table-cell office:value-type="float" office:value="-97344">
            <text:p>-97344</text:p>
          </table:table-cell>
          <table:table-cell office:value-type="float" office:value="5">
            <text:p>5</text:p>
          </table:table-cell>
          <table:table-cell office:value-type="float" office:value="652655">
            <text:p>652655</text:p>
          </table:table-cell>
          <table:table-cell office:value-type="float" office:value="5">
            <text:p>5</text:p>
          </table:table-cell>
          <table:table-cell office:value-type="float" office:value="404554">
            <text:p>404554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171">
            <text:p>3001171</text:p>
          </table:table-cell>
          <table:table-cell table:style-name="ce2" office:value-type="string">
            <text:p>209551</text:p>
          </table:table-cell>
          <table:table-cell office:value-type="float" office:value="74">
            <text:p>74</text:p>
          </table:table-cell>
          <table:table-cell office:value-type="string">
            <text:p>Lunz am See (Seestrasse)</text:p>
          </table:table-cell>
          <table:table-cell office:value-type="string">
            <text:p>Ois</text:p>
          </table:table-cell>
          <table:table-cell office:value-type="string">
            <text:p>Niederösterreich</text:p>
          </table:table-cell>
          <table:table-cell office:value-type="string">
            <text:p>Scheibbs</text:p>
          </table:table-cell>
          <table:table-cell table:formula="of:=LEFT([.Z170];2)+(RIGHT(LEFT([.Z170];4);2)*60+RIGHT([.Z170];2))/3600" office:value-type="float" office:value="47.8611111111111">
            <text:p>47.8611111111</text:p>
          </table:table-cell>
          <table:table-cell table:formula="of:=LEFT([.AA170];2)+(RIGHT(LEFT([.AA170];4);2)*60+RIGHT([.AA170];2))/3600" office:value-type="float" office:value="15.0327777777778">
            <text:p>15.0327777778</text:p>
          </table:table-cell>
          <table:table-cell table:style-name="ce7"/>
          <table:table-cell table:number-columns-repeated="2"/>
          <table:table-cell table:style-name="ce2" office:value-type="string">
            <text:p>1.00</text:p>
          </table:table-cell>
          <table:table-cell table:style-name="ce2" office:value-type="string">
            <text:p>4.50</text:p>
          </table:table-cell>
          <table:table-cell table:style-name="ce2" office:value-type="string">
            <text:p>58</text:p>
          </table:table-cell>
          <table:table-cell table:style-name="ce2" office:value-type="string">
            <text:p>82</text:p>
          </table:table-cell>
          <table:table-cell table:style-name="ce2" office:value-type="string">
            <text:p>115</text:p>
          </table:table-cell>
          <table:table-cell table:style-name="ce2" office:value-type="string">
            <text:p>135</text:p>
          </table:table-cell>
          <table:table-cell table:style-name="ce2" office:value-type="string">
            <text:p>165</text:p>
          </table:table-cell>
          <table:table-cell table:style-name="ce2" office:value-type="string">
            <text:p>195</text:p>
          </table:table-cell>
          <table:table-cell/>
          <table:table-cell office:value-type="string">
            <text:p>http://www.noel.gv.at/Externeseiten/wasserstand/wiskiwebpublic/stat_53431.htm</text:p>
          </table:table-cell>
          <table:table-cell office:value-type="float" office:value="527084">
            <text:p>527084</text:p>
          </table:table-cell>
          <table:table-cell office:value-type="float" office:value="441516">
            <text:p>441516</text:p>
          </table:table-cell>
          <table:table-cell office:value-type="float" office:value="475140">
            <text:p>475140</text:p>
          </table:table-cell>
          <table:table-cell office:value-type="float" office:value="150158">
            <text:p>150158</text:p>
          </table:table-cell>
          <table:table-cell office:value-type="float" office:value="441515">
            <text:p>441515</text:p>
          </table:table-cell>
          <table:table-cell office:value-type="float" office:value="5">
            <text:p>5</text:p>
          </table:table-cell>
          <table:table-cell office:value-type="float" office:value="527084">
            <text:p>527084</text:p>
          </table:table-cell>
          <table:table-cell office:value-type="float" office:value="4">
            <text:p>4</text:p>
          </table:table-cell>
          <table:table-cell office:value-type="float" office:value="5303256">
            <text:p>5303256</text:p>
          </table:table-cell>
          <table:table-cell office:value-type="float" office:value="9">
            <text:p>9</text:p>
          </table:table-cell>
          <table:table-cell office:value-type="float" office:value="-97313">
            <text:p>-97313</text:p>
          </table:table-cell>
          <table:table-cell office:value-type="float" office:value="652687">
            <text:p>652687</text:p>
          </table:table-cell>
          <table:table-cell office:value-type="float" office:value="303256">
            <text:p>303256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10001002">
            <text:p>10001002</text:p>
          </table:table-cell>
          <table:table-cell table:style-name="ce2" office:value-type="string">
            <text:p>207126</text:p>
          </table:table-cell>
          <table:table-cell office:value-type="float" office:value="218">
            <text:p>218</text:p>
          </table:table-cell>
          <table:table-cell office:value-type="string">
            <text:p>Ybbs</text:p>
          </table:table-cell>
          <table:table-cell office:value-type="string">
            <text:p>Donau</text:p>
          </table:table-cell>
          <table:table-cell office:value-type="string">
            <text:p>viaDonau</text:p>
          </table:table-cell>
          <table:table-cell office:value-type="string">
            <text:p>Melk</text:p>
          </table:table-cell>
          <table:table-cell table:formula="of:=LEFT([.Z171];2)+(RIGHT(LEFT([.Z171];4);2)*60+RIGHT([.Z171];2))/3600" office:value-type="float" office:value="48.18">
            <text:p>48.18</text:p>
          </table:table-cell>
          <table:table-cell table:formula="of:=LEFT([.AA171];2)+(RIGHT(LEFT([.AA171];4);2)*60+RIGHT([.AA171];2))/3600" office:value-type="float" office:value="15.0852777777778">
            <text:p>15.0852777778</text:p>
          </table:table-cell>
          <table:table-cell table:style-name="ce7"/>
          <table:table-cell table:number-columns-repeated="2"/>
          <table:table-cell table:style-name="ce2" office:value-type="string">
            <text:p>800.00</text:p>
          </table:table-cell>
          <table:table-cell table:style-name="ce2" office:value-type="string">
            <text:p>1800.00</text:p>
          </table:table-cell>
          <table:table-cell table:style-name="ce2" office:value-type="string">
            <text:p>5120</text:p>
          </table:table-cell>
          <table:table-cell table:style-name="ce2" office:value-type="string">
            <text:p>5770</text:p>
          </table:table-cell>
          <table:table-cell table:style-name="ce2" office:value-type="string">
            <text:p>6600</text:p>
          </table:table-cell>
          <table:table-cell table:style-name="ce2" office:value-type="string">
            <text:p>7300</text:p>
          </table:table-cell>
          <table:table-cell table:style-name="ce2" office:value-type="string">
            <text:p>9900</text:p>
          </table:table-cell>
          <table:table-cell table:style-name="ce2" office:value-type="string">
            <text:p>11100</text:p>
          </table:table-cell>
          <table:table-cell/>
          <table:table-cell office:value-type="string">
            <text:p>http://www.noel.gv.at/Externeseiten/wasserstand/wiskiwebpublic/stat_1573490.htm</text:p>
          </table:table-cell>
          <table:table-cell office:value-type="float" office:value="530319">
            <text:p>530319</text:p>
          </table:table-cell>
          <table:table-cell office:value-type="float" office:value="477184">
            <text:p>477184</text:p>
          </table:table-cell>
          <table:table-cell office:value-type="float" office:value="481048">
            <text:p>481048</text:p>
          </table:table-cell>
          <table:table-cell office:value-type="float" office:value="150507">
            <text:p>150507</text:p>
          </table:table-cell>
          <table:table-cell office:value-type="float" office:value="477032">
            <text:p>477032</text:p>
          </table:table-cell>
          <table:table-cell office:value-type="float" office:value="59">
            <text:p>59</text:p>
          </table:table-cell>
          <table:table-cell office:value-type="float" office:value="530225">
            <text:p>530225</text:p>
          </table:table-cell>
          <table:table-cell office:value-type="float" office:value="5">
            <text:p>5</text:p>
          </table:table-cell>
          <table:table-cell office:value-type="float" office:value="5338640">
            <text:p>5338640</text:p>
          </table:table-cell>
          <table:table-cell office:value-type="float" office:value="23">
            <text:p>23</text:p>
          </table:table-cell>
          <table:table-cell office:value-type="float" office:value="-92788">
            <text:p>-92788</text:p>
          </table:table-cell>
          <table:table-cell office:value-type="float" office:value="82">
            <text:p>82</text:p>
          </table:table-cell>
          <table:table-cell office:value-type="float" office:value="657211">
            <text:p>657211</text:p>
          </table:table-cell>
          <table:table-cell office:value-type="float" office:value="5">
            <text:p>5</text:p>
          </table:table-cell>
          <table:table-cell office:value-type="float" office:value="338640">
            <text:p>338640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083">
            <text:p>6001083</text:p>
          </table:table-cell>
          <table:table-cell table:style-name="ce2" office:value-type="string">
            <text:p>211334</text:p>
          </table:table-cell>
          <table:table-cell office:value-type="float" office:value="149">
            <text:p>149</text:p>
          </table:table-cell>
          <table:table-cell office:value-type="string">
            <text:p>Voitsberg</text:p>
          </table:table-cell>
          <table:table-cell office:value-type="string">
            <text:p>Kainach</text:p>
          </table:table-cell>
          <table:table-cell office:value-type="string">
            <text:p>Steiermark</text:p>
          </table:table-cell>
          <table:table-cell office:value-type="string">
            <text:p>Voitsberg</text:p>
          </table:table-cell>
          <table:table-cell table:formula="of:=LEFT([.Z172];2)+(RIGHT(LEFT([.Z172];4);2)*60+RIGHT([.Z172];2))/3600" office:value-type="float" office:value="47.0486111111111">
            <text:p>47.0486111111</text:p>
          </table:table-cell>
          <table:table-cell table:formula="of:=LEFT([.AA172];2)+(RIGHT(LEFT([.AA172];4);2)*60+RIGHT([.AA172];2))/3600" office:value-type="float" office:value="15.1488888888889">
            <text:p>15.1488888889</text:p>
          </table:table-cell>
          <table:table-cell table:style-name="ce7"/>
          <table:table-cell table:number-columns-repeated="2"/>
          <table:table-cell table:style-name="ce2" office:value-type="string">
            <text:p>0.72</text:p>
          </table:table-cell>
          <table:table-cell table:style-name="ce2" office:value-type="string">
            <text:p>2.79</text:p>
          </table:table-cell>
          <table:table-cell table:style-name="ce2" office:value-type="string">
            <text:p>30</text:p>
          </table:table-cell>
          <table:table-cell/>
          <table:table-cell table:style-name="ce2" office:value-type="string">
            <text:p>75</text:p>
          </table:table-cell>
          <table:table-cell table:style-name="ce2" office:value-type="string">
            <text:p>105</text:p>
          </table:table-cell>
          <table:table-cell table:style-name="ce2" office:value-type="string">
            <text:p>148</text:p>
          </table:table-cell>
          <table:table-cell table:style-name="ce2" office:value-type="string">
            <text:p>190</text:p>
          </table:table-cell>
          <table:table-cell/>
          <table:table-cell office:value-type="string">
            <text:p>http://app.hydrographie.steiermark.at/bilder/Internet_online/Source/Q3670.htm</text:p>
          </table:table-cell>
          <table:table-cell office:value-type="float" office:value="537876">
            <text:p>537876</text:p>
          </table:table-cell>
          <table:table-cell office:value-type="float" office:value="351452">
            <text:p>351452</text:p>
          </table:table-cell>
          <table:table-cell office:value-type="float" office:value="470255">
            <text:p>470255</text:p>
          </table:table-cell>
          <table:table-cell office:value-type="float" office:value="150856">
            <text:p>150856</text:p>
          </table:table-cell>
          <table:table-cell office:value-type="float" office:value="351451">
            <text:p>351451</text:p>
          </table:table-cell>
          <table:table-cell office:value-type="float" office:value="93">
            <text:p>93</text:p>
          </table:table-cell>
          <table:table-cell office:value-type="float" office:value="537875">
            <text:p>537875</text:p>
          </table:table-cell>
          <table:table-cell office:value-type="float" office:value="73">
            <text:p>73</text:p>
          </table:table-cell>
          <table:table-cell office:value-type="float" office:value="5212804">
            <text:p>5212804</text:p>
          </table:table-cell>
          <table:table-cell office:value-type="float" office:value="3">
            <text:p>3</text:p>
          </table:table-cell>
          <table:table-cell office:value-type="float" office:value="-89994">
            <text:p>-89994</text:p>
          </table:table-cell>
          <table:table-cell office:value-type="float" office:value="9">
            <text:p>9</text:p>
          </table:table-cell>
          <table:table-cell office:value-type="float" office:value="660005">
            <text:p>660005</text:p>
          </table:table-cell>
          <table:table-cell office:value-type="float" office:value="1">
            <text:p>1</text:p>
          </table:table-cell>
          <table:table-cell office:value-type="float" office:value="212804">
            <text:p>212804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3093">
            <text:p>3003093</text:p>
          </table:table-cell>
          <table:table-cell table:style-name="ce2" office:value-type="string">
            <text:p>209882</text:p>
          </table:table-cell>
          <table:table-cell office:value-type="float" office:value="84">
            <text:p>84</text:p>
          </table:table-cell>
          <table:table-cell office:value-type="string">
            <text:p>Scheibbs</text:p>
          </table:table-cell>
          <table:table-cell office:value-type="string">
            <text:p>Große Erlauf</text:p>
          </table:table-cell>
          <table:table-cell office:value-type="string">
            <text:p>Niederösterreich</text:p>
          </table:table-cell>
          <table:table-cell office:value-type="string">
            <text:p>Scheibbs</text:p>
          </table:table-cell>
          <table:table-cell table:formula="of:=LEFT([.Z173];2)+(RIGHT(LEFT([.Z173];4);2)*60+RIGHT([.Z173];2))/3600" office:value-type="float" office:value="48.0036111111111">
            <text:p>48.0036111111</text:p>
          </table:table-cell>
          <table:table-cell table:formula="of:=LEFT([.AA173];2)+(RIGHT(LEFT([.AA173];4);2)*60+RIGHT([.AA173];2))/3600" office:value-type="float" office:value="15.1672222222222">
            <text:p>15.1672222222</text:p>
          </table:table-cell>
          <table:table-cell table:style-name="ce7"/>
          <table:table-cell table:number-columns-repeated="2"/>
          <table:table-cell table:style-name="ce2" office:value-type="string">
            <text:p>3.50</text:p>
          </table:table-cell>
          <table:table-cell table:style-name="ce2" office:value-type="string">
            <text:p>10.00</text:p>
          </table:table-cell>
          <table:table-cell table:style-name="ce2" office:value-type="string">
            <text:p>70</text:p>
          </table:table-cell>
          <table:table-cell table:style-name="ce2" office:value-type="string">
            <text:p>105</text:p>
          </table:table-cell>
          <table:table-cell table:style-name="ce2" office:value-type="string">
            <text:p>156</text:p>
          </table:table-cell>
          <table:table-cell table:style-name="ce2" office:value-type="string">
            <text:p>201</text:p>
          </table:table-cell>
          <table:table-cell table:style-name="ce2" office:value-type="string">
            <text:p>261</text:p>
          </table:table-cell>
          <table:table-cell table:style-name="ce2" office:value-type="string">
            <text:p>327</text:p>
          </table:table-cell>
          <table:table-cell/>
          <table:table-cell office:value-type="string">
            <text:p>http://www.noel.gv.at/externeseiten/wasserstand/wiskiwebpublic/stat_9121863.htm</text:p>
          </table:table-cell>
          <table:table-cell office:value-type="float" office:value="536110">
            <text:p>536110</text:p>
          </table:table-cell>
          <table:table-cell office:value-type="float" office:value="458900">
            <text:p>458900</text:p>
          </table:table-cell>
          <table:table-cell office:value-type="float" office:value="480013">
            <text:p>480013</text:p>
          </table:table-cell>
          <table:table-cell office:value-type="float" office:value="151002">
            <text:p>151002</text:p>
          </table:table-cell>
          <table:table-cell office:value-type="float" office:value="457588">
            <text:p>457588</text:p>
          </table:table-cell>
          <table:table-cell office:value-type="float" office:value="34">
            <text:p>34</text:p>
          </table:table-cell>
          <table:table-cell office:value-type="float" office:value="536779">
            <text:p>536779</text:p>
          </table:table-cell>
          <table:table-cell office:value-type="float" office:value="81">
            <text:p>81</text:p>
          </table:table-cell>
          <table:table-cell office:value-type="float" office:value="5318949">
            <text:p>5318949</text:p>
          </table:table-cell>
          <table:table-cell office:value-type="float" office:value="-86992">
            <text:p>-86992</text:p>
          </table:table-cell>
          <table:table-cell office:value-type="float" office:value="663008">
            <text:p>663008</text:p>
          </table:table-cell>
          <table:table-cell office:value-type="float" office:value="31">
            <text:p>31</text:p>
          </table:table-cell>
          <table:table-cell office:value-type="float" office:value="318949">
            <text:p>318949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3001034">
            <text:p>3001034</text:p>
          </table:table-cell>
          <table:table-cell table:style-name="ce2" office:value-type="string">
            <text:p>207944</text:p>
          </table:table-cell>
          <table:table-cell office:value-type="float" office:value="48">
            <text:p>48</text:p>
          </table:table-cell>
          <table:table-cell office:value-type="string">
            <text:p>Zwettl (Bahnbrücke)</text:p>
          </table:table-cell>
          <table:table-cell office:value-type="string">
            <text:p>Kamp</text:p>
          </table:table-cell>
          <table:table-cell office:value-type="string">
            <text:p>Niederösterreich</text:p>
          </table:table-cell>
          <table:table-cell office:value-type="string">
            <text:p>Zwettl</text:p>
          </table:table-cell>
          <table:table-cell table:formula="of:=LEFT([.Z174];2)+(RIGHT(LEFT([.Z174];4);2)*60+RIGHT([.Z174];2))/3600" office:value-type="float" office:value="48.6108333333333">
            <text:p>48.6108333333</text:p>
          </table:table-cell>
          <table:table-cell table:formula="of:=LEFT([.AA174];2)+(RIGHT(LEFT([.AA174];4);2)*60+RIGHT([.AA174];2))/3600" office:value-type="float" office:value="15.1733333333333">
            <text:p>15.1733333333</text:p>
          </table:table-cell>
          <table:table-cell table:style-name="ce7"/>
          <table:table-cell table:number-columns-repeated="2"/>
          <table:table-cell table:style-name="ce2" office:value-type="string">
            <text:p>1.26</text:p>
          </table:table-cell>
          <table:table-cell table:style-name="ce2" office:value-type="string">
            <text:p>5.80</text:p>
          </table:table-cell>
          <table:table-cell table:style-name="ce2" office:value-type="string">
            <text:p>45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95</text:p>
          </table:table-cell>
          <table:table-cell table:style-name="ce2" office:value-type="string">
            <text:p>117</text:p>
          </table:table-cell>
          <table:table-cell table:style-name="ce2" office:value-type="string">
            <text:p>171</text:p>
          </table:table-cell>
          <table:table-cell table:style-name="ce2" office:value-type="string">
            <text:p>242</text:p>
          </table:table-cell>
          <table:table-cell/>
          <table:table-cell office:value-type="string">
            <text:p>http://www.noel.gv.at/Externeseiten/wasserstand/wiskiwebpublic/stat_41304.htm</text:p>
          </table:table-cell>
          <table:table-cell office:value-type="float" office:value="535634">
            <text:p>535634</text:p>
          </table:table-cell>
          <table:table-cell office:value-type="float" office:value="525080">
            <text:p>525080</text:p>
          </table:table-cell>
          <table:table-cell office:value-type="float" office:value="483639">
            <text:p>483639</text:p>
          </table:table-cell>
          <table:table-cell office:value-type="float" office:value="151024">
            <text:p>151024</text:p>
          </table:table-cell>
          <table:table-cell office:value-type="float" office:value="525080">
            <text:p>525080</text:p>
          </table:table-cell>
          <table:table-cell office:value-type="float" office:value="535633">
            <text:p>535633</text:p>
          </table:table-cell>
          <table:table-cell office:value-type="float" office:value="6">
            <text:p>6</text:p>
          </table:table-cell>
          <table:table-cell office:value-type="float" office:value="5386456">
            <text:p>5386456</text:p>
          </table:table-cell>
          <table:table-cell office:value-type="float" office:value="8">
            <text:p>8</text:p>
          </table:table-cell>
          <table:table-cell office:value-type="float" office:value="-85525">
            <text:p>-85525</text:p>
          </table:table-cell>
          <table:table-cell office:value-type="float" office:value="5">
            <text:p>5</text:p>
          </table:table-cell>
          <table:table-cell office:value-type="float" office:value="664474">
            <text:p>664474</text:p>
          </table:table-cell>
          <table:table-cell office:value-type="float" office:value="5">
            <text:p>5</text:p>
          </table:table-cell>
          <table:table-cell office:value-type="float" office:value="386456">
            <text:p>386456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number-columns-repeated="972"/>
        </table:table-row>
        <table:table-row table:style-name="ro1">
          <table:table-cell/>
          <table:table-cell office:value-type="float" office:value="3001020">
            <text:p>3001020</text:p>
          </table:table-cell>
          <table:table-cell table:style-name="ce2" office:value-type="string">
            <text:p>207803</text:p>
          </table:table-cell>
          <table:table-cell office:value-type="float" office:value="42">
            <text:p>42</text:p>
          </table:table-cell>
          <table:table-cell office:value-type="string">
            <text:p>Niederndorf</text:p>
          </table:table-cell>
          <table:table-cell office:value-type="string">
            <text:p>Erlauf</text:p>
          </table:table-cell>
          <table:table-cell office:value-type="string">
            <text:p>Niederösterreich</text:p>
          </table:table-cell>
          <table:table-cell office:value-type="string">
            <text:p>Melk</text:p>
          </table:table-cell>
          <table:table-cell table:formula="of:=LEFT([.Z175];2)+(RIGHT(LEFT([.Z175];4);2)*60+RIGHT([.Z175];2))/3600" office:value-type="float" office:value="48.1705555555556">
            <text:p>48.1705555556</text:p>
          </table:table-cell>
          <table:table-cell table:formula="of:=LEFT([.AA175];2)+(RIGHT(LEFT([.AA175];4);2)*60+RIGHT([.AA175];2))/3600" office:value-type="float" office:value="15.1747222222222">
            <text:p>15.1747222222</text:p>
          </table:table-cell>
          <table:table-cell table:style-name="ce7"/>
          <table:table-cell table:number-columns-repeated="2"/>
          <table:table-cell table:style-name="ce2" office:value-type="string">
            <text:p>4.32</text:p>
          </table:table-cell>
          <table:table-cell table:style-name="ce2" office:value-type="string">
            <text:p>14.30</text:p>
          </table:table-cell>
          <table:table-cell table:style-name="ce2" office:value-type="string">
            <text:p>170</text:p>
          </table:table-cell>
          <table:table-cell table:style-name="ce2" office:value-type="string">
            <text:p>240</text:p>
          </table:table-cell>
          <table:table-cell table:style-name="ce2" office:value-type="string">
            <text:p>310</text:p>
          </table:table-cell>
          <table:table-cell table:style-name="ce2" office:value-type="string">
            <text:p>365</text:p>
          </table:table-cell>
          <table:table-cell table:style-name="ce2" office:value-type="string">
            <text:p>470</text:p>
          </table:table-cell>
          <table:table-cell table:style-name="ce2" office:value-type="string">
            <text:p>570</text:p>
          </table:table-cell>
          <table:table-cell/>
          <table:table-cell office:value-type="string">
            <text:p>http://www.noel.gv.at/Externeseiten/wasserstand/wiskiwebpublic/stat_39311.htm</text:p>
          </table:table-cell>
          <table:table-cell office:value-type="float" office:value="536899">
            <text:p>536899</text:p>
          </table:table-cell>
          <table:table-cell office:value-type="float" office:value="476132">
            <text:p>476132</text:p>
          </table:table-cell>
          <table:table-cell office:value-type="float" office:value="481014">
            <text:p>481014</text:p>
          </table:table-cell>
          <table:table-cell office:value-type="float" office:value="151029">
            <text:p>151029</text:p>
          </table:table-cell>
          <table:table-cell office:value-type="float" office:value="476132">
            <text:p>476132</text:p>
          </table:table-cell>
          <table:table-cell office:value-type="float" office:value="2">
            <text:p>2</text:p>
          </table:table-cell>
          <table:table-cell office:value-type="float" office:value="536898">
            <text:p>536898</text:p>
          </table:table-cell>
          <table:table-cell office:value-type="float" office:value="9">
            <text:p>9</text:p>
          </table:table-cell>
          <table:table-cell office:value-type="float" office:value="5337481">
            <text:p>5337481</text:p>
          </table:table-cell>
          <table:table-cell office:value-type="float" office:value="8">
            <text:p>8</text:p>
          </table:table-cell>
          <table:table-cell office:value-type="float" office:value="-86160">
            <text:p>-86160</text:p>
          </table:table-cell>
          <table:table-cell office:value-type="float" office:value="7">
            <text:p>7</text:p>
          </table:table-cell>
          <table:table-cell office:value-type="float" office:value="663839">
            <text:p>663839</text:p>
          </table:table-cell>
          <table:table-cell office:value-type="float" office:value="3">
            <text:p>3</text:p>
          </table:table-cell>
          <table:table-cell office:value-type="float" office:value="337481">
            <text:p>337481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088">
            <text:p>6001088</text:p>
          </table:table-cell>
          <table:table-cell table:style-name="ce2" office:value-type="string">
            <text:p>211383</text:p>
          </table:table-cell>
          <table:table-cell office:value-type="float" office:value="144">
            <text:p>144</text:p>
          </table:table-cell>
          <table:table-cell office:value-type="string">
            <text:p>Schwanberg</text:p>
          </table:table-cell>
          <table:table-cell office:value-type="string">
            <text:p>Schwarze Sulm</text:p>
          </table:table-cell>
          <table:table-cell office:value-type="string">
            <text:p>Steiermark</text:p>
          </table:table-cell>
          <table:table-cell office:value-type="string">
            <text:p>Deutschlandsberg</text:p>
          </table:table-cell>
          <table:table-cell table:formula="of:=LEFT([.Z176];2)+(RIGHT(LEFT([.Z176];4);2)*60+RIGHT([.Z176];2))/3600" office:value-type="float" office:value="46.7561111111111">
            <text:p>46.7561111111</text:p>
          </table:table-cell>
          <table:table-cell table:formula="of:=LEFT([.AA176];2)+(RIGHT(LEFT([.AA176];4);2)*60+RIGHT([.AA176];2))/3600" office:value-type="float" office:value="15.2052777777778">
            <text:p>15.2052777778</text:p>
          </table:table-cell>
          <table:table-cell table:style-name="ce7"/>
          <table:table-cell table:number-columns-repeated="2"/>
          <table:table-cell table:style-name="ce2" office:value-type="string">
            <text:p>0.74</text:p>
          </table:table-cell>
          <table:table-cell table:style-name="ce2" office:value-type="string">
            <text:p>1.70</text:p>
          </table:table-cell>
          <table:table-cell table:style-name="ce2" office:value-type="string">
            <text:p>18</text:p>
          </table:table-cell>
          <table:table-cell/>
          <table:table-cell table:style-name="ce2" office:value-type="string">
            <text:p>38</text:p>
          </table:table-cell>
          <table:table-cell table:style-name="ce2" office:value-type="string">
            <text:p>46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75</text:p>
          </table:table-cell>
          <table:table-cell/>
          <table:table-cell office:value-type="string">
            <text:p>http://app.hydrographie.steiermark.at/bilder/Internet_online/Source/Q3770.htm</text:p>
          </table:table-cell>
          <table:table-cell office:value-type="float" office:value="542974">
            <text:p>542974</text:p>
          </table:table-cell>
          <table:table-cell office:value-type="float" office:value="318995">
            <text:p>318995</text:p>
          </table:table-cell>
          <table:table-cell office:value-type="float" office:value="464522">
            <text:p>464522</text:p>
          </table:table-cell>
          <table:table-cell office:value-type="float" office:value="151219">
            <text:p>151219</text:p>
          </table:table-cell>
          <table:table-cell office:value-type="float" office:value="319065">
            <text:p>319065</text:p>
          </table:table-cell>
          <table:table-cell office:value-type="float" office:value="48">
            <text:p>48</text:p>
          </table:table-cell>
          <table:table-cell office:value-type="float" office:value="542949">
            <text:p>542949</text:p>
          </table:table-cell>
          <table:table-cell office:value-type="float" office:value="91">
            <text:p>91</text:p>
          </table:table-cell>
          <table:table-cell office:value-type="float" office:value="5180234">
            <text:p>5180234</text:p>
          </table:table-cell>
          <table:table-cell office:value-type="float" office:value="3">
            <text:p>3</text:p>
          </table:table-cell>
          <table:table-cell office:value-type="float" office:value="-86169">
            <text:p>-86169</text:p>
          </table:table-cell>
          <table:table-cell office:value-type="float" office:value="4">
            <text:p>4</text:p>
          </table:table-cell>
          <table:table-cell office:value-type="float" office:value="663830">
            <text:p>663830</text:p>
          </table:table-cell>
          <table:table-cell office:value-type="float" office:value="6">
            <text:p>6</text:p>
          </table:table-cell>
          <table:table-cell office:value-type="float" office:value="180234">
            <text:p>180234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088">
            <text:p>3001088</text:p>
          </table:table-cell>
          <table:table-cell table:style-name="ce2" office:value-type="string">
            <text:p>208611</text:p>
          </table:table-cell>
          <table:table-cell office:value-type="float" office:value="61">
            <text:p>61</text:p>
          </table:table-cell>
          <table:table-cell office:value-type="string">
            <text:p>Schwarzenau (Süd)</text:p>
          </table:table-cell>
          <table:table-cell office:value-type="string">
            <text:p>Deutsche Thaya</text:p>
          </table:table-cell>
          <table:table-cell office:value-type="string">
            <text:p>Niederösterreich</text:p>
          </table:table-cell>
          <table:table-cell office:value-type="string">
            <text:p>Zwettl</text:p>
          </table:table-cell>
          <table:table-cell table:formula="of:=LEFT([.Z177];2)+(RIGHT(LEFT([.Z177];4);2)*60+RIGHT([.Z177];2))/3600" office:value-type="float" office:value="48.7419444444444">
            <text:p>48.7419444444</text:p>
          </table:table-cell>
          <table:table-cell table:formula="of:=LEFT([.AA177];2)+(RIGHT(LEFT([.AA177];4);2)*60+RIGHT([.AA177];2))/3600" office:value-type="float" office:value="15.2591666666667">
            <text:p>15.2591666667</text:p>
          </table:table-cell>
          <table:table-cell table:style-name="ce7"/>
          <table:table-cell table:number-columns-repeated="2"/>
          <table:table-cell table:style-name="ce2" office:value-type="string">
            <text:p>0.12</text:p>
          </table:table-cell>
          <table:table-cell table:style-name="ce2" office:value-type="string">
            <text:p>1.08</text:p>
          </table:table-cell>
          <table:table-cell table:style-name="ce2" office:value-type="string">
            <text:p>26</text:p>
          </table:table-cell>
          <table:table-cell table:style-name="ce2" office:value-type="string">
            <text:p>35</text:p>
          </table:table-cell>
          <table:table-cell table:style-name="ce2" office:value-type="string">
            <text:p>50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75</text:p>
          </table:table-cell>
          <table:table-cell table:style-name="ce2" office:value-type="string">
            <text:p>95</text:p>
          </table:table-cell>
          <table:table-cell/>
          <table:table-cell office:value-type="string">
            <text:p>http://www.noel.gv.at/Externeseiten/wasserstand/wiskiwebpublic/stat_106803.htm</text:p>
          </table:table-cell>
          <table:table-cell office:value-type="float" office:value="541590">
            <text:p>541590</text:p>
          </table:table-cell>
          <table:table-cell office:value-type="float" office:value="539791">
            <text:p>539791</text:p>
          </table:table-cell>
          <table:table-cell office:value-type="float" office:value="484431">
            <text:p>484431</text:p>
          </table:table-cell>
          <table:table-cell office:value-type="float" office:value="151533">
            <text:p>151533</text:p>
          </table:table-cell>
          <table:table-cell office:value-type="float" office:value="539791">
            <text:p>539791</text:p>
          </table:table-cell>
          <table:table-cell office:value-type="float" office:value="1">
            <text:p>1</text:p>
          </table:table-cell>
          <table:table-cell office:value-type="float" office:value="541590">
            <text:p>541590</text:p>
          </table:table-cell>
          <table:table-cell office:value-type="float" office:value="1">
            <text:p>1</text:p>
          </table:table-cell>
          <table:table-cell office:value-type="float" office:value="5400928">
            <text:p>5400928</text:p>
          </table:table-cell>
          <table:table-cell office:value-type="float" office:value="7">
            <text:p>7</text:p>
          </table:table-cell>
          <table:table-cell office:value-type="float" office:value="-79000">
            <text:p>-79000</text:p>
          </table:table-cell>
          <table:table-cell office:value-type="float" office:value="3">
            <text:p>3</text:p>
          </table:table-cell>
          <table:table-cell office:value-type="float" office:value="670999">
            <text:p>670999</text:p>
          </table:table-cell>
          <table:table-cell office:value-type="float" office:value="7">
            <text:p>7</text:p>
          </table:table-cell>
          <table:table-cell office:value-type="float" office:value="400928">
            <text:p>400928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115">
            <text:p>6001115</text:p>
          </table:table-cell>
          <table:table-cell table:style-name="ce2" office:value-type="string">
            <text:p>211664</text:p>
          </table:table-cell>
          <table:table-cell office:value-type="float" office:value="148">
            <text:p>148</text:p>
          </table:table-cell>
          <table:table-cell office:value-type="string">
            <text:p>Frauental</text:p>
          </table:table-cell>
          <table:table-cell office:value-type="string">
            <text:p>Lassnitz</text:p>
          </table:table-cell>
          <table:table-cell office:value-type="string">
            <text:p>Steiermark</text:p>
          </table:table-cell>
          <table:table-cell office:value-type="string">
            <text:p>Deutschlandsberg</text:p>
          </table:table-cell>
          <table:table-cell table:formula="of:=LEFT([.Z178];2)+(RIGHT(LEFT([.Z178];4);2)*60+RIGHT([.Z178];2))/3600" office:value-type="float" office:value="46.8275">
            <text:p>46.8275</text:p>
          </table:table-cell>
          <table:table-cell table:formula="of:=LEFT([.AA178];2)+(RIGHT(LEFT([.AA178];4);2)*60+RIGHT([.AA178];2))/3600" office:value-type="float" office:value="15.2630555555556">
            <text:p>15.2630555556</text:p>
          </table:table-cell>
          <table:table-cell table:style-name="ce7"/>
          <table:table-cell table:number-columns-repeated="2"/>
          <table:table-cell table:style-name="ce2" office:value-type="string">
            <text:p>0.55</text:p>
          </table:table-cell>
          <table:table-cell table:style-name="ce2" office:value-type="string">
            <text:p>1.47</text:p>
          </table:table-cell>
          <table:table-cell table:style-name="ce2" office:value-type="string">
            <text:p>19</text:p>
          </table:table-cell>
          <table:table-cell/>
          <table:table-cell table:style-name="ce2" office:value-type="string">
            <text:p>42</text:p>
          </table:table-cell>
          <table:table-cell table:style-name="ce2" office:value-type="string">
            <text:p>53</text:p>
          </table:table-cell>
          <table:table-cell table:style-name="ce2" office:value-type="string">
            <text:p>72</text:p>
          </table:table-cell>
          <table:table-cell table:style-name="ce2" office:value-type="string">
            <text:p>95</text:p>
          </table:table-cell>
          <table:table-cell/>
          <table:table-cell office:value-type="string">
            <text:p>http://app.hydrographie.steiermark.at/bilder/Internet_online/Source/Q3822.htm</text:p>
          </table:table-cell>
          <table:table-cell office:value-type="float" office:value="547161">
            <text:p>547161</text:p>
          </table:table-cell>
          <table:table-cell office:value-type="float" office:value="327079">
            <text:p>327079</text:p>
          </table:table-cell>
          <table:table-cell office:value-type="float" office:value="464939">
            <text:p>464939</text:p>
          </table:table-cell>
          <table:table-cell office:value-type="float" office:value="151547">
            <text:p>151547</text:p>
          </table:table-cell>
          <table:table-cell office:value-type="float" office:value="327079">
            <text:p>327079</text:p>
          </table:table-cell>
          <table:table-cell office:value-type="float" office:value="27">
            <text:p>27</text:p>
          </table:table-cell>
          <table:table-cell office:value-type="float" office:value="547160">
            <text:p>547160</text:p>
          </table:table-cell>
          <table:table-cell office:value-type="float" office:value="67">
            <text:p>67</text:p>
          </table:table-cell>
          <table:table-cell office:value-type="float" office:value="5188083">
            <text:p>5188083</text:p>
          </table:table-cell>
          <table:table-cell office:value-type="float" office:value="1">
            <text:p>1</text:p>
          </table:table-cell>
          <table:table-cell office:value-type="float" office:value="-81653">
            <text:p>-81653</text:p>
          </table:table-cell>
          <table:table-cell office:value-type="float" office:value="668347">
            <text:p>668347</text:p>
          </table:table-cell>
          <table:table-cell office:value-type="float" office:value="188083">
            <text:p>188083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3001109">
            <text:p>3001109</text:p>
          </table:table-cell>
          <table:table-cell table:style-name="ce2" office:value-type="string">
            <text:p>208850</text:p>
          </table:table-cell>
          <table:table-cell office:value-type="float" office:value="66">
            <text:p>66</text:p>
          </table:table-cell>
          <table:table-cell office:value-type="string">
            <text:p>Erlaufboden (EVN)</text:p>
          </table:table-cell>
          <table:table-cell office:value-type="string">
            <text:p>Große Erlauf</text:p>
          </table:table-cell>
          <table:table-cell office:value-type="string">
            <text:p>Niederösterreich</text:p>
          </table:table-cell>
          <table:table-cell office:value-type="string">
            <text:p>Scheibbs</text:p>
          </table:table-cell>
          <table:table-cell table:formula="of:=LEFT([.Z179];2)+(RIGHT(LEFT([.Z179];4);2)*60+RIGHT([.Z179];2))/3600" office:value-type="float" office:value="47.8816666666667">
            <text:p>47.8816666667</text:p>
          </table:table-cell>
          <table:table-cell table:formula="of:=LEFT([.AA179];2)+(RIGHT(LEFT([.AA179];4);2)*60+RIGHT([.AA179];2))/3600" office:value-type="float" office:value="15.265">
            <text:p>15.265</text:p>
          </table:table-cell>
          <table:table-cell table:style-name="ce7"/>
          <table:table-cell table:number-columns-repeated="2"/>
          <table:table-cell table:style-name="ce2" office:value-type="string">
            <text:p>1.35</text:p>
          </table:table-cell>
          <table:table-cell table:style-name="ce2" office:value-type="string">
            <text:p>4.60</text:p>
          </table:table-cell>
          <table:table-cell table:style-name="ce2" office:value-type="string">
            <text:p>40</text:p>
          </table:table-cell>
          <table:table-cell table:style-name="ce2" office:value-type="string">
            <text:p>55</text:p>
          </table:table-cell>
          <table:table-cell table:style-name="ce2" office:value-type="string">
            <text:p>83</text:p>
          </table:table-cell>
          <table:table-cell table:style-name="ce2" office:value-type="string">
            <text:p>95</text:p>
          </table:table-cell>
          <table:table-cell table:style-name="ce2" office:value-type="string">
            <text:p>125</text:p>
          </table:table-cell>
          <table:table-cell table:style-name="ce2" office:value-type="string">
            <text:p>165</text:p>
          </table:table-cell>
          <table:table-cell/>
          <table:table-cell office:value-type="string">
            <text:p>http://www.noel.gv.at/Externeseiten/wasserstand/wiskiwebpublic/stat_5344.htm</text:p>
          </table:table-cell>
          <table:table-cell office:value-type="float" office:value="544400">
            <text:p>544400</text:p>
          </table:table-cell>
          <table:table-cell office:value-type="float" office:value="444219">
            <text:p>444219</text:p>
          </table:table-cell>
          <table:table-cell office:value-type="float" office:value="475254">
            <text:p>475254</text:p>
          </table:table-cell>
          <table:table-cell office:value-type="float" office:value="151554">
            <text:p>151554</text:p>
          </table:table-cell>
          <table:table-cell office:value-type="float" office:value="444218">
            <text:p>444218</text:p>
          </table:table-cell>
          <table:table-cell office:value-type="float" office:value="6">
            <text:p>6</text:p>
          </table:table-cell>
          <table:table-cell office:value-type="float" office:value="544399">
            <text:p>544399</text:p>
          </table:table-cell>
          <table:table-cell office:value-type="float" office:value="9">
            <text:p>9</text:p>
          </table:table-cell>
          <table:table-cell office:value-type="float" office:value="5305289">
            <text:p>5305289</text:p>
          </table:table-cell>
          <table:table-cell office:value-type="float" office:value="1">
            <text:p>1</text:p>
          </table:table-cell>
          <table:table-cell office:value-type="float" office:value="-79898">
            <text:p>-79898</text:p>
          </table:table-cell>
          <table:table-cell office:value-type="float" office:value="7">
            <text:p>7</text:p>
          </table:table-cell>
          <table:table-cell office:value-type="float" office:value="670101">
            <text:p>670101</text:p>
          </table:table-cell>
          <table:table-cell office:value-type="float" office:value="3">
            <text:p>3</text:p>
          </table:table-cell>
          <table:table-cell office:value-type="float" office:value="305289">
            <text:p>305289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141">
            <text:p>6001141</text:p>
          </table:table-cell>
          <table:table-cell table:style-name="ce2" office:value-type="string">
            <text:p>211961</text:p>
          </table:table-cell>
          <table:table-cell office:value-type="float" office:value="153">
            <text:p>153</text:p>
          </table:table-cell>
          <table:table-cell office:value-type="string">
            <text:p>Hoermsdorf</text:p>
          </table:table-cell>
          <table:table-cell office:value-type="string">
            <text:p>Saggau</text:p>
          </table:table-cell>
          <table:table-cell office:value-type="string">
            <text:p>Steiermark</text:p>
          </table:table-cell>
          <table:table-cell office:value-type="string">
            <text:p>Deutschlandsberg</text:p>
          </table:table-cell>
          <table:table-cell table:formula="of:=LEFT([.Z180];2)+(RIGHT(LEFT([.Z180];4);2)*60+RIGHT([.Z180];2))/3600" office:value-type="float" office:value="46.6966666666667">
            <text:p>46.6966666667</text:p>
          </table:table-cell>
          <table:table-cell table:formula="of:=LEFT([.AA180];2)+(RIGHT(LEFT([.AA180];4);2)*60+RIGHT([.AA180];2))/3600" office:value-type="float" office:value="15.2655555555556">
            <text:p>15.2655555556</text:p>
          </table:table-cell>
          <table:table-cell table:style-name="ce7"/>
          <table:table-cell table:number-columns-repeated="2"/>
          <table:table-cell table:style-name="ce2" office:value-type="string">
            <text:p>0.212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0</text:p>
          </table:table-cell>
          <table:table-cell/>
          <table:table-cell table:style-name="ce2" office:value-type="string">
            <text:p>36</text:p>
          </table:table-cell>
          <table:table-cell table:style-name="ce2" office:value-type="string">
            <text:p>45</text:p>
          </table:table-cell>
          <table:table-cell table:style-name="ce2" office:value-type="string">
            <text:p>61</text:p>
          </table:table-cell>
          <table:table-cell table:style-name="ce2" office:value-type="string">
            <text:p>92</text:p>
          </table:table-cell>
          <table:table-cell/>
          <table:table-cell office:value-type="string">
            <text:p>http://app.hydrographie.steiermark.at/bilder/Internet_online/Source/Q3800.htm</text:p>
          </table:table-cell>
          <table:table-cell office:value-type="float" office:value="547719">
            <text:p>547719</text:p>
          </table:table-cell>
          <table:table-cell office:value-type="float" office:value="312556">
            <text:p>312556</text:p>
          </table:table-cell>
          <table:table-cell office:value-type="float" office:value="464148">
            <text:p>464148</text:p>
          </table:table-cell>
          <table:table-cell office:value-type="float" office:value="151556">
            <text:p>151556</text:p>
          </table:table-cell>
          <table:table-cell office:value-type="float" office:value="312556">
            <text:p>312556</text:p>
          </table:table-cell>
          <table:table-cell office:value-type="float" office:value="33">
            <text:p>33</text:p>
          </table:table-cell>
          <table:table-cell office:value-type="float" office:value="547718">
            <text:p>547718</text:p>
          </table:table-cell>
          <table:table-cell office:value-type="float" office:value="91">
            <text:p>91</text:p>
          </table:table-cell>
          <table:table-cell office:value-type="float" office:value="5173544">
            <text:p>5173544</text:p>
          </table:table-cell>
          <table:table-cell office:value-type="float" office:value="5">
            <text:p>5</text:p>
          </table:table-cell>
          <table:table-cell office:value-type="float" office:value="-81653">
            <text:p>-81653</text:p>
          </table:table-cell>
          <table:table-cell office:value-type="float" office:value="4">
            <text:p>4</text:p>
          </table:table-cell>
          <table:table-cell office:value-type="float" office:value="668346">
            <text:p>668346</text:p>
          </table:table-cell>
          <table:table-cell office:value-type="float" office:value="6">
            <text:p>6</text:p>
          </table:table-cell>
          <table:table-cell office:value-type="float" office:value="173544">
            <text:p>173544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079">
            <text:p>6001079</text:p>
          </table:table-cell>
          <table:table-cell table:style-name="ce2" office:value-type="string">
            <text:p>211292</text:p>
          </table:table-cell>
          <table:table-cell office:value-type="float" office:value="141">
            <text:p>141</text:p>
          </table:table-cell>
          <table:table-cell office:value-type="string">
            <text:p>Bruck</text:p>
          </table:table-cell>
          <table:table-cell office:value-type="string">
            <text:p>Mur</text:p>
          </table:table-cell>
          <table:table-cell office:value-type="string">
            <text:p>Steiermark</text:p>
          </table:table-cell>
          <table:table-cell office:value-type="string">
            <text:p>Bruck/Mur</text:p>
          </table:table-cell>
          <table:table-cell table:formula="of:=LEFT([.Z181];2)+(RIGHT(LEFT([.Z181];4);2)*60+RIGHT([.Z181];2))/3600" office:value-type="float" office:value="47.4105555555556">
            <text:p>47.4105555556</text:p>
          </table:table-cell>
          <table:table-cell table:formula="of:=LEFT([.AA181];2)+(RIGHT(LEFT([.AA181];4);2)*60+RIGHT([.AA181];2))/3600" office:value-type="float" office:value="15.2825">
            <text:p>15.2825</text:p>
          </table:table-cell>
          <table:table-cell table:style-name="ce7"/>
          <table:table-cell table:number-columns-repeated="2"/>
          <table:table-cell table:style-name="ce2" office:value-type="string">
            <text:p>36.00</text:p>
          </table:table-cell>
          <table:table-cell table:style-name="ce2" office:value-type="string">
            <text:p>107</text:p>
          </table:table-cell>
          <table:table-cell table:style-name="ce2" office:value-type="string">
            <text:p>430</text:p>
          </table:table-cell>
          <table:table-cell/>
          <table:table-cell table:style-name="ce2" office:value-type="string">
            <text:p>700</text:p>
          </table:table-cell>
          <table:table-cell table:style-name="ce2" office:value-type="string">
            <text:p>760</text:p>
          </table:table-cell>
          <table:table-cell table:style-name="ce2" office:value-type="string">
            <text:p>975</text:p>
          </table:table-cell>
          <table:table-cell table:style-name="ce2" office:value-type="string">
            <text:p>1220</text:p>
          </table:table-cell>
          <table:table-cell/>
          <table:table-cell office:value-type="string">
            <text:p>http://app.hydrographie.steiermark.at/bilder/Internet_online/Source/Q3100.htm</text:p>
          </table:table-cell>
          <table:table-cell office:value-type="float" office:value="547018">
            <text:p>547018</text:p>
          </table:table-cell>
          <table:table-cell office:value-type="float" office:value="391888">
            <text:p>391888</text:p>
          </table:table-cell>
          <table:table-cell office:value-type="float" office:value="472438">
            <text:p>472438</text:p>
          </table:table-cell>
          <table:table-cell office:value-type="float" office:value="151657">
            <text:p>151657</text:p>
          </table:table-cell>
          <table:table-cell office:value-type="float" office:value="391887">
            <text:p>391887</text:p>
          </table:table-cell>
          <table:table-cell office:value-type="float" office:value="91">
            <text:p>91</text:p>
          </table:table-cell>
          <table:table-cell office:value-type="float" office:value="547017">
            <text:p>547017</text:p>
          </table:table-cell>
          <table:table-cell office:value-type="float" office:value="73">
            <text:p>73</text:p>
          </table:table-cell>
          <table:table-cell office:value-type="float" office:value="5252874">
            <text:p>5252874</text:p>
          </table:table-cell>
          <table:table-cell office:value-type="float" office:value="7">
            <text:p>7</text:p>
          </table:table-cell>
          <table:table-cell office:value-type="float" office:value="-79299">
            <text:p>-79299</text:p>
          </table:table-cell>
          <table:table-cell office:value-type="float" office:value="1">
            <text:p>1</text:p>
          </table:table-cell>
          <table:table-cell office:value-type="float" office:value="670700">
            <text:p>670700</text:p>
          </table:table-cell>
          <table:table-cell office:value-type="float" office:value="9">
            <text:p>9</text:p>
          </table:table-cell>
          <table:table-cell office:value-type="float" office:value="252874">
            <text:p>252874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084">
            <text:p>6001084</text:p>
          </table:table-cell>
          <table:table-cell table:style-name="ce2" office:value-type="string">
            <text:p>211342</text:p>
          </table:table-cell>
          <table:table-cell office:value-type="float" office:value="143">
            <text:p>143</text:p>
          </table:table-cell>
          <table:table-cell office:value-type="string">
            <text:p>Lieboch</text:p>
          </table:table-cell>
          <table:table-cell office:value-type="string">
            <text:p>Kainach</text:p>
          </table:table-cell>
          <table:table-cell office:value-type="string">
            <text:p>Steiermark</text:p>
          </table:table-cell>
          <table:table-cell office:value-type="string">
            <text:p>Graz Umgebung</text:p>
          </table:table-cell>
          <table:table-cell table:formula="of:=LEFT([.Z182];2)+(RIGHT(LEFT([.Z182];4);2)*60+RIGHT([.Z182];2))/3600" office:value-type="float" office:value="46.9558333333333">
            <text:p>46.9558333333</text:p>
          </table:table-cell>
          <table:table-cell table:formula="of:=LEFT([.AA182];2)+(RIGHT(LEFT([.AA182];4);2)*60+RIGHT([.AA182];2))/3600" office:value-type="float" office:value="15.3466666666667">
            <text:p>15.3466666667</text:p>
          </table:table-cell>
          <table:table-cell table:style-name="ce7"/>
          <table:table-cell table:number-columns-repeated="2"/>
          <table:table-cell table:style-name="ce2" office:value-type="string">
            <text:p>1.90</text:p>
          </table:table-cell>
          <table:table-cell table:style-name="ce2" office:value-type="string">
            <text:p>9.60</text:p>
          </table:table-cell>
          <table:table-cell table:style-name="ce2" office:value-type="string">
            <text:p>105</text:p>
          </table:table-cell>
          <table:table-cell/>
          <table:table-cell table:style-name="ce2" office:value-type="string">
            <text:p>220</text:p>
          </table:table-cell>
          <table:table-cell table:style-name="ce2" office:value-type="string">
            <text:p>260</text:p>
          </table:table-cell>
          <table:table-cell table:style-name="ce2" office:value-type="string">
            <text:p>320</text:p>
          </table:table-cell>
          <table:table-cell table:style-name="ce2" office:value-type="string">
            <text:p>410</text:p>
          </table:table-cell>
          <table:table-cell/>
          <table:table-cell office:value-type="string">
            <text:p>http://app.hydrographie.steiermark.at/bilder/Internet_online/Source/Q3701.htm</text:p>
          </table:table-cell>
          <table:table-cell office:value-type="float" office:value="553178">
            <text:p>553178</text:p>
          </table:table-cell>
          <table:table-cell office:value-type="float" office:value="341516">
            <text:p>341516</text:p>
          </table:table-cell>
          <table:table-cell office:value-type="float" office:value="465721">
            <text:p>465721</text:p>
          </table:table-cell>
          <table:table-cell office:value-type="float" office:value="152048">
            <text:p>152048</text:p>
          </table:table-cell>
          <table:table-cell office:value-type="float" office:value="341516">
            <text:p>341516</text:p>
          </table:table-cell>
          <table:table-cell office:value-type="float" office:value="12">
            <text:p>12</text:p>
          </table:table-cell>
          <table:table-cell office:value-type="float" office:value="553178">
            <text:p>553178</text:p>
          </table:table-cell>
          <table:table-cell office:value-type="float" office:value="29">
            <text:p>29</text:p>
          </table:table-cell>
          <table:table-cell office:value-type="float" office:value="5202282">
            <text:p>5202282</text:p>
          </table:table-cell>
          <table:table-cell office:value-type="float" office:value="9">
            <text:p>9</text:p>
          </table:table-cell>
          <table:table-cell office:value-type="float" office:value="-75083">
            <text:p>-75083</text:p>
          </table:table-cell>
          <table:table-cell office:value-type="float" office:value="2">
            <text:p>2</text:p>
          </table:table-cell>
          <table:table-cell office:value-type="float" office:value="674916">
            <text:p>674916</text:p>
          </table:table-cell>
          <table:table-cell office:value-type="float" office:value="8">
            <text:p>8</text:p>
          </table:table-cell>
          <table:table-cell office:value-type="float" office:value="202282">
            <text:p>202282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138">
            <text:p>6001138</text:p>
          </table:table-cell>
          <table:table-cell table:style-name="ce2" office:value-type="string">
            <text:p>211904</text:p>
          </table:table-cell>
          <table:table-cell office:value-type="float" office:value="152">
            <text:p>152</text:p>
          </table:table-cell>
          <table:table-cell office:value-type="string">
            <text:p>Gleinstaetten</text:p>
          </table:table-cell>
          <table:table-cell office:value-type="string">
            <text:p>Sulm</text:p>
          </table:table-cell>
          <table:table-cell office:value-type="string">
            <text:p>Steiermark</text:p>
          </table:table-cell>
          <table:table-cell office:value-type="string">
            <text:p>Leibnitz</text:p>
          </table:table-cell>
          <table:table-cell table:formula="of:=LEFT([.Z183];2)+(RIGHT(LEFT([.Z183];4);2)*60+RIGHT([.Z183];2))/3600" office:value-type="float" office:value="46.7533333333333">
            <text:p>46.7533333333</text:p>
          </table:table-cell>
          <table:table-cell table:formula="of:=LEFT([.AA183];2)+(RIGHT(LEFT([.AA183];4);2)*60+RIGHT([.AA183];2))/3600" office:value-type="float" office:value="15.3725">
            <text:p>15.3725</text:p>
          </table:table-cell>
          <table:table-cell table:style-name="ce7"/>
          <table:table-cell table:number-columns-repeated="2"/>
          <table:table-cell table:style-name="ce2" office:value-type="string">
            <text:p>1.53</text:p>
          </table:table-cell>
          <table:table-cell table:style-name="ce2" office:value-type="string">
            <text:p>4.38</text:p>
          </table:table-cell>
          <table:table-cell table:style-name="ce2" office:value-type="string">
            <text:p>45</text:p>
          </table:table-cell>
          <table:table-cell/>
          <table:table-cell table:style-name="ce2" office:value-type="string">
            <text:p>92</text:p>
          </table:table-cell>
          <table:table-cell table:style-name="ce2" office:value-type="string">
            <text:p>122</text:p>
          </table:table-cell>
          <table:table-cell table:style-name="ce2" office:value-type="string">
            <text:p>165</text:p>
          </table:table-cell>
          <table:table-cell table:style-name="ce2" office:value-type="string">
            <text:p>230</text:p>
          </table:table-cell>
          <table:table-cell/>
          <table:table-cell office:value-type="string">
            <text:p>http://app.hydrographie.steiermark.at/bilder/Internet_online/Source/Q3791.htm</text:p>
          </table:table-cell>
          <table:table-cell office:value-type="float" office:value="555720">
            <text:p>555720</text:p>
          </table:table-cell>
          <table:table-cell office:value-type="float" office:value="319076">
            <text:p>319076</text:p>
          </table:table-cell>
          <table:table-cell office:value-type="float" office:value="464512">
            <text:p>464512</text:p>
          </table:table-cell>
          <table:table-cell office:value-type="float" office:value="152221">
            <text:p>152221</text:p>
          </table:table-cell>
          <table:table-cell office:value-type="float" office:value="319076">
            <text:p>319076</text:p>
          </table:table-cell>
          <table:table-cell office:value-type="float" office:value="34">
            <text:p>34</text:p>
          </table:table-cell>
          <table:table-cell office:value-type="float" office:value="555720">
            <text:p>555720</text:p>
          </table:table-cell>
          <table:table-cell office:value-type="float" office:value="12">
            <text:p>12</text:p>
          </table:table-cell>
          <table:table-cell office:value-type="float" office:value="5179754">
            <text:p>5179754</text:p>
          </table:table-cell>
          <table:table-cell office:value-type="float" office:value="2">
            <text:p>2</text:p>
          </table:table-cell>
          <table:table-cell office:value-type="float" office:value="-73406">
            <text:p>-73406</text:p>
          </table:table-cell>
          <table:table-cell office:value-type="float" office:value="2">
            <text:p>2</text:p>
          </table:table-cell>
          <table:table-cell office:value-type="float" office:value="676593">
            <text:p>676593</text:p>
          </table:table-cell>
          <table:table-cell office:value-type="float" office:value="8">
            <text:p>8</text:p>
          </table:table-cell>
          <table:table-cell office:value-type="float" office:value="179754">
            <text:p>179754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114">
            <text:p>6001114</text:p>
          </table:table-cell>
          <table:table-cell table:style-name="ce2" office:value-type="string">
            <text:p>211656</text:p>
          </table:table-cell>
          <table:table-cell office:value-type="float" office:value="147">
            <text:p>147</text:p>
          </table:table-cell>
          <table:table-cell office:value-type="string">
            <text:p>Guendorf</text:p>
          </table:table-cell>
          <table:table-cell office:value-type="string">
            <text:p>Saggau</text:p>
          </table:table-cell>
          <table:table-cell office:value-type="string">
            <text:p>Steiermark</text:p>
          </table:table-cell>
          <table:table-cell office:value-type="string">
            <text:p>Leibnitz</text:p>
          </table:table-cell>
          <table:table-cell table:formula="of:=LEFT([.Z184];2)+(RIGHT(LEFT([.Z184];4);2)*60+RIGHT([.Z184];2))/3600" office:value-type="float" office:value="46.7202777777778">
            <text:p>46.7202777778</text:p>
          </table:table-cell>
          <table:table-cell table:formula="of:=LEFT([.AA184];2)+(RIGHT(LEFT([.AA184];4);2)*60+RIGHT([.AA184];2))/3600" office:value-type="float" office:value="15.4080555555556">
            <text:p>15.4080555556</text:p>
          </table:table-cell>
          <table:table-cell table:style-name="ce7"/>
          <table:table-cell table:number-columns-repeated="2"/>
          <table:table-cell table:style-name="ce2" office:value-type="string">
            <text:p>0.35</text:p>
          </table:table-cell>
          <table:table-cell table:style-name="ce2" office:value-type="string">
            <text:p>2.63</text:p>
          </table:table-cell>
          <table:table-cell table:style-name="ce2" office:value-type="string">
            <text:p>58</text:p>
          </table:table-cell>
          <table:table-cell/>
          <table:table-cell table:style-name="ce2" office:value-type="string">
            <text:p>100</text:p>
          </table:table-cell>
          <table:table-cell table:style-name="ce2" office:value-type="string">
            <text:p>143</text:p>
          </table:table-cell>
          <table:table-cell table:style-name="ce2" office:value-type="string">
            <text:p>160</text:p>
          </table:table-cell>
          <table:table-cell table:style-name="ce2" office:value-type="string">
            <text:p>200</text:p>
          </table:table-cell>
          <table:table-cell/>
          <table:table-cell office:value-type="string">
            <text:p>http://app.hydrographie.steiermark.at/bilder/Internet_online/Source/Q3805.htm</text:p>
          </table:table-cell>
          <table:table-cell office:value-type="float" office:value="558485">
            <text:p>558485</text:p>
          </table:table-cell>
          <table:table-cell office:value-type="float" office:value="315128">
            <text:p>315128</text:p>
          </table:table-cell>
          <table:table-cell office:value-type="float" office:value="464313">
            <text:p>464313</text:p>
          </table:table-cell>
          <table:table-cell office:value-type="float" office:value="152429">
            <text:p>152429</text:p>
          </table:table-cell>
          <table:table-cell office:value-type="float" office:value="315468">
            <text:p>315468</text:p>
          </table:table-cell>
          <table:table-cell office:value-type="float" office:value="63">
            <text:p>63</text:p>
          </table:table-cell>
          <table:table-cell office:value-type="float" office:value="558528">
            <text:p>558528</text:p>
          </table:table-cell>
          <table:table-cell office:value-type="float" office:value="65">
            <text:p>65</text:p>
          </table:table-cell>
          <table:table-cell office:value-type="float" office:value="5176040">
            <text:p>5176040</text:p>
          </table:table-cell>
          <table:table-cell office:value-type="float" office:value="-70738">
            <text:p>-70738</text:p>
          </table:table-cell>
          <table:table-cell office:value-type="float" office:value="679262">
            <text:p>679262</text:p>
          </table:table-cell>
          <table:table-cell office:value-type="float" office:value="176040">
            <text:p>176040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6001082">
            <text:p>6001082</text:p>
          </table:table-cell>
          <table:table-cell table:style-name="ce2" office:value-type="string">
            <text:p>211326</text:p>
          </table:table-cell>
          <table:table-cell office:value-type="float" office:value="142">
            <text:p>142</text:p>
          </table:table-cell>
          <table:table-cell office:value-type="string">
            <text:p>Graz (ohne Muehlkanal)</text:p>
          </table:table-cell>
          <table:table-cell office:value-type="string">
            <text:p>Mur</text:p>
          </table:table-cell>
          <table:table-cell office:value-type="string">
            <text:p>Steiermark</text:p>
          </table:table-cell>
          <table:table-cell office:value-type="string">
            <text:p>Graz, Graz Umgebung</text:p>
          </table:table-cell>
          <table:table-cell table:formula="of:=LEFT([.Z185];2)+(RIGHT(LEFT([.Z185];4);2)*60+RIGHT([.Z185];2))/3600" office:value-type="float" office:value="47.0327777777778">
            <text:p>47.0327777778</text:p>
          </table:table-cell>
          <table:table-cell table:formula="of:=LEFT([.AA185];2)+(RIGHT(LEFT([.AA185];4);2)*60+RIGHT([.AA185];2))/3600" office:value-type="float" office:value="15.4516666666667">
            <text:p>15.4516666667</text:p>
          </table:table-cell>
          <table:table-cell table:style-name="ce7"/>
          <table:table-cell table:number-columns-repeated="2"/>
          <table:table-cell table:style-name="ce2" office:value-type="string">
            <text:p>28.09</text:p>
          </table:table-cell>
          <table:table-cell table:style-name="ce2" office:value-type="string">
            <text:p>107.80</text:p>
          </table:table-cell>
          <table:table-cell table:style-name="ce2" office:value-type="string">
            <text:p>435</text:p>
          </table:table-cell>
          <table:table-cell/>
          <table:table-cell table:style-name="ce2" office:value-type="string">
            <text:p>705</text:p>
          </table:table-cell>
          <table:table-cell table:style-name="ce2" office:value-type="string">
            <text:p>765</text:p>
          </table:table-cell>
          <table:table-cell table:style-name="ce2" office:value-type="string">
            <text:p>985</text:p>
          </table:table-cell>
          <table:table-cell table:style-name="ce2" office:value-type="string">
            <text:p>1310</text:p>
          </table:table-cell>
          <table:table-cell/>
          <table:table-cell office:value-type="string">
            <text:p>http://app.hydrographie.steiermark.at/bilder/Internet_online/Source/Q3397.htm</text:p>
          </table:table-cell>
          <table:table-cell office:value-type="float" office:value="560930">
            <text:p>560930</text:p>
          </table:table-cell>
          <table:table-cell office:value-type="float" office:value="350265">
            <text:p>350265</text:p>
          </table:table-cell>
          <table:table-cell office:value-type="float" office:value="470158">
            <text:p>470158</text:p>
          </table:table-cell>
          <table:table-cell office:value-type="float" office:value="152706">
            <text:p>152706</text:p>
          </table:table-cell>
          <table:table-cell office:value-type="float" office:value="350265">
            <text:p>350265</text:p>
          </table:table-cell>
          <table:table-cell office:value-type="float" office:value="17">
            <text:p>17</text:p>
          </table:table-cell>
          <table:table-cell office:value-type="float" office:value="560930">
            <text:p>560930</text:p>
          </table:table-cell>
          <table:table-cell office:value-type="float" office:value="49">
            <text:p>49</text:p>
          </table:table-cell>
          <table:table-cell office:value-type="float" office:value="5210730">
            <text:p>5210730</text:p>
          </table:table-cell>
          <table:table-cell office:value-type="float" office:value="1">
            <text:p>1</text:p>
          </table:table-cell>
          <table:table-cell office:value-type="float" office:value="-66998">
            <text:p>-66998</text:p>
          </table:table-cell>
          <table:table-cell office:value-type="float" office:value="1">
            <text:p>1</text:p>
          </table:table-cell>
          <table:table-cell office:value-type="float" office:value="683001">
            <text:p>683001</text:p>
          </table:table-cell>
          <table:table-cell office:value-type="float" office:value="9">
            <text:p>9</text:p>
          </table:table-cell>
          <table:table-cell office:value-type="float" office:value="210730">
            <text:p>21073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10001016">
            <text:p>10001016</text:p>
          </table:table-cell>
          <table:table-cell table:style-name="ce2" office:value-type="string">
            <text:p>207357</text:p>
          </table:table-cell>
          <table:table-cell office:value-type="float" office:value="222">
            <text:p>222</text:p>
          </table:table-cell>
          <table:table-cell office:value-type="string">
            <text:p>Kienstock</text:p>
          </table:table-cell>
          <table:table-cell office:value-type="string">
            <text:p>Donau</text:p>
          </table:table-cell>
          <table:table-cell office:value-type="string">
            <text:p>viaDonau</text:p>
          </table:table-cell>
          <table:table-cell office:value-type="string">
            <text:p>Krems Bezirk</text:p>
          </table:table-cell>
          <table:table-cell table:formula="of:=LEFT([.Z186];2)+(RIGHT(LEFT([.Z186];4);2)*60+RIGHT([.Z186];2))/3600" office:value-type="float" office:value="48.3827777777778">
            <text:p>48.3827777778</text:p>
          </table:table-cell>
          <table:table-cell table:formula="of:=LEFT([.AA186];2)+(RIGHT(LEFT([.AA186];4);2)*60+RIGHT([.AA186];2))/3600" office:value-type="float" office:value="15.4636111111111">
            <text:p>15.4636111111</text:p>
          </table:table-cell>
          <table:table-cell table:style-name="ce7"/>
          <table:table-cell table:number-columns-repeated="2"/>
          <table:table-cell table:style-name="ce2" office:value-type="string">
            <text:p>800.00</text:p>
          </table:table-cell>
          <table:table-cell table:style-name="ce2" office:value-type="string">
            <text:p>1880.00</text:p>
          </table:table-cell>
          <table:table-cell table:style-name="ce2" office:value-type="string">
            <text:p>5150</text:p>
          </table:table-cell>
          <table:table-cell table:style-name="ce2" office:value-type="string">
            <text:p>5800</text:p>
          </table:table-cell>
          <table:table-cell table:style-name="ce2" office:value-type="string">
            <text:p>6650</text:p>
          </table:table-cell>
          <table:table-cell table:style-name="ce2" office:value-type="string">
            <text:p>7400</text:p>
          </table:table-cell>
          <table:table-cell table:style-name="ce2" office:value-type="string">
            <text:p>10100</text:p>
          </table:table-cell>
          <table:table-cell table:style-name="ce2" office:value-type="string">
            <text:p>11200</text:p>
          </table:table-cell>
          <table:table-cell/>
          <table:table-cell office:value-type="string">
            <text:p>http://www.noel.gv.at/Externeseiten/wasserstand/wiskiwebpublic/stat_6368255.htm</text:p>
          </table:table-cell>
          <table:table-cell office:value-type="float" office:value="557621">
            <text:p>557621</text:p>
          </table:table-cell>
          <table:table-cell office:value-type="float" office:value="500337">
            <text:p>500337</text:p>
          </table:table-cell>
          <table:table-cell office:value-type="float" office:value="482258">
            <text:p>482258</text:p>
          </table:table-cell>
          <table:table-cell office:value-type="float" office:value="152749">
            <text:p>152749</text:p>
          </table:table-cell>
          <table:table-cell office:value-type="float" office:value="500283">
            <text:p>500283</text:p>
          </table:table-cell>
          <table:table-cell office:value-type="float" office:value="19">
            <text:p>19</text:p>
          </table:table-cell>
          <table:table-cell office:value-type="float" office:value="557721">
            <text:p>557721</text:p>
          </table:table-cell>
          <table:table-cell office:value-type="float" office:value="5360814">
            <text:p>5360814</text:p>
          </table:table-cell>
          <table:table-cell office:value-type="float" office:value="81">
            <text:p>81</text:p>
          </table:table-cell>
          <table:table-cell office:value-type="float" office:value="-64408">
            <text:p>-64408</text:p>
          </table:table-cell>
          <table:table-cell office:value-type="float" office:value="78">
            <text:p>78</text:p>
          </table:table-cell>
          <table:table-cell office:value-type="float" office:value="685591">
            <text:p>685591</text:p>
          </table:table-cell>
          <table:table-cell office:value-type="float" office:value="56">
            <text:p>56</text:p>
          </table:table-cell>
          <table:table-cell office:value-type="float" office:value="360814">
            <text:p>360814</text:p>
          </table:table-cell>
          <table:table-cell office:value-type="float" office:value="97">
            <text:p>97</text:p>
          </table:table-cell>
          <table:table-cell office:value-type="float" office:value="34">
            <text:p>34</text:p>
          </table:table-cell>
          <table:table-cell table:number-columns-repeated="972"/>
        </table:table-row>
        <table:table-row table:style-name="ro1">
          <table:table-cell/>
          <table:table-cell office:value-type="float" office:value="6001074">
            <text:p>6001074</text:p>
          </table:table-cell>
          <table:table-cell table:style-name="ce2" office:value-type="string">
            <text:p>211243</text:p>
          </table:table-cell>
          <table:table-cell office:value-type="float" office:value="140">
            <text:p>140</text:p>
          </table:table-cell>
          <table:table-cell office:value-type="string">
            <text:p>Kindthal</text:p>
          </table:table-cell>
          <table:table-cell office:value-type="string">
            <text:p>Mürz</text:p>
          </table:table-cell>
          <table:table-cell office:value-type="string">
            <text:p>Steiermark</text:p>
          </table:table-cell>
          <table:table-cell office:value-type="string">
            <text:p>Mürzzuschlag</text:p>
          </table:table-cell>
          <table:table-cell table:formula="of:=LEFT([.Z187];2)+(RIGHT(LEFT([.Z187];4);2)*60+RIGHT([.Z187];2))/3600" office:value-type="float" office:value="47.5261111111111">
            <text:p>47.5261111111</text:p>
          </table:table-cell>
          <table:table-cell table:formula="of:=LEFT([.AA187];2)+(RIGHT(LEFT([.AA187];4);2)*60+RIGHT([.AA187];2))/3600" office:value-type="float" office:value="15.4730555555556">
            <text:p>15.4730555556</text:p>
          </table:table-cell>
          <table:table-cell table:style-name="ce7"/>
          <table:table-cell table:number-columns-repeated="2"/>
          <table:table-cell table:style-name="ce2" office:value-type="string">
            <text:p>4.75</text:p>
          </table:table-cell>
          <table:table-cell table:style-name="ce2" office:value-type="string">
            <text:p>13.80</text:p>
          </table:table-cell>
          <table:table-cell table:style-name="ce2" office:value-type="string">
            <text:p>80</text:p>
          </table:table-cell>
          <table:table-cell/>
          <table:table-cell table:style-name="ce2" office:value-type="string">
            <text:p>135</text:p>
          </table:table-cell>
          <table:table-cell table:style-name="ce2" office:value-type="string">
            <text:p>165</text:p>
          </table:table-cell>
          <table:table-cell table:style-name="ce2" office:value-type="string">
            <text:p>215</text:p>
          </table:table-cell>
          <table:table-cell table:style-name="ce2" office:value-type="string">
            <text:p>275</text:p>
          </table:table-cell>
          <table:table-cell/>
          <table:table-cell office:value-type="string">
            <text:p>http://app.hydrographie.steiermark.at/bilder/Internet_online/Source/Q3008.htm</text:p>
          </table:table-cell>
          <table:table-cell office:value-type="float" office:value="561042">
            <text:p>561042</text:p>
          </table:table-cell>
          <table:table-cell office:value-type="float" office:value="405026">
            <text:p>405026</text:p>
          </table:table-cell>
          <table:table-cell office:value-type="float" office:value="473134">
            <text:p>473134</text:p>
          </table:table-cell>
          <table:table-cell office:value-type="float" office:value="152823">
            <text:p>152823</text:p>
          </table:table-cell>
          <table:table-cell office:value-type="float" office:value="405130">
            <text:p>405130</text:p>
          </table:table-cell>
          <table:table-cell office:value-type="float" office:value="18">
            <text:p>18</text:p>
          </table:table-cell>
          <table:table-cell office:value-type="float" office:value="561043">
            <text:p>561043</text:p>
          </table:table-cell>
          <table:table-cell office:value-type="float" office:value="92">
            <text:p>92</text:p>
          </table:table-cell>
          <table:table-cell office:value-type="float" office:value="5265571">
            <text:p>5265571</text:p>
          </table:table-cell>
          <table:table-cell office:value-type="float" office:value="-64768">
            <text:p>-64768</text:p>
          </table:table-cell>
          <table:table-cell office:value-type="float" office:value="6">
            <text:p>6</text:p>
          </table:table-cell>
          <table:table-cell office:value-type="float" office:value="685231">
            <text:p>685231</text:p>
          </table:table-cell>
          <table:table-cell office:value-type="float" office:value="4">
            <text:p>4</text:p>
          </table:table-cell>
          <table:table-cell office:value-type="float" office:value="265571">
            <text:p>265571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3001152">
            <text:p>3001152</text:p>
          </table:table-cell>
          <table:table-cell table:style-name="ce2" office:value-type="string">
            <text:p>209361</text:p>
          </table:table-cell>
          <table:table-cell office:value-type="float" office:value="71">
            <text:p>71</text:p>
          </table:table-cell>
          <table:table-cell office:value-type="string">
            <text:p>Türnitz (Markt)</text:p>
          </table:table-cell>
          <table:table-cell office:value-type="string">
            <text:p>Türnitztraisen</text:p>
          </table:table-cell>
          <table:table-cell office:value-type="string">
            <text:p>Niederösterreich</text:p>
          </table:table-cell>
          <table:table-cell office:value-type="string">
            <text:p>Lilienfeld</text:p>
          </table:table-cell>
          <table:table-cell table:formula="of:=LEFT([.Z188];2)+(RIGHT(LEFT([.Z188];4);2)*60+RIGHT([.Z188];2))/3600" office:value-type="float" office:value="47.9283333333333">
            <text:p>47.9283333333</text:p>
          </table:table-cell>
          <table:table-cell table:formula="of:=LEFT([.AA188];2)+(RIGHT(LEFT([.AA188];4);2)*60+RIGHT([.AA188];2))/3600" office:value-type="float" office:value="15.4888888888889">
            <text:p>15.4888888889</text:p>
          </table:table-cell>
          <table:table-cell table:style-name="ce7"/>
          <table:table-cell table:number-columns-repeated="2"/>
          <table:table-cell table:style-name="ce2" office:value-type="string">
            <text:p>1.07</text:p>
          </table:table-cell>
          <table:table-cell table:style-name="ce2" office:value-type="string">
            <text:p>3.00</text:p>
          </table:table-cell>
          <table:table-cell table:style-name="ce2" office:value-type="string">
            <text:p>25</text:p>
          </table:table-cell>
          <table:table-cell table:style-name="ce2" office:value-type="string">
            <text:p>33</text:p>
          </table:table-cell>
          <table:table-cell table:style-name="ce2" office:value-type="string">
            <text:p>50</text:p>
          </table:table-cell>
          <table:table-cell table:style-name="ce2" office:value-type="string">
            <text:p>73</text:p>
          </table:table-cell>
          <table:table-cell table:style-name="ce2" office:value-type="string">
            <text:p>105</text:p>
          </table:table-cell>
          <table:table-cell table:style-name="ce2" office:value-type="string">
            <text:p>140</text:p>
          </table:table-cell>
          <table:table-cell/>
          <table:table-cell office:value-type="string">
            <text:p>http://www.noel.gv.at/Externeseiten/wasserstand/wiskiwebpublic/stat_44684.htm</text:p>
          </table:table-cell>
          <table:table-cell office:value-type="float" office:value="560995">
            <text:p>560995</text:p>
          </table:table-cell>
          <table:table-cell office:value-type="float" office:value="449836">
            <text:p>449836</text:p>
          </table:table-cell>
          <table:table-cell office:value-type="float" office:value="475542">
            <text:p>475542</text:p>
          </table:table-cell>
          <table:table-cell office:value-type="float" office:value="152920">
            <text:p>152920</text:p>
          </table:table-cell>
          <table:table-cell office:value-type="float" office:value="449836">
            <text:p>449836</text:p>
          </table:table-cell>
          <table:table-cell office:value-type="float" office:value="4">
            <text:p>4</text:p>
          </table:table-cell>
          <table:table-cell office:value-type="float" office:value="560994">
            <text:p>560994</text:p>
          </table:table-cell>
          <table:table-cell office:value-type="float" office:value="9">
            <text:p>9</text:p>
          </table:table-cell>
          <table:table-cell office:value-type="float" office:value="5310263">
            <text:p>5310263</text:p>
          </table:table-cell>
          <table:table-cell office:value-type="float" office:value="2">
            <text:p>2</text:p>
          </table:table-cell>
          <table:table-cell office:value-type="float" office:value="-63092">
            <text:p>-63092</text:p>
          </table:table-cell>
          <table:table-cell office:value-type="float" office:value="3">
            <text:p>3</text:p>
          </table:table-cell>
          <table:table-cell office:value-type="float" office:value="686907">
            <text:p>686907</text:p>
          </table:table-cell>
          <table:table-cell office:value-type="float" office:value="7">
            <text:p>7</text:p>
          </table:table-cell>
          <table:table-cell office:value-type="float" office:value="310263">
            <text:p>310263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132">
            <text:p>6001132</text:p>
          </table:table-cell>
          <table:table-cell table:style-name="ce2" office:value-type="string">
            <text:p>211847</text:p>
          </table:table-cell>
          <table:table-cell office:value-type="float" office:value="151">
            <text:p>151</text:p>
          </table:table-cell>
          <table:table-cell office:value-type="string">
            <text:p>Mellach (ohne Muehlkanal)</text:p>
          </table:table-cell>
          <table:table-cell office:value-type="string">
            <text:p>Mur</text:p>
          </table:table-cell>
          <table:table-cell office:value-type="string">
            <text:p>Steiermark</text:p>
          </table:table-cell>
          <table:table-cell office:value-type="string">
            <text:p>Leibnitz</text:p>
          </table:table-cell>
          <table:table-cell table:formula="of:=LEFT([.Z189];2)+(RIGHT(LEFT([.Z189];4);2)*60+RIGHT([.Z189];2))/3600" office:value-type="float" office:value="46.9025">
            <text:p>46.9025</text:p>
          </table:table-cell>
          <table:table-cell table:formula="of:=LEFT([.AA189];2)+(RIGHT(LEFT([.AA189];4);2)*60+RIGHT([.AA189];2))/3600" office:value-type="float" office:value="15.4938888888889">
            <text:p>15.4938888889</text:p>
          </table:table-cell>
          <table:table-cell table:style-name="ce7"/>
          <table:table-cell table:number-columns-repeated="2"/>
          <table:table-cell table:style-name="ce2" office:value-type="string">
            <text:p>32.29</text:p>
          </table:table-cell>
          <table:table-cell table:style-name="ce2" office:value-type="string">
            <text:p>110.00</text:p>
          </table:table-cell>
          <table:table-cell table:style-name="ce2" office:value-type="string">
            <text:p>160</text:p>
          </table:table-cell>
          <table:table-cell/>
          <table:table-cell table:style-name="ce2" office:value-type="string">
            <text:p>735</text:p>
          </table:table-cell>
          <table:table-cell table:style-name="ce2" office:value-type="string">
            <text:p>800</text:p>
          </table:table-cell>
          <table:table-cell table:style-name="ce2" office:value-type="string">
            <text:p>1050</text:p>
          </table:table-cell>
          <table:table-cell table:style-name="ce2" office:value-type="string">
            <text:p>1400</text:p>
          </table:table-cell>
          <table:table-cell/>
          <table:table-cell office:value-type="string">
            <text:p>http://app.hydrographie.steiermark.at/bilder/Internet_online/Source/Q3500.htm</text:p>
          </table:table-cell>
          <table:table-cell office:value-type="float" office:value="564532">
            <text:p>564532</text:p>
          </table:table-cell>
          <table:table-cell office:value-type="float" office:value="335883">
            <text:p>335883</text:p>
          </table:table-cell>
          <table:table-cell office:value-type="float" office:value="465409">
            <text:p>465409</text:p>
          </table:table-cell>
          <table:table-cell office:value-type="float" office:value="152938">
            <text:p>152938</text:p>
          </table:table-cell>
          <table:table-cell office:value-type="float" office:value="335883">
            <text:p>335883</text:p>
          </table:table-cell>
          <table:table-cell office:value-type="float" office:value="34">
            <text:p>34</text:p>
          </table:table-cell>
          <table:table-cell office:value-type="float" office:value="564531">
            <text:p>564531</text:p>
          </table:table-cell>
          <table:table-cell office:value-type="float" office:value="73">
            <text:p>73</text:p>
          </table:table-cell>
          <table:table-cell office:value-type="float" office:value="5196215">
            <text:p>5196215</text:p>
          </table:table-cell>
          <table:table-cell office:value-type="float" office:value="2">
            <text:p>2</text:p>
          </table:table-cell>
          <table:table-cell office:value-type="float" office:value="-63952">
            <text:p>-63952</text:p>
          </table:table-cell>
          <table:table-cell office:value-type="float" office:value="6">
            <text:p>6</text:p>
          </table:table-cell>
          <table:table-cell office:value-type="float" office:value="686047">
            <text:p>686047</text:p>
          </table:table-cell>
          <table:table-cell office:value-type="float" office:value="4">
            <text:p>4</text:p>
          </table:table-cell>
          <table:table-cell office:value-type="float" office:value="196215">
            <text:p>196215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089">
            <text:p>3001089</text:p>
          </table:table-cell>
          <table:table-cell table:style-name="ce2" office:value-type="string">
            <text:p>208629</text:p>
          </table:table-cell>
          <table:table-cell office:value-type="float" office:value="62">
            <text:p>62</text:p>
          </table:table-cell>
          <table:table-cell office:value-type="string">
            <text:p>Raabs an der Thaya</text:p>
          </table:table-cell>
          <table:table-cell office:value-type="string">
            <text:p>Thaya</text:p>
          </table:table-cell>
          <table:table-cell office:value-type="string">
            <text:p>Niederösterreich</text:p>
          </table:table-cell>
          <table:table-cell office:value-type="string">
            <text:p>Waidhofen/Thaya</text:p>
          </table:table-cell>
          <table:table-cell table:formula="of:=LEFT([.Z190];2)+(RIGHT(LEFT([.Z190];4);2)*60+RIGHT([.Z190];2))/3600" office:value-type="float" office:value="48.8455555555556">
            <text:p>48.8455555556</text:p>
          </table:table-cell>
          <table:table-cell table:formula="of:=LEFT([.AA190];2)+(RIGHT(LEFT([.AA190];4);2)*60+RIGHT([.AA190];2))/3600" office:value-type="float" office:value="15.5002777777778">
            <text:p>15.5002777778</text:p>
          </table:table-cell>
          <table:table-cell table:style-name="ce7"/>
          <table:table-cell table:number-columns-repeated="2"/>
          <table:table-cell table:style-name="ce2" office:value-type="string">
            <text:p>1.11</text:p>
          </table:table-cell>
          <table:table-cell table:style-name="ce2" office:value-type="string">
            <text:p>7.10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125</text:p>
          </table:table-cell>
          <table:table-cell table:style-name="ce2" office:value-type="string">
            <text:p>160</text:p>
          </table:table-cell>
          <table:table-cell table:style-name="ce2" office:value-type="string">
            <text:p>199</text:p>
          </table:table-cell>
          <table:table-cell table:style-name="ce2" office:value-type="string">
            <text:p>274</text:p>
          </table:table-cell>
          <table:table-cell table:style-name="ce2" office:value-type="string">
            <text:p>360</text:p>
          </table:table-cell>
          <table:table-cell/>
          <table:table-cell office:value-type="string">
            <text:p>http://www.noel.gv.at/Externeseiten/wasserstand/wiskiwebpublic/stat_43332.htm</text:p>
          </table:table-cell>
          <table:table-cell office:value-type="float" office:value="559001">
            <text:p>559001</text:p>
          </table:table-cell>
          <table:table-cell office:value-type="float" office:value="551783">
            <text:p>551783</text:p>
          </table:table-cell>
          <table:table-cell office:value-type="float" office:value="485044">
            <text:p>485044</text:p>
          </table:table-cell>
          <table:table-cell office:value-type="float" office:value="153001">
            <text:p>153001</text:p>
          </table:table-cell>
          <table:table-cell office:value-type="float" office:value="551783">
            <text:p>551783</text:p>
          </table:table-cell>
          <table:table-cell office:value-type="float" office:value="4">
            <text:p>4</text:p>
          </table:table-cell>
          <table:table-cell office:value-type="float" office:value="559000">
            <text:p>559000</text:p>
          </table:table-cell>
          <table:table-cell office:value-type="float" office:value="9">
            <text:p>9</text:p>
          </table:table-cell>
          <table:table-cell office:value-type="float" office:value="5412236">
            <text:p>5412236</text:p>
          </table:table-cell>
          <table:table-cell office:value-type="float" office:value="8">
            <text:p>8</text:p>
          </table:table-cell>
          <table:table-cell office:value-type="float" office:value="-61134">
            <text:p>-61134</text:p>
          </table:table-cell>
          <table:table-cell office:value-type="float" office:value="1">
            <text:p>1</text:p>
          </table:table-cell>
          <table:table-cell office:value-type="float" office:value="688865">
            <text:p>688865</text:p>
          </table:table-cell>
          <table:table-cell office:value-type="float" office:value="9">
            <text:p>9</text:p>
          </table:table-cell>
          <table:table-cell office:value-type="float" office:value="412236">
            <text:p>412236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025">
            <text:p>3001025</text:p>
          </table:table-cell>
          <table:table-cell table:style-name="ce2" office:value-type="string">
            <text:p>207852</text:p>
          </table:table-cell>
          <table:table-cell office:value-type="float" office:value="43">
            <text:p>43</text:p>
          </table:table-cell>
          <table:table-cell office:value-type="string">
            <text:p>Hofstetten (Bad)</text:p>
          </table:table-cell>
          <table:table-cell office:value-type="string">
            <text:p>Pielach</text:p>
          </table:table-cell>
          <table:table-cell office:value-type="string">
            <text:p>Niederösterreich</text:p>
          </table:table-cell>
          <table:table-cell office:value-type="string">
            <text:p>St. Pölten Land</text:p>
          </table:table-cell>
          <table:table-cell table:formula="of:=LEFT([.Z191];2)+(RIGHT(LEFT([.Z191];4);2)*60+RIGHT([.Z191];2))/3600" office:value-type="float" office:value="48.0963888888889">
            <text:p>48.0963888889</text:p>
          </table:table-cell>
          <table:table-cell table:formula="of:=LEFT([.AA191];2)+(RIGHT(LEFT([.AA191];4);2)*60+RIGHT([.AA191];2))/3600" office:value-type="float" office:value="15.5136111111111">
            <text:p>15.5136111111</text:p>
          </table:table-cell>
          <table:table-cell table:style-name="ce7"/>
          <table:table-cell table:number-columns-repeated="2"/>
          <table:table-cell table:style-name="ce2" office:value-type="string">
            <text:p>1.79</text:p>
          </table:table-cell>
          <table:table-cell table:style-name="ce2" office:value-type="string">
            <text:p>6.50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130</text:p>
          </table:table-cell>
          <table:table-cell table:style-name="ce2" office:value-type="string">
            <text:p>180</text:p>
          </table:table-cell>
          <table:table-cell table:style-name="ce2" office:value-type="string">
            <text:p>230</text:p>
          </table:table-cell>
          <table:table-cell table:style-name="ce2" office:value-type="string">
            <text:p>300</text:p>
          </table:table-cell>
          <table:table-cell table:style-name="ce2" office:value-type="string">
            <text:p>370</text:p>
          </table:table-cell>
          <table:table-cell/>
          <table:table-cell office:value-type="string">
            <text:p>http://www.noel.gv.at/Externeseiten/wasserstand/wiskiwebpublic/stat_1239915.htm</text:p>
          </table:table-cell>
          <table:table-cell office:value-type="float" office:value="562304">
            <text:p>562304</text:p>
          </table:table-cell>
          <table:table-cell office:value-type="float" office:value="468562">
            <text:p>468562</text:p>
          </table:table-cell>
          <table:table-cell office:value-type="float" office:value="480547">
            <text:p>480547</text:p>
          </table:table-cell>
          <table:table-cell office:value-type="float" office:value="153049">
            <text:p>153049</text:p>
          </table:table-cell>
          <table:table-cell office:value-type="float" office:value="468562">
            <text:p>468562</text:p>
          </table:table-cell>
          <table:table-cell office:value-type="float" office:value="2">
            <text:p>2</text:p>
          </table:table-cell>
          <table:table-cell office:value-type="float" office:value="562303">
            <text:p>562303</text:p>
          </table:table-cell>
          <table:table-cell office:value-type="float" office:value="5">
            <text:p>5</text:p>
          </table:table-cell>
          <table:table-cell office:value-type="float" office:value="5328930">
            <text:p>5328930</text:p>
          </table:table-cell>
          <table:table-cell office:value-type="float" office:value="8">
            <text:p>8</text:p>
          </table:table-cell>
          <table:table-cell office:value-type="float" office:value="-61059">
            <text:p>-61059</text:p>
          </table:table-cell>
          <table:table-cell office:value-type="float" office:value="7">
            <text:p>7</text:p>
          </table:table-cell>
          <table:table-cell office:value-type="float" office:value="688940">
            <text:p>688940</text:p>
          </table:table-cell>
          <table:table-cell office:value-type="float" office:value="3">
            <text:p>3</text:p>
          </table:table-cell>
          <table:table-cell office:value-type="float" office:value="328930">
            <text:p>328930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095">
            <text:p>6001095</text:p>
          </table:table-cell>
          <table:table-cell table:style-name="ce2" office:value-type="string">
            <text:p>211458</text:p>
          </table:table-cell>
          <table:table-cell office:value-type="float" office:value="145">
            <text:p>145</text:p>
          </table:table-cell>
          <table:table-cell office:value-type="string">
            <text:p>Leibnitz</text:p>
          </table:table-cell>
          <table:table-cell office:value-type="string">
            <text:p>Sulm</text:p>
          </table:table-cell>
          <table:table-cell office:value-type="string">
            <text:p>Steiermark</text:p>
          </table:table-cell>
          <table:table-cell office:value-type="string">
            <text:p>Leibnitz</text:p>
          </table:table-cell>
          <table:table-cell table:formula="of:=LEFT([.Z192];2)+(RIGHT(LEFT([.Z192];4);2)*60+RIGHT([.Z192];2))/3600" office:value-type="float" office:value="46.78">
            <text:p>46.78</text:p>
          </table:table-cell>
          <table:table-cell table:formula="of:=LEFT([.AA192];2)+(RIGHT(LEFT([.AA192];4);2)*60+RIGHT([.AA192];2))/3600" office:value-type="float" office:value="15.5283333333333">
            <text:p>15.5283333333</text:p>
          </table:table-cell>
          <table:table-cell table:style-name="ce7"/>
          <table:table-cell table:number-columns-repeated="2"/>
          <table:table-cell table:style-name="ce2" office:value-type="string">
            <text:p>4.67</text:p>
          </table:table-cell>
          <table:table-cell table:style-name="ce2" office:value-type="string">
            <text:p>15.60</text:p>
          </table:table-cell>
          <table:table-cell table:style-name="ce2" office:value-type="string">
            <text:p>180</text:p>
          </table:table-cell>
          <table:table-cell/>
          <table:table-cell table:style-name="ce2" office:value-type="string">
            <text:p>300</text:p>
          </table:table-cell>
          <table:table-cell table:style-name="ce2" office:value-type="string">
            <text:p>350</text:p>
          </table:table-cell>
          <table:table-cell table:style-name="ce2" office:value-type="string">
            <text:p>420</text:p>
          </table:table-cell>
          <table:table-cell table:style-name="ce2" office:value-type="string">
            <text:p>500</text:p>
          </table:table-cell>
          <table:table-cell/>
          <table:table-cell office:value-type="string">
            <text:p>http://app.hydrographie.steiermark.at/bilder/Internet_online/Source/Q3856.htm</text:p>
          </table:table-cell>
          <table:table-cell office:value-type="float" office:value="568117">
            <text:p>568117</text:p>
          </table:table-cell>
          <table:table-cell office:value-type="float" office:value="321416">
            <text:p>321416</text:p>
          </table:table-cell>
          <table:table-cell office:value-type="float" office:value="464648">
            <text:p>464648</text:p>
          </table:table-cell>
          <table:table-cell office:value-type="float" office:value="153142">
            <text:p>153142</text:p>
          </table:table-cell>
          <table:table-cell office:value-type="float" office:value="322358">
            <text:p>322358</text:p>
          </table:table-cell>
          <table:table-cell office:value-type="float" office:value="28">
            <text:p>28</text:p>
          </table:table-cell>
          <table:table-cell office:value-type="float" office:value="567535">
            <text:p>567535</text:p>
          </table:table-cell>
          <table:table-cell office:value-type="float" office:value="88">
            <text:p>88</text:p>
          </table:table-cell>
          <table:table-cell office:value-type="float" office:value="5182582">
            <text:p>5182582</text:p>
          </table:table-cell>
          <table:table-cell office:value-type="float" office:value="5">
            <text:p>5</text:p>
          </table:table-cell>
          <table:table-cell office:value-type="float" office:value="-61471">
            <text:p>-61471</text:p>
          </table:table-cell>
          <table:table-cell office:value-type="float" office:value="2">
            <text:p>2</text:p>
          </table:table-cell>
          <table:table-cell office:value-type="float" office:value="688529">
            <text:p>688529</text:p>
          </table:table-cell>
          <table:table-cell office:value-type="float" office:value="182580">
            <text:p>182580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3001027">
            <text:p>3001027</text:p>
          </table:table-cell>
          <table:table-cell table:style-name="ce2" office:value-type="string">
            <text:p>207878</text:p>
          </table:table-cell>
          <table:table-cell office:value-type="float" office:value="44">
            <text:p>44</text:p>
          </table:table-cell>
          <table:table-cell office:value-type="string">
            <text:p>Imbach</text:p>
          </table:table-cell>
          <table:table-cell office:value-type="string">
            <text:p>Krems</text:p>
          </table:table-cell>
          <table:table-cell office:value-type="string">
            <text:p>Niederösterreich</text:p>
          </table:table-cell>
          <table:table-cell office:value-type="string">
            <text:p>Krems Bezirk</text:p>
          </table:table-cell>
          <table:table-cell table:formula="of:=LEFT([.Z193];2)+(RIGHT(LEFT([.Z193];4);2)*60+RIGHT([.Z193];2))/3600" office:value-type="float" office:value="48.4458333333333">
            <text:p>48.4458333333</text:p>
          </table:table-cell>
          <table:table-cell table:formula="of:=LEFT([.AA193];2)+(RIGHT(LEFT([.AA193];4);2)*60+RIGHT([.AA193];2))/3600" office:value-type="float" office:value="15.5680555555556">
            <text:p>15.5680555556</text:p>
          </table:table-cell>
          <table:table-cell table:style-name="ce7"/>
          <table:table-cell table:number-columns-repeated="2"/>
          <table:table-cell table:style-name="ce2" office:value-type="string">
            <text:p>0.52</text:p>
          </table:table-cell>
          <table:table-cell table:style-name="ce2" office:value-type="string">
            <text:p>1.90</text:p>
          </table:table-cell>
          <table:table-cell table:style-name="ce2" office:value-type="string">
            <text:p>20</text:p>
          </table:table-cell>
          <table:table-cell/>
          <table:table-cell table:style-name="ce2" office:value-type="string">
            <text:p>60</text:p>
          </table:table-cell>
          <table:table-cell table:style-name="ce2" office:value-type="string">
            <text:p>98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220</text:p>
          </table:table-cell>
          <table:table-cell/>
          <table:table-cell office:value-type="string">
            <text:p>http://www.noel.gv.at/Externeseiten/wasserstand/wiskiwebpublic/stat_854824.htm</text:p>
          </table:table-cell>
          <table:table-cell office:value-type="float" office:value="565237">
            <text:p>565237</text:p>
          </table:table-cell>
          <table:table-cell office:value-type="float" office:value="507503">
            <text:p>507503</text:p>
          </table:table-cell>
          <table:table-cell office:value-type="float" office:value="482645">
            <text:p>482645</text:p>
          </table:table-cell>
          <table:table-cell office:value-type="float" office:value="153405">
            <text:p>153405</text:p>
          </table:table-cell>
          <table:table-cell office:value-type="float" office:value="507503">
            <text:p>507503</text:p>
          </table:table-cell>
          <table:table-cell office:value-type="float" office:value="2">
            <text:p>2</text:p>
          </table:table-cell>
          <table:table-cell office:value-type="float" office:value="565237">
            <text:p>565237</text:p>
          </table:table-cell>
          <table:table-cell office:value-type="float" office:value="5">
            <text:p>5</text:p>
          </table:table-cell>
          <table:table-cell office:value-type="float" office:value="5367740">
            <text:p>5367740</text:p>
          </table:table-cell>
          <table:table-cell office:value-type="float" office:value="1">
            <text:p>1</text:p>
          </table:table-cell>
          <table:table-cell office:value-type="float" office:value="-56618">
            <text:p>-56618</text:p>
          </table:table-cell>
          <table:table-cell office:value-type="float" office:value="7">
            <text:p>7</text:p>
          </table:table-cell>
          <table:table-cell office:value-type="float" office:value="693381">
            <text:p>693381</text:p>
          </table:table-cell>
          <table:table-cell office:value-type="float" office:value="3">
            <text:p>3</text:p>
          </table:table-cell>
          <table:table-cell office:value-type="float" office:value="367740">
            <text:p>36774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072">
            <text:p>6001072</text:p>
          </table:table-cell>
          <table:table-cell table:style-name="ce2" office:value-type="string">
            <text:p>211227</text:p>
          </table:table-cell>
          <table:table-cell office:value-type="float" office:value="139">
            <text:p>139</text:p>
          </table:table-cell>
          <table:table-cell office:value-type="string">
            <text:p>Neuberg</text:p>
          </table:table-cell>
          <table:table-cell office:value-type="string">
            <text:p>Mürz</text:p>
          </table:table-cell>
          <table:table-cell office:value-type="string">
            <text:p>Steiermark</text:p>
          </table:table-cell>
          <table:table-cell office:value-type="string">
            <text:p>Mürzzuschlag</text:p>
          </table:table-cell>
          <table:table-cell table:formula="of:=LEFT([.Z194];2)+(RIGHT(LEFT([.Z194];4);2)*60+RIGHT([.Z194];2))/3600" office:value-type="float" office:value="47.6572222222222">
            <text:p>47.6572222222</text:p>
          </table:table-cell>
          <table:table-cell table:formula="of:=LEFT([.AA194];2)+(RIGHT(LEFT([.AA194];4);2)*60+RIGHT([.AA194];2))/3600" office:value-type="float" office:value="15.5938888888889">
            <text:p>15.5938888889</text:p>
          </table:table-cell>
          <table:table-cell table:style-name="ce7"/>
          <table:table-cell table:number-columns-repeated="2"/>
          <table:table-cell table:style-name="ce2" office:value-type="string">
            <text:p>1.95</text:p>
          </table:table-cell>
          <table:table-cell table:style-name="ce2" office:value-type="string">
            <text:p>6.89</text:p>
          </table:table-cell>
          <table:table-cell table:style-name="ce2" office:value-type="string">
            <text:p>60</text:p>
          </table:table-cell>
          <table:table-cell/>
          <table:table-cell table:style-name="ce2" office:value-type="string">
            <text:p>100</text:p>
          </table:table-cell>
          <table:table-cell table:style-name="ce2" office:value-type="string">
            <text:p>123</text:p>
          </table:table-cell>
          <table:table-cell table:style-name="ce2" office:value-type="string">
            <text:p>168</text:p>
          </table:table-cell>
          <table:table-cell table:style-name="ce2" office:value-type="string">
            <text:p>221</text:p>
          </table:table-cell>
          <table:table-cell/>
          <table:table-cell office:value-type="string">
            <text:p>http://app.hydrographie.steiermark.at/bilder/Internet_online/Source/Q2940.htm</text:p>
          </table:table-cell>
          <table:table-cell office:value-type="float" office:value="569698">
            <text:p>569698</text:p>
          </table:table-cell>
          <table:table-cell office:value-type="float" office:value="419945">
            <text:p>419945</text:p>
          </table:table-cell>
          <table:table-cell office:value-type="float" office:value="473926">
            <text:p>473926</text:p>
          </table:table-cell>
          <table:table-cell office:value-type="float" office:value="153538">
            <text:p>153538</text:p>
          </table:table-cell>
          <table:table-cell office:value-type="float" office:value="419944">
            <text:p>419944</text:p>
          </table:table-cell>
          <table:table-cell office:value-type="float" office:value="81">
            <text:p>81</text:p>
          </table:table-cell>
          <table:table-cell office:value-type="float" office:value="569698">
            <text:p>569698</text:p>
          </table:table-cell>
          <table:table-cell office:value-type="float" office:value="36">
            <text:p>36</text:p>
          </table:table-cell>
          <table:table-cell office:value-type="float" office:value="5280046">
            <text:p>5280046</text:p>
          </table:table-cell>
          <table:table-cell office:value-type="float" office:value="-55546">
            <text:p>-55546</text:p>
          </table:table-cell>
          <table:table-cell office:value-type="float" office:value="694454">
            <text:p>694454</text:p>
          </table:table-cell>
          <table:table-cell office:value-type="float" office:value="280046">
            <text:p>280046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3001029">
            <text:p>3001029</text:p>
          </table:table-cell>
          <table:table-cell table:style-name="ce2" office:value-type="string">
            <text:p>207894</text:p>
          </table:table-cell>
          <table:table-cell office:value-type="float" office:value="45">
            <text:p>45</text:p>
          </table:table-cell>
          <table:table-cell office:value-type="string">
            <text:p>Lilienfeld</text:p>
          </table:table-cell>
          <table:table-cell office:value-type="string">
            <text:p>Traisen</text:p>
          </table:table-cell>
          <table:table-cell office:value-type="string">
            <text:p>Niederösterreich</text:p>
          </table:table-cell>
          <table:table-cell office:value-type="string">
            <text:p>Lilienfeld</text:p>
          </table:table-cell>
          <table:table-cell table:formula="of:=LEFT([.Z195];2)+(RIGHT(LEFT([.Z195];4);2)*60+RIGHT([.Z195];2))/3600" office:value-type="float" office:value="48.0266666666667">
            <text:p>48.0266666667</text:p>
          </table:table-cell>
          <table:table-cell table:formula="of:=LEFT([.AA195];2)+(RIGHT(LEFT([.AA195];4);2)*60+RIGHT([.AA195];2))/3600" office:value-type="float" office:value="15.6052777777778">
            <text:p>15.6052777778</text:p>
          </table:table-cell>
          <table:table-cell table:style-name="ce7"/>
          <table:table-cell table:number-columns-repeated="2"/>
          <table:table-cell table:style-name="ce2" office:value-type="string">
            <text:p>4.12</text:p>
          </table:table-cell>
          <table:table-cell table:style-name="ce2" office:value-type="string">
            <text:p>8.40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145</text:p>
          </table:table-cell>
          <table:table-cell table:style-name="ce2" office:value-type="string">
            <text:p>175</text:p>
          </table:table-cell>
          <table:table-cell table:style-name="ce2" office:value-type="string">
            <text:p>250</text:p>
          </table:table-cell>
          <table:table-cell table:style-name="ce2" office:value-type="string">
            <text:p>325</text:p>
          </table:table-cell>
          <table:table-cell/>
          <table:table-cell office:value-type="string">
            <text:p>http://www.noel.gv.at/Externeseiten/wasserstand/wiskiwebpublic/stat_5977636.htm</text:p>
          </table:table-cell>
          <table:table-cell office:value-type="float" office:value="568255">
            <text:p>568255</text:p>
          </table:table-cell>
          <table:table-cell office:value-type="float" office:value="459490">
            <text:p>459490</text:p>
          </table:table-cell>
          <table:table-cell office:value-type="float" office:value="480136">
            <text:p>480136</text:p>
          </table:table-cell>
          <table:table-cell office:value-type="float" office:value="153619">
            <text:p>153619</text:p>
          </table:table-cell>
          <table:table-cell office:value-type="float" office:value="461017">
            <text:p>461017</text:p>
          </table:table-cell>
          <table:table-cell office:value-type="float" office:value="97">
            <text:p>97</text:p>
          </table:table-cell>
          <table:table-cell office:value-type="float" office:value="569364">
            <text:p>569364</text:p>
          </table:table-cell>
          <table:table-cell office:value-type="float" office:value="63">
            <text:p>63</text:p>
          </table:table-cell>
          <table:table-cell office:value-type="float" office:value="5321118">
            <text:p>5321118</text:p>
          </table:table-cell>
          <table:table-cell office:value-type="float" office:value="5">
            <text:p>5</text:p>
          </table:table-cell>
          <table:table-cell office:value-type="float" office:value="-54292">
            <text:p>-54292</text:p>
          </table:table-cell>
          <table:table-cell office:value-type="float" office:value="2">
            <text:p>2</text:p>
          </table:table-cell>
          <table:table-cell office:value-type="float" office:value="695708">
            <text:p>695708</text:p>
          </table:table-cell>
          <table:table-cell office:value-type="float" office:value="321116">
            <text:p>321116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3001150">
            <text:p>3001150</text:p>
          </table:table-cell>
          <table:table-cell table:style-name="ce2" office:value-type="string">
            <text:p>209338</text:p>
          </table:table-cell>
          <table:table-cell office:value-type="float" office:value="70">
            <text:p>70</text:p>
          </table:table-cell>
          <table:table-cell office:value-type="string">
            <text:p>Frauenhofen</text:p>
          </table:table-cell>
          <table:table-cell office:value-type="string">
            <text:p>Taffa</text:p>
          </table:table-cell>
          <table:table-cell office:value-type="string">
            <text:p>Niederösterreich</text:p>
          </table:table-cell>
          <table:table-cell office:value-type="string">
            <text:p>Horn</text:p>
          </table:table-cell>
          <table:table-cell table:formula="of:=LEFT([.Z196];2)+(RIGHT(LEFT([.Z196];4);2)*60+RIGHT([.Z196];2))/3600" office:value-type="float" office:value="48.6775">
            <text:p>48.6775</text:p>
          </table:table-cell>
          <table:table-cell table:formula="of:=LEFT([.AA196];2)+(RIGHT(LEFT([.AA196];4);2)*60+RIGHT([.AA196];2))/3600" office:value-type="float" office:value="15.6369444444444">
            <text:p>15.6369444444</text:p>
          </table:table-cell>
          <table:table-cell table:style-name="ce7"/>
          <table:table-cell table:number-columns-repeated="2"/>
          <table:table-cell table:style-name="ce2" office:value-type="string">
            <text:p>0.08</text:p>
          </table:table-cell>
          <table:table-cell table:style-name="ce2" office:value-type="string">
            <text:p>0.39</text:p>
          </table:table-cell>
          <table:table-cell table:style-name="ce2" office:value-type="string">
            <text:p>7</text:p>
          </table:table-cell>
          <table:table-cell table:style-name="ce2" office:value-type="string">
            <text:p>13</text:p>
          </table:table-cell>
          <table:table-cell table:style-name="ce2" office:value-type="string">
            <text:p>22</text:p>
          </table:table-cell>
          <table:table-cell table:style-name="ce2" office:value-type="string">
            <text:p>32</text:p>
          </table:table-cell>
          <table:table-cell table:style-name="ce2" office:value-type="string">
            <text:p>51</text:p>
          </table:table-cell>
          <table:table-cell table:style-name="ce2" office:value-type="string">
            <text:p>75</text:p>
          </table:table-cell>
          <table:table-cell/>
          <table:table-cell office:value-type="string">
            <text:p>http://www.noel.gv.at/Externeseiten/wasserstand/wiskiwebpublic/stat_630505.htm</text:p>
          </table:table-cell>
          <table:table-cell office:value-type="float" office:value="569577">
            <text:p>569577</text:p>
          </table:table-cell>
          <table:table-cell office:value-type="float" office:value="533385">
            <text:p>533385</text:p>
          </table:table-cell>
          <table:table-cell office:value-type="float" office:value="484039">
            <text:p>484039</text:p>
          </table:table-cell>
          <table:table-cell office:value-type="float" office:value="153813">
            <text:p>153813</text:p>
          </table:table-cell>
          <table:table-cell office:value-type="float" office:value="533384">
            <text:p>533384</text:p>
          </table:table-cell>
          <table:table-cell office:value-type="float" office:value="6">
            <text:p>6</text:p>
          </table:table-cell>
          <table:table-cell office:value-type="float" office:value="569577">
            <text:p>569577</text:p>
          </table:table-cell>
          <table:table-cell office:value-type="float" office:value="4">
            <text:p>4</text:p>
          </table:table-cell>
          <table:table-cell office:value-type="float" office:value="5393439">
            <text:p>5393439</text:p>
          </table:table-cell>
          <table:table-cell office:value-type="float" office:value="2">
            <text:p>2</text:p>
          </table:table-cell>
          <table:table-cell office:value-type="float" office:value="-51277">
            <text:p>-51277</text:p>
          </table:table-cell>
          <table:table-cell office:value-type="float" office:value="8">
            <text:p>8</text:p>
          </table:table-cell>
          <table:table-cell office:value-type="float" office:value="698722">
            <text:p>698722</text:p>
          </table:table-cell>
          <table:table-cell office:value-type="float" office:value="2">
            <text:p>2</text:p>
          </table:table-cell>
          <table:table-cell office:value-type="float" office:value="393439">
            <text:p>393439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031">
            <text:p>3001031</text:p>
          </table:table-cell>
          <table:table-cell table:style-name="ce2" office:value-type="string">
            <text:p>207910</text:p>
          </table:table-cell>
          <table:table-cell office:value-type="float" office:value="47">
            <text:p>47</text:p>
          </table:table-cell>
          <table:table-cell office:value-type="string">
            <text:p>Windpassing</text:p>
          </table:table-cell>
          <table:table-cell office:value-type="string">
            <text:p>Traisen</text:p>
          </table:table-cell>
          <table:table-cell office:value-type="string">
            <text:p>Niederösterreich</text:p>
          </table:table-cell>
          <table:table-cell office:value-type="string">
            <text:p>St. Pölten, St. Pölten Land</text:p>
          </table:table-cell>
          <table:table-cell table:formula="of:=LEFT([.Z197];2)+(RIGHT(LEFT([.Z197];4);2)*60+RIGHT([.Z197];2))/3600" office:value-type="float" office:value="48.1455555555556">
            <text:p>48.1455555556</text:p>
          </table:table-cell>
          <table:table-cell table:formula="of:=LEFT([.AA197];2)+(RIGHT(LEFT([.AA197];4);2)*60+RIGHT([.AA197];2))/3600" office:value-type="float" office:value="15.6411111111111">
            <text:p>15.6411111111</text:p>
          </table:table-cell>
          <table:table-cell table:style-name="ce7"/>
          <table:table-cell table:number-columns-repeated="2"/>
          <table:table-cell table:style-name="ce2" office:value-type="string">
            <text:p>5.79</text:p>
          </table:table-cell>
          <table:table-cell table:style-name="ce2" office:value-type="string">
            <text:p>13.50</text:p>
          </table:table-cell>
          <table:table-cell table:style-name="ce2" office:value-type="string">
            <text:p>110</text:p>
          </table:table-cell>
          <table:table-cell table:style-name="ce2" office:value-type="string">
            <text:p>180</text:p>
          </table:table-cell>
          <table:table-cell table:style-name="ce2" office:value-type="string">
            <text:p>280</text:p>
          </table:table-cell>
          <table:table-cell table:style-name="ce2" office:value-type="string">
            <text:p>380</text:p>
          </table:table-cell>
          <table:table-cell table:style-name="ce2" office:value-type="string">
            <text:p>540</text:p>
          </table:table-cell>
          <table:table-cell table:style-name="ce2" office:value-type="string">
            <text:p>725</text:p>
          </table:table-cell>
          <table:table-cell/>
          <table:table-cell office:value-type="string">
            <text:p>http://www.noel.gv.at/Externeseiten/wasserstand/wiskiwebpublic/stat_40628.htm</text:p>
          </table:table-cell>
          <table:table-cell office:value-type="float" office:value="571629">
            <text:p>571629</text:p>
          </table:table-cell>
          <table:table-cell office:value-type="float" office:value="474297">
            <text:p>474297</text:p>
          </table:table-cell>
          <table:table-cell office:value-type="float" office:value="480844">
            <text:p>480844</text:p>
          </table:table-cell>
          <table:table-cell office:value-type="float" office:value="153828">
            <text:p>153828</text:p>
          </table:table-cell>
          <table:table-cell office:value-type="float" office:value="474297">
            <text:p>474297</text:p>
          </table:table-cell>
          <table:table-cell office:value-type="float" office:value="1">
            <text:p>1</text:p>
          </table:table-cell>
          <table:table-cell office:value-type="float" office:value="571629">
            <text:p>571629</text:p>
          </table:table-cell>
          <table:table-cell office:value-type="float" office:value="1">
            <text:p>1</text:p>
          </table:table-cell>
          <table:table-cell office:value-type="float" office:value="5334301">
            <text:p>5334301</text:p>
          </table:table-cell>
          <table:table-cell office:value-type="float" office:value="9">
            <text:p>9</text:p>
          </table:table-cell>
          <table:table-cell office:value-type="float" office:value="-51515">
            <text:p>-51515</text:p>
          </table:table-cell>
          <table:table-cell office:value-type="float" office:value="9">
            <text:p>9</text:p>
          </table:table-cell>
          <table:table-cell office:value-type="float" office:value="698484">
            <text:p>698484</text:p>
          </table:table-cell>
          <table:table-cell office:value-type="float" office:value="1">
            <text:p>1</text:p>
          </table:table-cell>
          <table:table-cell office:value-type="float" office:value="334301">
            <text:p>334301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119">
            <text:p>6001119</text:p>
          </table:table-cell>
          <table:table-cell table:style-name="ce2" office:value-type="string">
            <text:p>211706</text:p>
          </table:table-cell>
          <table:table-cell office:value-type="float" office:value="150">
            <text:p>150</text:p>
          </table:table-cell>
          <table:table-cell office:value-type="string">
            <text:p>St. Ruprecht</text:p>
          </table:table-cell>
          <table:table-cell office:value-type="string">
            <text:p>Raab</text:p>
          </table:table-cell>
          <table:table-cell office:value-type="string">
            <text:p>Steiermark</text:p>
          </table:table-cell>
          <table:table-cell office:value-type="string">
            <text:p>Weiz</text:p>
          </table:table-cell>
          <table:table-cell table:formula="of:=LEFT([.Z198];2)+(RIGHT(LEFT([.Z198];4);2)*60+RIGHT([.Z198];2))/3600" office:value-type="float" office:value="47.1488888888889">
            <text:p>47.1488888889</text:p>
          </table:table-cell>
          <table:table-cell table:formula="of:=LEFT([.AA198];2)+(RIGHT(LEFT([.AA198];4);2)*60+RIGHT([.AA198];2))/3600" office:value-type="float" office:value="15.6677777777778">
            <text:p>15.6677777778</text:p>
          </table:table-cell>
          <table:table-cell table:style-name="ce7"/>
          <table:table-cell table:number-columns-repeated="2"/>
          <table:table-cell table:style-name="ce2" office:value-type="string">
            <text:p>1.10</text:p>
          </table:table-cell>
          <table:table-cell table:style-name="ce2" office:value-type="string">
            <text:p>2.65</text:p>
          </table:table-cell>
          <table:table-cell table:style-name="ce2" office:value-type="string">
            <text:p>45</text:p>
          </table:table-cell>
          <table:table-cell/>
          <table:table-cell table:style-name="ce2" office:value-type="string">
            <text:p>100</text:p>
          </table:table-cell>
          <table:table-cell table:style-name="ce2" office:value-type="string">
            <text:p>123</text:p>
          </table:table-cell>
          <table:table-cell table:style-name="ce2" office:value-type="string">
            <text:p>160</text:p>
          </table:table-cell>
          <table:table-cell table:style-name="ce2" office:value-type="string">
            <text:p>201</text:p>
          </table:table-cell>
          <table:table-cell/>
          <table:table-cell office:value-type="string">
            <text:p>http://app.hydrographie.steiermark.at/bilder/Internet_online/Source/Q4045.htm</text:p>
          </table:table-cell>
          <table:table-cell office:value-type="float" office:value="576948">
            <text:p>576948</text:p>
          </table:table-cell>
          <table:table-cell office:value-type="float" office:value="363640">
            <text:p>363640</text:p>
          </table:table-cell>
          <table:table-cell office:value-type="float" office:value="470856">
            <text:p>470856</text:p>
          </table:table-cell>
          <table:table-cell office:value-type="float" office:value="154004">
            <text:p>154004</text:p>
          </table:table-cell>
          <table:table-cell office:value-type="float" office:value="363640">
            <text:p>363640</text:p>
          </table:table-cell>
          <table:table-cell office:value-type="float" office:value="11">
            <text:p>11</text:p>
          </table:table-cell>
          <table:table-cell office:value-type="float" office:value="576948">
            <text:p>576948</text:p>
          </table:table-cell>
          <table:table-cell office:value-type="float" office:value="32">
            <text:p>32</text:p>
          </table:table-cell>
          <table:table-cell office:value-type="float" office:value="5223482">
            <text:p>5223482</text:p>
          </table:table-cell>
          <table:table-cell office:value-type="float" office:value="5">
            <text:p>5</text:p>
          </table:table-cell>
          <table:table-cell office:value-type="float" office:value="-50472">
            <text:p>-50472</text:p>
          </table:table-cell>
          <table:table-cell office:value-type="float" office:value="5">
            <text:p>5</text:p>
          </table:table-cell>
          <table:table-cell office:value-type="float" office:value="699527">
            <text:p>699527</text:p>
          </table:table-cell>
          <table:table-cell office:value-type="float" office:value="5">
            <text:p>5</text:p>
          </table:table-cell>
          <table:table-cell office:value-type="float" office:value="223482">
            <text:p>223482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053">
            <text:p>6001053</text:p>
          </table:table-cell>
          <table:table-cell table:style-name="ce2" office:value-type="string">
            <text:p>211029</text:p>
          </table:table-cell>
          <table:table-cell office:value-type="float" office:value="134">
            <text:p>134</text:p>
          </table:table-cell>
          <table:table-cell office:value-type="string">
            <text:p>Anger</text:p>
          </table:table-cell>
          <table:table-cell office:value-type="string">
            <text:p>Feistritz</text:p>
          </table:table-cell>
          <table:table-cell office:value-type="string">
            <text:p>Steiermark</text:p>
          </table:table-cell>
          <table:table-cell office:value-type="string">
            <text:p>Weiz</text:p>
          </table:table-cell>
          <table:table-cell table:formula="of:=LEFT([.Z199];2)+(RIGHT(LEFT([.Z199];4);2)*60+RIGHT([.Z199];2))/3600" office:value-type="float" office:value="47.2786111111111">
            <text:p>47.2786111111</text:p>
          </table:table-cell>
          <table:table-cell table:formula="of:=LEFT([.AA199];2)+(RIGHT(LEFT([.AA199];4);2)*60+RIGHT([.AA199];2))/3600" office:value-type="float" office:value="15.6908333333333">
            <text:p>15.6908333333</text:p>
          </table:table-cell>
          <table:table-cell table:style-name="ce7"/>
          <table:table-cell table:number-columns-repeated="2"/>
          <table:table-cell table:style-name="ce2" office:value-type="string">
            <text:p>2.05</text:p>
          </table:table-cell>
          <table:table-cell table:style-name="ce2" office:value-type="string">
            <text:p>5.31</text:p>
          </table:table-cell>
          <table:table-cell table:style-name="ce2" office:value-type="string">
            <text:p>53</text:p>
          </table:table-cell>
          <table:table-cell/>
          <table:table-cell table:style-name="ce2" office:value-type="string">
            <text:p>105</text:p>
          </table:table-cell>
          <table:table-cell table:style-name="ce2" office:value-type="string">
            <text:p>120</text:p>
          </table:table-cell>
          <table:table-cell table:style-name="ce2" office:value-type="string">
            <text:p>165</text:p>
          </table:table-cell>
          <table:table-cell table:style-name="ce2" office:value-type="string">
            <text:p>220</text:p>
          </table:table-cell>
          <table:table-cell/>
          <table:table-cell office:value-type="string">
            <text:p>http://app.hydrographie.steiermark.at/bilder/Internet_online/Source/Q4640.htm</text:p>
          </table:table-cell>
          <table:table-cell office:value-type="float" office:value="578264">
            <text:p>578264</text:p>
          </table:table-cell>
          <table:table-cell office:value-type="float" office:value="378113">
            <text:p>378113</text:p>
          </table:table-cell>
          <table:table-cell office:value-type="float" office:value="471643">
            <text:p>471643</text:p>
          </table:table-cell>
          <table:table-cell office:value-type="float" office:value="154127">
            <text:p>154127</text:p>
          </table:table-cell>
          <table:table-cell office:value-type="float" office:value="378113">
            <text:p>378113</text:p>
          </table:table-cell>
          <table:table-cell office:value-type="float" office:value="4">
            <text:p>4</text:p>
          </table:table-cell>
          <table:table-cell office:value-type="float" office:value="578263">
            <text:p>578263</text:p>
          </table:table-cell>
          <table:table-cell office:value-type="float" office:value="98">
            <text:p>98</text:p>
          </table:table-cell>
          <table:table-cell office:value-type="float" office:value="5237899">
            <text:p>5237899</text:p>
          </table:table-cell>
          <table:table-cell office:value-type="float" office:value="1">
            <text:p>1</text:p>
          </table:table-cell>
          <table:table-cell office:value-type="float" office:value="-48599">
            <text:p>-48599</text:p>
          </table:table-cell>
          <table:table-cell office:value-type="float" office:value="2">
            <text:p>2</text:p>
          </table:table-cell>
          <table:table-cell office:value-type="float" office:value="701400">
            <text:p>701400</text:p>
          </table:table-cell>
          <table:table-cell office:value-type="float" office:value="8">
            <text:p>8</text:p>
          </table:table-cell>
          <table:table-cell office:value-type="float" office:value="237899">
            <text:p>237899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039">
            <text:p>3001039</text:p>
          </table:table-cell>
          <table:table-cell table:style-name="ce2" office:value-type="string">
            <text:p>207993</text:p>
          </table:table-cell>
          <table:table-cell office:value-type="float" office:value="49">
            <text:p>49</text:p>
          </table:table-cell>
          <table:table-cell office:value-type="string">
            <text:p>Stiefern</text:p>
          </table:table-cell>
          <table:table-cell office:value-type="string">
            <text:p>Kamp</text:p>
          </table:table-cell>
          <table:table-cell office:value-type="string">
            <text:p>Niederösterreich</text:p>
          </table:table-cell>
          <table:table-cell office:value-type="string">
            <text:p>Krems Bezirk</text:p>
          </table:table-cell>
          <table:table-cell table:formula="of:=LEFT([.Z200];2)+(RIGHT(LEFT([.Z200];4);2)*60+RIGHT([.Z200];2))/3600" office:value-type="float" office:value="48.5352777777778">
            <text:p>48.5352777778</text:p>
          </table:table-cell>
          <table:table-cell table:formula="of:=LEFT([.AA200];2)+(RIGHT(LEFT([.AA200];4);2)*60+RIGHT([.AA200];2))/3600" office:value-type="float" office:value="15.6911111111111">
            <text:p>15.6911111111</text:p>
          </table:table-cell>
          <table:table-cell table:style-name="ce7"/>
          <table:table-cell table:number-columns-repeated="2"/>
          <table:table-cell table:style-name="ce2" office:value-type="string">
            <text:p>3.19</text:p>
          </table:table-cell>
          <table:table-cell table:style-name="ce2" office:value-type="string">
            <text:p>8.60</text:p>
          </table:table-cell>
          <table:table-cell table:style-name="ce2" office:value-type="string">
            <text:p>70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55</text:p>
          </table:table-cell>
          <table:table-cell table:style-name="ce2" office:value-type="string">
            <text:p>211</text:p>
          </table:table-cell>
          <table:table-cell table:style-name="ce2" office:value-type="string">
            <text:p>325</text:p>
          </table:table-cell>
          <table:table-cell table:style-name="ce2" office:value-type="string">
            <text:p>480</text:p>
          </table:table-cell>
          <table:table-cell/>
          <table:table-cell office:value-type="string">
            <text:p>http://www.noel.gv.at/Externeseiten/wasserstand/wiskiwebpublic/stat_41980.htm</text:p>
          </table:table-cell>
          <table:table-cell office:value-type="float" office:value="574051">
            <text:p>574051</text:p>
          </table:table-cell>
          <table:table-cell office:value-type="float" office:value="517705">
            <text:p>517705</text:p>
          </table:table-cell>
          <table:table-cell office:value-type="float" office:value="483207">
            <text:p>483207</text:p>
          </table:table-cell>
          <table:table-cell office:value-type="float" office:value="154128">
            <text:p>154128</text:p>
          </table:table-cell>
          <table:table-cell office:value-type="float" office:value="517705">
            <text:p>517705</text:p>
          </table:table-cell>
          <table:table-cell office:value-type="float" office:value="2">
            <text:p>2</text:p>
          </table:table-cell>
          <table:table-cell office:value-type="float" office:value="574051">
            <text:p>574051</text:p>
          </table:table-cell>
          <table:table-cell office:value-type="float" office:value="4">
            <text:p>4</text:p>
          </table:table-cell>
          <table:table-cell office:value-type="float" office:value="5377595">
            <text:p>5377595</text:p>
          </table:table-cell>
          <table:table-cell office:value-type="float" office:value="-47413">
            <text:p>-47413</text:p>
          </table:table-cell>
          <table:table-cell office:value-type="float" office:value="9">
            <text:p>9</text:p>
          </table:table-cell>
          <table:table-cell office:value-type="float" office:value="702586">
            <text:p>702586</text:p>
          </table:table-cell>
          <table:table-cell office:value-type="float" office:value="1">
            <text:p>1</text:p>
          </table:table-cell>
          <table:table-cell office:value-type="float" office:value="377595">
            <text:p>377595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3001030">
            <text:p>3001030</text:p>
          </table:table-cell>
          <table:table-cell table:style-name="ce2" office:value-type="string">
            <text:p>207902</text:p>
          </table:table-cell>
          <table:table-cell office:value-type="float" office:value="46">
            <text:p>46</text:p>
          </table:table-cell>
          <table:table-cell office:value-type="string">
            <text:p>St. Veit an der Gölsen</text:p>
          </table:table-cell>
          <table:table-cell office:value-type="string">
            <text:p>Gölsen</text:p>
          </table:table-cell>
          <table:table-cell office:value-type="string">
            <text:p>Niederösterreich</text:p>
          </table:table-cell>
          <table:table-cell office:value-type="string">
            <text:p>Lilienfeld</text:p>
          </table:table-cell>
          <table:table-cell table:formula="of:=LEFT([.Z201];2)+(RIGHT(LEFT([.Z201];4);2)*60+RIGHT([.Z201];2))/3600" office:value-type="float" office:value="48.0455555555556">
            <text:p>48.0455555556</text:p>
          </table:table-cell>
          <table:table-cell table:formula="of:=LEFT([.AA201];2)+(RIGHT(LEFT([.AA201];4);2)*60+RIGHT([.AA201];2))/3600" office:value-type="float" office:value="15.6933333333333">
            <text:p>15.6933333333</text:p>
          </table:table-cell>
          <table:table-cell table:style-name="ce7"/>
          <table:table-cell table:number-columns-repeated="2"/>
          <table:table-cell table:style-name="ce2" office:value-type="string">
            <text:p>1.12</text:p>
          </table:table-cell>
          <table:table-cell table:style-name="ce2" office:value-type="string">
            <text:p>3.30</text:p>
          </table:table-cell>
          <table:table-cell table:style-name="ce2" office:value-type="string">
            <text:p>45</text:p>
          </table:table-cell>
          <table:table-cell table:style-name="ce2" office:value-type="string">
            <text:p>70</text:p>
          </table:table-cell>
          <table:table-cell table:style-name="ce2" office:value-type="string">
            <text:p>110</text:p>
          </table:table-cell>
          <table:table-cell table:style-name="ce2" office:value-type="string">
            <text:p>140</text:p>
          </table:table-cell>
          <table:table-cell table:style-name="ce2" office:value-type="string">
            <text:p>195</text:p>
          </table:table-cell>
          <table:table-cell table:style-name="ce2" office:value-type="string">
            <text:p>260</text:p>
          </table:table-cell>
          <table:table-cell/>
          <table:table-cell office:value-type="string">
            <text:p>http://www.noel.gv.at/Externeseiten/wasserstand/wiskiwebpublic/stat_5449495.htm</text:p>
          </table:table-cell>
          <table:table-cell office:value-type="float" office:value="575858">
            <text:p>575858</text:p>
          </table:table-cell>
          <table:table-cell office:value-type="float" office:value="463310">
            <text:p>463310</text:p>
          </table:table-cell>
          <table:table-cell office:value-type="float" office:value="480244">
            <text:p>480244</text:p>
          </table:table-cell>
          <table:table-cell office:value-type="float" office:value="154136">
            <text:p>154136</text:p>
          </table:table-cell>
          <table:table-cell office:value-type="float" office:value="463310">
            <text:p>463310</text:p>
          </table:table-cell>
          <table:table-cell office:value-type="float" office:value="4">
            <text:p>4</text:p>
          </table:table-cell>
          <table:table-cell office:value-type="float" office:value="575857">
            <text:p>575857</text:p>
          </table:table-cell>
          <table:table-cell office:value-type="float" office:value="9">
            <text:p>9</text:p>
          </table:table-cell>
          <table:table-cell office:value-type="float" office:value="5323156">
            <text:p>5323156</text:p>
          </table:table-cell>
          <table:table-cell office:value-type="float" office:value="3">
            <text:p>3</text:p>
          </table:table-cell>
          <table:table-cell office:value-type="float" office:value="-47714">
            <text:p>-47714</text:p>
          </table:table-cell>
          <table:table-cell office:value-type="float" office:value="702286">
            <text:p>702286</text:p>
          </table:table-cell>
          <table:table-cell office:value-type="float" office:value="323156">
            <text:p>323156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6001099">
            <text:p>6001099</text:p>
          </table:table-cell>
          <table:table-cell table:style-name="ce2" office:value-type="string">
            <text:p>211490</text:p>
          </table:table-cell>
          <table:table-cell office:value-type="float" office:value="146">
            <text:p>146</text:p>
          </table:table-cell>
          <table:table-cell office:value-type="string">
            <text:p>Mureck (ohne Ausleitung)</text:p>
          </table:table-cell>
          <table:table-cell office:value-type="string">
            <text:p>Mur</text:p>
          </table:table-cell>
          <table:table-cell office:value-type="string">
            <text:p>Steiermark</text:p>
          </table:table-cell>
          <table:table-cell office:value-type="string">
            <text:p>Radkersburg</text:p>
          </table:table-cell>
          <table:table-cell table:formula="of:=LEFT([.Z202];2)+(RIGHT(LEFT([.Z202];4);2)*60+RIGHT([.Z202];2))/3600" office:value-type="float" office:value="46.7116666666667">
            <text:p>46.7116666667</text:p>
          </table:table-cell>
          <table:table-cell table:formula="of:=LEFT([.AA202];2)+(RIGHT(LEFT([.AA202];4);2)*60+RIGHT([.AA202];2))/3600" office:value-type="float" office:value="15.7933333333333">
            <text:p>15.7933333333</text:p>
          </table:table-cell>
          <table:table-cell table:style-name="ce7"/>
          <table:table-cell table:number-columns-repeated="2"/>
          <table:table-cell table:style-name="ce2" office:value-type="string">
            <text:p>56.41</text:p>
          </table:table-cell>
          <table:table-cell table:style-name="ce2" office:value-type="string">
            <text:p>146.50</text:p>
          </table:table-cell>
          <table:table-cell table:style-name="ce2" office:value-type="string">
            <text:p>730</text:p>
          </table:table-cell>
          <table:table-cell/>
          <table:table-cell table:style-name="ce2" office:value-type="string">
            <text:p>1000</text:p>
          </table:table-cell>
          <table:table-cell table:style-name="ce2" office:value-type="string">
            <text:p>1250</text:p>
          </table:table-cell>
          <table:table-cell table:style-name="ce2" office:value-type="string">
            <text:p>1490</text:p>
          </table:table-cell>
          <table:table-cell table:style-name="ce2" office:value-type="string">
            <text:p>1800</text:p>
          </table:table-cell>
          <table:table-cell/>
          <table:table-cell office:value-type="string">
            <text:p>http://app.hydrographie.steiermark.at/bilder/Internet_online/Source/Q3902.htm</text:p>
          </table:table-cell>
          <table:table-cell office:value-type="float" office:value="587990">
            <text:p>587990</text:p>
          </table:table-cell>
          <table:table-cell office:value-type="float" office:value="315385">
            <text:p>315385</text:p>
          </table:table-cell>
          <table:table-cell office:value-type="float" office:value="464242">
            <text:p>464242</text:p>
          </table:table-cell>
          <table:table-cell office:value-type="float" office:value="154736">
            <text:p>154736</text:p>
          </table:table-cell>
          <table:table-cell office:value-type="float" office:value="315385">
            <text:p>315385</text:p>
          </table:table-cell>
          <table:table-cell office:value-type="float" office:value="2">
            <text:p>2</text:p>
          </table:table-cell>
          <table:table-cell office:value-type="float" office:value="587989">
            <text:p>587989</text:p>
          </table:table-cell>
          <table:table-cell office:value-type="float" office:value="55">
            <text:p>55</text:p>
          </table:table-cell>
          <table:table-cell office:value-type="float" office:value="5174822">
            <text:p>5174822</text:p>
          </table:table-cell>
          <table:table-cell office:value-type="float" office:value="7">
            <text:p>7</text:p>
          </table:table-cell>
          <table:table-cell office:value-type="float" office:value="-41296">
            <text:p>-41296</text:p>
          </table:table-cell>
          <table:table-cell office:value-type="float" office:value="3">
            <text:p>3</text:p>
          </table:table-cell>
          <table:table-cell office:value-type="float" office:value="708703">
            <text:p>708703</text:p>
          </table:table-cell>
          <table:table-cell office:value-type="float" office:value="7">
            <text:p>7</text:p>
          </table:table-cell>
          <table:table-cell office:value-type="float" office:value="174822">
            <text:p>174822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064">
            <text:p>3001064</text:p>
          </table:table-cell>
          <table:table-cell table:style-name="ce2" office:value-type="string">
            <text:p>208272</text:p>
          </table:table-cell>
          <table:table-cell office:value-type="float" office:value="57">
            <text:p>57</text:p>
          </table:table-cell>
          <table:table-cell office:value-type="string">
            <text:p>Gutenstein (Kirche)</text:p>
          </table:table-cell>
          <table:table-cell office:value-type="string">
            <text:p>Piesting</text:p>
          </table:table-cell>
          <table:table-cell office:value-type="string">
            <text:p>Niederösterreich</text:p>
          </table:table-cell>
          <table:table-cell office:value-type="string">
            <text:p>Wiener Neustadt Bezirk</text:p>
          </table:table-cell>
          <table:table-cell table:formula="of:=LEFT([.Z203];2)+(RIGHT(LEFT([.Z203];4);2)*60+RIGHT([.Z203];2))/3600" office:value-type="float" office:value="47.8758333333333">
            <text:p>47.8758333333</text:p>
          </table:table-cell>
          <table:table-cell table:formula="of:=LEFT([.AA203];2)+(RIGHT(LEFT([.AA203];4);2)*60+RIGHT([.AA203];2))/3600" office:value-type="float" office:value="15.8869444444444">
            <text:p>15.8869444444</text:p>
          </table:table-cell>
          <table:table-cell table:style-name="ce7"/>
          <table:table-cell table:number-columns-repeated="2"/>
          <table:table-cell table:style-name="ce2" office:value-type="string">
            <text:p>0.47</text:p>
          </table:table-cell>
          <table:table-cell table:style-name="ce2" office:value-type="string">
            <text:p>0.96</text:p>
          </table:table-cell>
          <table:table-cell table:style-name="ce2" office:value-type="string">
            <text:p>7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5</text:p>
          </table:table-cell>
          <table:table-cell table:style-name="ce2" office:value-type="string">
            <text:p>22</text:p>
          </table:table-cell>
          <table:table-cell table:style-name="ce2" office:value-type="string">
            <text:p>33</text:p>
          </table:table-cell>
          <table:table-cell table:style-name="ce2" office:value-type="string">
            <text:p>47</text:p>
          </table:table-cell>
          <table:table-cell/>
          <table:table-cell office:value-type="string">
            <text:p>http://www.noel.gv.at/Externeseiten/wasserstand/wiskiwebpublic/stat_165025.htm</text:p>
          </table:table-cell>
          <table:table-cell office:value-type="float" office:value="590910">
            <text:p>590910</text:p>
          </table:table-cell>
          <table:table-cell office:value-type="float" office:value="444914">
            <text:p>444914</text:p>
          </table:table-cell>
          <table:table-cell office:value-type="float" office:value="475233">
            <text:p>475233</text:p>
          </table:table-cell>
          <table:table-cell office:value-type="float" office:value="155313">
            <text:p>155313</text:p>
          </table:table-cell>
          <table:table-cell office:value-type="float" office:value="444914">
            <text:p>444914</text:p>
          </table:table-cell>
          <table:table-cell office:value-type="float" office:value="3">
            <text:p>3</text:p>
          </table:table-cell>
          <table:table-cell office:value-type="float" office:value="590909">
            <text:p>590909</text:p>
          </table:table-cell>
          <table:table-cell office:value-type="float" office:value="9">
            <text:p>9</text:p>
          </table:table-cell>
          <table:table-cell office:value-type="float" office:value="5304185">
            <text:p>5304185</text:p>
          </table:table-cell>
          <table:table-cell office:value-type="float" office:value="9">
            <text:p>9</text:p>
          </table:table-cell>
          <table:table-cell office:value-type="float" office:value="-33379">
            <text:p>-33379</text:p>
          </table:table-cell>
          <table:table-cell office:value-type="float" office:value="5">
            <text:p>5</text:p>
          </table:table-cell>
          <table:table-cell office:value-type="float" office:value="716620">
            <text:p>716620</text:p>
          </table:table-cell>
          <table:table-cell office:value-type="float" office:value="5">
            <text:p>5</text:p>
          </table:table-cell>
          <table:table-cell office:value-type="float" office:value="304185">
            <text:p>304185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049">
            <text:p>6001049</text:p>
          </table:table-cell>
          <table:table-cell table:style-name="ce2" office:value-type="string">
            <text:p>210989</text:p>
          </table:table-cell>
          <table:table-cell office:value-type="float" office:value="131">
            <text:p>131</text:p>
          </table:table-cell>
          <table:table-cell office:value-type="string">
            <text:p>Feldbach</text:p>
          </table:table-cell>
          <table:table-cell office:value-type="string">
            <text:p>Raab</text:p>
          </table:table-cell>
          <table:table-cell office:value-type="string">
            <text:p>Steiermark</text:p>
          </table:table-cell>
          <table:table-cell office:value-type="string">
            <text:p>Feldbach</text:p>
          </table:table-cell>
          <table:table-cell table:formula="of:=LEFT([.Z204];2)+(RIGHT(LEFT([.Z204];4);2)*60+RIGHT([.Z204];2))/3600" office:value-type="float" office:value="46.9575">
            <text:p>46.9575</text:p>
          </table:table-cell>
          <table:table-cell table:formula="of:=LEFT([.AA204];2)+(RIGHT(LEFT([.AA204];4);2)*60+RIGHT([.AA204];2))/3600" office:value-type="float" office:value="15.8886111111111">
            <text:p>15.8886111111</text:p>
          </table:table-cell>
          <table:table-cell table:style-name="ce7"/>
          <table:table-cell table:number-columns-repeated="2"/>
          <table:table-cell table:style-name="ce2" office:value-type="string">
            <text:p>1.58</text:p>
          </table:table-cell>
          <table:table-cell table:style-name="ce2" office:value-type="string">
            <text:p>5.34</text:p>
          </table:table-cell>
          <table:table-cell table:style-name="ce2" office:value-type="string">
            <text:p>85</text:p>
          </table:table-cell>
          <table:table-cell/>
          <table:table-cell table:style-name="ce2" office:value-type="string">
            <text:p>145</text:p>
          </table:table-cell>
          <table:table-cell table:style-name="ce2" office:value-type="string">
            <text:p>171</text:p>
          </table:table-cell>
          <table:table-cell table:style-name="ce2" office:value-type="string">
            <text:p>212</text:p>
          </table:table-cell>
          <table:table-cell table:style-name="ce2" office:value-type="string">
            <text:p>260</text:p>
          </table:table-cell>
          <table:table-cell/>
          <table:table-cell office:value-type="string">
            <text:p>http://app.hydrographie.steiermark.at/bilder/Internet_online/Source/Q4240.htm</text:p>
          </table:table-cell>
          <table:table-cell office:value-type="float" office:value="594371">
            <text:p>594371</text:p>
          </table:table-cell>
          <table:table-cell office:value-type="float" office:value="342907">
            <text:p>342907</text:p>
          </table:table-cell>
          <table:table-cell office:value-type="float" office:value="465727">
            <text:p>465727</text:p>
          </table:table-cell>
          <table:table-cell office:value-type="float" office:value="155319">
            <text:p>155319</text:p>
          </table:table-cell>
          <table:table-cell office:value-type="float" office:value="342906">
            <text:p>342906</text:p>
          </table:table-cell>
          <table:table-cell office:value-type="float" office:value="8">
            <text:p>8</text:p>
          </table:table-cell>
          <table:table-cell office:value-type="float" office:value="594370">
            <text:p>594370</text:p>
          </table:table-cell>
          <table:table-cell office:value-type="float" office:value="82">
            <text:p>82</text:p>
          </table:table-cell>
          <table:table-cell office:value-type="float" office:value="5202085">
            <text:p>5202085</text:p>
          </table:table-cell>
          <table:table-cell office:value-type="float" office:value="9">
            <text:p>9</text:p>
          </table:table-cell>
          <table:table-cell office:value-type="float" office:value="-33857">
            <text:p>-33857</text:p>
          </table:table-cell>
          <table:table-cell office:value-type="float" office:value="5">
            <text:p>5</text:p>
          </table:table-cell>
          <table:table-cell office:value-type="float" office:value="716142">
            <text:p>716142</text:p>
          </table:table-cell>
          <table:table-cell office:value-type="float" office:value="5">
            <text:p>5</text:p>
          </table:table-cell>
          <table:table-cell office:value-type="float" office:value="202085">
            <text:p>202085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040">
            <text:p>3001040</text:p>
          </table:table-cell>
          <table:table-cell table:style-name="ce2" office:value-type="string">
            <text:p>208009</text:p>
          </table:table-cell>
          <table:table-cell office:value-type="float" office:value="50">
            <text:p>50</text:p>
          </table:table-cell>
          <table:table-cell office:value-type="string">
            <text:p>Atzenbrugg (Bundesstrasse)</text:p>
          </table:table-cell>
          <table:table-cell office:value-type="string">
            <text:p>Perschling</text:p>
          </table:table-cell>
          <table:table-cell office:value-type="string">
            <text:p>Niederösterreich</text:p>
          </table:table-cell>
          <table:table-cell office:value-type="string">
            <text:p>Tulln</text:p>
          </table:table-cell>
          <table:table-cell table:formula="of:=LEFT([.Z205];2)+(RIGHT(LEFT([.Z205];4);2)*60+RIGHT([.Z205];2))/3600" office:value-type="float" office:value="48.2897222222222">
            <text:p>48.2897222222</text:p>
          </table:table-cell>
          <table:table-cell table:formula="of:=LEFT([.AA205];2)+(RIGHT(LEFT([.AA205];4);2)*60+RIGHT([.AA205];2))/3600" office:value-type="float" office:value="15.9108333333333">
            <text:p>15.9108333333</text:p>
          </table:table-cell>
          <table:table-cell table:style-name="ce7"/>
          <table:table-cell table:number-columns-repeated="2"/>
          <table:table-cell table:style-name="ce2" office:value-type="string">
            <text:p>0.21</text:p>
          </table:table-cell>
          <table:table-cell table:style-name="ce2" office:value-type="string">
            <text:p>1.59</text:p>
          </table:table-cell>
          <table:table-cell table:style-name="ce2" office:value-type="string">
            <text:p>32</text:p>
          </table:table-cell>
          <table:table-cell/>
          <table:table-cell table:style-name="ce2" office:value-type="string">
            <text:p>110</text:p>
          </table:table-cell>
          <table:table-cell table:style-name="ce2" office:value-type="string">
            <text:p>125</text:p>
          </table:table-cell>
          <table:table-cell table:style-name="ce2" office:value-type="string">
            <text:p>168</text:p>
          </table:table-cell>
          <table:table-cell table:style-name="ce2" office:value-type="string">
            <text:p>212</text:p>
          </table:table-cell>
          <table:table-cell/>
          <table:table-cell office:value-type="string">
            <text:p>http://www.noel.gv.at/Externeseiten/wasserstand/wiskiwebpublic/stat_1794861.htm</text:p>
          </table:table-cell>
          <table:table-cell office:value-type="float" office:value="591164">
            <text:p>591164</text:p>
          </table:table-cell>
          <table:table-cell office:value-type="float" office:value="490945">
            <text:p>490945</text:p>
          </table:table-cell>
          <table:table-cell office:value-type="float" office:value="481723">
            <text:p>481723</text:p>
          </table:table-cell>
          <table:table-cell office:value-type="float" office:value="155439">
            <text:p>155439</text:p>
          </table:table-cell>
          <table:table-cell office:value-type="float" office:value="490944">
            <text:p>490944</text:p>
          </table:table-cell>
          <table:table-cell office:value-type="float" office:value="8">
            <text:p>8</text:p>
          </table:table-cell>
          <table:table-cell office:value-type="float" office:value="591163">
            <text:p>591163</text:p>
          </table:table-cell>
          <table:table-cell office:value-type="float" office:value="5">
            <text:p>5</text:p>
          </table:table-cell>
          <table:table-cell office:value-type="float" office:value="5350186">
            <text:p>5350186</text:p>
          </table:table-cell>
          <table:table-cell office:value-type="float" office:value="5">
            <text:p>5</text:p>
          </table:table-cell>
          <table:table-cell office:value-type="float" office:value="-31346">
            <text:p>-31346</text:p>
          </table:table-cell>
          <table:table-cell office:value-type="float" office:value="5">
            <text:p>5</text:p>
          </table:table-cell>
          <table:table-cell office:value-type="float" office:value="718653">
            <text:p>718653</text:p>
          </table:table-cell>
          <table:table-cell office:value-type="float" office:value="5">
            <text:p>5</text:p>
          </table:table-cell>
          <table:table-cell office:value-type="float" office:value="350186">
            <text:p>350186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044">
            <text:p>3001044</text:p>
          </table:table-cell>
          <table:table-cell table:style-name="ce2" office:value-type="string">
            <text:p>208041</text:p>
          </table:table-cell>
          <table:table-cell office:value-type="float" office:value="52">
            <text:p>52</text:p>
          </table:table-cell>
          <table:table-cell office:value-type="string">
            <text:p>Hollenstein</text:p>
          </table:table-cell>
          <table:table-cell office:value-type="string">
            <text:p>Schmida</text:p>
          </table:table-cell>
          <table:table-cell office:value-type="string">
            <text:p>Niederösterreich</text:p>
          </table:table-cell>
          <table:table-cell office:value-type="string">
            <text:p>Hollabrunn</text:p>
          </table:table-cell>
          <table:table-cell table:formula="of:=LEFT([.Z206];2)+(RIGHT(LEFT([.Z206];4);2)*60+RIGHT([.Z206];2))/3600" office:value-type="float" office:value="48.5555555555556">
            <text:p>48.5555555556</text:p>
          </table:table-cell>
          <table:table-cell table:formula="of:=LEFT([.AA206];2)+(RIGHT(LEFT([.AA206];4);2)*60+RIGHT([.AA206];2))/3600" office:value-type="float" office:value="15.9294444444444">
            <text:p>15.9294444444</text:p>
          </table:table-cell>
          <table:table-cell table:style-name="ce7"/>
          <table:table-cell table:number-columns-repeated="2"/>
          <table:table-cell table:style-name="ce2" office:value-type="string">
            <text:p>0.07</text:p>
          </table:table-cell>
          <table:table-cell table:style-name="ce2" office:value-type="string">
            <text:p>0.24</text:p>
          </table:table-cell>
          <table:table-cell table:style-name="ce2" office:value-type="string">
            <text:p>3</text:p>
          </table:table-cell>
          <table:table-cell table:style-name="ce2" office:value-type="string">
            <text:p>4</text:p>
          </table:table-cell>
          <table:table-cell table:style-name="ce2" office:value-type="string">
            <text:p>7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16</text:p>
          </table:table-cell>
          <table:table-cell table:style-name="ce2" office:value-type="string">
            <text:p>25</text:p>
          </table:table-cell>
          <table:table-cell/>
          <table:table-cell office:value-type="string">
            <text:p>http://www.noel.gv.at/Externeseiten/wasserstand/wiskiwebpublic/stat_1795314.htm</text:p>
          </table:table-cell>
          <table:table-cell office:value-type="float" office:value="591562">
            <text:p>591562</text:p>
          </table:table-cell>
          <table:table-cell office:value-type="float" office:value="520507">
            <text:p>520507</text:p>
          </table:table-cell>
          <table:table-cell office:value-type="float" office:value="483320">
            <text:p>483320</text:p>
          </table:table-cell>
          <table:table-cell office:value-type="float" office:value="155546">
            <text:p>155546</text:p>
          </table:table-cell>
          <table:table-cell office:value-type="float" office:value="520507">
            <text:p>520507</text:p>
          </table:table-cell>
          <table:table-cell office:value-type="float" office:value="3">
            <text:p>3</text:p>
          </table:table-cell>
          <table:table-cell office:value-type="float" office:value="591562">
            <text:p>591562</text:p>
          </table:table-cell>
          <table:table-cell office:value-type="float" office:value="3">
            <text:p>3</text:p>
          </table:table-cell>
          <table:table-cell office:value-type="float" office:value="5379718">
            <text:p>5379718</text:p>
          </table:table-cell>
          <table:table-cell office:value-type="float" office:value="1">
            <text:p>1</text:p>
          </table:table-cell>
          <table:table-cell office:value-type="float" office:value="-29804">
            <text:p>-29804</text:p>
          </table:table-cell>
          <table:table-cell office:value-type="float" office:value="3">
            <text:p>3</text:p>
          </table:table-cell>
          <table:table-cell office:value-type="float" office:value="720195">
            <text:p>720195</text:p>
          </table:table-cell>
          <table:table-cell office:value-type="float" office:value="7">
            <text:p>7</text:p>
          </table:table-cell>
          <table:table-cell office:value-type="float" office:value="379718">
            <text:p>379718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041">
            <text:p>3001041</text:p>
          </table:table-cell>
          <table:table-cell table:style-name="ce2" office:value-type="string">
            <text:p>208017</text:p>
          </table:table-cell>
          <table:table-cell office:value-type="float" office:value="51">
            <text:p>51</text:p>
          </table:table-cell>
          <table:table-cell office:value-type="string">
            <text:p>Siegersdorf</text:p>
          </table:table-cell>
          <table:table-cell office:value-type="string">
            <text:p>Gr. Tulln</text:p>
          </table:table-cell>
          <table:table-cell office:value-type="string">
            <text:p>Niederösterreich</text:p>
          </table:table-cell>
          <table:table-cell office:value-type="string">
            <text:p>St. Pölten Land, Tulln</text:p>
          </table:table-cell>
          <table:table-cell table:formula="of:=LEFT([.Z207];2)+(RIGHT(LEFT([.Z207];4);2)*60+RIGHT([.Z207];2))/3600" office:value-type="float" office:value="48.2558333333333">
            <text:p>48.2558333333</text:p>
          </table:table-cell>
          <table:table-cell table:formula="of:=LEFT([.AA207];2)+(RIGHT(LEFT([.AA207];4);2)*60+RIGHT([.AA207];2))/3600" office:value-type="float" office:value="15.9394444444444">
            <text:p>15.9394444444</text:p>
          </table:table-cell>
          <table:table-cell table:style-name="ce7"/>
          <table:table-cell table:number-columns-repeated="2"/>
          <table:table-cell table:style-name="ce2" office:value-type="string">
            <text:p>0.24</text:p>
          </table:table-cell>
          <table:table-cell table:style-name="ce2" office:value-type="string">
            <text:p>1.22</text:p>
          </table:table-cell>
          <table:table-cell table:style-name="ce2" office:value-type="string">
            <text:p>30</text:p>
          </table:table-cell>
          <table:table-cell/>
          <table:table-cell table:style-name="ce2" office:value-type="string">
            <text:p>90</text:p>
          </table:table-cell>
          <table:table-cell table:style-name="ce2" office:value-type="string">
            <text:p>110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220</text:p>
          </table:table-cell>
          <table:table-cell/>
          <table:table-cell office:value-type="string">
            <text:p>http://www.noel.gv.at/Externeseiten/wasserstand/wiskiwebpublic/stat_1776584.htm</text:p>
          </table:table-cell>
          <table:table-cell office:value-type="float" office:value="593400">
            <text:p>593400</text:p>
          </table:table-cell>
          <table:table-cell office:value-type="float" office:value="487243">
            <text:p>487243</text:p>
          </table:table-cell>
          <table:table-cell office:value-type="float" office:value="481521">
            <text:p>481521</text:p>
          </table:table-cell>
          <table:table-cell office:value-type="float" office:value="155622">
            <text:p>155622</text:p>
          </table:table-cell>
          <table:table-cell office:value-type="float" office:value="487243">
            <text:p>487243</text:p>
          </table:table-cell>
          <table:table-cell office:value-type="float" office:value="6">
            <text:p>6</text:p>
          </table:table-cell>
          <table:table-cell office:value-type="float" office:value="593399">
            <text:p>593399</text:p>
          </table:table-cell>
          <table:table-cell office:value-type="float" office:value="9">
            <text:p>9</text:p>
          </table:table-cell>
          <table:table-cell office:value-type="float" office:value="5346400">
            <text:p>5346400</text:p>
          </table:table-cell>
          <table:table-cell office:value-type="float" office:value="6">
            <text:p>6</text:p>
          </table:table-cell>
          <table:table-cell office:value-type="float" office:value="-29254">
            <text:p>-29254</text:p>
          </table:table-cell>
          <table:table-cell office:value-type="float" office:value="5">
            <text:p>5</text:p>
          </table:table-cell>
          <table:table-cell office:value-type="float" office:value="720745">
            <text:p>720745</text:p>
          </table:table-cell>
          <table:table-cell office:value-type="float" office:value="5">
            <text:p>5</text:p>
          </table:table-cell>
          <table:table-cell office:value-type="float" office:value="346400">
            <text:p>346400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098">
            <text:p>3001098</text:p>
          </table:table-cell>
          <table:table-cell table:style-name="ce2" office:value-type="string">
            <text:p>208710</text:p>
          </table:table-cell>
          <table:table-cell office:value-type="float" office:value="64">
            <text:p>64</text:p>
          </table:table-cell>
          <table:table-cell office:value-type="string">
            <text:p>Gloggnitz (Adlerbrücke)</text:p>
          </table:table-cell>
          <table:table-cell office:value-type="string">
            <text:p>Schwarza</text:p>
          </table:table-cell>
          <table:table-cell office:value-type="string">
            <text:p>Niederösterreich</text:p>
          </table:table-cell>
          <table:table-cell office:value-type="string">
            <text:p>Neunkirchen</text:p>
          </table:table-cell>
          <table:table-cell table:formula="of:=LEFT([.Z208];2)+(RIGHT(LEFT([.Z208];4);2)*60+RIGHT([.Z208];2))/3600" office:value-type="float" office:value="47.6772222222222">
            <text:p>47.6772222222</text:p>
          </table:table-cell>
          <table:table-cell table:formula="of:=LEFT([.AA208];2)+(RIGHT(LEFT([.AA208];4);2)*60+RIGHT([.AA208];2))/3600" office:value-type="float" office:value="15.9394444444444">
            <text:p>15.9394444444</text:p>
          </table:table-cell>
          <table:table-cell table:style-name="ce7"/>
          <table:table-cell table:number-columns-repeated="2"/>
          <table:table-cell table:style-name="ce2" office:value-type="string">
            <text:p>2.95</text:p>
          </table:table-cell>
          <table:table-cell table:style-name="ce2" office:value-type="string">
            <text:p>8.80</text:p>
          </table:table-cell>
          <table:table-cell table:style-name="ce2" office:value-type="string">
            <text:p>70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40</text:p>
          </table:table-cell>
          <table:table-cell table:style-name="ce2" office:value-type="string">
            <text:p>190</text:p>
          </table:table-cell>
          <table:table-cell table:style-name="ce2" office:value-type="string">
            <text:p>270</text:p>
          </table:table-cell>
          <table:table-cell table:style-name="ce2" office:value-type="string">
            <text:p>350</text:p>
          </table:table-cell>
          <table:table-cell/>
          <table:table-cell office:value-type="string">
            <text:p>http://www.noel.gv.at/Externeseiten/wasserstand/wiskiwebpublic/stat_100314.htm</text:p>
          </table:table-cell>
          <table:table-cell office:value-type="float" office:value="595566">
            <text:p>595566</text:p>
          </table:table-cell>
          <table:table-cell office:value-type="float" office:value="422975">
            <text:p>422975</text:p>
          </table:table-cell>
          <table:table-cell office:value-type="float" office:value="474038">
            <text:p>474038</text:p>
          </table:table-cell>
          <table:table-cell office:value-type="float" office:value="155622">
            <text:p>155622</text:p>
          </table:table-cell>
          <table:table-cell office:value-type="float" office:value="422975">
            <text:p>422975</text:p>
          </table:table-cell>
          <table:table-cell office:value-type="float" office:value="595566">
            <text:p>595566</text:p>
          </table:table-cell>
          <table:table-cell office:value-type="float" office:value="1">
            <text:p>1</text:p>
          </table:table-cell>
          <table:table-cell office:value-type="float" office:value="5282076">
            <text:p>5282076</text:p>
          </table:table-cell>
          <table:table-cell office:value-type="float" office:value="1">
            <text:p>1</text:p>
          </table:table-cell>
          <table:table-cell office:value-type="float" office:value="-29572">
            <text:p>-29572</text:p>
          </table:table-cell>
          <table:table-cell office:value-type="float" office:value="8">
            <text:p>8</text:p>
          </table:table-cell>
          <table:table-cell office:value-type="float" office:value="720427">
            <text:p>720427</text:p>
          </table:table-cell>
          <table:table-cell office:value-type="float" office:value="2">
            <text:p>2</text:p>
          </table:table-cell>
          <table:table-cell office:value-type="float" office:value="282076">
            <text:p>282076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972"/>
        </table:table-row>
        <table:table-row table:style-name="ro1">
          <table:table-cell/>
          <table:table-cell office:value-type="float" office:value="6001050">
            <text:p>6001050</text:p>
          </table:table-cell>
          <table:table-cell table:style-name="ce2" office:value-type="string">
            <text:p>210997</text:p>
          </table:table-cell>
          <table:table-cell office:value-type="float" office:value="132">
            <text:p>132</text:p>
          </table:table-cell>
          <table:table-cell office:value-type="string">
            <text:p>Rohrbach</text:p>
          </table:table-cell>
          <table:table-cell office:value-type="string">
            <text:p>Lafnitz</text:p>
          </table:table-cell>
          <table:table-cell office:value-type="string">
            <text:p>Steiermark</text:p>
          </table:table-cell>
          <table:table-cell office:value-type="string">
            <text:p>Hartberg</text:p>
          </table:table-cell>
          <table:table-cell table:formula="of:=LEFT([.Z209];2)+(RIGHT(LEFT([.Z209];4);2)*60+RIGHT([.Z209];2))/3600" office:value-type="float" office:value="47.3844444444445">
            <text:p>47.3844444444</text:p>
          </table:table-cell>
          <table:table-cell table:formula="of:=LEFT([.AA209];2)+(RIGHT(LEFT([.AA209];4);2)*60+RIGHT([.AA209];2))/3600" office:value-type="float" office:value="16.0041666666667">
            <text:p>16.0041666667</text:p>
          </table:table-cell>
          <table:table-cell table:style-name="ce7"/>
          <table:table-cell table:number-columns-repeated="2"/>
          <table:table-cell table:style-name="ce2" office:value-type="string">
            <text:p>1.06</text:p>
          </table:table-cell>
          <table:table-cell table:style-name="ce2" office:value-type="string">
            <text:p>2.66</text:p>
          </table:table-cell>
          <table:table-cell table:style-name="ce2" office:value-type="string">
            <text:p>35</text:p>
          </table:table-cell>
          <table:table-cell/>
          <table:table-cell table:style-name="ce2" office:value-type="string">
            <text:p>66</text:p>
          </table:table-cell>
          <table:table-cell table:style-name="ce2" office:value-type="string">
            <text:p>80</text:p>
          </table:table-cell>
          <table:table-cell table:style-name="ce2" office:value-type="string">
            <text:p>110</text:p>
          </table:table-cell>
          <table:table-cell table:style-name="ce2" office:value-type="string">
            <text:p>168</text:p>
          </table:table-cell>
          <table:table-cell/>
          <table:table-cell office:value-type="string">
            <text:p>http://app.hydrographie.steiermark.at/bilder/Internet_online/Source/Q4540.htm</text:p>
          </table:table-cell>
          <table:table-cell office:value-type="float" office:value="601544">
            <text:p>601544</text:p>
          </table:table-cell>
          <table:table-cell office:value-type="float" office:value="390622">
            <text:p>390622</text:p>
          </table:table-cell>
          <table:table-cell office:value-type="float" office:value="472304">
            <text:p>472304</text:p>
          </table:table-cell>
          <table:table-cell office:value-type="float" office:value="160015">
            <text:p>160015</text:p>
          </table:table-cell>
          <table:table-cell office:value-type="float" office:value="390622">
            <text:p>390622</text:p>
          </table:table-cell>
          <table:table-cell office:value-type="float" office:value="4">
            <text:p>4</text:p>
          </table:table-cell>
          <table:table-cell office:value-type="float" office:value="601544">
            <text:p>601544</text:p>
          </table:table-cell>
          <table:table-cell office:value-type="float" office:value="33">
            <text:p>33</text:p>
          </table:table-cell>
          <table:table-cell office:value-type="float" office:value="5249505">
            <text:p>5249505</text:p>
          </table:table-cell>
          <table:table-cell office:value-type="float" office:value="1">
            <text:p>1</text:p>
          </table:table-cell>
          <table:table-cell office:value-type="float" office:value="-24846">
            <text:p>-24846</text:p>
          </table:table-cell>
          <table:table-cell office:value-type="float" office:value="1">
            <text:p>1</text:p>
          </table:table-cell>
          <table:table-cell office:value-type="float" office:value="725153">
            <text:p>725153</text:p>
          </table:table-cell>
          <table:table-cell office:value-type="float" office:value="9">
            <text:p>9</text:p>
          </table:table-cell>
          <table:table-cell office:value-type="float" office:value="249505">
            <text:p>249505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055">
            <text:p>6001055</text:p>
          </table:table-cell>
          <table:table-cell table:style-name="ce2" office:value-type="string">
            <text:p>211045</text:p>
          </table:table-cell>
          <table:table-cell office:value-type="float" office:value="135">
            <text:p>135</text:p>
          </table:table-cell>
          <table:table-cell office:value-type="string">
            <text:p>Maierhofen</text:p>
          </table:table-cell>
          <table:table-cell office:value-type="string">
            <text:p>Feistritz</text:p>
          </table:table-cell>
          <table:table-cell office:value-type="string">
            <text:p>Steiermark</text:p>
          </table:table-cell>
          <table:table-cell office:value-type="string">
            <text:p>Fürstenfeld</text:p>
          </table:table-cell>
          <table:table-cell table:formula="of:=LEFT([.Z210];2)+(RIGHT(LEFT([.Z210];4);2)*60+RIGHT([.Z210];2))/3600" office:value-type="float" office:value="47.0627777777778">
            <text:p>47.0627777778</text:p>
          </table:table-cell>
          <table:table-cell table:formula="of:=LEFT([.AA210];2)+(RIGHT(LEFT([.AA210];4);2)*60+RIGHT([.AA210];2))/3600" office:value-type="float" office:value="16.0091666666667">
            <text:p>16.0091666667</text:p>
          </table:table-cell>
          <table:table-cell table:style-name="ce7"/>
          <table:table-cell table:number-columns-repeated="2"/>
          <table:table-cell table:style-name="ce2" office:value-type="string">
            <text:p>2.64</text:p>
          </table:table-cell>
          <table:table-cell table:style-name="ce2" office:value-type="string">
            <text:p>7.78</text:p>
          </table:table-cell>
          <table:table-cell table:style-name="ce2" office:value-type="string">
            <text:p>85</text:p>
          </table:table-cell>
          <table:table-cell/>
          <table:table-cell table:style-name="ce2" office:value-type="string">
            <text:p>135</text:p>
          </table:table-cell>
          <table:table-cell table:style-name="ce2" office:value-type="string">
            <text:p>160</text:p>
          </table:table-cell>
          <table:table-cell table:style-name="ce2" office:value-type="string">
            <text:p>201</text:p>
          </table:table-cell>
          <table:table-cell table:style-name="ce2" office:value-type="string">
            <text:p>250</text:p>
          </table:table-cell>
          <table:table-cell/>
          <table:table-cell office:value-type="string">
            <text:p>http://app.hydrographie.steiermark.at/bilder/Internet_online/Source/Q4667.htm</text:p>
          </table:table-cell>
          <table:table-cell office:value-type="float" office:value="603149">
            <text:p>603149</text:p>
          </table:table-cell>
          <table:table-cell office:value-type="float" office:value="354901">
            <text:p>354901</text:p>
          </table:table-cell>
          <table:table-cell office:value-type="float" office:value="470346">
            <text:p>470346</text:p>
          </table:table-cell>
          <table:table-cell office:value-type="float" office:value="160033">
            <text:p>160033</text:p>
          </table:table-cell>
          <table:table-cell office:value-type="float" office:value="354900">
            <text:p>354900</text:p>
          </table:table-cell>
          <table:table-cell office:value-type="float" office:value="92">
            <text:p>92</text:p>
          </table:table-cell>
          <table:table-cell office:value-type="float" office:value="603148">
            <text:p>603148</text:p>
          </table:table-cell>
          <table:table-cell office:value-type="float" office:value="78">
            <text:p>78</text:p>
          </table:table-cell>
          <table:table-cell office:value-type="float" office:value="5213736">
            <text:p>5213736</text:p>
          </table:table-cell>
          <table:table-cell office:value-type="float" office:value="3">
            <text:p>3</text:p>
          </table:table-cell>
          <table:table-cell office:value-type="float" office:value="-24620">
            <text:p>-24620</text:p>
          </table:table-cell>
          <table:table-cell office:value-type="float" office:value="9">
            <text:p>9</text:p>
          </table:table-cell>
          <table:table-cell office:value-type="float" office:value="725379">
            <text:p>725379</text:p>
          </table:table-cell>
          <table:table-cell office:value-type="float" office:value="1">
            <text:p>1</text:p>
          </table:table-cell>
          <table:table-cell office:value-type="float" office:value="213736">
            <text:p>213736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6001052">
            <text:p>6001052</text:p>
          </table:table-cell>
          <table:table-cell table:style-name="ce2" office:value-type="string">
            <text:p>211011</text:p>
          </table:table-cell>
          <table:table-cell office:value-type="float" office:value="133">
            <text:p>133</text:p>
          </table:table-cell>
          <table:table-cell office:value-type="string">
            <text:p>Waltersdorf</text:p>
          </table:table-cell>
          <table:table-cell office:value-type="string">
            <text:p>Safen</text:p>
          </table:table-cell>
          <table:table-cell office:value-type="string">
            <text:p>Steiermark</text:p>
          </table:table-cell>
          <table:table-cell office:value-type="string">
            <text:p>Hartberg</text:p>
          </table:table-cell>
          <table:table-cell table:formula="of:=LEFT([.Z211];2)+(RIGHT(LEFT([.Z211];4);2)*60+RIGHT([.Z211];2))/3600" office:value-type="float" office:value="47.1702777777778">
            <text:p>47.1702777778</text:p>
          </table:table-cell>
          <table:table-cell table:formula="of:=LEFT([.AA211];2)+(RIGHT(LEFT([.AA211];4);2)*60+RIGHT([.AA211];2))/3600" office:value-type="float" office:value="16.0105555555556">
            <text:p>16.0105555556</text:p>
          </table:table-cell>
          <table:table-cell table:style-name="ce7"/>
          <table:table-cell table:number-columns-repeated="2"/>
          <table:table-cell table:style-name="ce2" office:value-type="string">
            <text:p>0.55</text:p>
          </table:table-cell>
          <table:table-cell table:style-name="ce2" office:value-type="string">
            <text:p>1.95</text:p>
          </table:table-cell>
          <table:table-cell table:style-name="ce2" office:value-type="string">
            <text:p>39</text:p>
          </table:table-cell>
          <table:table-cell/>
          <table:table-cell table:style-name="ce2" office:value-type="string">
            <text:p>74</text:p>
          </table:table-cell>
          <table:table-cell table:style-name="ce2" office:value-type="string">
            <text:p>88</text:p>
          </table:table-cell>
          <table:table-cell table:style-name="ce2" office:value-type="string">
            <text:p>112</text:p>
          </table:table-cell>
          <table:table-cell table:style-name="ce2" office:value-type="string">
            <text:p>138</text:p>
          </table:table-cell>
          <table:table-cell/>
          <table:table-cell office:value-type="string">
            <text:p>http://app.hydrographie.steiermark.at/bilder/Internet_online/Source/Q4580.htm</text:p>
          </table:table-cell>
          <table:table-cell office:value-type="float" office:value="602846">
            <text:p>602846</text:p>
          </table:table-cell>
          <table:table-cell office:value-type="float" office:value="366854">
            <text:p>366854</text:p>
          </table:table-cell>
          <table:table-cell office:value-type="float" office:value="471013">
            <text:p>471013</text:p>
          </table:table-cell>
          <table:table-cell office:value-type="float" office:value="160038">
            <text:p>160038</text:p>
          </table:table-cell>
          <table:table-cell office:value-type="float" office:value="366854">
            <text:p>366854</text:p>
          </table:table-cell>
          <table:table-cell office:value-type="float" office:value="13">
            <text:p>13</text:p>
          </table:table-cell>
          <table:table-cell office:value-type="float" office:value="602845">
            <text:p>602845</text:p>
          </table:table-cell>
          <table:table-cell office:value-type="float" office:value="94">
            <text:p>94</text:p>
          </table:table-cell>
          <table:table-cell office:value-type="float" office:value="5225696">
            <text:p>5225696</text:p>
          </table:table-cell>
          <table:table-cell office:value-type="float" office:value="2">
            <text:p>2</text:p>
          </table:table-cell>
          <table:table-cell office:value-type="float" office:value="-24462">
            <text:p>-24462</text:p>
          </table:table-cell>
          <table:table-cell office:value-type="float" office:value="4">
            <text:p>4</text:p>
          </table:table-cell>
          <table:table-cell office:value-type="float" office:value="725537">
            <text:p>725537</text:p>
          </table:table-cell>
          <table:table-cell office:value-type="float" office:value="6">
            <text:p>6</text:p>
          </table:table-cell>
          <table:table-cell office:value-type="float" office:value="225696">
            <text:p>225696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163">
            <text:p>3001163</text:p>
          </table:table-cell>
          <table:table-cell table:style-name="ce2" office:value-type="string">
            <text:p>209478</text:p>
          </table:table-cell>
          <table:table-cell office:value-type="float" office:value="73">
            <text:p>73</text:p>
          </table:table-cell>
          <table:table-cell office:value-type="string">
            <text:p>Klausenleopoldsdorf</text:p>
          </table:table-cell>
          <table:table-cell office:value-type="string">
            <text:p>Schwechat</text:p>
          </table:table-cell>
          <table:table-cell office:value-type="string">
            <text:p>Niederösterreich</text:p>
          </table:table-cell>
          <table:table-cell office:value-type="string">
            <text:p>Baden</text:p>
          </table:table-cell>
          <table:table-cell table:formula="of:=LEFT([.Z212];2)+(RIGHT(LEFT([.Z212];4);2)*60+RIGHT([.Z212];2))/3600" office:value-type="float" office:value="48.0880555555556">
            <text:p>48.0880555556</text:p>
          </table:table-cell>
          <table:table-cell table:formula="of:=LEFT([.AA212];2)+(RIGHT(LEFT([.AA212];4);2)*60+RIGHT([.AA212];2))/3600" office:value-type="float" office:value="16.0177777777778">
            <text:p>16.0177777778</text:p>
          </table:table-cell>
          <table:table-cell table:style-name="ce7"/>
          <table:table-cell table:number-columns-repeated="2"/>
          <table:table-cell table:style-name="ce2" office:value-type="string">
            <text:p>0.03</text:p>
          </table:table-cell>
          <table:table-cell table:style-name="ce2" office:value-type="string">
            <text:p>0.87</text:p>
          </table:table-cell>
          <table:table-cell table:style-name="ce2" office:value-type="string">
            <text:p>19</text:p>
          </table:table-cell>
          <table:table-cell table:style-name="ce2" office:value-type="string">
            <text:p>27</text:p>
          </table:table-cell>
          <table:table-cell table:style-name="ce2" office:value-type="string">
            <text:p>45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80</text:p>
          </table:table-cell>
          <table:table-cell table:style-name="ce2" office:value-type="string">
            <text:p>110</text:p>
          </table:table-cell>
          <table:table-cell/>
          <table:table-cell office:value-type="string">
            <text:p>http://www.noel.gv.at/Externeseiten/wasserstand/wiskiwebpublic/stat_5574.htm</text:p>
          </table:table-cell>
          <table:table-cell office:value-type="float" office:value="599861">
            <text:p>599861</text:p>
          </table:table-cell>
          <table:table-cell office:value-type="float" office:value="468805">
            <text:p>468805</text:p>
          </table:table-cell>
          <table:table-cell office:value-type="float" office:value="480517">
            <text:p>480517</text:p>
          </table:table-cell>
          <table:table-cell office:value-type="float" office:value="160104">
            <text:p>160104</text:p>
          </table:table-cell>
          <table:table-cell office:value-type="float" office:value="468804">
            <text:p>468804</text:p>
          </table:table-cell>
          <table:table-cell office:value-type="float" office:value="7">
            <text:p>7</text:p>
          </table:table-cell>
          <table:table-cell office:value-type="float" office:value="599861">
            <text:p>599861</text:p>
          </table:table-cell>
          <table:table-cell office:value-type="float" office:value="2">
            <text:p>2</text:p>
          </table:table-cell>
          <table:table-cell office:value-type="float" office:value="5327720">
            <text:p>5327720</text:p>
          </table:table-cell>
          <table:table-cell office:value-type="float" office:value="7">
            <text:p>7</text:p>
          </table:table-cell>
          <table:table-cell office:value-type="float" office:value="-23508">
            <text:p>-23508</text:p>
          </table:table-cell>
          <table:table-cell office:value-type="float" office:value="8">
            <text:p>8</text:p>
          </table:table-cell>
          <table:table-cell office:value-type="float" office:value="726491">
            <text:p>726491</text:p>
          </table:table-cell>
          <table:table-cell office:value-type="float" office:value="2">
            <text:p>2</text:p>
          </table:table-cell>
          <table:table-cell office:value-type="float" office:value="327720">
            <text:p>32772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3017">
            <text:p>3003017</text:p>
          </table:table-cell>
          <table:table-cell table:style-name="ce2" office:value-type="string">
            <text:p>208140</text:p>
          </table:table-cell>
          <table:table-cell office:value-type="float" office:value="75">
            <text:p>75</text:p>
          </table:table-cell>
          <table:table-cell office:value-type="string">
            <text:p>Oed</text:p>
          </table:table-cell>
          <table:table-cell office:value-type="string">
            <text:p>Piesting</text:p>
          </table:table-cell>
          <table:table-cell office:value-type="string">
            <text:p>Niederösterreich</text:p>
          </table:table-cell>
          <table:table-cell office:value-type="string">
            <text:p>Wiener Neustadt Bezirk</text:p>
          </table:table-cell>
          <table:table-cell table:formula="of:=LEFT([.Z213];2)+(RIGHT(LEFT([.Z213];4);2)*60+RIGHT([.Z213];2))/3600" office:value-type="float" office:value="47.8791666666667">
            <text:p>47.8791666667</text:p>
          </table:table-cell>
          <table:table-cell table:formula="of:=LEFT([.AA213];2)+(RIGHT(LEFT([.AA213];4);2)*60+RIGHT([.AA213];2))/3600" office:value-type="float" office:value="16.0236111111111">
            <text:p>16.0236111111</text:p>
          </table:table-cell>
          <table:table-cell table:style-name="ce7"/>
          <table:table-cell table:number-columns-repeated="2"/>
          <table:table-cell table:style-name="ce2" office:value-type="string">
            <text:p>0.76</text:p>
          </table:table-cell>
          <table:table-cell table:style-name="ce2" office:value-type="string">
            <text:p>1.80</text:p>
          </table:table-cell>
          <table:table-cell table:style-name="ce2" office:value-type="string">
            <text:p>16</text:p>
          </table:table-cell>
          <table:table-cell table:style-name="ce2" office:value-type="string">
            <text:p>25</text:p>
          </table:table-cell>
          <table:table-cell table:style-name="ce2" office:value-type="string">
            <text:p>41</text:p>
          </table:table-cell>
          <table:table-cell table:style-name="ce2" office:value-type="string">
            <text:p>55</text:p>
          </table:table-cell>
          <table:table-cell table:style-name="ce2" office:value-type="string">
            <text:p>75</text:p>
          </table:table-cell>
          <table:table-cell table:style-name="ce2" office:value-type="string">
            <text:p>110</text:p>
          </table:table-cell>
          <table:table-cell/>
          <table:table-cell office:value-type="string">
            <text:p>http://www.noel.gv.at/Externeseiten/wasserstand/wiskiwebpublic/stat_5114.htm</text:p>
          </table:table-cell>
          <table:table-cell office:value-type="float" office:value="601107">
            <text:p>601107</text:p>
          </table:table-cell>
          <table:table-cell office:value-type="float" office:value="445626">
            <text:p>445626</text:p>
          </table:table-cell>
          <table:table-cell office:value-type="float" office:value="475245">
            <text:p>475245</text:p>
          </table:table-cell>
          <table:table-cell office:value-type="float" office:value="160125">
            <text:p>160125</text:p>
          </table:table-cell>
          <table:table-cell office:value-type="float" office:value="445625">
            <text:p>445625</text:p>
          </table:table-cell>
          <table:table-cell office:value-type="float" office:value="54">
            <text:p>54</text:p>
          </table:table-cell>
          <table:table-cell office:value-type="float" office:value="601107">
            <text:p>601107</text:p>
          </table:table-cell>
          <table:table-cell office:value-type="float" office:value="7">
            <text:p>7</text:p>
          </table:table-cell>
          <table:table-cell office:value-type="float" office:value="5304503">
            <text:p>5304503</text:p>
          </table:table-cell>
          <table:table-cell office:value-type="float" office:value="-23159">
            <text:p>-23159</text:p>
          </table:table-cell>
          <table:table-cell office:value-type="float" office:value="726841">
            <text:p>726841</text:p>
          </table:table-cell>
          <table:table-cell office:value-type="float" office:value="304503">
            <text:p>304503</text:p>
          </table:table-cell>
          <table:table-cell office:value-type="float" office:value="34">
            <text:p>34</text:p>
          </table:table-cell>
          <table:table-cell table:number-columns-repeated="975"/>
        </table:table-row>
        <table:table-row table:style-name="ro1">
          <table:table-cell/>
          <table:table-cell office:value-type="float" office:value="3001050">
            <text:p>3001050</text:p>
          </table:table-cell>
          <table:table-cell table:style-name="ce2" office:value-type="string">
            <text:p>208116</text:p>
          </table:table-cell>
          <table:table-cell office:value-type="float" office:value="55">
            <text:p>55</text:p>
          </table:table-cell>
          <table:table-cell office:value-type="string">
            <text:p>Fahrafeld</text:p>
          </table:table-cell>
          <table:table-cell office:value-type="string">
            <text:p>Triesting</text:p>
          </table:table-cell>
          <table:table-cell office:value-type="string">
            <text:p>Niederösterreich</text:p>
          </table:table-cell>
          <table:table-cell office:value-type="string">
            <text:p>Baden</text:p>
          </table:table-cell>
          <table:table-cell table:formula="of:=LEFT([.Z214];2)+(RIGHT(LEFT([.Z214];4);2)*60+RIGHT([.Z214];2))/3600" office:value-type="float" office:value="47.9797222222222">
            <text:p>47.9797222222</text:p>
          </table:table-cell>
          <table:table-cell table:formula="of:=LEFT([.AA214];2)+(RIGHT(LEFT([.AA214];4);2)*60+RIGHT([.AA214];2))/3600" office:value-type="float" office:value="16.0683333333333">
            <text:p>16.0683333333</text:p>
          </table:table-cell>
          <table:table-cell table:style-name="ce7"/>
          <table:table-cell table:number-columns-repeated="2"/>
          <table:table-cell table:style-name="ce2" office:value-type="string">
            <text:p>0.60</text:p>
          </table:table-cell>
          <table:table-cell table:style-name="ce2" office:value-type="string">
            <text:p>1.95</text:p>
          </table:table-cell>
          <table:table-cell table:style-name="ce2" office:value-type="string">
            <text:p>30</text:p>
          </table:table-cell>
          <table:table-cell table:style-name="ce2" office:value-type="string">
            <text:p>55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125</text:p>
          </table:table-cell>
          <table:table-cell table:style-name="ce2" office:value-type="string">
            <text:p>175</text:p>
          </table:table-cell>
          <table:table-cell table:style-name="ce2" office:value-type="string">
            <text:p>235</text:p>
          </table:table-cell>
          <table:table-cell/>
          <table:table-cell office:value-type="string">
            <text:p>http://www.noel.gv.at/Externeseiten/wasserstand/wiskiwebpublic/stat_39750.htm</text:p>
          </table:table-cell>
          <table:table-cell office:value-type="float" office:value="604041">
            <text:p>604041</text:p>
          </table:table-cell>
          <table:table-cell office:value-type="float" office:value="456907">
            <text:p>456907</text:p>
          </table:table-cell>
          <table:table-cell office:value-type="float" office:value="475847">
            <text:p>475847</text:p>
          </table:table-cell>
          <table:table-cell office:value-type="float" office:value="160406">
            <text:p>160406</text:p>
          </table:table-cell>
          <table:table-cell office:value-type="float" office:value="456907">
            <text:p>456907</text:p>
          </table:table-cell>
          <table:table-cell office:value-type="float" office:value="604041">
            <text:p>604041</text:p>
          </table:table-cell>
          <table:table-cell office:value-type="float" office:value="2">
            <text:p>2</text:p>
          </table:table-cell>
          <table:table-cell office:value-type="float" office:value="5315666">
            <text:p>5315666</text:p>
          </table:table-cell>
          <table:table-cell office:value-type="float" office:value="4">
            <text:p>4</text:p>
          </table:table-cell>
          <table:table-cell office:value-type="float" office:value="-19790">
            <text:p>-19790</text:p>
          </table:table-cell>
          <table:table-cell office:value-type="float" office:value="4">
            <text:p>4</text:p>
          </table:table-cell>
          <table:table-cell office:value-type="float" office:value="730209">
            <text:p>730209</text:p>
          </table:table-cell>
          <table:table-cell office:value-type="float" office:value="6">
            <text:p>6</text:p>
          </table:table-cell>
          <table:table-cell office:value-type="float" office:value="315666">
            <text:p>315666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972"/>
        </table:table-row>
        <table:table-row table:style-name="ro1">
          <table:table-cell/>
          <table:table-cell office:value-type="float" office:value="3001103">
            <text:p>3001103</text:p>
          </table:table-cell>
          <table:table-cell table:style-name="ce2" office:value-type="string">
            <text:p>208785</text:p>
          </table:table-cell>
          <table:table-cell office:value-type="float" office:value="83">
            <text:p>83</text:p>
          </table:table-cell>
          <table:table-cell office:value-type="string">
            <text:p>Loipersbach</text:p>
          </table:table-cell>
          <table:table-cell office:value-type="string">
            <text:p>Schwarza</text:p>
          </table:table-cell>
          <table:table-cell office:value-type="string">
            <text:p>Niederösterreich</text:p>
          </table:table-cell>
          <table:table-cell office:value-type="string">
            <text:p>Neunkirchen</text:p>
          </table:table-cell>
          <table:table-cell table:formula="of:=LEFT([.Z215];2)+(RIGHT(LEFT([.Z215];4);2)*60+RIGHT([.Z215];2))/3600" office:value-type="float" office:value="47.7208333333333">
            <text:p>47.7208333333</text:p>
          </table:table-cell>
          <table:table-cell table:formula="of:=LEFT([.AA215];2)+(RIGHT(LEFT([.AA215];4);2)*60+RIGHT([.AA215];2))/3600" office:value-type="float" office:value="16.1230555555556">
            <text:p>16.1230555556</text:p>
          </table:table-cell>
          <table:table-cell table:style-name="ce7"/>
          <table:table-cell table:number-columns-repeated="2"/>
          <table:table-cell table:style-name="ce2" office:value-type="string">
            <text:p>0.01</text:p>
          </table:table-cell>
          <table:table-cell table:style-name="ce2" office:value-type="string">
            <text:p>3.00</text:p>
          </table:table-cell>
          <table:table-cell table:style-name="ce2" office:value-type="string">
            <text:p>40</text:p>
          </table:table-cell>
          <table:table-cell table:style-name="ce2" office:value-type="string">
            <text:p>60</text:p>
          </table:table-cell>
          <table:table-cell/>
          <table:table-cell table:style-name="ce2" office:value-type="string">
            <text:p>162</text:p>
          </table:table-cell>
          <table:table-cell table:style-name="ce2" office:value-type="string">
            <text:p>240</text:p>
          </table:table-cell>
          <table:table-cell table:style-name="ce2" office:value-type="string">
            <text:p>330</text:p>
          </table:table-cell>
          <table:table-cell/>
          <table:table-cell office:value-type="string">
            <text:p>http://www.noel.gv.at/externeseiten/wasserstand/wiskiwebpublic/stat_41994704.htm</text:p>
          </table:table-cell>
          <table:table-cell office:value-type="float" office:value="609457">
            <text:p>609457</text:p>
          </table:table-cell>
          <table:table-cell office:value-type="float" office:value="428306">
            <text:p>428306</text:p>
          </table:table-cell>
          <table:table-cell office:value-type="float" office:value="474315">
            <text:p>474315</text:p>
          </table:table-cell>
          <table:table-cell office:value-type="float" office:value="160723">
            <text:p>160723</text:p>
          </table:table-cell>
          <table:table-cell office:value-type="float" office:value="428306">
            <text:p>428306</text:p>
          </table:table-cell>
          <table:table-cell office:value-type="float" office:value="1">
            <text:p>1</text:p>
          </table:table-cell>
          <table:table-cell office:value-type="float" office:value="609156">
            <text:p>609156</text:p>
          </table:table-cell>
          <table:table-cell office:value-type="float" office:value="6">
            <text:p>6</text:p>
          </table:table-cell>
          <table:table-cell office:value-type="float" office:value="5286880">
            <text:p>5286880</text:p>
          </table:table-cell>
          <table:table-cell office:value-type="float" office:value="-15781">
            <text:p>-15781</text:p>
          </table:table-cell>
          <table:table-cell office:value-type="float" office:value="9">
            <text:p>9</text:p>
          </table:table-cell>
          <table:table-cell office:value-type="float" office:value="734218">
            <text:p>734218</text:p>
          </table:table-cell>
          <table:table-cell office:value-type="float" office:value="1">
            <text:p>1</text:p>
          </table:table-cell>
          <table:table-cell office:value-type="float" office:value="286880">
            <text:p>286880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3001107">
            <text:p>3001107</text:p>
          </table:table-cell>
          <table:table-cell table:style-name="ce2" office:value-type="string">
            <text:p>208835</text:p>
          </table:table-cell>
          <table:table-cell office:value-type="float" office:value="65">
            <text:p>65</text:p>
          </table:table-cell>
          <table:table-cell office:value-type="string">
            <text:p>Warth</text:p>
          </table:table-cell>
          <table:table-cell office:value-type="string">
            <text:p>Pitten</text:p>
          </table:table-cell>
          <table:table-cell office:value-type="string">
            <text:p>Niederösterreich</text:p>
          </table:table-cell>
          <table:table-cell office:value-type="string">
            <text:p>Neunkirchen</text:p>
          </table:table-cell>
          <table:table-cell table:formula="of:=LEFT([.Z216];2)+(RIGHT(LEFT([.Z216];4);2)*60+RIGHT([.Z216];2))/3600" office:value-type="float" office:value="47.6547222222222">
            <text:p>47.6547222222</text:p>
          </table:table-cell>
          <table:table-cell table:formula="of:=LEFT([.AA216];2)+(RIGHT(LEFT([.AA216];4);2)*60+RIGHT([.AA216];2))/3600" office:value-type="float" office:value="16.1313888888889">
            <text:p>16.1313888889</text:p>
          </table:table-cell>
          <table:table-cell table:style-name="ce7"/>
          <table:table-cell table:number-columns-repeated="2"/>
          <table:table-cell table:style-name="ce2" office:value-type="string">
            <text:p>1.21</text:p>
          </table:table-cell>
          <table:table-cell table:style-name="ce2" office:value-type="string">
            <text:p>3.20</text:p>
          </table:table-cell>
          <table:table-cell table:style-name="ce2" office:value-type="string">
            <text:p>35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85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35</text:p>
          </table:table-cell>
          <table:table-cell table:style-name="ce2" office:value-type="string">
            <text:p>175</text:p>
          </table:table-cell>
          <table:table-cell/>
          <table:table-cell office:value-type="string">
            <text:p>http://www.noel.gv.at/Externeseiten/wasserstand/wiskiwebpublic/stat_44008.htm</text:p>
          </table:table-cell>
          <table:table-cell office:value-type="float" office:value="610061">
            <text:p>610061</text:p>
          </table:table-cell>
          <table:table-cell office:value-type="float" office:value="420986">
            <text:p>420986</text:p>
          </table:table-cell>
          <table:table-cell office:value-type="float" office:value="473917">
            <text:p>473917</text:p>
          </table:table-cell>
          <table:table-cell office:value-type="float" office:value="160753">
            <text:p>160753</text:p>
          </table:table-cell>
          <table:table-cell office:value-type="float" office:value="420985">
            <text:p>420985</text:p>
          </table:table-cell>
          <table:table-cell office:value-type="float" office:value="8">
            <text:p>8</text:p>
          </table:table-cell>
          <table:table-cell office:value-type="float" office:value="610060">
            <text:p>610060</text:p>
          </table:table-cell>
          <table:table-cell office:value-type="float" office:value="8">
            <text:p>8</text:p>
          </table:table-cell>
          <table:table-cell office:value-type="float" office:value="5279527">
            <text:p>5279527</text:p>
          </table:table-cell>
          <table:table-cell office:value-type="float" office:value="5">
            <text:p>5</text:p>
          </table:table-cell>
          <table:table-cell office:value-type="float" office:value="-15160">
            <text:p>-15160</text:p>
          </table:table-cell>
          <table:table-cell office:value-type="float" office:value="9">
            <text:p>9</text:p>
          </table:table-cell>
          <table:table-cell office:value-type="float" office:value="734839">
            <text:p>734839</text:p>
          </table:table-cell>
          <table:table-cell office:value-type="float" office:value="1">
            <text:p>1</text:p>
          </table:table-cell>
          <table:table-cell office:value-type="float" office:value="279527">
            <text:p>279527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045">
            <text:p>3001045</text:p>
          </table:table-cell>
          <table:table-cell table:style-name="ce2" office:value-type="string">
            <text:p>208058</text:p>
          </table:table-cell>
          <table:table-cell office:value-type="float" office:value="53">
            <text:p>53</text:p>
          </table:table-cell>
          <table:table-cell office:value-type="string">
            <text:p>Obermallebarn</text:p>
          </table:table-cell>
          <table:table-cell office:value-type="string">
            <text:p>Göllersbach</text:p>
          </table:table-cell>
          <table:table-cell office:value-type="string">
            <text:p>Niederösterreich</text:p>
          </table:table-cell>
          <table:table-cell office:value-type="string">
            <text:p>Korneuburg, Hollabrunn</text:p>
          </table:table-cell>
          <table:table-cell table:formula="of:=LEFT([.Z217];2)+(RIGHT(LEFT([.Z217];4);2)*60+RIGHT([.Z217];2))/3600" office:value-type="float" office:value="48.4652777777778">
            <text:p>48.4652777778</text:p>
          </table:table-cell>
          <table:table-cell table:formula="of:=LEFT([.AA217];2)+(RIGHT(LEFT([.AA217];4);2)*60+RIGHT([.AA217];2))/3600" office:value-type="float" office:value="16.1588888888889">
            <text:p>16.1588888889</text:p>
          </table:table-cell>
          <table:table-cell table:style-name="ce7"/>
          <table:table-cell table:number-columns-repeated="2"/>
          <table:table-cell table:style-name="ce2" office:value-type="string">
            <text:p>0.17</text:p>
          </table:table-cell>
          <table:table-cell table:style-name="ce2" office:value-type="string">
            <text:p>0.38</text:p>
          </table:table-cell>
          <table:table-cell table:style-name="ce2" office:value-type="string">
            <text:p>5</text:p>
          </table:table-cell>
          <table:table-cell table:style-name="ce2" office:value-type="string">
            <text:p>8</text:p>
          </table:table-cell>
          <table:table-cell table:style-name="ce2" office:value-type="string">
            <text:p>11</text:p>
          </table:table-cell>
          <table:table-cell table:style-name="ce2" office:value-type="string">
            <text:p>98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220</text:p>
          </table:table-cell>
          <table:table-cell/>
          <table:table-cell office:value-type="string">
            <text:p>http://www.noel.gv.at/Externeseiten/wasserstand/wiskiwebpublic/stat_1796220.htm</text:p>
          </table:table-cell>
          <table:table-cell office:value-type="float" office:value="608831">
            <text:p>608831</text:p>
          </table:table-cell>
          <table:table-cell office:value-type="float" office:value="511079">
            <text:p>511079</text:p>
          </table:table-cell>
          <table:table-cell office:value-type="float" office:value="482755">
            <text:p>482755</text:p>
          </table:table-cell>
          <table:table-cell office:value-type="float" office:value="160932">
            <text:p>160932</text:p>
          </table:table-cell>
          <table:table-cell office:value-type="float" office:value="511079">
            <text:p>511079</text:p>
          </table:table-cell>
          <table:table-cell office:value-type="float" office:value="4">
            <text:p>4</text:p>
          </table:table-cell>
          <table:table-cell office:value-type="float" office:value="608830">
            <text:p>608830</text:p>
          </table:table-cell>
          <table:table-cell office:value-type="float" office:value="6">
            <text:p>6</text:p>
          </table:table-cell>
          <table:table-cell office:value-type="float" office:value="5369627">
            <text:p>5369627</text:p>
          </table:table-cell>
          <table:table-cell office:value-type="float" office:value="5">
            <text:p>5</text:p>
          </table:table-cell>
          <table:table-cell office:value-type="float" office:value="-12910">
            <text:p>-12910</text:p>
          </table:table-cell>
          <table:table-cell office:value-type="float" office:value="2">
            <text:p>2</text:p>
          </table:table-cell>
          <table:table-cell office:value-type="float" office:value="737089">
            <text:p>737089</text:p>
          </table:table-cell>
          <table:table-cell office:value-type="float" office:value="8">
            <text:p>8</text:p>
          </table:table-cell>
          <table:table-cell office:value-type="float" office:value="369627">
            <text:p>369627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048">
            <text:p>3001048</text:p>
          </table:table-cell>
          <table:table-cell table:style-name="ce2" office:value-type="string">
            <text:p>208090</text:p>
          </table:table-cell>
          <table:table-cell office:value-type="float" office:value="54">
            <text:p>54</text:p>
          </table:table-cell>
          <table:table-cell office:value-type="string">
            <text:p>Cholerakapelle</text:p>
          </table:table-cell>
          <table:table-cell office:value-type="string">
            <text:p>Schwechat</text:p>
          </table:table-cell>
          <table:table-cell office:value-type="string">
            <text:p>Niederösterreich</text:p>
          </table:table-cell>
          <table:table-cell/>
          <table:table-cell table:formula="of:=LEFT([.Z218];2)+(RIGHT(LEFT([.Z218];4);2)*60+RIGHT([.Z218];2))/3600" office:value-type="float" office:value="48.0141666666667">
            <text:p>48.0141666667</text:p>
          </table:table-cell>
          <table:table-cell table:formula="of:=LEFT([.AA218];2)+(RIGHT(LEFT([.AA218];4);2)*60+RIGHT([.AA218];2))/3600" office:value-type="float" office:value="16.1725">
            <text:p>16.1725</text:p>
          </table:table-cell>
          <table:table-cell table:style-name="ce7"/>
          <table:table-cell table:number-columns-repeated="2"/>
          <table:table-cell table:style-name="ce2" office:value-type="string">
            <text:p>0.25</text:p>
          </table:table-cell>
          <table:table-cell table:style-name="ce2" office:value-type="string">
            <text:p>1.54</text:p>
          </table:table-cell>
          <table:table-cell table:style-name="ce2" office:value-type="string">
            <text:p>33</text:p>
          </table:table-cell>
          <table:table-cell/>
          <table:table-cell table:style-name="ce2" office:value-type="string">
            <text:p>85</text:p>
          </table:table-cell>
          <table:table-cell table:style-name="ce2" office:value-type="string">
            <text:p>116</text:p>
          </table:table-cell>
          <table:table-cell table:style-name="ce2" office:value-type="string">
            <text:p>175</text:p>
          </table:table-cell>
          <table:table-cell table:style-name="ce2" office:value-type="string">
            <text:p>234</text:p>
          </table:table-cell>
          <table:table-cell/>
          <table:table-cell office:value-type="string">
            <text:p>http://www.noel.gv.at/Externeseiten/wasserstand/wiskiwebpublic/stat_1777065.htm</text:p>
          </table:table-cell>
          <table:table-cell office:value-type="float" office:value="611669">
            <text:p>611669</text:p>
          </table:table-cell>
          <table:table-cell office:value-type="float" office:value="461007">
            <text:p>461007</text:p>
          </table:table-cell>
          <table:table-cell office:value-type="float" office:value="480051">
            <text:p>480051</text:p>
          </table:table-cell>
          <table:table-cell office:value-type="float" office:value="161021">
            <text:p>161021</text:p>
          </table:table-cell>
          <table:table-cell office:value-type="float" office:value="461006">
            <text:p>461006</text:p>
          </table:table-cell>
          <table:table-cell office:value-type="float" office:value="5">
            <text:p>5</text:p>
          </table:table-cell>
          <table:table-cell office:value-type="float" office:value="611668">
            <text:p>611668</text:p>
          </table:table-cell>
          <table:table-cell office:value-type="float" office:value="8">
            <text:p>8</text:p>
          </table:table-cell>
          <table:table-cell office:value-type="float" office:value="5319469">
            <text:p>5319469</text:p>
          </table:table-cell>
          <table:table-cell office:value-type="float" office:value="6">
            <text:p>6</text:p>
          </table:table-cell>
          <table:table-cell office:value-type="float" office:value="-12008">
            <text:p>-12008</text:p>
          </table:table-cell>
          <table:table-cell office:value-type="float" office:value="737992">
            <text:p>737992</text:p>
          </table:table-cell>
          <table:table-cell office:value-type="float" office:value="319469">
            <text:p>319469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3001051">
            <text:p>3001051</text:p>
          </table:table-cell>
          <table:table-cell table:style-name="ce2" office:value-type="string">
            <text:p>208124</text:p>
          </table:table-cell>
          <table:table-cell office:value-type="float" office:value="56">
            <text:p>56</text:p>
          </table:table-cell>
          <table:table-cell office:value-type="string">
            <text:p>Hirtenberg</text:p>
          </table:table-cell>
          <table:table-cell office:value-type="string">
            <text:p>Triesting</text:p>
          </table:table-cell>
          <table:table-cell office:value-type="string">
            <text:p>Niederösterreich</text:p>
          </table:table-cell>
          <table:table-cell office:value-type="string">
            <text:p>Baden</text:p>
          </table:table-cell>
          <table:table-cell table:formula="of:=LEFT([.Z219];2)+(RIGHT(LEFT([.Z219];4);2)*60+RIGHT([.Z219];2))/3600" office:value-type="float" office:value="47.93">
            <text:p>47.93</text:p>
          </table:table-cell>
          <table:table-cell table:formula="of:=LEFT([.AA219];2)+(RIGHT(LEFT([.AA219];4);2)*60+RIGHT([.AA219];2))/3600" office:value-type="float" office:value="16.1777777777778">
            <text:p>16.1777777778</text:p>
          </table:table-cell>
          <table:table-cell table:style-name="ce7"/>
          <table:table-cell table:number-columns-repeated="2"/>
          <table:table-cell table:style-name="ce2" office:value-type="string">
            <text:p>0.87</text:p>
          </table:table-cell>
          <table:table-cell table:style-name="ce2" office:value-type="string">
            <text:p>2.80</text:p>
          </table:table-cell>
          <table:table-cell table:style-name="ce2" office:value-type="string">
            <text:p>40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60</text:p>
          </table:table-cell>
          <table:table-cell table:style-name="ce2" office:value-type="string">
            <text:p>220</text:p>
          </table:table-cell>
          <table:table-cell table:style-name="ce2" office:value-type="string">
            <text:p>300</text:p>
          </table:table-cell>
          <table:table-cell/>
          <table:table-cell office:value-type="string">
            <text:p>http://www.noel.gv.at/Externeseiten/wasserstand/wiskiwebpublic/stat_158975.htm</text:p>
          </table:table-cell>
          <table:table-cell office:value-type="float" office:value="612424">
            <text:p>612424</text:p>
          </table:table-cell>
          <table:table-cell office:value-type="float" office:value="451666">
            <text:p>451666</text:p>
          </table:table-cell>
          <table:table-cell office:value-type="float" office:value="475548">
            <text:p>475548</text:p>
          </table:table-cell>
          <table:table-cell office:value-type="float" office:value="161040">
            <text:p>161040</text:p>
          </table:table-cell>
          <table:table-cell office:value-type="float" office:value="451665">
            <text:p>451665</text:p>
          </table:table-cell>
          <table:table-cell office:value-type="float" office:value="6">
            <text:p>6</text:p>
          </table:table-cell>
          <table:table-cell office:value-type="float" office:value="612423">
            <text:p>612423</text:p>
          </table:table-cell>
          <table:table-cell office:value-type="float" office:value="8">
            <text:p>8</text:p>
          </table:table-cell>
          <table:table-cell office:value-type="float" office:value="5310103">
            <text:p>5310103</text:p>
          </table:table-cell>
          <table:table-cell office:value-type="float" office:value="7">
            <text:p>7</text:p>
          </table:table-cell>
          <table:table-cell office:value-type="float" office:value="-11614">
            <text:p>-11614</text:p>
          </table:table-cell>
          <table:table-cell office:value-type="float" office:value="738386">
            <text:p>738386</text:p>
          </table:table-cell>
          <table:table-cell office:value-type="float" office:value="310103">
            <text:p>310103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3001065">
            <text:p>3001065</text:p>
          </table:table-cell>
          <table:table-cell table:style-name="ce2" office:value-type="string">
            <text:p>208280</text:p>
          </table:table-cell>
          <table:table-cell office:value-type="float" office:value="58">
            <text:p>58</text:p>
          </table:table-cell>
          <table:table-cell office:value-type="string">
            <text:p>Wöllersdorf (Hydro)</text:p>
          </table:table-cell>
          <table:table-cell office:value-type="string">
            <text:p>Piesting</text:p>
          </table:table-cell>
          <table:table-cell office:value-type="string">
            <text:p>Niederösterreich</text:p>
          </table:table-cell>
          <table:table-cell office:value-type="string">
            <text:p>Wiener Neustadt Bezirk</text:p>
          </table:table-cell>
          <table:table-cell table:formula="of:=LEFT([.Z220];2)+(RIGHT(LEFT([.Z220];4);2)*60+RIGHT([.Z220];2))/3600" office:value-type="float" office:value="47.8647222222222">
            <text:p>47.8647222222</text:p>
          </table:table-cell>
          <table:table-cell table:formula="of:=LEFT([.AA220];2)+(RIGHT(LEFT([.AA220];4);2)*60+RIGHT([.AA220];2))/3600" office:value-type="float" office:value="16.1805555555556">
            <text:p>16.1805555556</text:p>
          </table:table-cell>
          <table:table-cell table:style-name="ce7"/>
          <table:table-cell table:number-columns-repeated="2"/>
          <table:table-cell table:style-name="ce2" office:value-type="string">
            <text:p>1.41</text:p>
          </table:table-cell>
          <table:table-cell table:style-name="ce2" office:value-type="string">
            <text:p>3.27</text:p>
          </table:table-cell>
          <table:table-cell table:style-name="ce2" office:value-type="string">
            <text:p>17</text:p>
          </table:table-cell>
          <table:table-cell table:style-name="ce2" office:value-type="string">
            <text:p>27</text:p>
          </table:table-cell>
          <table:table-cell table:style-name="ce2" office:value-type="string">
            <text:p>47</text:p>
          </table:table-cell>
          <table:table-cell table:style-name="ce2" office:value-type="string">
            <text:p>70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32</text:p>
          </table:table-cell>
          <table:table-cell/>
          <table:table-cell office:value-type="string">
            <text:p>http://www.noel.gv.at/Externeseiten/wasserstand/wiskiwebpublic/stat_42656.htm</text:p>
          </table:table-cell>
          <table:table-cell office:value-type="float" office:value="612894">
            <text:p>612894</text:p>
          </table:table-cell>
          <table:table-cell office:value-type="float" office:value="444432">
            <text:p>444432</text:p>
          </table:table-cell>
          <table:table-cell office:value-type="float" office:value="475153">
            <text:p>475153</text:p>
          </table:table-cell>
          <table:table-cell office:value-type="float" office:value="161050">
            <text:p>161050</text:p>
          </table:table-cell>
          <table:table-cell office:value-type="float" office:value="444431">
            <text:p>444431</text:p>
          </table:table-cell>
          <table:table-cell office:value-type="float" office:value="9">
            <text:p>9</text:p>
          </table:table-cell>
          <table:table-cell office:value-type="float" office:value="612894">
            <text:p>612894</text:p>
          </table:table-cell>
          <table:table-cell office:value-type="float" office:value="4">
            <text:p>4</text:p>
          </table:table-cell>
          <table:table-cell office:value-type="float" office:value="5302854">
            <text:p>5302854</text:p>
          </table:table-cell>
          <table:table-cell office:value-type="float" office:value="6">
            <text:p>6</text:p>
          </table:table-cell>
          <table:table-cell office:value-type="float" office:value="-11423">
            <text:p>-11423</text:p>
          </table:table-cell>
          <table:table-cell office:value-type="float" office:value="738577">
            <text:p>738577</text:p>
          </table:table-cell>
          <table:table-cell office:value-type="float" office:value="302854">
            <text:p>302854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3001108">
            <text:p>3001108</text:p>
          </table:table-cell>
          <table:table-cell table:style-name="ce2" office:value-type="string">
            <text:p>208843</text:p>
          </table:table-cell>
          <table:table-cell office:value-type="float" office:value="79">
            <text:p>79</text:p>
          </table:table-cell>
          <table:table-cell office:value-type="string">
            <text:p>Bad Erlach</text:p>
          </table:table-cell>
          <table:table-cell office:value-type="string">
            <text:p>Pitten</text:p>
          </table:table-cell>
          <table:table-cell office:value-type="string">
            <text:p>Niederösterreich</text:p>
          </table:table-cell>
          <table:table-cell office:value-type="string">
            <text:p>Wiener Neustadt Bezirk</text:p>
          </table:table-cell>
          <table:table-cell table:formula="of:=LEFT([.Z221];2)+(RIGHT(LEFT([.Z221];4);2)*60+RIGHT([.Z221];2))/3600" office:value-type="float" office:value="47.7272222222222">
            <text:p>47.7272222222</text:p>
          </table:table-cell>
          <table:table-cell table:formula="of:=LEFT([.AA221];2)+(RIGHT(LEFT([.AA221];4);2)*60+RIGHT([.AA221];2))/3600" office:value-type="float" office:value="16.2144444444444">
            <text:p>16.2144444444</text:p>
          </table:table-cell>
          <table:table-cell table:style-name="ce7"/>
          <table:table-cell table:number-columns-repeated="2"/>
          <table:table-cell table:style-name="ce2" office:value-type="string">
            <text:p>1.23</text:p>
          </table:table-cell>
          <table:table-cell table:style-name="ce2" office:value-type="string">
            <text:p>3.25</text:p>
          </table:table-cell>
          <table:table-cell table:style-name="ce2" office:value-type="string">
            <text:p>30</text:p>
          </table:table-cell>
          <table:table-cell table:style-name="ce2" office:value-type="string">
            <text:p>44</text:p>
          </table:table-cell>
          <table:table-cell table:style-name="ce2" office:value-type="string">
            <text:p>66</text:p>
          </table:table-cell>
          <table:table-cell table:style-name="ce2" office:value-type="string">
            <text:p>96</text:p>
          </table:table-cell>
          <table:table-cell table:style-name="ce2" office:value-type="string">
            <text:p>139</text:p>
          </table:table-cell>
          <table:table-cell table:style-name="ce2" office:value-type="string">
            <text:p>189</text:p>
          </table:table-cell>
          <table:table-cell/>
          <table:table-cell office:value-type="string">
            <text:p>http://www.noel.gv.at/Externeseiten/wasserstand/wiskiwebpublic/stat_41995157.htm</text:p>
          </table:table-cell>
          <table:table-cell office:value-type="float" office:value="615980">
            <text:p>615980</text:p>
          </table:table-cell>
          <table:table-cell office:value-type="float" office:value="429264">
            <text:p>429264</text:p>
          </table:table-cell>
          <table:table-cell office:value-type="float" office:value="474338">
            <text:p>474338</text:p>
          </table:table-cell>
          <table:table-cell office:value-type="float" office:value="161252">
            <text:p>161252</text:p>
          </table:table-cell>
          <table:table-cell office:value-type="float" office:value="429264">
            <text:p>429264</text:p>
          </table:table-cell>
          <table:table-cell office:value-type="float" office:value="3">
            <text:p>3</text:p>
          </table:table-cell>
          <table:table-cell office:value-type="float" office:value="615980">
            <text:p>615980</text:p>
          </table:table-cell>
          <table:table-cell office:value-type="float" office:value="4">
            <text:p>4</text:p>
          </table:table-cell>
          <table:table-cell office:value-type="float" office:value="5287574">
            <text:p>5287574</text:p>
          </table:table-cell>
          <table:table-cell office:value-type="float" office:value="1">
            <text:p>1</text:p>
          </table:table-cell>
          <table:table-cell office:value-type="float" office:value="-8923">
            <text:p>-8923</text:p>
          </table:table-cell>
          <table:table-cell office:value-type="float" office:value="9">
            <text:p>9</text:p>
          </table:table-cell>
          <table:table-cell office:value-type="float" office:value="741076">
            <text:p>741076</text:p>
          </table:table-cell>
          <table:table-cell office:value-type="float" office:value="1">
            <text:p>1</text:p>
          </table:table-cell>
          <table:table-cell office:value-type="float" office:value="287574">
            <text:p>287574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090">
            <text:p>3001090</text:p>
          </table:table-cell>
          <table:table-cell table:style-name="ce2" office:value-type="string">
            <text:p>208637</text:p>
          </table:table-cell>
          <table:table-cell office:value-type="float" office:value="63">
            <text:p>63</text:p>
          </table:table-cell>
          <table:table-cell office:value-type="string">
            <text:p>Zwingendorf</text:p>
          </table:table-cell>
          <table:table-cell office:value-type="string">
            <text:p>Pulkau</text:p>
          </table:table-cell>
          <table:table-cell office:value-type="string">
            <text:p>Niederösterreich</text:p>
          </table:table-cell>
          <table:table-cell/>
          <table:table-cell table:formula="of:=LEFT([.Z222];2)+(RIGHT(LEFT([.Z222];4);2)*60+RIGHT([.Z222];2))/3600" office:value-type="float" office:value="48.7202777777778">
            <text:p>48.7202777778</text:p>
          </table:table-cell>
          <table:table-cell table:formula="of:=LEFT([.AA222];2)+(RIGHT(LEFT([.AA222];4);2)*60+RIGHT([.AA222];2))/3600" office:value-type="float" office:value="16.2436111111111">
            <text:p>16.2436111111</text:p>
          </table:table-cell>
          <table:table-cell table:style-name="ce7"/>
          <table:table-cell table:number-columns-repeated="2"/>
          <table:table-cell table:style-name="ce2" office:value-type="string">
            <text:p>0.06</text:p>
          </table:table-cell>
          <table:table-cell table:style-name="ce2" office:value-type="string">
            <text:p>0.34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15</text:p>
          </table:table-cell>
          <table:table-cell table:style-name="ce2" office:value-type="string">
            <text:p>19</text:p>
          </table:table-cell>
          <table:table-cell table:style-name="ce2" office:value-type="string">
            <text:p>30</text:p>
          </table:table-cell>
          <table:table-cell table:style-name="ce2" office:value-type="string">
            <text:p>46</text:p>
          </table:table-cell>
          <table:table-cell/>
          <table:table-cell office:value-type="string">
            <text:p>http://www.noel.gv.at/Externeseiten/wasserstand/wiskiwebpublic/stat_630942.htm</text:p>
          </table:table-cell>
          <table:table-cell office:value-type="float" office:value="614031">
            <text:p>614031</text:p>
          </table:table-cell>
          <table:table-cell office:value-type="float" office:value="539653">
            <text:p>539653</text:p>
          </table:table-cell>
          <table:table-cell office:value-type="float" office:value="484313">
            <text:p>484313</text:p>
          </table:table-cell>
          <table:table-cell office:value-type="float" office:value="161437">
            <text:p>161437</text:p>
          </table:table-cell>
          <table:table-cell office:value-type="float" office:value="539652">
            <text:p>539652</text:p>
          </table:table-cell>
          <table:table-cell office:value-type="float" office:value="9">
            <text:p>9</text:p>
          </table:table-cell>
          <table:table-cell office:value-type="float" office:value="614030">
            <text:p>614030</text:p>
          </table:table-cell>
          <table:table-cell office:value-type="float" office:value="8">
            <text:p>8</text:p>
          </table:table-cell>
          <table:table-cell office:value-type="float" office:value="5397983">
            <text:p>5397983</text:p>
          </table:table-cell>
          <table:table-cell office:value-type="float" office:value="4">
            <text:p>4</text:p>
          </table:table-cell>
          <table:table-cell office:value-type="float" office:value="-6609">
            <text:p>-6609</text:p>
          </table:table-cell>
          <table:table-cell office:value-type="float" office:value="1">
            <text:p>1</text:p>
          </table:table-cell>
          <table:table-cell office:value-type="float" office:value="743390">
            <text:p>743390</text:p>
          </table:table-cell>
          <table:table-cell office:value-type="float" office:value="9">
            <text:p>9</text:p>
          </table:table-cell>
          <table:table-cell office:value-type="float" office:value="397983">
            <text:p>397983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1145">
            <text:p>3001145</text:p>
          </table:table-cell>
          <table:table-cell table:style-name="ce2" office:value-type="string">
            <text:p>209288</text:p>
          </table:table-cell>
          <table:table-cell office:value-type="float" office:value="86">
            <text:p>86</text:p>
          </table:table-cell>
          <table:table-cell office:value-type="string">
            <text:p>Zillingdorf</text:p>
          </table:table-cell>
          <table:table-cell office:value-type="string">
            <text:p>Leitha</text:p>
          </table:table-cell>
          <table:table-cell office:value-type="string">
            <text:p>Niederösterreich</text:p>
          </table:table-cell>
          <table:table-cell office:value-type="string">
            <text:p>Wiener Neustadt Bezirk</text:p>
          </table:table-cell>
          <table:table-cell table:formula="of:=LEFT([.Z223];2)+(RIGHT(LEFT([.Z223];4);2)*60+RIGHT([.Z223];2))/3600" office:value-type="float" office:value="47.8572222222222">
            <text:p>47.8572222222</text:p>
          </table:table-cell>
          <table:table-cell table:formula="of:=LEFT([.AA223];2)+(RIGHT(LEFT([.AA223];4);2)*60+RIGHT([.AA223];2))/3600" office:value-type="float" office:value="16.3258333333333">
            <text:p>16.3258333333</text:p>
          </table:table-cell>
          <table:table-cell table:style-name="ce7"/>
          <table:table-cell table:number-columns-repeated="2"/>
          <table:table-cell table:style-name="ce2" office:value-type="string">
            <text:p>0.01</text:p>
          </table:table-cell>
          <table:table-cell table:style-name="ce2" office:value-type="string">
            <text:p>2.50</text:p>
          </table:table-cell>
          <table:table-cell table:style-name="ce2" office:value-type="string">
            <text:p>42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35</text:p>
          </table:table-cell>
          <table:table-cell table:style-name="ce2" office:value-type="string">
            <text:p>200</text:p>
          </table:table-cell>
          <table:table-cell table:style-name="ce2" office:value-type="string">
            <text:p>274</text:p>
          </table:table-cell>
          <table:table-cell/>
          <table:table-cell office:value-type="string">
            <text:p>http://www.noel.gv.at/externeseiten/wasserstand/wiskiwebpublic/stat_41991971.htm</text:p>
          </table:table-cell>
          <table:table-cell office:value-type="float" office:value="623775">
            <text:p>623775</text:p>
          </table:table-cell>
          <table:table-cell office:value-type="float" office:value="444010">
            <text:p>444010</text:p>
          </table:table-cell>
          <table:table-cell office:value-type="float" office:value="475126">
            <text:p>475126</text:p>
          </table:table-cell>
          <table:table-cell office:value-type="float" office:value="161933">
            <text:p>161933</text:p>
          </table:table-cell>
          <table:table-cell office:value-type="float" office:value="444009">
            <text:p>444009</text:p>
          </table:table-cell>
          <table:table-cell office:value-type="float" office:value="5">
            <text:p>5</text:p>
          </table:table-cell>
          <table:table-cell office:value-type="float" office:value="623775">
            <text:p>623775</text:p>
          </table:table-cell>
          <table:table-cell office:value-type="float" office:value="1">
            <text:p>1</text:p>
          </table:table-cell>
          <table:table-cell office:value-type="float" office:value="5302011">
            <text:p>5302011</text:p>
          </table:table-cell>
          <table:table-cell office:value-type="float" office:value="8">
            <text:p>8</text:p>
          </table:table-cell>
          <table:table-cell office:value-type="float" office:value="-563">
            <text:p>-563</text:p>
          </table:table-cell>
          <table:table-cell office:value-type="float" office:value="1">
            <text:p>1</text:p>
          </table:table-cell>
          <table:table-cell office:value-type="float" office:value="749436">
            <text:p>749436</text:p>
          </table:table-cell>
          <table:table-cell office:value-type="float" office:value="9">
            <text:p>9</text:p>
          </table:table-cell>
          <table:table-cell office:value-type="float" office:value="302011">
            <text:p>302011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10001035">
            <text:p>10001035</text:p>
          </table:table-cell>
          <table:table-cell table:style-name="ce2" office:value-type="string">
            <text:p>207241</text:p>
          </table:table-cell>
          <table:table-cell office:value-type="float" office:value="227">
            <text:p>227</text:p>
          </table:table-cell>
          <table:table-cell office:value-type="string">
            <text:p>Korneuburg</text:p>
          </table:table-cell>
          <table:table-cell office:value-type="string">
            <text:p>Donau</text:p>
          </table:table-cell>
          <table:table-cell office:value-type="string">
            <text:p>viaDonau</text:p>
          </table:table-cell>
          <table:table-cell/>
          <table:table-cell table:formula="of:=LEFT([.Z224];2)+(RIGHT(LEFT([.Z224];4);2)*60+RIGHT([.Z224];2))/3600" office:value-type="float" office:value="48.3277777777778">
            <text:p>48.3277777778</text:p>
          </table:table-cell>
          <table:table-cell table:formula="of:=LEFT([.AA224];2)+(RIGHT(LEFT([.AA224];4);2)*60+RIGHT([.AA224];2))/3600" office:value-type="float" office:value="16.3355555555556">
            <text:p>16.3355555556</text:p>
          </table:table-cell>
          <table:table-cell table:style-name="ce7"/>
          <table:table-cell table:number-columns-repeated="2"/>
          <table:table-cell table:style-name="ce2" office:value-type="string">
            <text:p>872.00</text:p>
          </table:table-cell>
          <table:table-cell table:style-name="ce2" office:value-type="string">
            <text:p>1910.00</text:p>
          </table:table-cell>
          <table:table-cell table:style-name="ce2" office:value-type="string">
            <text:p>5300</text:p>
          </table:table-cell>
          <table:table-cell table:style-name="ce2" office:value-type="string">
            <text:p>5850</text:p>
          </table:table-cell>
          <table:table-cell table:style-name="ce2" office:value-type="string">
            <text:p>6650</text:p>
          </table:table-cell>
          <table:table-cell table:style-name="ce2" office:value-type="string">
            <text:p>7300</text:p>
          </table:table-cell>
          <table:table-cell table:style-name="ce2" office:value-type="string">
            <text:p>9340</text:p>
          </table:table-cell>
          <table:table-cell table:style-name="ce2" office:value-type="string">
            <text:p>10400</text:p>
          </table:table-cell>
          <table:table-cell/>
          <table:table-cell office:value-type="string">
            <text:p>http://www.noel.gv.at/Externeseiten/wasserstand/wiskiwebpublic/stat_1574033.htm</text:p>
          </table:table-cell>
          <table:table-cell office:value-type="float" office:value="622309">
            <text:p>622309</text:p>
          </table:table-cell>
          <table:table-cell office:value-type="float" office:value="496540">
            <text:p>496540</text:p>
          </table:table-cell>
          <table:table-cell office:value-type="float" office:value="481940">
            <text:p>481940</text:p>
          </table:table-cell>
          <table:table-cell office:value-type="float" office:value="162008">
            <text:p>162008</text:p>
          </table:table-cell>
          <table:table-cell office:value-type="float" office:value="496308">
            <text:p>496308</text:p>
          </table:table-cell>
          <table:table-cell office:value-type="float" office:value="53">
            <text:p>53</text:p>
          </table:table-cell>
          <table:table-cell office:value-type="float" office:value="622473">
            <text:p>622473</text:p>
          </table:table-cell>
          <table:table-cell office:value-type="float" office:value="5354337">
            <text:p>5354337</text:p>
          </table:table-cell>
          <table:table-cell office:value-type="float" office:value="29">
            <text:p>29</text:p>
          </table:table-cell>
          <table:table-cell office:value-type="float" office:value="154">
            <text:p>154</text:p>
          </table:table-cell>
          <table:table-cell office:value-type="float" office:value="38">
            <text:p>38</text:p>
          </table:table-cell>
          <table:table-cell office:value-type="float" office:value="750154">
            <text:p>750154</text:p>
          </table:table-cell>
          <table:table-cell office:value-type="float" office:value="69">
            <text:p>69</text:p>
          </table:table-cell>
          <table:table-cell office:value-type="float" office:value="354337">
            <text:p>354337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table:number-columns-repeated="972"/>
        </table:table-row>
        <table:table-row table:style-name="ro1">
          <table:table-cell/>
          <table:table-cell office:value-type="float" office:value="3001121">
            <text:p>3001121</text:p>
          </table:table-cell>
          <table:table-cell table:style-name="ce2" office:value-type="string">
            <text:p>208991</text:p>
          </table:table-cell>
          <table:table-cell office:value-type="float" office:value="67">
            <text:p>67</text:p>
          </table:table-cell>
          <table:table-cell office:value-type="string">
            <text:p>Deutsch Brodersdorf (Strassenbrüc</text:p>
          </table:table-cell>
          <table:table-cell office:value-type="string">
            <text:p>Leitha</text:p>
          </table:table-cell>
          <table:table-cell office:value-type="string">
            <text:p>Niederösterreich</text:p>
          </table:table-cell>
          <table:table-cell office:value-type="string">
            <text:p>Eisenstadt Umgebung, Baden</text:p>
          </table:table-cell>
          <table:table-cell table:formula="of:=LEFT([.Z225];2)+(RIGHT(LEFT([.Z225];4);2)*60+RIGHT([.Z225];2))/3600" office:value-type="float" office:value="47.9383333333333">
            <text:p>47.9383333333</text:p>
          </table:table-cell>
          <table:table-cell table:formula="of:=LEFT([.AA225];2)+(RIGHT(LEFT([.AA225];4);2)*60+RIGHT([.AA225];2))/3600" office:value-type="float" office:value="16.4786111111111">
            <text:p>16.4786111111</text:p>
          </table:table-cell>
          <table:table-cell table:style-name="ce7"/>
          <table:table-cell table:number-columns-repeated="2"/>
          <table:table-cell table:style-name="ce2" office:value-type="string">
            <text:p>3.14</text:p>
          </table:table-cell>
          <table:table-cell table:style-name="ce2" office:value-type="string">
            <text:p>9.80</text:p>
          </table:table-cell>
          <table:table-cell table:style-name="ce2" office:value-type="string">
            <text:p>55</text:p>
          </table:table-cell>
          <table:table-cell table:style-name="ce2" office:value-type="string">
            <text:p>75</text:p>
          </table:table-cell>
          <table:table-cell table:style-name="ce2" office:value-type="string">
            <text:p>110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185</text:p>
          </table:table-cell>
          <table:table-cell table:style-name="ce2" office:value-type="string">
            <text:p>220</text:p>
          </table:table-cell>
          <table:table-cell/>
          <table:table-cell office:value-type="string">
            <text:p>http://www.noel.gv.at/Externeseiten/wasserstand/wiskiwebpublic/stat_41989271.htm</text:p>
          </table:table-cell>
          <table:table-cell office:value-type="float" office:value="634815">
            <text:p>634815</text:p>
          </table:table-cell>
          <table:table-cell office:value-type="float" office:value="453471">
            <text:p>453471</text:p>
          </table:table-cell>
          <table:table-cell office:value-type="float" office:value="475618">
            <text:p>475618</text:p>
          </table:table-cell>
          <table:table-cell office:value-type="float" office:value="162843">
            <text:p>162843</text:p>
          </table:table-cell>
          <table:table-cell office:value-type="float" office:value="453470">
            <text:p>453470</text:p>
          </table:table-cell>
          <table:table-cell office:value-type="float" office:value="6">
            <text:p>6</text:p>
          </table:table-cell>
          <table:table-cell office:value-type="float" office:value="634815">
            <text:p>634815</text:p>
          </table:table-cell>
          <table:table-cell office:value-type="float" office:value="1">
            <text:p>1</text:p>
          </table:table-cell>
          <table:table-cell office:value-type="float" office:value="5311043">
            <text:p>5311043</text:p>
          </table:table-cell>
          <table:table-cell office:value-type="float" office:value="10837">
            <text:p>10837</text:p>
          </table:table-cell>
          <table:table-cell office:value-type="float" office:value="3">
            <text:p>3</text:p>
          </table:table-cell>
          <table:table-cell office:value-type="float" office:value="760837">
            <text:p>760837</text:p>
          </table:table-cell>
          <table:table-cell office:value-type="float" office:value="3">
            <text:p>3</text:p>
          </table:table-cell>
          <table:table-cell office:value-type="float" office:value="311043">
            <text:p>311043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3001161">
            <text:p>3001161</text:p>
          </table:table-cell>
          <table:table-cell table:style-name="ce2" office:value-type="string">
            <text:p>209452</text:p>
          </table:table-cell>
          <table:table-cell office:value-type="float" office:value="72">
            <text:p>72</text:p>
          </table:table-cell>
          <table:table-cell office:value-type="string">
            <text:p>Asparn an der Zaya</text:p>
          </table:table-cell>
          <table:table-cell office:value-type="string">
            <text:p>Zaya</text:p>
          </table:table-cell>
          <table:table-cell office:value-type="string">
            <text:p>Niederösterreich</text:p>
          </table:table-cell>
          <table:table-cell office:value-type="string">
            <text:p>Mistelbach</text:p>
          </table:table-cell>
          <table:table-cell table:formula="of:=LEFT([.Z226];2)+(RIGHT(LEFT([.Z226];4);2)*60+RIGHT([.Z226];2))/3600" office:value-type="float" office:value="48.5897222222222">
            <text:p>48.5897222222</text:p>
          </table:table-cell>
          <table:table-cell table:formula="of:=LEFT([.AA226];2)+(RIGHT(LEFT([.AA226];4);2)*60+RIGHT([.AA226];2))/3600" office:value-type="float" office:value="16.4952777777778">
            <text:p>16.4952777778</text:p>
          </table:table-cell>
          <table:table-cell table:style-name="ce7"/>
          <table:table-cell table:number-columns-repeated="2"/>
          <table:table-cell table:style-name="ce2" office:value-type="string">
            <text:p>0.04</text:p>
          </table:table-cell>
          <table:table-cell table:style-name="ce2" office:value-type="string">
            <text:p>0.11</text:p>
          </table:table-cell>
          <table:table-cell table:style-name="ce2" office:value-type="string">
            <text:p>0.9</text:p>
          </table:table-cell>
          <table:table-cell table:style-name="ce2" office:value-type="string">
            <text:p>3</text:p>
          </table:table-cell>
          <table:table-cell table:style-name="ce2" office:value-type="string">
            <text:p>6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4.5</text:p>
          </table:table-cell>
          <table:table-cell table:style-name="ce2" office:value-type="string">
            <text:p>22</text:p>
          </table:table-cell>
          <table:table-cell/>
          <table:table-cell office:value-type="string">
            <text:p>http://www.noel.gv.at/Externeseiten/wasserstand/wiskiwebpublic/stat_157485.htm</text:p>
          </table:table-cell>
          <table:table-cell office:value-type="float" office:value="633121">
            <text:p>633121</text:p>
          </table:table-cell>
          <table:table-cell office:value-type="float" office:value="525859">
            <text:p>525859</text:p>
          </table:table-cell>
          <table:table-cell office:value-type="float" office:value="483523">
            <text:p>483523</text:p>
          </table:table-cell>
          <table:table-cell office:value-type="float" office:value="162943">
            <text:p>162943</text:p>
          </table:table-cell>
          <table:table-cell office:value-type="float" office:value="525859">
            <text:p>525859</text:p>
          </table:table-cell>
          <table:table-cell office:value-type="float" office:value="1">
            <text:p>1</text:p>
          </table:table-cell>
          <table:table-cell office:value-type="float" office:value="633121">
            <text:p>633121</text:p>
          </table:table-cell>
          <table:table-cell office:value-type="float" office:value="3">
            <text:p>3</text:p>
          </table:table-cell>
          <table:table-cell office:value-type="float" office:value="5383461">
            <text:p>5383461</text:p>
          </table:table-cell>
          <table:table-cell office:value-type="float" office:value="3">
            <text:p>3</text:p>
          </table:table-cell>
          <table:table-cell office:value-type="float" office:value="11937">
            <text:p>11937</text:p>
          </table:table-cell>
          <table:table-cell office:value-type="float" office:value="6">
            <text:p>6</text:p>
          </table:table-cell>
          <table:table-cell office:value-type="float" office:value="761937">
            <text:p>761937</text:p>
          </table:table-cell>
          <table:table-cell office:value-type="float" office:value="6">
            <text:p>6</text:p>
          </table:table-cell>
          <table:table-cell office:value-type="float" office:value="383461">
            <text:p>383461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3003088">
            <text:p>3003088</text:p>
          </table:table-cell>
          <table:table-cell table:style-name="ce2" office:value-type="string">
            <text:p>209155</text:p>
          </table:table-cell>
          <table:table-cell office:value-type="float" office:value="81">
            <text:p>81</text:p>
          </table:table-cell>
          <table:table-cell office:value-type="string">
            <text:p>Haugsdorf</text:p>
          </table:table-cell>
          <table:table-cell office:value-type="string">
            <text:p>Pulkau</text:p>
          </table:table-cell>
          <table:table-cell office:value-type="string">
            <text:p>Niederösterreich</text:p>
          </table:table-cell>
          <table:table-cell/>
          <table:table-cell table:formula="of:=LEFT([.Z227];2)+(RIGHT(LEFT([.Z227];4);2)*60+RIGHT([.Z227];2))/3600" office:value-type="float" office:value="48.7102777777778">
            <text:p>48.7102777778</text:p>
          </table:table-cell>
          <table:table-cell table:formula="of:=LEFT([.AA227];2)+(RIGHT(LEFT([.AA227];4);2)*60+RIGHT([.AA227];2))/3600" office:value-type="float" office:value="16.6072222222222">
            <text:p>16.6072222222</text:p>
          </table:table-cell>
          <table:table-cell table:style-name="ce7"/>
          <table:table-cell table:number-columns-repeated="2"/>
          <table:table-cell table:style-name="ce2" office:value-type="string">
            <text:p>0.01</text:p>
          </table:table-cell>
          <table:table-cell table:style-name="ce2" office:value-type="string">
            <text:p>0.05</text:p>
          </table:table-cell>
          <table:table-cell table:style-name="ce2" office:value-type="string">
            <text:p>6.0</text:p>
          </table:table-cell>
          <table:table-cell table:style-name="ce2" office:value-type="string">
            <text:p>13</text:p>
          </table:table-cell>
          <table:table-cell table:style-name="ce2" office:value-type="string">
            <text:p>16</text:p>
          </table:table-cell>
          <table:table-cell table:style-name="ce2" office:value-type="string">
            <text:p>21</text:p>
          </table:table-cell>
          <table:table-cell table:style-name="ce2" office:value-type="string">
            <text:p>33</text:p>
          </table:table-cell>
          <table:table-cell table:style-name="ce2" office:value-type="string">
            <text:p>50</text:p>
          </table:table-cell>
          <table:table-cell/>
          <table:table-cell office:value-type="string">
            <text:p>http://www.noel.gv.at/externeseiten/wasserstand/wiskiwebpublic/stat_18336910.htm</text:p>
          </table:table-cell>
          <table:table-cell office:value-type="float" office:value="602030">
            <text:p>602030</text:p>
          </table:table-cell>
          <table:table-cell office:value-type="float" office:value="538180">
            <text:p>538180</text:p>
          </table:table-cell>
          <table:table-cell office:value-type="float" office:value="484237">
            <text:p>484237</text:p>
          </table:table-cell>
          <table:table-cell office:value-type="float" office:value="163626">
            <text:p>163626</text:p>
          </table:table-cell>
          <table:table-cell office:value-type="float" office:value="539579">
            <text:p>539579</text:p>
          </table:table-cell>
          <table:table-cell office:value-type="float" office:value="94">
            <text:p>94</text:p>
          </table:table-cell>
          <table:table-cell office:value-type="float" office:value="640809">
            <text:p>640809</text:p>
          </table:table-cell>
          <table:table-cell office:value-type="float" office:value="75">
            <text:p>75</text:p>
          </table:table-cell>
          <table:table-cell office:value-type="float" office:value="5396877">
            <text:p>5396877</text:p>
          </table:table-cell>
          <table:table-cell office:value-type="float" office:value="20150">
            <text:p>20150</text:p>
          </table:table-cell>
          <table:table-cell office:value-type="float" office:value="770150">
            <text:p>770150</text:p>
          </table:table-cell>
          <table:table-cell office:value-type="float" office:value="3">
            <text:p>3</text:p>
          </table:table-cell>
          <table:table-cell office:value-type="float" office:value="396877">
            <text:p>396877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10001036">
            <text:p>10001036</text:p>
          </table:table-cell>
          <table:table-cell table:style-name="ce2" office:value-type="string">
            <text:p>207373</text:p>
          </table:table-cell>
          <table:table-cell office:value-type="float" office:value="228">
            <text:p>228</text:p>
          </table:table-cell>
          <table:table-cell office:value-type="string">
            <text:p>Wildungsmauer</text:p>
          </table:table-cell>
          <table:table-cell office:value-type="string">
            <text:p>Donau</text:p>
          </table:table-cell>
          <table:table-cell office:value-type="string">
            <text:p>viaDonau</text:p>
          </table:table-cell>
          <table:table-cell office:value-type="string">
            <text:p>Bruck/Leitha</text:p>
          </table:table-cell>
          <table:table-cell table:formula="of:=LEFT([.Z228];2)+(RIGHT(LEFT([.Z228];4);2)*60+RIGHT([.Z228];2))/3600" office:value-type="float" office:value="48.1158333333333">
            <text:p>48.1158333333</text:p>
          </table:table-cell>
          <table:table-cell table:formula="of:=LEFT([.AA228];2)+(RIGHT(LEFT([.AA228];4);2)*60+RIGHT([.AA228];2))/3600" office:value-type="float" office:value="16.8069444444444">
            <text:p>16.8069444444</text:p>
          </table:table-cell>
          <table:table-cell table:style-name="ce7"/>
          <table:table-cell table:number-columns-repeated="2"/>
          <table:table-cell table:style-name="ce2" office:value-type="string">
            <text:p>883.00</text:p>
          </table:table-cell>
          <table:table-cell table:style-name="ce2" office:value-type="string">
            <text:p>1930.00</text:p>
          </table:table-cell>
          <table:table-cell table:style-name="ce2" office:value-type="string">
            <text:p>5300</text:p>
          </table:table-cell>
          <table:table-cell table:style-name="ce2" office:value-type="string">
            <text:p>5850</text:p>
          </table:table-cell>
          <table:table-cell table:style-name="ce2" office:value-type="string">
            <text:p>6650</text:p>
          </table:table-cell>
          <table:table-cell table:style-name="ce2" office:value-type="string">
            <text:p>7300</text:p>
          </table:table-cell>
          <table:table-cell table:style-name="ce2" office:value-type="string">
            <text:p>9340</text:p>
          </table:table-cell>
          <table:table-cell table:style-name="ce2" office:value-type="string">
            <text:p>10400</text:p>
          </table:table-cell>
          <table:table-cell/>
          <table:table-cell office:value-type="string">
            <text:p>http://www.noel.gv.at/Externeseiten/wasserstand/wiskiwebpublic/stat_1574280.htm</text:p>
          </table:table-cell>
          <table:table-cell office:value-type="float" office:value="658347">
            <text:p>658347</text:p>
          </table:table-cell>
          <table:table-cell office:value-type="float" office:value="474154">
            <text:p>474154</text:p>
          </table:table-cell>
          <table:table-cell office:value-type="float" office:value="480657">
            <text:p>480657</text:p>
          </table:table-cell>
          <table:table-cell office:value-type="float" office:value="164825">
            <text:p>164825</text:p>
          </table:table-cell>
          <table:table-cell office:value-type="float" office:value="474215">
            <text:p>474215</text:p>
          </table:table-cell>
          <table:table-cell office:value-type="float" office:value="41">
            <text:p>41</text:p>
          </table:table-cell>
          <table:table-cell office:value-type="float" office:value="658438">
            <text:p>658438</text:p>
          </table:table-cell>
          <table:table-cell office:value-type="float" office:value="94">
            <text:p>94</text:p>
          </table:table-cell>
          <table:table-cell office:value-type="float" office:value="5330867">
            <text:p>5330867</text:p>
          </table:table-cell>
          <table:table-cell office:value-type="float" office:value="27">
            <text:p>27</text:p>
          </table:table-cell>
          <table:table-cell office:value-type="float" office:value="35250">
            <text:p>35250</text:p>
          </table:table-cell>
          <table:table-cell office:value-type="float" office:value="51">
            <text:p>51</text:p>
          </table:table-cell>
          <table:table-cell office:value-type="float" office:value="785250">
            <text:p>785250</text:p>
          </table:table-cell>
          <table:table-cell office:value-type="float" office:value="81">
            <text:p>81</text:p>
          </table:table-cell>
          <table:table-cell office:value-type="float" office:value="330867">
            <text:p>330867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10001014">
            <text:p>10001014</text:p>
          </table:table-cell>
          <table:table-cell table:style-name="ce2" office:value-type="string">
            <text:p>207324</text:p>
          </table:table-cell>
          <table:table-cell office:value-type="float" office:value="221">
            <text:p>221</text:p>
          </table:table-cell>
          <table:table-cell office:value-type="string">
            <text:p>Angern an der March</text:p>
          </table:table-cell>
          <table:table-cell office:value-type="string">
            <text:p>March</text:p>
          </table:table-cell>
          <table:table-cell office:value-type="string">
            <text:p>viaDonau</text:p>
          </table:table-cell>
          <table:table-cell office:value-type="string">
            <text:p>Gänserndorf</text:p>
          </table:table-cell>
          <table:table-cell table:formula="of:=LEFT([.Z229];2)+(RIGHT(LEFT([.Z229];4);2)*60+RIGHT([.Z229];2))/3600" office:value-type="float" office:value="48.3836111111111">
            <text:p>48.3836111111</text:p>
          </table:table-cell>
          <table:table-cell table:formula="of:=LEFT([.AA229];2)+(RIGHT(LEFT([.AA229];4);2)*60+RIGHT([.AA229];2))/3600" office:value-type="float" office:value="16.8352777777778">
            <text:p>16.8352777778</text:p>
          </table:table-cell>
          <table:table-cell table:style-name="ce7"/>
          <table:table-cell table:number-columns-repeated="2"/>
          <table:table-cell table:style-name="ce2" office:value-type="string">
            <text:p>31.00</text:p>
          </table:table-cell>
          <table:table-cell table:style-name="ce2" office:value-type="string">
            <text:p>110</text:p>
          </table:table-cell>
          <table:table-cell table:style-name="ce2" office:value-type="string">
            <text:p>460</text:p>
          </table:table-cell>
          <table:table-cell table:style-name="ce2" office:value-type="string">
            <text:p>600</text:p>
          </table:table-cell>
          <table:table-cell table:style-name="ce2" office:value-type="string">
            <text:p>720</text:p>
          </table:table-cell>
          <table:table-cell table:style-name="ce2" office:value-type="string">
            <text:p>850</text:p>
          </table:table-cell>
          <table:table-cell table:style-name="ce2" office:value-type="string">
            <text:p>1040</text:p>
          </table:table-cell>
          <table:table-cell table:style-name="ce2" office:value-type="string">
            <text:p>1400</text:p>
          </table:table-cell>
          <table:table-cell/>
          <table:table-cell office:value-type="string">
            <text:p>http://www.noel.gv.at/Externeseiten/wasserstand/wiskiwebpublic/stat_104000.htm</text:p>
          </table:table-cell>
          <table:table-cell office:value-type="float" office:value="659237">
            <text:p>659237</text:p>
          </table:table-cell>
          <table:table-cell office:value-type="float" office:value="504093">
            <text:p>504093</text:p>
          </table:table-cell>
          <table:table-cell office:value-type="float" office:value="482301">
            <text:p>482301</text:p>
          </table:table-cell>
          <table:table-cell office:value-type="float" office:value="165007">
            <text:p>165007</text:p>
          </table:table-cell>
          <table:table-cell office:value-type="float" office:value="504043">
            <text:p>504043</text:p>
          </table:table-cell>
          <table:table-cell office:value-type="float" office:value="56">
            <text:p>56</text:p>
          </table:table-cell>
          <table:table-cell office:value-type="float" office:value="659202">
            <text:p>659202</text:p>
          </table:table-cell>
          <table:table-cell office:value-type="float" office:value="44">
            <text:p>44</text:p>
          </table:table-cell>
          <table:table-cell office:value-type="float" office:value="5360652">
            <text:p>5360652</text:p>
          </table:table-cell>
          <table:table-cell office:value-type="float" office:value="37163">
            <text:p>37163</text:p>
          </table:table-cell>
          <table:table-cell office:value-type="float" office:value="787163">
            <text:p>787163</text:p>
          </table:table-cell>
          <table:table-cell office:value-type="float" office:value="31">
            <text:p>31</text:p>
          </table:table-cell>
          <table:table-cell office:value-type="float" office:value="360652">
            <text:p>360652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3001135">
            <text:p>3001135</text:p>
          </table:table-cell>
          <table:table-cell table:style-name="ce2" office:value-type="string">
            <text:p>209189</text:p>
          </table:table-cell>
          <table:table-cell office:value-type="float" office:value="69">
            <text:p>69</text:p>
          </table:table-cell>
          <table:table-cell office:value-type="string">
            <text:p>Niederabsdorf</text:p>
          </table:table-cell>
          <table:table-cell office:value-type="string">
            <text:p>Zaya</text:p>
          </table:table-cell>
          <table:table-cell office:value-type="string">
            <text:p>Niederösterreich</text:p>
          </table:table-cell>
          <table:table-cell office:value-type="string">
            <text:p>Gänserndorf</text:p>
          </table:table-cell>
          <table:table-cell table:formula="of:=LEFT([.Z230];2)+(RIGHT(LEFT([.Z230];4);2)*60+RIGHT([.Z230];2))/3600" office:value-type="float" office:value="48.575">
            <text:p>48.575</text:p>
          </table:table-cell>
          <table:table-cell table:formula="of:=LEFT([.AA230];2)+(RIGHT(LEFT([.AA230];4);2)*60+RIGHT([.AA230];2))/3600" office:value-type="float" office:value="16.8675">
            <text:p>16.8675</text:p>
          </table:table-cell>
          <table:table-cell table:style-name="ce7"/>
          <table:table-cell table:number-columns-repeated="2"/>
          <table:table-cell table:style-name="ce2" office:value-type="string">
            <text:p>0.30</text:p>
          </table:table-cell>
          <table:table-cell table:style-name="ce2" office:value-type="string">
            <text:p>0.68</text:p>
          </table:table-cell>
          <table:table-cell table:style-name="ce2" office:value-type="string">
            <text:p>5</text:p>
          </table:table-cell>
          <table:table-cell/>
          <table:table-cell table:style-name="ce2" office:value-type="string">
            <text:p>12</text:p>
          </table:table-cell>
          <table:table-cell table:style-name="ce2" office:value-type="string">
            <text:p>17</text:p>
          </table:table-cell>
          <table:table-cell table:style-name="ce2" office:value-type="string">
            <text:p>28</text:p>
          </table:table-cell>
          <table:table-cell table:style-name="ce2" office:value-type="string">
            <text:p>42</text:p>
          </table:table-cell>
          <table:table-cell/>
          <table:table-cell office:value-type="string">
            <text:p>http://www.noel.gv.at/Externeseiten/wasserstand/wiskiwebpublic/stat_1795767.htm</text:p>
          </table:table-cell>
          <table:table-cell office:value-type="float" office:value="660600">
            <text:p>660600</text:p>
          </table:table-cell>
          <table:table-cell office:value-type="float" office:value="525512">
            <text:p>525512</text:p>
          </table:table-cell>
          <table:table-cell office:value-type="float" office:value="483430">
            <text:p>483430</text:p>
          </table:table-cell>
          <table:table-cell office:value-type="float" office:value="165203">
            <text:p>165203</text:p>
          </table:table-cell>
          <table:table-cell office:value-type="float" office:value="525511">
            <text:p>525511</text:p>
          </table:table-cell>
          <table:table-cell office:value-type="float" office:value="6">
            <text:p>6</text:p>
          </table:table-cell>
          <table:table-cell office:value-type="float" office:value="660599">
            <text:p>660599</text:p>
          </table:table-cell>
          <table:table-cell office:value-type="float" office:value="9">
            <text:p>9</text:p>
          </table:table-cell>
          <table:table-cell office:value-type="float" office:value="5382055">
            <text:p>5382055</text:p>
          </table:table-cell>
          <table:table-cell office:value-type="float" office:value="2">
            <text:p>2</text:p>
          </table:table-cell>
          <table:table-cell office:value-type="float" office:value="39387">
            <text:p>39387</text:p>
          </table:table-cell>
          <table:table-cell office:value-type="float" office:value="1">
            <text:p>1</text:p>
          </table:table-cell>
          <table:table-cell office:value-type="float" office:value="789387">
            <text:p>789387</text:p>
          </table:table-cell>
          <table:table-cell office:value-type="float" office:value="1">
            <text:p>1</text:p>
          </table:table-cell>
          <table:table-cell office:value-type="float" office:value="382055">
            <text:p>382055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10001011">
            <text:p>10001011</text:p>
          </table:table-cell>
          <table:table-cell table:style-name="ce2" office:value-type="string">
            <text:p>207290</text:p>
          </table:table-cell>
          <table:table-cell office:value-type="float" office:value="219">
            <text:p>219</text:p>
          </table:table-cell>
          <table:table-cell office:value-type="string">
            <text:p>Bernhardsthal (Staatsgrenzpunkt)</text:p>
          </table:table-cell>
          <table:table-cell office:value-type="string">
            <text:p>Thaya</text:p>
          </table:table-cell>
          <table:table-cell office:value-type="string">
            <text:p>viaDonau</text:p>
          </table:table-cell>
          <table:table-cell/>
          <table:table-cell table:formula="of:=LEFT([.Z231];2)+(RIGHT(LEFT([.Z231];4);2)*60+RIGHT([.Z231];2))/3600" office:value-type="float" office:value="48.7166666666667">
            <text:p>48.7166666667</text:p>
          </table:table-cell>
          <table:table-cell table:formula="of:=LEFT([.AA231];2)+(RIGHT(LEFT([.AA231];4);2)*60+RIGHT([.AA231];2))/3600" office:value-type="float" office:value="16.89">
            <text:p>16.89</text:p>
          </table:table-cell>
          <table:table-cell table:style-name="ce7"/>
          <table:table-cell table:number-columns-repeated="11"/>
          <table:table-cell office:value-type="string">
            <text:p>http://www.noel.gv.at/Externeseiten/wasserstand/wiskiwebpublic/stat_104001.htm</text:p>
          </table:table-cell>
          <table:table-cell office:value-type="float" office:value="663340">
            <text:p>663340</text:p>
          </table:table-cell>
          <table:table-cell office:value-type="float" office:value="537069">
            <text:p>537069</text:p>
          </table:table-cell>
          <table:table-cell office:value-type="float" office:value="484300">
            <text:p>484300</text:p>
          </table:table-cell>
          <table:table-cell office:value-type="float" office:value="165324">
            <text:p>165324</text:p>
          </table:table-cell>
          <table:table-cell office:value-type="float" office:value="541216">
            <text:p>541216</text:p>
          </table:table-cell>
          <table:table-cell office:value-type="float" office:value="6">
            <text:p>6</text:p>
          </table:table-cell>
          <table:table-cell office:value-type="float" office:value="661565">
            <text:p>661565</text:p>
          </table:table-cell>
          <table:table-cell office:value-type="float" office:value="6">
            <text:p>6</text:p>
          </table:table-cell>
          <table:table-cell office:value-type="float" office:value="5397713">
            <text:p>5397713</text:p>
          </table:table-cell>
          <table:table-cell office:value-type="float" office:value="40955">
            <text:p>40955</text:p>
          </table:table-cell>
          <table:table-cell office:value-type="float" office:value="790955">
            <text:p>790955</text:p>
          </table:table-cell>
          <table:table-cell office:value-type="float" office:value="31">
            <text:p>31</text:p>
          </table:table-cell>
          <table:table-cell office:value-type="float" office:value="397713">
            <text:p>397713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10001012">
            <text:p>10001012</text:p>
          </table:table-cell>
          <table:table-cell table:style-name="ce2" office:value-type="string">
            <text:p>207308</text:p>
          </table:table-cell>
          <table:table-cell office:value-type="float" office:value="220">
            <text:p>220</text:p>
          </table:table-cell>
          <table:table-cell office:value-type="string">
            <text:p>Hohenau an der March (Fluss-km)</text:p>
          </table:table-cell>
          <table:table-cell office:value-type="string">
            <text:p>March</text:p>
          </table:table-cell>
          <table:table-cell office:value-type="string">
            <text:p>viaDonau</text:p>
          </table:table-cell>
          <table:table-cell/>
          <table:table-cell table:formula="of:=LEFT([.Z232];2)+(RIGHT(LEFT([.Z232];4);2)*60+RIGHT([.Z232];2))/3600" office:value-type="float" office:value="48.6016666666667">
            <text:p>48.6016666667</text:p>
          </table:table-cell>
          <table:table-cell table:formula="of:=LEFT([.AA232];2)+(RIGHT(LEFT([.AA232];4);2)*60+RIGHT([.AA232];2))/3600" office:value-type="float" office:value="16.9344444444444">
            <text:p>16.9344444444</text:p>
          </table:table-cell>
          <table:table-cell table:style-name="ce7"/>
          <table:table-cell table:number-columns-repeated="2"/>
          <table:table-cell table:style-name="ce2" office:value-type="string">
            <text:p>30</text:p>
          </table:table-cell>
          <table:table-cell table:style-name="ce2" office:value-type="string">
            <text:p>110</text:p>
          </table:table-cell>
          <table:table-cell table:style-name="ce2" office:value-type="string">
            <text:p>460</text:p>
          </table:table-cell>
          <table:table-cell table:style-name="ce2" office:value-type="string">
            <text:p>600</text:p>
          </table:table-cell>
          <table:table-cell table:style-name="ce2" office:value-type="string">
            <text:p>720</text:p>
          </table:table-cell>
          <table:table-cell table:style-name="ce2" office:value-type="string">
            <text:p>850</text:p>
          </table:table-cell>
          <table:table-cell table:style-name="ce2" office:value-type="string">
            <text:p>1040</text:p>
          </table:table-cell>
          <table:table-cell table:style-name="ce2" office:value-type="string">
            <text:p>1400</text:p>
          </table:table-cell>
          <table:table-cell/>
          <table:table-cell office:value-type="string">
            <text:p>http://www.noel.gv.at/Externeseiten/wasserstand/wiskiwebpublic/stat_104870.htm</text:p>
          </table:table-cell>
          <table:table-cell office:value-type="float" office:value="665425">
            <text:p>665425</text:p>
          </table:table-cell>
          <table:table-cell office:value-type="float" office:value="528524">
            <text:p>528524</text:p>
          </table:table-cell>
          <table:table-cell office:value-type="float" office:value="483606">
            <text:p>483606</text:p>
          </table:table-cell>
          <table:table-cell office:value-type="float" office:value="165604">
            <text:p>165604</text:p>
          </table:table-cell>
          <table:table-cell office:value-type="float" office:value="528583">
            <text:p>528583</text:p>
          </table:table-cell>
          <table:table-cell office:value-type="float" office:value="88">
            <text:p>88</text:p>
          </table:table-cell>
          <table:table-cell office:value-type="float" office:value="665415">
            <text:p>665415</text:p>
          </table:table-cell>
          <table:table-cell office:value-type="float" office:value="44">
            <text:p>44</text:p>
          </table:table-cell>
          <table:table-cell office:value-type="float" office:value="5384940">
            <text:p>5384940</text:p>
          </table:table-cell>
          <table:table-cell office:value-type="float" office:value="44317">
            <text:p>44317</text:p>
          </table:table-cell>
          <table:table-cell office:value-type="float" office:value="794317">
            <text:p>794317</text:p>
          </table:table-cell>
          <table:table-cell office:value-type="float" office:value="31">
            <text:p>31</text:p>
          </table:table-cell>
          <table:table-cell office:value-type="float" office:value="384940">
            <text:p>384940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3001122">
            <text:p>3001122</text:p>
          </table:table-cell>
          <table:table-cell table:style-name="ce2" office:value-type="string">
            <text:p>209007</text:p>
          </table:table-cell>
          <table:table-cell office:value-type="float" office:value="68">
            <text:p>68</text:p>
          </table:table-cell>
          <table:table-cell office:value-type="string">
            <text:p>Deutsch Haslau</text:p>
          </table:table-cell>
          <table:table-cell office:value-type="string">
            <text:p>Leitha</text:p>
          </table:table-cell>
          <table:table-cell office:value-type="string">
            <text:p>Niederösterreich</text:p>
          </table:table-cell>
          <table:table-cell office:value-type="string">
            <text:p>Bruck/Leitha, Neusiedl am See</text:p>
          </table:table-cell>
          <table:table-cell table:formula="of:=LEFT([.Z233];2)+(RIGHT(LEFT([.Z233];4);2)*60+RIGHT([.Z233];2))/3600" office:value-type="float" office:value="48.0466666666667">
            <text:p>48.0466666667</text:p>
          </table:table-cell>
          <table:table-cell table:formula="of:=LEFT([.AA233];2)+(RIGHT(LEFT([.AA233];4);2)*60+RIGHT([.AA233];2))/3600" office:value-type="float" office:value="16.9447222222222">
            <text:p>16.9447222222</text:p>
          </table:table-cell>
          <table:table-cell table:style-name="ce7"/>
          <table:table-cell table:number-columns-repeated="2"/>
          <table:table-cell table:style-name="ce2" office:value-type="string">
            <text:p>3.08</text:p>
          </table:table-cell>
          <table:table-cell table:style-name="ce2" office:value-type="string">
            <text:p>10.30</text:p>
          </table:table-cell>
          <table:table-cell table:style-name="ce2" office:value-type="string">
            <text:p>44</text:p>
          </table:table-cell>
          <table:table-cell table:style-name="ce2" office:value-type="string">
            <text:p>48</text:p>
          </table:table-cell>
          <table:table-cell table:style-name="ce2" office:value-type="string">
            <text:p>63</text:p>
          </table:table-cell>
          <table:table-cell table:style-name="ce2" office:value-type="string">
            <text:p>75</text:p>
          </table:table-cell>
          <table:table-cell table:style-name="ce2" office:value-type="string">
            <text:p>96</text:p>
          </table:table-cell>
          <table:table-cell table:style-name="ce2" office:value-type="string">
            <text:p>120</text:p>
          </table:table-cell>
          <table:table-cell/>
          <table:table-cell office:value-type="string">
            <text:p>http://www.noel.gv.at/Externeseiten/wasserstand/wiskiwebpublic/stat_25268.htm</text:p>
          </table:table-cell>
          <table:table-cell office:value-type="float" office:value="669015">
            <text:p>669015</text:p>
          </table:table-cell>
          <table:table-cell office:value-type="float" office:value="467163">
            <text:p>467163</text:p>
          </table:table-cell>
          <table:table-cell office:value-type="float" office:value="480248">
            <text:p>480248</text:p>
          </table:table-cell>
          <table:table-cell office:value-type="float" office:value="165641">
            <text:p>165641</text:p>
          </table:table-cell>
          <table:table-cell office:value-type="float" office:value="467163">
            <text:p>467163</text:p>
          </table:table-cell>
          <table:table-cell office:value-type="float" office:value="4">
            <text:p>4</text:p>
          </table:table-cell>
          <table:table-cell office:value-type="float" office:value="669014">
            <text:p>669014</text:p>
          </table:table-cell>
          <table:table-cell office:value-type="float" office:value="5">
            <text:p>5</text:p>
          </table:table-cell>
          <table:table-cell office:value-type="float" office:value="5323411">
            <text:p>5323411</text:p>
          </table:table-cell>
          <table:table-cell office:value-type="float" office:value="1">
            <text:p>1</text:p>
          </table:table-cell>
          <table:table-cell office:value-type="float" office:value="45550">
            <text:p>45550</text:p>
          </table:table-cell>
          <table:table-cell office:value-type="float" office:value="5">
            <text:p>5</text:p>
          </table:table-cell>
          <table:table-cell office:value-type="float" office:value="795550">
            <text:p>795550</text:p>
          </table:table-cell>
          <table:table-cell office:value-type="float" office:value="5">
            <text:p>5</text:p>
          </table:table-cell>
          <table:table-cell office:value-type="float" office:value="323411">
            <text:p>32341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971"/>
        </table:table-row>
        <table:table-row table:style-name="ro1">
          <table:table-cell office:value-type="string">
            <text:p>x</text:p>
          </table:table-cell>
          <table:table-cell office:value-type="float" office:value="8001001">
            <text:p>8001001</text:p>
          </table:table-cell>
          <table:table-cell table:style-name="ce2" office:value-type="string">
            <text:p>200014</text:p>
          </table:table-cell>
          <table:table-cell office:value-type="float" office:value="196">
            <text:p>196</text:p>
          </table:table-cell>
          <table:table-cell office:value-type="string">
            <text:p>Bangs</text:p>
          </table:table-cell>
          <table:table-cell office:value-type="string">
            <text:p>Rhein</text:p>
          </table:table-cell>
          <table:table-cell office:value-type="string">
            <text:p>Vorarlberg</text:p>
          </table:table-cell>
          <table:table-cell/>
          <table:table-cell table:formula="of:=LEFT([.Z234];2)+(RIGHT(LEFT([.Z234];4);2)*60+RIGHT([.Z234];2))/3600" office:value-type="float" office:value="47.2744444444444">
            <text:p>47.2744444444</text:p>
          </table:table-cell>
          <table:table-cell table:formula="of:=LEFT([.AA234];2)+(RIGHT(LEFT([.AA234];4);2)*60+RIGHT([.AA234];2))/3600" office:value-type="float" office:value="9.535">
            <text:p>9.535</text:p>
          </table:table-cell>
          <table:table-cell table:style-name="ce7"/>
          <table:table-cell table:number-columns-repeated="2"/>
          <table:table-cell table:style-name="ce2" office:value-type="string">
            <text:p>34.40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870</text:p>
          </table:table-cell>
          <table:table-cell/>
          <table:table-cell table:style-name="ce2" office:value-type="string">
            <text:p>1295</text:p>
          </table:table-cell>
          <table:table-cell table:style-name="ce2" office:value-type="string">
            <text:p>1500</text:p>
          </table:table-cell>
          <table:table-cell table:style-name="ce2" office:value-type="string">
            <text:p>1825</text:p>
          </table:table-cell>
          <table:table-cell table:style-name="ce2" office:value-type="string">
            <text:p>2180</text:p>
          </table:table-cell>
          <table:table-cell table:style-name="ce2" office:value-type="string">
            <text:p>3000</text:p>
          </table:table-cell>
          <table:table-cell office:value-type="string">
            <text:p>http://www.vorarlberg.at/abfluss/QP_Bangs.gif</text:p>
          </table:table-cell>
          <table:table-cell office:value-type="float" office:value="112748">
            <text:p>112748</text:p>
          </table:table-cell>
          <table:table-cell office:value-type="float" office:value="381754">
            <text:p>381754</text:p>
          </table:table-cell>
          <table:table-cell office:value-type="float" office:value="471628">
            <text:p>471628</text:p>
          </table:table-cell>
          <table:table-cell office:value-type="string">
            <text:p>093206</text:p>
          </table:table-cell>
          <table:table-cell office:value-type="float" office:value="381943">
            <text:p>381943</text:p>
          </table:table-cell>
          <table:table-cell office:value-type="float" office:value="66">
            <text:p>66</text:p>
          </table:table-cell>
          <table:table-cell office:value-type="float" office:value="112842">
            <text:p>112842</text:p>
          </table:table-cell>
          <table:table-cell office:value-type="float" office:value="16">
            <text:p>16</text:p>
          </table:table-cell>
          <table:table-cell office:value-type="float" office:value="5237523">
            <text:p>5237523</text:p>
          </table:table-cell>
          <table:table-cell office:value-type="float" office:value="-60396">
            <text:p>-60396</text:p>
          </table:table-cell>
          <table:table-cell office:value-type="float" office:value="89604">
            <text:p>89604</text:p>
          </table:table-cell>
          <table:table-cell office:value-type="float" office:value="4">
            <text:p>4</text:p>
          </table:table-cell>
          <table:table-cell office:value-type="float" office:value="237523">
            <text:p>237523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973"/>
        </table:table-row>
        <table:table-row table:style-name="ro1">
          <table:table-cell office:value-type="string">
            <text:p>x</text:p>
          </table:table-cell>
          <table:table-cell office:value-type="float" office:value="8001014">
            <text:p>8001014</text:p>
          </table:table-cell>
          <table:table-cell table:style-name="ce2" office:value-type="string">
            <text:p>200147</text:p>
          </table:table-cell>
          <table:table-cell office:value-type="float" office:value="197">
            <text:p>197</text:p>
          </table:table-cell>
          <table:table-cell office:value-type="string">
            <text:p>Gisingen</text:p>
          </table:table-cell>
          <table:table-cell office:value-type="string">
            <text:p>Ill</text:p>
          </table:table-cell>
          <table:table-cell office:value-type="string">
            <text:p>Vorarlberg</text:p>
          </table:table-cell>
          <table:table-cell/>
          <table:table-cell table:formula="of:=LEFT([.Z235];2)+(RIGHT(LEFT([.Z235];4);2)*60+RIGHT([.Z235];2))/3600" office:value-type="float" office:value="47.2608333333333">
            <text:p>47.2608333333</text:p>
          </table:table-cell>
          <table:table-cell table:formula="of:=LEFT([.AA235];2)+(RIGHT(LEFT([.AA235];4);2)*60+RIGHT([.AA235];2))/3600" office:value-type="float" office:value="9.57916666666667">
            <text:p>9.5791666667</text:p>
          </table:table-cell>
          <table:table-cell table:style-name="ce7"/>
          <table:table-cell table:number-columns-repeated="2"/>
          <table:table-cell table:style-name="ce2" office:value-type="string">
            <text:p>15.20</text:p>
          </table:table-cell>
          <table:table-cell table:style-name="ce2" office:value-type="string">
            <text:p>66</text:p>
          </table:table-cell>
          <table:table-cell table:style-name="ce2" office:value-type="string">
            <text:p>240</text:p>
          </table:table-cell>
          <table:table-cell/>
          <table:table-cell table:style-name="ce2" office:value-type="string">
            <text:p>405</text:p>
          </table:table-cell>
          <table:table-cell table:style-name="ce2" office:value-type="string">
            <text:p>470</text:p>
          </table:table-cell>
          <table:table-cell table:style-name="ce2" office:value-type="string">
            <text:p>590</text:p>
          </table:table-cell>
          <table:table-cell table:style-name="ce2" office:value-type="string">
            <text:p>820</text:p>
          </table:table-cell>
          <table:table-cell table:style-name="ce2" office:value-type="string">
            <text:p>950</text:p>
          </table:table-cell>
          <table:table-cell office:value-type="string">
            <text:p>http://www.vorarlberg.at/abfluss/QP_Gisingen.gif</text:p>
          </table:table-cell>
          <table:table-cell office:value-type="float" office:value="116098">
            <text:p>116098</text:p>
          </table:table-cell>
          <table:table-cell office:value-type="float" office:value="380295">
            <text:p>380295</text:p>
          </table:table-cell>
          <table:table-cell office:value-type="float" office:value="471539">
            <text:p>471539</text:p>
          </table:table-cell>
          <table:table-cell office:value-type="string">
            <text:p>093445</text:p>
          </table:table-cell>
          <table:table-cell office:value-type="float" office:value="380295">
            <text:p>380295</text:p>
          </table:table-cell>
          <table:table-cell office:value-type="float" office:value="25">
            <text:p>25</text:p>
          </table:table-cell>
          <table:table-cell office:value-type="float" office:value="116097">
            <text:p>116097</text:p>
          </table:table-cell>
          <table:table-cell office:value-type="float" office:value="7">
            <text:p>7</text:p>
          </table:table-cell>
          <table:table-cell office:value-type="float" office:value="5236001">
            <text:p>5236001</text:p>
          </table:table-cell>
          <table:table-cell office:value-type="float" office:value="19">
            <text:p>19</text:p>
          </table:table-cell>
          <table:table-cell office:value-type="float" office:value="-57078">
            <text:p>-57078</text:p>
          </table:table-cell>
          <table:table-cell office:value-type="float" office:value="25">
            <text:p>25</text:p>
          </table:table-cell>
          <table:table-cell office:value-type="float" office:value="92921">
            <text:p>92921</text:p>
          </table:table-cell>
          <table:table-cell office:value-type="float" office:value="75">
            <text:p>75</text:p>
          </table:table-cell>
          <table:table-cell office:value-type="float" office:value="236001">
            <text:p>236001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>
          <table:table-cell office:value-type="string">
            <text:p>x</text:p>
          </table:table-cell>
          <table:table-cell office:value-type="float" office:value="8001041">
            <text:p>8001041</text:p>
          </table:table-cell>
          <table:table-cell table:style-name="ce2" office:value-type="string">
            <text:p>200410</text:p>
          </table:table-cell>
          <table:table-cell office:value-type="float" office:value="203">
            <text:p>203</text:p>
          </table:table-cell>
          <table:table-cell office:value-type="string">
            <text:p>Lauterach</text:p>
          </table:table-cell>
          <table:table-cell office:value-type="string">
            <text:p>Dornbirnerach</text:p>
          </table:table-cell>
          <table:table-cell office:value-type="string">
            <text:p>Vorarlberg</text:p>
          </table:table-cell>
          <table:table-cell/>
          <table:table-cell table:formula="of:=LEFT([.Z236];2)+(RIGHT(LEFT([.Z236];4);2)*60+RIGHT([.Z236];2))/3600" office:value-type="float" office:value="47.4633333333333">
            <text:p>47.4633333333</text:p>
          </table:table-cell>
          <table:table-cell table:formula="of:=LEFT([.AA236];2)+(RIGHT(LEFT([.AA236];4);2)*60+RIGHT([.AA236];2))/3600" office:value-type="float" office:value="9.535">
            <text:p>9.535</text:p>
          </table:table-cell>
          <table:table-cell table:style-name="ce7"/>
          <table:table-cell table:number-columns-repeated="2"/>
          <table:table-cell table:style-name="ce2" office:value-type="string">
            <text:p>0.90</text:p>
          </table:table-cell>
          <table:table-cell table:style-name="ce2" office:value-type="string">
            <text:p>6.65</text:p>
          </table:table-cell>
          <table:table-cell table:style-name="ce2" office:value-type="string">
            <text:p>120</text:p>
          </table:table-cell>
          <table:table-cell/>
          <table:table-cell table:style-name="ce2" office:value-type="string">
            <text:p>180</text:p>
          </table:table-cell>
          <table:table-cell table:style-name="ce2" office:value-type="string">
            <text:p>220</text:p>
          </table:table-cell>
          <table:table-cell table:style-name="ce2" office:value-type="string">
            <text:p>270</text:p>
          </table:table-cell>
          <table:table-cell table:style-name="ce2" office:value-type="string">
            <text:p>325</text:p>
          </table:table-cell>
          <table:table-cell table:style-name="ce2" office:value-type="string">
            <text:p>350</text:p>
          </table:table-cell>
          <table:table-cell office:value-type="string">
            <text:p>http://www.vorarlberg.at/abfluss/QP_Lauterach.gif</text:p>
          </table:table-cell>
          <table:table-cell office:value-type="float" office:value="124933">
            <text:p>124933</text:p>
          </table:table-cell>
          <table:table-cell office:value-type="float" office:value="402392">
            <text:p>402392</text:p>
          </table:table-cell>
          <table:table-cell office:value-type="float" office:value="472748">
            <text:p>472748</text:p>
          </table:table-cell>
          <table:table-cell office:value-type="string">
            <text:p>093206</text:p>
          </table:table-cell>
          <table:table-cell office:value-type="float" office:value="402391">
            <text:p>402391</text:p>
          </table:table-cell>
          <table:table-cell office:value-type="float" office:value="97">
            <text:p>97</text:p>
          </table:table-cell>
          <table:table-cell office:value-type="float" office:value="124932">
            <text:p>124932</text:p>
          </table:table-cell>
          <table:table-cell office:value-type="float" office:value="57">
            <text:p>57</text:p>
          </table:table-cell>
          <table:table-cell office:value-type="float" office:value="5258431">
            <text:p>5258431</text:p>
          </table:table-cell>
          <table:table-cell office:value-type="float" office:value="-49101">
            <text:p>-49101</text:p>
          </table:table-cell>
          <table:table-cell office:value-type="float" office:value="100899">
            <text:p>100899</text:p>
          </table:table-cell>
          <table:table-cell office:value-type="float" office:value="258431">
            <text:p>258431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8002394">
            <text:p>8002394</text:p>
          </table:table-cell>
          <table:table-cell table:style-name="ce2" office:value-type="string">
            <text:p>200642</text:p>
          </table:table-cell>
          <table:table-cell office:value-type="float" office:value="211">
            <text:p>211</text:p>
          </table:table-cell>
          <table:table-cell office:value-type="string">
            <text:p>Sulz</text:p>
          </table:table-cell>
          <table:table-cell office:value-type="string">
            <text:p>Frutz</text:p>
          </table:table-cell>
          <table:table-cell office:value-type="string">
            <text:p>Vorarlberg</text:p>
          </table:table-cell>
          <table:table-cell/>
          <table:table-cell table:formula="of:=LEFT([.Z237];2)+(RIGHT(LEFT([.Z237];4);2)*60+RIGHT([.Z237];2))/3600" office:value-type="float" office:value="47.2911111111111">
            <text:p>47.2911111111</text:p>
          </table:table-cell>
          <table:table-cell table:formula="of:=LEFT([.AA237];2)+(RIGHT(LEFT([.AA237];4);2)*60+RIGHT([.AA237];2))/3600" office:value-type="float" office:value="9.62833333333333">
            <text:p>9.6283333333</text:p>
          </table:table-cell>
          <table:table-cell table:style-name="ce7"/>
          <table:table-cell table:number-columns-repeated="2"/>
          <table:table-cell table:style-name="ce2" office:value-type="string">
            <text:p>0.36</text:p>
          </table:table-cell>
          <table:table-cell table:style-name="ce2" office:value-type="string">
            <text:p>2.23</text:p>
          </table:table-cell>
          <table:table-cell table:style-name="ce2" office:value-type="string">
            <text:p>70</text:p>
          </table:table-cell>
          <table:table-cell/>
          <table:table-cell table:style-name="ce2" office:value-type="string">
            <text:p>127</text:p>
          </table:table-cell>
          <table:table-cell table:style-name="ce2" office:value-type="string">
            <text:p>157</text:p>
          </table:table-cell>
          <table:table-cell table:style-name="ce2" office:value-type="string">
            <text:p>210</text:p>
          </table:table-cell>
          <table:table-cell table:style-name="ce2" office:value-type="string">
            <text:p>275</text:p>
          </table:table-cell>
          <table:table-cell table:style-name="ce2" office:value-type="string">
            <text:p>350</text:p>
          </table:table-cell>
          <table:table-cell office:value-type="string">
            <text:p>http://www.vorarlberg.at/abfluss/QP_Sulz.gif</text:p>
          </table:table-cell>
          <table:table-cell office:value-type="float" office:value="119985">
            <text:p>119985</text:p>
          </table:table-cell>
          <table:table-cell office:value-type="float" office:value="383462">
            <text:p>383462</text:p>
          </table:table-cell>
          <table:table-cell office:value-type="float" office:value="471728">
            <text:p>471728</text:p>
          </table:table-cell>
          <table:table-cell office:value-type="string">
            <text:p>093742</text:p>
          </table:table-cell>
          <table:table-cell office:value-type="float" office:value="383462">
            <text:p>383462</text:p>
          </table:table-cell>
          <table:table-cell office:value-type="float" office:value="119985">
            <text:p>119985</text:p>
          </table:table-cell>
          <table:table-cell office:value-type="float" office:value="12">
            <text:p>12</text:p>
          </table:table-cell>
          <table:table-cell office:value-type="float" office:value="5239317">
            <text:p>5239317</text:p>
          </table:table-cell>
          <table:table-cell office:value-type="float" office:value="-53315">
            <text:p>-53315</text:p>
          </table:table-cell>
          <table:table-cell office:value-type="float" office:value="96685">
            <text:p>96685</text:p>
          </table:table-cell>
          <table:table-cell office:value-type="float" office:value="239317">
            <text:p>239317</text:p>
          </table:table-cell>
          <table:table-cell office:value-type="float" office:value="28">
            <text:p>28</text:p>
          </table:table-cell>
          <table:table-cell table:number-columns-repeated="976"/>
        </table:table-row>
        <table:table-row table:style-name="ro1">
          <table:table-cell office:value-type="string">
            <text:p>x</text:p>
          </table:table-cell>
          <table:table-cell office:value-type="float" office:value="8001022">
            <text:p>8001022</text:p>
          </table:table-cell>
          <table:table-cell table:style-name="ce2" office:value-type="string">
            <text:p>200220</text:p>
          </table:table-cell>
          <table:table-cell office:value-type="float" office:value="209">
            <text:p>209</text:p>
          </table:table-cell>
          <table:table-cell office:value-type="string">
            <text:p>Lustenau (Hofsteig)</text:p>
          </table:table-cell>
          <table:table-cell office:value-type="string">
            <text:p>Rheintalbinnenkanal</text:p>
          </table:table-cell>
          <table:table-cell office:value-type="string">
            <text:p>Vorarlberg</text:p>
          </table:table-cell>
          <table:table-cell/>
          <table:table-cell table:formula="of:=LEFT([.Z238];2)+(RIGHT(LEFT([.Z238];4);2)*60+RIGHT([.Z238];2))/3600" office:value-type="float" office:value="47.4352777777778">
            <text:p>47.4352777778</text:p>
          </table:table-cell>
          <table:table-cell table:formula="of:=LEFT([.AA238];2)+(RIGHT(LEFT([.AA238];4);2)*60+RIGHT([.AA238];2))/3600" office:value-type="float" office:value="9.69638888888889">
            <text:p>9.6963888889</text:p>
          </table:table-cell>
          <table:table-cell table:style-name="ce7"/>
          <table:table-cell table:number-columns-repeated="2"/>
          <table:table-cell table:style-name="ce2" office:value-type="string">
            <text:p>0.71</text:p>
          </table:table-cell>
          <table:table-cell table:style-name="ce2" office:value-type="string">
            <text:p>1.96</text:p>
          </table:table-cell>
          <table:table-cell table:style-name="ce2" office:value-type="string">
            <text:p>35</text:p>
          </table:table-cell>
          <table:table-cell/>
          <table:table-cell table:style-name="ce2" office:value-type="string">
            <text:p>65</text:p>
          </table:table-cell>
          <table:table-cell table:style-name="ce2" office:value-type="string">
            <text:p>85</text:p>
          </table:table-cell>
          <table:table-cell table:style-name="ce2" office:value-type="string">
            <text:p>103</text:p>
          </table:table-cell>
          <table:table-cell table:style-name="ce2" office:value-type="string">
            <text:p>135</text:p>
          </table:table-cell>
          <table:table-cell table:style-name="ce2" office:value-type="string">
            <text:p>170</text:p>
          </table:table-cell>
          <table:table-cell office:value-type="string">
            <text:p>http://www.vorarlberg.at/abfluss/QP_LustenauRBK.gif</text:p>
          </table:table-cell>
          <table:table-cell office:value-type="float" office:value="125875">
            <text:p>125875</text:p>
          </table:table-cell>
          <table:table-cell office:value-type="float" office:value="399209">
            <text:p>399209</text:p>
          </table:table-cell>
          <table:table-cell office:value-type="float" office:value="472607">
            <text:p>472607</text:p>
          </table:table-cell>
          <table:table-cell office:value-type="string">
            <text:p>094147</text:p>
          </table:table-cell>
          <table:table-cell office:value-type="float" office:value="399209">
            <text:p>399209</text:p>
          </table:table-cell>
          <table:table-cell office:value-type="float" office:value="37">
            <text:p>37</text:p>
          </table:table-cell>
          <table:table-cell office:value-type="float" office:value="125875">
            <text:p>125875</text:p>
          </table:table-cell>
          <table:table-cell office:value-type="float" office:value="8">
            <text:p>8</text:p>
          </table:table-cell>
          <table:table-cell office:value-type="float" office:value="5255286">
            <text:p>5255286</text:p>
          </table:table-cell>
          <table:table-cell office:value-type="float" office:value="-48036">
            <text:p>-48036</text:p>
          </table:table-cell>
          <table:table-cell office:value-type="float" office:value="101964">
            <text:p>101964</text:p>
          </table:table-cell>
          <table:table-cell office:value-type="float" office:value="255286">
            <text:p>255286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8002417">
            <text:p>8002417</text:p>
          </table:table-cell>
          <table:table-cell table:style-name="ce2" office:value-type="string">
            <text:p>200675</text:p>
          </table:table-cell>
          <table:table-cell office:value-type="float" office:value="215">
            <text:p>215</text:p>
          </table:table-cell>
          <table:table-cell office:value-type="string">
            <text:p>Hard (Mühlestrasse)</text:p>
          </table:table-cell>
          <table:table-cell office:value-type="string">
            <text:p>Lauterachbach</text:p>
          </table:table-cell>
          <table:table-cell office:value-type="string">
            <text:p>Vorarlberg</text:p>
          </table:table-cell>
          <table:table-cell/>
          <table:table-cell table:formula="of:=LEFT([.Z239];2)+(RIGHT(LEFT([.Z239];4);2)*60+RIGHT([.Z239];2))/3600" office:value-type="float" office:value="47.4797222222222">
            <text:p>47.4797222222</text:p>
          </table:table-cell>
          <table:table-cell table:formula="of:=LEFT([.AA239];2)+(RIGHT(LEFT([.AA239];4);2)*60+RIGHT([.AA239];2))/3600" office:value-type="float" office:value="9.69666666666667">
            <text:p>9.6966666667</text:p>
          </table:table-cell>
          <table:table-cell table:style-name="ce7"/>
          <table:table-cell table:number-columns-repeated="2"/>
          <table:table-cell table:style-name="ce2" office:value-type="string">
            <text:p>0.04</text:p>
          </table:table-cell>
          <table:table-cell table:style-name="ce2" office:value-type="string">
            <text:p>0.08</text:p>
          </table:table-cell>
          <table:table-cell table:style-name="ce2" office:value-type="string">
            <text:p>2.30</text:p>
          </table:table-cell>
          <table:table-cell/>
          <table:table-cell table:style-name="ce2" office:value-type="string">
            <text:p>4.00</text:p>
          </table:table-cell>
          <table:table-cell table:style-name="ce2" office:value-type="string">
            <text:p>5.00</text:p>
          </table:table-cell>
          <table:table-cell table:style-name="ce2" office:value-type="string">
            <text:p>6.50</text:p>
          </table:table-cell>
          <table:table-cell table:style-name="ce2" office:value-type="string">
            <text:p>8.50</text:p>
          </table:table-cell>
          <table:table-cell table:style-name="ce2" office:value-type="string">
            <text:p>11</text:p>
          </table:table-cell>
          <table:table-cell office:value-type="string">
            <text:p>http://www.vorarlberg.at/abfluss/QP_Hard_Lauterachbach.gif</text:p>
          </table:table-cell>
          <table:table-cell office:value-type="float" office:value="126113">
            <text:p>126113</text:p>
          </table:table-cell>
          <table:table-cell office:value-type="float" office:value="404156">
            <text:p>404156</text:p>
          </table:table-cell>
          <table:table-cell office:value-type="float" office:value="472847">
            <text:p>472847</text:p>
          </table:table-cell>
          <table:table-cell office:value-type="string">
            <text:p>094148</text:p>
          </table:table-cell>
          <table:table-cell office:value-type="float" office:value="404156">
            <text:p>404156</text:p>
          </table:table-cell>
          <table:table-cell office:value-type="float" office:value="4">
            <text:p>4</text:p>
          </table:table-cell>
          <table:table-cell office:value-type="float" office:value="126113">
            <text:p>126113</text:p>
          </table:table-cell>
          <table:table-cell office:value-type="float" office:value="21">
            <text:p>21</text:p>
          </table:table-cell>
          <table:table-cell office:value-type="float" office:value="5260240">
            <text:p>5260240</text:p>
          </table:table-cell>
          <table:table-cell office:value-type="float" office:value="-47989">
            <text:p>-47989</text:p>
          </table:table-cell>
          <table:table-cell office:value-type="float" office:value="102011">
            <text:p>102011</text:p>
          </table:table-cell>
          <table:table-cell office:value-type="float" office:value="260240">
            <text:p>260240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8001021">
            <text:p>8001021</text:p>
          </table:table-cell>
          <table:table-cell table:style-name="ce2" office:value-type="string">
            <text:p>200212</text:p>
          </table:table-cell>
          <table:table-cell office:value-type="float" office:value="204">
            <text:p>204</text:p>
          </table:table-cell>
          <table:table-cell office:value-type="string">
            <text:p>Hoher Steg</text:p>
          </table:table-cell>
          <table:table-cell office:value-type="string">
            <text:p>Dornbirnerach</text:p>
          </table:table-cell>
          <table:table-cell office:value-type="string">
            <text:p>Vorarlberg</text:p>
          </table:table-cell>
          <table:table-cell/>
          <table:table-cell table:formula="of:=LEFT([.Z240];2)+(RIGHT(LEFT([.Z240];4);2)*60+RIGHT([.Z240];2))/3600" office:value-type="float" office:value="47.4483333333333">
            <text:p>47.4483333333</text:p>
          </table:table-cell>
          <table:table-cell table:formula="of:=LEFT([.AA240];2)+(RIGHT(LEFT([.AA240];4);2)*60+RIGHT([.AA240];2))/3600" office:value-type="float" office:value="9.70027777777778">
            <text:p>9.7002777778</text:p>
          </table:table-cell>
          <table:table-cell table:style-name="ce7"/>
          <table:table-cell table:number-columns-repeated="2"/>
          <table:table-cell table:style-name="ce2" office:value-type="string">
            <text:p>0.42</text:p>
          </table:table-cell>
          <table:table-cell table:style-name="ce2" office:value-type="string">
            <text:p>4.84</text:p>
          </table:table-cell>
          <table:table-cell table:style-name="ce2" office:value-type="string">
            <text:p>100</text:p>
          </table:table-cell>
          <table:table-cell/>
          <table:table-cell table:style-name="ce2" office:value-type="string">
            <text:p>165</text:p>
          </table:table-cell>
          <table:table-cell table:style-name="ce2" office:value-type="string">
            <text:p>180</text:p>
          </table:table-cell>
          <table:table-cell table:style-name="ce2" office:value-type="string">
            <text:p>225</text:p>
          </table:table-cell>
          <table:table-cell table:style-name="ce2" office:value-type="string">
            <text:p>265</text:p>
          </table:table-cell>
          <table:table-cell table:style-name="ce2" office:value-type="string">
            <text:p>300</text:p>
          </table:table-cell>
          <table:table-cell office:value-type="string">
            <text:p>http://www.vorarlberg.at/abfluss/QP_Hoher_Steg.gif</text:p>
          </table:table-cell>
          <table:table-cell office:value-type="float" office:value="126193">
            <text:p>126193</text:p>
          </table:table-cell>
          <table:table-cell office:value-type="float" office:value="400494">
            <text:p>400494</text:p>
          </table:table-cell>
          <table:table-cell office:value-type="float" office:value="472654">
            <text:p>472654</text:p>
          </table:table-cell>
          <table:table-cell office:value-type="string">
            <text:p>094201</text:p>
          </table:table-cell>
          <table:table-cell office:value-type="float" office:value="400651">
            <text:p>400651</text:p>
          </table:table-cell>
          <table:table-cell office:value-type="float" office:value="22">
            <text:p>22</text:p>
          </table:table-cell>
          <table:table-cell office:value-type="float" office:value="126233">
            <text:p>126233</text:p>
          </table:table-cell>
          <table:table-cell office:value-type="float" office:value="95">
            <text:p>95</text:p>
          </table:table-cell>
          <table:table-cell office:value-type="float" office:value="5256741">
            <text:p>5256741</text:p>
          </table:table-cell>
          <table:table-cell office:value-type="float" office:value="-47733">
            <text:p>-47733</text:p>
          </table:table-cell>
          <table:table-cell office:value-type="float" office:value="102267">
            <text:p>102267</text:p>
          </table:table-cell>
          <table:table-cell office:value-type="float" office:value="4">
            <text:p>4</text:p>
          </table:table-cell>
          <table:table-cell office:value-type="float" office:value="256741">
            <text:p>25674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973"/>
        </table:table-row>
        <table:table-row table:style-name="ro1">
          <table:table-cell office:value-type="string">
            <text:p>x</text:p>
          </table:table-cell>
          <table:table-cell office:value-type="float" office:value="8001019">
            <text:p>8001019</text:p>
          </table:table-cell>
          <table:table-cell table:style-name="ce2" office:value-type="string">
            <text:p>200196</text:p>
          </table:table-cell>
          <table:table-cell office:value-type="float" office:value="198">
            <text:p>198</text:p>
          </table:table-cell>
          <table:table-cell office:value-type="string">
            <text:p>Lustenau (Eisenbahnbrücke)</text:p>
          </table:table-cell>
          <table:table-cell office:value-type="string">
            <text:p>Rhein</text:p>
          </table:table-cell>
          <table:table-cell office:value-type="string">
            <text:p>Vorarlberg</text:p>
          </table:table-cell>
          <table:table-cell/>
          <table:table-cell table:formula="of:=LEFT([.Z241];2)+(RIGHT(LEFT([.Z241];4);2)*60+RIGHT([.Z241];2))/3600" office:value-type="float" office:value="47.4483333333333">
            <text:p>47.4483333333</text:p>
          </table:table-cell>
          <table:table-cell table:formula="of:=LEFT([.AA241];2)+(RIGHT(LEFT([.AA241];4);2)*60+RIGHT([.AA241];2))/3600" office:value-type="float" office:value="9.65861111111111">
            <text:p>9.6586111111</text:p>
          </table:table-cell>
          <table:table-cell table:style-name="ce7"/>
          <table:table-cell table:number-columns-repeated="2"/>
          <table:table-cell table:style-name="ce2" office:value-type="string">
            <text:p>51.60</text:p>
          </table:table-cell>
          <table:table-cell table:style-name="ce2" office:value-type="string">
            <text:p>223</text:p>
          </table:table-cell>
          <table:table-cell table:style-name="ce2" office:value-type="string">
            <text:p>1180</text:p>
          </table:table-cell>
          <table:table-cell/>
          <table:table-cell table:style-name="ce2" office:value-type="string">
            <text:p>1800</text:p>
          </table:table-cell>
          <table:table-cell table:style-name="ce2" office:value-type="string">
            <text:p>2100</text:p>
          </table:table-cell>
          <table:table-cell table:style-name="ce2" office:value-type="string">
            <text:p>2600</text:p>
          </table:table-cell>
          <table:table-cell table:style-name="ce2" office:value-type="string">
            <text:p>3200</text:p>
          </table:table-cell>
          <table:table-cell table:style-name="ce2" office:value-type="string">
            <text:p>4500</text:p>
          </table:table-cell>
          <table:table-cell office:value-type="string">
            <text:p>http://www.vorarlberg.at/abfluss/QP_LustenauEisenbahnbru.gif</text:p>
          </table:table-cell>
          <table:table-cell office:value-type="float" office:value="123092">
            <text:p>123092</text:p>
          </table:table-cell>
          <table:table-cell office:value-type="float" office:value="400791">
            <text:p>400791</text:p>
          </table:table-cell>
          <table:table-cell office:value-type="float" office:value="472654">
            <text:p>472654</text:p>
          </table:table-cell>
          <table:table-cell office:value-type="string">
            <text:p>093931</text:p>
          </table:table-cell>
          <table:table-cell office:value-type="float" office:value="400791">
            <text:p>400791</text:p>
          </table:table-cell>
          <table:table-cell office:value-type="float" office:value="46">
            <text:p>46</text:p>
          </table:table-cell>
          <table:table-cell office:value-type="float" office:value="123091">
            <text:p>123091</text:p>
          </table:table-cell>
          <table:table-cell office:value-type="float" office:value="94">
            <text:p>94</text:p>
          </table:table-cell>
          <table:table-cell office:value-type="float" office:value="5256760">
            <text:p>5256760</text:p>
          </table:table-cell>
          <table:table-cell office:value-type="float" office:value="-50879">
            <text:p>-50879</text:p>
          </table:table-cell>
          <table:table-cell office:value-type="float" office:value="99121">
            <text:p>99121</text:p>
          </table:table-cell>
          <table:table-cell office:value-type="float" office:value="256760">
            <text:p>256760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8001015">
            <text:p>8001015</text:p>
          </table:table-cell>
          <table:table-cell table:style-name="ce2" office:value-type="string">
            <text:p>200154</text:p>
          </table:table-cell>
          <table:table-cell office:value-type="float" office:value="212">
            <text:p>212</text:p>
          </table:table-cell>
          <table:table-cell office:value-type="string">
            <text:p>Laterns</text:p>
          </table:table-cell>
          <table:table-cell office:value-type="string">
            <text:p>Frutz</text:p>
          </table:table-cell>
          <table:table-cell office:value-type="string">
            <text:p>Vorarlberg</text:p>
          </table:table-cell>
          <table:table-cell/>
          <table:table-cell table:formula="of:=LEFT([.Z242];2)+(RIGHT(LEFT([.Z242];4);2)*60+RIGHT([.Z242];2))/3600" office:value-type="float" office:value="47.2575">
            <text:p>47.2575</text:p>
          </table:table-cell>
          <table:table-cell table:formula="of:=LEFT([.AA242];2)+(RIGHT(LEFT([.AA242];4);2)*60+RIGHT([.AA242];2))/3600" office:value-type="float" office:value="9.72916666666667">
            <text:p>9.7291666667</text:p>
          </table:table-cell>
          <table:table-cell table:style-name="ce7"/>
          <table:table-cell table:number-columns-repeated="2"/>
          <table:table-cell table:style-name="ce2" office:value-type="string">
            <text:p>0.29</text:p>
          </table:table-cell>
          <table:table-cell table:style-name="ce2" office:value-type="string">
            <text:p>2.14</text:p>
          </table:table-cell>
          <table:table-cell table:style-name="ce2" office:value-type="string">
            <text:p>38</text:p>
          </table:table-cell>
          <table:table-cell/>
          <table:table-cell table:style-name="ce2" office:value-type="string">
            <text:p>76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45</text:p>
          </table:table-cell>
          <table:table-cell table:style-name="ce2" office:value-type="string">
            <text:p>205</text:p>
          </table:table-cell>
          <table:table-cell table:style-name="ce2" office:value-type="string">
            <text:p>270</text:p>
          </table:table-cell>
          <table:table-cell office:value-type="string">
            <text:p>http://www.vorarlberg.at/abfluss/QP_Laterns.gif</text:p>
          </table:table-cell>
          <table:table-cell office:value-type="float" office:value="127416">
            <text:p>127416</text:p>
          </table:table-cell>
          <table:table-cell office:value-type="float" office:value="379377">
            <text:p>379377</text:p>
          </table:table-cell>
          <table:table-cell office:value-type="float" office:value="471527">
            <text:p>471527</text:p>
          </table:table-cell>
          <table:table-cell office:value-type="string">
            <text:p>094345</text:p>
          </table:table-cell>
          <table:table-cell office:value-type="float" office:value="379377">
            <text:p>379377</text:p>
          </table:table-cell>
          <table:table-cell office:value-type="float" office:value="29">
            <text:p>29</text:p>
          </table:table-cell>
          <table:table-cell office:value-type="float" office:value="127415">
            <text:p>127415</text:p>
          </table:table-cell>
          <table:table-cell office:value-type="float" office:value="66">
            <text:p>66</text:p>
          </table:table-cell>
          <table:table-cell office:value-type="float" office:value="5235521">
            <text:p>5235521</text:p>
          </table:table-cell>
          <table:table-cell office:value-type="float" office:value="-45730">
            <text:p>-45730</text:p>
          </table:table-cell>
          <table:table-cell office:value-type="float" office:value="104270">
            <text:p>104270</text:p>
          </table:table-cell>
          <table:table-cell office:value-type="float" office:value="235521">
            <text:p>235521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8001035">
            <text:p>8001035</text:p>
          </table:table-cell>
          <table:table-cell table:style-name="ce2" office:value-type="string">
            <text:p>200352</text:p>
          </table:table-cell>
          <table:table-cell office:value-type="float" office:value="202">
            <text:p>202</text:p>
          </table:table-cell>
          <table:table-cell office:value-type="string">
            <text:p>Unterhochsteg</text:p>
          </table:table-cell>
          <table:table-cell office:value-type="string">
            <text:p>Leiblach</text:p>
          </table:table-cell>
          <table:table-cell office:value-type="string">
            <text:p>Vorarlberg</text:p>
          </table:table-cell>
          <table:table-cell/>
          <table:table-cell table:formula="of:=LEFT([.Z243];2)+(RIGHT(LEFT([.Z243];4);2)*60+RIGHT([.Z243];2))/3600" office:value-type="float" office:value="47.5377777777778">
            <text:p>47.5377777778</text:p>
          </table:table-cell>
          <table:table-cell table:formula="of:=LEFT([.AA243];2)+(RIGHT(LEFT([.AA243];4);2)*60+RIGHT([.AA243];2))/3600" office:value-type="float" office:value="9.73638888888889">
            <text:p>9.7363888889</text:p>
          </table:table-cell>
          <table:table-cell table:style-name="ce7"/>
          <table:table-cell table:number-columns-repeated="2"/>
          <table:table-cell table:style-name="ce2" office:value-type="string">
            <text:p>0.24</text:p>
          </table:table-cell>
          <table:table-cell table:style-name="ce2" office:value-type="string">
            <text:p>3</text:p>
          </table:table-cell>
          <table:table-cell table:style-name="ce2" office:value-type="string">
            <text:p>56</text:p>
          </table:table-cell>
          <table:table-cell/>
          <table:table-cell table:style-name="ce2" office:value-type="string">
            <text:p>85</text:p>
          </table:table-cell>
          <table:table-cell table:style-name="ce2" office:value-type="string">
            <text:p>95</text:p>
          </table:table-cell>
          <table:table-cell table:style-name="ce2" office:value-type="string">
            <text:p>120</text:p>
          </table:table-cell>
          <table:table-cell table:style-name="ce2" office:value-type="string">
            <text:p>135</text:p>
          </table:table-cell>
          <table:table-cell table:style-name="ce2" office:value-type="string">
            <text:p>170</text:p>
          </table:table-cell>
          <table:table-cell office:value-type="string">
            <text:p>http://www.vorarlberg.at/abfluss/QP_Unterhochsteg.gif</text:p>
          </table:table-cell>
          <table:table-cell office:value-type="float" office:value="129410">
            <text:p>129410</text:p>
          </table:table-cell>
          <table:table-cell office:value-type="float" office:value="410457">
            <text:p>410457</text:p>
          </table:table-cell>
          <table:table-cell office:value-type="float" office:value="473216">
            <text:p>473216</text:p>
          </table:table-cell>
          <table:table-cell office:value-type="string">
            <text:p>094411</text:p>
          </table:table-cell>
          <table:table-cell office:value-type="float" office:value="410457">
            <text:p>410457</text:p>
          </table:table-cell>
          <table:table-cell office:value-type="float" office:value="11">
            <text:p>11</text:p>
          </table:table-cell>
          <table:table-cell office:value-type="float" office:value="129409">
            <text:p>129409</text:p>
          </table:table-cell>
          <table:table-cell office:value-type="float" office:value="94">
            <text:p>94</text:p>
          </table:table-cell>
          <table:table-cell office:value-type="float" office:value="5266666">
            <text:p>5266666</text:p>
          </table:table-cell>
          <table:table-cell office:value-type="float" office:value="-44937">
            <text:p>-44937</text:p>
          </table:table-cell>
          <table:table-cell office:value-type="float" office:value="105063">
            <text:p>105063</text:p>
          </table:table-cell>
          <table:table-cell office:value-type="float" office:value="266666">
            <text:p>266666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8001034">
            <text:p>8001034</text:p>
          </table:table-cell>
          <table:table-cell table:style-name="ce2" office:value-type="string">
            <text:p>200345</text:p>
          </table:table-cell>
          <table:table-cell office:value-type="float" office:value="216">
            <text:p>216</text:p>
          </table:table-cell>
          <table:table-cell office:value-type="string">
            <text:p>Lochau</text:p>
          </table:table-cell>
          <table:table-cell office:value-type="string">
            <text:p>Ruggbach</text:p>
          </table:table-cell>
          <table:table-cell office:value-type="string">
            <text:p>Vorarlberg</text:p>
          </table:table-cell>
          <table:table-cell/>
          <table:table-cell table:formula="of:=LEFT([.Z244];2)+(RIGHT(LEFT([.Z244];4);2)*60+RIGHT([.Z244];2))/3600" office:value-type="float" office:value="47.5366666666667">
            <text:p>47.5366666667</text:p>
          </table:table-cell>
          <table:table-cell table:formula="of:=LEFT([.AA244];2)+(RIGHT(LEFT([.AA244];4);2)*60+RIGHT([.AA244];2))/3600" office:value-type="float" office:value="9.74555555555556">
            <text:p>9.7455555556</text:p>
          </table:table-cell>
          <table:table-cell table:style-name="ce7"/>
          <table:table-cell table:number-columns-repeated="2"/>
          <table:table-cell table:style-name="ce2" office:value-type="string">
            <text:p>0.07</text:p>
          </table:table-cell>
          <table:table-cell table:style-name="ce2" office:value-type="string">
            <text:p>0.24</text:p>
          </table:table-cell>
          <table:table-cell table:style-name="ce2" office:value-type="string">
            <text:p>10.00</text:p>
          </table:table-cell>
          <table:table-cell/>
          <table:table-cell table:style-name="ce2" office:value-type="string">
            <text:p>21.00</text:p>
          </table:table-cell>
          <table:table-cell table:style-name="ce2" office:value-type="string">
            <text:p>28.00</text:p>
          </table:table-cell>
          <table:table-cell table:style-name="ce2" office:value-type="string">
            <text:p>42.00</text:p>
          </table:table-cell>
          <table:table-cell table:style-name="ce2" office:value-type="string">
            <text:p>60.00</text:p>
          </table:table-cell>
          <table:table-cell table:style-name="ce2" office:value-type="string">
            <text:p>70</text:p>
          </table:table-cell>
          <table:table-cell office:value-type="string">
            <text:p>http://www.vorarlberg.at/abfluss/QP_Lochau.gif</text:p>
          </table:table-cell>
          <table:table-cell office:value-type="float" office:value="130103">
            <text:p>130103</text:p>
          </table:table-cell>
          <table:table-cell office:value-type="float" office:value="410317">
            <text:p>410317</text:p>
          </table:table-cell>
          <table:table-cell office:value-type="float" office:value="473212">
            <text:p>473212</text:p>
          </table:table-cell>
          <table:table-cell office:value-type="string">
            <text:p>094444</text:p>
          </table:table-cell>
          <table:table-cell office:value-type="float" office:value="410317">
            <text:p>410317</text:p>
          </table:table-cell>
          <table:table-cell office:value-type="float" office:value="31">
            <text:p>31</text:p>
          </table:table-cell>
          <table:table-cell office:value-type="float" office:value="130102">
            <text:p>130102</text:p>
          </table:table-cell>
          <table:table-cell office:value-type="float" office:value="85">
            <text:p>85</text:p>
          </table:table-cell>
          <table:table-cell office:value-type="float" office:value="5266553">
            <text:p>5266553</text:p>
          </table:table-cell>
          <table:table-cell office:value-type="float" office:value="-44239">
            <text:p>-44239</text:p>
          </table:table-cell>
          <table:table-cell office:value-type="float" office:value="105761">
            <text:p>105761</text:p>
          </table:table-cell>
          <table:table-cell office:value-type="float" office:value="266553">
            <text:p>266553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8001033">
            <text:p>8001033</text:p>
          </table:table-cell>
          <table:table-cell table:style-name="ce2" office:value-type="string">
            <text:p>200337</text:p>
          </table:table-cell>
          <table:table-cell office:value-type="float" office:value="201">
            <text:p>201</text:p>
          </table:table-cell>
          <table:table-cell office:value-type="string">
            <text:p>Bregenz-Hafen</text:p>
          </table:table-cell>
          <table:table-cell office:value-type="string">
            <text:p>Bodensee</text:p>
          </table:table-cell>
          <table:table-cell office:value-type="string">
            <text:p>Vorarlberg</text:p>
          </table:table-cell>
          <table:table-cell office:value-type="string">
            <text:p>Bregenz</text:p>
          </table:table-cell>
          <table:table-cell table:formula="of:=LEFT([.Z245];2)+(RIGHT(LEFT([.Z245];4);2)*60+RIGHT([.Z245];2))/3600" office:value-type="float" office:value="47.5086111111111">
            <text:p>47.5086111111</text:p>
          </table:table-cell>
          <table:table-cell table:formula="of:=LEFT([.AA245];2)+(RIGHT(LEFT([.AA245];4);2)*60+RIGHT([.AA245];2))/3600" office:value-type="float" office:value="9.7475">
            <text:p>9.7475</text:p>
          </table:table-cell>
          <table:table-cell table:style-name="ce7"/>
          <table:table-cell table:number-columns-repeated="2"/>
          <table:table-cell table:style-name="ce2" office:value-type="string">
            <text:p>275</text:p>
          </table:table-cell>
          <table:table-cell table:style-name="ce2" office:value-type="string">
            <text:p>345</text:p>
          </table:table-cell>
          <table:table-cell table:style-name="ce2" office:value-type="string">
            <text:p>450</text:p>
          </table:table-cell>
          <table:table-cell table:style-name="ce2" office:value-type="string">
            <text:p>460</text:p>
          </table:table-cell>
          <table:table-cell table:style-name="ce2" office:value-type="string">
            <text:p>490</text:p>
          </table:table-cell>
          <table:table-cell table:style-name="ce2" office:value-type="string">
            <text:p>512</text:p>
          </table:table-cell>
          <table:table-cell table:style-name="ce2" office:value-type="string">
            <text:p>542</text:p>
          </table:table-cell>
          <table:table-cell table:style-name="ce2" office:value-type="string">
            <text:p>570</text:p>
          </table:table-cell>
          <table:table-cell/>
          <table:table-cell office:value-type="string">
            <text:p>http://www.vorarlberg.at/seewasserstand/Bregenz_dia5.gif</text:p>
          </table:table-cell>
          <table:table-cell office:value-type="float" office:value="130129">
            <text:p>130129</text:p>
          </table:table-cell>
          <table:table-cell office:value-type="float" office:value="406969">
            <text:p>406969</text:p>
          </table:table-cell>
          <table:table-cell office:value-type="float" office:value="473031">
            <text:p>473031</text:p>
          </table:table-cell>
          <table:table-cell office:value-type="string">
            <text:p>094451</text:p>
          </table:table-cell>
          <table:table-cell office:value-type="float" office:value="407172">
            <text:p>407172</text:p>
          </table:table-cell>
          <table:table-cell office:value-type="float" office:value="22">
            <text:p>22</text:p>
          </table:table-cell>
          <table:table-cell office:value-type="float" office:value="130104">
            <text:p>130104</text:p>
          </table:table-cell>
          <table:table-cell office:value-type="float" office:value="45">
            <text:p>45</text:p>
          </table:table-cell>
          <table:table-cell office:value-type="float" office:value="5263409">
            <text:p>5263409</text:p>
          </table:table-cell>
          <table:table-cell office:value-type="float" office:value="-44116">
            <text:p>-44116</text:p>
          </table:table-cell>
          <table:table-cell office:value-type="float" office:value="105884">
            <text:p>105884</text:p>
          </table:table-cell>
          <table:table-cell office:value-type="float" office:value="4">
            <text:p>4</text:p>
          </table:table-cell>
          <table:table-cell office:value-type="float" office:value="263409">
            <text:p>263409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table:number-columns-repeated="973"/>
        </table:table-row>
        <table:table-row table:style-name="ro1">
          <table:table-cell office:value-type="string">
            <text:p>x</text:p>
          </table:table-cell>
          <table:table-cell office:value-type="float" office:value="8001042">
            <text:p>8001042</text:p>
          </table:table-cell>
          <table:table-cell table:style-name="ce2" office:value-type="string">
            <text:p>200428</text:p>
          </table:table-cell>
          <table:table-cell office:value-type="float" office:value="210">
            <text:p>210</text:p>
          </table:table-cell>
          <table:table-cell table:number-columns-repeated="2" office:value-type="string">
            <text:p>Schwarzach</text:p>
          </table:table-cell>
          <table:table-cell office:value-type="string">
            <text:p>Vorarlberg</text:p>
          </table:table-cell>
          <table:table-cell/>
          <table:table-cell table:formula="of:=LEFT([.Z246];2)+(RIGHT(LEFT([.Z246];4);2)*60+RIGHT([.Z246];2))/3600" office:value-type="float" office:value="47.4480555555556">
            <text:p>47.4480555556</text:p>
          </table:table-cell>
          <table:table-cell table:formula="of:=LEFT([.AA246];2)+(RIGHT(LEFT([.AA246];4);2)*60+RIGHT([.AA246];2))/3600" office:value-type="float" office:value="9.75916666666667">
            <text:p>9.7591666667</text:p>
          </table:table-cell>
          <table:table-cell table:style-name="ce7"/>
          <table:table-cell table:number-columns-repeated="2"/>
          <table:table-cell table:style-name="ce2" office:value-type="string">
            <text:p>0.07</text:p>
          </table:table-cell>
          <table:table-cell table:style-name="ce2" office:value-type="string">
            <text:p>0.75</text:p>
          </table:table-cell>
          <table:table-cell table:style-name="ce2" office:value-type="string">
            <text:p>25</text:p>
          </table:table-cell>
          <table:table-cell/>
          <table:table-cell table:style-name="ce2" office:value-type="string">
            <text:p>44</text:p>
          </table:table-cell>
          <table:table-cell table:style-name="ce2" office:value-type="string">
            <text:p>58</text:p>
          </table:table-cell>
          <table:table-cell table:style-name="ce2" office:value-type="string">
            <text:p>80</text:p>
          </table:table-cell>
          <table:table-cell table:style-name="ce2" office:value-type="string">
            <text:p>97</text:p>
          </table:table-cell>
          <table:table-cell table:style-name="ce2" office:value-type="string">
            <text:p>120</text:p>
          </table:table-cell>
          <table:table-cell office:value-type="string">
            <text:p>http://www.vorarlberg.at/abfluss/QP_Schwarzach.gif</text:p>
          </table:table-cell>
          <table:table-cell office:value-type="float" office:value="130664">
            <text:p>130664</text:p>
          </table:table-cell>
          <table:table-cell office:value-type="float" office:value="400427">
            <text:p>400427</text:p>
          </table:table-cell>
          <table:table-cell office:value-type="float" office:value="472653">
            <text:p>472653</text:p>
          </table:table-cell>
          <table:table-cell office:value-type="string">
            <text:p>094533</text:p>
          </table:table-cell>
          <table:table-cell office:value-type="float" office:value="400426">
            <text:p>400426</text:p>
          </table:table-cell>
          <table:table-cell office:value-type="float" office:value="87">
            <text:p>87</text:p>
          </table:table-cell>
          <table:table-cell office:value-type="float" office:value="130664">
            <text:p>130664</text:p>
          </table:table-cell>
          <table:table-cell office:value-type="float" office:value="2">
            <text:p>2</text:p>
          </table:table-cell>
          <table:table-cell office:value-type="float" office:value="5256688">
            <text:p>5256688</text:p>
          </table:table-cell>
          <table:table-cell office:value-type="float" office:value="-43296">
            <text:p>-43296</text:p>
          </table:table-cell>
          <table:table-cell office:value-type="float" office:value="106704">
            <text:p>106704</text:p>
          </table:table-cell>
          <table:table-cell office:value-type="float" office:value="256688">
            <text:p>256688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8001020">
            <text:p>8001020</text:p>
          </table:table-cell>
          <table:table-cell table:style-name="ce2" office:value-type="string">
            <text:p>200204</text:p>
          </table:table-cell>
          <table:table-cell office:value-type="float" office:value="208">
            <text:p>208</text:p>
          </table:table-cell>
          <table:table-cell office:value-type="string">
            <text:p>Enz</text:p>
          </table:table-cell>
          <table:table-cell office:value-type="string">
            <text:p>Dornbirnerach</text:p>
          </table:table-cell>
          <table:table-cell office:value-type="string">
            <text:p>Vorarlberg</text:p>
          </table:table-cell>
          <table:table-cell/>
          <table:table-cell table:formula="of:=LEFT([.Z247];2)+(RIGHT(LEFT([.Z247];4);2)*60+RIGHT([.Z247];2))/3600" office:value-type="float" office:value="47.3977777777778">
            <text:p>47.3977777778</text:p>
          </table:table-cell>
          <table:table-cell table:formula="of:=LEFT([.AA247];2)+(RIGHT(LEFT([.AA247];4);2)*60+RIGHT([.AA247];2))/3600" office:value-type="float" office:value="9.76194444444444">
            <text:p>9.7619444444</text:p>
          </table:table-cell>
          <table:table-cell table:style-name="ce7"/>
          <table:table-cell table:number-columns-repeated="2"/>
          <table:table-cell table:style-name="ce2" office:value-type="string">
            <text:p>0.19</text:p>
          </table:table-cell>
          <table:table-cell table:style-name="ce2" office:value-type="string">
            <text:p>2.79</text:p>
          </table:table-cell>
          <table:table-cell table:style-name="ce2" office:value-type="string">
            <text:p>95</text:p>
          </table:table-cell>
          <table:table-cell/>
          <table:table-cell table:style-name="ce2" office:value-type="string">
            <text:p>150</text:p>
          </table:table-cell>
          <table:table-cell table:style-name="ce2" office:value-type="string">
            <text:p>170</text:p>
          </table:table-cell>
          <table:table-cell table:style-name="ce2" office:value-type="string">
            <text:p>205</text:p>
          </table:table-cell>
          <table:table-cell table:style-name="ce2" office:value-type="string">
            <text:p>235</text:p>
          </table:table-cell>
          <table:table-cell table:style-name="ce2" office:value-type="string">
            <text:p>280</text:p>
          </table:table-cell>
          <table:table-cell office:value-type="string">
            <text:p>http://www.vorarlberg.at/abfluss/QP_Enz.gif</text:p>
          </table:table-cell>
          <table:table-cell office:value-type="float" office:value="130609">
            <text:p>130609</text:p>
          </table:table-cell>
          <table:table-cell office:value-type="float" office:value="394831">
            <text:p>394831</text:p>
          </table:table-cell>
          <table:table-cell office:value-type="float" office:value="472352">
            <text:p>472352</text:p>
          </table:table-cell>
          <table:table-cell office:value-type="string">
            <text:p>094543</text:p>
          </table:table-cell>
          <table:table-cell office:value-type="float" office:value="394830">
            <text:p>394830</text:p>
          </table:table-cell>
          <table:table-cell office:value-type="float" office:value="86">
            <text:p>86</text:p>
          </table:table-cell>
          <table:table-cell office:value-type="float" office:value="130609">
            <text:p>130609</text:p>
          </table:table-cell>
          <table:table-cell office:value-type="float" office:value="6">
            <text:p>6</text:p>
          </table:table-cell>
          <table:table-cell office:value-type="float" office:value="5251092">
            <text:p>5251092</text:p>
          </table:table-cell>
          <table:table-cell office:value-type="float" office:value="-43135">
            <text:p>-43135</text:p>
          </table:table-cell>
          <table:table-cell office:value-type="float" office:value="106865">
            <text:p>106865</text:p>
          </table:table-cell>
          <table:table-cell office:value-type="float" office:value="251092">
            <text:p>251092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8001032">
            <text:p>8001032</text:p>
          </table:table-cell>
          <table:table-cell table:style-name="ce2" office:value-type="string">
            <text:p>200329</text:p>
          </table:table-cell>
          <table:table-cell office:value-type="float" office:value="200">
            <text:p>200</text:p>
          </table:table-cell>
          <table:table-cell office:value-type="string">
            <text:p>Kennelbach</text:p>
          </table:table-cell>
          <table:table-cell office:value-type="string">
            <text:p>Bregenzerach</text:p>
          </table:table-cell>
          <table:table-cell office:value-type="string">
            <text:p>Vorarlberg</text:p>
          </table:table-cell>
          <table:table-cell/>
          <table:table-cell table:formula="of:=LEFT([.Z248];2)+(RIGHT(LEFT([.Z248];4);2)*60+RIGHT([.Z248];2))/3600" office:value-type="float" office:value="47.4769444444444">
            <text:p>47.4769444444</text:p>
          </table:table-cell>
          <table:table-cell table:formula="of:=LEFT([.AA248];2)+(RIGHT(LEFT([.AA248];4);2)*60+RIGHT([.AA248];2))/3600" office:value-type="float" office:value="9.77527777777778">
            <text:p>9.7752777778</text:p>
          </table:table-cell>
          <table:table-cell table:style-name="ce7"/>
          <table:table-cell table:number-columns-repeated="2"/>
          <table:table-cell table:style-name="ce2" office:value-type="string">
            <text:p>5.11</text:p>
          </table:table-cell>
          <table:table-cell table:style-name="ce2" office:value-type="string">
            <text:p>46</text:p>
          </table:table-cell>
          <table:table-cell table:style-name="ce2" office:value-type="string">
            <text:p>480</text:p>
          </table:table-cell>
          <table:table-cell/>
          <table:table-cell table:style-name="ce2" office:value-type="string">
            <text:p>750</text:p>
          </table:table-cell>
          <table:table-cell table:style-name="ce2" office:value-type="string">
            <text:p>940</text:p>
          </table:table-cell>
          <table:table-cell table:style-name="ce2" office:value-type="string">
            <text:p>1100</text:p>
          </table:table-cell>
          <table:table-cell table:style-name="ce2" office:value-type="string">
            <text:p>1450</text:p>
          </table:table-cell>
          <table:table-cell table:style-name="ce2" office:value-type="string">
            <text:p>1700</text:p>
          </table:table-cell>
          <table:table-cell office:value-type="string">
            <text:p>http://www.vorarlberg.at/abfluss/QP_Kennelbach.gif</text:p>
          </table:table-cell>
          <table:table-cell office:value-type="float" office:value="132029">
            <text:p>132029</text:p>
          </table:table-cell>
          <table:table-cell office:value-type="float" office:value="403560">
            <text:p>403560</text:p>
          </table:table-cell>
          <table:table-cell office:value-type="float" office:value="472837">
            <text:p>472837</text:p>
          </table:table-cell>
          <table:table-cell office:value-type="string">
            <text:p>094631</text:p>
          </table:table-cell>
          <table:table-cell office:value-type="float" office:value="403560">
            <text:p>403560</text:p>
          </table:table-cell>
          <table:table-cell office:value-type="float" office:value="37">
            <text:p>37</text:p>
          </table:table-cell>
          <table:table-cell office:value-type="float" office:value="132028">
            <text:p>132028</text:p>
          </table:table-cell>
          <table:table-cell office:value-type="float" office:value="8">
            <text:p>8</text:p>
          </table:table-cell>
          <table:table-cell office:value-type="float" office:value="5259873">
            <text:p>5259873</text:p>
          </table:table-cell>
          <table:table-cell office:value-type="float" office:value="-42053">
            <text:p>-42053</text:p>
          </table:table-cell>
          <table:table-cell office:value-type="float" office:value="107947">
            <text:p>107947</text:p>
          </table:table-cell>
          <table:table-cell office:value-type="float" office:value="259873">
            <text:p>259873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8001010">
            <text:p>8001010</text:p>
          </table:table-cell>
          <table:table-cell table:style-name="ce2" office:value-type="string">
            <text:p>200105</text:p>
          </table:table-cell>
          <table:table-cell office:value-type="float" office:value="213">
            <text:p>213</text:p>
          </table:table-cell>
          <table:table-cell office:value-type="string">
            <text:p>Garsella</text:p>
          </table:table-cell>
          <table:table-cell office:value-type="string">
            <text:p>Lutz</text:p>
          </table:table-cell>
          <table:table-cell office:value-type="string">
            <text:p>Vorarlberg</text:p>
          </table:table-cell>
          <table:table-cell/>
          <table:table-cell table:formula="of:=LEFT([.Z249];2)+(RIGHT(LEFT([.Z249];4);2)*60+RIGHT([.Z249];2))/3600" office:value-type="float" office:value="47.2272222222222">
            <text:p>47.2272222222</text:p>
          </table:table-cell>
          <table:table-cell table:formula="of:=LEFT([.AA249];2)+(RIGHT(LEFT([.AA249];4);2)*60+RIGHT([.AA249];2))/3600" office:value-type="float" office:value="9.87611111111111">
            <text:p>9.8761111111</text:p>
          </table:table-cell>
          <table:table-cell table:style-name="ce7"/>
          <table:table-cell table:number-columns-repeated="2"/>
          <table:table-cell table:style-name="ce2" office:value-type="string">
            <text:p>1.01</text:p>
          </table:table-cell>
          <table:table-cell table:style-name="ce2" office:value-type="string">
            <text:p>5.84</text:p>
          </table:table-cell>
          <table:table-cell table:style-name="ce2" office:value-type="string">
            <text:p>30</text:p>
          </table:table-cell>
          <table:table-cell/>
          <table:table-cell table:style-name="ce2" office:value-type="string">
            <text:p>120</text:p>
          </table:table-cell>
          <table:table-cell table:style-name="ce2" office:value-type="string">
            <text:p>155</text:p>
          </table:table-cell>
          <table:table-cell table:style-name="ce2" office:value-type="string">
            <text:p>205</text:p>
          </table:table-cell>
          <table:table-cell table:style-name="ce2" office:value-type="string">
            <text:p>220</text:p>
          </table:table-cell>
          <table:table-cell table:style-name="ce2" office:value-type="string">
            <text:p>250</text:p>
          </table:table-cell>
          <table:table-cell office:value-type="string">
            <text:p>http://www.vorarlberg.at/abfluss/QP_Garsella.gif</text:p>
          </table:table-cell>
          <table:table-cell office:value-type="float" office:value="138378">
            <text:p>138378</text:p>
          </table:table-cell>
          <table:table-cell office:value-type="float" office:value="375516">
            <text:p>375516</text:p>
          </table:table-cell>
          <table:table-cell office:value-type="float" office:value="471338">
            <text:p>471338</text:p>
          </table:table-cell>
          <table:table-cell office:value-type="string">
            <text:p>095234</text:p>
          </table:table-cell>
          <table:table-cell office:value-type="float" office:value="375516">
            <text:p>375516</text:p>
          </table:table-cell>
          <table:table-cell office:value-type="float" office:value="15">
            <text:p>15</text:p>
          </table:table-cell>
          <table:table-cell office:value-type="float" office:value="138378">
            <text:p>138378</text:p>
          </table:table-cell>
          <table:table-cell office:value-type="float" office:value="31">
            <text:p>31</text:p>
          </table:table-cell>
          <table:table-cell office:value-type="float" office:value="5232085">
            <text:p>5232085</text:p>
          </table:table-cell>
          <table:table-cell office:value-type="float" office:value="-34623">
            <text:p>-34623</text:p>
          </table:table-cell>
          <table:table-cell office:value-type="float" office:value="115377">
            <text:p>115377</text:p>
          </table:table-cell>
          <table:table-cell office:value-type="float" office:value="232085">
            <text:p>232085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8001026">
            <text:p>8001026</text:p>
          </table:table-cell>
          <table:table-cell table:style-name="ce2" office:value-type="string">
            <text:p>200261</text:p>
          </table:table-cell>
          <table:table-cell office:value-type="float" office:value="199">
            <text:p>199</text:p>
          </table:table-cell>
          <table:table-cell office:value-type="string">
            <text:p>Mellau</text:p>
          </table:table-cell>
          <table:table-cell office:value-type="string">
            <text:p>Bregenzerach</text:p>
          </table:table-cell>
          <table:table-cell office:value-type="string">
            <text:p>Vorarlberg</text:p>
          </table:table-cell>
          <table:table-cell/>
          <table:table-cell table:formula="of:=LEFT([.Z250];2)+(RIGHT(LEFT([.Z250];4);2)*60+RIGHT([.Z250];2))/3600" office:value-type="float" office:value="47.3552777777778">
            <text:p>47.3552777778</text:p>
          </table:table-cell>
          <table:table-cell table:formula="of:=LEFT([.AA250];2)+(RIGHT(LEFT([.AA250];4);2)*60+RIGHT([.AA250];2))/3600" office:value-type="float" office:value="9.88138888888889">
            <text:p>9.8813888889</text:p>
          </table:table-cell>
          <table:table-cell table:style-name="ce7"/>
          <table:table-cell table:number-columns-repeated="2"/>
          <table:table-cell table:style-name="ce2" office:value-type="string">
            <text:p>1.65</text:p>
          </table:table-cell>
          <table:table-cell table:style-name="ce2" office:value-type="string">
            <text:p>14</text:p>
          </table:table-cell>
          <table:table-cell table:style-name="ce2" office:value-type="string">
            <text:p>140</text:p>
          </table:table-cell>
          <table:table-cell/>
          <table:table-cell table:style-name="ce2" office:value-type="string">
            <text:p>220</text:p>
          </table:table-cell>
          <table:table-cell table:style-name="ce2" office:value-type="string">
            <text:p>270</text:p>
          </table:table-cell>
          <table:table-cell table:style-name="ce2" office:value-type="string">
            <text:p>390</text:p>
          </table:table-cell>
          <table:table-cell table:style-name="ce2" office:value-type="string">
            <text:p>480</text:p>
          </table:table-cell>
          <table:table-cell table:style-name="ce2" office:value-type="string">
            <text:p>550</text:p>
          </table:table-cell>
          <table:table-cell office:value-type="string">
            <text:p>http://www.vorarlberg.at/abfluss/QP_Mellau.gif</text:p>
          </table:table-cell>
          <table:table-cell office:value-type="float" office:value="139409">
            <text:p>139409</text:p>
          </table:table-cell>
          <table:table-cell office:value-type="float" office:value="389705">
            <text:p>389705</text:p>
          </table:table-cell>
          <table:table-cell office:value-type="float" office:value="472119">
            <text:p>472119</text:p>
          </table:table-cell>
          <table:table-cell office:value-type="string">
            <text:p>095253</text:p>
          </table:table-cell>
          <table:table-cell office:value-type="float" office:value="389704">
            <text:p>389704</text:p>
          </table:table-cell>
          <table:table-cell office:value-type="float" office:value="97">
            <text:p>97</text:p>
          </table:table-cell>
          <table:table-cell office:value-type="float" office:value="139408">
            <text:p>139408</text:p>
          </table:table-cell>
          <table:table-cell office:value-type="float" office:value="88">
            <text:p>88</text:p>
          </table:table-cell>
          <table:table-cell office:value-type="float" office:value="5246308">
            <text:p>5246308</text:p>
          </table:table-cell>
          <table:table-cell office:value-type="float" office:value="-34141">
            <text:p>-34141</text:p>
          </table:table-cell>
          <table:table-cell office:value-type="float" office:value="115859">
            <text:p>115859</text:p>
          </table:table-cell>
          <table:table-cell office:value-type="float" office:value="246308">
            <text:p>246308</text:p>
          </table:table-cell>
          <table:table-cell office:value-type="float" office:value="28">
            <text:p>28</text:p>
          </table:table-cell>
          <table:table-cell table:number-columns-repeated="975"/>
        </table:table-row>
        <table:table-row table:style-name="ro1">
          <table:table-cell office:value-type="string">
            <text:p>x</text:p>
          </table:table-cell>
          <table:table-cell office:value-type="float" office:value="8001004">
            <text:p>8001004</text:p>
          </table:table-cell>
          <table:table-cell table:style-name="ce2" office:value-type="string">
            <text:p>200048</text:p>
          </table:table-cell>
          <table:table-cell office:value-type="float" office:value="217">
            <text:p>217</text:p>
          </table:table-cell>
          <table:table-cell office:value-type="string">
            <text:p>Schruns</text:p>
          </table:table-cell>
          <table:table-cell office:value-type="string">
            <text:p>Litz</text:p>
          </table:table-cell>
          <table:table-cell office:value-type="string">
            <text:p>Vorarlberg</text:p>
          </table:table-cell>
          <table:table-cell/>
          <table:table-cell table:formula="of:=LEFT([.Z251];2)+(RIGHT(LEFT([.Z251];4);2)*60+RIGHT([.Z251];2))/3600" office:value-type="float" office:value="47.0808333333333">
            <text:p>47.0808333333</text:p>
          </table:table-cell>
          <table:table-cell table:formula="of:=LEFT([.AA251];2)+(RIGHT(LEFT([.AA251];4);2)*60+RIGHT([.AA251];2))/3600" office:value-type="float" office:value="9.91388888888889">
            <text:p>9.9138888889</text:p>
          </table:table-cell>
          <table:table-cell table:style-name="ce7"/>
          <table:table-cell table:number-columns-repeated="2"/>
          <table:table-cell table:style-name="ce2" office:value-type="string">
            <text:p>1.10</text:p>
          </table:table-cell>
          <table:table-cell table:style-name="ce2" office:value-type="string">
            <text:p>4.62</text:p>
          </table:table-cell>
          <table:table-cell table:style-name="ce2" office:value-type="string">
            <text:p>31</text:p>
          </table:table-cell>
          <table:table-cell/>
          <table:table-cell table:style-name="ce2" office:value-type="string">
            <text:p>50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77</text:p>
          </table:table-cell>
          <table:table-cell table:style-name="ce2" office:value-type="string">
            <text:p>105</text:p>
          </table:table-cell>
          <table:table-cell table:style-name="ce2" office:value-type="string">
            <text:p>125</text:p>
          </table:table-cell>
          <table:table-cell office:value-type="string">
            <text:p>http://www.vorarlberg.at/abfluss/QP_Schruns.gif</text:p>
          </table:table-cell>
          <table:table-cell office:value-type="float" office:value="140522">
            <text:p>140522</text:p>
          </table:table-cell>
          <table:table-cell office:value-type="float" office:value="359134">
            <text:p>359134</text:p>
          </table:table-cell>
          <table:table-cell office:value-type="float" office:value="470451">
            <text:p>470451</text:p>
          </table:table-cell>
          <table:table-cell office:value-type="string">
            <text:p>095450</text:p>
          </table:table-cell>
          <table:table-cell office:value-type="float" office:value="359133">
            <text:p>359133</text:p>
          </table:table-cell>
          <table:table-cell office:value-type="float" office:value="72">
            <text:p>72</text:p>
          </table:table-cell>
          <table:table-cell office:value-type="float" office:value="140522">
            <text:p>140522</text:p>
          </table:table-cell>
          <table:table-cell office:value-type="float" office:value="28">
            <text:p>28</text:p>
          </table:table-cell>
          <table:table-cell office:value-type="float" office:value="5215792">
            <text:p>5215792</text:p>
          </table:table-cell>
          <table:table-cell office:value-type="float" office:value="-31847">
            <text:p>-31847</text:p>
          </table:table-cell>
          <table:table-cell office:value-type="float" office:value="118153">
            <text:p>118153</text:p>
          </table:table-cell>
          <table:table-cell office:value-type="float" office:value="4">
            <text:p>4</text:p>
          </table:table-cell>
          <table:table-cell office:value-type="float" office:value="215792">
            <text:p>215792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973"/>
        </table:table-row>
        <table:table-row table:style-name="ro1">
          <table:table-cell office:value-type="string">
            <text:p>x</text:p>
          </table:table-cell>
          <table:table-cell office:value-type="float" office:value="8001025">
            <text:p>8001025</text:p>
          </table:table-cell>
          <table:table-cell table:style-name="ce2" office:value-type="string">
            <text:p>200253</text:p>
          </table:table-cell>
          <table:table-cell office:value-type="float" office:value="207">
            <text:p>207</text:p>
          </table:table-cell>
          <table:table-cell office:value-type="string">
            <text:p>Au</text:p>
          </table:table-cell>
          <table:table-cell office:value-type="string">
            <text:p>Bregenzerach</text:p>
          </table:table-cell>
          <table:table-cell office:value-type="string">
            <text:p>Vorarlberg</text:p>
          </table:table-cell>
          <table:table-cell/>
          <table:table-cell table:formula="of:=LEFT([.Z252];2)+(RIGHT(LEFT([.Z252];4);2)*60+RIGHT([.Z252];2))/3600" office:value-type="float" office:value="47.3283333333333">
            <text:p>47.3283333333</text:p>
          </table:table-cell>
          <table:table-cell table:formula="of:=LEFT([.AA252];2)+(RIGHT(LEFT([.AA252];4);2)*60+RIGHT([.AA252];2))/3600" office:value-type="float" office:value="9.97361111111111">
            <text:p>9.9736111111</text:p>
          </table:table-cell>
          <table:table-cell table:style-name="ce7"/>
          <table:table-cell table:number-columns-repeated="2"/>
          <table:table-cell table:style-name="ce2" office:value-type="string">
            <text:p>1.09</text:p>
          </table:table-cell>
          <table:table-cell table:style-name="ce2" office:value-type="string">
            <text:p>9.07</text:p>
          </table:table-cell>
          <table:table-cell table:style-name="ce2" office:value-type="string">
            <text:p>90</text:p>
          </table:table-cell>
          <table:table-cell/>
          <table:table-cell table:style-name="ce2" office:value-type="string">
            <text:p>165</text:p>
          </table:table-cell>
          <table:table-cell table:style-name="ce2" office:value-type="string">
            <text:p>195</text:p>
          </table:table-cell>
          <table:table-cell table:style-name="ce2" office:value-type="string">
            <text:p>250</text:p>
          </table:table-cell>
          <table:table-cell table:style-name="ce2" office:value-type="string">
            <text:p>310</text:p>
          </table:table-cell>
          <table:table-cell table:style-name="ce2" office:value-type="string">
            <text:p>340</text:p>
          </table:table-cell>
          <table:table-cell office:value-type="string">
            <text:p>http://www.vorarlberg.at/abfluss/QP_Au.gif</text:p>
          </table:table-cell>
          <table:table-cell office:value-type="float" office:value="146177">
            <text:p>146177</text:p>
          </table:table-cell>
          <table:table-cell office:value-type="float" office:value="386583">
            <text:p>386583</text:p>
          </table:table-cell>
          <table:table-cell office:value-type="float" office:value="471942">
            <text:p>471942</text:p>
          </table:table-cell>
          <table:table-cell office:value-type="string">
            <text:p>095825</text:p>
          </table:table-cell>
          <table:table-cell office:value-type="float" office:value="386398">
            <text:p>386398</text:p>
          </table:table-cell>
          <table:table-cell office:value-type="float" office:value="38">
            <text:p>38</text:p>
          </table:table-cell>
          <table:table-cell office:value-type="float" office:value="146240">
            <text:p>146240</text:p>
          </table:table-cell>
          <table:table-cell office:value-type="float" office:value="84">
            <text:p>84</text:p>
          </table:table-cell>
          <table:table-cell office:value-type="float" office:value="5243266">
            <text:p>5243266</text:p>
          </table:table-cell>
          <table:table-cell office:value-type="float" office:value="46">
            <text:p>46</text:p>
          </table:table-cell>
          <table:table-cell office:value-type="float" office:value="-27184">
            <text:p>-27184</text:p>
          </table:table-cell>
          <table:table-cell office:value-type="float" office:value="29">
            <text:p>29</text:p>
          </table:table-cell>
          <table:table-cell office:value-type="float" office:value="122815">
            <text:p>122815</text:p>
          </table:table-cell>
          <table:table-cell office:value-type="float" office:value="75">
            <text:p>75</text:p>
          </table:table-cell>
          <table:table-cell office:value-type="float" office:value="243266">
            <text:p>243266</text:p>
          </table:table-cell>
          <table:table-cell office:value-type="float" office:value="53">
            <text:p>53</text:p>
          </table:table-cell>
          <table:table-cell office:value-type="float" office:value="28">
            <text:p>28</text:p>
          </table:table-cell>
          <table:table-cell table:number-columns-repeated="971"/>
        </table:table-row>
        <table:table-row table:style-name="ro1" table:number-rows-repeated="1048323">
          <table:table-cell table:number-columns-repeated="1011"/>
        </table:table-row>
        <table:table-row table:style-name="ro1">
          <table:table-cell table:number-columns-repeated="1011"/>
        </table:table-row>
      </table:table>
      <table:database-ranges>
        <table:database-range table:target-range-address="Sheet1.B1:Sheet1.AN252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6">
      <number:number number:decimal-places="8" number:min-integer-digits="1"/>
    </number:number-style>
    <number:date-style style:name="N5106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5107" number:language="de" number:country="AT">
      <number:month number:textual="true"/>
      <number:text>.</number:text>
      <number:year/>
    </number:date-style>
    <number:time-style style:name="N5108" number:language="de" number:country="AT">
      <number:hours/>
      <number:text>:</number:text>
      <number:minutes number:style="long"/>
      <number:text> </number:text>
      <number:am-pm/>
    </number:time-style>
    <number:time-style style:name="N5109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0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de" number:country="AT">
      <number:text>€ </number:text>
      <number:number number:decimal-places="0" number:min-integer-digits="1" number:grouping="true"/>
    </number:number-style>
    <number:number-style style:name="N5112" number:language="de" number:country="AT">
      <number:text>-€ 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de" number:country="AT">
      <number:text>€ </number:text>
      <number:number number:decimal-places="0" number:min-integer-digits="1" number:grouping="true"/>
    </number:number-style>
    <number:number-style style:name="N5113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5113P0"/>
    </number:number-style>
    <number:number-style style:name="N5115P0" style:volatile="true" number:language="de" number:country="AT">
      <number:text>€ </number:text>
      <number:number number:decimal-places="2" number:min-integer-digits="1" number:grouping="true"/>
    </number:number-style>
    <number:number-style style:name="N5115" number:language="de" number:country="AT">
      <number:text>-€ </number:text>
      <number:number number:decimal-places="2" number:min-integer-digits="1" number:grouping="true"/>
      <style:map style:condition="value()&gt;=0" style:apply-style-name="N5115P0"/>
    </number:number-style>
    <number:number-style style:name="N5116P0" style:volatile="true" number:language="de" number:country="AT">
      <number:text>€ </number:text>
      <number:number number:decimal-places="2" number:min-integer-digits="1" number:grouping="true"/>
    </number:number-style>
    <number:number-style style:name="N5116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5116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8">08.09.2011</text:date>, <text:time>12:1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08T12:10:35</dc:date>
    <meta:generator>LibreOffice/3.3$Unix LibreOffice_project/330m19$Build-202</meta:generator>
    <meta:editing-duration>PT22H47M59S</meta:editing-duration>
    <meta:editing-cycles>12</meta:editing-cycles>
    <meta:document-statistic meta:table-count="1" meta:cell-count="7802" meta:object-count="0"/>
  </office:meta>
</office:document-meta>
</file>